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direction Russian army shelled Putnykove, Fyholivka, Dvorichna, Masutivka, Kupyan...</text:span>
</text:h>
      <text:p text:style-name="P4">
Authors: liveuamap (Language: en)</text:p>
      <text:p text:style-name="P4">
Time: 2023-07-01T-17:43:00</text:p>
      <text:p text:style-name="P4">
Location: Svatove (Latitude:49.53557 Longtitude:37.90249)</text:p>
      <text:p text:style-name="P4">
Videos: []</text:p>
      <text:p text:style-name="P4">
Images: []</text:p>
      <text:p text:style-name="P4">
Tags: ["Russia"]</text:p>
      <text:p text:style-name="P4">
Id: 22572926</text:p>
      <!--METADATA-->
      <text:p text:style-name="P4">
At Kupiansk direction Russian army shelled Putnykove, Fyholivka, Dvorichna,Masutivka, Kupyansk and Kyslivka of Kharkiv region. Russian aviation conductedairstrikes at Kyslivka, Kotlyarivka and Berestove of Kharkiv region, - GeneralStaff of Armed Forces of Ukraine says in the morning report</text:p>
      <text:p text:style-name="P4">
News Collection Link: <text:a xlink:type="simple" xlink:href="https:\/\/liveuamap.com\/en\/2023\/1-july-at-kupiansk-direction-russian-army-shelled-putnykove" text:style-name="Internet_20_link" text:visited-style-name="Visited_20_Internet_20_Link">
https:\/\/liveuamap.com\/en\/2023\/1-july-at-kupiansk-direction-russian-army-shelled-putnykove</text:a>
</text:p>
      <text:p text:style-name="P4">
News Source: <text:a xlink:type="simple" xlink:href="https://t.me/lumsrc/5237" text:style-name="Internet_20_link" text:visited-style-name="Visited_20_Internet_20_Link">
https://t.me/lumsrc/5237</text:a>
</text:p>
      <!--NEWS-->
      <text:h text:style-name="P10" text:outline-level="1">
<text:span text:style-name="T4">
At Lyman direction Russian army shelled Bilohorivka of Luhansk region and Torske, Dibrova, Ve...</text:span>
</text:h>
      <text:p text:style-name="P4">
Authors: liveuamap (Language: en)</text:p>
      <text:p text:style-name="P4">
Time: 2023-07-01T-19:43:00</text:p>
      <text:p text:style-name="P4">
Location: Donetsk (Latitude:48.75064 Longtitude:38.0805)</text:p>
      <text:p text:style-name="P4">
Videos: []</text:p>
      <text:p text:style-name="P4">
Images: []</text:p>
      <text:p text:style-name="P4">
Tags: ["Russia"]</text:p>
      <text:p text:style-name="P4">
Id: 22572924</text:p>
      <!--METADATA-->
      <text:p text:style-name="P4">
At Lyman direction Russian army shelled Bilohorivka of Luhansk region andTorske, Dibrova, Verkhnokamyanske, Rozdolivka and Berestove of Donetsk region.Russian aviation conducted airstrikes at Nevske and Bilohorivka of Luhanskregion and Spirne and Rozdolivka of Donetsk region, - General Staff of ArmedForces of Ukraine says in the morning report</text:p>
      <text:p text:style-name="P4">
News Collection Link: <text:a xlink:type="simple" xlink:href="https:\/\/liveuamap.com\/en\/2023\/1-july-at-lyman-direction-russian-army-shelled-bilohorivka" text:style-name="Internet_20_link" text:visited-style-name="Visited_20_Internet_20_Link">
https:\/\/liveuamap.com\/en\/2023\/1-july-at-lyman-direction-russian-army-shelled-bilohorivka</text:a>
</text:p>
      <text:p text:style-name="P4">
News Source: <text:a xlink:type="simple" xlink:href="https://t.me/lumsrc/5238" text:style-name="Internet_20_link" text:visited-style-name="Visited_20_Internet_20_Link">
https://t.me/lumsrc/5238</text:a>
</text:p>
      <!--NEWS-->
      <text:h text:style-name="P10" text:outline-level="1">
<text:span text:style-name="T4">
JSU Bakhmut Directio Rusian Army Shelled Vasyukivka, Bogdanivka, Markovo, Ivanivske, Alexe ...</text:span>
</text:h>
      <text:p text:style-name="P4">
Authors: liveuamap (Language: en)</text:p>
      <text:p text:style-name="P4">
Time: 2023-07-01T-21:43:00</text:p>
      <text:p text:style-name="P4">
Location: Novhorods'ke, Donetsk Oblast (Latitude:48.32556 Longtitude:37.84412)</text:p>
      <text:p text:style-name="P4">
Videos: []</text:p>
      <text:p text:style-name="P4">
Images: []</text:p>
      <text:p text:style-name="P4">
Tags: ["Russia"]</text:p>
      <text:p text:style-name="P4">
Id: 22572922</text:p>
      <!--METADATA-->
      <text:p text:style-name="P4">
At Bakhmut direction Russian army shelled Vasukivka, Bohdanivka, Markove,Ivanivske, Oleksandro-Shultyne and Ozaryanivka of Donetsk region. Russianaviation conducted airstrikes at Toretsk and New York of Donetsk region, -General Staff of Armed Forces of Ukraine says in the morning report</text:p>
      <text:p text:style-name="P4">
News Collection Link: <text:a xlink:type="simple" xlink:href="https:\/\/liveuamap.com\/en\/2023\/1-july-at-bakhmut-direction-russian-army-shelled-vasukivka" text:style-name="Internet_20_link" text:visited-style-name="Visited_20_Internet_20_Link">
https:\/\/liveuamap.com\/en\/2023\/1-july-at-bakhmut-direction-russian-army-shelled-vasukivka</text:a>
</text:p>
      <text:p text:style-name="P4">
News Source: <text:a xlink:type="simple" xlink:href="https://t.me/lumsrc/5239" text:style-name="Internet_20_link" text:visited-style-name="Visited_20_Internet_20_Link">
https://t.me/lumsrc/5239</text:a>
</text:p>
      <!--NEWS-->
      <text:h text:style-name="P10" text:outline-level="1">
<text:span text:style-name="T4">
JSC Avdiivka Directio Rusian Army Shelled Berdyshi, Lastochkine, Steppe, Thin, First ...</text:span>
</text:h>
      <text:p text:style-name="P4">
Authors: liveuamap (Language: en)</text:p>
      <text:p text:style-name="P4">
Time: 2023-07-01T-23:43:00</text:p>
      <text:p text:style-name="P4">
Location: Donetsk Oblast (Latitude:48.1111 Longtitude:37.49376)</text:p>
      <text:p text:style-name="P4">
Videos: []</text:p>
      <text:p text:style-name="P4">
Images: []</text:p>
      <text:p text:style-name="P4">
Tags: ["Russia"]</text:p>
      <text:p text:style-name="P4">
Id: 22572921</text:p>
      <!--METADATA-->
      <text:p text:style-name="P4">
At Avdiyivka direction Russian army shelled Berdychi, Lastochkyne, Stepove,Tonenke, Pervomayske, Netaylove and Karlivka of Donetsk region, - GeneralStaff of Armed Forces of Ukraine says in the morning report</text:p>
      <text:p text:style-name="P4">
News Collection Link: <text:a xlink:type="simple" xlink:href="https:\/\/liveuamap.com\/en\/2023\/1-july-at-avdiyivka-direction-russian-army-shelled--berdychi" text:style-name="Internet_20_link" text:visited-style-name="Visited_20_Internet_20_Link">
https:\/\/liveuamap.com\/en\/2023\/1-july-at-avdiyivka-direction-russian-army-shelled--berdychi</text:a>
</text:p>
      <text:p text:style-name="P4">
News Source: <text:a xlink:type="simple" xlink:href="https://t.me/lumsrc/5240" text:style-name="Internet_20_link" text:visited-style-name="Visited_20_Internet_20_Link">
https://t.me/lumsrc/5240</text:a>
</text:p>
      <!--NEWS-->
      <text:h text:style-name="P10" text:outline-level="1">
<text:span text:style-name="T4">
Artillery shelled Nikopol</text:span>
</text:h>
      <text:p text:style-name="P4">
Authors: liveuamap (Language: en)</text:p>
      <text:p text:style-name="P4">
Time: 2023-07-01T12:33:00</text:p>
      <text:p text:style-name="P4">
Location: Zaporizhia (Latitude:47.56344 Longtitude:34.40214)</text:p>
      <text:p text:style-name="P4">
Videos: []</text:p>
      <text:p text:style-name="P4">
Images: ["<text:a xlink:type="simple" xlink:href="https://liveuamap.com/pics/2023/07/02/22572976_0.jpg" text:style-name="Internet_20_link" text:visited-style-name="Visited_20_Internet_20_Link">
22572976_0.jpg</text:a>
", "<text:a xlink:type="simple" xlink:href="https://liveuamap.com/pics/2023/07/02/22572976_1.jpg" text:style-name="Internet_20_link" text:visited-style-name="Visited_20_Internet_20_Link">
22572976_1.jpg</text:a>
", "<text:a xlink:type="simple" xlink:href="https://liveuamap.com/pics/2023/07/02/22572976_2.jpg" text:style-name="Internet_20_link" text:visited-style-name="Visited_20_Internet_20_Link">
22572976_2.jpg</text:a>
"]</text:p>
      <text:p text:style-name="P4">
Tags: ["Europe", "Central and Eastern Europe"]</text:p>
      <text:p text:style-name="P4">
Id: 22572976</text:p>
      <!--METADATA-->
      <text:p text:style-name="P4">
Artillery shelled Nikopol</text:p>
      <text:p text:style-name="P4">
<draw:frame draw:style-name="fr1" draw:name="Image2" text:anchor-type="as-char" svg:width="6.9236in" svg:height="5.1927in" draw:z-index="0">
<draw:image xlink:href="../Images/liveuamap/2023-07-01T12-33-00/22572976_0.jpg" xlink:type="simple" xlink:show="embed" xlink:actuate="onLoad" draw:mime-type="image/jpeg"/>
</draw:frame>
<draw:frame draw:style-name="fr1" draw:name="Image3" text:anchor-type="as-char" svg:width="6.9236in" svg:height="5.1927in" draw:z-index="0">
<draw:image xlink:href="../Images/liveuamap/2023-07-01T12-33-00/22572976_1.jpg" xlink:type="simple" xlink:show="embed" xlink:actuate="onLoad" draw:mime-type="image/jpeg"/>
</draw:frame>
<draw:frame draw:style-name="fr1" draw:name="Image4" text:anchor-type="as-char" svg:width="6.9236in" svg:height="5.1927in" draw:z-index="0">
<draw:image xlink:href="../Images/liveuamap/2023-07-01T12-33-00/22572976_2.jpg" xlink:type="simple" xlink:show="embed" xlink:actuate="onLoad" draw:mime-type="image/jpeg"/>
</draw:frame>
News Collection Link: <text:a xlink:type="simple" xlink:href="https:\/\/liveuamap.com\/en\/2023\/1-july-artillery-shelled-nikopol" text:style-name="Internet_20_link" text:visited-style-name="Visited_20_Internet_20_Link">
https:\/\/liveuamap.com\/en\/2023\/1-july-artillery-shelled-nikopol</text:a>
</text:p>
      <text:p text:style-name="P4">
News Source: <text:a xlink:type="simple" xlink:href="https://t.me/hyevuy_dnepr/55602" text:style-name="Internet_20_link" text:visited-style-name="Visited_20_Internet_20_Link">
https://t.me/hyevuy_dnepr/55602</text:a>
</text:p>
      <!--NEWS-->
      <text:h text:style-name="P10" text:outline-level="1">
<text:span text:style-name="T4">
"Criminal Ramstein", or prospects for bringing to justice of military criminals of the Russian Federation</text:span>
</text:h>
      <text:p text:style-name="P4">
Author: ['Володимир Поліщук']</text:p>
      <text:p text:style-name="P4">
Time: 2023-07-01T81:00:00-04:00</text:p>
      <text:p text:style-name="P4">
Description: About those, the prospect of the promotion of the special mute -folk tribunal ov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crime-putin.jpg" text:style-name="Internet_20_link" text:visited-style-name="Visited_20_Internet_20_Link">
crime-putin.jpg</text:a>
', '<text:a xlink:type="simple" xlink:href="https://armyinform.com.ua/wp-content/uploads/2023/07/oleksij-kot-1.jpg" text:style-name="Internet_20_link" text:visited-style-name="Visited_20_Internet_20_Link">
oleksij-kot-1.jpg</text:a>
']</text:p>
      <text:p text:style-name="P4">
Tags: ['STOPRUSSIA', 'НАПРН', 'НАУКОВО-ДОСЛІДНИЙ ІНСТИТУТ ПРАВОТВОРЧОСТІ ТА НАУКОВО-ПРАВОВИХ ЕКСПЕРТИЗ НАПРН', 'ОЛЕКСІЙ КОТ']</text:p>
      <text:p text:style-name="P4">
Category: News</text:p>
      <!--METADATA-->
      <text:p text:style-name="P4">
<draw:frame draw:style-name="fr1" draw:name="Image5" text:anchor-type="as-char" svg:width="6.9236in" svg:height="3.894525in" draw:z-index="0">
<draw:image xlink:href="../Images/AРМІЯINFORM/2023-07-01T81-00-00-04-00/crime-putin.jpg" xlink:type="simple" xlink:show="embed" xlink:actuate="onLoad" draw:mime-type="image/jpeg"/>
</draw:frame>
About what prospects for creating a special international tribunade by the leader of the criminal Russian Federation Vladimir Putin, the Armyinform <text:a xlink:type="simple" xlink:href="https://armyinform.com.ua/2023/06/30/sogodni-mizhnarodne-pravo-zabezpechuyut-zbrojni-syly-ukrayiny-oleksij-kot/" text:style-name="Internet_20_link" text:visited-style-name="Visited_20_Internet_20_Link">
told</text:a>
Director of the Research Institute of Lawmaking and Research and Legal Expertise of the National Academy of Law of Ukraine(Eg), Doctor of Laws, Professor, Corresponding Member of the National Academy of Sciences of Ukraine, Honored Lawyer of Ukraine Alexei Kot.</text:p>
      <text:p text:style-name="P4">
The correspondent of the information agency of the Ministry of Defense of Ukraine was the hope that in respect of Putin, according to the results of joint work of the Armed Forces, international partners, politicians, lawyers, representatives of the public, the pity will still adhere to the main principle of criminal law - inevitability of punishment.</text:p>
      <text:p text:style-name="P4">
<draw:frame draw:style-name="fr1" draw:name="Image6" text:anchor-type="as-char" svg:width="6.9236in" svg:height="5.417717in" draw:z-index="0">
<draw:image xlink:href="../Images/AРМІЯINFORM/2023-07-01T81-00-00-04-00/oleksij-kot-1.jpg" xlink:type="simple" xlink:show="embed" xlink:actuate="onLoad" draw:mime-type="image/jpeg"/>
</draw:frame>
Director of the Research Institute of Lawmaking and Scientific and Legal Expertise of the National Academy of Sciences of Ukraine Alexei Kot. Photo of Vladimir Polishchuk</text:p>
      <text:p text:style-name="P4">
Another thing, how to provide it? To continue your <text:a xlink:type="simple" xlink:href="https://armyinform.com.ua/2023/06/30/sogodni-mizhnarodne-pravo-zabezpechuyut-zbrojni-syly-ukrayiny-oleksij-kot/" text:style-name="Internet_20_link" text:visited-style-name="Visited_20_Internet_20_Link">
interview</text:a>
Oleksiy Alexei Kots knew that the script with the involvement of Putin and his associates by the courts of Russian naragia seems absolutely unrealistic or even fantastic. Our nationality will also not be able to investigate Putin's military crimes, which has judicial immunity.</text:p>
      <ul>
        <li>
In this case, the UN International Court of Justice clearly determined that national courts have jurisdictions over higher officials of foreign states. The head of state, the head of the foreign country and the Minister of Foreign Affairs are the so -called three, which is endowed with the personal immunity of Ratio Personae, - said Alexei Kot.</li>
      </ul>
      <text:p text:style-name="P4">
In such circumstances, he advised to focus on other mechanisms attracting international criminals-in particular on international legal instruments, which, taking into account the prescriptions of international law, will have a criminal jurisdiction over the top officials of the aggressor country. It is an interior criminal court or an international special tribunal.</text:p>
      <text:p text:style-name="P4">
The International Criminal Court was created by signing the Roman statute to ensure that military criminals are prosecuted, but it does not allow investigation in an inhabita regime - that is, retrieved -a -criminal proceedings. Therefore, Putin as an accused must be in the courtroom.The reason for the creation of the tribunal could be the resolution of the General Assembly, however, in view of its charter, neither in the General Assembly, nor such powers in the Secretary General. Therefore, it can question the authority of such a tribunal.</text:p>
      <text:p text:style-name="P4">
-Speaking of a more or less real option, at least as I see it with my colleagues discussed it at various conferences-it should be a "criminal ramstin". In the end, there is a coalition of our disadvantages, so partners, so I think it would be quite reasonable to ask about the creation of a special International Criminal Court of AD HOC <text:span text:style-name="T5">
(letters. For a specific case. - Ed.)</text:span>
 To consider exclusively military crimes committed by the Russian criminal leadership in our country of anti -Ukrainian citizens, Ukrainian cities and towns, Ukrainian nature, - says Alexei Kot. - The agreement on the creation of such a tribunal must be imposed on its powers, procedural aspects, the possibility of joining the signatures of other countries. We know that defeat is always an orphan, and there are always many parents. When we still get our dream trainery, there will be many countries in the hesitation, but later with the fair -to -face "pick up this deck" and join this tribunal. The possible way to join such an agreement should be provided in advance.</text:p>
      <text:p text:style-name="P4">
Finally, the director of the Research Institute of Lawmaking and Scientific and Legal Expertise of the National Academy of Sciences of Ukraine Alexei Kot noted that modern world, as well as after the Second World War, requires the creation of new safe instruments: “We hope, finding effective mechanism of international punishment for Ukraine's crime in Ukraine The answer to the question about the creation of an international special tribunal, a new Nuremberg for Putin's click, which will confirm one of the following criminal law principles is the inevitability of punishment. "</text:p>
      <text:p text:style-name="P4">
<text:span text:style-name="T5">
Opto author, collage Army</text:span>
 <text:span text:style-name="T5">
inform</text:span>
</text:p>
      <text:p text:style-name="P4">
News Source: <text:a xlink:type="simple" xlink:href="https://armyinform.com.ua/2023/07/01/kryminalnyj-ramshtajn-abo-perspektyvy-prytyagnennya-do-vidpovidalnosti-voyennyh-zlochyncziv-rf/" text:style-name="Internet_20_link" text:visited-style-name="Visited_20_Internet_20_Link">
https://armyinform.com.ua/2023/07/01/kryminalnyj-ramshtajn-abo-perspektyvy-prytyagnennya-do-vidpovidalnosti-voyennyh-zlochyncziv-rf/</text:a>
</text:p>
      <!--NEWS-->
      <text:h text:style-name="P10" text:outline-level="1">
<text:span text:style-name="T4">
During the day, the Russians fired 10 regions of Ukraine - erection of ova</text:span>
</text:h>
      <text:p text:style-name="P4">
Authors: Ukrinform (Person)</text:p>
      <text:p text:style-name="P4">
Publisher: Укринформ (Organization)</text:p>
      <text:p text:style-name="P4">
Published Time: 2023-07-02T-19:13:00+03:00</text:p>
      <text:p text:style-name="P4">
Modified Time: 2023-07-02T10:13:00+03:00</text:p>
      <text:p text:style-name="P4">
Description: Russian troops per day were attacking 10 regions of Ukraine, used shock drones, aviation, heavy artillery, mortars, RSZV. - Ukrinform.</text:p>
      <text:p text:style-name="P4">
Images: ['<text:a xlink:type="simple" xlink:href="https://static.ukrinform.com/photos/2023_07/thumb_files/630_360_1688282273-819.jpeg" text:style-name="Internet_20_link" text:visited-style-name="Visited_20_Internet_20_Link">
630_360_16882...</text:a>
']</text:p>
      <text:p text:style-name="P4">
Tags: ['Обстріл', 'Війна з Росією', 'Регіони']</text:p>
      <text:p text:style-name="P4">
Type: Article</text:p>
      <!--METADATA-->
      <text:p text:style-name="P4">
<draw:frame draw:style-name="fr1" draw:name="Image7" text:anchor-type="as-char" svg:width="6.9236in" svg:height="3.956343in" draw:z-index="0">
<draw:image xlink:href="../Images/yкринформ/2023-07-02T-19-13-00-03-00/630_360_1688282273-819.jpeg" xlink:type="simple" xlink:show="embed" xlink:actuate="onLoad" draw:mime-type="image/jpeg"/>
</draw:frame>
Russian troops per day were attacking 10 regions of Ukraine, used shock drones, aviation, heavy artillery, mortars, RSZV.</text:p>
      <text:p text:style-name="P4">
According to Ukrinform, this is stated in the consolidated information of the regional military administrations about the situation in the regions of Ukraine as of 09:00 Sunday, July 2.</text:p>
      <text:p text:style-name="P4">
At night, the enemy attacked <text:span text:style-name="T4">
 Kyiv region </text:span>
 drones. All goals are beaten, no traits are recorded. The fall of the debris occurred in a private house. The man was injured. Detailed information on the consequence attack is specified.</text:p>
      <text:p text:style-name="P4">
In the <text:span text:style-name="T4">
 Chernihiv region </text:span>
 the Russians fired three times a day from the tartillery of Novgorod-Siversky district three times.</text:p>
      <text:p text:style-name="P4">
In the village of the Semenovsky community, a fire in the house and burning buildings occurred due to a hit.</text:p>
      <text:p text:style-name="P4">
In the <text:span text:style-name="T4">
 Sumy region </text:span>
 yesterday during the day the Russians made 25 shelling. 140 explosions were recorded. The shelling was suffered by Krasnopil, Miropil, Belopilsk, Velikopysarivska, Yunakovskaya, Khotinskaya, Essmanskaya, Glukhiv, Shalygin communities.</text:p>
      <text:p text:style-name="P4">
The Essman community damages the transmission line.</text:p>
      <text:p text:style-name="P4">
In the Miropil community, a private household, a tractor were damaged.</text:p>
      <text:p text:style-name="P4">
<text:span text:style-name="T4">
 Read also: </text:span>
 <text:a xlink:type="simple" xlink:href="https://www.ukrinform.ua/rubric-ato/3730372-sili-oboroni-za-dobu-znisili-se-790-rosijskih-vijskovih.html" text:style-name="Internet_20_link" text:visited-style-name="Visited_20_Internet_20_Link">
<text:span text:style-name="T4">
 forces </text:span>
 <text:span text:style-name="T4">
 Defense </text:span>
 in <text:span text:style-name="T4">
 day </text:span>
 <text:span text:style-name="T4">
 </text:span>
 Destroyed <text:span text:style-name="T4">
 still </text:span>
 790 <text:span text:style-name="T4">
<text:span text:style-name="T5">
* Russian </text:span>
* </text:span>
 <text:span text:style-name="T4">
 military </text:span>
</text:a>
RF troops carried out 58 shelling of 18 settlements <text:span text:style-name="T4">
 Zaporizhzhya region </text:span>
. The enemy attacked the suburbs of the regional center, four rocket strokes came in Komyshuvas, twice the Russians were beaten from the RSSV on Levadny, 52 artillery stactorized in Orykhov, Gulyaipol, Railway, Stepnogorsk and surrounding Zaphrons.</text:p>
      <text:p text:style-name="P4">
The destruction of 18 civilian objects was recorded: houses, outbuildings, educational institution, car.</text:p>
      <text:p text:style-name="P4">
During the mortar shelling, a 27-year-old resident of Stepnogorsk was injured.</text:p>
      <text:p text:style-name="P4">
In the Transfiguration, men aged 39 and 62 were injured.</text:p>
      <text:p text:style-name="P4">
In the Nikopol <text:span text:style-name="T4">
 Dnipropetrovsk region </text:span>
 yesterday the Russians released 10 shells. The damaged dining room, an administrative building, a church, eight private buildings, two outbuildings, a car.</text:p>
      <text:p text:style-name="P4">
In the <text:span text:style-name="T4">
 Kharkiv region </text:span>
 in the Slobozhansky direction, the Russian army struck an aviation strike in the area of veterinary Kharkiv district.In Kupyansk direction, the enemy struck in the areas of Kislivka Talarivka.</text:p>
      <text:p text:style-name="P4">
The artillery and mortar shellings suffered Poplar, Novomlinsk, Fygolovka, Masyutivka and Kislivka.</text:p>
      <text:p text:style-name="P4">
Yesterday, the Russian Army fired the Balaklia of the Izium district with cassette ammunition. A female age of 67 was hospitalized with wounds. The 73-year-old woman went to the doctors on her own with a bend, treated. Four dwellings, households, electric transmission and railway track were damaged.</text:p>
      <text:p text:style-name="P4">
In the village of Bogodarovo, the Izyum district, a tractor was minimized during the field work.</text:p>
      <text:p text:style-name="P4">
<text:span text:style-name="T4">
 Read also: </text:span>
 <text:a xlink:type="simple" xlink:href="https://www.ukrinform.ua/rubric-ato/3730395-rosia-zbilsila-kilkist-raketonosiiv-u-cornomu-mori-zagalnij-zalp-16-kalibriv.html" text:style-name="Internet_20_link" text:visited-style-name="Visited_20_Internet_20_Link">
<text:span text:style-name="T4">
 Russia </text:span>
 <text:span text:style-name="T4">
 increased </text:span>
 <text:span text:style-name="T4">
 </text:span>
 quantity <text:span text:style-name="T4">
 </text:span>
 <text:span text:style-name="T4">
 rocket car </text:span>
 in <text:span text:style-name="T4">
 black </text:span>
 <text:span text:style-name="T4">
 </text:span>
 sea <text:span text:style-name="T4">
, </text:span>
 General <text:span text:style-name="T4">
 </text:span>
 <text:span text:style-name="T4">
 - 16 "</text:span>
 calibers **"</text:a>
In the <text:span text:style-name="T4">
 Lugansk region </text:span>
 the invaders from artillery are fired by settlements, including Nevsky, Dibrova and Bigorovka.</text:p>
      <text:p text:style-name="P4">
On Bigorivka, the enemy struck.</text:p>
      <text:p text:style-name="P4">
During the day the Russians fired at the Luhansk region 98 times, released 436 shells.</text:p>
      <text:p text:style-name="P4">
In the <text:span text:style-name="T4">
 Donetsk region </text:span>
 the invaders fired at Avdiivka, Toretsk, Yampil, Bogoyavlenko, Lastochka, Rai-Alexandrovka.</text:p>
      <text:p text:style-name="P4">
10 dwellings were damaged(5 of them are 5 apartment), two schools, building council, center of social rehabilitation, outpatient clinic, two transmission lines, gas pipeline.</text:p>
      <text:p text:style-name="P4">
During the day in Donetsk, one person was killed and three were injured.</text:p>
      <text:p text:style-name="P4">
At night over <text:span text:style-name="T4">
 the Nikolaev area </text:span>
 Air Defense Forces destroyed two SHAHED-136/131 UAVs.</text:p>
      <text:p text:style-name="P4">
According to preliminary data, yesterday in the Nikolaev area the air defense was knocked down by two drones-reconnaissance.</text:p>
      <text:p text:style-name="P4">
<text:span text:style-name="T4">
 Read also: </text:span>
 <text:a xlink:type="simple" xlink:href="https://www.ukrinform.ua/rubric-ato/3730385-sili-ppo-znisili-unoci-visim-droniv-shahed-i-tri-raketi-kalibr.html" text:style-name="Internet_20_link" text:visited-style-name="Visited_20_Internet_20_Link">
<text:span text:style-name="T4">
 forces </text:span>
 <text:span text:style-name="T4">
 PPO </text:span>
 <text:span text:style-name="T4">
 </text:span>
 Destroyed <text:span text:style-name="T4">
 </text:span>
 <text:span text:style-name="T4">
 at night </text:span>
 <text:span text:style-name="T4">
 eight </text:span>
<text:span text:style-name="T4">
 drones </text:span>
 <text:span text:style-name="T4">
 </text:span>
 Shahd <text:span text:style-name="T4">
 and </text:span>
 three <text:span text:style-name="T4">
 </text:span>
 <text:span text:style-name="T4">
 </text:span>
 <text:span text:style-name="T4">
 *missiles </text:span>
 "<text:span text:style-name="T4">
 caliber </text:span>
"</text:a>
In <text:span text:style-name="T4">
 Kherson Oblast </text:span>
 per day the enemy made 86 shellings(He released 475 units), of them in Kherson - 5 shellings(27 shells).</text:p>
      <text:p text:style-name="P4">
Російські військові поцілили у райони 31 населеного пункту.</text:p>
      <text:p text:style-name="P4">
У Херсоні снаряд влучив у будинок. Поранені 9-річна дівчинка і 15-річнийхлопець. Важкі травми дістала 72-річна жінка.</text:p>
      <text:p text:style-name="P4">
Через обстріл села Милове поранень зазнала 11-річна дівчинка.</text:p>
      <text:p text:style-name="P4">
Внаслідок обстрілу села Михайлівка Новоолександрівської громади поранено70-річного чоловіка.</text:p>
      <text:p text:style-name="P4">
News Source: <text:a xlink:type="simple" xlink:href="https://www.ukrinform.ua/rubric-regions/3730401-za-dobu-rosiani-obstrilali-10-oblastej-ukraini-zvedenna-ova.html" text:style-name="Internet_20_link" text:visited-style-name="Visited_20_Internet_20_Link">
https://www.ukrinform.ua/rubric-regions/3730401-za-dobu-rosiani-obstrilali-10-oblastej-ukraini-zvedenna-ova.html</text:a>
</text:p>
      <!--NEWS-->
      <text:h text:style-name="P10" text:outline-level="1">
<text:span text:style-name="T4">
At Lyman direction Russian army shelled Nevske, Bilohorivka of Luhansk region and Torske, Dib...</text:span>
</text:h>
      <text:p text:style-name="P4">
Authors: liveuamap (Language: en)</text:p>
      <text:p text:style-name="P4">
Time: 2023-07-02T-1:15:00</text:p>
      <text:p text:style-name="P4">
Location: Bakhmut (Latitude:48.8046 Longtitude:38.24856)</text:p>
      <text:p text:style-name="P4">
Videos: []</text:p>
      <text:p text:style-name="P4">
Images: []</text:p>
      <text:p text:style-name="P4">
Tags: ["Russia"]</text:p>
      <text:p text:style-name="P4">
Id: 22572985</text:p>
      <!--METADATA-->
      <text:p text:style-name="P4">
At Lyman direction Russian army shelled Nevske, Bilohorivka of Luhansk regionand Torske, Dibrova, Verkhnokamyanske, Rozdolivka and Berestove of Donetskregion. Russian aviation conducted airstrikes at Bilohorivka of Luhansk regionand Vyyimka and Spirne of Donetsk region, - General Staff of Armed Forces ofUkraine says in the morning report</text:p>
      <text:p text:style-name="P4">
News Collection Link: <text:a xlink:type="simple" xlink:href="https:\/\/liveuamap.com\/en\/2023\/2-july-at-lyman-direction-russian-army-shelled-nevske-bilohorivka" text:style-name="Internet_20_link" text:visited-style-name="Visited_20_Internet_20_Link">
https:\/\/liveuamap.com\/en\/2023\/2-july-at-lyman-direction-russian-army-shelled-nevske-bilohorivka</text:a>
</text:p>
      <text:p text:style-name="P4">
News Source: <text:a xlink:type="simple" xlink:href="https://t.me/lumsrc/5247" text:style-name="Internet_20_link" text:visited-style-name="Visited_20_Internet_20_Link">
https://t.me/lumsrc/5247</text:a>
</text:p>
      <!--NEWS-->
      <text:h text:style-name="P10" text:outline-level="1">
<text:span text:style-name="T4">
In the Russian Federation near the military airfield there was an explosion - social networks</text:span>
</text:h>
      <text:p text:style-name="P4">
Authors: Ukrinform (Person)</text:p>
      <text:p text:style-name="P4">
Publisher: Укринформ (Organization)</text:p>
      <text:p text:style-name="P4">
Published Time: 2023-07-02T-1:32:00+03:00</text:p>
      <text:p text:style-name="P4">
Modified Time: 2023-07-02T20:32:00+03:00</text:p>
      <text:p text:style-name="P4">
Description: In the Krasnodar region of the Russian Federation, an explosion occurred in the area of the Primorsko-Akhtra, a large vyrum. - Ukrinform.</text:p>
      <text:p text:style-name="P4">
Images: ['<text:a xlink:type="simple" xlink:href="https://static.ukrinform.com/photos/2023_07/thumb_files/630_360_1688319464-419.jpeg" text:style-name="Internet_20_link" text:visited-style-name="Visited_20_Internet_20_Link">
630_360_16883...</text:a>
']</text:p>
      <text:p text:style-name="P4">
Tags: ['Вибух', 'Росія', 'Аеродром']</text:p>
      <text:p text:style-name="P4">
Type: Article</text:p>
      <!--METADATA-->
      <text:p text:style-name="P4">
<draw:frame draw:style-name="fr1" draw:name="Image8" text:anchor-type="as-char" svg:width="6.9236in" svg:height="3.956343in" draw:z-index="0">
<draw:image xlink:href="../Images/yкринформ/2023-07-02T-1-32-00-03-00/630_360_1688319464-419.jpeg" xlink:type="simple" xlink:show="embed" xlink:actuate="onLoad" draw:mime-type="image/jpeg"/>
</draw:frame>
The Ukrastnodar region of the Russian Federation, along with the military airfield in the area of the Primorsko-Akhtarskaya, there was an explosion, a large vyrva formed.</text:p>
      <text:p text:style-name="P4">
About it reports <text:a xlink:type="simple" xlink:href="https://t.me/bazabazon/19126" text:style-name="Internet_20_link" text:visited-style-name="Visited_20_Internet_20_Link">
telegram-channel</text:a>
Baza, Ukrinform reports.</text:p>
      <text:p text:style-name="P4">
According to the publication, <text:a xlink:type="simple" xlink:href="https://www.ukrinform.ua/tag-vibuh" text:style-name="Internet_20_link" text:visited-style-name="Visited_20_Internet_20_Link">
explosion</text:a>
occurred 200 meters from the airfield. The pine was formed with a diameter of 10 meters and a depth of 4 meters.</text:p>
      <text:p text:style-name="P4">
At the same time, according to information <text:a xlink:type="simple" xlink:href="https://t.me/breakingmash/45567" text:style-name="Internet_20_link" text:visited-style-name="Visited_20_Internet_20_Link">
telegram channel</text:a>
"Mash", it could have been an attempt to attack the composition of fuel and lubricants of the aerodrome scent.</text:p>
      <text:p text:style-name="P4">
<text:span text:style-name="T4">
 Read also: </text:span>
 <text:a xlink:type="simple" xlink:href="https://www.ukrinform.ua/rubric-world/3729969-u-tatarstani-vibuhnuv-rezervuar-z-himicnimi-recovinami-e-zertvi.html" text:style-name="Internet_20_link" text:visited-style-name="Visited_20_Internet_20_Link">
In Tatarstan, a tank with chemicals, Yehertives exploded</text:a>
Governor of Krasnodar Territory Beniamin Kondratiev <text:a xlink:type="simple" xlink:href="https://t.me/kondratyevvi/5724" text:style-name="Internet_20_link" text:visited-style-name="Visited_20_Internet_20_Link">
confirmed</text:a>
Information on the incident in the Primorsky-Akhtar district, but did not inform the details. According to him, there are no injuries, victims and victims, the cause of the explosion is revealed.</text:p>
      <text:p text:style-name="P4">
As it was reported, in late May, in the Krasnodar region, drones of the poster refining plant, oil reservoirs in the Temryuk district, Illinsky refinery.</text:p>
      <text:p text:style-name="P4">
_ Photo: baza_</text:p>
      <text:p text:style-name="P4">
News Source: <text:a xlink:type="simple" xlink:href="https://www.ukrinform.ua/rubric-world/3730585-u-rf-stavsa-vibuh-bila-vijskovogo-aerodromu-z-akogo-zapuskaut-sahedi-po-ukraini-socmerezi.html" text:style-name="Internet_20_link" text:visited-style-name="Visited_20_Internet_20_Link">
https://www.ukrinform.ua/rubric-world/3730585-u-rf-stavsa-vibuh-bila-vijskovogo-aerodromu-z-akogo-zapuskaut-sahedi-po-ukraini-socmerezi.html</text:a>
</text:p>
      <!--NEWS-->
      <text:h text:style-name="P10" text:outline-level="1">
<text:span text:style-name="T4">
The women's team of beach football has won silver III European Games</text:span>
</text:h>
      <text:p text:style-name="P4">
Authors: Ukrinform (Person)</text:p>
      <text:p text:style-name="P4">
Publisher: Укринформ (Organization)</text:p>
      <text:p text:style-name="P4">
Published Time: 2023-07-02T-21:00:00+03:00</text:p>
      <text:p text:style-name="P4">
Modified Time: 2023-07-02T09:00:00+03:00</text:p>
      <text:p text:style-name="P4">
Description: The women's team of beach football became the silver medalist of European Games-2023 in Poland. - Ukrinform.</text:p>
      <text:p text:style-name="P4">
Images: ['<text:a xlink:type="simple" xlink:href="https://static.ukrinform.com/photos/2023_07/thumb_files/630_360_1688277244-843.jpg" text:style-name="Internet_20_link" text:visited-style-name="Visited_20_Internet_20_Link">
630_360_16882...</text:a>
']</text:p>
      <text:p text:style-name="P4">
Tags: ['пляжний футбол', 'Європейські ігри']</text:p>
      <text:p text:style-name="P4">
Type: Article</text:p>
      <!--METADATA-->
      <text:p text:style-name="P4">
<draw:frame draw:style-name="fr1" draw:name="Image9" text:anchor-type="as-char" svg:width="6.9236in" svg:height="3.956343in" draw:z-index="0">
<draw:image xlink:href="../Images/yкринформ/2023-07-02T-21-00-00-03-00/630_360_1688277244-843.jpg" xlink:type="simple" xlink:show="embed" xlink:actuate="onLoad" draw:mime-type="image/jpeg"/>
</draw:frame>
Women's Ukrainian Beach Football Ukraine became a silver medalist of European games 2023 in Poland.</text:p>
      <text:p text:style-name="P4">
In the final match, the Ukrainka met with the leader of the world rating of BSWW -Isopania, Ukrinform reports.</text:p>
      <text:p text:style-name="P4">
The game time of the match ended in a draw - 2: 2, and in the post -match series the penalties were more pyrenees - 5: 3.</text:p>
      <text:p text:style-name="P4">
<text:span text:style-name="T4">
 Read also: </text:span>
 <text:a xlink:type="simple" xlink:href="https://www.ukrinform.ua/rubric-sports/3730113-u-francii-projsli-xxiv-evropejski-igri-korporativnogo-sportu.html" text:style-name="Internet_20_link" text:visited-style-name="Visited_20_Internet_20_Link">
in France the XXIV European <text:span text:style-name="T4">
 Games </text:span>
 Corporate Sports</text:a>
The day before the end of European games in the asset of Ukrainian athletes 20 gold, 11 silver and 8 bronze medals.</text:p>
      <text:p text:style-name="P4">
Photo: APFU.</text:p>
      <text:p text:style-name="P4">
News Source: <text:a xlink:type="simple" xlink:href="https://www.ukrinform.ua/rubric-sports/3730378-zinoca-zbirna-ukraini-z-plaznogo-futbolu-zdobula-sriblo-iii-evropejskih-igor.html" text:style-name="Internet_20_link" text:visited-style-name="Visited_20_Internet_20_Link">
https://www.ukrinform.ua/rubric-sports/3730378-zinoca-zbirna-ukraini-z-plaznogo-futbolu-zdobula-sriblo-iii-evropejskih-igor.html</text:a>
</text:p>
      <!--NEWS-->
      <text:h text:style-name="P10" text:outline-level="1">
<text:span text:style-name="T4">
In an accident in Dnipro, two children were injured</text:span>
</text:h>
      <text:p text:style-name="P4">
Authors: Ukrinform (Person)</text:p>
      <text:p text:style-name="P4">
Publisher: Укринформ (Organization)</text:p>
      <text:p text:style-name="P4">
Published Time: 2023-07-02T-2:23:02+03:00</text:p>
      <text:p text:style-name="P4">
Modified Time: 2023-07-02T20:23:02+03:00</text:p>
      <text:p text:style-name="P4">
Description: In the Dnieper, two children were injured as a result of collision of cars.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іти', 'Дніпро', 'ДТП']</text:p>
      <text:p text:style-name="P4">
Type: Article</text:p>
      <!--METADATA-->
      <text:p text:style-name="P4">
<draw:frame draw:style-name="fr1" draw:name="Image10" text:anchor-type="as-char" svg:width="6.9236in" svg:height="3.956343in" draw:z-index="0">
<draw:image xlink:href="../Images/yкринформ/2023-07-02T-2-23-02-03-00/630_360_1683796887-821.jpg" xlink:type="simple" xlink:show="embed" xlink:actuate="onLoad" draw:mime-type="image/jpeg"/>
</draw:frame>
The Dnieper cars were injured by two children.</text:p>
      <text:p text:style-name="P4">
About it in <text:a xlink:type="simple" xlink:href="https://t.me/dsns_telegram/18356" text:style-name="Internet_20_link" text:visited-style-name="Visited_20_Internet_20_Link">
telegram</text:a>
The Present Service of the State Service of Ukraine for Emergency Situations informed, reports Ukrinform.</text:p>
      <text:p text:style-name="P4">
“On July 2, at 16:01, the Rescue Service“ 101 ”received a report of an accident at the Slobozhansky Avenue and Baikalsky Industrial District of Dnipro. Upon arrival at the scene, SESS staff predetermined that during the collision of two Toyota and Mazdacx-5 cars, the Mazda CX-5 passenger car, which has two children, spread to the roof of the Mazda CX-5 car. Two boys, 2017, were born to the hospital of the city, ”the message said.</text:p>
      <text:p text:style-name="P4">
Rescuers have taken a set of measures to prevent fire.</text:p>
      <text:p text:style-name="P4">
On June 7, the police said that the children of 4 and 9 years were surveyed as a result of the collision of a truck and a car near Lyubashivka, and that the driver and passenger of the car were also injured.</text:p>
      <text:p text:style-name="P4">
News Source: <text:a xlink:type="simple" xlink:href="https://www.ukrinform.ua/rubric-regions/3730582-u-dtp-v-dnipri-postrazdali-dvoe-ditej.html" text:style-name="Internet_20_link" text:visited-style-name="Visited_20_Internet_20_Link">
https://www.ukrinform.ua/rubric-regions/3730582-u-dtp-v-dnipri-postrazdali-dvoe-ditej.html</text:a>
</text:p>
      <!--NEWS-->
      <text:h text:style-name="P10" text:outline-level="1">
<text:span text:style-name="T4">
JSU Bakhmut Directio Rusian Army Shelled Vasukivka, Markovo, Bogdanivka, Time Yar, Ivanivs ...</text:span>
</text:h>
      <text:p text:style-name="P4">
Authors: liveuamap (Language: en)</text:p>
      <text:p text:style-name="P4">
Time: 2023-07-02T-3:15:00</text:p>
      <text:p text:style-name="P4">
Location: Novhorods'ke, Donetsk Oblast (Latitude:48.33275 Longtitude:37.8455)</text:p>
      <text:p text:style-name="P4">
Videos: []</text:p>
      <text:p text:style-name="P4">
Images: []</text:p>
      <text:p text:style-name="P4">
Tags: ["Russia"]</text:p>
      <text:p text:style-name="P4">
Id: 22572984</text:p>
      <!--METADATA-->
      <text:p text:style-name="P4">
At Bakhmut direction Russian army shelled Vasukivka, Markove, Bohdanivka,Chasiv Yar, Ivanivske, Oleksandro-Shultyne, Bila Hora, Dyliyivka and Pivdenneof Donetsk region. Russian aviation conducted airstrikes at Bila Hora, Toretskand New York, - General Staff of Armed Forces of Ukraine says in the morningreport</text:p>
      <text:p text:style-name="P4">
News Collection Link: <text:a xlink:type="simple" xlink:href="https:\/\/liveuamap.com\/en\/2023\/2-july-at-bakhmut-direction-russian-army-shelled-vasukivka" text:style-name="Internet_20_link" text:visited-style-name="Visited_20_Internet_20_Link">
https:\/\/liveuamap.com\/en\/2023\/2-july-at-bakhmut-direction-russian-army-shelled-vasukivka</text:a>
</text:p>
      <text:p text:style-name="P4">
News Source: <text:a xlink:type="simple" xlink:href="https://t.me/lumsrc/5248" text:style-name="Internet_20_link" text:visited-style-name="Visited_20_Internet_20_Link">
https://t.me/lumsrc/5248</text:a>
</text:p>
      <!--NEWS-->
      <text:h text:style-name="P10" text:outline-level="1">
<text:span text:style-name="T4">
Sweden's government condemned the Koran burning to Stockholm shares</text:span>
</text:h>
      <text:p text:style-name="P4">
Authors: Ukrinform (Person)</text:p>
      <text:p text:style-name="P4">
Publisher: Укринформ (Organization)</text:p>
      <text:p text:style-name="P4">
Published Time: 2023-07-02T-3:23:00+03:00</text:p>
      <text:p text:style-name="P4">
Modified Time: 2023-07-02T20:23:00+03:00</text:p>
      <text:p text:style-name="P4">
Description: The Sweden government condemned the Koran burning near Stockholm's main mosque this week, calling it an "Islamophobic" act. - Ukrinform.</text:p>
      <text:p text:style-name="P4">
Images: ['<text:a xlink:type="simple" xlink:href="https://static.ukrinform.com/photos/2022_12/thumb_files/630_360_1670081576-966.jpg" text:style-name="Internet_20_link" text:visited-style-name="Visited_20_Internet_20_Link">
630_360_16700...</text:a>
']</text:p>
      <text:p text:style-name="P4">
Tags: ['Швеція', 'Акція', 'Коран']</text:p>
      <text:p text:style-name="P4">
Type: Article</text:p>
      <!--METADATA-->
      <text:p text:style-name="P4">
<draw:frame draw:style-name="fr1" draw:name="Image12" text:anchor-type="as-char" svg:width="6.9236in" svg:height="3.956343in" draw:z-index="0">
<draw:image xlink:href="../Images/yкринформ/2023-07-02T-3-23-00-03-00/630_360_1670081576-966.jpg" xlink:type="simple" xlink:show="embed" xlink:actuate="onLoad" draw:mime-type="image/jpeg"/>
</draw:frame>
In government, they condemned the burning of the Qur'an near the main mosque of Stockholm this week, calling it an "Islamophobic" act.</text:p>
      <text:p text:style-name="P4">
About it reports <text:a xlink:type="simple" xlink:href="https://www.france24.com/en/europe/20230702-swedish-govt-condemns-islamophobic-burning-of-koran-outside-stockholm-mosque" text:style-name="Internet_20_link" text:visited-style-name="Visited_20_Internet_20_Link">
afp</text:a>
, reports Ukrinform.</text:p>
      <text:p text:style-name="P4">
"Sweden's government fully understands that Islamophobic actions committed by individuals in Sweden can be offensive to Muslims. We decide these actions that in no way reflect the views of the Swedish government," the Ministry of Foreign Affairs said.</text:p>
      <text:p text:style-name="P4">
The foreign policy department emphasized that "the burning of the Qur'an or any other sacred text is an offensive act and" obvious provocation. "</text:p>
      <text:p text:style-name="P4">
At the same time, the ministry noted that Sweden has "a legitimate freedom of assembly, expression of thoughts and demonstrations."</text:p>
      <text:p text:style-name="P4">
<text:span text:style-name="T4">
 Read also: </text:span>
 <text:a xlink:type="simple" xlink:href="https://www.ukrinform.ua/rubric-world/3730543-premer-svecii-zustrinetsa-z-bajdenom-obgovorat-vstup-do-nato-j-vijnu-v-ukraini.html" text:style-name="Internet_20_link" text:visited-style-name="Visited_20_Internet_20_Link">
Sweden Prime Minister will meet with Biden - discuss NATO and war in Ukraine</text:a>
Earlier the organization of Islamic cooperation(Ois)Based in Saudi Aravia, made a call to take collective measures "to prevent replication of cases of desecration of copies" of the Koran.</text:p>
      <text:p text:style-name="P4">
Some countries, such as Iraq, Kuwait, united by Arab Emirates and Maroco, called Sweden Ambassadors after incident with burning <text:a xlink:type="simple" xlink:href="https://www.ukrinform.ua/tag-koran" text:style-name="Internet_20_link" text:visited-style-name="Visited_20_Internet_20_Link">
Koran.</text:a>
It was reported that <text:a xlink:type="simple" xlink:href="https://www.ukrinform.ua/rubric-world/3728850-svecia-dozvolila-akciu-zi-spalennam-koranu-bila-meceti.html" text:style-name="Internet_20_link" text:visited-style-name="Visited_20_Internet_20_Link">
the Swedish authorities gave permission to conduct a demonstration of Bilyimechet in Stockholm on June 28</text:a>
-On the day of the Muslim holiday, Kurban-Bayram, during which there was a stewing of the Koran.</text:p>
      <text:p text:style-name="P4">
Turkey demanded from Sweden compliance with a trilateral memorandum agreement on NATO's accession, in particular regarding the fight against terrorism, and called for the investigation of preliminary cases of burning of the Qur'an.</text:p>
      <text:p text:style-name="P4">
News Source: <text:a xlink:type="simple" xlink:href="https://www.ukrinform.ua/rubric-world/3730583-urad-svecii-zasudiv-spalenna-koranu-na-akcii-u-stokgolmi.html" text:style-name="Internet_20_link" text:visited-style-name="Visited_20_Internet_20_Link">
https://www.ukrinform.ua/rubric-world/3730583-urad-svecii-zasudiv-spalenna-koranu-na-akcii-u-stokgolmi.html</text:a>
</text:p>
      <!--NEWS-->
      <text:h text:style-name="P10" text:outline-level="1">
<text:span text:style-name="T4">
Striker from Chisinau Airport was wanted in Tajikistan</text:span>
</text:h>
      <text:p text:style-name="P4">
Authors: Ukrinform (Person)</text:p>
      <text:p text:style-name="P4">
Publisher: Укринформ (Organization)</text:p>
      <text:p text:style-name="P4">
Published Time: 2023-07-02T-4:08:00+03:00</text:p>
      <text:p text:style-name="P4">
Modified Time: 2023-07-02T20:08:00+03:00</text:p>
      <text:p text:style-name="P4">
Description: The man who committed the shooting at Moldova's Main International Airport is wanted in his native Tajikistan in connection with human abduction. - Ukrinform.</text:p>
      <text:p text:style-name="P4">
Images: ['<text:a xlink:type="simple" xlink:href="https://static.ukrinform.com/photos/2015_08/thumb_files/630_360_1440452325-kishinivskiy-mijnarodniy-aeroport-foto-odessa-dailycomua.jpg" text:style-name="Internet_20_link" text:visited-style-name="Visited_20_Internet_20_Link">
630_360_14404...</text:a>
']</text:p>
      <text:p text:style-name="P4">
Tags: ['Аеропорт', 'Кишинів', 'Стрілянина', 'Таджикистан']</text:p>
      <text:p text:style-name="P4">
Type: Article</text:p>
      <!--METADATA-->
      <text:p text:style-name="P4">
<draw:frame draw:style-name="fr1" draw:name="Image13" text:anchor-type="as-char" svg:width="6.9236in" svg:height="3.950003in" draw:z-index="0">
<draw:image xlink:href="../Images/yкринформ/2023-07-02T-4-08-00-03-00/630_360_1440452325-kishinivskiy-mijnarodniy-aeroport-foto-odessa-dailycomua.jpg" xlink:type="simple" xlink:show="embed" xlink:actuate="onLoad" draw:mime-type="image/jpeg"/>
</draw:frame>
The man who is competing at Moldova's Main International Airport is wanted by his native Tajikistan in connection with human abduction.</text:p>
      <text:p text:style-name="P4">
According to Ukrinform, the agency <text:a xlink:type="simple" xlink:href="https://www.reuters.com/world/europe/moldova-airport-shooting-suspect-coma-wanted-tajikstan-abduction-2023-07-01/" text:style-name="Internet_20_link" text:visited-style-name="Visited_20_Internet_20_Link">
Reuters.</text:a>
It is noted that the acting prosecutor of Moldova, Ion Musteat, said that the suspect, who had grabbed the gun from the security officer, remains unconscious after he was injured during detention.</text:p>
      <text:p text:style-name="P4">
The mustet said that the suspect would be tried in Moldova, if he survived, they were accused of murder in aggravating circumstances. According to him, the initial assumptions of investigators that the incident was a "terrorist act" were rejected.</text:p>
      <text:p text:style-name="P4">
A statement published by the Tajikistan Prosecutor's Office states that the suspect was search in connection with the abduction of a banking servant in the capital of Dusanbe's capital last month.</text:p>
      <text:p text:style-name="P4">
<text:span text:style-name="T4">
 Read also: </text:span>
 <text:a xlink:type="simple" xlink:href="https://www.ukrinform.ua/rubric-world/3730068-strilec-u-kisinivskomu-aeroportu-buv-ucasnikom-zlocinnoi-grupi.html" text:style-name="Internet_20_link" text:visited-style-name="Visited_20_Internet_20_Link">
<text:span text:style-name="T4">
 Sagittarius </text:span>
 U <text:span text:style-name="T4">
 Kishinovsky </text:span>
 <text:span text:style-name="T4">
 Airport </text:span>
 <text:span text:style-name="T4">
 </text:span>
 was <text:span text:style-name="T4">
<text:span text:style-name="T5">
* participant </text:span>
* </text:span>
 <text:span text:style-name="T4">
 Criminal </text:span>
 <text:span text:style-name="T4">
 </text:span>
 Groups **</text:a>
As it was reported, <text:a xlink:type="simple" xlink:href="https://www.ukrinform.ua/rubric-world/3729923-v-aeroportu-kisineva-pasazir-vidkriv-strilaninu.html" text:style-name="Internet_20_link" text:visited-style-name="Visited_20_Internet_20_Link">
June 30 at the Chisinau Airport, a foreigner opened the shooting</text:a>
Having killed two people and injured a passenger. The police managed to detain the shooter. He was injured. The staff of law enforcement agencies will continue to ensure the safety of the TAGOCIAL ORDER at the airport.</text:p>
      <text:p text:style-name="P4">
According to President May Sandu, a foreigner who opened the shooting shot a border police officer and a security officer of the Security Service.</text:p>
      <text:p text:style-name="P4">
News Source: <text:a xlink:type="simple" xlink:href="https://www.ukrinform.ua/rubric-world/3730570-napadnik-z-aeroportu-kisineva-buv-u-rozsuku-v-tadzikistani.html" text:style-name="Internet_20_link" text:visited-style-name="Visited_20_Internet_20_Link">
https://www.ukrinform.ua/rubric-world/3730570-napadnik-z-aeroportu-kisineva-buv-u-rozsuku-v-tadzikistani.html</text:a>
</text:p>
      <!--NEWS-->
      <text:h text:style-name="P10" text:outline-level="1">
<text:span text:style-name="T4">
Humeniuk: Russia has reduced the use of barrowing aircraft</text:span>
</text:h>
      <text:p text:style-name="P4">
Authors: Ukrinform (Person)</text:p>
      <text:p text:style-name="P4">
Publisher: Укринформ (Organization)</text:p>
      <text:p text:style-name="P4">
Published Time: 2023-07-02T-5:06:00+03:00</text:p>
      <text:p text:style-name="P4">
Modified Time: 2023-07-02T20:06:00+03:00</text:p>
      <text:p text:style-name="P4">
Description: Currently, the Russians have reduced the use of barrowing aviation bombs in Ukrainian territories. - Ukrinform.</text:p>
      <text:p text:style-name="P4">
Images: ['<text:a xlink:type="simple" xlink:href="https://static.ukrinform.com/photos/2023_05/thumb_files/630_360_1683203408-362.jpg" text:style-name="Internet_20_link" text:visited-style-name="Visited_20_Internet_20_Link">
630_360_16832...</text:a>
']</text:p>
      <text:p text:style-name="P4">
Tags: ['Херсонщина', 'Війна з Росією', 'Наталія Гуменюк']</text:p>
      <text:p text:style-name="P4">
Type: Article</text:p>
      <!--METADATA-->
      <text:p text:style-name="P4">
<draw:frame draw:style-name="fr1" draw:name="Image14" text:anchor-type="as-char" svg:width="6.9236in" svg:height="3.956343in" draw:z-index="0">
<draw:image xlink:href="../Images/yкринформ/2023-07-02T-5-06-00-03-00/630_360_1683203408-362.jpg" xlink:type="simple" xlink:show="embed" xlink:actuate="onLoad" draw:mime-type="image/jpeg"/>
</draw:frame>
Currently, the users have reduced the use of barrowing aviation bombs in Ukrainian territories.</text:p>
      <text:p text:style-name="P4">
NataliaGumeniuk said the head of the united Press Center of Defense of South of Ukraine in <text:a xlink:type="simple" xlink:href="https://www.youtube.com/watch" text:style-name="Internet_20_link" text:visited-style-name="Visited_20_Internet_20_Link">
Radio NV "</text:a>
Asked how the Russian Federation now uses its aviation, Ukrinform reports.</text:p>
      <text:p text:style-name="P4">
“They did not give up bombardment with managed airbots, but obviously there were less. It used to be 3-4 times a day, then went up to 2-3. Now infact(fixed - ed.)One case per day is usually. Most likely, all this is due to the fact that these controlled airbags are reconstructed from married aircraft, giving them their wings, as they say, to work these bombers so that the planes remain intact, ”Humeniuk said.</text:p>
      <text:p text:style-name="P4">
<text:span text:style-name="T4">
 Read also: </text:span>
 [in the area of the Antonov Bridge is conducted counter -bank(https://www.ukrinform.ua/rubric-ato/3730564-u-rajoni-antonivskogo-mostu-vedetsa-kontrbatarejna-borotba-vijskovi.html)According to her, the difficulty is that the planes that produce these controlled Ababombs do not approach the area of defeat of the Ukrainian air defense system.</text:p>
      <text:p text:style-name="P4">
“We need not only our aircraft that could also destroy the hostile, but also powerful enough(foreign - ed.)air defense means that also help us destroy aircraft at a greater distance to relieve this stress from the award, ”Humeniuk said.</text:p>
      <text:p text:style-name="P4">
According to the head of the United Press Center, where it is impossible to return to certain positions for Russians because of high water, they try to use both the ammunition and aviation.</text:p>
      <text:p text:style-name="P4">
<text:span text:style-name="T4">
 Read also: </text:span>
 <text:a xlink:type="simple" xlink:href="https://www.ukrinform.ua/rubric-ato/3730563-osoblivo-potuzni-pidrozdili-vijsk-rf-trimautsa-podali-vid-livogo-berega-hersonsini-gumenuk.html" text:style-name="Internet_20_link" text:visited-style-name="Visited_20_Internet_20_Link">
especially powerful units of Russian troops are held by the left bank of Kherson region - <text:span text:style-name="T4">
 Humeniuk </text:span>
</text:a>
When answering the question of whether it is possible to see Russian military gel -gelcopeters in Kherson region, she noted that they did not have the use of these helicopters, because, obviously, it is quite dangerous for them.</text:p>
      <text:p text:style-name="P4">
“And plus the front line is special: it runs along the river Dnipro River. And this is an additional distance, it is an additional distribution. And, it is likely that Tomuworg and restrained here it is here(Aviation - Ed.)”, - Humeniuk informed.</text:p>
      <text:p text:style-name="P4">
News Source: <text:a xlink:type="simple" xlink:href="https://www.ukrinform.ua/rubric-ato/3730580-gumenuk-rosia-zmensila-zastosuvanna-barazuucih-aviabomb.html" text:style-name="Internet_20_link" text:visited-style-name="Visited_20_Internet_20_Link">
https://www.ukrinform.ua/rubric-ato/3730580-gumenuk-rosia-zmensila-zastosuvanna-barazuucih-aviabomb.html</text:a>
</text:p>
      <!--NEWS-->
      <text:h text:style-name="P10" text:outline-level="1">
<text:span text:style-name="T4">
JSC Avdiivka Directio Rusian Army Shelled Novokalinova, Berdyshi, Avdiivka, Pervomaisk An ...</text:span>
</text:h>
      <text:p text:style-name="P4">
Authors: liveuamap (Language: en)</text:p>
      <text:p text:style-name="P4">
Time: 2023-07-02T-5:15:00</text:p>
      <text:p text:style-name="P4">
Location: Donetsk Oblast (Latitude:48.05869 Longtitude:37.5729)</text:p>
      <text:p text:style-name="P4">
Videos: []</text:p>
      <text:p text:style-name="P4">
Images: []</text:p>
      <text:p text:style-name="P4">
Tags: ["Russia"]</text:p>
      <text:p text:style-name="P4">
Id: 22572983</text:p>
      <!--METADATA-->
      <text:p text:style-name="P4">
At Avdiyivka direction Russian army shelled Novokalynove, Berdychi, Avdiyivka,Pervomayske and Nevelske of Donetsk region, - General Staff of Armed Forces ofUkraine says in the morning report</text:p>
      <text:p text:style-name="P4">
News Collection Link: <text:a xlink:type="simple" xlink:href="https:\/\/liveuamap.com\/en\/2023\/2-july-at-avdiyivka-direction-russian-army-shelled-novokalynove" text:style-name="Internet_20_link" text:visited-style-name="Visited_20_Internet_20_Link">
https:\/\/liveuamap.com\/en\/2023\/2-july-at-avdiyivka-direction-russian-army-shelled-novokalynove</text:a>
</text:p>
      <text:p text:style-name="P4">
News Source: <text:a xlink:type="simple" xlink:href="https://t.me/lumsrc/5249" text:style-name="Internet_20_link" text:visited-style-name="Visited_20_Internet_20_Link">
https://t.me/lumsrc/5249</text:a>
</text:p>
      <!--NEWS-->
      <text:h text:style-name="P10" text:outline-level="1">
<text:span text:style-name="T4">
At Maryinka direction Russian army shelled Hostre, Heorhiyivka, Maryinka, Pobyeda of Donetsk ...</text:span>
</text:h>
      <text:p text:style-name="P4">
Authors: liveuamap (Language: en)</text:p>
      <text:p text:style-name="P4">
Time: 2023-07-02T-7:15:00</text:p>
      <text:p text:style-name="P4">
Location: Donetsk Oblast (Latitude:47.91185 Longtitude:37.45703)</text:p>
      <text:p text:style-name="P4">
Videos: []</text:p>
      <text:p text:style-name="P4">
Images: []</text:p>
      <text:p text:style-name="P4">
Tags: ["Russia"]</text:p>
      <text:p text:style-name="P4">
Id: 22572982</text:p>
      <!--METADATA-->
      <text:p text:style-name="P4">
At Maryinka direction Russian army shelled Hostre, Heorhiyivka, Maryinka,Pobyeda of Donetsk region, - General Staff of Armed Forces of Ukraine says inthe morning report</text:p>
      <text:p text:style-name="P4">
News Collection Link: <text:a xlink:type="simple" xlink:href="https:\/\/liveuamap.com\/en\/2023\/2-july-at-maryinka-direction-russian-army-shelled-hostre" text:style-name="Internet_20_link" text:visited-style-name="Visited_20_Internet_20_Link">
https:\/\/liveuamap.com\/en\/2023\/2-july-at-maryinka-direction-russian-army-shelled-hostre</text:a>
</text:p>
      <text:p text:style-name="P4">
News Source: <text:a xlink:type="simple" xlink:href="https://t.me/lumsrc/5250" text:style-name="Internet_20_link" text:visited-style-name="Visited_20_Internet_20_Link">
https://t.me/lumsrc/5250</text:a>
</text:p>
      <!--NEWS-->
      <text:h text:style-name="P10" text:outline-level="1">
<text:span text:style-name="T4">
Protsenko won bronze in height in height at the Swedish stage of the Diamond League</text:span>
</text:h>
      <text:p text:style-name="P4">
Authors: Ukrinform (Person)</text:p>
      <text:p text:style-name="P4">
Publisher: Укринформ (Organization)</text:p>
      <text:p text:style-name="P4">
Published Time: 2023-07-02T-7:58:00+03:00</text:p>
      <text:p text:style-name="P4">
Modified Time: 2023-07-02T19:58:00+03:00</text:p>
      <text:p text:style-name="P4">
Description: In Stockholm (Sweden) there is the seventh stage of the track and field "Diamond League". - Ukrinform.</text:p>
      <text:p text:style-name="P4">
Images: ['<text:a xlink:type="simple" xlink:href="https://static.ukrinform.com/photos/2023_07/thumb_files/630_360_1688317076-888.png" text:style-name="Internet_20_link" text:visited-style-name="Visited_20_Internet_20_Link">
630_360_16883...</text:a>
']</text:p>
      <text:p text:style-name="P4">
Tags: ['Легка атлетика']</text:p>
      <text:p text:style-name="P4">
Type: Article</text:p>
      <!--METADATA-->
      <text:p text:style-name="P4">
<draw:frame draw:style-name="fr1" draw:name="Image15" text:anchor-type="as-char" svg:width="6.9236in" svg:height="3.956343in" draw:z-index="0">
<draw:image xlink:href="../Images/yкринформ/2023-07-02T-7-58-00-03-00/630_360_1688317076-888.png" xlink:type="simple" xlink:show="embed" xlink:actuate="onLoad" draw:mime-type="image/png"/>
</draw:frame>
Consisting(Sweden)The seventh stage of the track and field "Diamond League" passes.</text:p>
      <text:p text:style-name="P4">
The bronze medalist in the sector for jumps in height was the Ukrainian Andriyprotsenko, who took a height of 2.16 meters, Ukrinform reports.</text:p>
      <text:p text:style-name="P4">
<text:span text:style-name="T4">
 Read also: </text:span>
 [Beh-Romanchuk, <text:span text:style-name="T4">
 Protsenko </text:span>
 and Kroel will present Ukraine to the Swedish stage of the "Diamond League"]](https://www.ukrinform.ua/rubric-sports/3730244-behromancuk-procenko-ta-krol-predstavlat-ukrainu-na-svedskomu-etapi-diamantovoi-ligi.html)The New Zealander Hemish Kerr won in this discipline(2.24 meters), the second result was shown by Belgian Thomas Karmoy(2,20).</text:p>
      <text:p text:style-name="P4">
Фото: Getty Images.</text:p>
      <text:p text:style-name="P4">
News Source: <text:a xlink:type="simple" xlink:href="https://www.ukrinform.ua/rubric-sports/3730577-procenko-zdobuv-bronzu-na-svedskomu-etapi-diamantovoi-ligi-v-stribkah-u-visotu.html" text:style-name="Internet_20_link" text:visited-style-name="Visited_20_Internet_20_Link">
https://www.ukrinform.ua/rubric-sports/3730577-procenko-zdobuv-bronzu-na-svedskomu-etapi-diamantovoi-ligi-v-stribkah-u-visotu.html</text:a>
</text:p>
      <!--NEWS-->
      <text:h text:style-name="P10" text:outline-level="1">
<text:span text:style-name="T4">
The evacuation train from Donetsk to Zhytomyr will run every eight days</text:span>
</text:h>
      <text:p text:style-name="P4">
Authors: Ukrinform (Person)</text:p>
      <text:p text:style-name="P4">
Publisher: Укринформ (Organization)</text:p>
      <text:p text:style-name="P4">
Published Time: 2023-07-02T-8:53:00+03:00</text:p>
      <text:p text:style-name="P4">
Modified Time: 2023-07-02T19:53:00+03:00</text:p>
      <text:p text:style-name="P4">
Description: The free train that the residents of Donetsk can be evacuated to Zhytomyr region will run every eight days from July 8. - Ukrinform.</text:p>
      <text:p text:style-name="P4">
Images: ['<text:a xlink:type="simple" xlink:href="https://static.ukrinform.com/photos/2020_05/thumb_files/630_360_1590675000-161.jpg" text:style-name="Internet_20_link" text:visited-style-name="Visited_20_Internet_20_Link">
630_360_15906...</text:a>
']</text:p>
      <text:p text:style-name="P4">
Tags: ['Донеччина', 'Евакуація', 'Потяг', 'Житомирщина', 'Війна з Росією']</text:p>
      <text:p text:style-name="P4">
Type: Article</text:p>
      <!--METADATA-->
      <text:p text:style-name="P4">
<draw:frame draw:style-name="fr1" draw:name="Image16" text:anchor-type="as-char" svg:width="6.9236in" svg:height="3.956343in" draw:z-index="0">
<draw:image xlink:href="../Images/yкринформ/2023-07-02T-8-53-00-03-00/630_360_1590675000-161.jpg" xlink:type="simple" xlink:show="embed" xlink:actuate="onLoad" draw:mime-type="image/jpeg"/>
</draw:frame>
The free train that the residents of Donetsk can be evacuated by Nagimir region will run from July 8 every eight days.</text:p>
      <text:p text:style-name="P4">
This was reported <text:a xlink:type="simple" xlink:href="https://dn.gov.ua/news/uvaga-pochinayuchi-z-8-lipnya-evakuaciya-do-zhitomirskoyi-oblasti-zdijsnyuvatimetsya-specialnim-poyizdom-1-raz-na-8-dniv-po-parnim-dnyam" text:style-name="Internet_20_link" text:visited-style-name="Visited_20_Internet_20_Link">
press service of Donetsk Ova</text:a>
, reports Ukrinform.</text:p>
      <text:p text:style-name="P4">
“Starting on July 8 <text:a xlink:type="simple" xlink:href="https://www.ukrinform.ua/tag-evakuacia" text:style-name="Internet_20_link" text:visited-style-name="Visited_20_Internet_20_Link">
Evacuation</text:a>
The Daddymyr region will be carried out by a special train once every 8 days of pairs, ”the message reads.</text:p>
      <text:p text:style-name="P4">
It is noted that those who want to evacuate should leave the application with the phone. Then they have to get to the place of collection, from where free transportation of the train to Pokrovsk will be organized.</text:p>
      <text:p text:style-name="P4">
In the Zhytomyr region, arrivals will settle for free in communalic facilities.</text:p>
      <text:p text:style-name="P4">
<text:span text:style-name="T4">
 Read also: </text:span>
 <text:a xlink:type="simple" xlink:href="https://www.ukrinform.ua/rubric-society/3729680-meskanci-tot-mozut-vihati-na-pidkontrolnu-teritoriu-za-svidoctvom-pro-narodzenna.html" text:style-name="Internet_20_link" text:visited-style-name="Visited_20_Internet_20_Link">
Tot residents can enter the control territory by the birth of birth - clarification</text:a>
As it was reported, the mandatory evacuation of civilians of Donetsk region continues. According to the decision of the Government Coordination Staff, since April 182023, the mandatory evacuation has been carried out in the Zhytomyr region.</text:p>
      <text:p text:style-name="P4">
News Source: <text:a xlink:type="simple" xlink:href="https://www.ukrinform.ua/rubric-regions/3730575-evakuacijnij-potag-z-doneccini-na-zitomirsinu-kursuvatime-raz-na-visim-dniv.html" text:style-name="Internet_20_link" text:visited-style-name="Visited_20_Internet_20_Link">
https://www.ukrinform.ua/rubric-regions/3730575-evakuacijnij-potag-z-doneccini-na-zitomirsinu-kursuvatime-raz-na-visim-dniv.html</text:a>
</text:p>
      <!--NEWS-->
      <text:h text:style-name="P10" text:outline-level="1">
<text:span text:style-name="T4">
JSC Shakhtar Directio Rusian Army Shelled Paraskovivka, Novomikhailivka, Golden Niva, C ...</text:span>
</text:h>
      <text:p text:style-name="P4">
Authors: liveuamap (Language: en)</text:p>
      <text:p text:style-name="P4">
Time: 2023-07-02T-9:15:00</text:p>
      <text:p text:style-name="P4">
Location: Velyka Novosilka (Latitude:47.77441 Longtitude:36.80674)</text:p>
      <text:p text:style-name="P4">
Videos: []</text:p>
      <text:p text:style-name="P4">
Images: []</text:p>
      <text:p text:style-name="P4">
Tags: ["Russia"]</text:p>
      <text:p text:style-name="P4">
Id: 22572981</text:p>
      <!--METADATA-->
      <text:p text:style-name="P4">
At Shakhtarske direction Russian army shelled Paraskoviyivka, Novomykhaylivka,Zolota Nyva, Storozheve, Blahodatne, Makarivka, Vilne Pole, Zelene Pole ofDonetsk region. Russian aviation conducted airstrikes at Makarivka of Donetskregion, - General Staff of Armed Forces of Ukraine says in the morning report</text:p>
      <text:p text:style-name="P4">
News Collection Link: <text:a xlink:type="simple" xlink:href="https:\/\/liveuamap.com\/en\/2023\/2-july-at-shakhtarske-direction-russian-army-shelled-paraskoviyivka" text:style-name="Internet_20_link" text:visited-style-name="Visited_20_Internet_20_Link">
https:\/\/liveuamap.com\/en\/2023\/2-july-at-shakhtarske-direction-russian-army-shelled-paraskoviyivka</text:a>
</text:p>
      <text:p text:style-name="P4">
News Source: <text:a xlink:type="simple" xlink:href="https://t.me/lumsrc/5251" text:style-name="Internet_20_link" text:visited-style-name="Visited_20_Internet_20_Link">
https://t.me/lumsrc/5251</text:a>
</text:p>
      <!--NEWS-->
      <text:h text:style-name="P10" text:outline-level="1">
<text:span text:style-name="T4">
In the Tavriysk direction a day, the Russians lost almost two mouths - Tarnavsky</text:span>
</text:h>
      <text:p text:style-name="P4">
Authors: Ukrinform (Person)</text:p>
      <text:p text:style-name="P4">
Publisher: Укринформ (Organization)</text:p>
      <text:p text:style-name="P4">
Published Time: 2023-07-02T-9:49:29+03:00</text:p>
      <text:p text:style-name="P4">
Modified Time: 2023-07-02T19:49:29+03:00</text:p>
      <text:p text:style-name="P4">
Description: In the Tavriysk direction, Russian troops lost almost two companies killed and wounded, and 17 units of military equipment were destroye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Танк', 'ЗСУ', 'Війна з Росією']</text:p>
      <text:p text:style-name="P4">
Type: Article</text:p>
      <!--METADATA-->
      <text:p text:style-name="P4">
<draw:frame draw:style-name="fr1" draw:name="Image17" text:anchor-type="as-char" svg:width="6.9236in" svg:height="3.956343in" draw:z-index="0">
<draw:image xlink:href="../Images/yкринформ/2023-07-02T-9-49-29-03-00/630_360_1680422407-224.png" xlink:type="simple" xlink:show="embed" xlink:actuate="onLoad" draw:mime-type="image/png"/>
</draw:frame>
The Russian troops lost two mouths killed and wounded in the day, and 17 units of military equipment were destroyed.</text:p>
      <text:p text:style-name="P4">
According to Ukrinform, the commander of the operational-strategic group "Tavriya" General Alexander Tarnavsky reported in <text:a xlink:type="simple" xlink:href="https://t.me/otarnavskiy/144" text:style-name="Internet_20_link" text:visited-style-name="Visited_20_Internet_20_Link">
telegram</text:a>
.</text:p>
      <text:p text:style-name="P4">
"In the Tavriysk direction, the forces of defense systematically destroy the enemy. Unlockstone troops and artillery have completed 1242 fire tasks during the day. The enemy of the enemy killed and wounded has made almost two mouths," the message has been reported.</text:p>
      <text:p text:style-name="P4">
<text:span text:style-name="T4">
 Read also: </text:span>
 <text:a xlink:type="simple" xlink:href="https://www.ukrinform.ua/rubric-ato/3730568-sili-oboroni-z-boami-prosuvautsa-na-berdanskomu-ta-melitopolskomu-napramkah-malar.html" text:style-name="Internet_20_link" text:visited-style-name="Visited_20_Internet_20_Link">
Defense forces with battles move in Berdyansk Tamelitopol directions - painter</text:a>
According to Tarnavsky, 17 units of military equipment of the enemy were destroyed. About, tank, anti-tank gun MT-12 "Rapir", MTLB, 2 UAV "Supercam", UAV "Zala", 3 guns 2A36 "Hyacint-B", station Reb, anti-aircraft 9K330 Thor and Automobile Technique.</text:p>
      <text:p text:style-name="P4">
Four units of the aggressor ammunition were also destroyed.</text:p>
      <text:p text:style-name="P4">
<text:span text:style-name="T4">
 Read also: </text:span>
 [in the area of the Antonov Bridge is conducted counter -bank(https://www.ukrinform.ua/rubric-ato/3730564-u-rajoni-antonivskogo-mostu-vedetsa-kontrbatarejna-borotba-vijskovi.html)As reported by Ukrinform, in Lymansky, Bakhmut, Avdiivsky Tamarin directions <text:a xlink:type="simple" xlink:href="https://www.ukrinform.ua/rubric-ato/3730565-na-cotiroh-napramkah-protagom-dobi-vidbulisa-28-bojovih-zitknen.html" text:style-name="Internet_20_link" text:visited-style-name="Visited_20_Internet_20_Link">
During the day 28 combat clashes took place</text:a>
 .</text:p>
      <text:p text:style-name="P4">
News Source: <text:a xlink:type="simple" xlink:href="https://www.ukrinform.ua/rubric-ato/3730573-na-tavrijskomu-napramku-za-dobu-rosiani-vtratili-majze-dvi-roti-tarnavskij.html" text:style-name="Internet_20_link" text:visited-style-name="Visited_20_Internet_20_Link">
https://www.ukrinform.ua/rubric-ato/3730573-na-tavrijskomu-napramku-za-dobu-rosiani-vtratili-majze-dvi-roti-tarnavskij.html</text:a>
</text:p>
      <!--NEWS-->
      <text:h text:style-name="P10" text:outline-level="1">
<text:span text:style-name="T4">
Russian military conducted 4 missile strikes at Komyshuvakha</text:span>
</text:h>
      <text:p text:style-name="P4">
Authors: liveuamap (Language: en)</text:p>
      <text:p text:style-name="P4">
Time: 2023-07-02T02:14:39</text:p>
      <text:p text:style-name="P4">
Location: Zaporizhiye (Latitude:47.71245 Longtitude:35.53399)</text:p>
      <text:p text:style-name="P4">
Videos: []</text:p>
      <text:p text:style-name="P4">
Images: ["<text:a xlink:type="simple" xlink:href="https://liveuamap.com/pics/2023/07/02/22572977_0.jpg" text:style-name="Internet_20_link" text:visited-style-name="Visited_20_Internet_20_Link">
22572977_0.jpg</text:a>
", "<text:a xlink:type="simple" xlink:href="https://liveuamap.com/pics/2023/07/02/22572977_1.jpg" text:style-name="Internet_20_link" text:visited-style-name="Visited_20_Internet_20_Link">
22572977_1.jpg</text:a>
"]</text:p>
      <text:p text:style-name="P4">
Tags: ["Europe", "Central and Eastern Europe"]</text:p>
      <text:p text:style-name="P4">
Id: 22572977</text:p>
      <!--METADATA-->
      <text:p text:style-name="P4">
Russian military conducted 4 missile strikes at Komyshuvakha</text:p>
      <text:p text:style-name="P4">
<draw:frame draw:style-name="fr1" draw:name="Image19" text:anchor-type="as-char" svg:width="6.9236in" svg:height="4.630158in" draw:z-index="0">
<draw:image xlink:href="../Images/liveuamap/2023-07-02T02-14-39/22572977_1.jpg" xlink:type="simple" xlink:show="embed" xlink:actuate="onLoad" draw:mime-type="image/jpeg"/>
</draw:frame>
News Collection Link: <text:a xlink:type="simple" xlink:href="https:\/\/liveuamap.com\/en\/2023\/2-july-russian-military-conducted-4-missile-strikes-at-komyshuvakha" text:style-name="Internet_20_link" text:visited-style-name="Visited_20_Internet_20_Link">
https:\/\/liveuamap.com\/en\/2023\/2-july-russian-military-conducted-4-missile-strikes-at-komyshuvakha</text:a>
</text:p>
      <text:p text:style-name="P4">
News Source: <text:a xlink:type="simple" xlink:href="https://t.me/info_zp/39805" text:style-name="Internet_20_link" text:visited-style-name="Visited_20_Internet_20_Link">
https://t.me/info_zp/39805</text:a>
</text:p>
      <!--NEWS-->
      <text:h text:style-name="P10" text:outline-level="1">
<text:span text:style-name="T4">
Air defense shot down eight Shahed drones and three Kalibr missiles overnight</text:span>
</text:h>
      <text:p text:style-name="P4">
Authors: liveuamap (Language: en)</text:p>
      <text:p text:style-name="P4">
Time: 2023-07-02T02:17:03</text:p>
      <text:p text:style-name="P4">
Location: Kyiv (Latitude:50.80593 Longtitude:30.45685)</text:p>
      <text:p text:style-name="P4">
Videos: []</text:p>
      <text:p text:style-name="P4">
Images: []</text:p>
      <text:p text:style-name="P4">
Tags: ["Europe", "Central and Eastern Europe"]</text:p>
      <text:p text:style-name="P4">
Id: 22572978</text:p>
      <!--METADATA-->
      <text:p text:style-name="P4">
Air defense shot down eight Shahed drones and three Kalibr missiles overnight</text:p>
      <text:p text:style-name="P4">
News Collection Link: <text:a xlink:type="simple" xlink:href="https:\/\/liveuamap.com\/en\/2023\/2-july-air-defense-shot-down-eight-shahed-drones-and-three" text:style-name="Internet_20_link" text:visited-style-name="Visited_20_Internet_20_Link">
https:\/\/liveuamap.com\/en\/2023\/2-july-air-defense-shot-down-eight-shahed-drones-and-three</text:a>
</text:p>
      <text:p text:style-name="P4">
News Source: <text:a xlink:type="simple" xlink:href="https://t.me/suspilnenews/22152" text:style-name="Internet_20_link" text:visited-style-name="Visited_20_Internet_20_Link">
https://t.me/suspilnenews/22152</text:a>
</text:p>
      <!--NEWS-->
      <text:h text:style-name="P10" text:outline-level="1">
<text:span text:style-name="T4">
At Sivershchyna and Slobozhanshchyna directions Russian army shelled Karpovych and Kamyanska ...</text:span>
</text:h>
      <text:p text:style-name="P4">
Authors: liveuamap (Language: en)</text:p>
      <text:p text:style-name="P4">
Time: 2023-07-02T03:15:00</text:p>
      <text:p text:style-name="P4">
Location: Kharkiv (Latitude:50.38827 Longtitude:36.19034)</text:p>
      <text:p text:style-name="P4">
Videos: []</text:p>
      <text:p text:style-name="P4">
Images: []</text:p>
      <text:p text:style-name="P4">
Tags: ["Russia"]</text:p>
      <text:p text:style-name="P4">
Id: 22572987</text:p>
      <!--METADATA-->
      <text:p text:style-name="P4">
At Sivershchyna and Slobozhanschyna directions Russian army shelled Karpovychiand Kamyanska Sloboda of Chernihiv region; Myropillya and Ryasne of Sumyregion and Udy, Pylna, Vovchansk, Budarky, Chuhunivka, Odradne and Kamyanka ofKharkiv region. Russian aviation conducted airstrikes at Veterynarne ofKharkiv region, - General Staff of Armed Forces of Ukraine says in the morningreport</text:p>
      <text:p text:style-name="P4">
News Collection Link: <text:a xlink:type="simple" xlink:href="https:\/\/liveuamap.com\/en\/2023\/2-july-at-sivershchyna-and-slobozhanschyna-directions-russian" text:style-name="Internet_20_link" text:visited-style-name="Visited_20_Internet_20_Link">
https:\/\/liveuamap.com\/en\/2023\/2-july-at-sivershchyna-and-slobozhanschyna-directions-russian</text:a>
</text:p>
      <text:p text:style-name="P4">
News Source: <text:a xlink:type="simple" xlink:href="https://t.me/lumsrc/5245" text:style-name="Internet_20_link" text:visited-style-name="Visited_20_Internet_20_Link">
https://t.me/lumsrc/5245</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2T03:18:44</text:p>
      <text:p text:style-name="P4">
Location: Marinka, Donetsk Oblast (Latitude:47.94004 Longtitude:37.50029)</text:p>
      <text:p text:style-name="P4">
Videos: []</text:p>
      <text:p text:style-name="P4">
Images: []</text:p>
      <text:p text:style-name="P4">
Tags: ["Russia"]</text:p>
      <text:p text:style-name="P4">
Id: 22572979</text:p>
      <!--METADATA-->
      <text:p text:style-name="P4">
Russian forces conducting offensive actions in Donetsk and Luhansk regions.Ukrainian military had 46 combat engagements with Russian forces near Nevskeand south to Dibrova of Luhansk region, Bohdanivka of Donetsk region,Avdiyivka of Donetsk region, Maryinka, - General Staff of Armed Forces ofUkraine says in the morning report</text:p>
      <text:p text:style-name="P4">
News Collection Link: <text:a xlink:type="simple" xlink:href="https:\/\/liveuamap.com\/en\/2023\/2-july-russian-forces-conducting-offensive-actions-in-donetsk" text:style-name="Internet_20_link" text:visited-style-name="Visited_20_Internet_20_Link">
https:\/\/liveuamap.com\/en\/2023\/2-july-russian-forces-conducting-offensive-actions-in-donetsk</text:a>
</text:p>
      <text:p text:style-name="P4">
News Source: <text:a xlink:type="simple" xlink:href="https://t.me/lumsrc/5253" text:style-name="Internet_20_link" text:visited-style-name="Visited_20_Internet_20_Link">
https://t.me/lumsrc/5253</text:a>
</text:p>
      <!--NEWS-->
      <text:h text:style-name="P10" text:outline-level="1">
<text:span text:style-name="T4">
Ukraine is spreading air alarm: reported rocket danger</text:span>
</text:h>
      <text:p text:style-name="P4">
Authors: Ukrinform (Person)</text:p>
      <text:p text:style-name="P4">
Publisher: Укринформ (Organization)</text:p>
      <text:p text:style-name="P4">
Published Time: 2023-07-02T07:20:00+03:00</text:p>
      <text:p text:style-name="P4">
Modified Time: 2023-07-02T07:20:00+03:00</text:p>
      <text:p text:style-name="P4">
Description: Air alarm has been announced in Kiev and a number of regions of Ukraine. - Ukrinform.</text:p>
      <text:p text:style-name="P4">
Images: ['<text:a xlink:type="simple" xlink:href="https://static.ukrinform.com/photos/2022_04/thumb_files/630_360_1649971569-525.jpg" text:style-name="Internet_20_link" text:visited-style-name="Visited_20_Internet_20_Link">
630_360_16499...</text:a>
']</text:p>
      <text:p text:style-name="P4">
Tags: ['Ракета', 'Війна з Росією', 'Повітряна тривога']</text:p>
      <text:p text:style-name="P4">
Type: Article</text:p>
      <!--METADATA-->
      <text:p text:style-name="P4">
<draw:frame draw:style-name="fr1" draw:name="Image20" text:anchor-type="as-char" svg:width="6.9236in" svg:height="3.956343in" draw:z-index="0">
<draw:image xlink:href="../Images/yкринформ/2023-07-02T07-20-00-03-00/630_360_1649971569-525.jpg" xlink:type="simple" xlink:show="embed" xlink:actuate="onLoad" draw:mime-type="image/jpeg"/>
</draw:frame>
Air alarm has been announced in Kiev.</text:p>
      <text:p text:style-name="P4">
This is reported by Ukrinform with reference to a map of air anxiety and <text:a xlink:type="simple" xlink:href="https://t.me/kpszsu/3004" text:style-name="Internet_20_link" text:visited-style-name="Visited_20_Internet_20_Link">
the air forces of the Armed Forces</text:a>
 .</text:p>
      <text:p text:style-name="P4">
«The TU -22M3 Airlines from the Aerodrom of Mozdok were recorded ... Kyiv region - <text:a xlink:type="simple" xlink:href="https://www.ukrinform.ua/tag-raketa" text:style-name="Internet_20_link" text:visited-style-name="Visited_20_Internet_20_Link">
missile</text:a>
Danger!” - noted in the believers of the Armed Forces.</text:p>
      <text:p text:style-name="P4">
<text:span text:style-name="T4">
 Read also: </text:span>
 <text:a xlink:type="simple" xlink:href="https://www.ukrinform.ua/rubric-kyiv/3730354-sili-ppo-znisili-vsi-vorozi-cili-v-nebi-navkolo-kieva-kmva.html" text:style-name="Internet_20_link" text:visited-style-name="Visited_20_Internet_20_Link">
<text:span text:style-name="T4">
 Forces </text:span>
 <text:span text:style-name="T4">
 PPO </text:span>
 <text:span text:style-name="T4">
 </text:span>
 Destroyed <text:span text:style-name="T4">
 </text:span>
 <text:span text:style-name="T4">
 All </text:span>
 <text:span text:style-name="T4">
 </text:span>
 enemy <text:span text:style-name="T4">
 </text:span>
 goals <text:span text:style-name="T4">
 in </text:span>
 sky <text:span text:style-name="T4">
 </text:span>
 <text:span text:style-name="T4">
 </text:span>
 <text:span text:style-name="T4">
 </text:span>
 <text:span text:style-name="T4">
 </text:span>
 <text:span text:style-name="T4">
 </text:span>
 <text:span text:style-name="T4">
 *Kiev </text:span>
 - <text:span text:style-name="T4">
 kmva </text:span>
</text:a>
As reported by Ukrinform, the Air Force spokesman Yuri Ignat stated that the missile blows in Ukraine were somewhat "stimulated", which may indicate that <text:a xlink:type="simple" xlink:href="https://www.ukrinform.ua/rubric-ato/3730081-ignat-vvazae-so-vorog-nakopicue-raketi-dla-akihos-pidstupnisih-namiriv.html" text:style-name="Internet_20_link" text:visited-style-name="Visited_20_Internet_20_Link">
enemy saves resources for a new blow</text:a>
 .</text:p>
      <text:p text:style-name="P4">
News Source: <text:a xlink:type="simple" xlink:href="https://www.ukrinform.ua/rubric-ato/3730364-ukrainou-siritsa-povitrana-trivoga-povidomlaut-pro-raketnu-nebezpeku.html" text:style-name="Internet_20_link" text:visited-style-name="Visited_20_Internet_20_Link">
https://www.ukrinform.ua/rubric-ato/3730364-ukrainou-siritsa-povitrana-trivoga-povidomlaut-pro-raketnu-nebezpeku.html</text:a>
</text:p>
      <!--NEWS-->
      <text:h text:style-name="P10" text:outline-level="1">
<text:span text:style-name="T4">
The Russian army is preparing new waves of mobilization in Zaporozhye - the center</text:span>
</text:h>
      <text:p text:style-name="P4">
Authors: Ukrinform (Person)</text:p>
      <text:p text:style-name="P4">
Publisher: Укринформ (Organization)</text:p>
      <text:p text:style-name="P4">
Published Time: 2023-07-02T07:55:00+03:00</text:p>
      <text:p text:style-name="P4">
Modified Time: 2023-07-02T07:55:00+03:00</text:p>
      <text:p text:style-name="P4">
Description: The occupation administration of the Zaporizhzhya region is preparing for a new wave of forced mobilization. - Ukrinform.</text:p>
      <text:p text:style-name="P4">
Images: ['<text:a xlink:type="simple" xlink:href="https://static.ukrinform.com/photos/2023_05/thumb_files/630_360_1683785694-269.jpg" text:style-name="Internet_20_link" text:visited-style-name="Visited_20_Internet_20_Link">
630_360_16837...</text:a>
']</text:p>
      <text:p text:style-name="P4">
Tags: ['Мобілізація', 'Призов', 'Запоріжжя', 'Війна з Росією']</text:p>
      <text:p text:style-name="P4">
Type: Article</text:p>
      <!--METADATA-->
      <text:p text:style-name="P4">
<draw:frame draw:style-name="fr1" draw:name="Image22" text:anchor-type="as-char" svg:width="6.9236in" svg:height="3.956343in" draw:z-index="0">
<draw:image xlink:href="../Images/yкринформ/2023-07-02T07-55-00-03-00/630_360_1683785694-269.jpg" xlink:type="simple" xlink:show="embed" xlink:actuate="onLoad" draw:mime-type="image/jpeg"/>
</draw:frame>
The occupation administration of the Zaporizhzhya region is preparing for a new wave of forced mobilization.</text:p>
      <text:p text:style-name="P4">
About it reports <text:a xlink:type="simple" xlink:href="https://sprotyv.mod.gov.ua/okupanty-gotuyutsya-do-novoyi-hvyli-mobilizatsiyi-na-pivdni-ukrayiny/" text:style-name="Internet_20_link" text:visited-style-name="Visited_20_Internet_20_Link">
Center of National Resistance</text:a>
, reports Ukrinform.</text:p>
      <text:p text:style-name="P4">
"Yes, the occupiers have created 44" military accounting tables "in which all citizens of prison age or reserve servicemen will be registered with a permanent residence," - the message reads.</text:p>
      <text:p text:style-name="P4">
In turn, the collaborator Yevhen Balytsky tries to introduce the population into an omanuta manipulates "the effective work of the administration on the official formation and development of the people's militia of Zaporizhzhia."</text:p>
      <text:p text:style-name="P4">
<text:span text:style-name="T4">
 Read also: </text:span>
 <text:a xlink:type="simple" xlink:href="https://www.ukrinform.ua/rubric-regions/3727385-na-okupovanomu-zaporizzi-rosiani-hocut-mobilizuvati-traktoristiv.html" text:style-name="Internet_20_link" text:visited-style-name="Visited_20_Internet_20_Link">
on <text:span text:style-name="T4">
 occupied </text:span>
 <text:span text:style-name="T4">
 Zaporozhye </text:span>
 <text:span text:style-name="T4">
 </text:span>
 Russians <text:span text:style-name="T4">
 </text:span>
 <text:span text:style-name="T4">
 Want </text:span>
<text:span text:style-name="T4">
 mobilize </text:span>
 <text:span text:style-name="T4">
 </text:span>
 tractor drivers **</text:a>
“In fact, we have another crime of the occupiers in the region, because international abuse is the recruitment or <text:a xlink:type="simple" xlink:href="https://www.ukrinform.ua/tag-mobilizacia" text:style-name="Internet_20_link" text:visited-style-name="Visited_20_Internet_20_Link">
mobilization</text:a>
The population of the occupied territories, ”the CNS added.</text:p>
      <text:p text:style-name="P4">
As reported by Ukrinform, earlier the adviser to Mariupol mayor Petroandryushchenko informed that on the territories captured by Russian invaders, the present together with the Passport of the Russian Federation men of conscript age <text:a xlink:type="simple" xlink:href="https://www.ukrinform.ua/rubric-regions/3726851-na-zahoplenih-teritoriah-razom-z-pasportom-rf-coloviki-otrimuut-vijskovij-kvitok-andrusenko.html" text:style-name="Internet_20_link" text:visited-style-name="Visited_20_Internet_20_Link">
receive a warrior</text:a>
 .</text:p>
      <text:p text:style-name="P4">
News Source: <text:a xlink:type="simple" xlink:href="https://www.ukrinform.ua/rubric-regions/3730366-armia-rf-gotue-novi-hvili-mobilizacii-na-zaporizzi-centr-nacsprotivu.html" text:style-name="Internet_20_link" text:visited-style-name="Visited_20_Internet_20_Link">
https://www.ukrinform.ua/rubric-regions/3730366-armia-rf-gotue-novi-hvili-mobilizacii-na-zaporizzi-centr-nacsprotivu.html</text:a>
</text:p>
      <!--NEWS-->
      <text:h text:style-name="P10" text:outline-level="1">
<text:span text:style-name="T4">
The invaders of last day killed civilian in Donetsk, three wounded</text:span>
</text:h>
      <text:p text:style-name="P4">
Authors: Ukrinform (Person)</text:p>
      <text:p text:style-name="P4">
Publisher: Укринформ (Organization)</text:p>
      <text:p text:style-name="P4">
Published Time: 2023-07-02T08:12:11+03:00</text:p>
      <text:p text:style-name="P4">
Modified Time: 2023-07-02T08:12:11+03:00</text:p>
      <text:p text:style-name="P4">
Description: Russian invaders on Saturday and July, killed one inhabitant of Donetsk region, and three more civilians were injured. - Ukrinform.</text:p>
      <text:p text:style-name="P4">
Images: ['<text:a xlink:type="simple" xlink:href="https://static.ukrinform.com/photos/2023_05/thumb_files/630_360_1684137204-527.jpg" text:style-name="Internet_20_link" text:visited-style-name="Visited_20_Internet_20_Link">
630_360_16841...</text:a>
']</text:p>
      <text:p text:style-name="P4">
Tags: ['Донеччина', 'Поранені', 'Загибель', 'Вбивство', 'Війна з Росією']</text:p>
      <text:p text:style-name="P4">
Type: Article</text:p>
      <!--METADATA-->
      <text:p text:style-name="P4">
<draw:frame draw:style-name="fr1" draw:name="Image23" text:anchor-type="as-char" svg:width="6.9236in" svg:height="3.956343in" draw:z-index="0">
<draw:image xlink:href="../Images/yкринформ/2023-07-02T08-12-11-03-00/630_360_1684137204-527.jpg" xlink:type="simple" xlink:show="embed" xlink:actuate="onLoad" draw:mime-type="image/jpeg"/>
</draw:frame>
The Russian and July were killed by one inhabitant of Donetsk region on Saturday and July.</text:p>
      <text:p text:style-name="P4">
As Ukrinform reports, about it in <text:a xlink:type="simple" xlink:href="https://t.me/pavlokyrylenko_donoda/8619" text:style-name="Internet_20_link" text:visited-style-name="Visited_20_Internet_20_Link">
telegram</text:a>
Pavel Kirilenko, the head of the Donetsk regional military administration, informed.</text:p>
      <text:p text:style-name="P4">
“In July 1, the Russians killed one inhabitant of Donetsk region - in Avdiivka. Triples were injured a day.</text:p>
      <text:p text:style-name="P4">
<text:span text:style-name="T4">
 Read also: </text:span>
 <text:a xlink:type="simple" xlink:href="https://www.ukrinform.ua/rubric-ato/3730357-zagarbniki-procisuut-azovske-uzberezza-u-posukah-ozbroenih-dezertiriv.html" text:style-name="Internet_20_link" text:visited-style-name="Visited_20_Internet_20_Link">
invaders comb the Azov coast in search of armed deserters</text:a>
At the same time, it is impossible to establish the exact number of casualties in Mariupol Tavolnovas.</text:p>
      <text:p text:style-name="P4">
As reported by Ukrinform, Russian invaders on July 1 <text:a xlink:type="simple" xlink:href="https://www.ukrinform.ua/rubric-ato/3730297-na-troh-napramkah-frontu-za-dobu-ponad-30-bojovih-zitknen.html" text:style-name="Internet_20_link" text:visited-style-name="Visited_20_Internet_20_Link">
inflicted an aircraft shot in the Avdiivka area</text:a>
, more than 10 settlements in Donetsk region.</text:p>
      <text:p text:style-name="P4">
_ First photo illustrative: Pavel Kirilenko's telegram_</text:p>
      <text:p text:style-name="P4">
News Source: <text:a xlink:type="simple" xlink:href="https://www.ukrinform.ua/rubric-regions/3730367-zagarbniki-minuloi-dobi-vbili-civilnogo-na-doneccini-troh-poranili.html" text:style-name="Internet_20_link" text:visited-style-name="Visited_20_Internet_20_Link">
https://www.ukrinform.ua/rubric-regions/3730367-zagarbniki-minuloi-dobi-vbili-civilnogo-na-doneccini-troh-poranili.html</text:a>
</text:p>
      <!--NEWS-->
      <text:h text:style-name="P10" text:outline-level="1">
<text:span text:style-name="T4">
Snake or destruction of the Moscow cruiser is just the beginning: she congratulated the Navy of Ukraine's holiday</text:span>
</text:h>
      <text:p text:style-name="P4">
Authors: Ukrinform (Person)</text:p>
      <text:p text:style-name="P4">
Publisher: Укринформ (Organization)</text:p>
      <text:p text:style-name="P4">
Published Time: 2023-07-02T08:25:00+03:00</text:p>
      <text:p text:style-name="P4">
Modified Time: 2023-07-02T08:25:00+03:00</text:p>
      <text:p text:style-name="P4">
Description: Willingness to fight, high professional training, the spirit of patriotism, unity and determination of the military-naval forces of the Armed Forces of Ukraine inspire the whole world. - Ukrinform.</text:p>
      <text:p text:style-name="P4">
Images: ['<text:a xlink:type="simple" xlink:href="https://static.ukrinform.com/photos/2023_04/thumb_files/630_360_1682757718-905.jpg" text:style-name="Internet_20_link" text:visited-style-name="Visited_20_Internet_20_Link">
630_360_16827...</text:a>
']</text:p>
      <text:p text:style-name="P4">
Tags: ['Свято', 'ВМС України', 'Неїжпапа']</text:p>
      <text:p text:style-name="P4">
Type: Article</text:p>
      <!--METADATA-->
      <text:p text:style-name="P4">
<draw:frame draw:style-name="fr1" draw:name="Image25" text:anchor-type="as-char" svg:width="6.9236in" svg:height="3.956343in" draw:z-index="0">
<draw:image xlink:href="../Images/yкринформ/2023-07-02T08-25-00-03-00/630_360_1682757718-905.jpg" xlink:type="simple" xlink:show="embed" xlink:actuate="onLoad" draw:mime-type="image/jpeg"/>
</draw:frame>
The readiness of the struggle, high professional training, the spirit of patriotism, the unity of the irisity of the military-naval forces of the Armed Forces of Ukraine are re-eating the whole world.</text:p>
      <text:p text:style-name="P4">
According to Ukrinform, this is stated in the greetings of the Navy Commander of Ukraine Viceadmiral Alexei Shepapa on the occasion of the Day of the Navy of the Armed Forces, posted in <text:a xlink:type="simple" xlink:href="https://www.facebook.com/navy.mil.gov.ua/posts/pfbid02tWWaKu6NfDxC7HHL3SJH32BDUDH8U2UhSfyXEMNx1VzTckzWEy9QZtGn7ujU5UDVl" text:style-name="Internet_20_link" text:visited-style-name="Visited_20_Internet_20_Link">
Facebook</text:a>
.</text:p>
      <text:p text:style-name="P4">
"Пліч-о-пліч з побратимами, ви щодня нищите ворога, звільнюєте нашуБатьківщину. І знищення крейсера "Москва" чи звільнення Зміїного - то лишепочаток. Мужність та відданість, яку ви проявляєте в обороні наших морськихрубежів, свідчать про волю нашої країни в боротьбі проти загарбників. <text:a xlink:type="simple" xlink:href="https://www.ukrinform.ua/tag-vms-ukraini" text:style-name="Internet_20_link" text:visited-style-name="Visited_20_Internet_20_Link">
 ВМСУкраїни </text:a>
Silas are constantly demonstrating professionalism, the ability to perform tasks in all conditions, " -said the commander.</text:p>
      <text:p text:style-name="P4">
As she emphasized her, "you are the warriors of the three elements, courageously stand on the guard of our state, conduct successful operations at sea, on land and in the air. Vasishness, courage, strength is the key to our victory."</text:p>
      <text:p text:style-name="P4">
<text:span text:style-name="T4">
 Read also: </text:span>
 <text:a xlink:type="simple" xlink:href="https://www.ukrinform.ua/rubric-ato/3716487-korpus-morskoi-pihoti-pocnut-formuvati-se-do-zaversenna-vijni-neizpapa.html" text:style-name="Internet_20_link" text:visited-style-name="Visited_20_Internet_20_Link">
Corps of Marines will begin to form before the completion of Vivna - <text:span text:style-name="T4">
 Shepapa </text:span>
</text:a>
In the difficult conditions of the military situation, in fierce battles with Russian ash, the courageous crews of Ukrainian ships, together with fearless soldiers' infantry, aviation and other units, strongly protect Ukraine from Ukraine in one of the most important areas of defense - in the Black Sea region.</text:p>
      <text:p text:style-name="P4">
He recalled that 105 years ago, the Ukrainian flags of the Tavi-Navy of the Ukrainian State were solemnly raised on the ships of the Black Sea Fleet and the All-Vastopol Fortress, "and this is a testament to the fact that the Flot of Ukraine and the Ukrainian State is far from 30 years."</text:p>
      <text:p text:style-name="P4">
"We remember and bow our heads to those who gave their lives, protecting their homeland. Their self -sacrifice will remain in our hearts forever. Eternal memory to the heroes of Ukraine!"</text:p>
      <text:p text:style-name="P4">
According to the Navy commander, "readiness for struggle, high vocational training, the spirit of patriotism, unity and determination in the face of the enemy inspire the world!I am proud of you!You are invincible heroes who carry the spirit of freedom of insemination."Head of the General Staff of the Armed Forces of Ukraine Lieutenant General Sergeyshaptala, greeting in <text:a xlink:type="simple" xlink:href="https://www.facebook.com/GeneralStaff.ua/posts/pfbid06AxeMfijqvNBr1Ty9WzTvpKTfaH26hxH8pzzeZRJ5fu7cX11vvtWUgKT9q737Acrl" text:style-name="Internet_20_link" text:visited-style-name="Visited_20_Internet_20_Link">
Facebook</text:a>
Military sailors and marines with a professional holiday emphasized that Ukraine would revive and multiply its maritime glory, and Ukrainian ships will be in all ports of the world.</text:p>
      <text:p text:style-name="P4">
“Ukraine is a maritime state. We will revive and increase its marine glory, we will see the flourishing of our fleet, and Ukrainian ships will welcome in all the ports, ”Shaptala said.</text:p>
      <text:p text:style-name="P4">
He stressed that the Ukrainian Navy is a powerful commanding and brave men and women.</text:p>
      <text:p text:style-name="P4">
"Our military sailors, marines, coastal defense, marine aviators are patriotism and devotion of duty, courage and sustainability, the desire to protect and build up the power of the national fleet," the general added.</text:p>
      <text:p text:style-name="P4">
As it was reported, in 2015, by the decree of the then President of Ukraine Petraporoshenko, the Day of the Navy of the Armed Forces of Ukraine was established first Sunday of July. This year the holiday falls on July 2.</text:p>
      <text:p text:style-name="P4">
News Source: <text:a xlink:type="simple" xlink:href="https://www.ukrinform.ua/rubric-society/3730369-gotovnist-do-borotbi-ta-profesijnist-nadihaut-svit-neizpapa-privitav-z-dnem-vms-ukraini.html" text:style-name="Internet_20_link" text:visited-style-name="Visited_20_Internet_20_Link">
https://www.ukrinform.ua/rubric-society/3730369-gotovnist-do-borotbi-ta-profesijnist-nadihaut-svit-neizpapa-privitav-z-dnem-vms-ukraini.html</text:a>
</text:p>
      <!--NEWS-->
      <text:h text:style-name="P10" text:outline-level="1">
<text:span text:style-name="T4">
Defense forces per day destroyed another 790 Russian military</text:span>
</text:h>
      <text:p text:style-name="P4">
Authors: Ukrinform (Person)</text:p>
      <text:p text:style-name="P4">
Publisher: Укринформ (Organization)</text:p>
      <text:p text:style-name="P4">
Published Time: 2023-07-02T08:31:00+03:00</text:p>
      <text:p text:style-name="P4">
Modified Time: 2023-07-02T08:31:00+03:00</text:p>
      <text:p text:style-name="P4">
Description: From February 24, 2022 to July 2, 2023, the Ukrainian defense forces were eliminated about 229,660 Russian invaders, with another 790 people in the past day. - Ukrinform.</text:p>
      <text:p text:style-name="P4">
Images: ['<text:a xlink:type="simple" xlink:href="https://static.ukrinform.com/photos/2023_06/thumb_files/630_360_1686555310-736.jpg" text:style-name="Internet_20_link" text:visited-style-name="Visited_20_Internet_20_Link">
630_360_16865...</text:a>
']</text:p>
      <text:p text:style-name="P4">
Tags: ['Генштаб', 'ЗСУ', 'Війна з Росією']</text:p>
      <text:p text:style-name="P4">
Type: Article</text:p>
      <!--METADATA-->
      <text:p text:style-name="P4">
<draw:frame draw:style-name="fr1" draw:name="Image26" text:anchor-type="as-char" svg:width="6.9236in" svg:height="3.956343in" draw:z-index="0">
<draw:image xlink:href="../Images/yкринформ/2023-07-02T08-31-00-03-00/630_360_1686555310-736.jpg" xlink:type="simple" xlink:show="embed" xlink:actuate="onLoad" draw:mime-type="image/jpeg"/>
</draw:frame>
From February 24, 2022 to July 2, 2023, Ukrainian was eliminated about 2229 660 Russian invaders from February 24, 2022, with another 790 people in the past day.</text:p>
      <text:p text:style-name="P4">
According to Ukrinform, about it on <text:a xlink:type="simple" xlink:href="https://www.facebook.com/GeneralStaff.ua/posts/pfbid02f4CpBqWfTYcdYp25BJ3U7C57X4RkQTiqUn5AzghL9Q7rLq192iTJJuGYE7msWMsdl" text:style-name="Internet_20_link" text:visited-style-name="Visited_20_Internet_20_Link">
Facebook</text:a>
The General Staff of the Armed Forces of Ukraine reports.</text:p>
      <text:p text:style-name="P4">
Also, Ukrainian defenders destroyed 4052 hostile <text:a xlink:type="simple" xlink:href="https://www.ukrinform.ua/tag-tank" text:style-name="Internet_20_link" text:visited-style-name="Visited_20_Internet_20_Link">
tanks</text:a>
 (+10), combat armored vehicles - 7888(+20), artillery systems - 4188(+26), RSWW - 637(+5), air defense - 390(+1), planes - 315(+0), helicopters - 308(+0), UAV Operations-tactical level-3557(+12), winged missiles - 1261(+0), ships / boats - 18(+0), car equipment and tanks - 6816(+22), special equipment - 583(+3).</text:p>
      <text:p text:style-name="P4">
<text:span text:style-name="T4">
Читайте також:</text:span>
 <text:a xlink:type="simple" xlink:href="https://www.ukrinform.ua/rubric-ato/3730361-tazki-boi-trivaut-na-troh-napramkah-za-dobu-46-zitknen.html" text:style-name="Internet_20_link" text:visited-style-name="Visited_20_Internet_20_Link">
 <text:span text:style-name="T4">
Тяжкі</text:span>
 <text:span text:style-name="T4">
бої</text:span>
 <text:span text:style-name="T4">
тривають</text:span>
 на <text:span text:style-name="T4">
трьох</text:span>
 <text:span text:style-name="T4">
напрямках</text:span>
, за <text:span text:style-name="T4">
добу</text:span>
 - 46 <text:span text:style-name="T4">
зіткнень</text:span>
 </text:a>
The data is specified.</text:p>
      <text:p text:style-name="P4">
As reported by Ukrinform, last day <text:a xlink:type="simple" xlink:href="https://www.ukrinform.ua/rubric-ato/3730363-aviacia-zsu-za-dobu-zavdala-10-udariv-po-poziciah-voroga.html" text:style-name="Internet_20_link" text:visited-style-name="Visited_20_Internet_20_Link">
Aviation of Defense Forces caused</text:a>
10 strokes in the areas of concentration of the personal composition of the enemy, two - on anti -aircraft missile complexes and one - a plant of management of Russians.</text:p>
      <text:p text:style-name="P4">
_ First Photo: Konstantin Liber _</text:p>
      <text:p text:style-name="P4">
News Source: <text:a xlink:type="simple" xlink:href="https://www.ukrinform.ua/rubric-ato/3730372-sili-oboroni-za-dobu-znisili-se-790-rosijskih-vijskovih.html" text:style-name="Internet_20_link" text:visited-style-name="Visited_20_Internet_20_Link">
https://www.ukrinform.ua/rubric-ato/3730372-sili-oboroni-za-dobu-znisili-se-790-rosijskih-vijskovih.html</text:a>
</text:p>
      <!--NEWS-->
      <text:h text:style-name="P10" text:outline-level="1">
<text:span text:style-name="T4">
Night attack by drones: In the Kyiv region, a man is injured, three houses were damaged</text:span>
</text:h>
      <text:p text:style-name="P4">
Authors: Ukrinform (Person)</text:p>
      <text:p text:style-name="P4">
Publisher: Укринформ (Organization)</text:p>
      <text:p text:style-name="P4">
Published Time: 2023-07-02T08:47:00+03:00</text:p>
      <text:p text:style-name="P4">
Modified Time: 2023-07-02T08:47:00+03:00</text:p>
      <text:p text:style-name="P4">
Description: In two districts of Kyiv region, a man was injured as a result of the fall of the fragments of enemy drones, and three private homes were damaged. - Ukrinform.</text:p>
      <text:p text:style-name="P4">
Images: ['<text:a xlink:type="simple" xlink:href="https://static.ukrinform.com/photos/2022_12/thumb_files/630_360_1670997545-680.jpeg" text:style-name="Internet_20_link" text:visited-style-name="Visited_20_Internet_20_Link">
630_360_16709...</text:a>
']</text:p>
      <text:p text:style-name="P4">
Tags: ['Обстріл', 'Поранені', 'Київщина', 'Дрон', 'Війна з Росією']</text:p>
      <text:p text:style-name="P4">
Type: Article</text:p>
      <!--METADATA-->
      <text:p text:style-name="P4">
<draw:frame draw:style-name="fr1" draw:name="Image28" text:anchor-type="as-char" svg:width="6.9236in" svg:height="3.956343in" draw:z-index="0">
<draw:image xlink:href="../Images/yкринформ/2023-07-02T08-47-00-03-00/630_360_1670997545-680.jpeg" xlink:type="simple" xlink:show="embed" xlink:actuate="onLoad" draw:mime-type="image/jpeg"/>
</draw:frame>
In the two -districts of the Kiev region as a result of the fall of the fragments of hostile drones, a man was damaged, three private homes were damaged.</text:p>
      <text:p text:style-name="P4">
According to Ukrinform, about it in <text:a xlink:type="simple" xlink:href="https://t.me/kyivoda/10402" text:style-name="Internet_20_link" text:visited-style-name="Visited_20_Internet_20_Link">
telegram</text:a>
The head of the regional military administration Ruslan Kravchenko informed.</text:p>
      <text:p text:style-name="P4">
According to him, "this night after a short break of the Russians again attacked the region. The enemy applied UAVs that were knocked down by our forces <text:a xlink:type="simple" xlink:href="https://www.ukrinform.ua/tag-ppo" text:style-name="Internet_20_link" text:visited-style-name="Visited_20_Internet_20_Link">
air defense</text:a>
. The alarm lasted almost an hour. Facts have not been recorded. "</text:p>
      <text:p text:style-name="P4">
As a result of the fall of debris in two areas of Kyiv region, three private buildings were damaged. The owners of damaged homes will be provided with all the necessary help, Kravchenko assured.</text:p>
      <text:p text:style-name="P4">
<text:span text:style-name="T4">
 Read also: </text:span>
 [air defense forces destroyed all hostile targets in the sky around Kiev(https://www.ukrinform.ua/rubric-kyiv/3730354-sili-ppo-znisili-vsi-vorozi-cili-v-nebi-navkolo-kieva-kmva.html)"Unfortunately, a resident of one of the houses was injured. The man was injured. He was provided with the necessary medical care," the head of Kova said.</text:p>
      <text:p text:style-name="P4">
Currently, operational groups continue to work on fixing the effects of a nighttime, Kravchenko added.</text:p>
      <text:p text:style-name="P4">
As reported by Ukrinform, in Kiev and a number of regions of Ukraine on the night of July 2 <text:a xlink:type="simple" xlink:href="https://www.ukrinform.ua/rubric-ato/3730351-ataka-sahediv-povitrana-trivoga-posirilasa-na-pivnic-ukraini.html" text:style-name="Internet_20_link" text:visited-style-name="Visited_20_Internet_20_Link">
Air alarm was announced</text:a>
.</text:p>
      <text:p text:style-name="P4">
News Source: <text:a xlink:type="simple" xlink:href="https://www.ukrinform.ua/rubric-regions/3730375-nicna-ataka-dronami-na-kiivsini-poranenij-colovik-poskodzeni-tri-budinki.html" text:style-name="Internet_20_link" text:visited-style-name="Visited_20_Internet_20_Link">
https://www.ukrinform.ua/rubric-regions/3730375-nicna-ataka-dronami-na-kiivsini-poranenij-colovik-poskodzeni-tri-budinki.html</text:a>
</text:p>
      <!--NEWS-->
      <text:h text:style-name="P10" text:outline-level="1">
<text:span text:style-name="T4">
Russians 86 times a day fired at Kherson region, five wounded</text:span>
</text:h>
      <text:p text:style-name="P4">
Authors: Ukrinform (Person)</text:p>
      <text:p text:style-name="P4">
Publisher: Укринформ (Organization)</text:p>
      <text:p text:style-name="P4">
Published Time: 2023-07-02T08:57:00+03:00</text:p>
      <text:p text:style-name="P4">
Modified Time: 2023-07-02T08:57:00+03:00</text:p>
      <text:p text:style-name="P4">
Description: The Russian army of last day, on July 1, carried out 86 shelling of the Kherson region, five people were injured. - Ukrinform.</text:p>
      <text:p text:style-name="P4">
Images: ['<text:a xlink:type="simple" xlink:href="https://static.ukrinform.com/photos/2023_07/thumb_files/630_360_1688207531-726.jpg" text:style-name="Internet_20_link" text:visited-style-name="Visited_20_Internet_20_Link">
630_360_16882...</text:a>
']</text:p>
      <text:p text:style-name="P4">
Tags: ['Херсонщина', 'Обстріл', 'Війна з Росією']</text:p>
      <text:p text:style-name="P4">
Type: Article</text:p>
      <!--METADATA-->
      <text:p text:style-name="P4">
<draw:frame draw:style-name="fr1" draw:name="Image31" text:anchor-type="as-char" svg:width="6.9236in" svg:height="3.956343in" draw:z-index="0">
<draw:image xlink:href="../Images/yкринформ/2023-07-02T08-57-00-03-00/630_360_1688207531-726.jpg" xlink:type="simple" xlink:show="embed" xlink:actuate="onLoad" draw:mime-type="image/jpeg"/>
</draw:frame>
The Russian army last day, on July 1, made 86 shelling of the Kherson region, five people were injured.</text:p>
      <text:p text:style-name="P4">
According to Ukrinform, the head of the regional military administration Oleksandr Proudin reported in <text:a xlink:type="simple" xlink:href="https://t.me/olexandrprokudin/842" text:style-name="Internet_20_link" text:visited-style-name="Visited_20_Internet_20_Link">
telegram</text:a>
.</text:p>
      <text:p text:style-name="P4">
"Over the past day, the enemy made 86 shelling, releasing 475 shells of changes, artillery, tanks," hailsters "and <text:a xlink:type="simple" xlink:href="https://www.ukrinform.ua/tag-bezpilotnik" text:style-name="Internet_20_link" text:visited-style-name="Visited_20_Internet_20_Link">
UAV</text:a>
. In the city of Kherson the enemy released27 shells, "he said.</text:p>
      <text:p text:style-name="P4">
According to Proudin, the Russian military was kissed in residential quarterly -seated points.</text:p>
      <text:p text:style-name="P4">
<text:span text:style-name="T4">
 Read also: </text:span>
 <text:a xlink:type="simple" xlink:href="https://www.ukrinform.ua/rubric-regions/3730267-rosiani-provodat-karalnu-operaciu-na-hersonsini-partizani.html" text:style-name="Internet_20_link" text:visited-style-name="Visited_20_Internet_20_Link">
Russians carry out punitive surgery on <text:span text:style-name="T4">
 Kherson </text:span>
 shit -partisans</text:a>
"Due to Russian aggression, 5 people, including three children, were injured," the head of the Ova said.</text:p>
      <text:p text:style-name="P4">
As reported by Ukrinform, on July 1 the Russians fired residential quarters <text:a xlink:type="simple" xlink:href="https://www.ukrinform.ua/rubric-regions/3730167-kilkist-postrazdalih-unaslidok-obstrilu-hersona-zrosla-do-troh.html" text:style-name="Internet_20_link" text:visited-style-name="Visited_20_Internet_20_Link">
Kherson</text:a>
. One projectile was in the house. Three children were injured.</text:p>
      <text:p text:style-name="P4">
News Source: <text:a xlink:type="simple" xlink:href="https://www.ukrinform.ua/rubric-regions/3730379-rosiani-86-raziv-za-dobu-obstrilali-hersonsinu-patero-poranenih.html" text:style-name="Internet_20_link" text:visited-style-name="Visited_20_Internet_20_Link">
https://www.ukrinform.ua/rubric-regions/3730379-rosiani-86-raziv-za-dobu-obstrilali-hersonsinu-patero-poranenih.html</text:a>
</text:p>
      <!--NEWS-->
      <text:h text:style-name="P10" text:outline-level="1">
<text:span text:style-name="T4">
The memory of the musician, military Sergey Artemov</text:span>
</text:h>
      <text:p text:style-name="P4">
Authors: Ukrinform (Person)</text:p>
      <text:p text:style-name="P4">
Publisher: Укринформ (Organization)</text:p>
      <text:p text:style-name="P4">
Published Time: 2023-07-02T09:00:00+03:00</text:p>
      <text:p text:style-name="P4">
Modified Time: 2023-07-02T09:00:00+03:00</text:p>
      <text:p text:style-name="P4">
Description: The participant of the Dniprovsky band "Vibe Trio" owned bass guitar, played in double bass, taught solfeggio, but chose the way to defend his country-Ukrinform.</text:p>
      <text:p text:style-name="P4">
Images: ['<text:a xlink:type="simple" xlink:href="https://static.ukrinform.com/photos/2023_06/thumb_files/630_360_1688124579-682.jpg" text:style-name="Internet_20_link" text:visited-style-name="Visited_20_Internet_20_Link">
630_360_16881...</text:a>
', '<text:a xlink:type="simple" xlink:href="https://static.ukrinform.com/photos/2023_06/1688124602-582.jpg" text:style-name="Internet_20_link" text:visited-style-name="Visited_20_Internet_20_Link">
1688124602-58...</text:a>
']</text:p>
      <text:p text:style-name="P4">
Tags: ["Пам'ять", 'Війна з Росією', '#stoprussia']</text:p>
      <text:p text:style-name="P4">
Type: Article</text:p>
      <!--METADATA-->
      <text:p text:style-name="P4">
<draw:frame draw:style-name="fr1" draw:name="Image32" text:anchor-type="as-char" svg:width="6.9236in" svg:height="3.956343in" draw:z-index="0">
<draw:image xlink:href="../Images/yкринформ/2023-07-02T09-00-00-03-00/630_360_1688124579-682.jpg" xlink:type="simple" xlink:show="embed" xlink:actuate="onLoad" draw:mime-type="image/jpeg"/>
</draw:frame>
The participant of the Dnipro band "Vibe Trio" owned bass guitar, played in double bass, taught solfeggio, but chose the way to defend his country</text:p>
      <text:p text:style-name="P4">
Ukrainian jazz musician and composer from the Dnieper Sergey Artemov, who went to defend the country, died in Bakhmut from mortar shelling on April 8, 2023. The fragment of the projectile hit the heart of a 29-year-old man who was at the front of a full-scale war at the front in the assault brigade.</text:p>
      <text:p text:style-name="P4">
<draw:frame draw:style-name="fr1" draw:name="Image33" text:anchor-type="as-char" svg:width="6.9236in" svg:height="8.378559in" draw:z-index="0">
<draw:image xlink:href="../Images/yкринформ/2023-07-02T09-00-00-03-00/1688124602-582.jpg" xlink:type="simple" xlink:show="embed" xlink:actuate="onLoad" draw:mime-type="image/jpeg"/>
</draw:frame>
“When performing a combat mission, a Ukrainian musician Sergey Artemov was killed in Bakhmut. Until recently, I dreamed of playing new music after the war with Sergius, how this war would make you rethink art, how we will think of victory ... During the war, Sergei chose the way to defend my country. Now I learned that the Russians killed Sergius. To say that it hurts - to disappear. I know that he occupies a special place in the hearts of many Ukrainians, and this is a serious loss not only for his family, friends, brothers, but the whole Ukrainian culture, ”<text:a xlink:type="simple" xlink:href="https://www.facebook.com/yakiv.tsvietinskyi/posts/pfbid02oKGfPmxtez6zA2LBuii9qjHQyFHfnwaVEMBA9kfJd9ThxBq1XrZ9ggQVRyMLevygl" text:style-name="Internet_20_link" text:visited-style-name="Visited_20_Internet_20_Link">
wrote</text:a>
On Facebook, one friend of Musctors Jacob Tsvetinsky.</text:p>
      <text:p text:style-name="P4">
<text:span text:style-name="T5">
Foto: Facebook-page Jacob Tsvetinsky</text:span>
</text:p>
      <text:p text:style-name="P4">
Sergei was a bassist in the Dniprovsky band "Vibe Trio". He possessed bass guitar, taught solfeggio, guitar, played in double bass, was very well known to the natery of music. Sergei wrote and performed complex jazz compositions, also singing. Together with his band he participated in the famous annual festival "Evening Pierce" in the Dnieper.</text:p>
      <text:p text:style-name="P4">
Musical experts wrote about the band "Vibe Trio" that it is a project of jazz musicians, who explore in their work the influence of different sounds on the every minute state of extent of both listeners and themselves. Sergei, together with other musicians of the group, was convinced that the music that they performed were able to tell every person about himself.</text:p>
      <text:p text:style-name="P4">
</text:p>
      <text:p text:style-name="P4">
<text:span text:style-name="T5">
Foto: shlapachok</text:span>
</text:p>
      <text:p text:style-name="P4">
On the Facebook page of Vibe Trio, colleagues Sergei emphasized that he is an indispensable person and a musician for Trio. “We lost our friend. Sergiyarthemov died in the war. Sergei for our trio is a person who cannot be launched. We are gratefully grateful to fate, which we have the opportunity to be considered one as part of this creative formation. The role of Sergius in our band is an enemy stylistic, aesthetic and spiritual component of the music that was aesthetic. He is also the author of about half of the compositions that you may be heard at concerts, ”<text:a xlink:type="simple" xlink:href="https://www.facebook.com/vibetrio/posts/pfbid02hGxbbfb3TAfsTzPgLwacQrj51jEiXukvX9ymFJkXxXssHVt9VM23uRAjLR9KKPvel" text:style-name="Internet_20_link" text:visited-style-name="Visited_20_Internet_20_Link">
wrote</text:a>
Participants of the band.</text:p>
      <text:p text:style-name="P4">
Friends also mention Sergei as an impartial, sincere, open, Dobrokholovik. But they also talk about his principle and uncompromising serious serious things. It was these qualities that led him to the Armed Forces, who considers his comrades.</text:p>
      <text:p text:style-name="P4">
Close girlfriend Sergiy Lola Kolosovskaya reported on Facebook: “It was yesterday that I was writing that I had a dream to play with him after we expel the invaders. The Tarosian mortar was fierce than me and took Sergius's life. This man died an unspeakably good, sincere and generous man, my close friend, my cover and a hero. He rescued his brothers, he took them from the battlefield of waving machines, he left, without hesitation, he was injured and he had a conference ... For the community it is a loss with which it would be impossible to get. "</text:p>
      <text:p text:style-name="P4">
She also emphasized that Sergei Artemov was an exceptionally talented musician, played several instruments and recorded jazz albums. "After you have a" Well, this is a military ", I will immediately tell you: no, it is a musician Icomposer who could not not defend the borders of his community, his city, his state," [accentuated].(https://www.facebook.com/lolakolosovska/posts/pfbid0WpotpoFmb3ckFmE9AWCv6EFmPUQgbwwTsFoUVjbU5MWCKKs7jwdRytNUgumtu6ool)Kolosovskaya.</text:p>
      <text:p text:style-name="P4">
The participants of the Vibe Trio band reported that they will soon have an album with Artemov's album. The album will be atypical, energetic and charging.</text:p>
      <text:p text:style-name="P4">
The Vibe Trio Facebook has announced that they were ready to give composition to the records with records to all those who want to familiarize, perform or simply by heart.</text:p>
      <text:p text:style-name="P4">
</text:p>
      <text:p text:style-name="P4">
They emphasized that they would continue to look for opportunities to honor the memory of Artemov's memory and continue to do what he cherished and what he lived.</text:p>
      <text:p text:style-name="P4">
<text:span text:style-name="T5">
Foto: Instagram Sergiy Artemov Serhii.art</text:span>
</text:p>
      <text:p text:style-name="P4">
News Source: <text:a xlink:type="simple" xlink:href="https://www.ukrinform.ua/rubric-ato/3728643-pamati-muzikanta-vijskovogo-sergia-artemova.html" text:style-name="Internet_20_link" text:visited-style-name="Visited_20_Internet_20_Link">
https://www.ukrinform.ua/rubric-ato/3728643-pamati-muzikanta-vijskovogo-sergia-artemova.html</text:a>
</text:p>
      <!--NEWS-->
      <text:h text:style-name="P10" text:outline-level="1">
<text:span text:style-name="T4">
The enemy attacked the suburbs of Zaporozhye and the front of the villages - almost 60 shelling per day</text:span>
</text:h>
      <text:p text:style-name="P4">
Authors: Ukrinform (Person)</text:p>
      <text:p text:style-name="P4">
Publisher: Укринформ (Organization)</text:p>
      <text:p text:style-name="P4">
Published Time: 2023-07-02T09:08:35+03:00</text:p>
      <text:p text:style-name="P4">
Modified Time: 2023-07-02T09:08:35+03:00</text:p>
      <text:p text:style-name="P4">
Description: The enemy army made 58 beats in the Zaporozhye region. There are victims. - Ukrinform.</text:p>
      <text:p text:style-name="P4">
Images: ['<text:a xlink:type="simple" xlink:href="https://static.ukrinform.com/photos/2023_07/thumb_files/630_360_1688277828-403.jpeg" text:style-name="Internet_20_link" text:visited-style-name="Visited_20_Internet_20_Link">
630_360_16882...</text:a>
']</text:p>
      <text:p text:style-name="P4">
Tags: ['Обстріл', 'Запоріжжя', 'Війна з Росією']</text:p>
      <text:p text:style-name="P4">
Type: Article</text:p>
      <!--METADATA-->
      <text:p text:style-name="P4">
<draw:frame draw:style-name="fr1" draw:name="Image41" text:anchor-type="as-char" svg:width="6.9236in" svg:height="3.956343in" draw:z-index="0">
<draw:image xlink:href="../Images/yкринформ/2023-07-02T09-08-35-03-00/630_360_1688277828-403.jpeg" xlink:type="simple" xlink:show="embed" xlink:actuate="onLoad" draw:mime-type="image/jpeg"/>
</draw:frame>
Honorama made 58 beats in the Zaporozhye region. There are victims.</text:p>
      <text:p text:style-name="P4">
About it in <text:a xlink:type="simple" xlink:href="https://t.me/zoda_gov_ua/19997" text:style-name="Internet_20_link" text:visited-style-name="Visited_20_Internet_20_Link">
telegram</text:a>
The head of Zaporizhzhya Ova Yuri Malashko reports, Ukrinform reports.</text:p>
      <text:p text:style-name="P4">
"The enemy made 58 shelling in the territory of 18 peaceful settlements: attacked the suburbs of the regional center, four rocket strikes came to the shock, twice beat from the RSSV on Levadny, 52 artillery blows made a poverty, Guliapoli, Railway, Stepnogorsk, and .</text:p>
      <text:p text:style-name="P4">
*!(https://www.ukrinform.ua/rubric-regions/3730379-rosiani-86-raziv-za-dobu-obstrilali-hersonsinu-patero-poranenih.html)During the mortar <text:a xlink:type="simple" xlink:href="https://www.ukrinform.ua/tag-obstril" text:style-name="Internet_20_link" text:visited-style-name="Visited_20_Internet_20_Link">
shelling</text:a>
The 27-year-old resident of Stepnogorsk was injured. In the Transfiguration, the wounds were 39 and 62. They were promptly handed over to doctors.</text:p>
      <text:p text:style-name="P4">
Currently, the destruction of 18 civilian objects has been recorded: houses, farm structures, educational institution, car.</text:p>
      <text:p text:style-name="P4">
<text:span text:style-name="T4">
 Read also: </text:span>
 <text:a xlink:type="simple" xlink:href="https://www.ukrinform.ua/rubric-regions/3730366-armia-rf-gotue-novi-hvili-mobilizacii-na-zaporizzi-centr-nacsprotivu.html" text:style-name="Internet_20_link" text:visited-style-name="Visited_20_Internet_20_Link">
Army of the Russian Federation prepares new waves of mobilization for <text:span text:style-name="T4">
 Zaporizhzhia </text:span>
 and -center of the National Patriot</text:a>
As reported by Ukrinform, a 51-year-old man was killed in the Zaporizhzhia region during a hostile shelling of 1st in a small torsa, and two people were injured in the Transfiguration.</text:p>
      <text:p text:style-name="P4">
<text:span text:style-name="T5">
Foto: Zaporizhzhia Ova</text:span>
</text:p>
      <text:p text:style-name="P4">
News Source: <text:a xlink:type="simple" xlink:href="https://www.ukrinform.ua/rubric-regions/3730380-vorog-atakuvav-peredmista-zaporizza-ta-prifrontovi-sela-majze-60-obstriliv-za-dobu.html" text:style-name="Internet_20_link" text:visited-style-name="Visited_20_Internet_20_Link">
https://www.ukrinform.ua/rubric-regions/3730380-vorog-atakuvav-peredmista-zaporizza-ta-prifrontovi-sela-majze-60-obstriliv-za-dobu.html</text:a>
</text:p>
      <!--NEWS-->
      <text:h text:style-name="P10" text:outline-level="1">
<text:span text:style-name="T4">
The army of the Russian Federation fired at five districts of Kharkiv region, in Balakliya - two wounded</text:span>
</text:h>
      <text:p text:style-name="P4">
Authors: Ukrinform (Person)</text:p>
      <text:p text:style-name="P4">
Publisher: Укринформ (Organization)</text:p>
      <text:p text:style-name="P4">
Published Time: 2023-07-02T09:16:00+03:00</text:p>
      <text:p text:style-name="P4">
Modified Time: 2023-07-02T09:16:00+03:00</text:p>
      <text:p text:style-name="P4">
Description: As a result of shelling of the Russian Federation Balakliya in Kharkiv region, two women were injured.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Поранені', 'Харківщина', 'Війна з Росією']</text:p>
      <text:p text:style-name="P4">
Type: Article</text:p>
      <!--METADATA-->
      <text:p text:style-name="P4">
<draw:frame draw:style-name="fr1" draw:name="Image43" text:anchor-type="as-char" svg:width="6.9236in" svg:height="3.956343in" draw:z-index="0">
<draw:image xlink:href="../Images/yкринформ/2023-07-02T09-16-00-03-00/630_360_1657197743-186.jpg" xlink:type="simple" xlink:show="embed" xlink:actuate="onLoad" draw:mime-type="image/jpeg"/>
</draw:frame>
In addition to the army of the Russian Federation Balakliya in Kharkiv region, two women were injured.</text:p>
      <text:p text:style-name="P4">
According to Ukrinform, about it in <text:a xlink:type="simple" xlink:href="https://t.me/synegubov/6561" text:style-name="Internet_20_link" text:visited-style-name="Visited_20_Internet_20_Link">
telegram</text:a>
The head of Kharkiv Ova Oleg Synigubov reported.</text:p>
      <text:p text:style-name="P4">
“During the last day, the enemy from artillery and mortars and using the use of the maternity fired at the settlements of Bohodukhiv, Kharkiv, Kupyansk, Chuguev and Izium districts. In particular, under the blow of Russian invaders were Udi, Watch, Vovchansk, Budarki, Balakliya and other settlements, ”Synigubov wrote.</text:p>
      <text:p text:style-name="P4">
According to specified data, as a result of <text:a xlink:type="simple" xlink:href="https://www.ukrinform.ua/tag-obstril" text:style-name="Internet_20_link" text:visited-style-name="Visited_20_Internet_20_Link">
shelling</text:a>
Balakliya was injured by cassette ammunition and a woman of 65 years old. Doctors evaluate her condition as a moderate. A 73-year-old woman with a shrapnel wound was addressed by doctors. The city damages four residential buildings, household structures, transmission line and railway track.</text:p>
      <text:p text:style-name="P4">
<text:span text:style-name="T4">
 Read also: </text:span>
 <text:a xlink:type="simple" xlink:href="https://www.ukrinform.ua/rubric-regions/3730380-vorog-atakuvav-peredmista-zaporizza-ta-prifrontovi-sela-majze-60-obstriliv-za-dobu.html" text:style-name="Internet_20_link" text:visited-style-name="Visited_20_Internet_20_Link">
the enemy attacked the suburbs of Zaporozhye and the front -line villages -Mem 60 <text:span text:style-name="T4">
 Fireting </text:span>
 Iv per day</text:a>
Synugubov added that in the village of Bogodarovo, the Izyum district, a tractor was blown up by mini. It was without the victims.</text:p>
      <text:p text:style-name="P4">
In Kharkiv region there is a demining. Over the past 24 hours, the Pyrotechnics of the SES surveyed more than 9 hectares of territory and disposed of 66 explosive objects.</text:p>
      <text:p text:style-name="P4">
According to Ukrinform, the day before the army of the Russian Federation struck in the city balaklius Izium district in Kharkiv region. Due to the shelling, a woman was 67 years old, three more were injured as a result of falling during shelling.</text:p>
      <text:p text:style-name="P4">
_ Photo illustrative_</text:p>
      <text:p text:style-name="P4">
News Source: <text:a xlink:type="simple" xlink:href="https://www.ukrinform.ua/rubric-regions/3730381-armia-rf-za-dobu-obstrilala-pat-rajoniv-harkivsini-u-balaklii-dvoe-poranenih.html" text:style-name="Internet_20_link" text:visited-style-name="Visited_20_Internet_20_Link">
https://www.ukrinform.ua/rubric-regions/3730381-armia-rf-za-dobu-obstrilala-pat-rajoniv-harkivsini-u-balaklii-dvoe-poranenih.html</text:a>
</text:p>
      <!--NEWS-->
      <text:h text:style-name="P10" text:outline-level="1">
<text:span text:style-name="T4">
Air defense forces destroyed eight shahad drones and three caliber missiles</text:span>
</text:h>
      <text:p text:style-name="P4">
Authors: Ukrinform (Person)</text:p>
      <text:p text:style-name="P4">
Publisher: Укринформ (Organization)</text:p>
      <text:p text:style-name="P4">
Published Time: 2023-07-02T09:24:00+03:00</text:p>
      <text:p text:style-name="P4">
Modified Time: 2023-07-02T09:24:00+03:00</text:p>
      <text:p text:style-name="P4">
Description: At night, air defense destroyed eight enemy shock UAVs Shahd and three winged caliber missiles. - Ukrinform.</text:p>
      <text:p text:style-name="P4">
Images: ['<text:a xlink:type="simple" xlink:href="https://static.ukrinform.com/photos/2022_12/thumb_files/630_360_1671446457-251.jpg" text:style-name="Internet_20_link" text:visited-style-name="Visited_20_Internet_20_Link">
630_360_16714...</text:a>
']</text:p>
      <text:p text:style-name="P4">
Tags: ['Війна з Росією', 'ППО', 'Shahed-136']</text:p>
      <text:p text:style-name="P4">
Type: Article</text:p>
      <!--METADATA-->
      <text:p text:style-name="P4">
<draw:frame draw:style-name="fr1" draw:name="Image44" text:anchor-type="as-char" svg:width="6.9236in" svg:height="3.956343in" draw:z-index="0">
<draw:image xlink:href="../Images/yкринформ/2023-07-02T09-24-00-03-00/630_360_1671446457-251.jpg" xlink:type="simple" xlink:show="embed" xlink:actuate="onLoad" draw:mime-type="image/jpeg"/>
</draw:frame>
At night, a prothibrous defense destroyed eight hostile shock UAVs Shahd and three winged caliber.</text:p>
      <text:p text:style-name="P4">
According to Ukrinform, this is reported in the telegram <text:a xlink:type="simple" xlink:href="https://t.me/kpszsu/3006" text:style-name="Internet_20_link" text:visited-style-name="Visited_20_Internet_20_Link">
Air Force of the Armed Forces</text:a>
 .</text:p>
      <text:p text:style-name="P4">
On the night of July 2, Russian invaders attacked Ukraine by Iranian shock -shaped shahd and three winged caliber missiles.</text:p>
      <text:p text:style-name="P4">
The eight drones were launched from the southeastern direction, the "caliber"-the Glory Sea.</text:p>
      <text:p text:style-name="P4">
*!(https://www.ukrinform.ua/rubric-kyiv/3730354-sili-ppo-znisili-vsi-vorozi-cili-v-nebi-navkolo-kieva-kmva.html)"Air Force Air Force worked in different regions of Ukraine -the responsibility of the South, East and Center. It is in the message.</text:p>
      <text:p text:style-name="P4">
As reported by Ukrinform, <text:a xlink:type="simple" xlink:href="https://www.ukrinform.ua/rubric-regions/3730375-nicna-ataka-dronami-na-kiivsini-poranenij-colovik-poskodzeni-tri-budinki.html" text:style-name="Internet_20_link" text:visited-style-name="Visited_20_Internet_20_Link">
in two districts of Kyiv region</text:a>
Due to the fall of hostile <text:a xlink:type="simple" xlink:href="https://www.ukrinform.ua/tag-bezpilotnik" text:style-name="Internet_20_link" text:visited-style-name="Visited_20_Internet_20_Link">
drones</text:a>
A man is injured, three private homes were damaged.</text:p>
      <text:p text:style-name="P4">
News Source: <text:a xlink:type="simple" xlink:href="https://www.ukrinform.ua/rubric-ato/3730385-sili-ppo-znisili-unoci-visim-droniv-shahed-i-tri-raketi-kalibr.html" text:style-name="Internet_20_link" text:visited-style-name="Visited_20_Internet_20_Link">
https://www.ukrinform.ua/rubric-ato/3730385-sili-ppo-znisili-unoci-visim-droniv-shahed-i-tri-raketi-kalibr.html</text:a>
</text:p>
      <!--NEWS-->
      <text:h text:style-name="P10" text:outline-level="1">
<text:span text:style-name="T4">
The national team of Ukraine will play with France in the quarterfinals of the CHF-2023 among young people</text:span>
</text:h>
      <text:p text:style-name="P4">
Authors: Ukrinform (Person)</text:p>
      <text:p text:style-name="P4">
Publisher: Укринформ (Organization)</text:p>
      <text:p text:style-name="P4">
Published Time: 2023-07-02T09:32:00+03:00</text:p>
      <text:p text:style-name="P4">
Modified Time: 2023-07-02T09:32:00+03:00</text:p>
      <text:p text:style-name="P4">
Description: At the European Football Championships (players up to 21st) on Sunday, July 2, all participants of the semifinal stage of the tournament will be determined. - Ukrinform.</text:p>
      <text:p text:style-name="P4">
Images: ['<text:a xlink:type="simple" xlink:href="https://static.ukrinform.com/photos/2023_07/thumb_files/630_360_1688283443-459.jpg" text:style-name="Internet_20_link" text:visited-style-name="Visited_20_Internet_20_Link">
630_360_16882...</text:a>
']</text:p>
      <text:p text:style-name="P4">
Tags: ['Футбол', 'Молодь']</text:p>
      <text:p text:style-name="P4">
Type: Article</text:p>
      <!--METADATA-->
      <text:p text:style-name="P4">
<draw:frame draw:style-name="fr1" draw:name="Image46" text:anchor-type="as-char" svg:width="6.9236in" svg:height="3.956343in" draw:z-index="0">
<draw:image xlink:href="../Images/yкринформ/2023-07-02T09-32-00-03-00/630_360_1688283443-459.jpg" xlink:type="simple" xlink:show="embed" xlink:actuate="onLoad" draw:mime-type="image/jpeg"/>
</draw:frame>
Griding Championships in Europe in football(Players up to 21st)On Sunday, July 2, all participants of the semifinal stage of the tournament will be determined.</text:p>
      <text:p text:style-name="P4">
The Ukrainian "Youth" in the Romanian city of Kluzh-Napok at 22.00 will meet with the team of France at 22.00, Ukrinform reports.</text:p>
      <text:p text:style-name="P4">
The winner of the confrontation on July 5 in Bucharest(Romania)Groves the ticket to the final with Spain that beat Switzerland the day before(2:1).</text:p>
      <text:p text:style-name="P4">
Іншу півфінальну пару складуть Ізраїль - після перемоги над Грузією (1:0)Takhra team in the match of England - Portugal.</text:p>
      <text:p text:style-name="P4">
<text:span text:style-name="T4">
 Read also: </text:span>
 <text:a xlink:type="simple" xlink:href="https://www.ukrinform.ua/rubric-sports/3730218-sport2023-kalendar-golovnih-podij-lipna.html" text:style-name="Internet_20_link" text:visited-style-name="Visited_20_Internet_20_Link">
Sport-2023. Calendar of the main events of July</text:a>
The decisive match of the youth championship of Europe will take place on July 8(Georgia).</text:p>
      <text:p text:style-name="P4">
Фото: uaf.ua.</text:p>
      <text:p text:style-name="P4">
News Source: <text:a xlink:type="simple" xlink:href="https://www.ukrinform.ua/rubric-sports/3730387-zbirna-ukraini-sogodni-zigrae-z-francieu-u-cvertfinali-ce2023-sered-molodi.html" text:style-name="Internet_20_link" text:visited-style-name="Visited_20_Internet_20_Link">
https://www.ukrinform.ua/rubric-sports/3730387-zbirna-ukraini-sogodni-zigrae-z-francieu-u-cvertfinali-ce2023-sered-molodi.html</text:a>
</text:p>
      <!--NEWS-->
      <text:h text:style-name="P10" text:outline-level="1">
<text:span text:style-name="T4">
The invaders are forcing the residents of Severodonetsk to dig trenches</text:span>
</text:h>
      <text:p text:style-name="P4">
Authors: Ukrinform (Person)</text:p>
      <text:p text:style-name="P4">
Publisher: Укринформ (Organization)</text:p>
      <text:p text:style-name="P4">
Published Time: 2023-07-02T09:33:00+03:00</text:p>
      <text:p text:style-name="P4">
Modified Time: 2023-07-02T09:33:00+03:00</text:p>
      <text:p text:style-name="P4">
Description: Residents of Severodonetsk, whom Russian invaders delay for phone calls from the roofs of multi -storey buildings, send to dig trenches. - Ukrinform.</text:p>
      <text:p text:style-name="P4">
Images: ['<text:a xlink:type="simple" xlink:href="https://static.ukrinform.com/photos/2022_08/thumb_files/630_360_1661971960-889.jpg" text:style-name="Internet_20_link" text:visited-style-name="Visited_20_Internet_20_Link">
630_360_16619...</text:a>
']</text:p>
      <text:p text:style-name="P4">
Tags: ['Луганщина', 'Сєвєродонецьк', 'Війна з Росією']</text:p>
      <text:p text:style-name="P4">
Type: Article</text:p>
      <!--METADATA-->
      <text:p text:style-name="P4">
<draw:frame draw:style-name="fr1" draw:name="Image47" text:anchor-type="as-char" svg:width="6.9236in" svg:height="3.956343in" draw:z-index="0">
<draw:image xlink:href="../Images/yкринформ/2023-07-02T09-33-00-03-00/630_360_1661971960-889.jpg" xlink:type="simple" xlink:show="embed" xlink:actuate="onLoad" draw:mime-type="image/jpeg"/>
</draw:frame>
Inhabitants of Severodonetsk, whom Russian invaders delay for phone calls of removal of high -rise buildings, send to dig trenches.</text:p>
      <text:p text:style-name="P4">
As Ukrinform reports, about it in <text:a xlink:type="simple" xlink:href="https://t.me/luhanskaVTSA/11768" text:style-name="Internet_20_link" text:visited-style-name="Visited_20_Internet_20_Link">
telegram</text:a>
The head of Lugansk Ova Artem Lisogor informed.</text:p>
      <text:p text:style-name="P4">
“It became known what was happening with the Severodonians who were caught for trying to make a call from the roofs of high -rise buildings. Previously, they were fined, then delayed. However, this invaders were not enough. People turn and say that after detention, they were taken outside the city to make fortifications for the Russian Federation. They did the twist of the trenches, ”Lisogor wrote.</text:p>
      <text:p text:style-name="P4">
The Ova chief added that the occupiers continue the terror of civilians, opening fire from artillery in the villages <text:a xlink:type="simple" xlink:href="https://www.ukrinform.ua/tag-lugansina" text:style-name="Internet_20_link" text:visited-style-name="Visited_20_Internet_20_Link">
Luhansk region</text:a>
. On the eve of the firing again and the territory around it, as well as the Dibrova and Bigorivka, which was still struck. The enemy tried to advance the Soviet Debrov, but nothing happened. The efforts of the Russians of Nevsky were also unsuccessful.</text:p>
      <text:p text:style-name="P4">
<text:span text:style-name="T4">
 Read also: </text:span>
 <text:a xlink:type="simple" xlink:href="https://www.ukrinform.ua/rubric-regions/3712165-u-zahoplenomu-severodonecku-ludi-zivut-bez-kanalizacii-svitla-ta-vodi.html" text:style-name="Internet_20_link" text:visited-style-name="Visited_20_Internet_20_Link">
in the captured <text:span text:style-name="T4">
 Severodonets </text:span>
 people live uncomplicated, light and water</text:a>
"The occupation administrations of Kadiivka and Alchevsk are checked by FSB staff. They are asked for the presence of relatives on the territory of Ukraine under the control of the Government, asking this information about colleagues," Lisogor added.</text:p>
      <text:p text:style-name="P4">
According to him, everyone who has access to the state. Similar measures will be carried out by the Russians in each inhabited by the public, because in the so -called "LNR" increase the indicator of detection of spies.</text:p>
      <text:p text:style-name="P4">
As reported by Ukrinform, Russian invaders <text:a xlink:type="simple" xlink:href="https://www.ukrinform.ua/rubric-ato/3725609-zagarbniki-posilili-perevirki-civilnih-poblizu-severodonecka.html" text:style-name="Internet_20_link" text:visited-style-name="Visited_20_Internet_20_Link">
Intensely checked civilians near Severodonetsk</text:a>
. До окупованого міста можна потрапити тільки маючи місцеву реєстрацію.</text:p>
      <text:p text:style-name="P4">
News Source: <text:a xlink:type="simple" xlink:href="https://www.ukrinform.ua/rubric-regions/3730388-zagarbniki-zmusuut-ziteliv-severodonecka-riti-okopi.html" text:style-name="Internet_20_link" text:visited-style-name="Visited_20_Internet_20_Link">
https://www.ukrinform.ua/rubric-regions/3730388-zagarbniki-zmusuut-ziteliv-severodonecka-riti-okopi.html</text:a>
</text:p>
      <!--NEWS-->
      <text:h text:style-name="P10" text:outline-level="1">
<text:span text:style-name="T4">
In Russia, the main air show was canceled because of security concerns - British intelligence</text:span>
</text:h>
      <text:p text:style-name="P4">
Authors: Ukrinform (Person)</text:p>
      <text:p text:style-name="P4">
Publisher: Укринформ (Organization)</text:p>
      <text:p text:style-name="P4">
Published Time: 2023-07-02T09:41:00+03:00</text:p>
      <text:p text:style-name="P4">
Modified Time: 2023-07-02T09:41:00+03:00</text:p>
      <text:p text:style-name="P4">
Description: The Russian Federation abolished the holding of the Max Max Airhow in 2023 as a result of fears due to safety after attack by drones. - Ukrinform.</text:p>
      <text:p text:style-name="P4">
Images: ['<text:a xlink:type="simple" xlink:href="https://static.ukrinform.com/photos/2023_07/thumb_files/630_360_1688279532-460.jpg" text:style-name="Internet_20_link" text:visited-style-name="Visited_20_Internet_20_Link">
630_360_16882...</text:a>
']</text:p>
      <text:p text:style-name="P4">
Tags: ['БПЛА', 'Британія', 'Розвідка', 'Росія', 'Дрон', 'Авіашоу', 'Безпека']</text:p>
      <text:p text:style-name="P4">
Type: Article</text:p>
      <!--METADATA-->
      <text:p text:style-name="P4">
<draw:frame draw:style-name="fr1" draw:name="Image48" text:anchor-type="as-char" svg:width="6.9236in" svg:height="3.956343in" draw:z-index="0">
<draw:image xlink:href="../Images/yкринформ/2023-07-02T09-41-00-03-00/630_360_1688279532-460.jpg" xlink:type="simple" xlink:show="embed" xlink:actuate="onLoad" draw:mime-type="image/jpeg"/>
</draw:frame>
The Urosian Federation canceled the holding of the Max Max Max Airhow in 2023 as a result of fears due to safety after attack by drones.</text:p>
      <text:p text:style-name="P4">
About it in <text:a xlink:type="simple" xlink:href="https://twitter.com/DefenceHQ/status/1675379034190934016" text:style-name="Internet_20_link" text:visited-style-name="Visited_20_Internet_20_Link">
Twitter</text:a>
The British Defense Ministry informed with reference to intelligence data, reports.</text:p>
      <text:p text:style-name="P4">
“The show was probably canceled mostly due to real concern for the safety after recent UAV attacks in Russia. The organizers were likely to be aware of the potential harm to reputation, if the west came to the lessmest -e -delegations, ”experts write <text:a xlink:type="simple" xlink:href="https://www.ukrinform.ua/tag-rozvidka" text:style-name="Internet_20_link" text:visited-style-name="Visited_20_Internet_20_Link">
intelligence.</text:a>
Max is an international air show that is held every two years in the Moscow region. It aims to demonstrate civil and military aerospace sectoria, attracted export customers.</text:p>
      <text:p text:style-name="P4">
In intelligence of Britain it is noted that Russia's war against Ukraine is significantly influenced by the Russian aerospace community.</text:p>
      <text:p text:style-name="P4">
“This sector is experiencing difficulties under international sanctions; Highly qualified persons are encouraged to serve the infantry in their own militia of the Roscosmos space agency, - the ranking reads.</text:p>
      <text:p text:style-name="P4">
<text:span text:style-name="T4">
 Read also: </text:span>
 <text:a xlink:type="simple" xlink:href="https://www.ukrinform.ua/rubric-world/3729145-vagnerivci-zbili-visokocinnij-litak-rf-zadianij-proti-ukraini-britanska-rozvidka.html" text:style-name="Internet_20_link" text:visited-style-name="Visited_20_Internet_20_Link">
"Wagnerivtsi" knocked out a highly valuable plane of the Russian Federation, involved in Ukraine - <text:span text:style-name="T4">
 British </text:span>
 <text:span text:style-name="T4">
 Intelligence </text:span>
</text:a>
Analysts also added that the commander-in-chief of the RFGGEner Air Force Sergey Surovika did not appear in public after the unsuccessful rebellion of Prigogine on June 24, to which he provided a connection with the Defense Ministry.</text:p>
      <text:p text:style-name="P4">
As reported by Ukrinform, British intelligence also reported that <text:a xlink:type="simple" xlink:href="https://www.ukrinform.ua/rubric-world/3729657-vijskovi-vitrati-rf-cogoric-stanovlat-blizko-858-milarda-britanska-rozvidka.html" text:style-name="Internet_20_link" text:visited-style-name="Visited_20_Internet_20_Link">
budget expenditures of Russia this year was about 6.6 trillion rubles(about $ 85.8 billion). </text:a>
Photo from open springs</text:p>
      <text:p text:style-name="P4">
News Source: <text:a xlink:type="simple" xlink:href="https://www.ukrinform.ua/rubric-world/3730389-u-rosii-skasuvali-golovne-aviasou-cerez-pobouvanna-sodo-bezpeki-britanska-rozvidka.html" text:style-name="Internet_20_link" text:visited-style-name="Visited_20_Internet_20_Link">
https://www.ukrinform.ua/rubric-world/3730389-u-rosii-skasuvali-golovne-aviasou-cerez-pobouvanna-sodo-bezpeki-britanska-rozvidka.html</text:a>
</text:p>
      <!--NEWS-->
      <text:h text:style-name="P10" text:outline-level="1">
<text:span text:style-name="T4">
NBA: Link will continue the performance in Sacramento</text:span>
</text:h>
      <text:p text:style-name="P4">
Authors: Ukrinform (Person)</text:p>
      <text:p text:style-name="P4">
Publisher: Укринформ (Organization)</text:p>
      <text:p text:style-name="P4">
Published Time: 2023-07-02T09:46:39+03:00</text:p>
      <text:p text:style-name="P4">
Modified Time: 2023-07-02T09:46:39+03:00</text:p>
      <text:p text:style-name="P4">
Description: The 30-year-old Ukrainian center "Sacramento Kings" Alexei Len has agreed with the club with a new agreement. - Ukrinform.</text:p>
      <text:p text:style-name="P4">
Images: ['<text:a xlink:type="simple" xlink:href="https://static.ukrinform.com/photos/2023_07/thumb_files/630_360_1688280336-613.jpg" text:style-name="Internet_20_link" text:visited-style-name="Visited_20_Internet_20_Link">
630_360_16882...</text:a>
']</text:p>
      <text:p text:style-name="P4">
Tags: ['Баскетбол', 'НБА', 'Олексій Лень']</text:p>
      <text:p text:style-name="P4">
Type: Article</text:p>
      <!--METADATA-->
      <text:p text:style-name="P4">
<draw:frame draw:style-name="fr1" draw:name="Image49" text:anchor-type="as-char" svg:width="6.9236in" svg:height="3.956343in" draw:z-index="0">
<draw:image xlink:href="../Images/yкринформ/2023-07-02T09-46-39-03-00/630_360_1688280336-613.jpg" xlink:type="simple" xlink:show="embed" xlink:actuate="onLoad" draw:mime-type="image/jpeg"/>
</draw:frame>
The 30-year-old Sacramento King's Center Alexei Lena agreed with the Novugoud Club.</text:p>
      <text:p text:style-name="P4">
Basketball player of the national team of Ukraine will sign one -year <text:a xlink:type="simple" xlink:href="https://twitter.com/ShamsCharania/status/1675323169077440517" text:style-name="Internet_20_link" text:visited-style-name="Visited_20_Internet_20_Link">
contract</text:a>
for 3.2 million dollars, Ukrinform reports.</text:p>
      <text:p text:style-name="P4">
For Alexei it will be already 11 season in the North American National Basketball Association(NBA).</text:p>
      <text:p text:style-name="P4">
<text:span text:style-name="T4">
Читайте також:</text:span>
 <text:a xlink:type="simple" xlink:href="https://www.ukrinform.ua/rubric-sports/3730261-ukrainski-basketbolistki-obigrali-svedok-na-evro2023-u18.html" text:style-name="Internet_20_link" text:visited-style-name="Visited_20_Internet_20_Link">
 Українські <text:span text:style-name="T4">
баскетбол</text:span>
 істки обіграли шведок наЄвро-2023 (U18) </text:a>
Led in a regular season spent 26 matches, scoring an average of 1.7 points of the thunderstorm.</text:p>
      <text:p text:style-name="P4">
In the NBA playoff, the player played 7 matches of the Golden State, scoring 2.7 points per game.</text:p>
      <text:p text:style-name="P4">
Photo: Getty Images.</text:p>
      <text:p text:style-name="P4">
News Source: <text:a xlink:type="simple" xlink:href="https://www.ukrinform.ua/rubric-sports/3730391-nba-len-prodovzit-vistup-u-sakramento.html" text:style-name="Internet_20_link" text:visited-style-name="Visited_20_Internet_20_Link">
https://www.ukrinform.ua/rubric-sports/3730391-nba-len-prodovzit-vistup-u-sakramento.html</text:a>
</text:p>
      <!--NEWS-->
      <text:h text:style-name="P10" text:outline-level="1">
<text:span text:style-name="T4">
Ukraine was, is and will be a maritime state: Naev - on the day of the Navy of Ukraine</text:span>
</text:h>
      <text:p text:style-name="P4">
Authors: Ukrinform (Person)</text:p>
      <text:p text:style-name="P4">
Publisher: Укринформ (Organization)</text:p>
      <text:p text:style-name="P4">
Published Time: 2023-07-02T09:49:46+03:00</text:p>
      <text:p text:style-name="P4">
Modified Time: 2023-07-02T09:49:46+03:00</text:p>
      <text:p text:style-name="P4">
Description: Ukraine has been, is and will be a maritime state. - Ukrinform.</text:p>
      <text:p text:style-name="P4">
Images: ['<text:a xlink:type="simple" xlink:href="https://static.ukrinform.com/photos/2023_04/thumb_files/630_360_1682399227-528.jpg" text:style-name="Internet_20_link" text:visited-style-name="Visited_20_Internet_20_Link">
630_360_16823...</text:a>
']</text:p>
      <text:p text:style-name="P4">
Tags: ['Свято', 'ВМС України', 'Сергій Наєв', 'Море']</text:p>
      <text:p text:style-name="P4">
Type: Article</text:p>
      <!--METADATA-->
      <text:p text:style-name="P4">
<draw:frame draw:style-name="fr1" draw:name="Image50" text:anchor-type="as-char" svg:width="6.9236in" svg:height="3.956343in" draw:z-index="0">
<draw:image xlink:href="../Images/yкринформ/2023-07-02T09-49-46-03-00/630_360_1682399227-528.jpg" xlink:type="simple" xlink:show="embed" xlink:actuate="onLoad" draw:mime-type="image/jpeg"/>
</draw:frame>
Ukrainianabula, is and will be a maritime state.</text:p>
      <text:p text:style-name="P4">
This was noted(https://t.me/SerhiyNaiev/71?fbclid=IwAR3j2giGXrMV9ZrkFcnVprJkjx3Se0iCRQeUTW8IMd6xerpzpbfXKWqD8vU)military sailors and marines with a professional holiday.</text:p>
      <text:p text:style-name="P4">
“Ukraine has been, is and will be a maritime state. The Navy of Ukraine - Tsevova, who stop and ruthlessly destroy enemies at sea, on land and in the air, showing an unbreakable morale, ”Naev emphasized.</text:p>
      <text:p text:style-name="P4">
He added that Ukraine is fond of the heroism of Marines - Defenders <text:a xlink:type="simple" xlink:href="https://www.ukrinform.ua/tag-mariupol" text:style-name="Internet_20_link" text:visited-style-name="Visited_20_Internet_20_Link">
Mariupol</text:a>
, proud of navigation of naval aviation, which inflicted lesions of the enemy, releasing the ostrovinium, is inspired by the skill of coastal rocket launchers, who skillfully destroy the enemy.</text:p>
      <text:p text:style-name="P4">
<text:span text:style-name="T4">
 Read also: </text:span>
 [Snake or destruction of the Moscow cruiser - this is just the beginning: <text:span text:style-name="T4">
 Shelspa </text:span>
 PA congratulated the Navy of Ukraine]](https://www.ukrinform.ua/rubric-society/3730369-gotovnist-do-borotbi-ta-profesijnist-nadihaut-svit-neizpapa-privitav-z-dnem-vms-ukraini.html)“Dear military sailors!Thanks to your ability to fight Odesa, Nikolaev, Kherson and other cities of the south of our country remain under Ukrainian label!Thank you for the courage and self -sacrifice that you show in the battles of the Island aggressor, ”said Lieutenant General Sergey Nayev, commander of the Joint Forces.</text:p>
      <text:p text:style-name="P4">
According to Presidential Decree No. 331/2015 of June 12, 2015, the Fleet Day in Ukraine is celebrated on the first Sunday of July. Full name is the Day of the Navy of the Armed Forces of Ukraine.</text:p>
      <text:p text:style-name="P4">
_ Photo by Yevgeny Silkin and Roman Naumova _</text:p>
      <text:p text:style-name="P4">
News Source: <text:a xlink:type="simple" xlink:href="https://www.ukrinform.ua/rubric-society/3730392-ukraina-bula-e-i-bude-morskou-derzavou-naev-u-den-vms-ukraini.html" text:style-name="Internet_20_link" text:visited-style-name="Visited_20_Internet_20_Link">
https://www.ukrinform.ua/rubric-society/3730392-ukraina-bula-e-i-bude-morskou-derzavou-naev-u-den-vms-ukraini.html</text:a>
</text:p>
      <!--NEWS-->
      <text:h text:style-name="P10" text:outline-level="1">
<text:span text:style-name="T4">
The enemy hit the village in Zaporozhye at night, a high school building destroyed</text:span>
</text:h>
      <text:p text:style-name="P4">
Authors: Ukrinform (Person)</text:p>
      <text:p text:style-name="P4">
Publisher: Укринформ (Organization)</text:p>
      <text:p text:style-name="P4">
Published Time: 2023-07-02T09:50:00+03:00</text:p>
      <text:p text:style-name="P4">
Modified Time: 2023-07-02T09:50:00+03:00</text:p>
      <text:p text:style-name="P4">
Description: At night, during the aircraft alarm, Russian troops fired at Komyshivau Zaporizhzhya region, destroying the Gymnasium building. - Ukrinform.</text:p>
      <text:p text:style-name="P4">
Images: ['<text:a xlink:type="simple" xlink:href="https://static.ukrinform.com/photos/2023_07/thumb_files/630_360_1688280953-393.jpeg" text:style-name="Internet_20_link" text:visited-style-name="Visited_20_Internet_20_Link">
630_360_16882...</text:a>
']</text:p>
      <text:p text:style-name="P4">
Tags: ['Обстріл', 'Школа', 'Запоріжжя', 'Війна з Росією']</text:p>
      <text:p text:style-name="P4">
Type: Article</text:p>
      <!--METADATA-->
      <text:p text:style-name="P4">
<draw:frame draw:style-name="fr1" draw:name="Image51" text:anchor-type="as-char" svg:width="6.9236in" svg:height="3.956343in" draw:z-index="0">
<draw:image xlink:href="../Images/yкринформ/2023-07-02T09-50-00-03-00/630_360_1688280953-393.jpeg" xlink:type="simple" xlink:show="embed" xlink:actuate="onLoad" draw:mime-type="image/jpeg"/>
</draw:frame>
At night, during the air alarm signal, the Russian troops fired the Komyshivahuzhuzhiv region, destroying the building of the gymnasium.</text:p>
      <text:p text:style-name="P4">
About it in <text:a xlink:type="simple" xlink:href="https://t.me/komish_gromada/507" text:style-name="Internet_20_link" text:visited-style-name="Visited_20_Internet_20_Link">
telegram</text:a>
The community reports, Ukrinform reports.</text:p>
      <text:p text:style-name="P4">
"At night, Russian invaders struck the Komyshuwa.(https://www.ukrinform.ua/tag-skola)"Source," -goes to the post.</text:p>
      <text:p text:style-name="P4">
It was without the wounded and the dead.</text:p>
      <text:p text:style-name="P4">
<text:span text:style-name="T4">
 Read also: </text:span>
 <text:a xlink:type="simple" xlink:href="https://www.ukrinform.ua/rubric-ato/3730268-zagarbniki-obstrilali-dvi-prifrontovi-gromadi-na-zaporizzi-e-zagiblij-ta-poraneni.html" text:style-name="Internet_20_link" text:visited-style-name="Visited_20_Internet_20_Link">
invaders fired two front -line communities on <text:span text:style-name="T4">
 Zaporizhzhia </text:span>
 and, are killed and injured</text:a>
In <text:a xlink:type="simple" xlink:href="https://t.me/komish_gromada/508" text:style-name="Internet_20_link" text:visited-style-name="Visited_20_Internet_20_Link">
settlement council</text:a>
They informed that the Dzherelo gum was created in 1959. This reference facility has branches in three sets of community, at the same time more than 800 students could study.</text:p>
      <text:p text:style-name="P4">
During the martial law, a "indomitable point" was equipped in the gymnasium.</text:p>
      <text:p text:style-name="P4">
The village council published a video what the gymnasium was. In 2021, under the Great Construction Program, the institution was reconstructed: a major repair was carried out, the design was updated, heating, lighting, water, water and drainage systems were adjusted. The gymnasium was equipped with modern offices of chemistry, biology and mathematics, computer classes and a gym, installed modern equipment - interactive projects, boards and more.</text:p>
      <text:p text:style-name="P4">
A project of improvement of the territory was also developed. The gymnasium had a multifunctional playground, track and field sector, simulators, tennis court, gazebos for outdoor training and multi -skin. The completion of the works was planned for 2023.</text:p>
      <text:p text:style-name="P4">
Earlier it was reported that <text:a xlink:type="simple" xlink:href="https://www.ukrinform.ua/rubric-regions/3730380-vorog-atakuvav-peredmista-zaporizza-ta-prifrontovi-sela-majze-60-obstriliv-za-dobu.html" text:style-name="Internet_20_link" text:visited-style-name="Visited_20_Internet_20_Link">
during the day the enemy made 58 shelling</text:a>
On the territory of 18 martial settlements: attacked the suburbs of the regional center, 4 rocket launchers came across Komyshuvas, twice beaten from the RSSV on Levadny, 52 artillery rags made on Orykhov, Guliaypol, Railway, Stepnogorsk Talon -Taurus.</text:p>
      <text:p text:style-name="P4">
News Source: <text:a xlink:type="simple" xlink:href="https://www.ukrinform.ua/rubric-ato/3730396-vorog-unoci-vdariv-po-selu-na-zaporizzi-zrujnovana-budivla-gimnazii.html" text:style-name="Internet_20_link" text:visited-style-name="Visited_20_Internet_20_Link">
https://www.ukrinform.ua/rubric-ato/3730396-vorog-unoci-vdariv-po-selu-na-zaporizzi-zrujnovana-budivla-gimnazii.html</text:a>
</text:p>
      <!--NEWS-->
      <text:h text:style-name="P10" text:outline-level="1">
<text:span text:style-name="T4">
Russia has increased the number of rocket carriers in the Black Sea, the total volley is 16 "calibers"</text:span>
</text:h>
      <text:p text:style-name="P4">
Authors: Ukrinform (Person)</text:p>
      <text:p text:style-name="P4">
Publisher: Укринформ (Organization)</text:p>
      <text:p text:style-name="P4">
Published Time: 2023-07-02T09:55:00+03:00</text:p>
      <text:p text:style-name="P4">
Modified Time: 2023-07-02T09:55:00+03:00</text:p>
      <text:p text:style-name="P4">
Description: The enemy increases the strength and means to continue rocket terror. In the Black Sea, Russia has increased the number of rocket launchers. - Ukrinform.</text:p>
      <text:p text:style-name="P4">
Images: ['<text:a xlink:type="simple" xlink:href="https://static.ukrinform.com/photos/2023_04/thumb_files/630_360_1680330426-334.jpg" text:style-name="Internet_20_link" text:visited-style-name="Visited_20_Internet_20_Link">
630_360_16803...</text:a>
']</text:p>
      <text:p text:style-name="P4">
Tags: ['Обстріл', ' Чорне море', 'Війна з Росією', 'Єдині новини', 'Наталія Гуменюк']</text:p>
      <text:p text:style-name="P4">
Type: Article</text:p>
      <!--METADATA-->
      <text:p text:style-name="P4">
<draw:frame draw:style-name="fr1" draw:name="Image53" text:anchor-type="as-char" svg:width="6.9236in" svg:height="3.956343in" draw:z-index="0">
<draw:image xlink:href="../Images/yкринформ/2023-07-02T09-55-00-03-00/630_360_1680330426-334.jpg" xlink:type="simple" xlink:show="embed" xlink:actuate="onLoad" draw:mime-type="image/jpeg"/>
</draw:frame>
It is alerting forces and means to continue rocket terror. In the Black Sea, the Russian has grown the number of rocket launchers.</text:p>
      <text:p text:style-name="P4">
Natalia Humeniuk, Ukrinform, was mentioned on the national telephone of the Unified News on the Unified News Tele scale.</text:p>
      <text:p text:style-name="P4">
"The very fact that the enemy increases both the strength and the means, and the tension says that the pause they kept was directed to this mobilization of the forces of the Tarasurs in order to continue rocket terror," Humeniuk said.</text:p>
      <text:p text:style-name="P4">
<text:span text:style-name="T4">
 Read also: </text:span>
 <text:a xlink:type="simple" xlink:href="https://www.ukrinform.ua/rubric-ato/3730338-vorog-zdijsniv-rotaciu-raketonosiiv-u-cornomu-mori-ok-pivden.html" text:style-name="Internet_20_link" text:visited-style-name="Visited_20_Internet_20_Link">
the enemy has rotated rocket carriers in the Black Sea - OK "South"</text:a>
According to her, Russia has intensified both tactical aviation and rocket launchers in <text:a xlink:type="simple" xlink:href="https://www.ukrinform.ua/tag-corne-more" text:style-name="Internet_20_link" text:visited-style-name="Visited_20_Internet_20_Link">
Montenegrus</text:a>
. The ship group is increasing: to two submarines, which were on duty from the night, added one super -water carrier. The total volley of "calibers" increased to 16.</text:p>
      <text:p text:style-name="P4">
At the same time the Russians intensified artillery shelling. About 40-50 shelling day. “And at night the situation is almost the same. That is, this is a way of terror, the sizes do not allow to sleep and light in the afternoon. And at the same time they are fired. Cenagonation of the situation to intimidate the population and the forces of defense, ”she said.</text:p>
      <text:p text:style-name="P4">
<text:span text:style-name="T4">
 Read also: </text:span>
 <text:a xlink:type="simple" xlink:href="https://www.ukrinform.ua/rubric-ato/3729899-zsu-prodovzuut-tisnuti-na-rosijskih-zagarbnikiv-na-pivdni-gumenuk.html" text:style-name="Internet_20_link" text:visited-style-name="Visited_20_Internet_20_Link">
Armed Forces continue to press on Russian invaders half -day - <text:span text:style-name="T4">
 Humeniuk </text:span>
</text:a>
As reported by Ukrinform, on the night of July 2 <text:a xlink:type="simple" xlink:href="https://www.ukrinform.ua/rubric-ato/3730385-sili-ppo-znisili-unoci-visim-droniv-shahed-i-tri-raketi-kalibr.html" text:style-name="Internet_20_link" text:visited-style-name="Visited_20_Internet_20_Link">
air defense forces destroyed the enemy shock UAVs Shahd and three winged "Caliber" missiles</text:a>
 .</text:p>
      <text:p text:style-name="P4">
News Source: <text:a xlink:type="simple" xlink:href="https://www.ukrinform.ua/rubric-ato/3730395-rosia-zbilsila-kilkist-raketonosiiv-u-cornomu-mori-zagalnij-zalp-16-kalibriv.html" text:style-name="Internet_20_link" text:visited-style-name="Visited_20_Internet_20_Link">
https://www.ukrinform.ua/rubric-ato/3730395-rosia-zbilsila-kilkist-raketonosiiv-u-cornomu-mori-zagalnij-zalp-16-kalibriv.html</text:a>
</text:p>
      <!--NEWS-->
      <text:h text:style-name="P10" text:outline-level="1">
<text:span text:style-name="T4">
The Russians launched a radio -controlled bomb in Kherson and fired a farm</text:span>
</text:h>
      <text:p text:style-name="P4">
Authors: Ukrinform (Person)</text:p>
      <text:p text:style-name="P4">
Publisher: Укринформ (Organization)</text:p>
      <text:p text:style-name="P4">
Published Time: 2023-07-02T0:44:00+03:00</text:p>
      <text:p text:style-name="P4">
Modified Time: 2023-07-02T20:44:00+03:00</text:p>
      <text:p text:style-name="P4">
Description: Due to the Russian shelling of Kherson region, four residents of the regional center were injured, the enemy launched a radio -controlled bomb on Zmiivka, and destroyed the farm in the garden. - Ukrinform.</text:p>
      <text:p text:style-name="P4">
Images: ['<text:a xlink:type="simple" xlink:href="https://static.ukrinform.com/photos/2023_06/thumb_files/630_360_1687240826-168.jpeg" text:style-name="Internet_20_link" text:visited-style-name="Visited_20_Internet_20_Link">
630_360_16872...</text:a>
']</text:p>
      <text:p text:style-name="P4">
Tags: ['Херсонщина', 'Обстріл', 'Війна з Росією', 'Єдині новини']</text:p>
      <text:p text:style-name="P4">
Type: Article</text:p>
      <!--METADATA-->
      <text:p text:style-name="P4">
<draw:frame draw:style-name="fr1" draw:name="Image54" text:anchor-type="as-char" svg:width="6.9236in" svg:height="3.956343in" draw:z-index="0">
<draw:image xlink:href="../Images/yкринформ/2023-07-02T0-44-00-03-00/630_360_1687240826-168.jpeg" xlink:type="simple" xlink:show="embed" xlink:actuate="onLoad" draw:mime-type="image/jpeg"/>
</draw:frame>
Through the Kherson region, four residents of the regional center were injured, the enemy launched a radio -controlled bomb on Zmiivka, and in the garden destroying fellowship.</text:p>
      <text:p text:style-name="P4">
About it on the air of the telecast <text:a xlink:type="simple" xlink:href="https://www.youtube.com/watch" text:style-name="Internet_20_link" text:visited-style-name="Visited_20_Internet_20_Link">
"only news"</text:a>
Kherson's spokesman Alexander Tolokonnikov reported, Ukrinform correspondent reports.</text:p>
      <text:p text:style-name="P4">
“Today, a radio -controlled bomb was launched on Zmiivka. The houses were destroyed. It was without the victims. Also in the garden Russians, the farm was fired. The farm is almost completely burned down, and people were not injured here too. Also the house <text:a xlink:type="simple" xlink:href="https://www.ukrinform.ua/tag-obstril" text:style-name="Internet_20_link" text:visited-style-name="Visited_20_Internet_20_Link">
fired</text:a>
In the Komyshany, ”Tolokonnikov said.</text:p>
      <text:p text:style-name="P4">
<text:span text:style-name="T4">
 Read also: </text:span>
 <text:a xlink:type="simple" xlink:href="https://www.ukrinform.ua/rubric-regions/3730501-u-hersoni-cerez-vorozi-obstrili-stalisa-pat-pozez-u-budinkah.html" text:style-name="Internet_20_link" text:visited-style-name="Visited_20_Internet_20_Link">
in <text:span text:style-name="T4">
 Kherson </text:span>
 And because of enemy shelling there were five fires of homes</text:a>
He also reported that a total of five wounded in the region on July 2. The result of the shelling of the pharmacy and the catering establishment(In Kherson -ed.)The 46-year-old man was seriously injured, and 70-year-old lighter. Later, the Russians fired a high-rise building. There were a 22-year-old man and his 46-year-old mother. They were hospitalized. Stannarazi is stable. Another person was injured in a post-Pokrovsky.</text:p>
      <text:p text:style-name="P4">
As reported by Ukrinform, the Russian army of last day, on July 1, made <text:a xlink:type="simple" xlink:href="https://www.ukrinform.ua/rubric-regions/3730379-rosiani-86-raziv-za-dobu-obstrilali-hersonsinu-patero-poranenih.html" text:style-name="Internet_20_link" text:visited-style-name="Visited_20_Internet_20_Link">
86 units of Kherson region, five people were injured.</text:a>
_ Photo illustrative _</text:p>
      <text:p text:style-name="P4">
News Source: <text:a xlink:type="simple" xlink:href="https://www.ukrinform.ua/rubric-ato/3730587-rosiani-zapustili-po-hersonsini-radiokerovanu-bombu-ta-obstrilali-fermu.html" text:style-name="Internet_20_link" text:visited-style-name="Visited_20_Internet_20_Link">
https://www.ukrinform.ua/rubric-ato/3730587-rosiani-zapustili-po-hersonsini-radiokerovanu-bombu-ta-obstrilali-fermu.html</text:a>
</text:p>
      <!--NEWS-->
      <text:h text:style-name="P10" text:outline-level="1">
<text:span text:style-name="T4">
The automated opening system is planned to be introduced throughout Kiev - KMVA</text:span>
</text:h>
      <text:p text:style-name="P4">
Authors: Ukrinform (Person)</text:p>
      <text:p text:style-name="P4">
Publisher: Укринформ (Organization)</text:p>
      <text:p text:style-name="P4">
Published Time: 2023-07-02T10:08:00+03:00</text:p>
      <text:p text:style-name="P4">
Modified Time: 2023-07-02T10:08:00+03:00</text:p>
      <text:p text:style-name="P4">
Description: Automated shelter opening systems are planned to be gradually introduced throughout Kiev. - Ukrinform.</text:p>
      <text:p text:style-name="P4">
Images: ['<text:a xlink:type="simple" xlink:href="https://static.ukrinform.com/photos/2023_05/thumb_files/630_360_1684524477-301.jpeg" text:style-name="Internet_20_link" text:visited-style-name="Visited_20_Internet_20_Link">
630_360_16845...</text:a>
']</text:p>
      <text:p text:style-name="P4">
Tags: ['Київ', 'Бомбосховище', 'Укриття', 'Єдині новини']</text:p>
      <text:p text:style-name="P4">
Type: Article</text:p>
      <!--METADATA-->
      <text:p text:style-name="P4">
<draw:frame draw:style-name="fr1" draw:name="Image55" text:anchor-type="as-char" svg:width="6.9236in" svg:height="3.956343in" draw:z-index="0">
<draw:image xlink:href="../Images/yкринформ/2023-07-02T10-08-00-03-00/630_360_1684524477-301.jpeg" xlink:type="simple" xlink:show="embed" xlink:actuate="onLoad" draw:mime-type="image/jpeg"/>
</draw:frame>
Systematized opening of shelters is planned to be gradually introduced throughout the Kyiv.</text:p>
      <text:p text:style-name="P4">
About it a spokesman for the Kyiv City Military Administration, Mikhail Shamanov, scanned on the broadcast of the Teleterna "Unified News", Ukrinform reports.</text:p>
      <text:p text:style-name="P4">
“This system is now pilot. It is introduced in Darnytskyi district. We have tested how she works. I think that such a system is gradually being implemented in all parts of Kyiv and throughout Ukraine. By the way, it works in Vinnitsa, ”Shamanov said.</text:p>
      <text:p text:style-name="P4">
According to him, according to the order of the KSCA, the shelter fund is being improved. New premises are searched that can be introduced vexplaination as shelter. That is, electricity can be carried out there, a pre -thyroid shield.</text:p>
      <text:p text:style-name="P4">
<text:span text:style-name="T4">
 Read also: </text:span>
 <text:a xlink:type="simple" xlink:href="https://www.ukrinform.ua/rubric-kyiv/3729500-fond-help-for-ukraine-dopomagae-oblastovuvati-ukritta-v-stolici.html" text:style-name="Internet_20_link" text:visited-style-name="Visited_20_Internet_20_Link">
HELP FOR UKRAINE "Help <text:span text:style-name="T4">
 Shelter </text:span>
 In the Capital</text:a>
“These are parking lots, these are some private premises, such as restaurants that were once in a fund of protective structures. If the premises that are in the funds and it is on the shelter shelter map but is not corresponded to the norms, and people have repeatedly complained, examination is conducted, and it is conducted. Instead, it is sought nearby, which can be a shelter after certain relevant procedures, ”added a spokesman for the Kyiv City Military Administration.</text:p>
      <text:p text:style-name="P4">
It has been reported <text:a xlink:type="simple" xlink:href="https://www.ukrinform.ua/rubric-kyiv/3728281-u-stolici-zapracue-elektronna-sistema-dostupu-do-ukrittiv.html" text:style-name="Internet_20_link" text:visited-style-name="Visited_20_Internet_20_Link">
already testing the automated shelter opening system.</text:a>
The first such device appeared in one civil protection intruder. The system has four independent variants of opening the shelter: automatically when the city is announced by air alarm; remotely dispatcher on the call of visitors; physical "key" like a conventional intercom; Through the PIN code generated in the Chat Boot of Kyiv Bombo Square.</text:p>
      <text:p text:style-name="P4">
News Source: <text:a xlink:type="simple" xlink:href="https://www.ukrinform.ua/rubric-kyiv/3730400-sistemu-avtomatizovanogo-vidkritta-shovis-planuut-zaprovaditi-po-vsomu-kievu-kmva.html" text:style-name="Internet_20_link" text:visited-style-name="Visited_20_Internet_20_Link">
https://www.ukrinform.ua/rubric-kyiv/3730400-sistemu-avtomatizovanogo-vidkritta-shovis-planuut-zaprovaditi-po-vsomu-kievu-kmva.html</text:a>
</text:p>
      <!--NEWS-->
      <text:h text:style-name="P10" text:outline-level="1">
<text:span text:style-name="T4">
Ukrainians Chornohuz and Kochanov became bronze medalists of Euro-2023 with free wrestling</text:span>
</text:h>
      <text:p text:style-name="P4">
Authors: Ukrinform (Person)</text:p>
      <text:p text:style-name="P4">
Publisher: Укринформ (Organization)</text:p>
      <text:p text:style-name="P4">
Published Time: 2023-07-02T10:13:00+03:00</text:p>
      <text:p text:style-name="P4">
Modified Time: 2023-07-02T22:13:00+03:00</text:p>
      <text:p text:style-name="P4">
Description: On the final day of the European Championships (athletes up to 20 years), Ukrainians Ivan Chornoguz and Vladimir Kochanov rose to the podium of the competition. - Ukrinform.</text:p>
      <text:p text:style-name="P4">
Images: ['<text:a xlink:type="simple" xlink:href="https://static.ukrinform.com/photos/2023_07/thumb_files/630_360_1688325160-672.jpg" text:style-name="Internet_20_link" text:visited-style-name="Visited_20_Internet_20_Link">
630_360_16883...</text:a>
']</text:p>
      <text:p text:style-name="P4">
Tags: ['вільна боротьба']</text:p>
      <text:p text:style-name="P4">
Type: Article</text:p>
      <!--METADATA-->
      <text:p text:style-name="P4">
<draw:frame draw:style-name="fr1" draw:name="Image56" text:anchor-type="as-char" svg:width="6.9236in" svg:height="3.956343in" draw:z-index="0">
<draw:image xlink:href="../Images/yкринформ/2023-07-02T10-13-00-03-00/630_360_1688325160-672.jpg" xlink:type="simple" xlink:show="embed" xlink:actuate="onLoad" draw:mime-type="image/jpeg"/>
</draw:frame>
Sports Fighting Championships(Athletes up to 20 type)In Santiago-de-composted(Spain)Ukrainian Chornohuz and Vladimir Kochanov climbed on the pedestal of the competition.</text:p>
      <text:p text:style-name="P4">
Chornohuz won bronze in the weight category up to 86 kg, and Kochanov Staffronse medalist of the European Championships for a free weight in weight of up to 125 kg, Ukrinform reports.</text:p>
      <text:p text:style-name="P4">
<text:span text:style-name="T4">
 Read also: </text:span>
 <text:a xlink:type="simple" xlink:href="https://www.ukrinform.ua/rubric-sports/3730406-ukrainski-vilniki-zdobuli-dva-zolota-na-cempionati-evropi-u20.html" text:style-name="Internet_20_link" text:visited-style-name="Visited_20_Internet_20_Link">
Ukrainian "Vilniki" won two "gold" on the U20 championships</text:a>
A day earlier "gold" Euro-2023(U20)Nikita Zubal won(65 kg)and Ivan Primachenko(97 kg).</text:p>
      <text:p text:style-name="P4">
Фото: ukrwrestling.com.ua.</text:p>
      <text:p text:style-name="P4">
News Source: <text:a xlink:type="simple" xlink:href="https://www.ukrinform.ua/rubric-sports/3730608-ukrainci-cornoguz-i-kocanov-stali-bronzovimi-prizerami-evro2023-z-vilnoi-borotbi.html" text:style-name="Internet_20_link" text:visited-style-name="Visited_20_Internet_20_Link">
https://www.ukrinform.ua/rubric-sports/3730608-ukrainci-cornoguz-i-kocanov-stali-bronzovimi-prizerami-evro2023-z-vilnoi-borotbi.html</text:a>
</text:p>
      <!--NEWS-->
      <text:h text:style-name="P10" text:outline-level="1">
<text:span text:style-name="T4">
Zaluzhny congratulated the fighting brothers on the Navy Day of Ukraine</text:span>
</text:h>
      <text:p text:style-name="P4">
Authors: Ukrinform (Person)</text:p>
      <text:p text:style-name="P4">
Publisher: Укринформ (Organization)</text:p>
      <text:p text:style-name="P4">
Published Time: 2023-07-02T10:21:00+03:00</text:p>
      <text:p text:style-name="P4">
Modified Time: 2023-07-02T10:21:00+03:00</text:p>
      <text:p text:style-name="P4">
Description: The Commander-in-Chief of the Armed Forces of Ukraine Valery Zaluzhny congratulated the Naval forces of the Armed Forces on his professional holiday and thanked for loyalty, sustainability and professionalism. - Ukrinform.</text:p>
      <text:p text:style-name="P4">
Images: ['<text:a xlink:type="simple" xlink:href="https://static.ukrinform.com/photos/2023_02/thumb_files/630_360_1676531390-589.jpg" text:style-name="Internet_20_link" text:visited-style-name="Visited_20_Internet_20_Link">
630_360_16765...</text:a>
']</text:p>
      <text:p text:style-name="P4">
Tags: ['Свято', 'ВМС України', 'Валерій Залужний', 'Війна з Росією']</text:p>
      <text:p text:style-name="P4">
Type: Article</text:p>
      <!--METADATA-->
      <text:p text:style-name="P4">
<draw:frame draw:style-name="fr1" draw:name="Image57" text:anchor-type="as-char" svg:width="6.9236in" svg:height="3.956343in" draw:z-index="0">
<draw:image xlink:href="../Images/yкринформ/2023-07-02T10-21-00-03-00/630_360_1676531390-589.jpg" xlink:type="simple" xlink:show="embed" xlink:actuate="onLoad" draw:mime-type="image/jpeg"/>
</draw:frame>
The Commander-in-Chief of the Armed Forces of Ukraine Valery Zaluzhny congratulated the Naval forces of the Armed Forces on his professional holiday and thanked for his loyalty, sustainability and professionalism.</text:p>
      <text:p text:style-name="P4">
According to Ukrinform, the Commander -in -Chief of the Armed Forces wrote about it in <text:a xlink:type="simple" xlink:href="https://t.me/CinCAFU/524" text:style-name="Internet_20_link" text:visited-style-name="Visited_20_Internet_20_Link">
telegram</text:a>
and posted the appropriate video.</text:p>
      <text:p text:style-name="P4">
"I congratulate the fighting brothers on the Day of the Navy of the Armed Forces of Ukraine," Zaluzhny emphasized and thanked for loyalty, sustainability and professionalism.</text:p>
      <text:p text:style-name="P4">
_ Dudelo: <text:a xlink:type="simple" xlink:href="https://www.facebook.com/watch/" text:style-name="Internet_20_link" text:visited-style-name="Visited_20_Internet_20_Link">
Commander -in -Chief of the Armed Forces of Ukraine</text:a>
_</text:p>
      <text:p text:style-name="P4">
<text:span text:style-name="T4">
 Read also: </text:span>
 [Snake or destruction of the Moscow cruiser - this is just the beginning: <text:span text:style-name="T4">
 Shepap </text:span>
 congratulated the Navy of Ukraine's holiday]](https://www.ukrinform.ua/rubric-society/3730369-gotovnist-do-borotbi-ta-profesijnist-nadihaut-svit-neizpapa-privitav-z-dnem-vms-ukraini.html)As it was reported, in 2015 the Decree of the then President of Ukraine Petraporoshenko Day <text:a xlink:type="simple" xlink:href="https://www.ukrinform.ua/tag-vms-ukraini" text:style-name="Internet_20_link" text:visited-style-name="Visited_20_Internet_20_Link">
the Navy of the Armed Forces of Ukraine</text:a>
was installed on the first Sunday. This year the holiday falls on July 2.</text:p>
      <text:p text:style-name="P4">
News Source: <text:a xlink:type="simple" xlink:href="https://www.ukrinform.ua/rubric-ato/3730402-zaluznij-privitav-bojovih-pobratimiv-iz-dnem-vms-ukraini.html" text:style-name="Internet_20_link" text:visited-style-name="Visited_20_Internet_20_Link">
https://www.ukrinform.ua/rubric-ato/3730402-zaluznij-privitav-bojovih-pobratimiv-iz-dnem-vms-ukraini.html</text:a>
</text:p>
      <!--NEWS-->
      <text:h text:style-name="P10" text:outline-level="1">
<text:span text:style-name="T4">
Ukrainian "Vilniki" won two "gold" at the European U20 Championship</text:span>
</text:h>
      <text:p text:style-name="P4">
Authors: Ukrinform (Person)</text:p>
      <text:p text:style-name="P4">
Publisher: Укринформ (Organization)</text:p>
      <text:p text:style-name="P4">
Published Time: 2023-07-02T10:32:14+03:00</text:p>
      <text:p text:style-name="P4">
Modified Time: 2023-07-02T10:32:14+03:00</text:p>
      <text:p text:style-name="P4">
Description: On the penckle of the European Championships (athletes under 20 years), Ukrainians Nikita Zubal and Ivan Primachenko climbed the highest stage of the pedestal. - Ukrinform.</text:p>
      <text:p text:style-name="P4">
Images: ['<text:a xlink:type="simple" xlink:href="https://static.ukrinform.com/photos/2023_07/thumb_files/630_360_1688282458-938.jpg" text:style-name="Internet_20_link" text:visited-style-name="Visited_20_Internet_20_Link">
630_360_16882...</text:a>
']</text:p>
      <text:p text:style-name="P4">
Tags: ['вільна боротьба']</text:p>
      <text:p text:style-name="P4">
Type: Article</text:p>
      <!--METADATA-->
      <text:p text:style-name="P4">
<draw:frame draw:style-name="fr1" draw:name="Image58" text:anchor-type="as-char" svg:width="6.9236in" svg:height="3.956343in" draw:z-index="0">
<draw:image xlink:href="../Images/yкринформ/2023-07-02T10-32-14-03-00/630_360_1688282458-938.jpg" xlink:type="simple" xlink:show="embed" xlink:actuate="onLoad" draw:mime-type="image/jpeg"/>
</draw:frame>
Before the Day of the European Championships on sports struggle(Athletes up to 20 type)In Santiago-de-composted(Spain)Ukrainians Nikita Zubal and Ivan Primachenko rise to the highest step.</text:p>
      <text:p text:style-name="P4">
Zubal won gold in the weight category up to 65 kg, and Primachenko is a path of Europe in weight of up to 97 kg, Ukrinform reports.</text:p>
      <text:p text:style-name="P4">
*!(https://www.ukrinform.ua/rubric-sports/3730104-zinoca-zbirna-ukraini-z-borotbi-u20-vigrala-cempionat-evropi-v-ispanii.html)On the final day of Euro-2023 U20 in clashes for "bronze" will be the Ukrainians Tsurkan(74 kg), Ivan Chornohuz(86 kg)and Vladimir Kochanov(125k).</text:p>
      <text:p text:style-name="P4">
На фото: Іван Примаченко (uww.org).</text:p>
      <text:p text:style-name="P4">
News Source: <text:a xlink:type="simple" xlink:href="https://www.ukrinform.ua/rubric-sports/3730406-ukrainski-vilniki-zdobuli-dva-zolota-na-cempionati-evropi-u20.html" text:style-name="Internet_20_link" text:visited-style-name="Visited_20_Internet_20_Link">
https://www.ukrinform.ua/rubric-sports/3730406-ukrainski-vilniki-zdobuli-dva-zolota-na-cempionati-evropi-u20.html</text:a>
</text:p>
      <!--NEWS-->
      <text:h text:style-name="P10" text:outline-level="1">
<text:span text:style-name="T4">
In air forces do not exclude that Iran can supply Russia drones Mohajer-6</text:span>
</text:h>
      <text:p text:style-name="P4">
Authors: Ukrinform (Person)</text:p>
      <text:p text:style-name="P4">
Publisher: Укринформ (Organization)</text:p>
      <text:p text:style-name="P4">
Published Time: 2023-07-02T10:35:00+03:00</text:p>
      <text:p text:style-name="P4">
Modified Time: 2023-07-02T10:35:00+03:00</text:p>
      <text:p text:style-name="P4">
Description: The Air Force spokesman Yuri Ignatu does not exclude that Russia can receive not only Shahd UAV but also Mohajer-6 from Iran, because the cooperation of Tehran and Moscow is ongoing in this direction. - Ukrinform.</text:p>
      <text:p text:style-name="P4">
Images: ['<text:a xlink:type="simple" xlink:href="https://static.ukrinform.com/photos/2022_09/thumb_files/630_360_1663956593-958.jpg" text:style-name="Internet_20_link" text:visited-style-name="Visited_20_Internet_20_Link">
630_360_16639...</text:a>
']</text:p>
      <text:p text:style-name="P4">
Tags: ['Безпілотник', 'БПЛА', 'Іран', 'Дрон', 'Повітряні сили ЗСУ', 'Війна з Росією']</text:p>
      <text:p text:style-name="P4">
Type: Article</text:p>
      <!--METADATA-->
      <text:p text:style-name="P4">
<draw:frame draw:style-name="fr1" draw:name="Image59" text:anchor-type="as-char" svg:width="6.9236in" svg:height="3.956343in" draw:z-index="0">
<draw:image xlink:href="../Images/yкринформ/2023-07-02T10-35-00-03-00/630_360_1663956593-958.jpg" xlink:type="simple" xlink:show="embed" xlink:actuate="onLoad" draw:mime-type="image/jpeg"/>
</draw:frame>
The Armed Forces of the Armed Forces Yuri Ignat does not exclude that Russia can get not only shaped UAV, but also Mohajer-6, because the cooperation of Tehran and Moscow in this direction is ongoing.</text:p>
      <text:p text:style-name="P4">
He said this on the air of the national telephone "One News", Ukrinform reports.</text:p>
      <text:p text:style-name="P4">
“The fact that the enemy constantly receives strikes of UAV from Iran, no one is not in mind. This is visible on Tehran flights to Moscow military transport aircraft, which are regular. As well as transportation is probably a sea route. These are Astrakhan and Mahachkala, who are ready to accept Iranian cargoes. Therefore, the question is how the volume is ready to provide Russia in the future and whether it will be done in a different way in the future, such as Russia will produce them in its territory or in the territories of other states. In the end, Iran's collaboration with Moscow continues, not only Shahd, possibly other types <text:a xlink:type="simple" xlink:href="https://www.ukrinform.ua/tag-bpla" text:style-name="Internet_20_link" text:visited-style-name="Visited_20_Internet_20_Link">
UAV</text:a>
We will bring to the territory of the occupier state, say those who Mohajer -6, ”Ignati said.</text:p>
      <text:p text:style-name="P4">
Video: Telearaphone "One News"</text:p>
      <text:p text:style-name="P4">
According to him, international partners announce the help of assistance to Ukraine, which refer to a different plan for support, including the one that is related to the air defense. They do not inform the exact amount not to give the volatile information.</text:p>
      <text:p text:style-name="P4">
<text:span text:style-name="T4">
 Read also: </text:span>
 <text:a xlink:type="simple" xlink:href="https://www.ukrinform.ua/rubric-world/3729104-es-zbiraetsa-prodovziti-sankcii-proti-iranu-cerez-postacanna-zbroi-do-rosii.html" text:style-name="Internet_20_link" text:visited-style-name="Visited_20_Internet_20_Link">
EC is going to continue sanctions against <text:span text:style-name="T4">
 Iran </text:span>
 in the weapon supply to Russia</text:a>
“Of course, we depend on these deliveries. You see the intensity of a protrusion of a protracted battle, ”he added.</text:p>
      <text:p text:style-name="P4">
As reported by Ukrinform, earlier the Air Force spokesman, Yuri Ignat, has suffered that <text:a xlink:type="simple" xlink:href="https://www.ukrinform.ua/rubric-ato/3727683-u-povitranih-silah-vvazaut-so-iran-postacae-rosii-sahedi-povitram-ta-morem.html" text:style-name="Internet_20_link" text:visited-style-name="Visited_20_Internet_20_Link">
Iran is used not only the air but also the sea for the supply of Shahmed. </text:a>
Iranvisorivizes the direct path to supply weapons to Russia, with which the countries of the West can not be done. Through the Caspian Sea from Tehran to Moscow there are more possible cargo with weapons. Experts believe that this route is used for transportation of drones, balls and mortar shells that Russia has purchased for war in Ukraine.</text:p>
      <text:p text:style-name="P4">
<text:span text:style-name="T5">
Foto: isw</text:span>
</text:p>
      <text:p text:style-name="P4">
News Source: <text:a xlink:type="simple" xlink:href="https://www.ukrinform.ua/rubric-ato/3730407-u-povitranih-silah-ne-viklucaut-so-iran-moze-postacati-rosii-droni-mohajer6.html" text:style-name="Internet_20_link" text:visited-style-name="Visited_20_Internet_20_Link">
https://www.ukrinform.ua/rubric-ato/3730407-u-povitranih-silah-ne-viklucaut-so-iran-moze-postacati-rosii-droni-mohajer6.html</text:a>
</text:p>
      <!--NEWS-->
      <text:h text:style-name="P10" text:outline-level="1">
<text:span text:style-name="T4">
In Serbia, there was a protest again - slogans against Vuchich were chantable and toilet paper was thundered</text:span>
</text:h>
      <text:p text:style-name="P4">
Authors: Ukrinform (Person)</text:p>
      <text:p text:style-name="P4">
Publisher: Укринформ (Organization)</text:p>
      <text:p text:style-name="P4">
Published Time: 2023-07-02T10:44:00+03:00</text:p>
      <text:p text:style-name="P4">
Modified Time: 2023-07-02T10:44:00+03:00</text:p>
      <text:p text:style-name="P4">
Description: Thousands of people in Belgrade ralled on Saturday near pro -government television, demanding a deprivation of her license for broadcasting due to the promotion of violence after two mass shooting in May. - Ukrinform.</text:p>
      <text:p text:style-name="P4">
Images: ['<text:a xlink:type="simple" xlink:href="https://static.ukrinform.com/photos/2023_07/thumb_files/630_360_1688283829-482.jpg" text:style-name="Internet_20_link" text:visited-style-name="Visited_20_Internet_20_Link">
630_360_16882...</text:a>
']</text:p>
      <text:p text:style-name="P4">
Tags: ['Протест', 'Сербія', 'Стрілянина', 'Вучич']</text:p>
      <text:p text:style-name="P4">
Type: Article</text:p>
      <!--METADATA-->
      <text:p text:style-name="P4">
<draw:frame draw:style-name="fr1" draw:name="Image60" text:anchor-type="as-char" svg:width="6.9236in" svg:height="3.956343in" draw:z-index="0">
<draw:image xlink:href="../Images/yкринформ/2023-07-02T10-44-00-03-00/630_360_1688283829-482.jpg" xlink:type="simple" xlink:show="embed" xlink:actuate="onLoad" draw:mime-type="image/jpeg"/>
</draw:frame>
Medical people in Belgrade ralled on Saturday near pro -government television television, demanding that he redeem her speech license due to the promotion of violence after two -mass shooting in May.</text:p>
      <text:p text:style-name="P4">
According to Ukrinform, it reports <text:a xlink:type="simple" xlink:href="https://apnews.com/article/serbia-protests-mass-shootings-vucic-media-741e4dbb79f431400f057fca29979566" text:style-name="Internet_20_link" text:visited-style-name="Visited_20_Internet_20_Link">
Associated Press</text:a>
.</text:p>
      <text:p text:style-name="P4">
The protest action began near the Serbian Parliament building, after which the thousand people went to the Pink TV TV building, which housed dozens of guardians.</text:p>
      <text:p text:style-name="P4">
Demonstrators loudly shown television offices, chanting the slogans of the opposite president <text:a xlink:type="simple" xlink:href="https://www.ukrinform.ua/tag-serbia" text:style-name="Internet_20_link" text:visited-style-name="Visited_20_Internet_20_Link">
Serbia</text:a>
Alexandavchich and toilet paper rolls.</text:p>
      <text:p text:style-name="P4">
The protesters called on measures against the Pink TV and other commercial broadcasting, as well as pro -government tabloids after mass shooting in May.</text:p>
      <text:p text:style-name="P4">
People also demanded the removal of the main staff of the Security Service and the media.</text:p>
      <text:p text:style-name="P4">
Vicich rejected the requirements proclaimed by the participants of the action. Serbia power is rejected any responsibility for May attacks.</text:p>
      <text:p text:style-name="P4">
<text:span text:style-name="T4">
 Read also: </text:span>
 <text:a xlink:type="simple" xlink:href="https://www.ukrinform.ua/rubric-world/3705105-serbska-policia-zaarestuvala-pidozruvanogo-u-drugomu-masovomu-vbivstvi.html" text:style-name="Internet_20_link" text:visited-style-name="Visited_20_Internet_20_Link">
<text:span text:style-name="T4">
 Serbian </text:span>
 <text:span text:style-name="T4">
 police </text:span>
 <text:span text:style-name="T4">
 arrested </text:span>
<text:span text:style-name="T4">
 suspect </text:span>
 in <text:span text:style-name="T4">
 second </text:span>
 <text:span text:style-name="T4">
 </text:span>
 <text:span text:style-name="T4">
 </text:span>
 <text:span text:style-name="T4">
 murder </text:span>
 **</text:a>
Smaller protests also took place on Saturday in several cities and parts of Serbia.</text:p>
      <text:p text:style-name="P4">
As reported by Ukrinform as a result of <text:a xlink:type="simple" xlink:href="https://www.ukrinform.ua/rubric-world/3704943-u-serbii-znovu-masova-strilanina-vosmero-zagiblih.html" text:style-name="Internet_20_link" text:visited-style-name="Visited_20_Internet_20_Link">
mass shooting in Serbia</text:a>
18 people were killed in May 3 and May 5.</text:p>
      <text:p text:style-name="P4">
Serbs surrendered more than 3,000 units of illegal weapons and its spare parts in the first twenty actions of the amnesty introduced after the shooting.</text:p>
      <text:p text:style-name="P4">
After May incidents, the country was covered by a mass wave of anti -government protests.</text:p>
      <text:p text:style-name="P4">
_ Photo: USA News _</text:p>
      <text:p text:style-name="P4">
News Source: <text:a xlink:type="simple" xlink:href="https://www.ukrinform.ua/rubric-ato/3730409-u-serbii-znovu-vidbuvsa-protest-skanduvali-gasla-proti-vucica-i-zburlali-tualetnij-papir.html" text:style-name="Internet_20_link" text:visited-style-name="Visited_20_Internet_20_Link">
https://www.ukrinform.ua/rubric-ato/3730409-u-serbii-znovu-vidbuvsa-protest-skanduvali-gasla-proti-vucica-i-zburlali-tualetnij-papir.html</text:a>
</text:p>
      <!--NEWS-->
      <text:h text:style-name="P10" text:outline-level="1">
<text:span text:style-name="T4">
Russian military wounded in Ukraine already 1036 children</text:span>
</text:h>
      <text:p text:style-name="P4">
Authors: Ukrinform (Person)</text:p>
      <text:p text:style-name="P4">
Publisher: Укринформ (Organization)</text:p>
      <text:p text:style-name="P4">
Published Time: 2023-07-02T10:49:00+03:00</text:p>
      <text:p text:style-name="P4">
Modified Time: 2023-07-02T10:49:00+03:00</text:p>
      <text:p text:style-name="P4">
Description: The army of the Russian Federation was injured in Ukraine as early as 1036 children.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Поранені', 'Війна з Росією']</text:p>
      <text:p text:style-name="P4">
Type: Article</text:p>
      <!--METADATA-->
      <text:p text:style-name="P4">
<draw:frame draw:style-name="fr1" draw:name="Image61" text:anchor-type="as-char" svg:width="6.9236in" svg:height="3.956343in" draw:z-index="0">
<draw:image xlink:href="../Images/yкринформ/2023-07-02T10-49-00-03-00/630_360_1685537728-468.jpg" xlink:type="simple" xlink:show="embed" xlink:actuate="onLoad" draw:mime-type="image/jpeg"/>
</draw:frame>
The Army Federation has been injured in Ukraine as early as 1036 children.</text:p>
      <text:p text:style-name="P4">
According to Ukrinform, the Office of the Prosecutor General reports in <text:a xlink:type="simple" xlink:href="https://t.me/pgo_gov_ua/14012" text:style-name="Internet_20_link" text:visited-style-name="Visited_20_Internet_20_Link">
telegram. </text:a>
"As of the morning of July 2, 2023 more than 1530 <text:a xlink:type="simple" xlink:href="https://www.ukrinform.ua/tag-diti" text:style-name="Internet_20_link" text:visited-style-name="Visited_20_Internet_20_Link">
children</text:a>
They were injured in Ukraine as a result of full -scale armed aggression of the Russian Federation. According to official information of juvenile prosecutors, 494 children were killed and more than 1036 were injured in various severity, " - the message reads.</text:p>
      <text:p text:style-name="P4">
The data is not final. Work continues to be installed in places of conducting actions, in temporarily captured and liberated territories.</text:p>
      <text:p text:style-name="P4">
<text:span text:style-name="T4">
 Read also: </text:span>
 <text:a xlink:type="simple" xlink:href="https://www.ukrinform.ua/rubric-ato/3730140-u-hersoni-cerez-vorozij-obstril-poraneni-dvoe-ditej.html" text:style-name="Internet_20_link" text:visited-style-name="Visited_20_Internet_20_Link">
in Kherson due to hostile shelling two wounded two <text:span text:style-name="T4">
 children </text:span>
</text:a>
Children were most affected in Donetsk region - 472, Kharkiv - 285, Kiev - 129, Kherson - 113, Zaporizhia - 91, Mykolaiv - 89, Dnipropetrovsk - 83, Chernihiv - 71, Lugansk - 67.</text:p>
      <text:p text:style-name="P4">
On July 1, a 144-year-old boy was injured as a result of shelling by Balaklia of Kharkiv region.</text:p>
      <text:p text:style-name="P4">
As reported by Ukrinform, <text:a xlink:type="simple" xlink:href="https://www.ukrinform.ua/rubric-society/3729733-ukraina-znae-pro-misceperebuvanna-majze-195-tisaci-ditej-vivezenih-rosieu-ombudsmen.html" text:style-name="Internet_20_link" text:visited-style-name="Visited_20_Internet_20_Link">
Ukraine has information on the location of 19498 children exported by Russia. </text:a>
</text:p>
      <text:p text:style-name="P4">
News Source: <text:a xlink:type="simple" xlink:href="https://www.ukrinform.ua/rubric-ato/3730393-rosijski-vijskovi-poranili-v-ukraini-vze-1036-ditej.html" text:style-name="Internet_20_link" text:visited-style-name="Visited_20_Internet_20_Link">
https://www.ukrinform.ua/rubric-ato/3730393-rosijski-vijskovi-poranili-v-ukraini-vze-1036-ditej.html</text:a>
</text:p>
      <!--NEWS-->
      <text:h text:style-name="P10" text:outline-level="1">
<text:span text:style-name="T4">
Knocked out three "calibers" Russians launched about five in the morning - Ignati</text:span>
</text:h>
      <text:p text:style-name="P4">
Authors: Ukrinform (Person)</text:p>
      <text:p text:style-name="P4">
Publisher: Укринформ (Organization)</text:p>
      <text:p text:style-name="P4">
Published Time: 2023-07-02T10:54:49+03:00</text:p>
      <text:p text:style-name="P4">
Modified Time: 2023-07-02T10:54:49+03:00</text:p>
      <text:p text:style-name="P4">
Description: Three winged caliber missiles released about five in the morning, as usual, by surprise - so that the Ukrainian defense forces did not have the opportunity to respond quickly. - Ukrinform.</text:p>
      <text:p text:style-name="P4">
Images: ['<text:a xlink:type="simple" xlink:href="https://static.ukrinform.com/photos/2022_11/thumb_files/630_360_1667820372-447.jpg" text:style-name="Internet_20_link" text:visited-style-name="Visited_20_Internet_20_Link">
630_360_16678...</text:a>
']</text:p>
      <text:p text:style-name="P4">
Tags: ['Війна з Росією', 'ППО', 'Shahed-136', 'Єдині новини', 'Юрій Ігнат']</text:p>
      <text:p text:style-name="P4">
Type: Article</text:p>
      <!--METADATA-->
      <text:p text:style-name="P4">
<draw:frame draw:style-name="fr1" draw:name="Image62" text:anchor-type="as-char" svg:width="6.9236in" svg:height="3.956343in" draw:z-index="0">
<draw:image xlink:href="../Images/yкринформ/2023-07-02T10-54-49-03-00/630_360_1667820372-447.jpg" xlink:type="simple" xlink:show="embed" xlink:actuate="onLoad" draw:mime-type="image/jpeg"/>
</draw:frame>
Traritated Caliber missiles released about five in the morning, as usual, by surprise - so that the Ukrainian defense forces did not have the opportunity to respond quickly.</text:p>
      <text:p text:style-name="P4">
Yuriy Ignat, Ukrinform, said about it on the air of the united news on the nationwide newsphone "One News".</text:p>
      <text:p text:style-name="P4">
"Well," calibers ". You see, there are few, but they still release and make the tinker hidden and suddenly. It happens that it is very late that it can be launched, because the enemy uses different media. Such as submarines, for example, to strike so that we do not have time to get. But we see that air defense and other components of defense forces have successfully responded to those threats and destroyed both "calibers" and "shahas". "Calibers" was close to fifth in the morning, and "Shahda" - at night, "Ignatius informed.</text:p>
      <text:p text:style-name="P4">
<text:span text:style-name="T4">
 Read also: </text:span>
 <text:a xlink:type="simple" xlink:href="https://www.ukrinform.ua/rubric-ato/3730407-u-povitranih-silah-ne-viklucaut-so-iran-moze-postacati-rosii-droni-mohajer6.html" text:style-name="Internet_20_link" text:visited-style-name="Visited_20_Internet_20_Link">
in the air forces do not exclude that Iran can supputature drones Mohajer-6</text:a>
According to him, Ukraine is forced to overcome many challenges, because Russian -hemispheres are fired from jet artillery, tactical aviation, underwater and surface carriers.</text:p>
      <text:p text:style-name="P4">
As reported by Ukrinform, <text:a xlink:type="simple" xlink:href="https://www.ukrinform.ua/rubric-ato/3730385-sili-ppo-znisili-unoci-visim-droniv-shahed-i-tri-raketi-kalibr.html" text:style-name="Internet_20_link" text:visited-style-name="Visited_20_Internet_20_Link">
On July 2, on July 2, air defense forces destroyed the hostile shock UAVs Shahd and three winged "Caliber" missiles</text:a>
. The eight drones were launched from the South-Eastern direction, "calibers"-from the Black Sea.</text:p>
      <text:p text:style-name="P4">
In two districts of Kyiv region as a result of the fall of the fragments of enemy <text:a xlink:type="simple" xlink:href="https://www.ukrinform.ua/tag-bezpilotnik" text:style-name="Internet_20_link" text:visited-style-name="Visited_20_Internet_20_Link">
drones</text:a>
<text:a xlink:type="simple" xlink:href="https://www.ukrinform.ua/rubric-regions/3730375-nicna-ataka-dronami-na-kiivsini-poranenij-colovik-poskodzeni-tri-budinki.html" text:style-name="Internet_20_link" text:visited-style-name="Visited_20_Internet_20_Link">
a man injured three private homes</text:a>
 .</text:p>
      <text:p text:style-name="P4">
News Source: <text:a xlink:type="simple" xlink:href="https://www.ukrinform.ua/rubric-ato/3730411-zbiti-ppo-tri-kalibri-rosiani-zapustili-blizko-patoi-ranku-ignat.html" text:style-name="Internet_20_link" text:visited-style-name="Visited_20_Internet_20_Link">
https://www.ukrinform.ua/rubric-ato/3730411-zbiti-ppo-tri-kalibri-rosiani-zapustili-blizko-patoi-ranku-ignat.html</text:a>
</text:p>
      <!--NEWS-->
      <text:h text:style-name="P10" text:outline-level="1">
<text:span text:style-name="T4">
NATO Summit in Vilnius handed over Ukrainian flag from Bakhmut</text:span>
</text:h>
      <text:p text:style-name="P4">
Authors: Ukrinform (Person)</text:p>
      <text:p text:style-name="P4">
Publisher: Укринформ (Organization)</text:p>
      <text:p text:style-name="P4">
Published Time: 2023-07-02T10:59:00+03:00</text:p>
      <text:p text:style-name="P4">
Modified Time: 2023-07-02T10:59:00+03:00</text:p>
      <text:p text:style-name="P4">
Description: At the checkpoint "Ustilug" the participants of the marathon "I raise the flag for Ukraine in NATO" handed over to the Lithuanian athletes a Ukrainian flag, which received from the military from Bakhmut. - Ukrinform.</text:p>
      <text:p text:style-name="P4">
Images: ['<text:a xlink:type="simple" xlink:href="https://static.ukrinform.com/photos/2023_07/thumb_files/630_360_1688284629-401.jpg" text:style-name="Internet_20_link" text:visited-style-name="Visited_20_Internet_20_Link">
630_360_16882...</text:a>
']</text:p>
      <text:p text:style-name="P4">
Tags: ['Бахмут', 'Литва', 'Прапор', 'Саміт НАТО', 'Україна']</text:p>
      <text:p text:style-name="P4">
Type: Article</text:p>
      <!--METADATA-->
      <text:p text:style-name="P4">
<draw:frame draw:style-name="fr1" draw:name="Image63" text:anchor-type="as-char" svg:width="6.9236in" svg:height="3.956343in" draw:z-index="0">
<draw:image xlink:href="../Images/yкринформ/2023-07-02T10-59-00-03-00/630_360_1688284629-401.jpg" xlink:type="simple" xlink:show="embed" xlink:actuate="onLoad" draw:mime-type="image/jpeg"/>
</draw:frame>
In the point of the Ustilug, the participants of the marathon “I raise the flag for Ukraine in NATO” handed over to the Lithuanian athletes a Ukrainian flag, which received from the Bakhmut military.</text:p>
      <text:p text:style-name="P4">
According to Ukrinform, it reports <text:a xlink:type="simple" xlink:href="https://dpsu.gov.ua/ua/news/Prapor-Ukraini-z-Bahmuta-na-samit-NATO-komanda-ukrainskih-biguniv-peredala-styag-na-kordoni-z-Polshcheyu-druzyam-z-Litvi/" text:style-name="Internet_20_link" text:visited-style-name="Visited_20_Internet_20_Link">
State Border Service of Ukraine</text:a>
.</text:p>
      <text:p text:style-name="P4">
“On the Ukrainian-Polish border, the border guards met the participants of the postamaraphone, who started in Kyiv on June 25. Athletes overcame the route of Ukraine, which received from the Ukrainian military with <text:a xlink:type="simple" xlink:href="https://www.ukrinform.ua/tag-bahmut" text:style-name="Internet_20_link" text:visited-style-name="Visited_20_Internet_20_Link">
Bakhmut</text:a>
. In particular, the route ran through Kyiv, Zhytomyr, Rivne and Volyn, ”the message reads.</text:p>
      <text:p text:style-name="P4">
As noted at the State Tax Service, yesterday near the checkpoint "Ustilug" a team of Ukrainian Biguunes handed over a flag to friends from Lithuania. They will deliver the Ukrainian flag of the arbon, where they plan to raise it to the NATO Summit, which should take place on July 11th.</text:p>
      <text:p text:style-name="P4">
<text:span text:style-name="T4">
 Read also: </text:span>
 <text:a xlink:type="simple" xlink:href="https://www.ukrinform.ua/rubric-polytics/3728827-vr-uhvalila-zvernenna-do-ucasnikiv-vilnuskogo-samitu-nato.html" text:style-name="Internet_20_link" text:visited-style-name="Visited_20_Internet_20_Link">
BP approved the appeal to NATO Vilnius Summit</text:a>
"This action we want to draw the attention of the world community to the war in Ukraine and to bring it closer to the 33rd member of the North Atlantic Alliance. On all roads where they will go, ”the organizer of the race Daminicas Kubilius said.</text:p>
      <text:p text:style-name="P4">
As reported by Ukrinform, the Vilnius municipality joins the initiative to support Ukraine's accession to NATO: July 7-11, on the eve of and during the summit, [in the capital of Lithuania, at least 33 thousand Ukrainian flags will be hung]](https://www.ukrinform.ua/rubric-world/3720335-vilnus-do-samitu-nato-prikrasat-33-tisaci-praporiv-ukraini.html).</text:p>
      <text:p text:style-name="P4">
<text:span text:style-name="T5">
Foto: DPSU</text:span>
</text:p>
      <text:p text:style-name="P4">
News Source: <text:a xlink:type="simple" xlink:href="https://www.ukrinform.ua/rubric-society/3730416-na-samit-nato-u-vilnusi-peredali-prapor-z-bahmuta.html" text:style-name="Internet_20_link" text:visited-style-name="Visited_20_Internet_20_Link">
https://www.ukrinform.ua/rubric-society/3730416-na-samit-nato-u-vilnusi-peredali-prapor-z-bahmuta.html</text:a>
</text:p>
      <!--NEWS-->
      <text:h text:style-name="P10" text:outline-level="1">
<text:span text:style-name="T4">
Oceania has a powerful earthquake</text:span>
</text:h>
      <text:p text:style-name="P4">
Authors: Ukrinform (Person)</text:p>
      <text:p text:style-name="P4">
Publisher: Укринформ (Organization)</text:p>
      <text:p text:style-name="P4">
Published Time: 2023-07-02T11:07:00+03:00</text:p>
      <text:p text:style-name="P4">
Modified Time: 2023-07-02T11:07:00+03:00</text:p>
      <text:p text:style-name="P4">
Description: In the state, Oceania, an earthquake of 5.7 was recorded on Sunday.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Океанія', 'Землетрус']</text:p>
      <text:p text:style-name="P4">
Type: Article</text:p>
      <!--METADATA-->
      <text:p text:style-name="P4">
<draw:frame draw:style-name="fr1" draw:name="Image67" text:anchor-type="as-char" svg:width="6.9236in" svg:height="3.949857in" draw:z-index="0">
<draw:image xlink:href="../Images/yкринформ/2023-07-02T11-07-00-03-00/630_360_1675857416-430.jpg" xlink:type="simple" xlink:show="embed" xlink:actuate="onLoad" draw:mime-type="image/jpeg"/>
</draw:frame>
The State Won, Oceania, a 5.7 earthquake was recorded on Sunday.</text:p>
      <text:p text:style-name="P4">
According to Ukrinform, it reports <text:a xlink:type="simple" xlink:href="https://www.reuters.com/business/environment/magnitude-57-earthquake-strikes-tonga-region-emsc-2023-07-02/" text:style-name="Internet_20_link" text:visited-style-name="Visited_20_Internet_20_Link">
Reuters.</text:a>
<text:a xlink:type="simple" xlink:href="https://www.ukrinform.ua/tag-zemletrus" text:style-name="Internet_20_link" text:visited-style-name="Visited_20_Internet_20_Link">
Earthquake</text:a>
The magnitude of 5.7 occurred Uregion Tonga on Sunday, reports the European Mediterranean Sea March(Emsc).</text:p>
      <text:p text:style-name="P4">
Поштовхи були зафіксовані на глибині 31 кілометра, зазначили у сейсмологічномуцентрі.</text:p>
      <text:p text:style-name="P4">
<text:span text:style-name="T4">
Читайте також:</text:span>
 <text:a xlink:type="simple" xlink:href="https://www.ukrinform.ua/rubric-crimea/3726101-bila-uzberezza-krimu-stavsa-zemletrus-magnitudou-46.html" text:style-name="Internet_20_link" text:visited-style-name="Visited_20_Internet_20_Link">
 <text:span text:style-name="T4">
Біля</text:span>
 <text:span text:style-name="T4">
узбережжя</text:span>
 <text:span text:style-name="T4">
Криму</text:span>
 <text:span text:style-name="T4">
стався</text:span>
 <text:span text:style-name="T4">
землетрус</text:span>
<text:span text:style-name="T4">
магнітудою</text:span>
 4,6 </text:a>
As reported by Ukrinform, on Saturday, July 1, <text:a xlink:type="simple" xlink:href="https://www.ukrinform.ua/rubric-world/3730058-v-indonezii-stavsa-potuznij-zemletrus.html" text:style-name="Internet_20_link" text:visited-style-name="Visited_20_Internet_20_Link">
near the Indonesian island there was a powerful earthquake</text:a>
magnitude 6.4, as a result of at least 10 people were injured, and one person is a death attack.</text:p>
      <text:p text:style-name="P4">
According to a spokesman for the country's agency to eliminate the consequences of natural disasters(BNPB)Abdullah mukhari, underground shocks have caused minor damage to hundreds of houses, some offices, medical and educational institutions located in the Joclocard and Central Java province.</text:p>
      <text:p text:style-name="P4">
News Source: <text:a xlink:type="simple" xlink:href="https://www.ukrinform.ua/rubric-world/3730413-v-okeanii-stavsa-potuznij-zemletrus.html" text:style-name="Internet_20_link" text:visited-style-name="Visited_20_Internet_20_Link">
https://www.ukrinform.ua/rubric-world/3730413-v-okeanii-stavsa-potuznij-zemletrus.html</text:a>
</text:p>
      <!--NEWS-->
      <text:h text:style-name="P10" text:outline-level="1">
<text:span text:style-name="T4">
Leopard tanks in Ukraine will show what they are capable of - Reznikov</text:span>
</text:h>
      <text:p text:style-name="P4">
Authors: Ukrinform (Person)</text:p>
      <text:p text:style-name="P4">
Publisher: Укринформ (Organization)</text:p>
      <text:p text:style-name="P4">
Published Time: 2023-07-02T11:17:00+03:00</text:p>
      <text:p text:style-name="P4">
Modified Time: 2023-07-02T22:17:00+03:00</text:p>
      <text:p text:style-name="P4">
Description: Leopard tanks transferred to Germany will soon show their work in combat positions in Ukraine. - Ukrinform.</text:p>
      <text:p text:style-name="P4">
Images: ['<text:a xlink:type="simple" xlink:href="https://static.ukrinform.com/photos/2023_06/thumb_files/630_360_1687962715-965.png" text:style-name="Internet_20_link" text:visited-style-name="Visited_20_Internet_20_Link">
630_360_16879...</text:a>
']</text:p>
      <text:p text:style-name="P4">
Tags: ['Резніков', 'Війна з Росією', ' танк Leopard']</text:p>
      <text:p text:style-name="P4">
Type: Article</text:p>
      <!--METADATA-->
      <text:p text:style-name="P4">
<draw:frame draw:style-name="fr1" draw:name="Image68" text:anchor-type="as-char" svg:width="6.9236in" svg:height="3.956343in" draw:z-index="0">
<draw:image xlink:href="../Images/yкринформ/2023-07-02T11-17-00-03-00/630_360_1687962715-965.png" xlink:type="simple" xlink:show="embed" xlink:actuate="onLoad" draw:mime-type="image/png"/>
</draw:frame>
Predaninimychia Leopard tanks will soon show their work in the combat positions of in Ukraine.</text:p>
      <text:p text:style-name="P4">
The Minister of Defense Alexei Reznikov wrote about it in <text:a xlink:type="simple" xlink:href="https://twitter.com/oleksiireznikov/status/1675385170361212933" text:style-name="Internet_20_link" text:visited-style-name="Visited_20_Internet_20_Link">
Twitter</text:a>
, reports Ukrinform.</text:p>
      <text:p text:style-name="P4">
"Leopard is a proud and a strong animal. He loves freedom, honest struggle of tasma food. Dozens of" leopards "came to Ukraine to show what they are suitable for. And their time will come!" - says in the post.</text:p>
      <text:p text:style-name="P4">
<text:span text:style-name="T4">
 Read also: </text:span>
 <text:a xlink:type="simple" xlink:href="https://www.ukrinform.ua/rubric-ato/3730202-ispania-nadast-ukraini-dodatkovo-cotiri-tanki-leopard-i-bronetransporteri.html" text:style-name="Internet_20_link" text:visited-style-name="Visited_20_Internet_20_Link">
Spain will provide Ukraine with additional four tanks <text:span text:style-name="T4">
 Leopard </text:span>
 and armored personnel carriers</text:a>
Reznikov also thanked the German Defense Minister Boris Pistorius.</text:p>
      <text:p text:style-name="Quotations">

<text:p text:style-name="P4">
The Leopard is A Proud and Strong Animal. IT LOVES FREEDOM, A FAIR FIGHT AND&gt;
 Good Food. &gt;
 Dozens of Leopards Came to Ukraine To Show What Are Are Capable Of. And&gt;
 Their Time Will Coe!&gt;
 Thank you to minister boris pistorius <text:a xlink:type="simple" xlink:href="https://twitter.com/BMVg_Bundeswehr" text:style-name="Internet_20_link" text:visited-style-name="Visited_20_Internet_20_Link">
@bmvg_bundeswehr&gt;
</text:a>
<text:a xlink:type="simple" xlink:href="https://t.co/dHEjxdmEKm" text:style-name="Internet_20_link" text:visited-style-name="Visited_20_Internet_20_Link">
&gt;
 pic.twitter.com/dHEjxdmEKm </text:a>
&gt;
&gt;
 - Oleksiy Reznikov(@oleksireznikov)<text:a xlink:type="simple" xlink:href="https://twitter.com/oleksiireznikov/status/1675385170361212933" text:style-name="Internet_20_link" text:visited-style-name="Visited_20_Internet_20_Link">
 July 2, 2023&gt;
 </text:a>
Spain was reported that 4 tanks, armored personnel carriers and a mobile field hospital will be put in Ukraine, said Pedro Sanchez, Prime Minister Pedro Sanchez during his visit to Kiev.</text:p>

</text:p>
      <text:p text:style-name="P4">
Photo: Getty Images</text:p>
      <text:p text:style-name="P4">
News Source: <text:a xlink:type="simple" xlink:href="https://www.ukrinform.ua/rubric-ato/3730604-tanki-leopard-v-ukraini-pokazut-na-so-voni-zdatni-reznikov.html" text:style-name="Internet_20_link" text:visited-style-name="Visited_20_Internet_20_Link">
https://www.ukrinform.ua/rubric-ato/3730604-tanki-leopard-v-ukraini-pokazut-na-so-voni-zdatni-reznikov.html</text:a>
</text:p>
      <!--NEWS-->
      <text:h text:style-name="P10" text:outline-level="1">
<text:span text:style-name="T4">
Defense forces come on the southern and northern flanks of Bakhmut, there is a promotion - Cleam</text:span>
</text:h>
      <text:p text:style-name="P4">
Authors: Ukrinform (Person)</text:p>
      <text:p text:style-name="P4">
Publisher: Укринформ (Organization)</text:p>
      <text:p text:style-name="P4">
Published Time: 2023-07-02T11:19:00+03:00</text:p>
      <text:p text:style-name="P4">
Modified Time: 2023-07-02T11:19:00+03:00</text:p>
      <text:p text:style-name="P4">
Description: There are no intense fights in Bakhmut in Bakhmut, because they are on the southern and northern flanks around the city. - Ukrinform.</text:p>
      <text:p text:style-name="P4">
Images: ['<text:a xlink:type="simple" xlink:href="https://static.ukrinform.com/photos/2022_10/thumb_files/630_360_1664922796-691.jpg" text:style-name="Internet_20_link" text:visited-style-name="Visited_20_Internet_20_Link">
630_360_16649...</text:a>
']</text:p>
      <text:p text:style-name="P4">
Tags: ['Бахмут', 'Війна з Росією', 'Єдині новини', 'Сергій Череватий']</text:p>
      <text:p text:style-name="P4">
Type: Article</text:p>
      <!--METADATA-->
      <text:p text:style-name="P4">
<draw:frame draw:style-name="fr1" draw:name="Image69" text:anchor-type="as-char" svg:width="6.9236in" svg:height="3.956343in" draw:z-index="0">
<draw:image xlink:href="../Images/yкринформ/2023-07-02T11-19-00-03-00/630_360_1664922796-691.jpg" xlink:type="simple" xlink:show="embed" xlink:actuate="onLoad" draw:mime-type="image/jpeg"/>
</draw:frame>
There are no intense battles in the Bakhmutin, because they are on the southern tailor flanks around the city.</text:p>
      <text:p text:style-name="P4">
The spokesman of the Eastern Urgent Armed Forces of the Armed Forces Sergey Cherevaty reported this on the air of the Televahorphone "Unified News", Ukrinform correspondent reports.</text:p>
      <text:p text:style-name="P4">
“In <text:a xlink:type="simple" xlink:href="https://www.ukrinform.ua/tag-bahmut" text:style-name="Internet_20_link" text:visited-style-name="Visited_20_Internet_20_Link">
Bakhmut</text:a>
Urban intense battle. There are our sniper groups, some other units that can be discussed later. Such a massive offensive lasts in the southern and northern fleshs around the city. And in principle, we have a promotion there, ”says Church.</text:p>
      <text:p text:style-name="P4">
_Wherelo: Telexon "Uniform News" _</text:p>
      <text:p text:style-name="P4">
According to him, the details can only be published when the Ukrainian defense analyzes the situation and will be fixed in positions. Previously, the opponent used the tactics of "meat" for the 21st century, now Ukraine was able to intercept the initiative on the battlefield and forced the Russian invasions to collapse some of its units and get out.</text:p>
      <text:p text:style-name="P4">
<text:span text:style-name="T4">
 Read also: </text:span>
 <text:a xlink:type="simple" xlink:href="https://www.ukrinform.ua/rubric-ato/3729811-cerevatij-na-bahmutskomu-napramku-die-potuzne-ugrupovanna-50-tisac-rosian-ponad-300-tankiv.html" text:style-name="Internet_20_link" text:visited-style-name="Visited_20_Internet_20_Link">
<text:span text:style-name="T4">
 Cherevaty </text:span>
: In the Bakhmut direction there is a powerful uggroup - 50 thousand Russians, more than 300 tanks</text:a>
“For ten months, the enemy attacked us, now we press the enemy, but is pressing the opposite tactics. We use the maximum achievements of modern science, use unmanned aerial vehicles, reconnaissance of tadoconfunction, high -precision systems, which we have, in order to destroy the enemy, punch passages on minefields, also as much as possible before training the personnel. And step by step without such Aral actions that can lead to pronounced losses of personnel, we move. In principle, the assembly that is set from the pressure on the enemy, ”said the spokesman of the Eastern Urbation of the Armed Forces.</text:p>
      <text:p text:style-name="P4">
<text:span text:style-name="T4">
 Read also: </text:span>
 <text:a xlink:type="simple" xlink:href="https://www.ukrinform.ua/rubric-ato/3730372-sili-oboroni-za-dobu-znisili-se-790-rosijskih-vijskovih.html" text:style-name="Internet_20_link" text:visited-style-name="Visited_20_Internet_20_Link">
forces <text:span text:style-name="T4">
 Decline </text:span>
 And per day destroyed another 790 Russian -naval</text:a>
He also commented on the situation of prisoners of war. During the week, the Ukrainian defense forces were captured, and there were 8-10 people. It is aregular army, and fighters of private companies, veterans, people with criminal offenses. According to interrogations, they did not see the high motivated among them, they usually went to fight for money.As reported by Ukrinform, on June 30, he stated that on the Bakhmut Napryamka there were 10 insights, more than 100 invaders were destroyed, and three hollows were destroyed in the Limano-Kupyansk direction-22 invaders were destroyed.</text:p>
      <text:p text:style-name="P4">
News Source: <text:a xlink:type="simple" xlink:href="https://www.ukrinform.ua/rubric-ato/3730418-sili-oboroni-nastupaut-na-pivdennih-ta-pivnicnih-flangah-bahmuta-e-prosuvanna-cerevatij.html" text:style-name="Internet_20_link" text:visited-style-name="Visited_20_Internet_20_Link">
https://www.ukrinform.ua/rubric-ato/3730418-sili-oboroni-nastupaut-na-pivdennih-ta-pivnicnih-flangah-bahmuta-e-prosuvanna-cerevatij.html</text:a>
</text:p>
      <!--NEWS-->
      <text:h text:style-name="P10" text:outline-level="1">
<text:span text:style-name="T4">
Zelensky congratulated the holiday of the Navy of Ukraine: “We are proud!Let's strengthen!Win!”</text:span>
</text:h>
      <text:p text:style-name="P4">
Authors: Ukrinform (Person)</text:p>
      <text:p text:style-name="P4">
Publisher: Укринформ (Organization)</text:p>
      <text:p text:style-name="P4">
Published Time: 2023-07-02T11:23:00+03:00</text:p>
      <text:p text:style-name="P4">
Modified Time: 2023-07-02T11:23:00+03:00</text:p>
      <text:p text:style-name="P4">
Description: President of Ukraine Volodymyr Zelensky congratulated the Navy forces of the Armed Forces on the professional holiday "Glory to the Navy forces of the Armed Forces of Ukraine". - Ukrinform.</text:p>
      <text:p text:style-name="P4">
Images: ['<text:a xlink:type="simple" xlink:href="https://static.ukrinform.com/photos/2023_06/thumb_files/630_360_1687982754-187.png" text:style-name="Internet_20_link" text:visited-style-name="Visited_20_Internet_20_Link">
630_360_16879...</text:a>
']</text:p>
      <text:p text:style-name="P4">
Tags: ['Свято', 'ВМС України', 'Зеленський']</text:p>
      <text:p text:style-name="P4">
Type: Article</text:p>
      <!--METADATA-->
      <text:p text:style-name="P4">
<draw:frame draw:style-name="fr1" draw:name="Image70" text:anchor-type="as-char" svg:width="6.9236in" svg:height="3.956343in" draw:z-index="0">
<draw:image xlink:href="../Images/yкринформ/2023-07-02T11-23-00-03-00/630_360_1687982754-187.png" xlink:type="simple" xlink:show="embed" xlink:actuate="onLoad" draw:mime-type="image/png"/>
</draw:frame>
President of Ukraine Volodymyr Zelensky congratulated the Naval Forces of the Armed Forces on the professional celebration "Glory to the Naval Forces of the Armed Forces of Ukraine".</text:p>
      <text:p text:style-name="P4">
According to Ukrinform, the head of state wrote about it in <text:a xlink:type="simple" xlink:href="https://t.me/V_Zelenskiy_official/6801" text:style-name="Internet_20_link" text:visited-style-name="Visited_20_Internet_20_Link">
telegram</text:a>
and published photos of the Navy of the Armed Forces of the Armed Forces, who courageously protect Ukraine at sea, land and in the air.</text:p>
      <text:p text:style-name="P4">
“We are proud!Let's strengthen!We win!”, - Zelensky emphasized.</text:p>
      <text:p text:style-name="P4">
Verkhovna Rada Chairman Ruslan Stefanchuk also <text:a xlink:type="simple" xlink:href="https://www.facebook.com/stefanchuk.official/posts/pfbid04v7mTixATgnQzmCxhaFTCZmCoAacFbPJZte2yQbRz2ioP9LWAU5xLSyqBXtJTDPel" text:style-name="Internet_20_link" text:visited-style-name="Visited_20_Internet_20_Link">
congratulated</text:a>
The Naval Forces of the Armed Forces with a professional holiday and thanked them for their protection, professionalism and devotion.</text:p>
      <text:p text:style-name="P4">
“I congratulate servicemen, every defender and defender who protect us at sea, on earth and in the air, who performs comprehensive tasks daily and demonstrates strength, power and courage daily!Thank you to everyone who destroys the enemy and brings our victory. Thank you for your professionalism and Ididy!Thank you for his heroism and courage!Eternal respect and eternal memory to the heroes who gave their lives in the struggle for the future of Ukraine, ”Stefanchuk wrote.</text:p>
      <text:p text:style-name="P4">
<text:span text:style-name="T4">
 Read also: </text:span>
 <text:a xlink:type="simple" xlink:href="https://www.ukrinform.ua/rubric-society/3730369-gotovnist-do-borotbi-ta-profesijnist-nadihaut-svit-neizpapa-privitav-z-dnem-vms-ukraini.html" text:style-name="Internet_20_link" text:visited-style-name="Visited_20_Internet_20_Link">
Snake or destruction of the cruiser "Moscow" - this is only the beginning: she congratulated on the holiday <text:span text:style-name="T4">
 Navy </text:span>
 Ukraine</text:a>
The Minister of Defense of Ukraine Oleksiy Reznikov stressed that the Navy is a guarantor that Ukraine was, is and will be not just a country with the coast, but a maritime state. This is reflected in the greeting of the Navy of the Armed Forces of the Armed Forces of the Armed Forces of Ukraine, published by the Minister on <text:a xlink:type="simple" xlink:href="https://m.facebook.com/story.php/" text:style-name="Internet_20_link" text:visited-style-name="Visited_20_Internet_20_Link">
Facebook</text:a>
.</text:p>
      <text:p text:style-name="P4">
“Їм підвладні море, небо й суходіл. Корабельний склад, морські піхотинці таморська авіація, берегова оборона, водолази та інші підрозділи... На рахункувідважних чоловіків та жінок, які служать у лавах українських ВМС, успішніоперації зі знищення російського ворога”, - наголосив Резніков.</text:p>
      <text:p text:style-name="P4">
“Courageous, selfless and professional. Who drove Moscow and struck the whole world, "Rennikov said.</text:p>
      <text:p text:style-name="P4">
According to him, "the strengthening of our fleet is the freedom and safety of the Black Seas, the key to our well -being."</text:p>
      <text:p text:style-name="P4">
As it was reported, in 2015, by the decree of the then President of Ukraine Petraporoshenko, the day <text:a xlink:type="simple" xlink:href="https://www.ukrinform.ua/tag-vms-ukraini" text:style-name="Internet_20_link" text:visited-style-name="Visited_20_Internet_20_Link">
Navy</text:a>
The Armed Forces of Ukraine was installed on the first Sunday of July. This year the holiday falls on July 2.</text:p>
      <text:p text:style-name="P4">
News Source: <text:a xlink:type="simple" xlink:href="https://www.ukrinform.ua/rubric-ato/3730421-zelenskij-privitav-zi-svatom-vms-ukraini-pisaemos-posiluemo-peremagaemo.html" text:style-name="Internet_20_link" text:visited-style-name="Visited_20_Internet_20_Link">
https://www.ukrinform.ua/rubric-ato/3730421-zelenskij-privitav-zi-svatom-vms-ukraini-pisaemos-posiluemo-peremagaemo.html</text:a>
</text:p>
      <!--NEWS-->
      <text:h text:style-name="P10" text:outline-level="1">
<text:span text:style-name="T4">
In the Netherlands, the Belarus Embassy has been cracked</text:span>
</text:h>
      <text:p text:style-name="P4">
Authors: Ukrinform (Person)</text:p>
      <text:p text:style-name="P4">
Publisher: Укринформ (Organization)</text:p>
      <text:p text:style-name="P4">
Published Time: 2023-07-02T11:35:00+03:00</text:p>
      <text:p text:style-name="P4">
Modified Time: 2023-07-02T11:35:00+03:00</text:p>
      <text:p text:style-name="P4">
Description: In Hague this night, the building of the Embassy of Belarus has been cut. - Ukrinform.</text:p>
      <text:p text:style-name="P4">
Images: ['<text:a xlink:type="simple" xlink:href="https://static.ukrinform.com/photos/2023_07/thumb_files/630_360_1688286947-779.jpg" text:style-name="Internet_20_link" text:visited-style-name="Visited_20_Internet_20_Link">
630_360_16882...</text:a>
']</text:p>
      <text:p text:style-name="P4">
Tags: ['Білорусь', 'Гаага', 'Нідерланди', 'Посольство']</text:p>
      <text:p text:style-name="P4">
Type: Article</text:p>
      <!--METADATA-->
      <text:p text:style-name="P4">
<draw:frame draw:style-name="fr1" draw:name="Image71" text:anchor-type="as-char" svg:width="6.9236in" svg:height="3.956343in" draw:z-index="0">
<draw:image xlink:href="../Images/yкринформ/2023-07-02T11-35-00-03-00/630_360_1688286947-779.jpg" xlink:type="simple" xlink:show="embed" xlink:actuate="onLoad" draw:mime-type="image/jpeg"/>
</draw:frame>
In the Hague night, the building of the Embassy of Belarus has been cut.</text:p>
      <text:p text:style-name="P4">
According to the Ukrinform correspondent in the Hague, the windows in the building are broken, the walls are red and black graffiti, in particular, "Luke-terrorist".</text:p>
      <text:p text:style-name="P4">
Also on the walls of the building there are inscriptions in Belarusian. In particular, the patriotic designer “lives <text:a xlink:type="simple" xlink:href="https://www.ukrinform.ua/tag-bilorus" text:style-name="Internet_20_link" text:visited-style-name="Visited_20_Internet_20_Link">
Belarus</text:a>
”, Aimed at awakening national-civic feelings.  As reports <text:a xlink:type="simple" xlink:href="https://www.omroepwest.nl/nieuws/4732771/ambassade-wit-rusland-vernield-en-beklad-man-opgepakt" text:style-name="Internet_20_link" text:visited-style-name="Visited_20_Internet_20_Link">
Omroep West</text:a>
, law enforcement officers detained a 31-year-old man who was subdivided into the committed.</text:p>
      <text:p text:style-name="P4">
<text:span text:style-name="T4">
 Read also: </text:span>
 [Zelensky has a bet - instructed to strengthen the border with <text:span text:style-name="T4">
 Belarus </text:span>
(https://www.ukrinform.ua/rubric-ato/3729817-na-stavci-dorucili-posiliti-zahist-na-pivnicnomu-napramku-zelenskij.html)Police have enclosed the territory and investigates.</text:p>
      <text:p text:style-name="P4">
According to Ukrinform, Belarus, according to the spokesman of the State Border Guard Service of Demchenko, can <text:a xlink:type="simple" xlink:href="https://www.ukrinform.ua/rubric-ato/3730090-u-bilorusi-mozut-buti-rozmiseni-do-vosmi-tisac-vagnerivciv-prikordonniki.html" text:style-name="Internet_20_link" text:visited-style-name="Visited_20_Internet_20_Link">
place about 8 thousand people in his territory</text:a>
Russian Wagner PEC, the development of the situation is under constant control of Ukraine.</text:p>
      <text:p text:style-name="P4">
<text:span text:style-name="T5">
Foto: Regio15, Irina Drabok/Ukrinform</text:span>
</text:p>
      <text:p text:style-name="P4">
News Source: <text:a xlink:type="simple" xlink:href="https://www.ukrinform.ua/rubric-world/3730425-u-niderlandah-potrosili-posolstvo-bilorusi.html" text:style-name="Internet_20_link" text:visited-style-name="Visited_20_Internet_20_Link">
https://www.ukrinform.ua/rubric-world/3730425-u-niderlandah-potrosili-posolstvo-bilorusi.html</text:a>
</text:p>
      <!--NEWS-->
      <text:h text:style-name="P10" text:outline-level="1">
<text:span text:style-name="T4">
When Ukraine becomes a member of NATO, Russia will never dare to attack - Dmytro Kuleba</text:span>
</text:h>
      <text:p text:style-name="P4">
Authors: Ukrinform (Person)</text:p>
      <text:p text:style-name="P4">
Publisher: Укринформ (Organization)</text:p>
      <text:p text:style-name="P4">
Published Time: 2023-07-02T11:47:00+03:00</text:p>
      <text:p text:style-name="P4">
Modified Time: 2023-07-02T11:47:00+03:00</text:p>
      <text:p text:style-name="P4">
Description: Western leaders who resist Ukraine's membership in NATO do not understand that this is the only way to peace. - Ukrinform.</text:p>
      <text:p text:style-name="P4">
Images: ['<text:a xlink:type="simple" xlink:href="https://static.ukrinform.com/photos/2022_08/thumb_files/630_360_1659427896-793.jpg" text:style-name="Internet_20_link" text:visited-style-name="Visited_20_Internet_20_Link">
630_360_16594...</text:a>
']</text:p>
      <text:p text:style-name="P4">
Tags: ['Дмитро Кулеба', 'НАТО', 'Україна', 'Війна з Росією']</text:p>
      <text:p text:style-name="P4">
Type: Article</text:p>
      <!--METADATA-->
      <text:p text:style-name="P4">
<draw:frame draw:style-name="fr1" draw:name="Image74" text:anchor-type="as-char" svg:width="6.9236in" svg:height="3.956343in" draw:z-index="0">
<draw:image xlink:href="../Images/yкринформ/2023-07-02T11-47-00-03-00/630_360_1659427896-793.jpg" xlink:type="simple" xlink:show="embed" xlink:actuate="onLoad" draw:mime-type="image/jpeg"/>
</draw:frame>
Western leaders who resist Ukraine's membership in NATO do not understand that the Ceedian path to peace.</text:p>
      <text:p text:style-name="P4">
About it in an interview with a German edition <text:a xlink:type="simple" xlink:href="https://www.bild.de/politik/ausland/politik/ukraine-aussenminister-kuleba-rechnet-mit-orban-ab-das-ist-alles-bla-bla-bla-84530292.bild.html" text:style-name="Internet_20_link" text:visited-style-name="Visited_20_Internet_20_Link">
bild</text:a>
, Welt Ipolitico said the Minister of Foreign Affairs of Ukraine Dmytro Kuleba, reports Ukrinform.</text:p>
      <text:p text:style-name="P4">
“The first mistake is that leaders see our NATO membership as a way of a new war. In fact, it's the way to peace. When we become a member of NATO, Russia will never dare to attack us, ”the head of the Ukrainian Foreign Ministry said.</text:p>
      <text:p text:style-name="P4">
He also cited another argument in favor of Ukraine's accession to the Alliance, which will help that the Ukrainian army will assist on its eastern flancing states, who will want to strengthen their defense against the Russian threat.</text:p>
      <text:p text:style-name="P4">
“We will take over part of this burden. There will be not German Brigades, but Ukrainian, ”the diplomat said.</text:p>
      <text:p text:style-name="P4">
He stressed that in Kiev they do not say that Ukraine becomes a member <text:a xlink:type="simple" xlink:href="https://www.ukrinform.ua/tag-nato" text:style-name="Internet_20_link" text:visited-style-name="Visited_20_Internet_20_Link">
NATO</text:a>
immediately until the war is going on.</text:p>
      <text:p text:style-name="P4">
“But, of course, for Europe, after the war, it will be suicide not to accept Ukraine. The this is a way to close the door for Russian aggression against Europe with the Taiurotlantic region, ”said the Foreign Minister of Ukraine.</text:p>
      <text:p text:style-name="P4">
<text:span text:style-name="T4">
 Read also: </text:span>
 [<text:span text:style-name="T4">
 Kuleba </text:span>
 talked with Stoltenberg: the time of clarity of Ukraine's dawn in NATO has come]](https://www.ukrinform.ua/rubric-polytics/3729269-kuleba-pogovoriv-zi-stoltenbergom-cas-asnosti-sodo-vstupu-ukraini-v-nato-nastav.html)Kuleba urged German politicians not to repeat the mistake made by the Skanskanler of Germany Angela Merkel in Bucharest in 2008, when there was sharply opposing any progress on the path to Ukraine's membership in NATO. This decision, he stressed, opened Putin's opportunity to invade Georgia and continue destabilizing activities in the region, eventually illegally annexed Crimea. As if Ukraine was adopted in NATO until 2014, there would be no illegal annexation, there would a large -scale invasion, the minister is convinced.Kuleba named the main difficulties with which the Ukrainian army faces in a walk: replaced territories(Therefore, "our fighters have to crawl 200-300 meters a day to release the corridor for the advancing troops"); Russian defense lines fortified and steel; The dominance of Russia is in the world.</text:p>
      <text:p text:style-name="P4">
<text:span text:style-name="T4">
 Read also: </text:span>
 <text:a xlink:type="simple" xlink:href="https://www.ukrinform.ua/rubric-polytics/3730183-clenstvo-ukraini-v-nato-postavilo-b-putina-na-misce-zelenskij.html" text:style-name="Internet_20_link" text:visited-style-name="Visited_20_Internet_20_Link">
NATO's Membership in <text:span text:style-name="T4">
 NATO </text:span>
 would put Putin on the place -Zelensky</text:a>
“We understand that there are many commentators. Like football, where everyone knows how to play, fit or drive differently. But for us it is a daily effort at the cost of human life. The most important thing is that we are achieving progress, ” - replied to the culibrics, the allegedly slow pace of the Ukrainian offensive. He acknowledged that the Russian army was "looking for ways to surprise" that they were able to impress the Ukrainian counter -offensive forces with massive use of percussion and aviation, but Cones means that the military leadership underestimates the enemy.</text:p>
      <text:p text:style-name="P4">
The conversation was conducted by the famous German journalist Paul Ronzheimer, who interviewed many leaders and made reports from the front line in Ukraine.</text:p>
      <text:p text:style-name="P4">
News Source: <text:a xlink:type="simple" xlink:href="https://www.ukrinform.ua/rubric-polytics/3730426-koli-ukraina-stane-clenom-nato-rosia-bilse-nikoli-ne-navazitsa-napasti-dmitro-kuleba.html" text:style-name="Internet_20_link" text:visited-style-name="Visited_20_Internet_20_Link">
https://www.ukrinform.ua/rubric-polytics/3730426-koli-ukraina-stane-clenom-nato-rosia-bilse-nikoli-ne-navazitsa-napasti-dmitro-kuleba.html</text:a>
</text:p>
      <!--NEWS-->
      <text:h text:style-name="P10" text:outline-level="1">
<text:span text:style-name="T4">
Beh-Romanchuk, Protsenko and Krol will present Ukraine at the Swedish stage of the Diamond League</text:span>
</text:h>
      <text:p text:style-name="P4">
Authors: Ukrinform (Person)</text:p>
      <text:p text:style-name="P4">
Publisher: Укринформ (Organization)</text:p>
      <text:p text:style-name="P4">
Published Time: 2023-07-02T11:56:00+03:00</text:p>
      <text:p text:style-name="P4">
Modified Time: 2023-07-02T11:56:00+03:00</text:p>
      <text:p text:style-name="P4">
Description: In Stockholm (Sweden) on Sunday, July 2, the seventh stage of the track and field "Diamond League" will be held. - Ukrinform.</text:p>
      <text:p text:style-name="P4">
Images: ['<text:a xlink:type="simple" xlink:href="https://static.ukrinform.com/photos/2023_07/thumb_files/630_360_1688219116-596.jpg" text:style-name="Internet_20_link" text:visited-style-name="Visited_20_Internet_20_Link">
630_360_16882...</text:a>
']</text:p>
      <text:p text:style-name="P4">
Tags: ['Легка атлетика', 'Марина Бех-Романчук']</text:p>
      <text:p text:style-name="P4">
Type: Article</text:p>
      <!--METADATA-->
      <text:p text:style-name="P4">
<draw:frame draw:style-name="fr1" draw:name="Image75" text:anchor-type="as-char" svg:width="6.9236in" svg:height="3.956343in" draw:z-index="0">
<draw:image xlink:href="../Images/yкринформ/2023-07-02T11-56-00-03-00/630_360_1688219116-596.jpg" xlink:type="simple" xlink:show="embed" xlink:actuate="onLoad" draw:mime-type="image/jpeg"/>
</draw:frame>
Consisting(Sweden)On Sunday, July 2, the seventh stage of the track and field "Diamond League" will be held.</text:p>
      <text:p text:style-name="P4">
Ukrainians will compete in height jumps(Andriy Protsenko), run on 800 meters(Natalia Kroel)and long jump(Marina Beh-Romanchuk), reports Ukrinform.</text:p>
      <text:p text:style-name="P4">
Protsenko will spend the fourth start of the summer season and will compete for the second time a diamond league. As informs <text:a xlink:type="simple" xlink:href="https://suspilne.media/519521-tri-ukrainski-legkoatleti-zaavleni-na-etap-diamantovoi-ligi-u-stokgolmi-hto-j-koli-startue/" text:style-name="Internet_20_link" text:visited-style-name="Visited_20_Internet_20_Link">
Public Sport</text:a>
, the previous stage of the Uflorence(Italy)The jump in height ended in eighth place.</text:p>
      <text:p text:style-name="P4">
Beh-Romanchuk completed the previous three stages in the prison. In Sweden, the arrangement will make the third start of the summer season in long jump: the Ukrainian became the third at the stage of the Diamond League in Florence and made discipline at the European Games-2023.</text:p>
      <text:p text:style-name="P4">
<text:span text:style-name="T4">
 Read also: </text:span>
 <text:a xlink:type="simple" xlink:href="https://www.ukrinform.ua/rubric-sports/3727330-behromancuk-zdobula-zoloto-u-potrijnomu-stribku-na-evropejskih-igrah.html" text:style-name="Internet_20_link" text:visited-style-name="Visited_20_Internet_20_Link">
<text:span text:style-name="T4">
 Beh </text:span>
 - <text:span text:style-name="T4">
 Romanchuk </text:span>
 won "gold" in a triple jump at European Games</text:a>
Stockholm's rabbit will make his debut in the Diamond League season. This stage is approached after winning the III European Games in Poland, where it was 800 meters at a distance of 1 minute 59.77 seconds.</text:p>
      <text:p text:style-name="P4">
The next stage of the Diamond League track and field series on July 16 take Messilesia(Poland).</text:p>
      <text:p text:style-name="P4">
На фото: Марина Бех-Романчук (Getty Images).</text:p>
      <text:p text:style-name="P4">
News Source: <text:a xlink:type="simple" xlink:href="https://www.ukrinform.ua/rubric-sports/3730244-behromancuk-procenko-ta-krol-predstavlat-ukrainu-na-svedskomu-etapi-diamantovoi-ligi.html" text:style-name="Internet_20_link" text:visited-style-name="Visited_20_Internet_20_Link">
https://www.ukrinform.ua/rubric-sports/3730244-behromancuk-procenko-ta-krol-predstavlat-ukrainu-na-svedskomu-etapi-diamantovoi-ligi.html</text:a>
</text:p>
      <!--NEWS-->
      <text:h text:style-name="P10" text:outline-level="1">
<text:span text:style-name="T4">
In the Black Sea, Russia holds four caliber carriers, volley - up to 24 missiles</text:span>
</text:h>
      <text:p text:style-name="P4">
Authors: Ukrinform (Person)</text:p>
      <text:p text:style-name="P4">
Publisher: Укринформ (Organization)</text:p>
      <text:p text:style-name="P4">
Published Time: 2023-07-02T12:09:00+03:00</text:p>
      <text:p text:style-name="P4">
Modified Time: 2023-07-02T12:09:00+03:00</text:p>
      <text:p text:style-name="P4">
Description: As of 11:00 on Sunday, July 2, nine Russian ships are in the Black Sea, including four Caliber carriers with a total volley up to 24 missiles. - Ukrinform.</text:p>
      <text:p text:style-name="P4">
Images: ['<text:a xlink:type="simple" xlink:href="https://static.ukrinform.com/photos/2022_04/thumb_files/630_360_1649589346-626.png" text:style-name="Internet_20_link" text:visited-style-name="Visited_20_Internet_20_Link">
630_360_16495...</text:a>
']</text:p>
      <text:p text:style-name="P4">
Tags: ['Ракета', ' Чорне море', 'Азовське море', 'Корабель', 'Війна з Росією']</text:p>
      <text:p text:style-name="P4">
Type: Article</text:p>
      <!--METADATA-->
      <text:p text:style-name="P4">
<draw:frame draw:style-name="fr1" draw:name="Image76" text:anchor-type="as-char" svg:width="6.9236in" svg:height="3.956343in" draw:z-index="0">
<draw:image xlink:href="../Images/yкринформ/2023-07-02T12-09-00-03-00/630_360_1649589346-626.png" xlink:type="simple" xlink:show="embed" xlink:actuate="onLoad" draw:mime-type="image/png"/>
</draw:frame>
As of 11:00 Sunday, July 2, there are nine Russian ships in the Black Sea, including four carbon carriers with a total hat of up to 24 missiles.</text:p>
      <text:p text:style-name="P4">
As Ukrinform reports, it reports on <text:a xlink:type="simple" xlink:href="https://www.facebook.com/navy.mil.gov.ua/posts/pfbid0wTkcbfn3wCkAJ3Q2uX3FYxJqM4JwTRDCrdsSw4TDNZXKMNK94DLvFaAKdu5oCYnBl" text:style-name="Internet_20_link" text:visited-style-name="Visited_20_Internet_20_Link">
Facebook</text:a>
Command of the Navy of the Armed Forces.</text:p>
      <text:p text:style-name="P4">
“As of 11:00 on 02.07.2023, there are 9 enemy ships in the Black Sea on the Black Sea, including 4 carriers of winged rockets" Caliber ", total Zolpdo 24 <text:a xlink:type="simple" xlink:href="https://www.ukrinform.ua/tag-raketa" text:style-name="Internet_20_link" text:visited-style-name="Visited_20_Internet_20_Link">
missiles, rockets,</text:a>
There is a 1 -year -old ship in the Azov Sea, ”the message reads.</text:p>
      <text:p text:style-name="P4">
In addition, in the Mediterranean, there are up to eight -Russian ships on combat duty, including one carriage carriage missiles "Caliber" with a total rocket up to 16 rockets.</text:p>
      <text:p text:style-name="P4">
<text:span text:style-name="T4">
 Read also: </text:span>
 [Air Force warn of the threat(https://www.ukrinform.ua/rubric-ato/3730345-povitrani-sili-poperedzaut-pro-zagrozu-udarnih-bezpilotnikiv-na-pivdni.html)According to Ukrinform, Natalia Humeniuk, the head of the united Press Center of Defense forces of South Ukraine, reported that <text:a xlink:type="simple" xlink:href="https://www.ukrinform.ua/rubric-ato/3730395-rosia-zbilsila-kilkist-raketonosiiv-u-cornomu-mori-zagalnij-zalp-16-kalibriv.html" text:style-name="Internet_20_link" text:visited-style-name="Visited_20_Internet_20_Link">
Russia has intensified both tactical and tactical and rocket launchers in the Black Sea. </text:a>
The ship group has increased: to two submarines, which were on duty from the night, added one excess rocket launcher. The total volley of "calibers" increased to 16.</text:p>
      <text:p text:style-name="P4">
News Source: <text:a xlink:type="simple" xlink:href="https://www.ukrinform.ua/rubric-ato/3730435-u-cornomu-mori-rosia-trimae-cotiri-nosii-kalibriv-zalp-do-24-raket.html" text:style-name="Internet_20_link" text:visited-style-name="Visited_20_Internet_20_Link">
https://www.ukrinform.ua/rubric-ato/3730435-u-cornomu-mori-rosia-trimae-cotiri-nosii-kalibriv-zalp-do-24-raket.html</text:a>
</text:p>
      <!--NEWS-->
      <text:h text:style-name="P10" text:outline-level="1">
<text:span text:style-name="T4">
In Colombia, two military aircraft collided, the pilot was killed</text:span>
</text:h>
      <text:p text:style-name="P4">
Authors: Ukrinform (Person)</text:p>
      <text:p text:style-name="P4">
Publisher: Укринформ (Organization)</text:p>
      <text:p text:style-name="P4">
Published Time: 2023-07-02T12:11:07+03:00</text:p>
      <text:p text:style-name="P4">
Modified Time: 2023-07-02T12:11:07+03:00</text:p>
      <text:p text:style-name="P4">
Description: Two aircraft of the Air Force (Air Force) of Colombia T-27 collided near the Air Base in Colombia. - Ukrinform.</text:p>
      <text:p text:style-name="P4">
Images: ['<text:a xlink:type="simple" xlink:href="https://static.ukrinform.com/photos/2018_08/thumb_files/630_360_1535349718-7207.jpg" text:style-name="Internet_20_link" text:visited-style-name="Visited_20_Internet_20_Link">
630_360_15353...</text:a>
']</text:p>
      <text:p text:style-name="P4">
Tags: ['Колумбія', 'Літак', 'Авіашоу']</text:p>
      <text:p text:style-name="P4">
Type: Article</text:p>
      <!--METADATA-->
      <text:p text:style-name="P4">
<draw:frame draw:style-name="fr1" draw:name="Image77" text:anchor-type="as-char" svg:width="6.9236in" svg:height="3.956343in" draw:z-index="0">
<draw:image xlink:href="../Images/yкринформ/2023-07-02T12-11-07-03-00/630_360_1535349718-7207.jpg" xlink:type="simple" xlink:show="embed" xlink:actuate="onLoad" draw:mime-type="image/jpeg"/>
</draw:frame>
Cymabazi in Colombia on Sunday during the exercises, two planes of the Air Force collided(Air Force)Columbia T-27.</text:p>
      <text:p text:style-name="P4">
As Ukrinform reports, it reports <text:a xlink:type="simple" xlink:href="https://scrilpost.com/collision-of-two-airplanes-in-colombia/" text:style-name="Internet_20_link" text:visited-style-name="Visited_20_Internet_20_Link">
scrilpost</text:a>
.</text:p>
      <text:p text:style-name="P4">
The collision of aircraft led to the death of a female pilot.</text:p>
      <text:p text:style-name="P4">
According to reports, tragic <text:a xlink:type="simple" xlink:href="https://www.semana.com/nacion/articulo/estas-son-las-escalofriantes-imagenes-de-dos-aeronaves-en-llamas-colisionaron-en-pleno-vuelo/202328/" text:style-name="Internet_20_link" text:visited-style-name="Visited_20_Internet_20_Link">
incident</text:a>
It happened on Sunday during the preparation of the future air show, which will take place Rio Negro on July 20.</text:p>
      <text:p text:style-name="P4">
<text:span text:style-name="T4">
 Read also: </text:span>
 [in Russia canceled the main air show because(https://www.ukrinform.ua/rubric-world/3730389-u-rosii-skasuvali-golovne-aviasou-cerez-pobouvanna-sodo-bezpeki-britanska-rozvidka.html)As reported by Ukrinform, on May 22 in northern Afghanistan as a result of a collision from the power line crashed a helicopter of the country's military-air forces, and two pilots were killed.</text:p>
      <text:p text:style-name="P4">
Earlier in Switzerland west, a tourist plane crashed in a wooded mountainous place, resulting in killed three people.</text:p>
      <text:p text:style-name="P4">
News Source: <text:a xlink:type="simple" xlink:href="https://www.ukrinform.ua/rubric-world/3730438-u-kolumbii-zitknulis-dva-vijskovi-litaki-zaginuv-lotcik.html" text:style-name="Internet_20_link" text:visited-style-name="Visited_20_Internet_20_Link">
https://www.ukrinform.ua/rubric-world/3730438-u-kolumbii-zitknulis-dva-vijskovi-litaki-zaginuv-lotcik.html</text:a>
</text:p>
      <!--NEWS-->
      <text:h text:style-name="P10" text:outline-level="1">
<text:span text:style-name="T4">
Avdiivsky direction is the "hottest" in defense - under Marinka 15 storms were reflected</text:span>
</text:h>
      <text:p text:style-name="P4">
Authors: Ukrinform (Person)</text:p>
      <text:p text:style-name="P4">
Publisher: Укринформ (Organization)</text:p>
      <text:p text:style-name="P4">
Published Time: 2023-07-02T12:17:00+03:00</text:p>
      <text:p text:style-name="P4">
Modified Time: 2023-07-02T12:17:00+03:00</text:p>
      <text:p text:style-name="P4">
Description: The spokesman of the united Press Center of Defense forces of Tavriysky direction Valery Shershn called the Avdeevsky direction "the hottest", because there is the most intense battles. - Ukrinform.</text:p>
      <text:p text:style-name="P4">
Images: ['<text:a xlink:type="simple" xlink:href="https://static.ukrinform.com/photos/2023_06/thumb_files/630_360_1687346859-983.jpg" text:style-name="Internet_20_link" text:visited-style-name="Visited_20_Internet_20_Link">
630_360_16873...</text:a>
']</text:p>
      <text:p text:style-name="P4">
Tags: ["Мар'їнка", 'Авдіївка', 'Війна з Росією', 'Південь України', 'Єдині новини']</text:p>
      <text:p text:style-name="P4">
Type: Article</text:p>
      <!--METADATA-->
      <text:p text:style-name="P4">
<draw:frame draw:style-name="fr1" draw:name="Image78" text:anchor-type="as-char" svg:width="6.9236in" svg:height="3.956343in" draw:z-index="0">
<draw:image xlink:href="../Images/yкринформ/2023-07-02T12-17-00-03-00/630_360_1687346859-983.jpg" xlink:type="simple" xlink:show="embed" xlink:actuate="onLoad" draw:mime-type="image/jpeg"/>
</draw:frame>
Valery Shershnasnaska, the Avdeevsky direction of the "hottest" direction, because the most intense, the most intense,</text:p>
      <text:p text:style-name="P4">
He emphasized on the air of the nationwide Teleterna "Unin", Ukrinform correspondent reports.</text:p>
      <text:p text:style-name="P4">
“The farthest direction, if you talk about defense, Avdiivsky. There, the enemy has been assault with the task of seizing Marinka and admiration <text:a xlink:type="simple" xlink:href="https://www.ukrinform.ua/tag-avdiivka" text:style-name="Internet_20_link" text:visited-style-name="Visited_20_Internet_20_Link">
Avdiivka</text:a>
. The assault was reflected, the losses were not allowed. There were 15 storms in the Mariinka area. For the last manner, the enemy performed 10 blows of Kamikadze drones, mostly useful UAVs of the Quadro type. He was most sump in the Avdiivka area. In addition, here during one of the attacks to support it, the enemy used a plane. There were 10 surrounding settlements, ”Shershn said.</text:p>
      <text:p text:style-name="P4">
<text:span text:style-name="T4">
 Read also: </text:span>
 <text:a xlink:type="simple" xlink:href="https://www.ukrinform.ua/rubric-ato/3730418-sili-oboroni-nastupaut-na-pivdennih-ta-pivnicnih-flangah-bahmuta-e-prosuvanna-cerevatij.html" text:style-name="Internet_20_link" text:visited-style-name="Visited_20_Internet_20_Link">
defense forces come on the southern and northern flank <text:span text:style-name="T4">
 Bakhmut </text:span>
 A, there is a promotion - Cleam</text:a>
According to him, in the Melitopol direction, the enemy continues to cut off his major efforts to prevent the promotion of Ukrainian shoe units. Here, in one of the defense strips, the enemy was reinforced by the artillery battery 2C7 "Pion". In the Berdyansk direction, the Russians want to keep the borders and conduct certain counterattacks.</text:p>
      <text:p text:style-name="P4">
"There are heavy battles, our shock units have some promotion, are fixed on the achieved, mine, conduct air exploration and cause fire damage to artillery on the detected target," the spokesman added.</text:p>
      <text:p text:style-name="P4">
At the same time, he noted that it is not time to announce how many meters of chicilometers Ukraine has been conquered. Such information will be published when it is building.</text:p>
      <text:p text:style-name="P4">
"In the last day in the area of responsibility of the Tavriya group, 19 combat clashes occurred, among that, using tanks and reactive systems of volley fire and barrel artillery, the enemy made 562 shelling of the more," - added Shershn.</text:p>
      <text:p text:style-name="P4">
<text:span text:style-name="T4">
 Read also: </text:span>
 [invaders comb the Azov coast in search(https://www.ukrinform.ua/rubric-ato/3730357-zagarbniki-procisuut-azovske-uzberezza-u-posukah-ozbroenih-dezertiriv.html)</text:p>
      <text:p text:style-name="P4">
<text:span text:style-name="T5">
Foto: AFS</text:span>
</text:p>
      <text:p text:style-name="P4">
News Source: <text:a xlink:type="simple" xlink:href="https://www.ukrinform.ua/rubric-ato/3730441-avdiivskij-napramok-e-najgaracisim-v-oboroni-pid-marinkou-vidbili-15-vorozih-sturmiv.html" text:style-name="Internet_20_link" text:visited-style-name="Visited_20_Internet_20_Link">
https://www.ukrinform.ua/rubric-ato/3730441-avdiivskij-napramok-e-najgaracisim-v-oboroni-pid-marinkou-vidbili-15-vorozih-sturmiv.html</text:a>
</text:p>
      <!--NEWS-->
      <text:h text:style-name="P10" text:outline-level="1">
<text:span text:style-name="T4">
In Zaporozhye, water level is over 2.2 meters below normal</text:span>
</text:h>
      <text:p text:style-name="P4">
Authors: Ukrinform (Person)</text:p>
      <text:p text:style-name="P4">
Publisher: Укринформ (Organization)</text:p>
      <text:p text:style-name="P4">
Published Time: 2023-07-02T12:20:21+03:00</text:p>
      <text:p text:style-name="P4">
Modified Time: 2023-07-02T12:20:21+03:00</text:p>
      <text:p text:style-name="P4">
Description: Due to the undermining of the Kakhovka hydroelectric power station in Zaporozhye, the water level in Lower Bieter has fallen below the rate of 2.24 m - Ukrinform.</text:p>
      <text:p text:style-name="P4">
Images: ['<text:a xlink:type="simple" xlink:href="https://static.ukrinform.com/photos/2023_06/thumb_files/630_360_1686570954-298.jpg" text:style-name="Internet_20_link" text:visited-style-name="Visited_20_Internet_20_Link">
630_360_16865...</text:a>
']</text:p>
      <text:p text:style-name="P4">
Tags: ['Вода', 'Каховська ГЕС', 'Запоріжжя']</text:p>
      <text:p text:style-name="P4">
Type: Article</text:p>
      <!--METADATA-->
      <text:p text:style-name="P4">
<draw:frame draw:style-name="fr1" draw:name="Image79" text:anchor-type="as-char" svg:width="6.9236in" svg:height="3.956343in" draw:z-index="0">
<draw:image xlink:href="../Images/yкринформ/2023-07-02T12-20-21-03-00/630_360_1686570954-298.jpg" xlink:type="simple" xlink:show="embed" xlink:actuate="onLoad" draw:mime-type="image/jpeg"/>
</draw:frame>
Due to Kakhovskaya hydroelectric power station in Zaporozhye, the water level in Lower Bieter has fallen by a lower 2.24 m.</text:p>
      <text:p text:style-name="P4">
About it in <text:a xlink:type="simple" xlink:href="https://t.me/zoda_gov_ua/20012" text:style-name="Internet_20_link" text:visited-style-name="Visited_20_Internet_20_Link">
telegram</text:a>
Yuri Malashko, Yuriy Malashko, reports, Ukrinform reports.</text:p>
      <text:p text:style-name="P4">
"On the consequences of the Kakhovsky hydroelectric power station for the Zaporizhzhya region. The water level in the lower bery is 12.26 m and is lower than the norm by 2.24 m," the post reads.</text:p>
      <text:p text:style-name="P4">
In the cooler pond <text:a xlink:type="simple" xlink:href="https://www.ukrinform.ua/tag-zaporizka-aes" text:style-name="Internet_20_link" text:visited-style-name="Visited_20_Internet_20_Link">
Zaporizhzhya NPP</text:a>
Water level within the permissible norm.</text:p>
      <text:p text:style-name="P4">
Drinking water is supplied in a regular mode without interruption, because it is water intake in Upper Biet.</text:p>
      <text:p text:style-name="P4">
There are no deviations from the standards from the standards of drinking water.</text:p>
      <text:p text:style-name="P4">
<text:span text:style-name="T4">
 Read also: </text:span>
 [blast <text:span text:style-name="T4">
 Kakhovsk </text:span>
 Oh hydro(https://www.ukrinform.ua/rubric-economy/3729833-pidriv-kahovskoi-ges-zavdav-skodi-dovkillu-na-146-milardiv.html)No overseas in the Kakhovka reservoir and other areas of Dnipro.</text:p>
      <text:p text:style-name="P4">
Ova assured that the situation is under control.</text:p>
      <text:p text:style-name="P4">
As reported by Ukrinform, on the night of June 6 <text:a xlink:type="simple" xlink:href="https://www.ukrinform.ua/rubric-other_news/3723441-pidriv-rosianami-kahovskoi-ges-usi-novini.html" text:style-name="Internet_20_link" text:visited-style-name="Visited_20_Internet_20_Link">
the Russian army undermined the Greblyukakhov Hydroelectric Power Plant</text:a>
Having caused the flooding of part of the Serson and Mykolaiv regions and at the same time - critical grinding of the water reservoir.</text:p>
      <text:p text:style-name="P4">
News Source: <text:a xlink:type="simple" xlink:href="https://www.ukrinform.ua/rubric-regions/3730442-u-zaporizzi-riven-vodi-na-ponad-22-metra-nizce-normi.html" text:style-name="Internet_20_link" text:visited-style-name="Visited_20_Internet_20_Link">
https://www.ukrinform.ua/rubric-regions/3730442-u-zaporizzi-riven-vodi-na-ponad-22-metra-nizce-normi.html</text:a>
</text:p>
      <!--NEWS-->
      <text:h text:style-name="P10" text:outline-level="1">
<text:span text:style-name="T4">
The Navy was told about plans to create a mine division</text:span>
</text:h>
      <text:p text:style-name="P4">
Authors: Ukrinform (Person)</text:p>
      <text:p text:style-name="P4">
Publisher: Укринформ (Organization)</text:p>
      <text:p text:style-name="P4">
Published Time: 2023-07-02T12:36:00+03:00</text:p>
      <text:p text:style-name="P4">
Modified Time: 2023-07-02T22:36:00+03:00</text:p>
      <text:p text:style-name="P4">
Description: The Armed Forces of the Armed Forces plan to create a mine division for the safety of civilian navigation. - Ukrinform.</text:p>
      <text:p text:style-name="P4">
Images: ['<text:a xlink:type="simple" xlink:href="https://static.ukrinform.com/photos/2022_06/thumb_files/630_360_1654949975-164.jpg" text:style-name="Internet_20_link" text:visited-style-name="Visited_20_Internet_20_Link">
630_360_16549...</text:a>
']</text:p>
      <text:p text:style-name="P4">
Tags: ['Розмінування', 'ВМС України', 'Корабель', 'Війна з Росією', 'Єдині новини']</text:p>
      <text:p text:style-name="P4">
Type: Article</text:p>
      <!--METADATA-->
      <text:p text:style-name="P4">
<draw:frame draw:style-name="fr1" draw:name="Image80" text:anchor-type="as-char" svg:width="6.9236in" svg:height="3.956343in" draw:z-index="0">
<draw:image xlink:href="../Images/yкринформ/2023-07-02T12-36-00-03-00/630_360_1654949975-164.jpg" xlink:type="simple" xlink:show="embed" xlink:actuate="onLoad" draw:mime-type="image/jpeg"/>
</draw:frame>
The Armed Forces of the Armed Forces plan to create a mine division for the security of civilian navigation.</text:p>
      <text:p text:style-name="P4">
The spokesman of the Navy of the Armed Forces of Ukraine Dmitryplettenchuk reported this on the air of the Tele scale, Ukrinform reports.</text:p>
      <text:p text:style-name="P4">
"We are moving forward, and with regard to further prospects, the creation of a full -fledged mine division is now being developed, because one predominant of our tasks is to ensure the safety of civilian navigation of our seas vaccination," he said, stating that mine security is a single priorities.</text:p>
      <text:p text:style-name="P4">
According to the spokesman, the Navy already have two minefields <text:a xlink:type="simple" xlink:href="https://www.ukrinform.ua/tag-korabel" text:style-name="Internet_20_link" text:visited-style-name="Visited_20_Internet_20_Link">
ships</text:a>
, involved in Seabreeze exercises. “And we hope that at least four units will be. We expect two more ships from the Netherlands, ”Pletenchuk informed.</text:p>
      <text:p text:style-name="P4">
<text:span text:style-name="T4">
 Read also: </text:span>
 <text:a xlink:type="simple" xlink:href="https://www.ukrinform.ua/rubric-ato/3729685-u-britanii-ukrainski-moraki-navcalisa-keruvati-pidvodnimi-dronami.html" text:style-name="Internet_20_link" text:visited-style-name="Visited_20_Internet_20_Link">
in Britain Ukrainian sailors learned to manage the submarine drones</text:a>
He noted that the demining is performed constantly: “We have a mobile schedule group that is constantly guarded by those ammunition that fall in zoning, in the coastal zone, or those that they throw ashore. So is the cart. "</text:p>
      <text:p text:style-name="P4">
Pletenchuk noted that a full -fledged operation of the waters is a historian operation that requires a number of favorable factors, first of all -the suppression of hostilities.</text:p>
      <text:p text:style-name="P4">
Recall that in 2015, the Presidential Decree found that the Day of the Navy of the Armed Forces was celebrated on the first Sunday of July. This year, the holiday of the Pripalon July 2.</text:p>
      <text:p text:style-name="P4">
News Source: <text:a xlink:type="simple" xlink:href="https://www.ukrinform.ua/rubric-ato/3730611-u-vms-rozpovili-pro-plani-stvorenna-protiminnogo-divizionu.html" text:style-name="Internet_20_link" text:visited-style-name="Visited_20_Internet_20_Link">
https://www.ukrinform.ua/rubric-ato/3730611-u-vms-rozpovili-pro-plani-stvorenna-protiminnogo-divizionu.html</text:a>
</text:p>
      <!--NEWS-->
      <text:h text:style-name="P10" text:outline-level="1">
<text:span text:style-name="T4">
In Kherson the number of wounded during shelling increased to three</text:span>
</text:h>
      <text:p text:style-name="P4">
Authors: Ukrinform (Person)</text:p>
      <text:p text:style-name="P4">
Publisher: Укринформ (Organization)</text:p>
      <text:p text:style-name="P4">
Published Time: 2023-07-02T12:38:00+03:00</text:p>
      <text:p text:style-name="P4">
Modified Time: 2023-07-02T12:38:00+03:00</text:p>
      <text:p text:style-name="P4">
Description: Due to the shelling of the Kherson residential quarter, the number of wounded people increased to three. - Ukrinform.</text:p>
      <text:p text:style-name="P4">
Images: ['<text:a xlink:type="simple" xlink:href="https://static.ukrinform.com/photos/2022_02/thumb_files/630_360_1644425983-426.jpg" text:style-name="Internet_20_link" text:visited-style-name="Visited_20_Internet_20_Link">
630_360_16444...</text:a>
']</text:p>
      <text:p text:style-name="P4">
Tags: ['Херсон', 'Обстріл', 'Поранені', 'Війна з Росією']</text:p>
      <text:p text:style-name="P4">
Type: Article</text:p>
      <!--METADATA-->
      <text:p text:style-name="P4">
<draw:frame draw:style-name="fr1" draw:name="Image81" text:anchor-type="as-char" svg:width="6.9236in" svg:height="3.946452in" draw:z-index="0">
<draw:image xlink:href="../Images/yкринформ/2023-07-02T12-38-00-03-00/630_360_1644425983-426.jpg" xlink:type="simple" xlink:show="embed" xlink:actuate="onLoad" draw:mime-type="image/jpeg"/>
</draw:frame>
Due to the Russian residential quarter, the number of wounded people increased three.</text:p>
      <text:p text:style-name="P4">
About it in <text:a xlink:type="simple" xlink:href="https://t.me/khersonskaODA/7577" text:style-name="Internet_20_link" text:visited-style-name="Visited_20_Internet_20_Link">
telegram</text:a>
Kherson reported, Ukrinform reports.</text:p>
      <text:p text:style-name="P4">
"The invaders also fired a high -rise building in Kherson, which is why two peaceful people were injured," the statement said.</text:p>
      <text:p text:style-name="P4">
It is noted that the wounded were hospitalized.</text:p>
      <text:p text:style-name="P4">
As previously reported <text:a xlink:type="simple" xlink:href="https://t.me/khersonskaODA/7575" text:style-name="Internet_20_link" text:visited-style-name="Visited_20_Internet_20_Link">
Kherson Ova</text:a>
, “The army of the Russian Federation once again fired at the residential quarter <text:a xlink:type="simple" xlink:href="https://www.ukrinform.ua/tag-herson" text:style-name="Internet_20_link" text:visited-style-name="Visited_20_Internet_20_Link">
Kherson</text:a>
. A pharmacy was a catering establishment under hostile fire, ”the message reads.</text:p>
      <text:p text:style-name="P4">
A 50-year-old man received his feet due to his feet.</text:p>
      <text:p text:style-name="P4">
<text:span text:style-name="T4">
 Read also: </text:span>
 <text:a xlink:type="simple" xlink:href="https://www.ukrinform.ua/rubric-regions/3730381-armia-rf-za-dobu-obstrilala-pat-rajoniv-harkivsini-u-balaklii-dvoe-poranenih.html" text:style-name="Internet_20_link" text:visited-style-name="Visited_20_Internet_20_Link">
Army of the Russian Federation per day <text:span text:style-name="T4">
 shelling </text:span>
 Yala's five rays of Kharkiv region, in Balakliya - two wounded</text:a>
As reported by Ukrinform, the Russian army of last day, on July 1, <text:a xlink:type="simple" xlink:href="https://www.ukrinform.ua/rubric-regions/3730379-rosiani-86-raziv-za-dobu-obstrilali-hersonsinu-patero-poranenih.html" text:style-name="Internet_20_link" text:visited-style-name="Visited_20_Internet_20_Link">
made 86 units of Kherson region, five people were injured.</text:a>
_ Photo illustrative _</text:p>
      <text:p text:style-name="P4">
News Source: <text:a xlink:type="simple" xlink:href="https://www.ukrinform.ua/rubric-ato/3730434-rosiani-obstrilali-herson-e-poranenij.html" text:style-name="Internet_20_link" text:visited-style-name="Visited_20_Internet_20_Link">
https://www.ukrinform.ua/rubric-ato/3730434-rosiani-obstrilali-herson-e-poranenij.html</text:a>
</text:p>
      <!--NEWS-->
      <text:h text:style-name="P10" text:outline-level="1">
<text:span text:style-name="T4">
"Looks" on Crimea: GUR was told where the largest flag of Ukraine was installed on Snake</text:span>
</text:h>
      <text:p text:style-name="P4">
Authors: Ukrinform (Person)</text:p>
      <text:p text:style-name="P4">
Publisher: Укринформ (Organization)</text:p>
      <text:p text:style-name="P4">
Published Time: 2023-07-02T12:55:00+03:00</text:p>
      <text:p text:style-name="P4">
Modified Time: 2023-07-02T12:55:00+03:00</text:p>
      <text:p text:style-name="P4">
Description: The largest state flag on the island of Snakes on a special instructions of the head of the GRU of Ukraine Kiril Budanov was installed on the region of the island that "looks" in the Crimea. - Ukrinform.</text:p>
      <text:p text:style-name="P4">
Images: ['<text:a xlink:type="simple" xlink:href="https://static.ukrinform.com/photos/2021_08/thumb_files/630_360_1628521055-220.jpeg" text:style-name="Internet_20_link" text:visited-style-name="Visited_20_Internet_20_Link">
630_360_16285...</text:a>
']</text:p>
      <text:p text:style-name="P4">
Tags: ['Прапор', 'Острів Зміїний', 'Війна з Росією']</text:p>
      <text:p text:style-name="P4">
Type: Article</text:p>
      <!--METADATA-->
      <text:p text:style-name="P4">
<draw:frame draw:style-name="fr1" draw:name="Image82" text:anchor-type="as-char" svg:width="6.9236in" svg:height="3.956343in" draw:z-index="0">
<draw:image xlink:href="../Images/yкринформ/2023-07-02T12-55-00-03-00/630_360_1628521055-220.jpeg" xlink:type="simple" xlink:show="embed" xlink:actuate="onLoad" draw:mime-type="image/jpeg"/>
</draw:frame>
The largest state flag on the island of Snakes on a special orders of the commander of the GRU of Ukraine Kiril Budanova was installed on the region of the island that "looks" in the Crimea.</text:p>
      <text:p text:style-name="P4">
The commander of the Special Forces of the Main Directorate of Intelligence of the Ministry of Defense of Ukraine on the pseudo Timur, who participated in the release of Snake, told during an interview on <text:a xlink:type="simple" xlink:href="https://www.youtube.com/@Raminaeshakzai" text:style-name="Internet_20_link" text:visited-style-name="Visited_20_Internet_20_Link">
YouTube channel Ramina</text:a>
, reports Ukrinform.</text:p>
      <text:p text:style-name="P4">
“One of the flags(for snake - ed.)We asked in Odessa, he was very big. And so the commander set the task that he, the largest, set on the region, who "looks" on the Crimea, " - said the military scout.</text:p>
      <text:p text:style-name="P4">
<text:span text:style-name="T4">
 Read also: </text:span>
 [<text:span text:style-name="T4">
 Snake </text:span>
 or destruction(https://www.ukrinform.ua/rubric-society/3730369-gotovnist-do-borotbi-ta-profesijnist-nadihaut-svit-neizpapa-privitav-z-dnem-vms-ukraini.html)According to Timur, the day of the decisive operation on the Serpent was divided. “In the first stage, there was art preparation, in the second stage involved anviation. The task was to establish the State Flag of Ukraine on a helicopter. We have installed. Next was the third stage - the reconciliation of the coastal demining zone, ” - said the special forces of the GUR MOU, adding that the momentions raised combat aircraft and struck the snake.</text:p>
      <text:p text:style-name="P4">
After that, a group of Ukrainian special forces moved to the final stage. "In the fourth stage, we took the island under full control. The elaborate tricolor was launched, and our flag was raised on the official flagpole," Timur said.</text:p>
      <text:p text:style-name="P4">
The intelligence officer also described the feeling when accomplishing a task at high risk: “GUR employees of the Ministry of Defense of Ukraine can overcome their fears. We have a safety shop. We have planning. Therefore, there is no sense of fear in the team composition, nor in my twinners who serve me. ”</text:p>
      <text:p text:style-name="P4">
<text:span text:style-name="T4">
 Read also: </text:span>
 <text:a xlink:type="simple" xlink:href="https://www.ukrinform.ua/rubric-ato/3730156-budanov-rozpoviv-ak-zvilnali-zmiinij.html" text:style-name="Internet_20_link" text:visited-style-name="Visited_20_Internet_20_Link">
Budanov told how they released <text:span text:style-name="T4">
 snake </text:span>
</text:a>
As it was reported, Russian troops seized the island of Snake on the first day of the full -scale invasion of the Russian Federation into Ukraine, February 24, 2022. On June 30, 2022, the Ukrainian military fully liberated the snake. The RFF Ministry of Defense has approached the escape of its military, calling it a "gesture of goodwill."</text:p>
      <text:p text:style-name="P4">
Photo: op</text:p>
      <text:p text:style-name="P4">
News Source: <text:a xlink:type="simple" xlink:href="https://www.ukrinform.ua/rubric-crimea/3730449-divitsa-na-krim-u-gur-rozpovili-de-na-zmiinomu-vstanovili-najbilsij-prapor-ukraini.html" text:style-name="Internet_20_link" text:visited-style-name="Visited_20_Internet_20_Link">
https://www.ukrinform.ua/rubric-crimea/3730449-divitsa-na-krim-u-gur-rozpovili-de-na-zmiinomu-vstanovili-najbilsij-prapor-ukraini.html</text:a>
</text:p>
      <!--NEWS-->
      <text:h text:style-name="P10" text:outline-level="1">
<text:span text:style-name="T4">
In the Netherlands, Ukrainian graduates said goodbye to school</text:span>
</text:h>
      <text:p text:style-name="P4">
Authors: Ukrinform (Person)</text:p>
      <text:p text:style-name="P4">
Publisher: Укринформ (Organization)</text:p>
      <text:p text:style-name="P4">
Published Time: 2023-07-02T13:06:56+03:00</text:p>
      <text:p text:style-name="P4">
Modified Time: 2023-07-02T13:06:56+03:00</text:p>
      <text:p text:style-name="P4">
Description: In Rotterdam, Ukrainian graduates, who are in the Netherlands through the war, noted farewell to the school. - Ukrinform.</text:p>
      <text:p text:style-name="P4">
Images: ['<text:a xlink:type="simple" xlink:href="https://static.ukrinform.com/photos/2023_07/thumb_files/630_360_1688292292-986.jpg" text:style-name="Internet_20_link" text:visited-style-name="Visited_20_Internet_20_Link">
630_360_16882...</text:a>
']</text:p>
      <text:p text:style-name="P4">
Tags: ['Діаспора', 'Нідерланди', 'Останній дзвоник', 'Освіта', 'Біженці']</text:p>
      <text:p text:style-name="P4">
Type: Article</text:p>
      <!--METADATA-->
      <text:p text:style-name="P4">
<draw:frame draw:style-name="fr1" draw:name="Image83" text:anchor-type="as-char" svg:width="6.9236in" svg:height="3.956343in" draw:z-index="0">
<draw:image xlink:href="../Images/yкринформ/2023-07-02T13-06-56-03-00/630_360_1688292292-986.jpg" xlink:type="simple" xlink:show="embed" xlink:actuate="onLoad" draw:mime-type="image/jpeg"/>
</draw:frame>
The Ukrainian graduates, who, through the war are in the Netherlands, celebrated farewell to the school.</text:p>
      <text:p text:style-name="P4">
About it reports Ukrinform with reference to <text:a xlink:type="simple" xlink:href="https://www.facebook.com/ukrdam" text:style-name="Internet_20_link" text:visited-style-name="Visited_20_Internet_20_Link">
Facebook-page</text:a>
Ukrainian House Rotterdam.</text:p>
      <text:p text:style-name="P4">
“Graduation for a couple of thousand kilometers from home. Yesterday, July 1, the Ukrainian dishes, who were in Rotterdam because of the war, noted the farewell by the brighters, ”the message reads.</text:p>
      <text:p text:style-name="P4">
It is noted that on the square of the HOEK Van Holland Strand metro station the last bell, yesterday's students shared their feelings and dreams of the future, dance waltz.</text:p>
      <text:p text:style-name="P4">
No matter what, boys and girls were able to celebrate the beginning of their adulthood.</text:p>
      <text:p text:style-name="P4">
Graduates and their parents thanked for organizing the holiday of the Ukrainian House of Vturtami.</text:p>
      <text:p text:style-name="P4">
As reported by Ukrinform, in June last year at the Central Squarettem Ukrainian graduates who came to the holiday of all the Netherlands, also <text:a xlink:type="simple" xlink:href="https://www.ukrinform.ua/rubric-diaspora/3532467-u-niderlandah-ukrainski-vipuskniki-stancuvali-vipusknij-vals.html" text:style-name="Internet_20_link" text:visited-style-name="Visited_20_Internet_20_Link">
danced</text:a>
waltz.</text:p>
      <text:p text:style-name="P4">
There were graduates who got 200 km to get west. So, one became acquainted with one of the rehearsals of the graduation waltz.</text:p>
      <text:p text:style-name="P4">
<text:span text:style-name="T5">
Foto: Ukrainian House Rotterdam / Facebook</text:span>
</text:p>
      <text:p text:style-name="P4">
News Source: <text:a xlink:type="simple" xlink:href="https://www.ukrinform.ua/rubric-diaspora/3730450-u-niderlandah-ukrainski-vipuskniki-poprosalisa-zi-skolou.html" text:style-name="Internet_20_link" text:visited-style-name="Visited_20_Internet_20_Link">
https://www.ukrinform.ua/rubric-diaspora/3730450-u-niderlandah-ukrainski-vipuskniki-poprosalisa-zi-skolou.html</text:a>
</text:p>
      <!--NEWS-->
      <text:h text:style-name="P10" text:outline-level="1">
<text:span text:style-name="T4">
Shepapa spoke about the role of F-16 for conducting operations at sea</text:span>
</text:h>
      <text:p text:style-name="P4">
Authors: Ukrinform (Person)</text:p>
      <text:p text:style-name="P4">
Publisher: Укринформ (Organization)</text:p>
      <text:p text:style-name="P4">
Published Time: 2023-07-02T13:13:21+03:00</text:p>
      <text:p text:style-name="P4">
Modified Time: 2023-07-02T13:13:21+03:00</text:p>
      <text:p text:style-name="P4">
Description: Multifunctional F-16 fighters are needed not only for successful operations on land, but also at sea. - Ukrinform.</text:p>
      <text:p text:style-name="P4">
Images: ['<text:a xlink:type="simple" xlink:href="https://static.ukrinform.com/photos/2020_07/thumb_files/630_360_1593958626-145.jpg" text:style-name="Internet_20_link" text:visited-style-name="Visited_20_Internet_20_Link">
630_360_15939...</text:a>
']</text:p>
      <text:p text:style-name="P4">
Tags: ['ВМС України', 'Неїжпапа', 'Війна з Росією']</text:p>
      <text:p text:style-name="P4">
Type: Article</text:p>
      <!--METADATA-->
      <text:p text:style-name="P4">
<draw:frame draw:style-name="fr1" draw:name="Image89" text:anchor-type="as-char" svg:width="6.9236in" svg:height="3.956343in" draw:z-index="0">
<draw:image xlink:href="../Images/yкринформ/2023-07-02T13-13-21-03-00/630_360_1593958626-145.jpg" xlink:type="simple" xlink:show="embed" xlink:actuate="onLoad" draw:mime-type="image/jpeg"/>
</draw:frame>
Multifunctional F-16 fighters are needed not only to successfully carry out operations on land, but also at sea.</text:p>
      <text:p text:style-name="P4">
The Navy Commander of Ukraine Viecadmiral Alexei Zhpapa said this in <text:a xlink:type="simple" xlink:href="https://armyinform.com.ua/2023/07/02/my-povynni-maty-takyj-flot-yakyj-bilshe-ne-dast-zagarbnyku-navit-planuvaty-napad-na-ukrayinu-oleksij-neyizhpapa/" text:style-name="Internet_20_link" text:visited-style-name="Visited_20_Internet_20_Link">
interview</text:a>
Armyinform, reports Ukrinform.</text:p>
      <text:p text:style-name="P4">
“The war is ongoing, and at this time the enemy has an advantage in the air in ... a part of the Black Sea. Therefore, the same Western multifunctional fighters of the F-16 are necessary not only for successful operations on land, but also at sea, ”she said.</text:p>
      <text:p text:style-name="P4">
<text:span text:style-name="T4">
 Read also: </text:span>
 [Snake or destruction of the Moscow cruiser - this is just the beginning: <text:span text:style-name="T4">
 Shepap </text:span>
 congratulated the Navy of Ukraine's holiday]](https://www.ukrinform.ua/rubric-society/3730369-gotovnist-do-borotbi-ta-profesijnist-nadihaut-svit-neizpapa-privitav-z-dnem-vms-ukraini.html)According to him, since the large -scale invasion of Ukraine's potential. This is primarily due to the receipt of new samples of rocket launchers, other assistance from our Western partners. Currently, the NMCE is in service with the anti -ship complex "Harpun", which has already proven itself well during the fighting to protect the Ukrainian state. This complex, in particular, drown the Russian security vessel, which was on board the SCR "Thor" and heading the island of Snakey to provide a Russian garrison and deliver a batch of invaders to reinforcement, the Navy commander added.</text:p>
      <text:p text:style-name="P4">
"If we compare the potential at the beginning of large -scale aggression between us of the Tarosian fleet, it was in favor of the Russians. But our country did not stand and build our fleet, constantly moving forward. A striking example, in particular, is the implementation of missile programs that were approved by the Supreme High Commander Ukraine. Thanks to their implementation, the Ukrainian Neptune Missile Complex was created, - she said.</text:p>
      <text:p text:style-name="P4">
<text:span text:style-name="T4">
 Read also: </text:span>
 <text:a xlink:type="simple" xlink:href="https://www.ukrinform.ua/rubric-ato/3716487-korpus-morskoi-pihoti-pocnut-formuvati-se-do-zaversenna-vijni-neizpapa.html" text:style-name="Internet_20_link" text:visited-style-name="Visited_20_Internet_20_Link">
Corps of Marines will begin to form before the completion of Vivna - <text:span text:style-name="T4">
 Shepapa </text:span>
</text:a>
</text:p>
      <text:p text:style-name="P4">
News Source: <text:a xlink:type="simple" xlink:href="https://www.ukrinform.ua/rubric-ato/3730452-neizpapa-rozpoviv-pro-rol-f16-dla-provedenna-operacij-na-mori.html" text:style-name="Internet_20_link" text:visited-style-name="Visited_20_Internet_20_Link">
https://www.ukrinform.ua/rubric-ato/3730452-neizpapa-rozpoviv-pro-rol-f16-dla-provedenna-operacij-na-mori.html</text:a>
</text:p>
      <!--NEWS-->
      <text:h text:style-name="P10" text:outline-level="1">
<text:span text:style-name="T4">
In France, protesters on the car drove into the house of the mayor of Paris suburb</text:span>
</text:h>
      <text:p text:style-name="P4">
Authors: Ukrinform (Person)</text:p>
      <text:p text:style-name="P4">
Publisher: Укринформ (Organization)</text:p>
      <text:p text:style-name="P4">
Published Time: 2023-07-02T13:18:00+03:00</text:p>
      <text:p text:style-name="P4">
Modified Time: 2023-07-02T13:18:00+03:00</text:p>
      <text:p text:style-name="P4">
Description: Protesters in France drove the car into the house of the mayor of the Paris suburb, injuring his wife and one of the children. - Ukrinform.</text:p>
      <text:p text:style-name="P4">
Images: ['<text:a xlink:type="simple" xlink:href="https://static.ukrinform.com/photos/2023_07/thumb_files/630_360_1688292525-549.jpg" text:style-name="Internet_20_link" text:visited-style-name="Visited_20_Internet_20_Link">
630_360_16882...</text:a>
']</text:p>
      <text:p text:style-name="P4">
Tags: ['Франція', 'Напад', 'Протест', 'Замах']</text:p>
      <text:p text:style-name="P4">
Type: Article</text:p>
      <!--METADATA-->
      <text:p text:style-name="P4">
<draw:frame draw:style-name="fr1" draw:name="Image90" text:anchor-type="as-char" svg:width="6.9236in" svg:height="3.956343in" draw:z-index="0">
<draw:image xlink:href="../Images/yкринформ/2023-07-02T13-18-00-03-00/630_360_1688292525-549.jpg" xlink:type="simple" xlink:show="embed" xlink:actuate="onLoad" draw:mime-type="image/jpeg"/>
</draw:frame>
Protesters in France drove the car into the house of the mayor of Paris Poster, injuring his wife and one of the children.</text:p>
      <text:p text:style-name="P4">
According to Ukrinform, it reports <text:a xlink:type="simple" xlink:href="https://www.france24.com/en/europe/20230702-🔴-live-hundreds-arrested-nationwide-on-fifth-night-of-unrest-after-nahel-m-funeral" text:style-name="Internet_20_link" text:visited-style-name="Visited_20_Internet_20_Link">
France24</text:a>
.  The mayor of Lai-Le Ros municipality, which is about 10 kilometers from Paris, Vincent Janbourne said in <text:a xlink:type="simple" xlink:href="https://twitter.com/VincentJeanbrun/status/1675365374550736899" text:style-name="Internet_20_link" text:visited-style-name="Visited_20_Internet_20_Link">
Twitter</text:a>
that the protesters "rammed the car" of his house, and then carried out the gap.</text:p>
      <text:p text:style-name="P4">
"My wife and one of my children were injured," he wrote.</text:p>
      <text:p text:style-name="P4">
Cretay's prosecutor's office announced the beginning of the investigation <text:a xlink:type="simple" xlink:href="https://www.ukrinform.ua/tag-zamah" text:style-name="Internet_20_link" text:visited-style-name="Visited_20_Internet_20_Link">
attempt</text:a>
on murder.</text:p>
      <text:p text:style-name="P4">
Later it became known that Janbourne's wife got to the hospital after a terrorist attack.</text:p>
      <text:p text:style-name="P4">
<text:span text:style-name="T4">
 Read also: </text:span>
 <text:a xlink:type="simple" xlink:href="https://www.ukrinform.ua/rubric-world/3730234-makron-cerez-protesti-u-francii-perenis-vizit-do-nimeccini.html" text:style-name="Internet_20_link" text:visited-style-name="Visited_20_Internet_20_Link">
Macron through protests in <text:span text:style-name="T4">
 Franz </text:span>
 I moved the visit of Donimichchi</text:a>
It is noted that as a result of the attack by the protesters, the wife of Merzasna was injured, the nature of which is unknown and is currently in the hospital.</text:p>
      <text:p text:style-name="P4">
As reported by Ukrinform, in France after the fourth night of mass riots <text:a xlink:type="simple" xlink:href="https://www.ukrinform.ua/rubric-world/3730178-kilkist-zatrimanih-na-protestah-u-francii-perevisila-13-tisaci.html" text:style-name="Internet_20_link" text:visited-style-name="Visited_20_Internet_20_Link">
detained more than 1300 people</text:a>
.</text:p>
      <text:p text:style-name="P4">
Protests and riots in the country arose on June 27 after the police struck a 17-year-old boy who did not stop at the order of a police officer.</text:p>
      <text:p text:style-name="P4">
_ Photo illustrative _</text:p>
      <text:p text:style-name="P4">
News Source: <text:a xlink:type="simple" xlink:href="https://www.ukrinform.ua/rubric-world/3730454-u-francii-protestuvalniki-na-avto-vihali-u-budinok-mera-parizkogo-peredmista.html" text:style-name="Internet_20_link" text:visited-style-name="Visited_20_Internet_20_Link">
https://www.ukrinform.ua/rubric-world/3730454-u-francii-protestuvalniki-na-avto-vihali-u-budinok-mera-parizkogo-peredmista.html</text:a>
</text:p>
      <!--NEWS-->
      <text:h text:style-name="P10" text:outline-level="1">
<text:span text:style-name="T4">
Kherson Empire: The Prosecutor's Office reports four wounded</text:span>
</text:h>
      <text:p text:style-name="P4">
Authors: Ukrinform (Person)</text:p>
      <text:p text:style-name="P4">
Publisher: Укринформ (Organization)</text:p>
      <text:p text:style-name="P4">
Published Time: 2023-07-02T13:23:00+03:00</text:p>
      <text:p text:style-name="P4">
Modified Time: 2023-07-02T13:23:00+03:00</text:p>
      <text:p text:style-name="P4">
Description: As a result of shelling, at least four residents of the city were injured by Kherson. - Ukrinform.</text:p>
      <text:p text:style-name="P4">
Images: ['<text:a xlink:type="simple" xlink:href="https://static.ukrinform.com/photos/2023_07/thumb_files/630_360_1688293514-171.jpeg" text:style-name="Internet_20_link" text:visited-style-name="Visited_20_Internet_20_Link">
630_360_16882...</text:a>
']</text:p>
      <text:p text:style-name="P4">
Tags: ['Херсон', 'Обстріл', 'Офіс генпрокурора', 'Війна з Росією']</text:p>
      <text:p text:style-name="P4">
Type: Article</text:p>
      <!--METADATA-->
      <text:p text:style-name="P4">
<draw:frame draw:style-name="fr1" draw:name="Image91" text:anchor-type="as-char" svg:width="6.9236in" svg:height="3.956343in" draw:z-index="0">
<draw:image xlink:href="../Images/yкринформ/2023-07-02T13-23-00-03-00/630_360_1688293514-171.jpeg" xlink:type="simple" xlink:show="embed" xlink:actuate="onLoad" draw:mime-type="image/jpeg"/>
</draw:frame>
In the afternoon, at least four residents of the city were injured by Kherson Russians.</text:p>
      <text:p text:style-name="P4">
About it reports the office of the Prosecutor General in <text:a xlink:type="simple" xlink:href="https://t.me/s/pgo_gov_ua" text:style-name="Internet_20_link" text:visited-style-name="Visited_20_Internet_20_Link">
telegram</text:a>
, reports Ukrinform.</text:p>
      <text:p text:style-name="P4">
“At least four locals were injured, two of whom were overwhelmed by a high -rise building. The victims are clarified, ”the testimony reads.</text:p>
      <text:p text:style-name="P4">
With the procedural leadership of the Kherson District Prosecutor's Office, a criminal investigation into criminal proceedings on violation of the laws of war(Part 1 of Art. 438 of the Criminal Code of Ukraine).</text:p>
      <text:p text:style-name="P4">
<text:span text:style-name="T4">
Читайте також:</text:span>
 <text:a xlink:type="simple" xlink:href="https://www.ukrinform.ua/rubric-ato/3730396-vorog-unoci-vdariv-po-selu-na-zaporizzi-zrujnovana-budivla-gimnazii.html" text:style-name="Internet_20_link" text:visited-style-name="Visited_20_Internet_20_Link">
 Ворог уночі вдарив по селу на Запоріжжі, зруйнованабудівля гімназії </text:a>
According to the investigation, on July 2, at about 11:20 the Armed Forces of the Russian Federation fired at the occupied territory of the region one of the residential areas <text:a xlink:type="simple" xlink:href="https://www.ukrinform.ua/tag-herson" text:style-name="Internet_20_link" text:visited-style-name="Visited_20_Internet_20_Link">
Kherson</text:a>
.</text:p>
      <text:p text:style-name="P4">
Civil infrastructure objects are damaged by debris.</text:p>
      <text:p text:style-name="P4">
Prosecutors, together with investigators, carry out the necessary investigative actions.</text:p>
      <text:p text:style-name="P4">
As reported by Ukrinform, <text:a xlink:type="simple" xlink:href="https://www.ukrinform.ua/rubric-ato/3730434-rosiani-obstrilali-herson-e-poranenij.html" text:style-name="Internet_20_link" text:visited-style-name="Visited_20_Internet_20_Link">
the army of the Russian Federation was fired at Kherson on July 2</text:a>
. Under enemy fire were a pharmacy, a public character and a residential multi -storey.</text:p>
      <text:p text:style-name="P4">
<text:span text:style-name="T5">
Foto: Office Prosecutor's Office</text:span>
</text:p>
      <text:p text:style-name="P4">
News Source: <text:a xlink:type="simple" xlink:href="https://www.ukrinform.ua/rubric-regions/3730455-obstril-hersona-prokuratura-povidomlae-pro-cotiroh-poranenih.html" text:style-name="Internet_20_link" text:visited-style-name="Visited_20_Internet_20_Link">
https://www.ukrinform.ua/rubric-regions/3730455-obstril-hersona-prokuratura-povidomlae-pro-cotiroh-poranenih.html</text:a>
</text:p>
      <!--NEWS-->
      <text:h text:style-name="P10" text:outline-level="1">
<text:span text:style-name="T4">
The Ministry of Defense showed a video of the destruction of the Field Composition of the Russians</text:span>
</text:h>
      <text:p text:style-name="P4">
Authors: Ukrinform (Person)</text:p>
      <text:p text:style-name="P4">
Publisher: Укринформ (Organization)</text:p>
      <text:p text:style-name="P4">
Published Time: 2023-07-02T13:27:00+03:00</text:p>
      <text:p text:style-name="P4">
Modified Time: 2023-07-02T13:27:00+03:00</text:p>
      <text:p text:style-name="P4">
Description: The First Deputy Minister of Defense of Ukraine Oleksandr Pavlyuk posted a video showing the destruction of the field staff of Russian invader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іноборони', 'Російські військові', 'Війна з Росією']</text:p>
      <text:p text:style-name="P4">
Type: Article</text:p>
      <!--METADATA-->
      <text:p text:style-name="P4">
<draw:frame draw:style-name="fr1" draw:name="Image92" text:anchor-type="as-char" svg:width="6.9236in" svg:height="3.956343in" draw:z-index="0">
<draw:image xlink:href="../Images/yкринформ/2023-07-02T13-27-00-03-00/630_360_1669987737-966.jpg" xlink:type="simple" xlink:show="embed" xlink:actuate="onLoad" draw:mime-type="image/jpeg"/>
</draw:frame>
The first deputy Minister of Defense of Ukraine Oleksandr Pavlyuk posted a video in which he showed the destruction of the field staff of Russian invaders.</text:p>
      <text:p text:style-name="P4">
According to Ukrinform, Pavlyuk reported this in <text:a xlink:type="simple" xlink:href="https://t.me/Pavliuk_KSV/4622" text:style-name="Internet_20_link" text:visited-style-name="Visited_20_Internet_20_Link">
telegram.</text:a>
"The work of the self -propelled artillery division and the artillery division with the combination of the boar 5 of a separate assault brigade. A confirmed destruction of the field composition of the invaders together with the personnel is confirmed" - reads in the post under the video.</text:p>
      <text:p text:style-name="P4">
As reported by Ukrinform, the Ukrainian defense forces <text:a xlink:type="simple" xlink:href="https://www.ukrinform.ua/rubric-ato/3730372-sili-oboroni-za-dobu-znisili-se-790-rosijskih-vijskovih.html" text:style-name="Internet_20_link" text:visited-style-name="Visited_20_Internet_20_Link">
eliminated about 229660 Russian invaders</text:a>
, with 790 more - in the past day.</text:p>
      <text:p text:style-name="P4">
News Source: <text:a xlink:type="simple" xlink:href="https://www.ukrinform.ua/rubric-ato/3730456-u-minoboroni-pokazali-video-znisenna-polovogo-skladu-rosian.html" text:style-name="Internet_20_link" text:visited-style-name="Visited_20_Internet_20_Link">
https://www.ukrinform.ua/rubric-ato/3730456-u-minoboroni-pokazali-video-znisenna-polovogo-skladu-rosian.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7-02T13:32:00+03:00</text:p>
      <text:p text:style-name="P4">
Modified Time: 2023-07-02T13:32: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3" text:anchor-type="as-char" svg:width="6.9236in" svg:height="3.956343in" draw:z-index="0">
<draw:image xlink:href="../Images/yкринформ/2023-07-02T13-32-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94" text:anchor-type="as-char" svg:width="6.9236in" svg:height="6.9236in" draw:z-index="0">
<draw:image xlink:href="../Images/yкринформ/2023-07-02T13-32-00-03-00/1659527406-459.jpg" xlink:type="simple" xlink:show="embed" xlink:actuate="onLoad" draw:mime-type="image/jpeg"/>
</draw:frame>
On March 12, 2022, 4-year-old Anastasia Tolstokorov disappeared after the explosion of the Uchin in Mariupol. Where it is now is unknown.</text:p>
      <text:p text:style-name="P4">
Signs of the baby: looks 4-5 years, lean, blond hair, blue.</text:p>
      <text:p text:style-name="P4">
<text:span text:style-name="T4">
 rose Kaminskaya, 2 years </text:span>
</text:p>
      <text:p text:style-name="P4">
<draw:frame draw:style-name="fr1" draw:name="Image95" text:anchor-type="as-char" svg:width="6.9236in" svg:height="6.9236in" draw:z-index="0">
<draw:image xlink:href="../Images/yкринформ/2023-07-02T13-32-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96" text:anchor-type="as-char" svg:width="6.9236in" svg:height="6.9236in" draw:z-index="0">
<draw:image xlink:href="../Images/yкринформ/2023-07-02T13-32-00-03-00/1668596593-534.jpg" xlink:type="simple" xlink:show="embed" xlink:actuate="onLoad" draw:mime-type="image/jpeg"/>
</draw:frame>
11-year-old Gleb Cherepanov disappeared in Donetsk region.</text:p>
      <text:p text:style-name="P4">
As early as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97" text:anchor-type="as-char" svg:width="6.9236in" svg:height="6.9236in" draw:z-index="0">
<draw:image xlink:href="../Images/yкринформ/2023-07-02T13-32-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The potential rivals of the national team of Ukraine in the Cup of Volleyball Cups were determined</text:span>
</text:h>
      <text:p text:style-name="P4">
Authors: Ukrinform (Person)</text:p>
      <text:p text:style-name="P4">
Publisher: Укринформ (Organization)</text:p>
      <text:p text:style-name="P4">
Published Time: 2023-07-02T13:35:53+03:00</text:p>
      <text:p text:style-name="P4">
Modified Time: 2023-07-02T13:35:53+03:00</text:p>
      <text:p text:style-name="P4">
Description: All participants of the Volleyball Cup of the contenders, which will play the national team of Ukraine for the first time, became known. - Ukrinform.</text:p>
      <text:p text:style-name="P4">
Images: ['<text:a xlink:type="simple" xlink:href="https://static.ukrinform.com/photos/2023_07/thumb_files/630_360_1688294108-429.jpg" text:style-name="Internet_20_link" text:visited-style-name="Visited_20_Internet_20_Link">
630_360_16882...</text:a>
']</text:p>
      <text:p text:style-name="P4">
Tags: ['Волейбол', 'Збірна України', 'Жінки']</text:p>
      <text:p text:style-name="P4">
Type: Article</text:p>
      <!--METADATA-->
      <text:p text:style-name="P4">
<draw:frame draw:style-name="fr1" draw:name="Image98" text:anchor-type="as-char" svg:width="6.9236in" svg:height="3.956343in" draw:z-index="0">
<draw:image xlink:href="../Images/yкринформ/2023-07-02T13-35-53-03-00/630_360_1688294108-429.jpg" xlink:type="simple" xlink:show="embed" xlink:actuate="onLoad" draw:mime-type="image/jpeg"/>
</draw:frame>
All participants of the Volleyball Cup of the contenders, in which the collection of Ukraine for the first time, became known.</text:p>
      <text:p text:style-name="P4">
As informs <text:a xlink:type="simple" xlink:href="https://suspilne.media/519989-viznacilisa-usi-ucasnici-kubka-pretendentok-z-volejbolu-potencijni-supernici-zbirnoi-ukraini/" text:style-name="Internet_20_link" text:visited-style-name="Visited_20_Internet_20_Link">
Public Sport</text:a>
, The candidate's Cup in 2023 will be the fourth draw in the history of competitions, the winner of the tournament will get to the elite division in the world volleyball - the doliga of nations, Ukrinform reports.</text:p>
      <text:p text:style-name="P4">
Eight national teams from different continents will take part in the competitions. This year, Ukraine, Sweden, Kenya, Mexico Tavitam will play in the Cup of the contenders. In addition, Columbia, France and Croatia were included in the tournament. Croatian volleyball players, who took the last place in the current season of the League of Nations, became more participants of these competitions.</text:p>
      <text:p text:style-name="P4">
<text:span text:style-name="T4">
 Read also: </text:span>
 <text:a xlink:type="simple" xlink:href="https://www.ukrinform.ua/rubric-sports/3727190-miznarodna-federacia-volejbolu-prodovzila-vidstoronenna-rosii-ta-bilorusi.html" text:style-name="Internet_20_link" text:visited-style-name="Visited_20_Internet_20_Link">
International Federation <text:span text:style-name="T4">
 Volleyball </text:span>
 In the continuing the detraction of Russia and Belarus</text:a>
The national team of Ukraine has reached the competition in the status of the finalists of the Golden European Library. Finally confronting from two matches Ukrainian players will play the Anti -Schwave and can improve their position in the ranking of the International Federation.</text:p>
      <text:p text:style-name="P4">
The contenders will be held on July 27-30 in the French city of Laval. The winner will be released to the League of Nations 2024.</text:p>
      <text:p text:style-name="P4">
Photo: CEV.</text:p>
      <text:p text:style-name="P4">
News Source: <text:a xlink:type="simple" xlink:href="https://www.ukrinform.ua/rubric-sports/3730458-viznacilisa-potencijni-supernici-zbirnoi-ukraini-v-kubku-pretendentok-z-volejbolu.html" text:style-name="Internet_20_link" text:visited-style-name="Visited_20_Internet_20_Link">
https://www.ukrinform.ua/rubric-sports/3730458-viznacilisa-potencijni-supernici-zbirnoi-ukraini-v-kubku-pretendentok-z-volejbolu.html</text:a>
</text:p>
      <!--NEWS-->
      <text:h text:style-name="P10" text:outline-level="1">
<text:span text:style-name="T4">
The Naval Flag of Ukraine was raised near the KSCA</text:span>
</text:h>
      <text:p text:style-name="P4">
Authors: Ukrinform (Person)</text:p>
      <text:p text:style-name="P4">
Publisher: Укринформ (Organization)</text:p>
      <text:p text:style-name="P4">
Published Time: 2023-07-02T13:36:00+03:00</text:p>
      <text:p text:style-name="P4">
Modified Time: 2023-07-02T13:36:00+03:00</text:p>
      <text:p text:style-name="P4">
Description: Near the building of the Kyiv City State Administration, the naval flag of the Armed Forces of Ukraine was raised. - Ukrinform.</text:p>
      <text:p text:style-name="P4">
Images: ['<text:a xlink:type="simple" xlink:href="https://static.ukrinform.com/photos/2023_07/thumb_files/630_360_1688293990-696.jpeg" text:style-name="Internet_20_link" text:visited-style-name="Visited_20_Internet_20_Link">
630_360_16882...</text:a>
']</text:p>
      <text:p text:style-name="P4">
Tags: ['КМДА', 'Прапор', 'Свято', 'ВМС України']</text:p>
      <text:p text:style-name="P4">
Type: Article</text:p>
      <!--METADATA-->
      <text:p text:style-name="P4">
<draw:frame draw:style-name="fr1" draw:name="Image99" text:anchor-type="as-char" svg:width="6.9236in" svg:height="3.956343in" draw:z-index="0">
<draw:image xlink:href="../Images/yкринформ/2023-07-02T13-36-00-03-00/630_360_1688293990-696.jpeg" xlink:type="simple" xlink:show="embed" xlink:actuate="onLoad" draw:mime-type="image/jpeg"/>
</draw:frame>
Bold buildings of the Kyiv City State Administration raised the Navy of the Armed Forces of Ukraine.</text:p>
      <text:p text:style-name="P4">
According to Ukrinform, the KSCA reports in <text:a xlink:type="simple" xlink:href="https://t.me/KyivCityOfficial/7186" text:style-name="Internet_20_link" text:visited-style-name="Visited_20_Internet_20_Link">
telegram.</text:a>
"The military -naval flag of the Armed Forces was raised on the KSCA flagship," the testimony reads.</text:p>
      <text:p text:style-name="P4">
The KSCA noted that the flag was raised to the day <text:a xlink:type="simple" xlink:href="https://www.ukrinform.ua/tag-vms-ukrainy" text:style-name="Internet_20_link" text:visited-style-name="Visited_20_Internet_20_Link">
Navy of the Armed Forces.</text:a>
*!(https://www.ukrinform.ua/rubric-ato/3730402-zaluznij-privitav-bojovih-pobratimiv-iz-dnem-vms-ukraini.html)"105 years ago, Ukrainian flags and naval flags of the Ukrainian state were raised on the ships of the Black Sea Fleet and in the Sevastopol Fortress.</text:p>
      <text:p text:style-name="P4">
As it was reported, in 2015, by the decree of the then President of Ukraine Petraporoshenko, the Day of the Navy of the Armed Forces of Ukraine was established first Sunday of July. This year this holiday is celebrated on July 2.</text:p>
      <text:p text:style-name="P4">
<text:span text:style-name="T5">
Foto: KMDA</text:span>
</text:p>
      <text:p text:style-name="P4">
News Source: <text:a xlink:type="simple" xlink:href="https://www.ukrinform.ua/rubric-kyiv/3730460-bila-kmda-pidnali-vijskovomorskij-prapor-ukraini.html" text:style-name="Internet_20_link" text:visited-style-name="Visited_20_Internet_20_Link">
https://www.ukrinform.ua/rubric-kyiv/3730460-bila-kmda-pidnali-vijskovomorskij-prapor-ukraini.html</text:a>
</text:p>
      <!--NEWS-->
      <text:h text:style-name="P10" text:outline-level="1">
<text:span text:style-name="T4">
Shepapa: We are preparing to start clearing surgery from the Black Sea mines</text:span>
</text:h>
      <text:p text:style-name="P4">
Authors: Ukrinform (Person)</text:p>
      <text:p text:style-name="P4">
Publisher: Укринформ (Organization)</text:p>
      <text:p text:style-name="P4">
Published Time: 2023-07-02T13:36:43+03:00</text:p>
      <text:p text:style-name="P4">
Modified Time: 2023-07-02T13:36:43+03:00</text:p>
      <text:p text:style-name="P4">
Description: NATO member countries may be involved in the Black Sea demining process in the future. - Ukrinform.</text:p>
      <text:p text:style-name="P4">
Images: ['<text:a xlink:type="simple" xlink:href="https://static.ukrinform.com/photos/2023_04/thumb_files/630_360_1682757718-905.jpg" text:style-name="Internet_20_link" text:visited-style-name="Visited_20_Internet_20_Link">
630_360_16827...</text:a>
']</text:p>
      <text:p text:style-name="P4">
Tags: ['ВМС України', 'Неїжпапа', 'Війна з Росією']</text:p>
      <text:p text:style-name="P4">
Type: Article</text:p>
      <!--METADATA-->
      <text:p text:style-name="P4">
<draw:frame draw:style-name="fr1" draw:name="Image100" text:anchor-type="as-char" svg:width="6.9236in" svg:height="3.956343in" draw:z-index="0">
<draw:image xlink:href="../Images/yкринформ/2023-07-02T13-36-43-03-00/630_360_1682757718-905.jpg" xlink:type="simple" xlink:show="embed" xlink:actuate="onLoad" draw:mime-type="image/jpeg"/>
</draw:frame>
NATO member countries can in the future be involved in the process of demining the Sea.</text:p>
      <text:p text:style-name="P4">
The Navy Commander of Ukraine Viecadmiral Alexei Shepap said this in <text:a xlink:type="simple" xlink:href="https://armyinform.com.ua/2023/07/02/my-povynni-maty-takyj-flot-yakyj-bilshe-ne-dast-zagarbnyku-navit-planuvaty-napad-na-ukrayinu-oleksij-neyizhpapa/" text:style-name="Internet_20_link" text:visited-style-name="Visited_20_Internet_20_Link">
intervjarmiainform</text:a>
, reports Ukrinform.</text:p>
      <text:p text:style-name="P4">
“But we are well aware of this, of course, we are preparing to start a mine clearing from the Black Sea for the first time. For this, they have created a headquarters that is already developing the content of the operation today. In this direction, there are some arrangements with our partners, including NATO -Ukrainians regarding this work in this work of a mine group, which works on a permanent basis in the Mediterranean, ”she said.</text:p>
      <text:p text:style-name="P4">
*!(https://www.ukrinform.ua/rubric-ato/3730452-neizpapa-rozpoviv-pro-rol-f16-dla-provedenna-operacij-na-mori.html)He noted that due to the blasting of the Russians, the dam on the Kakhovskaya Gesquet of mines in the Black Sea has increased many times over. Because Russia, fearing a Ukrainian counter -offensive across the Dnieper River, created a whole system of miners, establishing on the river anti -deposit, anchor, river mines, which, of course, were washed away and found in the Black Sea. "That is why the number of mines that were in the sea before this tragic event, with what we have today, is very difficult to compare," Viceadmiral added.</text:p>
      <text:p text:style-name="P4">
The Navy Commander is convinced that Ukraine should always be alert to further in order to ensure the safety of civilian navigation as soon as possible. Moreover, navigation is an integral part of the development of the economy of the state.</text:p>
      <text:p text:style-name="P4">
<text:span text:style-name="T4">
 Read also: </text:span>
 [Snake or destruction of the Moscow cruiser - this is just the beginning: <text:span text:style-name="T4">
 Shepap </text:span>
 congratulated the Navy of Ukraine's holiday]](https://www.ukrinform.ua/rubric-society/3730369-gotovnist-do-borotbi-ta-profesijnist-nadihaut-svit-neizpapa-privitav-z-dnem-vms-ukraini.html)As reported by Ukrinform, on June 6, the Russian army undermined the Greblyukakhovsky hydroelectric power station, causing the flooding of part of the Kherson and Mykolaiv region and at the same time - critical grinding of the Kakhovka reservoir.</text:p>
      <text:p text:style-name="P4">
News Source: <text:a xlink:type="simple" xlink:href="https://www.ukrinform.ua/rubric-ato/3730461-neizpapa-gotuemosa-sob-rozpocati-operaciu-z-rozcisenna-vid-min-cornogo-mora.html" text:style-name="Internet_20_link" text:visited-style-name="Visited_20_Internet_20_Link">
https://www.ukrinform.ua/rubric-ato/3730461-neizpapa-gotuemosa-sob-rozpocati-operaciu-z-rozcisenna-vid-min-cornogo-mora.html</text:a>
</text:p>
      <!--NEWS-->
      <text:h text:style-name="P10" text:outline-level="1">
<text:span text:style-name="T4">
Bucha created an installation in memory of the dead residents</text:span>
</text:h>
      <text:p text:style-name="P4">
Authors: Ukrinform (Person)</text:p>
      <text:p text:style-name="P4">
Publisher: Укринформ (Organization)</text:p>
      <text:p text:style-name="P4">
Published Time: 2023-07-02T13:54:00+03:00</text:p>
      <text:p text:style-name="P4">
Modified Time: 2023-07-02T13:54:00+03:00</text:p>
      <text:p text:style-name="P4">
Description: In Bucha before the entrance to the city park, an installation appeared in memory of residents of the city who died during the Russian occupation in March 2022. - Ukrinform.</text:p>
      <text:p text:style-name="P4">
Images: ['<text:a xlink:type="simple" xlink:href="https://static.ukrinform.com/photos/2023_07/thumb_files/630_360_1688295704-260.jpeg" text:style-name="Internet_20_link" text:visited-style-name="Visited_20_Internet_20_Link">
630_360_16882...</text:a>
']</text:p>
      <text:p text:style-name="P4">
Tags: ['Буча', "Пам'ять", 'Загибель', 'Війна з Росією']</text:p>
      <text:p text:style-name="P4">
Type: Article</text:p>
      <!--METADATA-->
      <text:p text:style-name="P4">
<draw:frame draw:style-name="fr1" draw:name="Image101" text:anchor-type="as-char" svg:width="6.9236in" svg:height="3.956343in" draw:z-index="0">
<draw:image xlink:href="../Images/yкринформ/2023-07-02T13-54-00-03-00/630_360_1688295704-260.jpeg" xlink:type="simple" xlink:show="embed" xlink:actuate="onLoad" draw:mime-type="image/jpeg"/>
</draw:frame>
In Buccia, an installation of the residents who died during the Russian occupation in March 2022 appeared in the city park.</text:p>
      <text:p text:style-name="P4">
About it reports Ukrinform with reference to the official page of the Buchan City Chairman Anatoly Fedoruk in <text:a xlink:type="simple" xlink:href="https://www.facebook.com/buchagolova/posts/pfbid026uzFiJBnBuGwWM93hJuYmpThB6cVD1xoyAVwKRshsoHYuaacCUZUPLodBxXZaXYzl" text:style-name="Internet_20_link" text:visited-style-name="Visited_20_Internet_20_Link">
Facebook.</text:a>
"Remember everyone by name. I invite you to join to honor the memory of all the Buchanans killed by the Russians. We have 501 of them. This event aimed to attract the attention can be forgiven. Therefore, we continue to redeem the world about the military tribunal, " - <text:a xlink:type="simple" xlink:href="https://www.facebook.com/buchagolova/videos/585896833640049/" text:style-name="Internet_20_link" text:visited-style-name="Visited_20_Internet_20_Link">
says</text:a>
Testails.</text:p>
      <text:p text:style-name="P4">
In the city, there was an evening of memory of the fallen residents.</text:p>
      <text:p text:style-name="P4">
"This is the first such event to honor the victims in the Buchansky community. And only we can survive this loss," Fedoruk wrote.</text:p>
      <text:p text:style-name="P4">
During the event, the Order of Courage was presented posthumously "The fallen warrior - Business of Elijah Grabar. He was received by the mom of the hero.</text:p>
      <text:p text:style-name="P4">
<text:span text:style-name="T4">
 Read also: </text:span>
 <text:a xlink:type="simple" xlink:href="https://www.ukrinform.ua/rubric-culture/3729863-namalovani-angoli-ratuut-zitta.html" text:style-name="Internet_20_link" text:visited-style-name="Visited_20_Internet_20_Link">
drawn <text:span text:style-name="T4">
 Angels </text:span>
 Save Life</text:a>
 “Our unity is the response of the Minister of Foreign Affairs of Muscovy, Mr. Lavrov, because he still believes that his murderers could not commit such crimes. So let's go to defeat the cynical indifference that modern Russia embodies today, ”the mayor emphasized.</text:p>
      <text:p text:style-name="P4">
It was reported that in Bucha after the liberation of the city from the Russians, Tilaylavbi civilians were discovered, as well as places of mass executions in cellars, on the streets, huggas.</text:p>
      <text:p text:style-name="P4">
<text:span text:style-name="T5">
Foto: Freedom, Facebook Anatolii Fedoruk - Mayor of Buccha</text:span>
</text:p>
      <text:p text:style-name="P4">
News Source: <text:a xlink:type="simple" xlink:href="https://www.ukrinform.ua/rubric-regions/3730468-u-buci-stvorili-instalaciu-v-pamat-pro-zagiblih-meskanciv.html" text:style-name="Internet_20_link" text:visited-style-name="Visited_20_Internet_20_Link">
https://www.ukrinform.ua/rubric-regions/3730468-u-buci-stvorili-instalaciu-v-pamat-pro-zagiblih-meskanciv.html</text:a>
</text:p>
      <!--NEWS-->
      <text:h text:style-name="P10" text:outline-level="1">
<text:span text:style-name="T4">
Sholtz explained why Germany does not give Ukraine long -range weapons and security guarantees</text:span>
</text:h>
      <text:p text:style-name="P4">
Authors: Ukrinform (Person)</text:p>
      <text:p text:style-name="P4">
Publisher: Укринформ (Organization)</text:p>
      <text:p text:style-name="P4">
Published Time: 2023-07-02T13:55:00+03:00</text:p>
      <text:p text:style-name="P4">
Modified Time: 2023-07-02T22:55:00+03:00</text:p>
      <text:p text:style-name="P4">
Description: Germany is against its weapons to be used in the Russian territory, and security guarantees are ready to give only after the war is over. - Ukrinform.</text:p>
      <text:p text:style-name="P4">
Images: ['<text:a xlink:type="simple" xlink:href="https://static.ukrinform.com/photos/2023_05/thumb_files/630_360_1684667979-196.jpg" text:style-name="Internet_20_link" text:visited-style-name="Visited_20_Internet_20_Link">
630_360_16846...</text:a>
']</text:p>
      <text:p text:style-name="P4">
Tags: ['Німеччина', 'Шольц', 'Війна з Росією']</text:p>
      <text:p text:style-name="P4">
Type: Article</text:p>
      <!--METADATA-->
      <text:p text:style-name="P4">
<draw:frame draw:style-name="fr1" draw:name="Image106" text:anchor-type="as-char" svg:width="6.9236in" svg:height="3.956343in" draw:z-index="0">
<draw:image xlink:href="../Images/yкринформ/2023-07-02T13-55-00-03-00/630_360_1684667979-196.jpg" xlink:type="simple" xlink:show="embed" xlink:actuate="onLoad" draw:mime-type="image/jpeg"/>
</draw:frame>
Germany is the fact that its weapons are used in the Russian territory, it is ready to give abundance guarantees only after the war has completed.</text:p>
      <text:p text:style-name="P4">
This was stated by German Chancellor Olaf Scholtz, responding to the live channel <text:a xlink:type="simple" xlink:href="https://www.youtube.com/watch" text:style-name="Internet_20_link" text:visited-style-name="Visited_20_Internet_20_Link">
ARD</text:a>
To call citizens, reports Ukrinform.</text:p>
      <text:p text:style-name="P4">
“We carefully check all the applications, what they ask for. But for us, the act that we share with the US President: we do not want the branch we pass on to be used to impress the Russian territory, it should serve the protection of Ukraine and its territories return, ”Scholt said.</text:p>
      <text:p text:style-name="P4">
<text:span text:style-name="T4">
 Read also: </text:span>
 <text:a xlink:type="simple" xlink:href="https://www.ukrinform.ua/rubric-polytics/3729861-evrokomisia-se-ne-znajsla-mehanizmu-ak-vikoristati-rosijski-aktivi-v-interesah-ukraini-solc.html" text:style-name="Internet_20_link" text:visited-style-name="Visited_20_Internet_20_Link">
European Commission has not yet found a mechanism how to use Russian assets in the interests of Ukraine - <text:span text:style-name="T4">
 SHOLC </text:span>
</text:a>
So he answered the audience why Germany did not convey the Taurus Ukrainian Sidallecobiny Missiles.</text:p>
      <text:p text:style-name="P4">
The Chancellor emphasized that Germany is the second partner of Ukraine for the scope of assistance, which he called "very effective". In particular, he mentioned the provision of air defense system, tanks and artillery, as well as the preparation of the Ukrainian military. "We have passed a lot of tanks," the head of the head also assured.</text:p>
      <text:p text:style-name="P4">
Scholz emphasized that "Crimea belongs to Ukraine for a very and very long time."</text:p>
      <text:p text:style-name="P4">
<text:span text:style-name="T4">
 Read also: </text:span>
 <text:a xlink:type="simple" xlink:href="https://www.ukrinform.ua/rubric-world/3729250-zahid-ne-stavit-za-metu-zminu-rezimu-v-rf-solc.html" text:style-name="Internet_20_link" text:visited-style-name="Visited_20_Internet_20_Link">
West does not aim to change the regime in the Russian Federation - <text:span text:style-name="T4">
 Scholt </text:span>
</text:a>
The politician also indirectly responded to the words of the Minister of Foreign Affairs of Ukraine Dmitry Kuleba, who in an interview with German newspapers called on German -shekry not to repeat the mistake of the Excatzler Angela Merkel, which dubbed the prospect of Ukraine's membership in NATO in 2008.</text:p>
      <text:p text:style-name="P4">
"One of the conditions of membership is the absence of unresolved border conflicts," Scholt said, emphasizing that it is understandable, and Ukrainians know that the dosage of the NATO joining the NATO will not be.<text:span text:style-name="T4">
 Read also: </text:span>
 [Stoltenberg called on July 6, a meeting on NATO Sweden's access(https://www.ukrinform.ua/rubric-world/3728990-stoltenberg-sklikav-na-6-lipna-zustric-sodo-vstupu-svecii-v-nato.html)The Head of the German Government now considers the more urgent task that it is possible to take care of the joint support of Ukraine in its defense and to provide security guarantees for postwar times.</text:p>
      <text:p text:style-name="P4">
In an interview, Dmitry Kuleba urged German politicians not to repeat the mistake made by the excacessor Angela Merkel in Bucharest in 2008, when she sharply prove against any progress on the path to Ukraine's membership in NATO. Grain, he emphasized, opened Putin's opportunity to invading Georgia to a tactful destabilization activity in the region, eventually illegally -awarded Crimea. If Ukraine was adopted in NATO until 2014, there was no bnezacon annexation of Crimea, it would be war in the Donbass, there was no bruitcom -scale invasion, - the minister is convinced.</text:p>
      <text:p text:style-name="P4">
Photo: Pool</text:p>
      <text:p text:style-name="P4">
News Source: <text:a xlink:type="simple" xlink:href="https://www.ukrinform.ua/rubric-world/3730613-solc-poasniv-comu-frn-zaraz-ne-dae-ukraini-dalekobijnu-zbrou-i-bezpekovi-garantii.html" text:style-name="Internet_20_link" text:visited-style-name="Visited_20_Internet_20_Link">
https://www.ukrinform.ua/rubric-world/3730613-solc-poasniv-comu-frn-zaraz-ne-dae-ukraini-dalekobijnu-zbrou-i-bezpekovi-garantii.html</text:a>
</text:p>
      <!--NEWS-->
      <text:h text:style-name="P10" text:outline-level="1">
<text:span text:style-name="T4">
Belinsky made his way into the Final of the ATP Tournament of the Challenger Series in Carlsrue</text:span>
</text:h>
      <text:p text:style-name="P4">
Authors: Ukrinform (Person)</text:p>
      <text:p text:style-name="P4">
Publisher: Укринформ (Organization)</text:p>
      <text:p text:style-name="P4">
Published Time: 2023-07-02T13:58:43+03:00</text:p>
      <text:p text:style-name="P4">
Modified Time: 2023-07-02T13:58:43+03:00</text:p>
      <text:p text:style-name="P4">
Description: Ukrainian Vyacheslav Belinsky has overcome the semi -final stage of selection at the Tournament of Tennisists of Professionals (APR) of the Challenger Series - Tennis Open Karlsruhe - in Carlsruhe (Germany) with a 1,73 thousand prize fund - Ukrinform.</text:p>
      <text:p text:style-name="P4">
Images: ['<text:a xlink:type="simple" xlink:href="https://static.ukrinform.com/photos/2023_07/thumb_files/630_360_1688295404-323.jpg" text:style-name="Internet_20_link" text:visited-style-name="Visited_20_Internet_20_Link">
630_360_16882...</text:a>
']</text:p>
      <text:p text:style-name="P4">
Tags: ['Теніс']</text:p>
      <text:p text:style-name="P4">
Type: Article</text:p>
      <!--METADATA-->
      <text:p text:style-name="P4">
<draw:frame draw:style-name="fr1" draw:name="Image107" text:anchor-type="as-char" svg:width="6.9236in" svg:height="3.956343in" draw:z-index="0">
<draw:image xlink:href="../Images/yкринформ/2023-07-02T13-58-43-03-00/630_360_1688295404-323.jpg" xlink:type="simple" xlink:show="embed" xlink:actuate="onLoad" draw:mime-type="image/jpeg"/>
</draw:frame>
Ukrainian Belinsky overcame the semi -final stage of selection at the tournament of the Association of Tenisists(ATP)Challenger Series - Tennnis Open Karlsruhe - Carlsruhe(Germany)With a prize fund € 73 thousand</text:p>
      <text:p text:style-name="P4">
On the way to the finals of qualification, Belinsky won the volitional victory of Nadiftsuz Timo Ledo - 3: 6, 6: 1, 6: 3, reports Ukrinform.</text:p>
      <text:p text:style-name="P4">
Tennis players spent almost 2 hours on the court.</text:p>
      <text:p text:style-name="P4">
The place in the main grid of the competition Belinsky plays with the winner of the duel between the first number of "sowing" the Spaniard Orioli year and German Jeremy Jan.</text:p>
      <text:p text:style-name="P4">
<text:span text:style-name="T4">
 Read also: </text:span>
 [Wimbledon: Svitolina, Tsurenko and Bindle starts(https://www.ukrinform.ua/rubric-sports/3729818-vimbldon-svitolina-curenko-ta-bajndl-startuut-u-ponedilok.html)The Carlsrue tournament will last until July 9.</text:p>
      <text:p text:style-name="P4">
Photo: btu.org.ua.</text:p>
      <text:p text:style-name="P4">
News Source: <text:a xlink:type="simple" xlink:href="https://www.ukrinform.ua/rubric-sports/3730466-belinskij-probivsa-u-final-kvalifikacii-turniru-atp-serii-challenger-v-karlsrue.html" text:style-name="Internet_20_link" text:visited-style-name="Visited_20_Internet_20_Link">
https://www.ukrinform.ua/rubric-sports/3730466-belinskij-probivsa-u-final-kvalifikacii-turniru-atp-serii-challenger-v-karlsrue.html</text:a>
</text:p>
      <!--NEWS-->
      <text:h text:style-name="P10" text:outline-level="1">
<text:span text:style-name="T4">
The Ministry of Reintegration calls for a deprivation of the Balician mandate of the deputy of the regional council</text:span>
</text:h>
      <text:p text:style-name="P4">
Authors: Ukrinform (Person)</text:p>
      <text:p text:style-name="P4">
Publisher: Укринформ (Organization)</text:p>
      <text:p text:style-name="P4">
Published Time: 2023-07-02T14:08:11+03:00</text:p>
      <text:p text:style-name="P4">
Modified Time: 2023-07-02T14:08:11+03:00</text:p>
      <text:p text:style-name="P4">
Description: The Ministry of Reintegration of the Temporarily Occupied Territories urges to deprive the head of the occupation administration of the Russian Federation in the temporarily captured part of the Zaporizhzhia region of Yevgeny Balytsky mandate of the deputy of the regional council. - Ukrinform.</text:p>
      <text:p text:style-name="P4">
Images: ['<text:a xlink:type="simple" xlink:href="https://static.ukrinform.com/photos/2022_07/thumb_files/630_360_1657991103-509.jpg" text:style-name="Internet_20_link" text:visited-style-name="Visited_20_Internet_20_Link">
630_360_16579...</text:a>
']</text:p>
      <text:p text:style-name="P4">
Tags: ['Запоріжжя', 'Мінреінтеграції', 'Війна з Росією']</text:p>
      <text:p text:style-name="P4">
Type: Article</text:p>
      <!--METADATA-->
      <text:p text:style-name="P4">
<draw:frame draw:style-name="fr1" draw:name="Image108" text:anchor-type="as-char" svg:width="6.9236in" svg:height="3.956343in" draw:z-index="0">
<draw:image xlink:href="../Images/yкринформ/2023-07-02T14-08-11-03-00/630_360_1657991103-509.jpg" xlink:type="simple" xlink:show="embed" xlink:actuate="onLoad" draw:mime-type="image/jpeg"/>
</draw:frame>
The Ministry of Reintegration of the Temporarily Occupied Territories calls on deprivation of the headman of the occupation administration of the Russian Federation in the temporarily captured part of the Zaporozhye region Yevgeny Balytsky mandate of the deputy of the regional council.</text:p>
      <text:p text:style-name="P4">
As Ukrinform reports, this is said <text:a xlink:type="simple" xlink:href="https://minre.gov.ua/2023/07/02/zradnyk-yevgen-balyczkyj-chomus-dosi-maye-mandat-deputata-oblrady/" text:style-name="Internet_20_link" text:visited-style-name="Visited_20_Internet_20_Link">
on the website of the department</text:a>
.</text:p>
      <text:p text:style-name="P4">
“On the basis of the evidence, which was collected by the Security Service of Ukraine, the court found it guilty of two articles of the Criminal Code of Ukraine. He lasges up to 15 years in prison. But for some reason, he is formally respected with the deputy mandate of the Zaporizhzhya Regional Council. We will be required to deprive the traitor of the deputy mandate, because the cositulation is shameful, ”the Ministry of Reintegration emphasized.</text:p>
      <text:p text:style-name="P4">
<text:span text:style-name="T4">
 Read also: </text:span>
 <text:a xlink:type="simple" xlink:href="https://www.ukrinform.ua/rubric-society/3729378-psevdogubernatora-zaporizkoi-oblasti-balickogo-zasudili-do-15-rokiv-z-konfiskacieu-majna.html" text:style-name="Internet_20_link" text:visited-style-name="Visited_20_Internet_20_Link">
Pseudovernator of Zaporizhzhya region <text:span text:style-name="T4">
 Balytsk </text:span>
 Ogozudasudy up to 15 years with confiscation of property</text:a>
They recalled that Balytsky publicly supported the Russian occupation. He vigorously went to cooperation and occupied the position of "head of the occupation administration of the Russian Federation in the temporarily captured part of the Zaporozhye region.</text:p>
      <text:p text:style-name="P4">
On the basis of the evidence, which was collected by the Security Service of Ukraine, the condemnary of the occupation administration of the Russian Federation in the temporarily captured part of the Zaporozhye region Yevgen Balytsky was managed. The court appointed him 15 years in prison with confiscation of property, the SBU reported.</text:p>
      <text:p text:style-name="P4">
It was established that the former MP from the forbidden party "Opposition Blok" Balytsky at the beginning of a full -scale invasion of the Russian Federation was one of the first publicly supported by the Russian invaders. After that, the invaders of the appointed "Gaileutr" in the captured territory of the southern region. In order to force local government workers to recognize the "authority" of a collaborator, the Russians threatened people with repression and physical violence. The victims were subjected to Russian torture, where the victims were subjected to cruel vehicles. Upon appointment to the "position" Balytsky immediately began to fulfill Moscow's instructions on the spread of the Kremlin regime and suppression of resistance in the region.According to the investigation, the collaborator was engaged in the organization of a local referendum on the "accession" of the Zaporozhye region to Russia. Under his nation, illegal "voters" were created, in which the results of "voting" in favor of the aggressor country were falsified. After the fikovkovobiscite, Balytsky appealed to the President of the Russian Federation to "recognize" the region a new subject of the Russian Federation. Then, on September 30, 2022, at the "solemn" event in the Kremlin he signed an illegal "contract of entry" of Zaporizhzhya region in Russia.</text:p>
      <text:p text:style-name="P4">
On the basis of the evidence collected, the court found "Gauliter" guilty of two articles of the Criminal Code of Ukraine: Part 2 of Art. 28, Part 5 of Art. 111-1(participation of organizations and conducting illegal referendums on a temporarily occupying territory committed by prior conspiracy by a group of persons); h. 2(Deliberates committed in order to change the boundaries of the territory or state border of Ukraine of the insidious order established by the Constitution of Ukraine, according to prior conspiracy by a group of persons).</text:p>
      <text:p text:style-name="P4">
Як повідомлялося, раніше колаборант Євген Балицький заявив про створення"народного ополчєнія" і запевняв, що люди йдуть добровільно до різних збройнихформувань РФ.</text:p>
      <text:p text:style-name="P4">
News Source: <text:a xlink:type="simple" xlink:href="https://www.ukrinform.ua/rubric-ato/3730471-minreintegracii-zaklikae-pozbaviti-balickogo-mandata-deputata-oblradi.html" text:style-name="Internet_20_link" text:visited-style-name="Visited_20_Internet_20_Link">
https://www.ukrinform.ua/rubric-ato/3730471-minreintegracii-zaklikae-pozbaviti-balickogo-mandata-deputata-oblradi.html</text:a>
</text:p>
      <!--NEWS-->
      <text:h text:style-name="P10" text:outline-level="1">
<text:span text:style-name="T4">
There was a shooting in the US east - two dead and 28 wounded</text:span>
</text:h>
      <text:p text:style-name="P4">
Authors: Ukrinform (Person)</text:p>
      <text:p text:style-name="P4">
Publisher: Укринформ (Organization)</text:p>
      <text:p text:style-name="P4">
Published Time: 2023-07-02T14:18:00+03:00</text:p>
      <text:p text:style-name="P4">
Modified Time: 2023-07-02T14:18:00+03:00</text:p>
      <text:p text:style-name="P4">
Description: Two people were killed and another 28 were injured as a result of a mass shooting at a party in Baltimore, Maryland. - Ukrinform.</text:p>
      <text:p text:style-name="P4">
Images: ['<text:a xlink:type="simple" xlink:href="https://static.ukrinform.com/photos/2023_07/thumb_files/630_360_1688296352-439.jpg" text:style-name="Internet_20_link" text:visited-style-name="Visited_20_Internet_20_Link">
630_360_16882...</text:a>
']</text:p>
      <text:p text:style-name="P4">
Tags: ['Поранені', 'США', 'Стрілянина', 'Загибель']</text:p>
      <text:p text:style-name="P4">
Type: Article</text:p>
      <!--METADATA-->
      <text:p text:style-name="P4">
<draw:frame draw:style-name="fr1" draw:name="Image109" text:anchor-type="as-char" svg:width="6.9236in" svg:height="3.956343in" draw:z-index="0">
<draw:image xlink:href="../Images/yкринформ/2023-07-02T14-18-00-03-00/630_360_1688296352-439.jpg" xlink:type="simple" xlink:show="embed" xlink:actuate="onLoad" draw:mime-type="image/jpeg"/>
</draw:frame>
Two people had been and another 28 were injured as a result of a mass shooting at a party of Baltimore content, Maryland.</text:p>
      <text:p text:style-name="P4">
As Ukrinform reports, it reports <text:a xlink:type="simple" xlink:href="https://edition.cnn.com/2023/07/02/us/baltimore-shooting-sunday/index.html" text:style-name="Internet_20_link" text:visited-style-name="Visited_20_Internet_20_Link">
CNN.</text:a>
Nine people were taken to local hospitals, three of the victims are in serious condition.</text:p>
      <text:p text:style-name="P4">
The Baltimore Police Commissioner Richard Worley reported that the police had a nationwide call after 00:30 local time. Upon arrival of law enforcement, a body of one dead woman and nine stations was discovered at the scene.</text:p>
      <text:p text:style-name="P4">
According to Vorley, there is currently no information on suspects or motives <text:a xlink:type="simple" xlink:href="https://www.ukrinform.ua/tag-strilanina" text:style-name="Internet_20_link" text:visited-style-name="Visited_20_Internet_20_Link">
crime</text:a>
, however, on the site there are researches.</text:p>
      <text:p text:style-name="P4">
<text:span text:style-name="T4">
 Also read: </text:span>
(https://www.ukrinform.ua/rubric-world/3729972-ctrilaninu-v-aeroportu-kisineva-vidkriv-gromadanin-tadzikistanu.html)The mayor of Brandon Scott responded to the tragic incident, calling the corner "reckless" and "cowardly". According to him, this event should draw attention to the consequences and the need to combat the over -distribution of illegal weapons in the Baltimore.</text:p>
      <text:p text:style-name="P4">
As reported by Ukrinform, on June 25 <text:a xlink:type="simple" xlink:href="https://www.ukrinform.ua/rubric-world/3727442-u-ssa-vulicna-vecirka-zaversilasa-strilaninou-dvoe-zagiblih.html" text:style-name="Internet_20_link" text:visited-style-name="Visited_20_Internet_20_Link">
Two people were killed and 15 were injured during fights with subsequent shooting</text:a>
, which originated at a street party in Sagino, Michigan.</text:p>
      <text:p text:style-name="P4">
<text:span text:style-name="T5">
Foto: Baltimore Police</text:span>
</text:p>
      <text:p text:style-name="P4">
News Source: <text:a xlink:type="simple" xlink:href="https://www.ukrinform.ua/rubric-world/3730472-na-shodi-ssa-stalasa-strilanina-dvoe-zagiblih-ta-28-poranenih.html" text:style-name="Internet_20_link" text:visited-style-name="Visited_20_Internet_20_Link">
https://www.ukrinform.ua/rubric-world/3730472-na-shodi-ssa-stalasa-strilanina-dvoe-zagiblih-ta-28-poranenih.html</text:a>
</text:p>
      <!--NEWS-->
      <text:h text:style-name="P10" text:outline-level="1">
<text:span text:style-name="T4">
Shell continues to sell Russian gas - BBC</text:span>
</text:h>
      <text:p text:style-name="P4">
Authors: Ukrinform (Person)</text:p>
      <text:p text:style-name="P4">
Publisher: Укринформ (Organization)</text:p>
      <text:p text:style-name="P4">
Published Time: 2023-07-02T14:40:00+03:00</text:p>
      <text:p text:style-name="P4">
Modified Time: 2023-07-02T14:40:00+03:00</text:p>
      <text:p text:style-name="P4">
Description: The British oil and gas company Shell has been selling Russian gas for more than a year after the promise to withdraw from the energy market of the Russian Federation. - Ukrinform.</text:p>
      <text:p text:style-name="P4">
Images: ['<text:a xlink:type="simple" xlink:href="https://static.ukrinform.com/photos/2016_05/thumb_files/630_360_1462349448-2221.jpg" text:style-name="Internet_20_link" text:visited-style-name="Visited_20_Internet_20_Link">
630_360_14623...</text:a>
']</text:p>
      <text:p text:style-name="P4">
Tags: ['Газ', 'нафта', 'Shell', 'Росія']</text:p>
      <text:p text:style-name="P4">
Type: Article</text:p>
      <!--METADATA-->
      <text:p text:style-name="P4">
<draw:frame draw:style-name="fr1" draw:name="Image110" text:anchor-type="as-char" svg:width="6.9236in" svg:height="3.956343in" draw:z-index="0">
<draw:image xlink:href="../Images/yкринформ/2023-07-02T14-40-00-03-00/630_360_1462349448-2221.jpg" xlink:type="simple" xlink:show="embed" xlink:actuate="onLoad" draw:mime-type="image/jpeg"/>
</draw:frame>
The British oil and gas company Shell has been trading in the Russian gas from the Russian gas market for over a year.</text:p>
      <text:p text:style-name="P4">
As Ukrinform reports, it reports <text:a xlink:type="simple" xlink:href="https://www.bbc.com/news/business-66021325" text:style-name="Internet_20_link" text:visited-style-name="Visited_20_Internet_20_Link">
BBC.</text:a>
According to the Global Witness group analysis, shell participated last year in the almost tight part of Russian shipwreck exports.</text:p>
      <text:p text:style-name="P4">
The company stated that agreements with Russia were the result of "long -term contractual obligations" and did not violate laws or sanctions.</text:p>
      <text:p text:style-name="P4">
On May 9, a tanker containing 160 thousand cubic meters of gas or liquefied natural <text:a xlink:type="simple" xlink:href="https://www.ukrinform.ua/tag-gaz" text:style-name="Internet_20_link" text:visited-style-name="Visited_20_Internet_20_Link">
gas</text:a>
, came out of Portusabeth on the Yamal Peninsula in the Far North of Russia. This cargo was purchased by Shell before sending to the final destination - Hong Kong.</text:p>
      <text:p text:style-name="P4">
According to the KPler database, Global Witness analyzed, one of the eight cargoes of liquefied natural gas, which the British company has purchased from Yamal this year.</text:p>
      <text:p text:style-name="P4">
<text:span text:style-name="T4">
 Read also: </text:span>
 [<text:span text:style-name="T4">
 India </text:span>
 increased imports of Russian oil by 10 times -s(https://www.ukrinform.ua/rubric-economy/3724561-india-zbilsila-import-rosijskoi-nafti-v-10-raziv-zmi.html)In March 2022, Shell apologized for the purchase of Russian oil and declared his intention to give up oil and gas from Russia.</text:p>
      <text:p text:style-name="P4">
The company stated that it would stop buying Russian oil and sell its resolution stations and other enterprises in Russia. Shell has stopped cooperation with the Gazprom energy giant.</text:p>
      <text:p text:style-name="P4">
However, the company continues to receive liquefied natural gas from two Russian ports - from Yamal and Sakhalin.</text:p>
      <text:p text:style-name="P4">
<text:span text:style-name="T4">
 Read also: </text:span>
 <text:a xlink:type="simple" xlink:href="https://www.ukrinform.ua/rubric-economy/3726647-naftogaz-zvernuvsa-do-sudu-ssa-dla-stagnenna-5-milardiv-iz-rosii.html" text:style-name="Internet_20_link" text:visited-style-name="Visited_20_Internet_20_Link">
<text:span text:style-name="T4">
 oil </text:span>
 GAZ went to the US Court to recover $ 5 million from Russia</text:a>
Advisor to the President of Ukraine Oleg Ustenko accused the British company of financing the aggression of the Russian Federation.</text:p>
      <text:p text:style-name="P4">
"It's simple enough: continuing to trade Russian gas, Shell puts money in Putin and helps to finance Russia's cruel aggression against the people," he said.</text:p>
      <text:p text:style-name="P4">
As reported by Ukrinform, the General Directors of Swiss energy companies by Trafigura and Vitol reported that they <text:a xlink:type="simple" xlink:href="https://www.ukrinform.ua/rubric-economy/3685558-u-svejcarii-energeticni-kompanii-rozgladaut-mozlivist-zbilsiti-torgivlu-rosijskou-naftou.html" text:style-name="Internet_20_link" text:visited-style-name="Visited_20_Internet_20_Link">
consider to increase the volume of trade in Russian oil.</text:a>
</text:p>
      <text:p text:style-name="P4">
News Source: <text:a xlink:type="simple" xlink:href="https://www.ukrinform.ua/rubric-economy/3730477-shell-prodovzue-prodavati-rosijskij-gaz-bbc.html" text:style-name="Internet_20_link" text:visited-style-name="Visited_20_Internet_20_Link">
https://www.ukrinform.ua/rubric-economy/3730477-shell-prodovzue-prodavati-rosijskij-gaz-bbc.html</text:a>
</text:p>
      <!--NEWS-->
      <text:h text:style-name="P10" text:outline-level="1">
<text:span text:style-name="T4">
Kickboxer Brykov won the silver of European Games 2023</text:span>
</text:h>
      <text:p text:style-name="P4">
Authors: Ukrinform (Person)</text:p>
      <text:p text:style-name="P4">
Publisher: Укринформ (Organization)</text:p>
      <text:p text:style-name="P4">
Published Time: 2023-07-02T14:52:31+03:00</text:p>
      <text:p text:style-name="P4">
Modified Time: 2023-07-02T14:52:31+03:00</text:p>
      <text:p text:style-name="P4">
Description: On the final day of the III European Games in Krakow (Poland), the piggy bank of the national team of Ukraine was replenished with the 40th award. - Ukrinform.</text:p>
      <text:p text:style-name="P4">
Images: ['<text:a xlink:type="simple" xlink:href="https://static.ukrinform.com/photos/2023_07/thumb_files/630_360_1688296920-962.jpg" text:style-name="Internet_20_link" text:visited-style-name="Visited_20_Internet_20_Link">
630_360_16882...</text:a>
']</text:p>
      <text:p text:style-name="P4">
Tags: ['Кікбоксинг', 'Європейські ігри']</text:p>
      <text:p text:style-name="P4">
Type: Article</text:p>
      <!--METADATA-->
      <text:p text:style-name="P4">
<draw:frame draw:style-name="fr1" draw:name="Image111" text:anchor-type="as-char" svg:width="6.9236in" svg:height="3.956343in" draw:z-index="0">
<draw:image xlink:href="../Images/yкринформ/2023-07-02T14-52-31-03-00/630_360_1688296920-962.jpg" xlink:type="simple" xlink:show="embed" xlink:actuate="onLoad" draw:mime-type="image/jpeg"/>
</draw:frame>
UNSACE OF THE III European Games in Krakow(Poland)The piggy bank of the national team was replenished with the 40th award.</text:p>
      <text:p text:style-name="P4">
The silver medalist of continental competitions was the 27-year-old kickboxer Timur Brikovz of the Dnieper, Ukrinform reports.</text:p>
      <text:p text:style-name="P4">
Brikov took 2st place in the Ful-Contact section in the weight category up to 75 kg, giving way to the final of the representative of Georgia Lucia Schonia(0:3).</text:p>
      <text:p text:style-name="P4">
<text:span text:style-name="T4">
Читайте також:</text:span>
 <text:a xlink:type="simple" xlink:href="https://www.ukrinform.ua/rubric-sports/3730291-kikbokser-melnik-vigrav-bronzu-evropejskih-igor.html" text:style-name="Internet_20_link" text:visited-style-name="Visited_20_Internet_20_Link">
 Кікбоксер Мельник виграв «бронзу» Європейських ігор</text:a>
In the asset of Ukrainian athletes 20 gold, 12 silver and 8 bronze medals.</text:p>
      <text:p text:style-name="P4">
In the photo: Timur Brikov(Instagram).</text:p>
      <text:p text:style-name="P4">
News Source: <text:a xlink:type="simple" xlink:href="https://www.ukrinform.ua/rubric-sports/3730478-kikbokser-brikov-vigrav-sriblo-evropejskih-igor2023.html" text:style-name="Internet_20_link" text:visited-style-name="Visited_20_Internet_20_Link">
https://www.ukrinform.ua/rubric-sports/3730478-kikbokser-brikov-vigrav-sriblo-evropejskih-igor2023.html</text:a>
</text:p>
      <!--NEWS-->
      <text:h text:style-name="P10" text:outline-level="1">
<text:span text:style-name="T4">
Zelensky came to Odessa - about the operational situation reported her Zhpapa</text:span>
</text:h>
      <text:p text:style-name="P4">
Authors: Ukrinform (Person)</text:p>
      <text:p text:style-name="P4">
Publisher: Укринформ (Organization)</text:p>
      <text:p text:style-name="P4">
Published Time: 2023-07-02T14:55:00+03:00</text:p>
      <text:p text:style-name="P4">
Modified Time: 2023-07-02T14:55:00+03:00</text:p>
      <text:p text:style-name="P4">
Description: President Volodymyr Zelenskyy is in Odessa, where he discussed the intermediate results and prospects of development of the Marine Drone Program and the missile program. - Ukrinform.</text:p>
      <text:p text:style-name="P4">
Images: ['<text:a xlink:type="simple" xlink:href="https://static.ukrinform.com/photos/2023_07/thumb_files/630_360_1688299484-331.jpeg" text:style-name="Internet_20_link" text:visited-style-name="Visited_20_Internet_20_Link">
630_360_16882...</text:a>
']</text:p>
      <text:p text:style-name="P4">
Tags: ['Одещина', 'Зеленський', 'Неїжпапа']</text:p>
      <text:p text:style-name="P4">
Type: Article</text:p>
      <!--METADATA-->
      <text:p text:style-name="P4">
<draw:frame draw:style-name="fr1" draw:name="Image112" text:anchor-type="as-char" svg:width="6.9236in" svg:height="3.956343in" draw:z-index="0">
<draw:image xlink:href="../Images/yкринформ/2023-07-02T14-55-00-03-00/630_360_1688299484-331.jpeg" xlink:type="simple" xlink:show="embed" xlink:actuate="onLoad" draw:mime-type="image/jpeg"/>
</draw:frame>
The Presidential Lordir Zelensky is in Odessa, where he discussed the intermediate results and the prospects of the development of the Marine Drone Program and the missile program.</text:p>
      <text:p text:style-name="P4">
According to Ukrinform, he reported this in <text:a xlink:type="simple" xlink:href="https://t.me/V_Zelenskiy_official/6812" text:style-name="Internet_20_link" text:visited-style-name="Visited_20_Internet_20_Link">
telegram</text:a>
.</text:p>
      <text:p text:style-name="P4">
"Today is Odessa. Report by the Commander of the Navy of the Armed Forces of Alexei Shepapa. Many important topics. Operational situation in [Black Sea,]](https://www.ukrinform.ua/tag-corne-more)Defensive capacity, strategy of development of the Navy of the Armed Forces during the war and the pre -war period, "Zelensky wrote.</text:p>
      <text:p text:style-name="P4">
According to him, the meeting discussed the intermediate results and prospects for the development of the Marine Drone Program and the missile program.</text:p>
      <text:p text:style-name="P4">
Video: <text:a xlink:type="simple" xlink:href="https://t.me/V_Zelenskiy_official/6812" text:style-name="Internet_20_link" text:visited-style-name="Visited_20_Internet_20_Link">
Presidential Channel of Ukraine</text:a>
<text:span text:style-name="T4">
 Read also: </text:span>
 [Snake or destruction of the Moscow cruiser - this is just the beginning: <text:span text:style-name="T4">
 Shepap </text:span>
 congratulated the Navy of Ukraine's holiday]](https://www.ukrinform.ua/rubric-society/3730369-gotovnist-do-borotbi-ta-profesijnist-nadihaut-svit-neizpapa-privitav-z-dnem-vms-ukraini.html)As reports <text:a xlink:type="simple" xlink:href="https://www.president.gov.ua/news/na-odeshini-prezident-zasluhav-dopovid-shodo-rozvitku-vijsko-84013" text:style-name="Internet_20_link" text:visited-style-name="Visited_20_Internet_20_Link">
Presidential Website,</text:a>
She informed the head of state about the operational situation in the Black Sea, the enemy's capacity for the task of rocket strokes from the sea and the defense of the Navy.</text:p>
      <text:p text:style-name="P4">
He reported Zelensky about the strategy of the Navy of the Armed Forces during the war and during the post-war period.</text:p>
      <text:p text:style-name="P4">
In addition, the Navy commander reported to the President to work on the creation of the Corpsumor infantry.</text:p>
      <text:p text:style-name="P4">
As reported by Ukrinform, <text:a xlink:type="simple" xlink:href="https://www.ukrinform.ua/rubric-ato/3730421-zelenskij-privitav-zi-svatom-vms-ukraini-pisaemos-posiluemo-peremagaemo.html" text:style-name="Internet_20_link" text:visited-style-name="Visited_20_Internet_20_Link">
Zelensky congratulated the Navy of the Armed Forces</text:a>
With the professional holiday, the words "Glory to the Naval Forces of the Armed Forces of Ukraine".</text:p>
      <text:p text:style-name="P4">
Photo: Presidential Office</text:p>
      <text:p text:style-name="P4">
News Source: <text:a xlink:type="simple" xlink:href="https://www.ukrinform.ua/rubric-regions/3730480-zelenskij-priihav-v-odesu-pro-operativnu-obstanovku-dopoviv-neizpapa.html" text:style-name="Internet_20_link" text:visited-style-name="Visited_20_Internet_20_Link">
https://www.ukrinform.ua/rubric-regions/3730480-zelenskij-priihav-v-odesu-pro-operativnu-obstanovku-dopoviv-neizpapa.html</text:a>
</text:p>
      <!--NEWS-->
      <text:h text:style-name="P10" text:outline-level="1">
<text:span text:style-name="T4">
The SES showed the consequences of the Russian shelling of the high -rise building in Kherson</text:span>
</text:h>
      <text:p text:style-name="P4">
Authors: Ukrinform (Person)</text:p>
      <text:p text:style-name="P4">
Publisher: Укринформ (Organization)</text:p>
      <text:p text:style-name="P4">
Published Time: 2023-07-02T15:05:56+03:00</text:p>
      <text:p text:style-name="P4">
Modified Time: 2023-07-02T15:05:56+03:00</text:p>
      <text:p text:style-name="P4">
Description: In Kherson, rescuers extinguished the fire in a high -rise building, which was struck by Russian troops. The two wounded as a result of the shelling took away the ambulance. - Ukrinform.</text:p>
      <text:p text:style-name="P4">
Images: ['<text:a xlink:type="simple" xlink:href="https://static.ukrinform.com/photos/2023_07/thumb_files/630_360_1688298911-187.jpg" text:style-name="Internet_20_link" text:visited-style-name="Visited_20_Internet_20_Link">
630_360_16882...</text:a>
']</text:p>
      <text:p text:style-name="P4">
Tags: ['ДСНС', 'Херсон', 'Обстріл', 'Війна з Росією']</text:p>
      <text:p text:style-name="P4">
Type: Article</text:p>
      <!--METADATA-->
      <text:p text:style-name="P4">
<draw:frame draw:style-name="fr1" draw:name="Image113" text:anchor-type="as-char" svg:width="6.9236in" svg:height="3.956343in" draw:z-index="0">
<draw:image xlink:href="../Images/yкринформ/2023-07-02T15-05-56-03-00/630_360_1688298911-187.jpg" xlink:type="simple" xlink:show="embed" xlink:actuate="onLoad" draw:mime-type="image/jpeg"/>
</draw:frame>
The Khersonstators extinguished the fire in a high -rise building, which struck the strike. The two wounded as a result of the shelling took away the ambulance.</text:p>
      <text:p text:style-name="P4">
According to Ukrinform, the State Emergency Service reports in <text:a xlink:type="simple" xlink:href="https://t.me/dsns_telegram/18334" text:style-name="Internet_20_link" text:visited-style-name="Visited_20_Internet_20_Link">
telegram</text:a>
.</text:p>
      <text:p text:style-name="P4">
"<text:a xlink:type="simple" xlink:href="https://www.ukrinform.ua/tag-herson" text:style-name="Internet_20_link" text:visited-style-name="Visited_20_Internet_20_Link">
Kherson</text:a>
. This time under the high -rise blower. Rescuers who arrived for inspection at the location of the apartment building were extinguished by handy means of fire to one of the balconies of the destroyed apartments on the 7th floor, " - the testimony reads.</text:p>
      <text:p text:style-name="P4">
The two victims took away the ambulance. There are no deaths.</text:p>
      <text:p text:style-name="P4">
<text:span text:style-name="T4">
 Read also: </text:span>
 <text:a xlink:type="simple" xlink:href="https://www.ukrinform.ua/rubric-regions/3730455-obstril-hersona-prokuratura-povidomlae-pro-cotiroh-poranenih.html" text:style-name="Internet_20_link" text:visited-style-name="Visited_20_Internet_20_Link">
shelling <text:span text:style-name="T4">
 Kherson </text:span>
 A: Prosecutor's Office reports of four -wounded</text:a>
As reported by Ukrinform, as reported by Ukrinform, <text:a xlink:type="simple" xlink:href="https://www.ukrinform.ua/rubric-ato/3730434-rosiani-obstrilali-herson-e-poranenij.html" text:style-name="Internet_20_link" text:visited-style-name="Visited_20_Internet_20_Link">
the army of the Russian Federation was July 2, Kherson</text:a>
. Under the enemy fire were a pharmacy, catering and residential multi -storey.</text:p>
      <text:p text:style-name="P4">
As a result of the shelling of the Kherson Russians, at least <text:a xlink:type="simple" xlink:href="https://www.ukrinform.ua/rubric-regions/3730455-obstril-hersona-prokuratura-povidomlae-pro-cotiroh-poranenih.html" text:style-name="Internet_20_link" text:visited-style-name="Visited_20_Internet_20_Link">
four residents of the city</text:a>
.</text:p>
      <text:p text:style-name="P4">
<text:span text:style-name="T5">
Фото: ДСНС</text:span>
</text:p>
      <text:p text:style-name="P4">
News Source: <text:a xlink:type="simple" xlink:href="https://www.ukrinform.ua/rubric-regions/3730481-dsns-pokazala-naslidki-rosijskogo-obstrilu-bagatopoverhivki-v-hersoni.html" text:style-name="Internet_20_link" text:visited-style-name="Visited_20_Internet_20_Link">
https://www.ukrinform.ua/rubric-regions/3730481-dsns-pokazala-naslidki-rosijskogo-obstrilu-bagatopoverhivki-v-hersoni.html</text:a>
</text:p>
      <!--NEWS-->
      <text:h text:style-name="P10" text:outline-level="1">
<text:span text:style-name="T4">
The enemy fired Konstantinovka, two wounded</text:span>
</text:h>
      <text:p text:style-name="P4">
Authors: Ukrinform (Person)</text:p>
      <text:p text:style-name="P4">
Publisher: Укринформ (Organization)</text:p>
      <text:p text:style-name="P4">
Published Time: 2023-07-02T15:12:00+03:00</text:p>
      <text:p text:style-name="P4">
Modified Time: 2023-07-02T23:12:00+03:00</text:p>
      <text:p text:style-name="P4">
Description: As a result of the shelling of the Russian troops of the city of Konstantinovka of Donetsk region, two people were injured, one of them in serious condition. - Ukrinform.</text:p>
      <text:p text:style-name="P4">
Images: ['<text:a xlink:type="simple" xlink:href="https://static.ukrinform.com/photos/2023_05/thumb_files/630_360_1684167193-844.jpg" text:style-name="Internet_20_link" text:visited-style-name="Visited_20_Internet_20_Link">
630_360_16841...</text:a>
']</text:p>
      <text:p text:style-name="P4">
Tags: ['Донеччина', 'Обстріл', 'Війна з Росією']</text:p>
      <text:p text:style-name="P4">
Type: Article</text:p>
      <!--METADATA-->
      <text:p text:style-name="P4">
<draw:frame draw:style-name="fr1" draw:name="Image117" text:anchor-type="as-char" svg:width="6.9236in" svg:height="3.956343in" draw:z-index="0">
<draw:image xlink:href="../Images/yкринформ/2023-07-02T15-12-00-03-00/630_360_1684167193-844.jpg" xlink:type="simple" xlink:show="embed" xlink:actuate="onLoad" draw:mime-type="image/jpeg"/>
</draw:frame>
In addition to the arrival of the Russian troops of the city of Konstantinovka, Donetsk region was injured by two -human people, one of them in serious condition.</text:p>
      <text:p text:style-name="P4">
According to Ukrinform with reference to <text:a xlink:type="simple" xlink:href="https://suspilne.media/520203-vijskovi-rf-obstrilali-kostantinivku-poraneni-dvoe-ludej-colovik-u-vazkomu-stani/" text:style-name="Internet_20_link" text:visited-style-name="Visited_20_Internet_20_Link">
Public Donbas</text:a>
, Alexei Roslov, the head of the Kingstantynivska MVA, reported.</text:p>
      <text:p text:style-name="P4">
"At about 19.40, the military of the Russian Federation of the city of Konstantinovka took place. As a result of the shelling, two people are in a serious condition.</text:p>
      <text:p text:style-name="P4">
The head of Konstantinovskaya MVA added that <text:a xlink:type="simple" xlink:href="https://www.ukrinform.ua/tag-obstril" text:style-name="Internet_20_link" text:visited-style-name="Visited_20_Internet_20_Link">
shelling</text:a>
Six private homes are damaged.</text:p>
      <text:p text:style-name="P4">
<text:span text:style-name="T4">
 Read also: </text:span>
 <text:a xlink:type="simple" xlink:href="https://www.ukrinform.ua/rubric-ato/3730006-zagarbniki-obstrilali-mikolaivku-na-doneccini-e-zagiblij-ta-poranena.html" text:style-name="Internet_20_link" text:visited-style-name="Visited_20_Internet_20_Link">
invaders fired at Nikolaevka on <text:span text:style-name="T4">
 Donetsk </text:span>
 in, Ezagibly and injured</text:a>
As it was reported, Russian invaders on Saturday, July 1, <text:a xlink:type="simple" xlink:href="https://www.ukrinform.ua/rubric-regions/3730367-zagarbniki-minuloi-dobi-vbili-civilnogo-na-doneccini-troh-poranili.html" text:style-name="Internet_20_link" text:visited-style-name="Visited_20_Internet_20_Link">
killed one resident of Donetsk region</text:a>
, three more civilians were injured.</text:p>
      <text:p text:style-name="P4">
_ Photo illustrative: Donetsk ova_</text:p>
      <text:p text:style-name="P4">
News Source: <text:a xlink:type="simple" xlink:href="https://www.ukrinform.ua/rubric-ato/3730617-vorog-obstrilav-kostantinivku-dvoe-poranenih.html" text:style-name="Internet_20_link" text:visited-style-name="Visited_20_Internet_20_Link">
https://www.ukrinform.ua/rubric-ato/3730617-vorog-obstrilav-kostantinivku-dvoe-poranenih.html</text:a>
</text:p>
      <!--NEWS-->
      <text:h text:style-name="P10" text:outline-level="1">
<text:span text:style-name="T4">
Under Kiev found the remains of eight British aircraft of World War II</text:span>
</text:h>
      <text:p text:style-name="P4">
Authors: Ukrinform (Person)</text:p>
      <text:p text:style-name="P4">
Publisher: Укринформ (Organization)</text:p>
      <text:p text:style-name="P4">
Published Time: 2023-07-02T15:20:00+03:00</text:p>
      <text:p text:style-name="P4">
Modified Time: 2023-07-02T15:20:00+03:00</text:p>
      <text:p text:style-name="P4">
Description: In Ukraine, the remains of eight British British fighters "Harrykane" ("Hurricane") of the Second World War were found in the forest. - Ukrinform.</text:p>
      <text:p text:style-name="P4">
Images: ['<text:a xlink:type="simple" xlink:href="https://static.ukrinform.com/photos/2023_07/thumb_files/630_360_1688299521-967.jpg" text:style-name="Internet_20_link" text:visited-style-name="Visited_20_Internet_20_Link">
630_360_16882...</text:a>
']</text:p>
      <text:p text:style-name="P4">
Tags: ['Британія', 'Друга світова', 'Історія', 'Літак', 'Київ']</text:p>
      <text:p text:style-name="P4">
Type: Article</text:p>
      <!--METADATA-->
      <text:p text:style-name="P4">
<draw:frame draw:style-name="fr1" draw:name="Image118" text:anchor-type="as-char" svg:width="6.9236in" svg:height="3.956343in" draw:z-index="0">
<draw:image xlink:href="../Images/yкринформ/2023-07-02T15-20-00-03-00/630_360_1688299521-967.jpg" xlink:type="simple" xlink:show="embed" xlink:actuate="onLoad" draw:mime-type="image/jpeg"/>
</draw:frame>
In Ukraine, the remains of eight British fighters "Harry Kein" were buried in the forest("Hurricane")The Second World War.</text:p>
      <text:p text:style-name="P4">
As Ukrinform reports, it reports <text:a xlink:type="simple" xlink:href="https://www.bbc.com/news/world-europe-65955365" text:style-name="Internet_20_link" text:visited-style-name="Visited_20_Internet_20_Link">
BBC.</text:a>
The aircraft found were sent to the Soviet Union in the United Kingdom of Germany in 1941.</text:p>
      <text:p text:style-name="P4">
They were part of a package of allied military support of the USSR, which was paid to the United States under the so -called landscape scheme.</text:p>
      <text:p text:style-name="P4">
Similar legislation is used today by the US Government for the Sending Military Assistance to Ukraine because it seeks to expel Russian troops of the reservoir.</text:p>
      <text:p text:style-name="P4">
Aviation experts say this for the first time in Ukraine found the remains of such a number of <text:a xlink:type="simple" xlink:href="https://www.ukrinform.ua/tag-litak" text:style-name="Internet_20_link" text:visited-style-name="Visited_20_Internet_20_Link">
aircraft</text:a>
Harrykane.</text:p>
      <text:p text:style-name="P4">
"This aircraft can be very rarely found in Ukraine," says Alex Stan, a former pilot of an airline that heads excavations. "This is very important for the history of our Iviation, because there were no aircraft provided by Landliz before," he added.</text:p>
      <text:p text:style-name="P4">
In total, from 1941 to 1944, about 3,000 Harrykane aircraft were sent to support military operations to the USSR. Most of them were or bundled in battle or later disassembled for spare parts.</text:p>
      <text:p text:style-name="P4">
<text:span text:style-name="T4">
 Read also: </text:span>
 <text:a xlink:type="simple" xlink:href="https://www.ukrinform.ua/rubric-culture/3729730-u-zaporizzi-v-obmililij-zoni-dnipra-viavili-starodavnij-dubovij-coven.html" text:style-name="Internet_20_link" text:visited-style-name="Visited_20_Internet_20_Link">
in Zaporizhzhya in the shallowed area of the Dnieper found an ancient oven boat</text:a>
But some planes were deliberately damaged and buried after the war that the Soviet Union did not have to pay money to the United States. According to the legislation on Landliz, the USSR was obliged to pay for any transferred equipment, which remained intact after the end of hostilities.</text:p>
      <text:p text:style-name="P4">
Such was the fate of eight aircraft found in the forest south of Kiev - the present capital of an independent Ukraine.</text:p>
      <text:p text:style-name="P4">
<text:span text:style-name="T5">
Foto: State Aviation Museum, Kyiv</text:span>
</text:p>
      <text:p text:style-name="P4">
These aircraft took away tools, radios, machine guns and any coal metal. Then they were dragged by tractors from the adjacent airfield, the spreading was thrown into a shallow ravine. It is believed that they were then covered with the earth with the benefit of bulldozers.</text:p>
      <text:p text:style-name="P4">
The remnants of the aircraft were recently discovered after a bomb had been found nearby. The rest of the ravine was checked with a metal detector there were planes there.Now the National Aviation Museum of Ukraine conducts careful excavations of this place. The museum staff seek to identify as many aircraft as possible, that they could be re -assembled and displayed.</text:p>
      <text:p text:style-name="P4">
The head of the scientific part of the museum Valery Romanenko says that these planes played an important role in the history of Ukraine.</text:p>
      <text:p text:style-name="P4">
"Harrikein is a symbol of British help during the Second World War, Taksamo as we very much appreciate British help now," he said.</text:p>
      <text:p text:style-name="P4">
As it was reported, the United Kingdom is one of the largest suppliers of military equipment in Ukraine.</text:p>
      <text:p text:style-name="P4">
<text:span text:style-name="T5">
Foto: bbc.co.uk</text:span>
</text:p>
      <text:p text:style-name="P4">
News Source: <text:a xlink:type="simple" xlink:href="https://www.ukrinform.ua/rubric-kyiv/3730482-pid-kievom-znajsli-restki-vosmi-britanskih-litakiv-casiv-drugoi-svitovoi-vijni.html" text:style-name="Internet_20_link" text:visited-style-name="Visited_20_Internet_20_Link">
https://www.ukrinform.ua/rubric-kyiv/3730482-pid-kievom-znajsli-restki-vosmi-britanskih-litakiv-casiv-drugoi-svitovoi-vijni.html</text:a>
</text:p>
      <!--NEWS-->
      <text:h text:style-name="P10" text:outline-level="1">
<text:span text:style-name="T4">
In Kherson, there were five fires in houses in hostile shelling in houses</text:span>
</text:h>
      <text:p text:style-name="P4">
Authors: Ukrinform (Person)</text:p>
      <text:p text:style-name="P4">
Publisher: Укринформ (Organization)</text:p>
      <text:p text:style-name="P4">
Published Time: 2023-07-02T16:03:00+03:00</text:p>
      <text:p text:style-name="P4">
Modified Time: 2023-07-02T16:03:00+03:00</text:p>
      <text:p text:style-name="P4">
Description: In Kherson, there were five fires in apartment buildings due to enemy shelling, and rescuers eliminated them. - Ukrinform.</text:p>
      <text:p text:style-name="P4">
Images: ['<text:a xlink:type="simple" xlink:href="https://static.ukrinform.com/photos/2023_07/thumb_files/630_360_1688303003-992.jpeg" text:style-name="Internet_20_link" text:visited-style-name="Visited_20_Internet_20_Link">
630_360_16883...</text:a>
']</text:p>
      <text:p text:style-name="P4">
Tags: ['Херсон', 'Обстріл', 'Пожежа', 'Війна з Росією']</text:p>
      <text:p text:style-name="P4">
Type: Article</text:p>
      <!--METADATA-->
      <text:p text:style-name="P4">
<draw:frame draw:style-name="fr1" draw:name="Image121" text:anchor-type="as-char" svg:width="6.9236in" svg:height="3.956343in" draw:z-index="0">
<draw:image xlink:href="../Images/yкринформ/2023-07-02T16-03-00-03-00/630_360_1688303003-992.jpeg" xlink:type="simple" xlink:show="embed" xlink:actuate="onLoad" draw:mime-type="image/jpeg"/>
</draw:frame>
Five fires in apartment buildings arose in the Khersonicer Fire.</text:p>
      <text:p text:style-name="P4">
According to Ukrinform, the State Emergency Service reports in <text:a xlink:type="simple" xlink:href="https://t.me/dsns_telegram/18340" text:style-name="Internet_20_link" text:visited-style-name="Visited_20_Internet_20_Link">
telegram</text:a>
.</text:p>
      <text:p text:style-name="P4">
"The explosions have not subsided during the day. The enemy continues to strike the city quarters. There were 5 fires in residential buildings because of enemy shelling," the message reads.</text:p>
      <text:p text:style-name="P4">
According to the SES, the rescuers did their work, fighting fire by targeting their lives to save people and their property.</text:p>
      <text:p text:style-name="P4">
"The firefighters had to leave the place of the fire repeatedly, because the enemy was struck by our rescuers, but as soon as the explosions subsided to work," the SES emphasized.</text:p>
      <text:p text:style-name="P4">
<text:span text:style-name="T4">
 Read also: </text:span>
 <text:a xlink:type="simple" xlink:href="https://www.ukrinform.ua/rubric-regions/3730455-obstril-hersona-prokuratura-povidomlae-pro-cotiroh-poranenih.html" text:style-name="Internet_20_link" text:visited-style-name="Visited_20_Internet_20_Link">
shelling <text:span text:style-name="T4">
 Kherson </text:span>
 A: Prosecutor's Office reports of four -wounded</text:a>
All fires have been eliminated. 52 rescuers and 12 units were involved in extinguishing.</text:p>
      <text:p text:style-name="P4">
As reported by Ukrinform, <text:a xlink:type="simple" xlink:href="https://www.ukrinform.ua/rubric-ato/3730434-rosiani-obstrilali-herson-e-poranenij.html" text:style-name="Internet_20_link" text:visited-style-name="Visited_20_Internet_20_Link">
the army of the Russian Federation was fired at Kherson on July 2</text:a>
. Under enemy fire were a pharmacy, a public character and a residential multi -storey. As a result of the fire of the Russians, at least four inhabitants of the city.</text:p>
      <text:p text:style-name="P4">
News Source: <text:a xlink:type="simple" xlink:href="https://www.ukrinform.ua/rubric-regions/3730501-u-hersoni-cerez-vorozi-obstrili-stalisa-pat-pozez-u-budinkah.html" text:style-name="Internet_20_link" text:visited-style-name="Visited_20_Internet_20_Link">
https://www.ukrinform.ua/rubric-regions/3730501-u-hersoni-cerez-vorozi-obstrili-stalisa-pat-pozez-u-budinkah.html</text:a>
</text:p>
      <!--NEWS-->
      <text:h text:style-name="P10" text:outline-level="1">
<text:span text:style-name="T4">
If Russian ships remain in the Black Sea, they will be afraid to approach Crimea - Zelensky</text:span>
</text:h>
      <text:p text:style-name="P4">
Authors: Ukrinform (Person)</text:p>
      <text:p text:style-name="P4">
Publisher: Укринформ (Organization)</text:p>
      <text:p text:style-name="P4">
Published Time: 2023-07-02T16:14:00+03:00</text:p>
      <text:p text:style-name="P4">
Modified Time: 2023-07-02T16:14:00+03:00</text:p>
      <text:p text:style-name="P4">
Description: If Russian warships remain in the Black Sea, they will be afraid to approach Ukrainian Crimea. - Ukrinform.</text:p>
      <text:p text:style-name="P4">
Images: ['<text:a xlink:type="simple" xlink:href="https://static.ukrinform.com/photos/2023_07/thumb_files/630_360_1688303648-567.jpeg" text:style-name="Internet_20_link" text:visited-style-name="Visited_20_Internet_20_Link">
630_360_16883...</text:a>
']</text:p>
      <text:p text:style-name="P4">
Tags: ['Крим', 'Україна', 'Росія', 'Корабель', 'Зеленський']</text:p>
      <text:p text:style-name="P4">
Type: Article</text:p>
      <!--METADATA-->
      <text:p text:style-name="P4">
<draw:frame draw:style-name="fr1" draw:name="Image125" text:anchor-type="as-char" svg:width="6.9236in" svg:height="3.956343in" draw:z-index="0">
<draw:image xlink:href="../Images/yкринформ/2023-07-02T16-14-00-03-00/630_360_1688303648-567.jpeg" xlink:type="simple" xlink:show="embed" xlink:actuate="onLoad" draw:mime-type="image/jpeg"/>
</draw:frame>
If the Russian warships remain in the Black Sea, they will approach the Ukrainian Crimea.</text:p>
      <text:p text:style-name="P4">
About it during stay in Odessa <text:a xlink:type="simple" xlink:href="https://t.me/V_Zelenskiy_official/6813" text:style-name="Internet_20_link" text:visited-style-name="Visited_20_Internet_20_Link">
declared</text:a>
President Volodymyr Zelenskyy, reports Ukrinform.</text:p>
      <text:p text:style-name="P4">
“If Russian warships remain in the Black Sea - if they turn out - they will be afraid to approach our Ukrainian Crimea, the ido of our coast of the Azov Sea. It will definitely be - I know this and see this in the eyes of our military sailors, our Marines, our commanders, the commanders of the Navy, in the skill of the work of our artillerymen, marine aviators and those who work for the sake of our navy, naval drones, ” - said it he.</text:p>
      <text:p text:style-name="P4">
Zelensky noted that many in Russia thought that the Black Sea was the Ceavatory of their power, and the enemy hoped that the Ukrainian Navy had not been able to withstand Russia. "Well, the courage and skill of our military destroyed all these hostile hopes and drowned these hopes in the sea," the president is confident.</text:p>
      <text:p text:style-name="P4">
<text:span text:style-name="T4">
 Read also: </text:span>
 ["Looks" on <text:span text:style-name="T4">
 Crimea </text:span>
: In GUR, they told where the largest flag of Ukraine was set up on a snake]](https://www.ukrinform.ua/rubric-crimea/3730449-divitsa-na-krim-u-gur-rozpovili-de-na-zmiinomu-vstanovili-najbilsij-prapor-ukraini.html)According to him, Ukrainian defense in this war consists of different episodes - large and small, which in total giving protection to Ukraine and the ability to move in advance - both on land and at sea.</text:p>
      <text:p text:style-name="P4">
“Our Navy, along with other elements of the Defense and Security Forces of Ukraine, protected our Russian landing operations <text:a xlink:type="simple" xlink:href="https://www.ukrinform.ua/tag-corne-more" text:style-name="Internet_20_link" text:visited-style-name="Visited_20_Internet_20_Link">
Black Sea</text:a>
coast. You defended Odessa, the Yaca occupiers dreamed of conquering or destroying. Our rockets were a flooded flagship, and it was so humiliating for the Kremlin that they would make all the details of this loss, ”said the head of the Ukrainian state, addressing the representatives of the Navy.</text:p>
      <text:p text:style-name="P4">
Zelensky informed that the powerful participation of the Navy in the joint operation of Iz -Ukrainian intelligence officers and defenders allowed to release the serpentine from the occupiers and this returned the safety of a large part of the Ukrainian waters.</text:p>
      <text:p text:style-name="P4">
<text:span text:style-name="T4">
 Read also: </text:span>
 <text:a xlink:type="simple" xlink:href="https://www.ukrinform.ua/rubric-crimea/3729901-v-ukraini-startue-proekt-z-pidgotovki-kadriv-dla-deokupovanogo-krimu-taseva.html" text:style-name="Internet_20_link" text:visited-style-name="Visited_20_Internet_20_Link">
in Ukraine starts a project to prepare the personnel for a deookuorokupov <text:span text:style-name="T4">
 Crimea </text:span>
 y - Tashev</text:a>
</text:p>
      <text:p text:style-name="P4">
Video: <text:a xlink:type="simple" xlink:href="https://t.me/V_Zelenskiy_official/6813" text:style-name="Internet_20_link" text:visited-style-name="Visited_20_Internet_20_Link">
Presidential Channel of Ukraine</text:a>
As reported, Zelensky discussed the prospects for the development of program drones and a missile program in Odessa.</text:p>
      <text:p text:style-name="P4">
<text:span text:style-name="T5">
Foto: Presidential Office</text:span>
</text:p>
      <text:p text:style-name="P4">
News Source: <text:a xlink:type="simple" xlink:href="https://www.ukrinform.ua/rubric-crimea/3730504-akso-korabli-rf-zalisatsa-u-cornomu-mori-voni-boatimutsa-nablizatisa-do-krimu-zelenskij.html" text:style-name="Internet_20_link" text:visited-style-name="Visited_20_Internet_20_Link">
https://www.ukrinform.ua/rubric-crimea/3730504-akso-korabli-rf-zalisatsa-u-cornomu-mori-voni-boatimutsa-nablizatisa-do-krimu-zelenskij.html</text:a>
</text:p>
      <!--NEWS-->
      <text:h text:style-name="P10" text:outline-level="1">
<text:span text:style-name="T4">
Ukraine will become a global security donor after victory - President</text:span>
</text:h>
      <text:p text:style-name="P4">
Authors: Ukrinform (Person)</text:p>
      <text:p text:style-name="P4">
Publisher: Укринформ (Organization)</text:p>
      <text:p text:style-name="P4">
Published Time: 2023-07-02T16:18:00+03:00</text:p>
      <text:p text:style-name="P4">
Modified Time: 2023-07-02T16:18:00+03:00</text:p>
      <text:p text:style-name="P4">
Description: After winning the war with the Russian Federation, Ukraine will become a global security donor and will teach others in the world, including at sea. - Ukrinform.</text:p>
      <text:p text:style-name="P4">
Images: ['<text:a xlink:type="simple" xlink:href="https://static.ukrinform.com/photos/2023_07/thumb_files/630_360_1688303792-251.jpeg" text:style-name="Internet_20_link" text:visited-style-name="Visited_20_Internet_20_Link">
630_360_16883...</text:a>
']</text:p>
      <text:p text:style-name="P4">
Tags: [' Чорне море', 'ВМС України', 'Зеленський', 'Війна з Росією']</text:p>
      <text:p text:style-name="P4">
Type: Article</text:p>
      <!--METADATA-->
      <text:p text:style-name="P4">
<draw:frame draw:style-name="fr1" draw:name="Image126" text:anchor-type="as-char" svg:width="6.9236in" svg:height="3.956343in" draw:z-index="0">
<draw:image xlink:href="../Images/yкринформ/2023-07-02T16-18-00-03-00/630_360_1688303792-251.jpeg" xlink:type="simple" xlink:show="embed" xlink:actuate="onLoad" draw:mime-type="image/jpeg"/>
</draw:frame>
Ukraine, after victory in the war with the Russian Federation, will become a donor of global security and the world's strength in the world, in particular at sea.</text:p>
      <text:p text:style-name="P4">
President of Ukraine Volodymyr Zelenskyy <text:a xlink:type="simple" xlink:href="https://t.me/V_Zelenskiy_official/6813" text:style-name="Internet_20_link" text:visited-style-name="Visited_20_Internet_20_Link">
said</text:a>
During the events in Odessa on the occasion of the Day of the Armed Forces of the Armed Forces, referring to the cadets of the Navy Institute, Ukrainian reports.</text:p>
      <text:p text:style-name="P4">
“After the war, Ukraine is another, Ukraine will train others in the world, including at sea, will teach protection of freedom. Ukraine will become donor -no -eromeal safety and global power. And I believe that your knowledge, your strength, your future victories will bring this mighty time closer for our beautiful state, for our people, ”he said.</text:p>
      <text:p text:style-name="P4">
_ Dudelo: <text:a xlink:type="simple" xlink:href="https://t.me/V_Zelenskiy_official/6813" text:style-name="Internet_20_link" text:visited-style-name="Visited_20_Internet_20_Link">
Official Channel of the President of Ukraine - Vladimir Zelensky</text:a>
_</text:p>
      <text:p text:style-name="P4">
According to him, the fate of Ukraine, undoubtedly, be strong and be a free free world.</text:p>
      <text:p text:style-name="P4">
<text:span text:style-name="T4">
 Read also: </text:span>
 <text:a xlink:type="simple" xlink:href="https://www.ukrinform.ua/rubric-ato/3730497-zelenskij-vidvidav-vijskovih-u-gospitali-ta-vruciv-im-nagorodi.html" text:style-name="Internet_20_link" text:visited-style-name="Visited_20_Internet_20_Link">
in Odessa region <text:span text:style-name="T4">
 Zelensk </text:span>
 s visited the hospital and the military in the military</text:a>
“And I am convinced that Ukraine will protect itself in this war and will return everything that is temporarily controlled by the occupiers. Ukraine is one of those states that they can be beaten and can win, and are able to win at sea. Are the states of multi -like states? In fact, a little and we all understand it. But everyone who can claim global importance, ” - is sure <text:a xlink:type="simple" xlink:href="https://www.ukrinform.ua/tag-prezident" text:style-name="Internet_20_link" text:visited-style-name="Visited_20_Internet_20_Link">
President</text:a>
.</text:p>
      <text:p text:style-name="P4">
He wished the Navy of the Armed Forces, their families and their health.</text:p>
      <text:p text:style-name="P4">
It was reported <text:a xlink:type="simple" xlink:href="https://www.ukrinform.ua/rubric-ato/3730421-zelenskij-privitav-zi-svatom-vms-ukraini-pisaemos-posiluemo-peremagaemo.html" text:style-name="Internet_20_link" text:visited-style-name="Visited_20_Internet_20_Link">
in 2015 by the decree of the then President of Ukraine Petraporoshenko Day of the Navy of the Armed Forces of Ukraine</text:a>
It was installed on the first one of July. This year the holiday falls on July 2.</text:p>
      <text:p text:style-name="P4">
<text:span text:style-name="T5">
Foto: op</text:span>
</text:p>
      <text:p text:style-name="P4">
News Source: <text:a xlink:type="simple" xlink:href="https://www.ukrinform.ua/rubric-polytics/3730508-ukraina-pisla-peremogi-stane-donorom-globalnoi-bezpeki-prezident.html" text:style-name="Internet_20_link" text:visited-style-name="Visited_20_Internet_20_Link">
https://www.ukrinform.ua/rubric-polytics/3730508-ukraina-pisla-peremogi-stane-donorom-globalnoi-bezpeki-prezident.html</text:a>
</text:p>
      <!--NEWS-->
      <text:h text:style-name="P10" text:outline-level="1">
<text:span text:style-name="T4">
In Melitopol, the invaders have installed a mobile crematorium that works around the clock</text:span>
</text:h>
      <text:p text:style-name="P4">
Authors: Ukrinform (Person)</text:p>
      <text:p text:style-name="P4">
Publisher: Укринформ (Organization)</text:p>
      <text:p text:style-name="P4">
Published Time: 2023-07-02T16:20:00+03:00</text:p>
      <text:p text:style-name="P4">
Modified Time: 2023-07-02T16:20:00+03:00</text:p>
      <text:p text:style-name="P4">
Description: In the temporarily occupied Melitopol of the Zaporozhye region, the invaders have installed a mobile crematorium, where the bodies of the Russian military are burned around the clock.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Крематорій', 'Мелітополь', 'Війна з Росією', 'Єдині новини']</text:p>
      <text:p text:style-name="P4">
Type: Article</text:p>
      <!--METADATA-->
      <text:p text:style-name="P4">
<draw:frame draw:style-name="fr1" draw:name="Image127" text:anchor-type="as-char" svg:width="6.9236in" svg:height="3.956343in" draw:z-index="0">
<draw:image xlink:href="../Images/yкринформ/2023-07-02T16-20-00-03-00/630_360_1668461240-442.jpg" xlink:type="simple" xlink:show="embed" xlink:actuate="onLoad" draw:mime-type="image/jpeg"/>
</draw:frame>
Similarly, the occupied Melitopol of the Zaporozhye region, the invaders have installed immobile crematorium, where the bodies of the Russian military are burned around the clock.</text:p>
      <text:p text:style-name="P4">
The Mayor Melitopolya Fedorov reported this on the air of the Teleterna "One News", Ukrinform correspondent reports.</text:p>
      <text:p text:style-name="P4">
"The enemy continues to hide their losses. They have placed the mobile crematorium of the Berdyansk port ... and in Melitopol, in the territory of the children's sanatorium, which they have long been transformed into a military hospital, and now they have a crematorium," Fedorov said.</text:p>
      <text:p text:style-name="P4">
According to him, the crematorium works almost around the clock, the stench is felt by the areas of the city.</text:p>
      <text:p text:style-name="P4">
<text:span text:style-name="T4">
 Read also: </text:span>
 <text:a xlink:type="simple" xlink:href="https://www.ukrinform.ua/rubric-regions/3729814-tila-vbitih-u-berdansku-hlopciv-rosiani-perevezli-do-melitopola.html" text:style-name="Internet_20_link" text:visited-style-name="Visited_20_Internet_20_Link">
bodies killed in Berdyansk guys by the Russians transported to <text:span text:style-name="T4">
 Melitopol </text:span>
 I</text:a>
The mayor also noted that on July 1, in the village of Semenivka nearmelitopol he sounded <text:a xlink:type="simple" xlink:href="https://www.ukrinform.ua/tag-vibuh" text:style-name="Internet_20_link" text:visited-style-name="Visited_20_Internet_20_Link">
explosion</text:a>
On the territory of the farm, which the invaders were transformed into a military base.</text:p>
      <text:p text:style-name="P4">
"Yesterday at about 7:30 pm in Melitopol a powerful explosion, which heard the residents of the city ... The explosion took place in the north of the city, near the village of Semenivka, where the enemy seized the farm, and it was there that one of the militarybas was located," he said.</text:p>
      <text:p text:style-name="P4">
As it was reported, Melitopol and Genichesk <text:a xlink:type="simple" xlink:href="https://www.ukrinform.ua/rubric-regions/3730239-do-melitopola-ta-geniceska-pribuvaut-novi-pidrozdili-zagarbnikiv-fedorov.html" text:style-name="Internet_20_link" text:visited-style-name="Visited_20_Internet_20_Link">
new divisional troops arrive</text:a>
 .</text:p>
      <text:p text:style-name="P4">
News Source: <text:a xlink:type="simple" xlink:href="https://www.ukrinform.ua/rubric-regions/3730511-u-melitopoli-zagarbniki-vstanovili-mobilnij-krematorij-so-pracue-cilodobovo.html" text:style-name="Internet_20_link" text:visited-style-name="Visited_20_Internet_20_Link">
https://www.ukrinform.ua/rubric-regions/3730511-u-melitopoli-zagarbniki-vstanovili-mobilnij-krematorij-so-pracue-cilodobovo.html</text:a>
</text:p>
      <!--NEWS-->
      <text:h text:style-name="P10" text:outline-level="1">
<text:span text:style-name="T4">
Never Ukrainian shores will tolerate the occupier - Zelensky</text:span>
</text:h>
      <text:p text:style-name="P4">
Authors: Ukrinform (Person)</text:p>
      <text:p text:style-name="P4">
Publisher: Укринформ (Organization)</text:p>
      <text:p text:style-name="P4">
Published Time: 2023-07-02T16:21:00+03:00</text:p>
      <text:p text:style-name="P4">
Modified Time: 2023-07-02T16:21:00+03:00</text:p>
      <text:p text:style-name="P4">
Description: The enemy will not dictate the conditions in the Black Sea, and the occupiers will also have to be afraid to approach our Ukrainian Crimea and to our shores of the Azov Sea, as Russian ships are already afraid to approach our Black Sea coast. - Ukrinform.</text:p>
      <text:p text:style-name="P4">
Images: ['<text:a xlink:type="simple" xlink:href="https://static.ukrinform.com/photos/2023_07/thumb_files/630_360_1688304024-112.jpeg" text:style-name="Internet_20_link" text:visited-style-name="Visited_20_Internet_20_Link">
630_360_16883...</text:a>
']</text:p>
      <text:p text:style-name="P4">
Tags: ['Звернення', 'Зеленський', 'Війна з Росією']</text:p>
      <text:p text:style-name="P4">
Type: Article</text:p>
      <!--METADATA-->
      <text:p text:style-name="P4">
<draw:frame draw:style-name="fr1" draw:name="Image128" text:anchor-type="as-char" svg:width="6.9236in" svg:height="3.956343in" draw:z-index="0">
<draw:image xlink:href="../Images/yкринформ/2023-07-02T16-21-00-03-00/630_360_1688304024-112.jpeg" xlink:type="simple" xlink:show="embed" xlink:actuate="onLoad" draw:mime-type="image/jpeg"/>
</draw:frame>
The enemy will not do the conditions in the Black Sea, and the occupiers will also have to be afraid of our Ukrainian Crimea and to our shores of the Azov Sea, as Russian ships are already afraid to approach our Black Sea coast.</text:p>
      <text:p text:style-name="P4">
According to Ukrinform, about it in his <text:a xlink:type="simple" xlink:href="https://t.me/V_Zelenskiy_official/6815" text:style-name="Internet_20_link" text:visited-style-name="Visited_20_Internet_20_Link">
traditional treatment</text:a>
President Vladimirzelensky said.</text:p>
      <text:p text:style-name="P4">
_ <text:a xlink:type="simple" xlink:href="https://t.me/OP_UA/9852" text:style-name="Internet_20_link" text:visited-style-name="Visited_20_Internet_20_Link">
Video: op</text:a>
_</text:p>
      <text:p text:style-name="P4">
_ <text:span text:style-name="T4">
 I wish health, dear Ukrainians, Ukrainians!</text:span>
 _</text:p>
      <text:p text:style-name="P4">
Today-in Odessa, first of all, in order to congratulate our warriors of the Navy of the Armed Forces of Ukraine on their professional day. Greetings for courage, for heroism, for the extremely cool results for Ukraine they have acquired and acquired.</text:p>
      <text:p text:style-name="P4">
It is enough to mention what ambitions were in Russia at the beginning of a full -scale aggression and which of those ambitions are now at the bottom of the Black Sea.</text:p>
      <text:p text:style-name="P4">
I thank every warrior of the Navy of Ukraine-all the sailors, all the Music, all the commanders of our Navy, artillerymen, marine aviators, drone operators, thank the soldiers of the river fleet, river divisions ... I thank you all!</text:p>
      <text:p text:style-name="P4">
Today he was honored to reward the best, congratulated the cadets of the Institute of Institute of Navy of our Odessa Maritime Academy. He visited the wounded in the hospital. I wish everyone a speedy recovery. And it was a special honorable me-to leave a wish on a copy of Kobzar, which accompanies our military in the battles since the 14th year.</text:p>
      <text:p text:style-name="P4">
There was also a report of our commander of the Naval Forces Vice-Admiral Alexei Zhpapa, as well as the commander of Odessa, Generalamskalov. And about the security situation now, and for our strategic deposits - for our fleet, for the new direction - the naval drones - Tudlya of our coast defense. We realize everything!Assured!</text:p>
      <text:p text:style-name="P4">
The enemy will definitely not dictate the conditions in the Black Sea, and the occupiers will have to be afraid to approach our Ukrainian Crimea and to our Berehivazovsky Sea, as Russian ships are already afraid to approach our Black Sea coast.Let's win together!The Ukrainian shores will never tolerate the occupier.</text:p>
      <text:p text:style-name="P4">
Glory to all our defenders, glory to all our defenders!</text:p>
      <text:p text:style-name="P4">
I thank you, Odesso, for this day!</text:p>
      <text:p text:style-name="P4">
_<text:span text:style-name="T4">
Glory to Ukraine!</text:span>
 _</text:p>
      <text:p text:style-name="P4">
Photo: op</text:p>
      <text:p text:style-name="P4">
News Source: <text:a xlink:type="simple" xlink:href="https://www.ukrinform.ua/rubric-ato/3730509-nikoli-ukrainski-beregi-ne-terpitimut-okupanta-zelenskij.html" text:style-name="Internet_20_link" text:visited-style-name="Visited_20_Internet_20_Link">
https://www.ukrinform.ua/rubric-ato/3730509-nikoli-ukrainski-beregi-ne-terpitimut-okupanta-zelenskij.html</text:a>
</text:p>
      <!--NEWS-->
      <text:h text:style-name="P10" text:outline-level="1">
<text:span text:style-name="T4">
Air Force warn of Shahmed's Launches from the South</text:span>
</text:h>
      <text:p text:style-name="P4">
Authors: Ukrinform (Person)</text:p>
      <text:p text:style-name="P4">
Publisher: Укринформ (Organization)</text:p>
      <text:p text:style-name="P4">
Published Time: 2023-07-02T16:28:00+03:00</text:p>
      <text:p text:style-name="P4">
Modified Time: 2023-07-02T23:28:00+03:00</text:p>
      <text:p text:style-name="P4">
Description: Russian troops launched the drones-Kamikadze from the southern direction. - Ukrinform.</text:p>
      <text:p text:style-name="P4">
Images: ['<text:a xlink:type="simple" xlink:href="https://static.ukrinform.com/photos/2022_10/thumb_files/630_360_1665475012-102.jpg" text:style-name="Internet_20_link" text:visited-style-name="Visited_20_Internet_20_Link">
630_360_16654...</text:a>
']</text:p>
      <text:p text:style-name="P4">
Tags: ['Повітряні сили ЗСУ', 'Війна з Росією', 'Дрон-камікадзе']</text:p>
      <text:p text:style-name="P4">
Type: Article</text:p>
      <!--METADATA-->
      <text:p text:style-name="P4">
<draw:frame draw:style-name="fr1" draw:name="Image129" text:anchor-type="as-char" svg:width="6.9236in" svg:height="3.956343in" draw:z-index="0">
<draw:image xlink:href="../Images/yкринформ/2023-07-02T16-28-00-03-00/630_360_1665475012-102.jpg" xlink:type="simple" xlink:show="embed" xlink:actuate="onLoad" draw:mime-type="image/jpeg"/>
</draw:frame>
Ruskivska launched drones-Kamikadze from the southern direction.</text:p>
      <text:p text:style-name="P4">
The Air Force of the Armed Forces reported in <text:a xlink:type="simple" xlink:href="https://t.me/s/kpszsu" text:style-name="Internet_20_link" text:visited-style-name="Visited_20_Internet_20_Link">
telegram</text:a>
, reports Ukrinform.</text:p>
      <text:p text:style-name="P4">
“Shahd UAVs from Primorsky-Akhtra. Approximate time to Ukraine's airspace is around midnight, ”the Verification says.</text:p>
      <text:p text:style-name="P4">
The Air Force reminded that in case of announcement <text:a xlink:type="simple" xlink:href="https://www.ukrinform.ua/tag-povitrana-trivoga" text:style-name="Internet_20_link" text:visited-style-name="Visited_20_Internet_20_Link">
air anxiety</text:a>
should go to the shelter.</text:p>
      <text:p text:style-name="P4">
<text:span text:style-name="T4">
 Read also: </text:span>
 <text:a xlink:type="simple" xlink:href="https://www.ukrinform.ua/rubric-ato/3730407-u-povitranih-silah-ne-viklucaut-so-iran-moze-postacati-rosii-droni-mohajer6.html" text:style-name="Internet_20_link" text:visited-style-name="Visited_20_Internet_20_Link">
in the air forces do not exclude that Iran can supputature drones Mohajer-6</text:a>
It was reported last night <text:a xlink:type="simple" xlink:href="https://www.ukrinform.ua/rubric-ato/3730385-sili-ppo-znisili-unoci-visim-droniv-shahed-i-tri-raketi-kalibr.html" text:style-name="Internet_20_link" text:visited-style-name="Visited_20_Internet_20_Link">
Air Defense Forces destroyed</text:a>
Eight enemy shock UAVs "Shahd" ITRI winged rockets "Caliber".</text:p>
      <text:p text:style-name="P4">
News Source: <text:a xlink:type="simple" xlink:href="https://www.ukrinform.ua/rubric-ato/3730619-povitrani-sili-poperedzaut-pro-zapusk-sahediv-z-pivdna.html" text:style-name="Internet_20_link" text:visited-style-name="Visited_20_Internet_20_Link">
https://www.ukrinform.ua/rubric-ato/3730619-povitrani-sili-poperedzaut-pro-zapusk-sahediv-z-pivdna.html</text:a>
</text:p>
      <!--NEWS-->
      <text:h text:style-name="P10" text:outline-level="1">
<text:span text:style-name="T4">
Police drawn up a protocol on a cafe near Kiev, where a conflict broke out through Lepsa songs</text:span>
</text:h>
      <text:p text:style-name="P4">
Authors: Ukrinform (Person)</text:p>
      <text:p text:style-name="P4">
Publisher: Укринформ (Organization)</text:p>
      <text:p text:style-name="P4">
Published Time: 2023-07-02T16:32:24+03:00</text:p>
      <text:p text:style-name="P4">
Modified Time: 2023-07-02T16:32:24+03:00</text:p>
      <text:p text:style-name="P4">
Description: In the cellars of the Kiev region, law enforcement officers drawn up an administrative protocol on a cafe, which arose a conflict due to the songs of Russian performer Grigory Leps, who supports the regime of Russian President Vladimir Putin. - Ukrinform.</text:p>
      <text:p text:style-name="P4">
Images: ['<text:a xlink:type="simple" xlink:href="https://static.ukrinform.com/photos/2023_01/thumb_files/630_360_1673152492-729.jpg" text:style-name="Internet_20_link" text:visited-style-name="Visited_20_Internet_20_Link">
630_360_16731...</text:a>
']</text:p>
      <text:p text:style-name="P4">
Tags: ['Музика', 'Поліція', 'Штраф', 'Київщина', 'Кафе']</text:p>
      <text:p text:style-name="P4">
Type: Article</text:p>
      <!--METADATA-->
      <text:p text:style-name="P4">
<draw:frame draw:style-name="fr1" draw:name="Image130" text:anchor-type="as-char" svg:width="6.9236in" svg:height="3.956343in" draw:z-index="0">
<draw:image xlink:href="../Images/yкринформ/2023-07-02T16-32-24-03-00/630_360_1673152492-729.jpg" xlink:type="simple" xlink:show="embed" xlink:actuate="onLoad" draw:mime-type="image/jpeg"/>
</draw:frame>
In the Pogrezhakiv region, law enforcement officers drawn up an administrative protocol on a cafe, and a conflict arose because of the songs of Russian performer Gregory Leps, who supports the regime of Russian President Vladimir Putin.</text:p>
      <text:p text:style-name="P4">
According to Ukrinform, the Ministry of Internal Affairs reports in <text:a xlink:type="simple" xlink:href="https://t.me/mvs_ukraine/26977" text:style-name="Internet_20_link" text:visited-style-name="Visited_20_Internet_20_Link">
telegram</text:a>
.</text:p>
      <text:p text:style-name="P4">
"In the cellars in one cafe, visitors sang songs of the Russian performer, who supported the Putin regime. It could not help not to outrage the Ukrainians and they made remarks. The woman asked to stop singing the language of the occupier, and at her seeking lovers of" Lepsonoty "responded aggressively,"</text:p>
      <text:p text:style-name="P4">
The conflict began in which [police] intervened(https://www.ukrinform.ua/tag-policia).</text:p>
      <text:p text:style-name="P4">
<text:span text:style-name="T4">
 Read also: </text:span>
 <text:a xlink:type="simple" xlink:href="https://www.ukrinform.ua/rubric-culture/3726197-zelenskij-pidpisav-zakon-pro-zaboronu-na-vvezenna-i-rozpovsudzenna-knig-z-rosii-i-bilorusi.html" text:style-name="Internet_20_link" text:visited-style-name="Visited_20_Internet_20_Link">
Zelensky signed a law on the ban on import and distribution <text:span text:style-name="T4">
 books </text:span>
 from the Russian Federation and Belarus</text:a>
Upon violation of the rules of provision of services, the institution made an administrative protocol under Part 1 of Art. 155 of the Code of Ukraine on Administrative Offenses.</text:p>
      <text:p text:style-name="P4">
After the court's decision, the owner of the cafe must pay a fine.</text:p>
      <text:p text:style-name="P4">
<text:span text:style-name="T4">
 Read also: </text:span>
 <text:a xlink:type="simple" xlink:href="https://www.ukrinform.ua/rubric-society/3706977-kabmin-obmeziv-vikoristanna-muziki-u-gromadskomu-transporti.html" text:style-name="Internet_20_link" text:visited-style-name="Visited_20_Internet_20_Link">
Cabinet restricted the use of music in public transport</text:a>
As reported by Ukrinform, <text:a xlink:type="simple" xlink:href="https://www.ukrinform.ua/rubric-culture/3510431-v-ukraini-vveli-zaboronu-na-rosijsku-muziku-rada-uhvalila-zakon.html" text:style-name="Internet_20_link" text:visited-style-name="Visited_20_Internet_20_Link">
in Ukraine introduced a ban on Russian music.</text:a>
On June 19, 2022, the Verkhovna Rada approved the Law on Amendments to Certain Laws of Ukraine on Supporting a Natural Music Product and Restricting Public Use of Music Product.</text:p>
      <text:p text:style-name="P4">
News Source: <text:a xlink:type="simple" xlink:href="https://www.ukrinform.ua/rubric-culture/3730516-policia-sklala-protokol-na-kafe-pid-kievom-de-cerez-pisni-lepsa-rozgorivsa-konflikt.html" text:style-name="Internet_20_link" text:visited-style-name="Visited_20_Internet_20_Link">
https://www.ukrinform.ua/rubric-culture/3730516-policia-sklala-protokol-na-kafe-pid-kievom-de-cerez-pisni-lepsa-rozgorivsa-konflikt.html</text:a>
</text:p>
      <!--NEWS-->
      <text:h text:style-name="P10" text:outline-level="1">
<text:span text:style-name="T4">
The Armed Forces destroyed the ammunition of the Russians in the Bakhmut direction</text:span>
</text:h>
      <text:p text:style-name="P4">
Authors: Ukrinform (Person)</text:p>
      <text:p text:style-name="P4">
Publisher: Укринформ (Organization)</text:p>
      <text:p text:style-name="P4">
Published Time: 2023-07-02T16:37:00+03:00</text:p>
      <text:p text:style-name="P4">
Modified Time: 2023-07-02T16:37:00+03:00</text:p>
      <text:p text:style-name="P4">
Description: In the Bakhmut direction, the 77th separate airmobile brigade destroyed the field warehouse with ammunition of the Russian army.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Бахмут', 'Сирський', 'Війна з Росією']</text:p>
      <text:p text:style-name="P4">
Type: Article</text:p>
      <!--METADATA-->
      <text:p text:style-name="P4">
<draw:frame draw:style-name="fr1" draw:name="Image131" text:anchor-type="as-char" svg:width="6.9236in" svg:height="3.956343in" draw:z-index="0">
<draw:image xlink:href="../Images/yкринформ/2023-07-02T16-37-00-03-00/630_360_1677569405-698.jpg" xlink:type="simple" xlink:show="embed" xlink:actuate="onLoad" draw:mime-type="image/jpeg"/>
</draw:frame>
The Nabakhmut direction of the 77th Separate Airmobile Brigade destroyed the field warehouse with the ammunition of the Russian army.</text:p>
      <text:p text:style-name="P4">
Appropriate video in <text:a xlink:type="simple" xlink:href="https://t.me/osirskiy/156" text:style-name="Internet_20_link" text:visited-style-name="Visited_20_Internet_20_Link">
telegram</text:a>
Publishing Commander of the Eastern direction, Colonel-General Alexander Sirsky, reports Ukrinform.</text:p>
      <text:p text:style-name="P4">
“The artillery of the 77th separate airmobile brigade destroys the field composition from BCS. Bakhmut direction. Great work, ”Sirsky wrote.</text:p>
      <text:p text:style-name="P4">
_ <text:a xlink:type="simple" xlink:href="https://t.me/osirskiy/156" text:style-name="Internet_20_link" text:visited-style-name="Visited_20_Internet_20_Link">
Video: TG-channel Syrsky</text:a>
_</text:p>
      <text:p text:style-name="P4">
As reported by Ukrinform, <text:a xlink:type="simple" xlink:href="https://www.ukrinform.ua/rubric-ato/3730418-sili-oboroni-nastupaut-na-pivdennih-ta-pivnicnih-flangah-bahmuta-e-prosuvanna-cerevatij.html" text:style-name="Internet_20_link" text:visited-style-name="Visited_20_Internet_20_Link">
the forces of defense occur in the southern and northern fleshs of Bakhmut, there is a promotion</text:a>
.</text:p>
      <text:p text:style-name="P4">
Photo Illustrative, Alexander Himanov</text:p>
      <text:p text:style-name="P4">
News Source: <text:a xlink:type="simple" xlink:href="https://www.ukrinform.ua/rubric-ato/3730517-zsu-znisili-sklad-boepripasiv-rosian-na-bahmutskomu-napramku.html" text:style-name="Internet_20_link" text:visited-style-name="Visited_20_Internet_20_Link">
https://www.ukrinform.ua/rubric-ato/3730517-zsu-znisili-sklad-boepripasiv-rosian-na-bahmutskomu-napramku.html</text:a>
</text:p>
      <!--NEWS-->
      <text:h text:style-name="P10" text:outline-level="1">
<text:span text:style-name="T4">
In Lviv build the first school in Europe with a 3D printer</text:span>
</text:h>
      <text:p text:style-name="P4">
Authors: Ukrinform (Person)</text:p>
      <text:p text:style-name="P4">
Publisher: Укринформ (Organization)</text:p>
      <text:p text:style-name="P4">
Published Time: 2023-07-02T16:49:00+03:00</text:p>
      <text:p text:style-name="P4">
Modified Time: 2023-07-02T16:49:00+03:00</text:p>
      <text:p text:style-name="P4">
Description: The construction of the first school in Europe with the help of 3D printing was started in Lviv. - Ukrinform.</text:p>
      <text:p text:style-name="P4">
Images: ['<text:a xlink:type="simple" xlink:href="https://static.ukrinform.com/photos/2023_05/thumb_files/630_360_1684773232-7164.jpeg" text:style-name="Internet_20_link" text:visited-style-name="Visited_20_Internet_20_Link">
630_360_16847...</text:a>
']</text:p>
      <text:p text:style-name="P4">
Tags: ['Будівництво', 'Львів', 'Школа', 'Технології', '3D-принтер', 'Михайло Федоров']</text:p>
      <text:p text:style-name="P4">
Type: Article</text:p>
      <!--METADATA-->
      <text:p text:style-name="P4">
<draw:frame draw:style-name="fr1" draw:name="Image132" text:anchor-type="as-char" svg:width="6.9236in" svg:height="3.956343in" draw:z-index="0">
<draw:image xlink:href="../Images/yкринформ/2023-07-02T16-49-00-03-00/630_360_1684773232-7164.jpeg" xlink:type="simple" xlink:show="embed" xlink:actuate="onLoad" draw:mime-type="image/jpeg"/>
</draw:frame>
In Lviv, the construction of the first schools in Europe with 3D printing.</text:p>
      <text:p text:style-name="P4">
According to Ukrinform, he reported this in <text:a xlink:type="simple" xlink:href="https://t.me/zedigital/3343" text:style-name="Internet_20_link" text:visited-style-name="Visited_20_Internet_20_Link">
telegram</text:a>
Viceremier-Minister for Innovation, Development of Education, Science and Technology-Minister of Digital Transformation Mikhail Fedorov Ioov published a video on construction.</text:p>
      <text:p text:style-name="P4">
“A 3D Print is erected a new building <text:a xlink:type="simple" xlink:href="https://www.ukrinform.ua/tag-skola" text:style-name="Internet_20_link" text:visited-style-name="Visited_20_Internet_20_Link">
School</text:a>
, which is already valid, but has become a tight for children. The new premises will get 100 younger students, ”the minister said.</text:p>
      <text:p text:style-name="P4">
According to Fedorov, technology makes it possible to use the resources more accurately the cost of materials. The management and control of the printer requires a team of only three people.</text:p>
      <text:p text:style-name="P4">
*!(https://www.ukrinform.ua/rubric-vidbudova/3712756-dla-vidbudovi-ukraini-vikoristaut-3dprinter-akim-zvodat-skolu-u-lvovi.html)"Ahead is a great reconstruction of Ukraine, so we have to attract technologies and innovations for construction now," the minister stressed.</text:p>
      <text:p text:style-name="P4">
As reported by Ukrinform, in Ukraine as a result of Russian aggression <text:a xlink:type="simple" xlink:href="https://www.ukrinform.ua/rubric-society/3707449-v-ukraini-blizko-400-zakladiv-osviti-zniseni-povnistu-majze-3000-poskodzeni.html" text:style-name="Internet_20_link" text:visited-style-name="Visited_20_Internet_20_Link">
about 400 education institutions have been completely destroyed, almost 3 thousand damaged</text:a>
 .</text:p>
      <text:p text:style-name="P4">
News Source: <text:a xlink:type="simple" xlink:href="https://www.ukrinform.ua/rubric-technology/3730519-u-lvovi-buduut-persu-v-evropi-skolu-za-dopomogou-3dprintera.html" text:style-name="Internet_20_link" text:visited-style-name="Visited_20_Internet_20_Link">
https://www.ukrinform.ua/rubric-technology/3730519-u-lvovi-buduut-persu-v-evropi-skolu-za-dopomogou-3dprintera.html</text:a>
</text:p>
      <!--NEWS-->
      <text:h text:style-name="P10" text:outline-level="1">
<text:span text:style-name="T4">
Zelensky discussed with military use of sea drones</text:span>
</text:h>
      <text:p text:style-name="P4">
Authors: Ukrinform (Person)</text:p>
      <text:p text:style-name="P4">
Publisher: Укринформ (Organization)</text:p>
      <text:p text:style-name="P4">
Published Time: 2023-07-02T16:58:00+03:00</text:p>
      <text:p text:style-name="P4">
Modified Time: 2023-07-02T16:58:00+03:00</text:p>
      <text:p text:style-name="P4">
Description: President of Ukraine Volodymyr Zelensky discussed with military use of sea drones. - Ukrinform.</text:p>
      <text:p text:style-name="P4">
Images: ['<text:a xlink:type="simple" xlink:href="https://static.ukrinform.com/photos/2023_07/thumb_files/630_360_1688306288-309.jpeg" text:style-name="Internet_20_link" text:visited-style-name="Visited_20_Internet_20_Link">
630_360_16883...</text:a>
']</text:p>
      <text:p text:style-name="P4">
Tags: ['Військові', 'Дрон', 'Зеленський', 'Флот']</text:p>
      <text:p text:style-name="P4">
Type: Article</text:p>
      <!--METADATA-->
      <text:p text:style-name="P4">
<draw:frame draw:style-name="fr1" draw:name="Image133" text:anchor-type="as-char" svg:width="6.9236in" svg:height="3.956343in" draw:z-index="0">
<draw:image xlink:href="../Images/yкринформ/2023-07-02T16-58-00-03-00/630_360_1688306288-309.jpeg" xlink:type="simple" xlink:show="embed" xlink:actuate="onLoad" draw:mime-type="image/jpeg"/>
</draw:frame>
Volodymyr Zelensky discussed the presidential of Ukraine with military use of naval troops.</text:p>
      <text:p text:style-name="P4">
He stated this in <text:a xlink:type="simple" xlink:href="https://t.me/V_Zelenskiy_official/6815" text:style-name="Internet_20_link" text:visited-style-name="Visited_20_Internet_20_Link">
appeal</text:a>
, Ukrinform correspondent reports.</text:p>
      <text:p text:style-name="P4">
According to Zelensky, he visits Odessa today to congratulate the military-naval forces of the Armed Forces on their professional holiday and thank them for the courage, heroism and "extremely cool results for Ukraine, which they have obtained."</text:p>
      <text:p text:style-name="P4">
“It is enough to remember what ambitions were in the Russian Federation at the beginning of a full -scale aggression and which of those ambitions are now at the bottom of the Black Sea. I thank every warriors of Ukraine, all sailors, all the Marines, all the commanders of our Navy, artillerymen, marine aviators, drone operators, soldiers of the river Flotil, river divisions - all of you, ”the President said.</text:p>
      <text:p text:style-name="P4">
<text:span text:style-name="T4">
 Read also: </text:span>
 <text:a xlink:type="simple" xlink:href="https://www.ukrinform.ua/rubric-ato/3730509-nikoli-ukrainski-beregi-ne-terpitimut-okupanta-zelenskij.html" text:style-name="Internet_20_link" text:visited-style-name="Visited_20_Internet_20_Link">
never Ukrainian shores will tolerate the occupier - Zelensky</text:a>
During his stay in Odessa, the Head of State heard the reports of the commander of VMSviticeadmiral Alexei Zhpapa and the commander of Odessa Odessa General Eduardamskalov on the current security situation for strategic tasks for the Ukrainian fleet and for his new direction - naval [Drone].(https://www.ukrinform.ua/tag-dron), as well as for coastal defense.</text:p>
      <text:p text:style-name="P4">
"We realize everything, confident," the President said.</text:p>
      <text:p text:style-name="P4">
Video: <text:a xlink:type="simple" xlink:href="https://t.me/OP_UA/9852" text:style-name="Internet_20_link" text:visited-style-name="Visited_20_Internet_20_Link">
turn</text:a>
As it was reported, the Day of the Navy of the Armed Forces of Ukraine is determined on the first Sunday of July.</text:p>
      <text:p text:style-name="P4">
Photo: Presidential Office</text:p>
      <text:p text:style-name="P4">
News Source: <text:a xlink:type="simple" xlink:href="https://www.ukrinform.ua/rubric-ato/3730524-zelenskij-obgovoriv-iz-vijskovimi-vikoristanna-morskih-droniv.html" text:style-name="Internet_20_link" text:visited-style-name="Visited_20_Internet_20_Link">
https://www.ukrinform.ua/rubric-ato/3730524-zelenskij-obgovoriv-iz-vijskovimi-vikoristanna-morskih-droniv.html</text:a>
</text:p>
      <!--NEWS-->
      <text:h text:style-name="P10" text:outline-level="1">
<text:span text:style-name="T4">
South Korea President emphasized the need for more stringent DPRK policy</text:span>
</text:h>
      <text:p text:style-name="P4">
Authors: Ukrinform (Person)</text:p>
      <text:p text:style-name="P4">
Publisher: Укринформ (Organization)</text:p>
      <text:p text:style-name="P4">
Published Time: 2023-07-02T17:14:00+03:00</text:p>
      <text:p text:style-name="P4">
Modified Time: 2023-07-02T17:14:00+03:00</text:p>
      <text:p text:style-name="P4">
Description: South Korea President Yun Jec has stated that the Ministry of Association has still paid too much attention to the assistance of North Korea, and this policy needs change. - Ukrinform.</text:p>
      <text:p text:style-name="P4">
Images: ['<text:a xlink:type="simple" xlink:href="https://static.ukrinform.com/photos/2023_04/thumb_files/630_360_1681877158-571.png" text:style-name="Internet_20_link" text:visited-style-name="Visited_20_Internet_20_Link">
630_360_16818...</text:a>
']</text:p>
      <text:p text:style-name="P4">
Tags: ['КНДР', 'Корея', 'Політика']</text:p>
      <text:p text:style-name="P4">
Type: Article</text:p>
      <!--METADATA-->
      <text:p text:style-name="P4">
<draw:frame draw:style-name="fr1" draw:name="Image134" text:anchor-type="as-char" svg:width="6.9236in" svg:height="3.956343in" draw:z-index="0">
<draw:image xlink:href="../Images/yкринформ/2023-07-02T17-14-00-03-00/630_360_1681877158-571.png" xlink:type="simple" xlink:show="embed" xlink:actuate="onLoad" draw:mime-type="image/png"/>
</draw:frame>
Presidential Korea Jun Jec said that the Ministry of Association has paid much attention to the assistance of North Korea, and this policy would submit changes.</text:p>
      <text:p text:style-name="P4">
About it reports <text:a xlink:type="simple" xlink:href="https://www.reuters.com/world/asia-pacific/south-koreas-yoon-tells-unification-ministry-be-less-soft-north-2023-07-02/" text:style-name="Internet_20_link" text:visited-style-name="Visited_20_Internet_20_Link">
Reuters</text:a>
, reports Ukrinform.</text:p>
      <text:p text:style-name="P4">
“The Ministry of Association operated as the Ministry of Assistance to North Korea, and it is in a field. The ministry of the association is time to change, ”the President said.</text:p>
      <text:p text:style-name="P4">
Yun also urged the Ministry to defend liberal-democratic values that the association should bring "better and more human life" in the residents and northern.</text:p>
      <text:p text:style-name="P4">
<text:span text:style-name="T4">
 Read also: </text:span>
 <text:a xlink:type="simple" xlink:href="https://www.ukrinform.ua/rubric-world/3726837-protidia-adernij-zagrozi-z-boku-kndr-pivdenna-korea-ta-vetnam-pidpisali-nizku-ugod.html" text:style-name="Internet_20_link" text:visited-style-name="Visited_20_Internet_20_Link">
counteraction to nuclear threat from DPRK: South <text:span text:style-name="T4">
 Korea </text:span>
 and Vietnam signed a number of transactions</text:a>
The New Minister for Association Kim Jon Ho is a frank critic of violations <text:a xlink:type="simple" xlink:href="https://www.ukrinform.ua/tag-prava-ludini" text:style-name="Internet_20_link" text:visited-style-name="Visited_20_Internet_20_Link">
Human Rights</text:a>
in North Korea. In 2019, he wrote in a blog that the path to unification would open when "the northern Korean leader Kim Jong -in will be overthrown and North Korea will be released."</text:p>
      <text:p text:style-name="P4">
The Ministry of South Korea has been reported(https://www.ukrinform.ua/rubric-world/3722696-pivdenna-korea-vimagae-vid-kndr-vidskoduvati-35-miljoniv-za-pidriv-ofisu-zvazku-na-kordoni.html)About compensation for losses due to underwriting in 2020, the intercostal office of communication in the border caisson.</text:p>
      <text:p text:style-name="P4">
News Source: <text:a xlink:type="simple" xlink:href="https://www.ukrinform.ua/rubric-world/3730532-prezident-pivdennoi-korei-nagolosiv-na-neobhidnosti-bils-zorstkoi-politiki-sodo-kndr.html" text:style-name="Internet_20_link" text:visited-style-name="Visited_20_Internet_20_Link">
https://www.ukrinform.ua/rubric-world/3730532-prezident-pivdennoi-korei-nagolosiv-na-neobhidnosti-bils-zorstkoi-politiki-sodo-kndr.html</text:a>
</text:p>
      <!--NEWS-->
      <text:h text:style-name="P10" text:outline-level="1">
<text:span text:style-name="T4">
Poland will additionally send 500 police officers to the border with Belarus</text:span>
</text:h>
      <text:p text:style-name="P4">
Authors: Ukrinform (Person)</text:p>
      <text:p text:style-name="P4">
Publisher: Укринформ (Organization)</text:p>
      <text:p text:style-name="P4">
Published Time: 2023-07-02T17:18:00+03:00</text:p>
      <text:p text:style-name="P4">
Modified Time: 2023-07-02T17:18:00+03:00</text:p>
      <text:p text:style-name="P4">
Description: The Polish authorities will send 500 law enforcement officers to the border with Belarus. - Ukrinform.</text:p>
      <text:p text:style-name="P4">
Images: ['<text:a xlink:type="simple" xlink:href="https://static.ukrinform.com/photos/2021_12/thumb_files/630_360_1638638506-948.jpg" text:style-name="Internet_20_link" text:visited-style-name="Visited_20_Internet_20_Link">
630_360_16386...</text:a>
']</text:p>
      <text:p text:style-name="P4">
Tags: ['Білорусь', 'Поліція', 'Польща', 'Кордон', 'Безпека']</text:p>
      <text:p text:style-name="P4">
Type: Article</text:p>
      <!--METADATA-->
      <text:p text:style-name="P4">
<draw:frame draw:style-name="fr1" draw:name="Image135" text:anchor-type="as-char" svg:width="6.9236in" svg:height="3.956343in" draw:z-index="0">
<draw:image xlink:href="../Images/yкринформ/2023-07-02T17-18-00-03-00/630_360_1638638506-948.jpg" xlink:type="simple" xlink:show="embed" xlink:actuate="onLoad" draw:mime-type="image/jpeg"/>
</draw:frame>
Polish cavalry will send 500 law enforcement officers to the border with Belarus.</text:p>
      <text:p text:style-name="P4">
He wrote about it in <text:a xlink:type="simple" xlink:href="https://twitter.com/Kaminski_M_/status/1675420405174005761" text:style-name="Internet_20_link" text:visited-style-name="Visited_20_Internet_20_Link">
Twitter</text:a>
Polish Minister of Internal Affairs and the Polish Administration Mariusz Kaminsky, Ukrinform reports.</text:p>
      <text:p text:style-name="P4">
"Due to the tense situation on the border with Belarus, I decided to inspect our forces with a group of 500 members of the Polish police in the department of departmental actions and counteract terrorism," the minister wrote.</text:p>
      <text:p text:style-name="P4">
Kaminsky added that they will join up to 5,000 border guards and 2,000 -servicemen who are now taking care of the border security.</text:p>
      <text:p text:style-name="P4">
<text:span text:style-name="T4">
 Read also: </text:span>
 [Putin's answer: <text:span text:style-name="T4">
 Poland </text:span>
 asks NATO to place nuclear weapons(https://www.ukrinform.ua/rubric-world/3729940-vidpovid-putinu-polsa-prosit-nato-rozmistiti-na-svoij-teritorii-adernu-zbrou.html)Commissioner of the Polish Government on Information Space Security, spokesman for the Minister of Special Services of the RP Stanislav Zharin recently <text:a xlink:type="simple" xlink:href="https://twitter.com/StZaryn/status/1674783763790987264" text:style-name="Internet_20_link" text:visited-style-name="Visited_20_Internet_20_Link">
reported</text:a>
that Poland's Border Guard Service has recently recorded an increase in the activity of group -reeling migrants who are storming the Polish border by Belarus, as well as more aggressiveness.</text:p>
      <text:p text:style-name="P4">
Over the past day, on July 1, <text:a xlink:type="simple" xlink:href="https://twitter.com/Straz_Graniczna/status/1675388830650716163" text:style-name="Internet_20_link" text:visited-style-name="Visited_20_Internet_20_Link">
187 attempts of illegal intersepole-Belarusian border were recorded by the RB.</text:a>
As it was reported, earlier Poland President Andrzej Duda stated that <text:a xlink:type="simple" xlink:href="http://www.ukrinform.ua/rubric-polytics/3728942-duda-aderna-zbroa-i-pvk-vagner-u-bilorusi-zminuut-arhitekturu-bezpeki-v-regioni.html" text:style-name="Internet_20_link" text:visited-style-name="Visited_20_Internet_20_Link">
the overturning of Belarus PVC "Wagner" changes the security architecture in the region.</text:a>
</text:p>
      <text:p text:style-name="P4">
News Source: <text:a xlink:type="simple" xlink:href="https://www.ukrinform.ua/rubric-world/3730531-polsa-dodatkovo-napravit-500-policejskih-na-kordon-z-bilorussu.html" text:style-name="Internet_20_link" text:visited-style-name="Visited_20_Internet_20_Link">
https://www.ukrinform.ua/rubric-world/3730531-polsa-dodatkovo-napravit-500-policejskih-na-kordon-z-bilorussu.html</text:a>
</text:p>
      <!--NEWS-->
      <text:h text:style-name="P10" text:outline-level="1">
<text:span text:style-name="T4">
In the Kherson region, a tractor driver exploded in the field</text:span>
</text:h>
      <text:p text:style-name="P4">
Authors: Ukrinform (Person)</text:p>
      <text:p text:style-name="P4">
Publisher: Укринформ (Organization)</text:p>
      <text:p text:style-name="P4">
Published Time: 2023-07-02T17:29:00+03:00</text:p>
      <text:p text:style-name="P4">
Modified Time: 2023-07-02T17:29:00+03:00</text:p>
      <text:p text:style-name="P4">
Description: In the post-Pokrovsky Kherson region, during the field work, a tractor driver on the invaders left by invaders. - Ukrinform.</text:p>
      <text:p text:style-name="P4">
Images: ['<text:a xlink:type="simple" xlink:href="https://static.ukrinform.com/photos/2020_04/thumb_files/630_360_1586340478-109.jpg" text:style-name="Internet_20_link" text:visited-style-name="Visited_20_Internet_20_Link">
630_360_15863...</text:a>
']</text:p>
      <text:p text:style-name="P4">
Tags: ['Херсонщина', 'Вибух', 'Війна з Росією']</text:p>
      <text:p text:style-name="P4">
Type: Article</text:p>
      <!--METADATA-->
      <text:p text:style-name="P4">
<draw:frame draw:style-name="fr1" draw:name="Image136" text:anchor-type="as-char" svg:width="6.9236in" svg:height="3.956343in" draw:z-index="0">
<draw:image xlink:href="../Images/yкринформ/2023-07-02T17-29-00-03-00/630_360_1586340478-109.jpg" xlink:type="simple" xlink:show="embed" xlink:actuate="onLoad" draw:mime-type="image/jpeg"/>
</draw:frame>
In the post-Pokrovsky Kherson region, during the field work, a tractor-left left by invaders of explosives was blown up.</text:p>
      <text:p text:style-name="P4">
About it in <text:a xlink:type="simple" xlink:href="https://t.me/khersonskaODA/7585" text:style-name="Internet_20_link" text:visited-style-name="Visited_20_Internet_20_Link">
telegram</text:a>
Kherson reported, Ukrinform reports.</text:p>
      <text:p text:style-name="P4">
"Due to the detonation of an explosive object, a 48 -year -old man has a contour, face wound, chest and hands," the statement said.</text:p>
      <text:p text:style-name="P4">
It is noted that <text:a xlink:type="simple" xlink:href="https://www.ukrinform.ua/tag-likari" text:style-name="Internet_20_link" text:visited-style-name="Visited_20_Internet_20_Link">
doctors</text:a>
The first aid was on the victim. He was awarded from hospitalization.</text:p>
      <text:p text:style-name="P4">
*!(https://www.ukrinform.ua/rubric-regions/3729623-na-harkivsini-dvoe-ludej-pidirvalisa-na-vibuhivci.html)Ova urged citizens not to visit the territories where the sappers did not work because of the mine danger. First of all, these are fields, ground roads, forest strips, reservoirs and more.</text:p>
      <text:p text:style-name="P4">
As reported by Ukrinform, the Russian army of the last day, on July 1, <text:a xlink:type="simple" xlink:href="https://www.ukrinform.ua/rubric-regions/3730379-rosiani-86-raziv-za-dobu-obstrilali-hersonsinu-patero-poranenih.html" text:style-name="Internet_20_link" text:visited-style-name="Visited_20_Internet_20_Link">
carried out86 shelling of the Kherson region</text:a>
Five people were injured.</text:p>
      <text:p text:style-name="P4">
_ Photo illustrative_</text:p>
      <text:p text:style-name="P4">
News Source: <text:a xlink:type="simple" xlink:href="https://www.ukrinform.ua/rubric-regions/3730538-na-hersonsini-u-poli-pidirvavsa-traktorist.html" text:style-name="Internet_20_link" text:visited-style-name="Visited_20_Internet_20_Link">
https://www.ukrinform.ua/rubric-regions/3730538-na-hersonsini-u-poli-pidirvavsa-traktorist.html</text:a>
</text:p>
      <!--NEWS-->
      <text:h text:style-name="P10" text:outline-level="1">
<text:span text:style-name="T4">
In the Cot D'Iwaar as a result of the destruction of the building, seven people were killed</text:span>
</text:h>
      <text:p text:style-name="P4">
Authors: Ukrinform (Person)</text:p>
      <text:p text:style-name="P4">
Publisher: Укринформ (Organization)</text:p>
      <text:p text:style-name="P4">
Published Time: 2023-07-02T17:31:00+03:00</text:p>
      <text:p text:style-name="P4">
Modified Time: 2023-07-02T17:31:00+03:00</text:p>
      <text:p text:style-name="P4">
Description: In the commercial capital of Kot-D'Ivaru, Abidzhan, a six-storey building collapsed during construction, at least seven builders were killed. - Ukrinform.</text:p>
      <text:p text:style-name="P4">
Images: ['<text:a xlink:type="simple" xlink:href="https://static.ukrinform.com/photos/2023_07/thumb_files/630_360_1688308180-278.jpg" text:style-name="Internet_20_link" text:visited-style-name="Visited_20_Internet_20_Link">
630_360_16883...</text:a>
']</text:p>
      <text:p text:style-name="P4">
Tags: ["Кот-д'Івуар", 'Будівельники']</text:p>
      <text:p text:style-name="P4">
Type: Article</text:p>
      <!--METADATA-->
      <text:p text:style-name="P4">
<draw:frame draw:style-name="fr1" draw:name="Image137" text:anchor-type="as-char" svg:width="6.9236in" svg:height="3.956343in" draw:z-index="0">
<draw:image xlink:href="../Images/yкринформ/2023-07-02T17-31-00-03-00/630_360_1688308180-278.jpg" xlink:type="simple" xlink:show="embed" xlink:actuate="onLoad" draw:mime-type="image/jpeg"/>
</draw:frame>
The cordial capital of Kot-d'Ivaru, Abidzhan city during construction, a six-storey building collapsed, at least seven builders were killed.</text:p>
      <text:p text:style-name="P4">
About it reports <text:a xlink:type="simple" xlink:href="https://www.reuters.com/world/africa/seven-killed-building-collapse-ivory-coast-2023-07-01/" text:style-name="Internet_20_link" text:visited-style-name="Visited_20_Internet_20_Link">
Reuters</text:a>
, reports Ukrinform.</text:p>
      <text:p text:style-name="P4">
The object was built in the elite area of Riviera Palmers in Abidzhan.</text:p>
      <text:p text:style-name="P4">
*!(https://www.ukrinform.ua/rubric-world/3725712-poblizu-italijskogo-uzberezza-zatonuv-coven-iz-migrantami.html)Rescue work is ongoing, the rescue workers disassemble the blockages.</text:p>
      <text:p text:style-name="P4">
At this time, the seven dead are known, and nine people have been injured.</text:p>
      <text:p text:style-name="P4">
Similar cases in construction are relatively common in Western Africa, especially in the rainy season, due to non -compliance with the safety standards of poor quality building materials.</text:p>
      <text:p text:style-name="P4">
<text:span text:style-name="T4">
 Read also: </text:span>
 <text:a xlink:type="simple" xlink:href="https://www.ukrinform.ua/rubric-world/3671906-duda-perekonue-kraini-afriki-ne-pidtrimuvati-rosiu.html" text:style-name="Internet_20_link" text:visited-style-name="Visited_20_Internet_20_Link">
Duda convinces Africa countries not to support Russia</text:a>
In 2022, the Government of Kot-D'Ivaru stated that it was intensifying efforts to strengthen the compliance of the rules of safe construction after the two-week people were killed as a result of the collapse of two buildings in Abidjan.</text:p>
      <text:p text:style-name="P4">
News Source: <text:a xlink:type="simple" xlink:href="https://www.ukrinform.ua/rubric-world/3730539-u-kotdivuari-vnaslidok-rujnuvanna-budivli-zaginuli-semero-ludej.html" text:style-name="Internet_20_link" text:visited-style-name="Visited_20_Internet_20_Link">
https://www.ukrinform.ua/rubric-world/3730539-u-kotdivuari-vnaslidok-rujnuvanna-budivli-zaginuli-semero-ludej.html</text:a>
</text:p>
      <!--NEWS-->
      <text:h text:style-name="P10" text:outline-level="1">
<text:span text:style-name="T4">
Formula-1: Ferstapppen won the Austrian Grand Prix</text:span>
</text:h>
      <text:p text:style-name="P4">
Authors: Ukrinform (Person)</text:p>
      <text:p text:style-name="P4">
Publisher: Укринформ (Organization)</text:p>
      <text:p text:style-name="P4">
Published Time: 2023-07-02T17:31:36+03:00</text:p>
      <text:p text:style-name="P4">
Modified Time: 2023-07-02T23:31:36+03:00</text:p>
      <text:p text:style-name="P4">
Description: In Sprilberg, the next formula-1 car ranging was ended in the season-2023-the Grand Prix of Austria. - Ukrinform.</text:p>
      <text:p text:style-name="P4">
Images: ['<text:a xlink:type="simple" xlink:href="https://static.ukrinform.com/photos/2023_07/thumb_files/630_360_1688329840-956.jpg" text:style-name="Internet_20_link" text:visited-style-name="Visited_20_Internet_20_Link">
630_360_16883...</text:a>
']</text:p>
      <text:p text:style-name="P4">
Tags: ['Формула-1']</text:p>
      <text:p text:style-name="P4">
Type: Article</text:p>
      <!--METADATA-->
      <text:p text:style-name="P4">
<draw:frame draw:style-name="fr1" draw:name="Image138" text:anchor-type="as-char" svg:width="6.9236in" svg:height="3.956343in" draw:z-index="0">
<draw:image xlink:href="../Images/yкринформ/2023-07-02T17-31-36-03-00/630_360_1688329840-956.jpg" xlink:type="simple" xlink:show="embed" xlink:actuate="onLoad" draw:mime-type="image/jpeg"/>
</draw:frame>
Ushpilberg has completed the next formula-1 autonomy of the season-2023-Grand Prime Ministry.</text:p>
      <text:p text:style-name="P4">
The winner was the Red Bull pilot Dutch motor vehicle Max Ferstapppen, Ukrinform reports.</text:p>
      <text:p text:style-name="P4">
The second position of Charles Leclair from Monaco "Ferrari", the third finished Mexican -grade Perez("Red Bull").</text:p>
      <text:p text:style-name="P4">
Ферстаппен залишається лідером загального заліку (229 points)by increasing the breakdown of his partner from Red Bull Sergio Perez(148).</text:p>
      <text:p text:style-name="P4">
Третім іде іспанець Фернандо Алонсо з «Астон Мартін» (131).</text:p>
      <text:p text:style-name="P4">
<text:span text:style-name="T4">
Читайте також:</text:span>
 <text:a xlink:type="simple" xlink:href="https://www.ukrinform.ua/rubric-sports/3718204-formula1-granpri-ispanii2023-ferstappen-zdobuv-peremogu.html" text:style-name="Internet_20_link" text:visited-style-name="Visited_20_Internet_20_Link">
 «Формула-1», Гран-прі Іспанії-2023: <text:span text:style-name="T4">
Ферстаппен</text:span>
 здобувперемогу </text:a>
The next stage "Formula-1"(Grand Prix of Great Britain)will be held on July 9 in Silverstone(England).</text:p>
      <text:p text:style-name="P4">
Фото: Getty Images/Global Images Ukraine.</text:p>
      <text:p text:style-name="P4">
News Source: <text:a xlink:type="simple" xlink:href="https://www.ukrinform.ua/rubric-sports/3730618-formula1-ferstappen-vigrav-granpri-avstrii.html" text:style-name="Internet_20_link" text:visited-style-name="Visited_20_Internet_20_Link">
https://www.ukrinform.ua/rubric-sports/3730618-formula1-ferstappen-vigrav-granpri-avstrii.html</text:a>
</text:p>
      <!--NEWS-->
      <text:h text:style-name="P10" text:outline-level="1">
<text:span text:style-name="T4">
The US has temporarily relocated the Pacific Air Force to Japan</text:span>
</text:h>
      <text:p text:style-name="P4">
Authors: Ukrinform (Person)</text:p>
      <text:p text:style-name="P4">
Publisher: Укринформ (Organization)</text:p>
      <text:p text:style-name="P4">
Published Time: 2023-07-02T17:47:00+03:00</text:p>
      <text:p text:style-name="P4">
Modified Time: 2023-07-02T17:47:00+03:00</text:p>
      <text:p text:style-name="P4">
Description: Kadena Japanese Air Base arrived on Friday to US fighters to participate in multinational military exercises. - Ukrinform.</text:p>
      <text:p text:style-name="P4">
Images: ['<text:a xlink:type="simple" xlink:href="https://static.ukrinform.com/photos/2023_07/thumb_files/630_360_1688307437-765.jpg" text:style-name="Internet_20_link" text:visited-style-name="Visited_20_Internet_20_Link">
630_360_16883...</text:a>
']</text:p>
      <text:p text:style-name="P4">
Tags: ['Японія', 'США', 'Військові навчання', 'Винищувач']</text:p>
      <text:p text:style-name="P4">
Type: Article</text:p>
      <!--METADATA-->
      <text:p text:style-name="P4">
<draw:frame draw:style-name="fr1" draw:name="Image139" text:anchor-type="as-char" svg:width="6.9236in" svg:height="3.956343in" draw:z-index="0">
<draw:image xlink:href="../Images/yкринформ/2023-07-02T17-47-00-03-00/630_360_1688307437-765.jpg" xlink:type="simple" xlink:show="embed" xlink:actuate="onLoad" draw:mime-type="image/jpeg"/>
</draw:frame>
Kadena Napanese Air Base arrived on Friday, US fighter jets to participate in poor multinational military exercises.</text:p>
      <text:p text:style-name="P4">
According to Ukrinform, this is reported <text:a xlink:type="simple" xlink:href="https://www.dvidshub.net/image/7889588/lightning-strikes-kadena-northern-edge" text:style-name="Internet_20_link" text:visited-style-name="Visited_20_Internet_20_Link">
on the site</text:a>
US Defense Ministry Visual Information Services.</text:p>
      <text:p text:style-name="P4">
It is noted that F-35a Lightning II fighters with 354th airborne arrived from Dyerone from the Air Force Base, Alaska, Alaska, for further participation(https://www.ukrinform.ua/tag-vijskovi-navcanna)Northern Edge 2023-2, which will be held in the Pacific Regionis 2 to 21 July 2023.</text:p>
      <text:p text:style-name="P4">
<text:span text:style-name="T4">
 Read also: </text:span>
 <text:a xlink:type="simple" xlink:href="https://www.ukrinform.ua/rubric-world/3729762-pisla-risenna-ssa-prodati-tajvanu-zbrou-kitaj-napraviv-do-ostrova-24-bojovih-litaki.html" text:style-name="Internet_20_link" text:visited-style-name="Visited_20_Internet_20_Link">
after the US decision to sell Taiwan weapons China sent a preorship 24 battle planes</text:a>
As reported by Ukrinform, [in South Korea, on June 16, an American anatomical submarine of the USS Michigan class "Ohio"] arrived(https://www.ukrinform.ua/rubric-world/3723841-u-pivdennu-koreu-pribuv-amerikanskij-atomnij-pidvodnij-coven.html), capable of carrying about 150 rockettomahawk.</text:p>
      <text:p text:style-name="P4">
Arrival for the first time in six years of Submarins of Ohio class is part of a two -sided agreement on strengthening the "regular visibility" of strategic assets on the Korean Peninsula in response to the development of a nuclear program of a northern Korea.</text:p>
      <text:p text:style-name="P4">
With the deployment of the USS Michigan Navy and South Korea, they will conduct training aimed at enhancing the opportunities for conducting special operations of Spiller's ability to withstand nuclear threats by North Korea.</text:p>
      <text:p text:style-name="P4">
<text:span text:style-name="T5">
Opto from open sources</text:span>
</text:p>
      <text:p text:style-name="P4">
News Source: <text:a xlink:type="simple" xlink:href="https://www.ukrinform.ua/rubric-world/3730533-ssa-timcasovo-peredislokuvali-litaki-tihookeanskih-vps-v-aponiu.html" text:style-name="Internet_20_link" text:visited-style-name="Visited_20_Internet_20_Link">
https://www.ukrinform.ua/rubric-world/3730533-ssa-timcasovo-peredislokuvali-litaki-tihookeanskih-vps-v-aponiu.html</text:a>
</text:p>
      <!--NEWS-->
      <text:h text:style-name="P10" text:outline-level="1">
<text:span text:style-name="T4">
Ambassador of the Ukrainian national team Zamyatin: Kickboxing is worthy to be represented at the Olympic Games</text:span>
</text:h>
      <text:p text:style-name="P4">
Authors: Ukrinform (Person)</text:p>
      <text:p text:style-name="P4">
Publisher: Укринформ (Organization)</text:p>
      <text:p text:style-name="P4">
Published Time: 2023-07-02T17:49:00+03:00</text:p>
      <text:p text:style-name="P4">
Modified Time: 2023-07-02T17:49:00+03:00</text:p>
      <text:p text:style-name="P4">
Description: The ambassador of the national team of Ukraine at European Games, Kickboxer Pavel Zamyatin believes that kickboxing should be included in the Olympic Games program. - Ukrinform.</text:p>
      <text:p text:style-name="P4">
Images: ['<text:a xlink:type="simple" xlink:href="https://static.ukrinform.com/photos/2023_07/thumb_files/630_360_1688309270-217.jpg" text:style-name="Internet_20_link" text:visited-style-name="Visited_20_Internet_20_Link">
630_360_16883...</text:a>
']</text:p>
      <text:p text:style-name="P4">
Tags: ['Кікбоксинг', 'Європейські ігри']</text:p>
      <text:p text:style-name="P4">
Type: Article</text:p>
      <!--METADATA-->
      <text:p text:style-name="P4">
<draw:frame draw:style-name="fr1" draw:name="Image140" text:anchor-type="as-char" svg:width="6.9236in" svg:height="3.956343in" draw:z-index="0">
<draw:image xlink:href="../Images/yкринформ/2023-07-02T17-49-00-03-00/630_360_1688309270-217.jpg" xlink:type="simple" xlink:show="embed" xlink:actuate="onLoad" draw:mime-type="image/jpeg"/>
</draw:frame>
Ambassador -bond Ukraine at European Games, Kickboxer Pavel Zamyatin believes that quickexing should be included in the Olympic Games Program.</text:p>
      <text:p text:style-name="P4">
He told about it in a comment to Ukrinform correspondent.</text:p>
      <text:p text:style-name="P4">
“Kickboxing is worthy to be represented at the Olympic Games, worthy of the butyard of the Olympic program. That is why I am glad that I was chosen by me, the representative of the aquicboxing, who was chosen by the ambassador of the national team of Ukraine at European Games, ”he said.</text:p>
      <text:p text:style-name="P4">
Paul believes that defeat is part of the sport, so he was ready for it.</text:p>
      <text:p text:style-name="P4">
“It's a sport. So, so it should have been. Being an athlete means to fall into a pidian. In our sport, you should always show endurance. We will not give up like our Armed Forces. Fortunately, athletes are for example, ”the kickboxer explained.</text:p>
      <text:p text:style-name="P4">
Zamyatin also noted that it is difficult to get up to the competition through the Russian -scale invasion, but athletes are trying to abstract from this during the European Games.</text:p>
      <text:p text:style-name="P4">
“We are preparing in Kiev on the basis of the club. We had a meeting, which we organized the Federation. I am very grateful to all coaches for support and assistance. It is difficult to prepare through the Russian invasion. When I came to Poland, I go to the corridor in the phone announce the beginning of air anxiety, then everyone else begins to see. It is necessary to explain that there is a threat of a Russian robot stroke in Ukraine now. For loved ones you start thinking immediately. We try to immediately sign up and return mentally to the competition, ”Zamyatin said.</text:p>
      <text:p text:style-name="P4">
<text:span text:style-name="T4">
 Read also: </text:span>
 [Ilya Shevlyak, President of the Sports Committee of Ukraine]](https://www.ukrinform.ua/rubric-sports/3726665-illa-sevlak-prezident-sportivnogo-komitetu-ukraini.html)As reported, the Ukrainian national team won 20 gold, 12 silver and 8 bronze medals at European Games in Krakow. Today, July 2, the competition closing ceremony will take place.</text:p>
      <text:p text:style-name="P4">
Photo: Getty Images</text:p>
      <text:p text:style-name="P4">
News Source: <text:a xlink:type="simple" xlink:href="https://www.ukrinform.ua/rubric-sports/3730541-ambasador-zbirnoi-ukraini-zamatin-kikboksing-gidnij-buti-predstavlenim-na-olimpijskih-igrah.html" text:style-name="Internet_20_link" text:visited-style-name="Visited_20_Internet_20_Link">
https://www.ukrinform.ua/rubric-sports/3730541-ambasador-zbirnoi-ukraini-zamatin-kikboksing-gidnij-buti-predstavlenim-na-olimpijskih-igrah.html</text:a>
</text:p>
      <!--NEWS-->
      <text:h text:style-name="P10" text:outline-level="1">
<text:span text:style-name="T4">
Sweden Prime Minister will meet with Biden - will discuss NATO and war in Ukraine</text:span>
</text:h>
      <text:p text:style-name="P4">
Authors: Ukrinform (Person)</text:p>
      <text:p text:style-name="P4">
Publisher: Укринформ (Organization)</text:p>
      <text:p text:style-name="P4">
Published Time: 2023-07-02T17:58:00+03:00</text:p>
      <text:p text:style-name="P4">
Modified Time: 2023-07-02T17:58:00+03:00</text:p>
      <text:p text:style-name="P4">
Description: On July 5, Sweden Prime Minister of Sweden will be in the United States on July 5, which will negotiate with President Joe Biden on Sweden's accession to NATO and war in Ukraine. - Ukrinform.</text:p>
      <text:p text:style-name="P4">
Images: ['<text:a xlink:type="simple" xlink:href="https://static.ukrinform.com/photos/2022_10/thumb_files/630_360_1666005182-965.jpg" text:style-name="Internet_20_link" text:visited-style-name="Visited_20_Internet_20_Link">
630_360_16660...</text:a>
']</text:p>
      <text:p text:style-name="P4">
Tags: ['Байден', 'НАТО', 'США', 'Швеція', 'Україна']</text:p>
      <text:p text:style-name="P4">
Type: Article</text:p>
      <!--METADATA-->
      <text:p text:style-name="P4">
<draw:frame draw:style-name="fr1" draw:name="Image141" text:anchor-type="as-char" svg:width="6.9236in" svg:height="3.956343in" draw:z-index="0">
<draw:image xlink:href="../Images/yкринформ/2023-07-02T17-58-00-03-00/630_360_1666005182-965.jpg" xlink:type="simple" xlink:show="embed" xlink:actuate="onLoad" draw:mime-type="image/jpeg"/>
</draw:frame>
On July 5, Sweden Prime Minister of Sweden will visit the United States on July 5, and will negotiate with President Joe Biden on Sweden President on Nattoo War in Ukraine.</text:p>
      <text:p text:style-name="P4">
About it reports <text:a xlink:type="simple" xlink:href="https://www.dw.com/en/swedish-pm-to-meet-biden-to-discuss-nato-ukraine/a-66091836" text:style-name="Internet_20_link" text:visited-style-name="Visited_20_Internet_20_Link">
Deutsche Welle</text:a>
, reports Ukrinform.</text:p>
      <text:p text:style-name="P4">
The White House notes that at the meeting leaders "will consider the intensification of security in the field of security and confirm the opinion that Sweden should join <text:a xlink:type="simple" xlink:href="https://www.ukrinform.ua/tag-nato" text:style-name="Internet_20_link" text:visited-style-name="Visited_20_Internet_20_Link">
NATO</text:a>
as soon as possible. "</text:p>
      <text:p text:style-name="P4">
They will also talk about transatlantic coordination on China, Changes and the development of new technologies.</text:p>
      <text:p text:style-name="P4">
Cristorson noted that the key aspect of the meeting will be the issue of NATO's entry.</text:p>
      <text:p text:style-name="P4">
<text:span text:style-name="T4">
 Read also: </text:span>
 <text:a xlink:type="simple" xlink:href="https://www.ukrinform.ua/rubric-polytics/3730426-koli-ukraina-stane-clenom-nato-rosia-bilse-nikoli-ne-navazitsa-napasti-dmitro-kuleba.html" text:style-name="Internet_20_link" text:visited-style-name="Visited_20_Internet_20_Link">
when Ukraine becomes a member <text:span text:style-name="T4">
 NATO </text:span>
, Russia will ever dared to attack - Dmytro Kuleba</text:a>
It was reported that Sweden and Finland abandoned the neutral policy during Russia's invasion of Ukraine in February 2022 and applied to NATO.</text:p>
      <text:p text:style-name="P4">
Sweden's entry into the Alliance is blocked by Turkey and Hungary.</text:p>
      <text:p text:style-name="P4">
[NATO Summit will take place in Vilnius on July 11-12(https://www.ukrinform.ua/rubric-polytics/3719764-nato-mae-nadati-ukraini-garantii-bezpeki-sob-istoria-z-vijnou-ne-povtorilasa-stoltenberg.html).</text:p>
      <text:p text:style-name="P4">
_ Фото: Jonas Ekströmer/TT _</text:p>
      <text:p text:style-name="P4">
News Source: <text:a xlink:type="simple" xlink:href="https://www.ukrinform.ua/rubric-world/3730543-premer-svecii-zustrinetsa-z-bajdenom-obgovorat-vstup-do-nato-j-vijnu-v-ukraini.html" text:style-name="Internet_20_link" text:visited-style-name="Visited_20_Internet_20_Link">
https://www.ukrinform.ua/rubric-world/3730543-premer-svecii-zustrinetsa-z-bajdenom-obgovorat-vstup-do-nato-j-vijnu-v-ukraini.html</text:a>
</text:p>
      <!--NEWS-->
      <text:h text:style-name="P10" text:outline-level="1">
<text:span text:style-name="T4">
Russia has reduced the number of rocket carriers in the Black Sea to two, volley - 16 "calibers"</text:span>
</text:h>
      <text:p text:style-name="P4">
Authors: Ukrinform (Person)</text:p>
      <text:p text:style-name="P4">
Publisher: Укринформ (Organization)</text:p>
      <text:p text:style-name="P4">
Published Time: 2023-07-02T18:08:00+03:00</text:p>
      <text:p text:style-name="P4">
Modified Time: 2023-07-02T18:08:00+03:00</text:p>
      <text:p text:style-name="P4">
Description: In the Black Sea, as of 17:00 Sunday, July 2, there are two Russian rocket launchers with 16 "calibers". - Ukrinform.</text:p>
      <text:p text:style-name="P4">
Images: ['<text:a xlink:type="simple" xlink:href="https://static.ukrinform.com/photos/2017_01/thumb_files/630_360_1483511006-6498.jpg" text:style-name="Internet_20_link" text:visited-style-name="Visited_20_Internet_20_Link">
630_360_14835...</text:a>
']</text:p>
      <text:p text:style-name="P4">
Tags: ['Ракета', ' Чорне море', 'Корабель', 'Війна з Росією']</text:p>
      <text:p text:style-name="P4">
Type: Article</text:p>
      <!--METADATA-->
      <text:p text:style-name="P4">
<draw:frame draw:style-name="fr1" draw:name="Image142" text:anchor-type="as-char" svg:width="6.9236in" svg:height="3.956343in" draw:z-index="0">
<draw:image xlink:href="../Images/yкринформ/2023-07-02T18-08-00-03-00/630_360_1483511006-6498.jpg" xlink:type="simple" xlink:show="embed" xlink:actuate="onLoad" draw:mime-type="image/jpeg"/>
</draw:frame>
As of 5:00 pm Sunday, July 2, two Russian rocket launchers with 16 "calibers" remained.</text:p>
      <text:p text:style-name="P4">
According to Ukrinform, the Operational Command “South” reports on <text:a xlink:type="simple" xlink:href="https://www.facebook.com/OperationalCommandSouth/posts/pfbid0dUUA6pS94QTf3TYRErF62Pmp6REp2Kf1XL4oRcovqpeTjoev1dNFnMRgvDexVaCbl" text:style-name="Internet_20_link" text:visited-style-name="Visited_20_Internet_20_Link">
Facebook.</text:a>
“In the Black Sea, the enemy conducts rotation and maneuvers with rocket launchers. Currently, as of 5:00 pm, there are two surface rocket launchers on the battle duty, the total volley - up to 16 "calibers" - the message reads.</text:p>
      <text:p text:style-name="P4">
In the OK South, it is warned that the level of rocket danger is very high.</text:p>
      <text:p text:style-name="P4">
<text:span text:style-name="T4">
 Read also: </text:span>
 <text:a xlink:type="simple" xlink:href="https://www.ukrinform.ua/rubric-ato/3730081-ignat-vvazae-so-vorog-nakopicue-raketi-dla-akihos-pidstupnisih-namiriv.html" text:style-name="Internet_20_link" text:visited-style-name="Visited_20_Internet_20_Link">
Ignatus believes that the enemy accumulates rockets for "some more insidious intentions"</text:a>
As reported by Ukrinform, nine Russian ships were in the Black Sea on July 11.(https://www.ukrinform.ua/rubric-ato/3730435-u-cornomu-mori-rosia-trimae-cotiri-nosii-kalibriv-zalp-do-24-raket.html)</text:p>
      <text:p text:style-name="P4">
News Source: <text:a xlink:type="simple" xlink:href="https://www.ukrinform.ua/rubric-ato/3730545-rosia-zmensila-kilkist-raketonosiiv-u-cornomu-mori-do-dvoh-zalp-16-kalibriv.html" text:style-name="Internet_20_link" text:visited-style-name="Visited_20_Internet_20_Link">
https://www.ukrinform.ua/rubric-ato/3730545-rosia-zmensila-kilkist-raketonosiiv-u-cornomu-mori-do-dvoh-zalp-16-kalibriv.html</text:a>
</text:p>
      <!--NEWS-->
      <text:h text:style-name="P10" text:outline-level="1">
<text:span text:style-name="T4">
Biden will visit Britain on the eve of NATO Summit in Vilnius</text:span>
</text:h>
      <text:p text:style-name="P4">
Authors: Ukrinform (Person)</text:p>
      <text:p text:style-name="P4">
Publisher: Укринформ (Organization)</text:p>
      <text:p text:style-name="P4">
Published Time: 2023-07-02T18:25:00+03:00</text:p>
      <text:p text:style-name="P4">
Modified Time: 2023-07-02T18:25:00+03:00</text:p>
      <text:p text:style-name="P4">
Description: US President Joe Biden will visit the United Kingdom, Lithuania and Finland on July 9-13.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Британія', 'Литва', 'НАТО', 'Чарльз ІІІ']</text:p>
      <text:p text:style-name="P4">
Type: Article</text:p>
      <!--METADATA-->
      <text:p text:style-name="P4">
<draw:frame draw:style-name="fr1" draw:name="Image143" text:anchor-type="as-char" svg:width="6.9236in" svg:height="3.956343in" draw:z-index="0">
<draw:image xlink:href="../Images/yкринформ/2023-07-02T18-25-00-03-00/630_360_1684671641-107.jpeg" xlink:type="simple" xlink:show="embed" xlink:actuate="onLoad" draw:mime-type="image/jpeg"/>
</draw:frame>
Presidential Joe Biden will visit the United Kingdom, Lithuania and Finland on July 9-13.</text:p>
      <text:p text:style-name="P4">
According to Ukrinform, writes this <text:a xlink:type="simple" xlink:href="https://www.bloomberg.com/news/articles/2023-07-02/biden-will-travel-to-uk-lithuania-and-finland-july-9-13" text:style-name="Internet_20_link" text:visited-style-name="Visited_20_Internet_20_Link">
Bloomberg.</text:a>
During the first stop in his tour <text:a xlink:type="simple" xlink:href="https://www.ukrinform.ua/tag-bajden" text:style-name="Internet_20_link" text:visited-style-name="Visited_20_Internet_20_Link">
Biden</text:a>
London will visit to meet King Charles III and Prime Minister of Britain, Rice Sunak, in order to "strengthen the close relationship" between the two countries, the White House Prescribe, Karin Jean-Pierre.</text:p>
      <text:p text:style-name="P4">
<text:span text:style-name="T4">
 Read also: </text:span>
 <text:a xlink:type="simple" xlink:href="https://www.ukrinform.ua/rubric-polytics/3730260-bajden-obgovorit-z-premerom-svecii-pidtrimku-ukraini.html" text:style-name="Internet_20_link" text:visited-style-name="Visited_20_Internet_20_Link">
Biden will discuss Sweden Prime Minister Ukraine</text:a>
Then Biden will go to Vilnius to participate in the NATO Summit of 11-12, and, finally, the President will visit Helsinki, arriving at the US and Northern Samitlisters, the White House reported.</text:p>
      <text:p text:style-name="P4">
It was reported that on July 11-12 in Vilnius <text:a xlink:type="simple" xlink:href="https://www.ukrinform.ua/rubric-polytics/3719764-nato-mae-nadati-ukraini-garantii-bezpeki-sob-istoria-z-vijnou-ne-povtorilasa-stoltenberg.html" text:style-name="Internet_20_link" text:visited-style-name="Visited_20_Internet_20_Link">
NATO summit will take place.</text:a>
<text:span text:style-name="T5">
Foto: op</text:span>
</text:p>
      <text:p text:style-name="P4">
News Source: <text:a xlink:type="simple" xlink:href="https://www.ukrinform.ua/rubric-world/3730549-bajden-vidvidae-britaniu-naperedodni-samitu-nato-u-vilnusi.html" text:style-name="Internet_20_link" text:visited-style-name="Visited_20_Internet_20_Link">
https://www.ukrinform.ua/rubric-world/3730549-bajden-vidvidae-britaniu-naperedodni-samitu-nato-u-vilnusi.html</text:a>
</text:p>
      <!--NEWS-->
      <text:h text:style-name="P10" text:outline-level="1">
<text:span text:style-name="T4">
50 volunteers from different regions of Ukraine work in Kherson region</text:span>
</text:h>
      <text:p text:style-name="P4">
Authors: Ukrinform (Person)</text:p>
      <text:p text:style-name="P4">
Publisher: Укринформ (Organization)</text:p>
      <text:p text:style-name="P4">
Published Time: 2023-07-02T18:33:00+03:00</text:p>
      <text:p text:style-name="P4">
Modified Time: 2023-07-02T18:33:00+03:00</text:p>
      <text:p text:style-name="P4">
Description: Doctors from Kherson region are assisted by 50 colleagues from different parts of Ukraine. - Ukrinform.</text:p>
      <text:p text:style-name="P4">
Images: ['<text:a xlink:type="simple" xlink:href="https://static.ukrinform.com/photos/2023_07/thumb_files/630_360_1688311956-935.jpg" text:style-name="Internet_20_link" text:visited-style-name="Visited_20_Internet_20_Link">
630_360_16883...</text:a>
']</text:p>
      <text:p text:style-name="P4">
Tags: ['Херсонщина', 'Лікарня', 'Лікарі']</text:p>
      <text:p text:style-name="P4">
Type: Article</text:p>
      <!--METADATA-->
      <text:p text:style-name="P4">
<draw:frame draw:style-name="fr1" draw:name="Image144" text:anchor-type="as-char" svg:width="6.9236in" svg:height="3.956343in" draw:z-index="0">
<draw:image xlink:href="../Images/yкринформ/2023-07-02T18-33-00-03-00/630_360_1688311956-935.jpg" xlink:type="simple" xlink:show="embed" xlink:actuate="onLoad" draw:mime-type="image/jpeg"/>
</draw:frame>
50 colleagues from different parts of Ukraine assist the doctors of the Zherson region.</text:p>
      <text:p text:style-name="P4">
About it in <text:a xlink:type="simple" xlink:href="https://t.me/khersonskaODA/7586" text:style-name="Internet_20_link" text:visited-style-name="Visited_20_Internet_20_Link">
telegram</text:a>
Kherson reported, Ukrinform reports.</text:p>
      <text:p text:style-name="P4">
"With the support of the Ministry of Health in our region, about50 doctors from Poltava, Volyn, Ternopil, Kiev, Odessa and Chernivtsi. These are specialists of different profiles that help to save the lives and health of the region, in the area of hostilities," - the message reads.</text:p>
      <text:p text:style-name="P4">
<text:span text:style-name="T4">
 Read also: </text:span>
 <text:a xlink:type="simple" xlink:href="https://www.ukrinform.ua/rubric-regions/3730495-z-deokupovanoi-hersonsini-evakuuvali-se-236-ludej-z-nih-30-ditej.html" text:style-name="Internet_20_link" text:visited-style-name="Visited_20_Internet_20_Link">
from the deoocular <text:span text:style-name="T4">
 Kherson region </text:span>
 and evacuated another 236 people, from 30 children</text:a>
In particular, nurses, paramedics, pediatricians, psychiatrists, narcologists, oncologists, anesthesiologists, radiologists, surgeons, phthisiologists, neurologists and ophthalmologists have arrived and assisted people.</text:p>
      <text:p text:style-name="P4">
As reported by Ukrinform, on the initiative of the Ministry of Health, in the victims of the subjukakhov hydroelectric power plant in the regions [in the near future, there will(https://www.ukrinform.ua/rubric-regions/3725483-pidriv-kahovskoi-ges-u-moz-rozpovili-pro-medikivdobrovolciv-u-postrazdalih-oblastah.html). Among them are 80 doctors and 39 nurses. All -day all days will strengthen the medical front of the victims from the flourish and Mykolaiv regions. Doctors will work from 2 weeks to 30 days.</text:p>
      <text:p text:style-name="P4">
The Ministry of Health calls for volunteers to join the strengthening of colleagues of Ucherson, Mykolaiv and Zaporizhzhya regions. Thanks to the support of office in Ukraine, volunteers will, in addition to wages, will receive the compensation for additional costs associated with a business trip.</text:p>
      <text:p text:style-name="P4">
News Source: <text:a xlink:type="simple" xlink:href="https://www.ukrinform.ua/rubric-regions/3730551-na-hersonsini-pracuut-50-medikivdobrovolciv-z-riznih-regioniv-ukraini.html" text:style-name="Internet_20_link" text:visited-style-name="Visited_20_Internet_20_Link">
https://www.ukrinform.ua/rubric-regions/3730551-na-hersonsini-pracuut-50-medikivdobrovolciv-z-riznih-regioniv-ukraini.html</text:a>
</text:p>
      <!--NEWS-->
      <text:h text:style-name="P10" text:outline-level="1">
<text:span text:style-name="T4">
The ESA showed a new Ariane 6 rocket on the starting ground</text:span>
</text:h>
      <text:p text:style-name="P4">
Authors: Ukrinform (Person)</text:p>
      <text:p text:style-name="P4">
Publisher: Укринформ (Organization)</text:p>
      <text:p text:style-name="P4">
Published Time: 2023-07-02T18:36:00+03:00</text:p>
      <text:p text:style-name="P4">
Modified Time: 2023-07-02T18:36:00+03:00</text:p>
      <text:p text:style-name="P4">
Description: The European Space Agency (ESA) has shared the new photos of the Arriene 6 rocket on the starting ground before the engine tests that should take place this month. - Ukrinform.</text:p>
      <text:p text:style-name="P4">
Images: ['<text:a xlink:type="simple" xlink:href="https://static.ukrinform.com/photos/2023_07/thumb_files/630_360_1688310837-689.jpg" text:style-name="Internet_20_link" text:visited-style-name="Visited_20_Internet_20_Link">
630_360_16883...</text:a>
']</text:p>
      <text:p text:style-name="P4">
Tags: ['Космос', 'Ракета', 'ESA', 'Ariane 6']</text:p>
      <text:p text:style-name="P4">
Type: Article</text:p>
      <!--METADATA-->
      <text:p text:style-name="P4">
<draw:frame draw:style-name="fr1" draw:name="Image145" text:anchor-type="as-char" svg:width="6.9236in" svg:height="3.956343in" draw:z-index="0">
<draw:image xlink:href="../Images/yкринформ/2023-07-02T18-36-00-03-00/630_360_1688310837-689.jpg" xlink:type="simple" xlink:show="embed" xlink:actuate="onLoad" draw:mime-type="image/jpeg"/>
</draw:frame>
European Space Agency(ESA)She shared the new photos of the Rapecketiane 6 on the starting ground before the engines testing, which should be made this month.</text:p>
      <text:p text:style-name="P4">
As Ukrinform reports, it reports <text:a xlink:type="simple" xlink:href="https://www.space.com/europe-ariane-6-on-launch-pad" text:style-name="Internet_20_link" text:visited-style-name="Visited_20_Internet_20_Link">
Space.com</text:a>
.</text:p>
      <text:p text:style-name="P4">
The new photo, published on June 23, depicts the heavy array 6esa rocket on the starting platform of the European spaceport in French Guiana.</text:p>
      <text:p text:style-name="P4">
This rocket has been developed since the early 2010s and is intended to replace the Ariane 5 rocket, providing access to space with less financial costs.</text:p>
      <text:p text:style-name="P4">
Currently, the Ariene 6 rocket prototype is being prepared for a series of engine testing of motors removing a mobile structure that protects the rocket while it is standing with a vagina.</text:p>
      <text:p text:style-name="P4">
<text:span text:style-name="T4">
 Read also: </text:span>
 <text:a xlink:type="simple" xlink:href="https://www.ukrinform.ua/rubric-technology/3717493-zond-esa-pokazav-novu-svitlinu-marsa.html" text:style-name="Internet_20_link" text:visited-style-name="Visited_20_Internet_20_Link">
probe <text:span text:style-name="T4">
 ESA </text:span>
 showed a new Mars photo</text:a>
The Ariene 6 prototype, depicted in the latest ESA photos, is used purely to check the assembly procedures, electrical and fuel connections of tatlemetry.</text:p>
      <text:p text:style-name="P4">
The Arriene 6 rocket is built by Arianegroup to order ESA. The active and upper rockets were sent to the French Guiana Horizontally. Then the rocket was moved to the starting ground, the detransport was raised vertically, before the connection of solid fuel rags and useful cargo. It is noted that this is the first time when <text:a xlink:type="simple" xlink:href="https://www.ukrinform.ua/tag-raketa" text:style-name="Internet_20_link" text:visited-style-name="Visited_20_Internet_20_Link">
rocket</text:a>
Arriene was assembled agarized, which, according to officials, shortens the time and cost of releasing.</text:p>
      <text:p text:style-name="P4">
The debut launch of the Ariane 6 rocket was initially scheduled for 2020, but it was postponed several times. It is now planned to start the second quarter of 2024.</text:p>
      <text:p text:style-name="P4">
As reported by Ukrinform, in France as part of the development of the latest rocket technologies passed <text:a xlink:type="simple" xlink:href="https://www.ukrinform.ua/rubric-technology/3728552-francia-provela-perse-viprobuvanna-giperzvukovogo-glajdera.html" text:style-name="Internet_20_link" text:visited-style-name="Visited_20_Internet_20_Link">
the first test</text:a>
The prototype of hypersonic glander Vmax.</text:p>
      <text:p text:style-name="P4">
Photo: ESA</text:p>
      <text:p text:style-name="P4">
News Source: <text:a xlink:type="simple" xlink:href="https://www.ukrinform.ua/rubric-technology/3730550-u-esa-pokazali-novu-raketu-ariane-6-na-startovomu-majdanciku.html" text:style-name="Internet_20_link" text:visited-style-name="Visited_20_Internet_20_Link">
https://www.ukrinform.ua/rubric-technology/3730550-u-esa-pokazali-novu-raketu-ariane-6-na-startovomu-majdanciku.html</text:a>
</text:p>
      <!--NEWS-->
      <text:h text:style-name="P10" text:outline-level="1">
<text:span text:style-name="T4">
In Ukraine tomorrow - short -term rains, in the afternoon to +30 °</text:span>
</text:h>
      <text:p text:style-name="P4">
Authors: Ukrinform (Person)</text:p>
      <text:p text:style-name="P4">
Publisher: Укринформ (Organization)</text:p>
      <text:p text:style-name="P4">
Published Time: 2023-07-02T18:43:00+03:00</text:p>
      <text:p text:style-name="P4">
Modified Time: 2023-07-02T23:43:00+03:00</text:p>
      <text:p text:style-name="P4">
Description: In Ukraine, on Monday, short-term rains, thunderstorms, temperature at night 14-19 ° are expected, 25-30 ° in the afternoon. - Ukrinform.</text:p>
      <text:p text:style-name="P4">
Images: ['<text:a xlink:type="simple" xlink:href="https://static.ukrinform.com/photos/2019_05/thumb_files/630_360_1559033385-189.jpg" text:style-name="Internet_20_link" text:visited-style-name="Visited_20_Internet_20_Link">
630_360_15590...</text:a>
']</text:p>
      <text:p text:style-name="P4">
Tags: ['Дощ', 'Гроза', 'Погода', 'Прогноз', 'Літо']</text:p>
      <text:p text:style-name="P4">
Type: Article</text:p>
      <!--METADATA-->
      <text:p text:style-name="P4">
<draw:frame draw:style-name="fr1" draw:name="Image148" text:anchor-type="as-char" svg:width="6.9236in" svg:height="3.956343in" draw:z-index="0">
<draw:image xlink:href="../Images/yкринформ/2023-07-02T18-43-00-03-00/630_360_1559033385-189.jpg" xlink:type="simple" xlink:show="embed" xlink:actuate="onLoad" draw:mime-type="image/jpeg"/>
</draw:frame>
In Ukraine, short-term rains, thunderstorms, at night14-19 ° are expected on Monday, 25-30 ° in the afternoon.</text:p>
      <text:p text:style-name="P4">
Ukrinform was reported at the Ukrainian Hydrometeorological Center.</text:p>
      <text:p text:style-name="P4">
"In Ukraine, except the southeastern and northwestern regions, short-lived, thunderstorms. The wind of the northwestern(in the south and east of the Southwestern Country), 5-10 m/s. The temperature at night is 14-19 °, in the afternoon 25-30 °; Vacarpathians at night 9-14 °, in the afternoon 18-23 ° ",-the message reads.</text:p>
      <text:p text:style-name="P4">
In Kyiv and the region, on July 3, short -term rain, in place. Wind northwest, 5-10 m/s. In the capital, the temperature at night is 17-19 °, in the afternoon 26-28 °, in the Kiev region at night 14-19 °, in the afternoon 25-30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e </text:span>
 Ologs</text:a>
Forecasters are not predicted on July 4 at night, in the afternoon, in the eastern, western and central regions, on July 5, in the western, day and northern and centrally, short -term rains with thunderstorms will be held in places; in the rest of the territory of the unusual. Wind of variable directions, 3-8 m/s.</text:p>
      <text:p text:style-name="P4">
Temperature at night 15-20 °, in the daytime 25-30 °; In the south of the country at night 19-24 °, in the afternoon on July 4, 28-33 °, July 5 31-36 °.</text:p>
      <text:p text:style-name="P4">
In Kiev ](https://www.ukrinform.ua/tag-kiiv)and areas without precipitation, only on July 5, short -term rain, thunderstorm. The wind of variables, 3-8 m/s. In the capital, the temperature at night is 18-20 °, in the afternoon 28-30 °, Nakivshchyna at night 15-20 °, in the afternoon 25-30 °.</text:p>
      <text:p text:style-name="P4">
<text:span text:style-name="T4">
 Read also: </text:span>
 <text:a xlink:type="simple" xlink:href="https://www.ukrinform.ua/rubric-world/3729643-cerez-speku-u-meksici-zaginuli-sonajmense-100-ludej.html" text:style-name="Internet_20_link" text:visited-style-name="Visited_20_Internet_20_Link">
<text:span text:style-name="T4">
 through </text:span>
 <text:span text:style-name="T4">
 </text:span>
 heat <text:span text:style-name="T4">
 U </text:span>
 Mexico <text:span text:style-name="T4">
 </text:span>
 <text:span text:style-name="T4">
 killed </text:span>
<text:span text:style-name="T4">
 at least </text:span>
 <text:span text:style-name="T4">
 </text:span>
 100 <text:span text:style-name="T4">
 </text:span>
 people <text:span text:style-name="T4">
 </text:span>
</text:a>
According to the forecast, on July 6-7 in Ukraine, except the southeastern part, short-term rains and thunderstorms are expected. Temperature in the south of the country is 20-26 °, in the afternoon 31-37 °; in the rest of the territory at night 16-22 °, in the afternoon 28-34 °(7th in the western regions 22-28 °, in Zhytomyr, Kyiv, Vinnytsia region 25-31 °).</text:p>
      <text:p text:style-name="P4">
У столичному регіоні 6 липня місцями, 7 липня повсюди пройде короткочасний дощта гроза. У Києві температура вночі 19-21°; вдень 6 липня 31-33°, 7 липня28-30°; по області вночі 16-21°, вдень 6 липня 28-33°, 7 липня 25-30°.</text:p>
      <text:p text:style-name="P4">
News Source: <text:a xlink:type="simple" xlink:href="https://www.ukrinform.ua/rubric-regions/3730490-v-ukraini-zavtra-korotkocasni-dosi-vden-do-30.html" text:style-name="Internet_20_link" text:visited-style-name="Visited_20_Internet_20_Link">
https://www.ukrinform.ua/rubric-regions/3730490-v-ukraini-zavtra-korotkocasni-dosi-vden-do-30.html</text:a>
</text:p>
      <!--NEWS-->
      <text:h text:style-name="P10" text:outline-level="1">
<text:span text:style-name="T4">
Part of Rosatom's workers and collaborators left the ZEP - mayor of Energodar</text:span>
</text:h>
      <text:p text:style-name="P4">
Authors: Ukrinform (Person)</text:p>
      <text:p text:style-name="P4">
Publisher: Укринформ (Organization)</text:p>
      <text:p text:style-name="P4">
Published Time: 2023-07-02T18:51:00+03:00</text:p>
      <text:p text:style-name="P4">
Modified Time: 2023-07-02T18:51:00+03:00</text:p>
      <text:p text:style-name="P4">
Description: A number of Rosatom employees, brought to the Zaporizhzhya NPP from Russia, went from Energodar, as well as part of the collaborators - employees of the ZPP, who concluded contracts with the Russians. - Ukrinform.</text:p>
      <text:p text:style-name="P4">
Images: ['<text:a xlink:type="simple" xlink:href="https://static.ukrinform.com/photos/2022_08/thumb_files/630_360_1661542844-154.jpeg" text:style-name="Internet_20_link" text:visited-style-name="Visited_20_Internet_20_Link">
630_360_16615...</text:a>
']</text:p>
      <text:p text:style-name="P4">
Tags: ['Колаборант', 'Росатом', 'Запорізька АЕС', 'Війна з Росією', 'Енергодар']</text:p>
      <text:p text:style-name="P4">
Type: Article</text:p>
      <!--METADATA-->
      <text:p text:style-name="P4">
<draw:frame draw:style-name="fr1" draw:name="Image149" text:anchor-type="as-char" svg:width="6.9236in" svg:height="3.956343in" draw:z-index="0">
<draw:image xlink:href="../Images/yкринформ/2023-07-02T18-51-00-03-00/630_360_1661542844-154.jpeg" xlink:type="simple" xlink:show="embed" xlink:actuate="onLoad" draw:mime-type="image/jpeg"/>
</draw:frame>
A number of workers of Rosatomi, brought to the Zaporizhzhya NPP from Russia, went Zenergodar, as well as part of the collaborators - employees of the ZPP, who have concluded contracts of the Russians.</text:p>
      <text:p text:style-name="P4">
This was reported in a comment <text:a xlink:type="simple" xlink:href="https://ukr.radio/news.html" text:style-name="Internet_20_link" text:visited-style-name="Visited_20_Internet_20_Link">
Ukrainian radio</text:a>
Mayor of Energodar Dmitroorlov, reports Ukrinform.</text:p>
      <text:p text:style-name="P4">
"Regarding the workers of the nuclear power station, there is information that the part of the co -laboratory assets who have concluded contracts with Rosatom and occupied the leading positions of the UFEi Company from" Rosatom ", left the city ... also part of Rosatoma staff, imported from Russian atomic stations - few of them, up to 100fham - left the city at the end of the previous week, "Orlov said.</text:p>
      <text:p text:style-name="P4">
According to him, the explosives were brought to the invaders almost a year ago: the perimeter of the station, the entire coast of the Kakhovka reservoir was founded.</text:p>
      <text:p text:style-name="P4">
"And since the beginning of this year, the Russians began to be chaotic, perhaps preparing for the counter -offensive of the Armed Forces, the territory around the perimeter of the city, pole -by -law. And what they did with the Kakhovka hydroelectric power station, had a significant impact on the mood of those specialists who still remain in City energy. They understand that the enemy will be capable of any step, and the disposal of trucks with explosives indicates that the occupiers are preparing to produce any scenarios. In fact, the Russians use the nuclear station as an international influence for blackmail not only Ukraine but the world but the world ", -the mayor.</text:p>
      <text:p text:style-name="P4">
At the same time, according to him, Energodar does not provide shelter in the case of an explosion of the ZPP.</text:p>
      <text:p text:style-name="P4">
<text:span text:style-name="T4">
 Read also: </text:span>
 [in the temporarily occupied <text:span text:style-name="T4">
 Energodar </text:span>
 and leave nearly 15,000 people(https://www.ukrinform.ua/rubric-regions/3727193-u-timcasovo-okupovanomu-energodari-zalisautsa-blizko-15-tisac-ludej.html)"It is not assumed that the nuclear power station will be attacked by military means. In any cases of nuclear and radiation in the station, which are foresected in the regulations and instructions, the city of Energodar is categorical. The weather conditions that will be at that time. The shelter is only the stroke premises at the nuclear, heat station, factories, slammed, ”Orlov stated.The mayor of Energodar said that in December last year, any evacuation of residents of the city through Vasylivka was occupied. For some time, they were able to evacuate through the territory of the temporarily occupied Crimea, but the NPP workers were not missed - the Russians had their lists.</text:p>
      <text:p text:style-name="P4">
"As far as the humanitarian component is concerned, the occupiers have blocked any opportunity from September(Shipment)humanitarian cargoes, including medicines, such as Insllulin, which is important for the lives of some categories of citizens, " - said the official.</text:p>
      <text:p text:style-name="P4">
<text:span text:style-name="T4">
 Read also: </text:span>
 <text:a xlink:type="simple" xlink:href="https://www.ukrinform.ua/rubric-ato/3730219-zelenskij-rosiani-mozut-zdijsniti-terakt-na-zaes-abi-zupiniti-kontrnastup.html" text:style-name="Internet_20_link" text:visited-style-name="Visited_20_Internet_20_Link">
Zelensky: Russians can make a terrorist attack on <text:span text:style-name="T4">
 ZPE </text:span>
 to stop the counter -offensive</text:a>
According to him, the communication in the city is complicated. Since Energodar is located on the coast of the Kakhovka reservoir, Ukrainian mobile operators are able to "break through" to the upper floors of high -rise buildings. "In this way, residents are able to receive objective information by connecting pre-ternet sources, Ukrainian telegrams," Orlov said.</text:p>
      <text:p text:style-name="P4">
However, according to him, the invaders block Ukrainian TV channels and radio, and have taken control of all online resources. Therefore, propaganda has been working there for more than a year and for residents who do not have access to objective channels of information, it is not very difficult to fall under the influence of propaganda information resources. "</text:p>
      <text:p text:style-name="P4">
Orlov also noted that the Russian military now "not very active" moves in <text:a xlink:type="simple" xlink:href="https://www.ukrinform.ua/tag-energodar" text:style-name="Internet_20_link" text:visited-style-name="Visited_20_Internet_20_Link">
Energodar</text:a>
. At the same time, increasing searches may indicate the preparation of the invaders of the good "goodwill gesture".</text:p>
      <text:p text:style-name="P4">
As reported by Ukrinform, on March 4, 2022, the Russians occupied the ZPP.</text:p>
      <text:p text:style-name="P4">
On June 22, 2023, President Volodymyr Zelensky declared plans for a terrorist attack at the Zaporizhzhia NPP.</text:p>
      <text:p text:style-name="P4">
The Secretary of the National Security and Defense Council Alexei Danilov stated that Ukraine is preparing for any scenarios for developments around Zaporizhzhya AAP.</text:p>
      <text:p text:style-name="P4">
News Source: <text:a xlink:type="simple" xlink:href="https://www.ukrinform.ua/rubric-regions/3730557-castina-pracivnikiv-rosatoma-ta-kolaborantiv-zalisila-zaes-mer-energodara.html" text:style-name="Internet_20_link" text:visited-style-name="Visited_20_Internet_20_Link">
https://www.ukrinform.ua/rubric-regions/3730557-castina-pracivnikiv-rosatoma-ta-kolaborantiv-zalisila-zaes-mer-energodara.html</text:a>
</text:p>
      <!--NEWS-->
      <text:h text:style-name="P10" text:outline-level="1">
<text:span text:style-name="T4">
Soslai officially signed a contract with Liverpool</text:span>
</text:h>
      <text:p text:style-name="P4">
Authors: Ukrinform (Person)</text:p>
      <text:p text:style-name="P4">
Publisher: Укринформ (Organization)</text:p>
      <text:p text:style-name="P4">
Published Time: 2023-07-02T18:55:43+03:00</text:p>
      <text:p text:style-name="P4">
Modified Time: 2023-07-02T18:55:43+03:00</text:p>
      <text:p text:style-name="P4">
Description: Liverpool announced the midfielder of Leipziga Dominic Soslai. - Ukrinform.</text:p>
      <text:p text:style-name="P4">
Images: ['<text:a xlink:type="simple" xlink:href="https://static.ukrinform.com/photos/2023_07/thumb_files/630_360_1688313218-275.jpg" text:style-name="Internet_20_link" text:visited-style-name="Visited_20_Internet_20_Link">
630_360_16883...</text:a>
']</text:p>
      <text:p text:style-name="P4">
Tags: ['Футбол', 'Ліверпуль']</text:p>
      <text:p text:style-name="P4">
Type: Article</text:p>
      <!--METADATA-->
      <text:p text:style-name="P4">
<draw:frame draw:style-name="fr1" draw:name="Image150" text:anchor-type="as-char" svg:width="6.9236in" svg:height="3.956343in" draw:z-index="0">
<draw:image xlink:href="../Images/yкринформ/2023-07-02T18-55-43-03-00/630_360_1688313218-275.jpg" xlink:type="simple" xlink:show="embed" xlink:actuate="onLoad" draw:mime-type="image/jpeg"/>
</draw:frame>
Liverpool announced the midfielder of Leipziga Dominic Soslai.</text:p>
      <text:p text:style-name="P4">
This was reported <text:a xlink:type="simple" xlink:href="https://www.liverpoolfc.com/news/liverpool-complete-signing-dominik-szoboszlai" text:style-name="Internet_20_link" text:visited-style-name="Visited_20_Internet_20_Link">
press service</text:a>
teams, reports Ukrinform.</text:p>
      <text:p text:style-name="P4">
In the new club, the 22-year-old Hungarian will play under the 8th number. The player's contract is 5 years old.</text:p>
      <text:p text:style-name="P4">
Earlier it was reported that the Merseysidians activated Clausul in a contract of player with "bulls" of 70 million euros.</text:p>
      <text:p text:style-name="P4">
<text:span text:style-name="T4">
 Read also: </text:span>
 <text:a xlink:type="simple" xlink:href="https://www.ukrinform.ua/rubric-sports/3730307-ispanec-fabregas-ogolosiv-pro-zaversenna-profesijnoi-futbolnoi-kareri.html" text:style-name="Internet_20_link" text:visited-style-name="Visited_20_Internet_20_Link">
Spaniard Fabregas has announced the completion of professional <text:span text:style-name="T4">
 football </text:span>
 career</text:a>
In Leipziga, Dominic scored 20 goals and gave 22 effective broadcasts in 91 matches.</text:p>
      <text:p text:style-name="P4">
Photo: Liverpoolfc.com</text:p>
      <text:p text:style-name="P4">
News Source: <text:a xlink:type="simple" xlink:href="https://www.ukrinform.ua/rubric-sports/3730559-soboslai-oficijno-pidpisav-kontrakt-iz-liverpulem.html" text:style-name="Internet_20_link" text:visited-style-name="Visited_20_Internet_20_Link">
https://www.ukrinform.ua/rubric-sports/3730559-soboslai-oficijno-pidpisav-kontrakt-iz-liverpulem.html</text:a>
</text:p>
      <!--NEWS-->
      <text:h text:style-name="P10" text:outline-level="1">
<text:span text:style-name="T4">
Ukrainian Us is the first at European Kayak -Cross Games</text:span>
</text:h>
      <text:p text:style-name="P4">
Authors: Ukrinform (Person)</text:p>
      <text:p text:style-name="P4">
Publisher: Укринформ (Organization)</text:p>
      <text:p text:style-name="P4">
Published Time: 2023-07-02T19:00:23+03:00</text:p>
      <text:p text:style-name="P4">
Modified Time: 2023-07-02T19:00:23+03:00</text:p>
      <text:p text:style-name="P4">
Description: Victoria Ukrainian won the European Game Games in Kayak-Cross. - Ukrinform.</text:p>
      <text:p text:style-name="P4">
Images: ['<text:a xlink:type="simple" xlink:href="https://static.ukrinform.com/photos/2023_07/thumb_files/630_360_1688313569-804.jpeg" text:style-name="Internet_20_link" text:visited-style-name="Visited_20_Internet_20_Link">
630_360_16883...</text:a>
']</text:p>
      <text:p text:style-name="P4">
Tags: ['Європейські ігри']</text:p>
      <text:p text:style-name="P4">
Type: Article</text:p>
      <!--METADATA-->
      <text:p text:style-name="P4">
<draw:frame draw:style-name="fr1" draw:name="Image151" text:anchor-type="as-char" svg:width="6.9236in" svg:height="3.956343in" draw:z-index="0">
<draw:image xlink:href="../Images/yкринформ/2023-07-02T19-00-23-03-00/630_360_1688313569-804.jpeg" xlink:type="simple" xlink:show="embed" xlink:actuate="onLoad" draw:mime-type="image/jpeg"/>
</draw:frame>
The Ukrainian cavectist has won the European Game Games in Kayak-Cross.</text:p>
      <text:p text:style-name="P4">
The Ukrainian won the first and only medal for Ukraine in the canoe-slalom of Navarovra Games, Ukrinform reports.</text:p>
      <text:p text:style-name="P4">
Ricarda's German became the second, and the Italian Stephanie Horn - the third.</text:p>
      <text:p text:style-name="P4">
Kayak-Cross competitions closed the program of speeches in the canoe-Slalom of Navara Games.</text:p>
      <text:p text:style-name="P4">
<text:span text:style-name="T4">
 Read also: </text:span>
 <text:a xlink:type="simple" xlink:href="https://www.ukrinform.ua/rubric-sports/3730169-ludmila-luzan-i-kirill-boluh-najkrasi-sportsmeni-cervna-v-ukraini.html" text:style-name="Internet_20_link" text:visited-style-name="Visited_20_Internet_20_Link">
Lyudmila Luzan and Kirill Bogukh - the best athletes June Ukraine</text:a>
There are 21 gold, 12 silver and 8 bronze European Games in Krakow in the asset of Ukrainian athletes.</text:p>
      <text:p text:style-name="P4">
Photo: Getty Images</text:p>
      <text:p text:style-name="P4">
News Source: <text:a xlink:type="simple" xlink:href="https://www.ukrinform.ua/rubric-sports/3730561-ukrainka-us-persa-na-evropejskih-igrah-u-bajdarcikrosi.html" text:style-name="Internet_20_link" text:visited-style-name="Visited_20_Internet_20_Link">
https://www.ukrinform.ua/rubric-sports/3730561-ukrainka-us-persa-na-evropejskih-igrah-u-bajdarcikrosi.html</text:a>
</text:p>
      <!--NEWS-->
      <text:h text:style-name="P10" text:outline-level="1">
<text:span text:style-name="T4">
Particularly powerful units of Russian troops are kept away from the left bank of Kherson region - Humeniuk</text:span>
</text:h>
      <text:p text:style-name="P4">
Authors: Ukrinform (Person)</text:p>
      <text:p text:style-name="P4">
Publisher: Укринформ (Organization)</text:p>
      <text:p text:style-name="P4">
Published Time: 2023-07-02T19:04:00+03:00</text:p>
      <text:p text:style-name="P4">
Modified Time: 2023-07-02T19:04:00+03:00</text:p>
      <text:p text:style-name="P4">
Description: Particularly powerful units of Russian troops are currently being kept away from the left bank of the Kherson region. - Ukrinform.</text:p>
      <text:p text:style-name="P4">
Images: ['<text:a xlink:type="simple" xlink:href="https://static.ukrinform.com/photos/2022_05/thumb_files/630_360_1653312863-228.jpg" text:style-name="Internet_20_link" text:visited-style-name="Visited_20_Internet_20_Link">
630_360_16533...</text:a>
']</text:p>
      <text:p text:style-name="P4">
Tags: ['Херсонщина', 'Російські військові', 'Війна з Росією']</text:p>
      <text:p text:style-name="P4">
Type: Article</text:p>
      <!--METADATA-->
      <text:p text:style-name="P4">
<draw:frame draw:style-name="fr1" draw:name="Image152" text:anchor-type="as-char" svg:width="6.9236in" svg:height="3.956343in" draw:z-index="0">
<draw:image xlink:href="../Images/yкринформ/2023-07-02T19-04-00-03-00/630_360_1653312863-228.jpg" xlink:type="simple" xlink:show="embed" xlink:actuate="onLoad" draw:mime-type="image/jpeg"/>
</draw:frame>
Particularly powerful units of the Russian troops are currently being kept away from the left -wing man of Kherson region.</text:p>
      <text:p text:style-name="P4">
NataliaGumeniuk said the head of the united Press Center of Defense of Southern Ukraine on the air <text:a xlink:type="simple" xlink:href="https://www.youtube.com/watch" text:style-name="Internet_20_link" text:visited-style-name="Visited_20_Internet_20_Link">
Radio NV</text:a>
Answering the questions that can be said about those who are currently holding defense from the occupation troops from the left bank of the Kherson region, namely, closer to the Dnieper, Ukrinform reports.</text:p>
      <text:p text:style-name="P4">
“They have a big contingent, but it is quite colorful. This is such a "college", because for a long time these units have been mixed and, in principle, almost non-peculiar stratification, for example, on "LDNR-Ivtsi", mobilized and more. Other units that are special powerful, those of the category, say, landing assaults, they keep away from the shore itself(Because they should ensure a more powerful job)And they are re -offered, they are overwhelmed in Zaporizhzhya, in the eastern direction, ”she said.</text:p>
      <text:p text:style-name="P4">
<text:span text:style-name="T4">
 Read also: </text:span>
 <text:a xlink:type="simple" xlink:href="https://www.ukrinform.ua/rubric-ato/3730494-sili-oboroni-za-tizden-znisili-ponad-5000-rosijskih-vijskovih-ta-154-artsistemi.html" text:style-name="Internet_20_link" text:visited-style-name="Visited_20_Internet_20_Link">
Defense forces in a week destroyed more than 5,000 Russian and 154 Artsystems</text:a>
According to Humeniuk, in the southern direction, directly closer to the moldy, there are less harmonious, less prepared <text:a xlink:type="simple" xlink:href="https://www.ukrinform.ua/tag-rosijski-vijskovi" text:style-name="Internet_20_link" text:visited-style-name="Visited_20_Internet_20_Link">
units of Russian Army. </text:a>
“But that does not mean that they are so weak that they can be moved as cockroaches. They also have some training, they have been there for a long time, the terrain has already mastered, ”said the head of the united Press Center of Defense forces of South Ukraine.</text:p>
      <text:p text:style-name="P4">
It was reported that Humeniuk stated that <text:a xlink:type="simple" xlink:href="https://www.ukrinform.ua/rubric-ato/3729899-zsu-prodovzuut-tisnuti-na-rosijskih-zagarbnikiv-na-pivdni-gumenuk.html" text:style-name="Internet_20_link" text:visited-style-name="Visited_20_Internet_20_Link">
the Armed Forces continue to press on the occupantantivna south</text:a>
Therefore, a "goodwill gesture" from the Russians should be expected.</text:p>
      <text:p text:style-name="P4">
<text:span text:style-name="T5">
Foto: aa</text:span>
</text:p>
      <text:p text:style-name="P4">
News Source: <text:a xlink:type="simple" xlink:href="https://www.ukrinform.ua/rubric-ato/3730563-osoblivo-potuzni-pidrozdili-vijsk-rf-trimautsa-podali-vid-livogo-berega-hersonsini-gumenuk.html" text:style-name="Internet_20_link" text:visited-style-name="Visited_20_Internet_20_Link">
https://www.ukrinform.ua/rubric-ato/3730563-osoblivo-potuzni-pidrozdili-vijsk-rf-trimautsa-podali-vid-livogo-berega-hersonsini-gumenuk.html</text:a>
</text:p>
      <!--NEWS-->
      <text:h text:style-name="P10" text:outline-level="1">
<text:span text:style-name="T4">
In the area of the Antonov Bridge is underway - military struggle - military</text:span>
</text:h>
      <text:p text:style-name="P4">
Authors: Ukrinform (Person)</text:p>
      <text:p text:style-name="P4">
Publisher: Укринформ (Organization)</text:p>
      <text:p text:style-name="P4">
Published Time: 2023-07-02T19:16:40+03:00</text:p>
      <text:p text:style-name="P4">
Modified Time: 2023-07-02T19:16:40+03:00</text:p>
      <text:p text:style-name="P4">
Description: Defense forces are focused on the counter -battery struggle in the Antonovsky Bridge. - Ukrinform.</text:p>
      <text:p text:style-name="P4">
Images: ['<text:a xlink:type="simple" xlink:href="https://static.ukrinform.com/photos/2022_02/thumb_files/630_360_1645752649-206.jpg" text:style-name="Internet_20_link" text:visited-style-name="Visited_20_Internet_20_Link">
630_360_16457...</text:a>
']</text:p>
      <text:p text:style-name="P4">
Tags: ['Херсонщина', 'Антонівський міст', 'Наталія Гуменюк']</text:p>
      <text:p text:style-name="P4">
Type: Article</text:p>
      <!--METADATA-->
      <text:p text:style-name="P4">
<draw:frame draw:style-name="fr1" draw:name="Image153" text:anchor-type="as-char" svg:width="6.9236in" svg:height="3.956343in" draw:z-index="0">
<draw:image xlink:href="../Images/yкринформ/2023-07-02T19-16-40-03-00/630_360_1645752649-206.jpg" xlink:type="simple" xlink:show="embed" xlink:actuate="onLoad" draw:mime-type="image/jpeg"/>
</draw:frame>
The Deborons are focused on the counter -battery struggle in the Antonovsky Bridge.</text:p>
      <text:p text:style-name="P4">
This was stated(https://www.youtube.com/watch?v=jIqhGIoFPQA&amp;ab_channel=RadioNV), Ukrinform reports.</text:p>
      <text:p text:style-name="P4">
Answering the question of whether the fighting is underway near the Antonovsky Bridge, Humeniuk said: "The main way of fighting remains a counter -battery, and until we can clean up the territory from the enemy for sufficient distances, we cannot talk about any more active actions."</text:p>
      <text:p text:style-name="P4">
<text:span text:style-name="T4">
 Read also: </text:span>
 <text:a xlink:type="simple" xlink:href="https://www.ukrinform.ua/rubric-ato/3730563-osoblivo-potuzni-pidrozdili-vijsk-rf-trimautsa-podali-vid-livogo-berega-hersonsini-gumenuk.html" text:style-name="Internet_20_link" text:visited-style-name="Visited_20_Internet_20_Link">
especially powerful units of Russian troops are held by the left bank of Kherson region - <text:span text:style-name="T4">
 Humeniuk </text:span>
</text:a>
She stressed that the Ukrainian military continues the counter -backer struggle to cleanse such a lane on the left bank, "that it would be more safe to the civilian population of the right bank."</text:p>
      <text:p text:style-name="P4">
According to the spokeswoman, for the last day of the defense forces eliminated 49 invaders from left to the shore, 15 pieces of equipment, including 4 boats and autobronetian equipment.</text:p>
      <text:p text:style-name="P4">
At the same time, Humeniuk emphasized the observance of the information silence regime. "It has a justification, because when the front line lies with the Dnieper River, it is a central period when fighting for these territories is conducted," she said.</text:p>
      <text:p text:style-name="P4">
<text:span text:style-name="T4">
 Read also: </text:span>
 <text:a xlink:type="simple" xlink:href="https://www.ukrinform.ua/rubric-ato/3729899-zsu-prodovzuut-tisnuti-na-rosijskih-zagarbnikiv-na-pivdni-gumenuk.html" text:style-name="Internet_20_link" text:visited-style-name="Visited_20_Internet_20_Link">
Armed Forces continue to press on Russian invaders half -day - <text:span text:style-name="T4">
 Humeniuk </text:span>
</text:a>
Earlier in the UK intelligence stated that Ukrainian troops could have relocated personnel to the east bank of the Dnieper, near the Antonov Bridge in the Kherson region.</text:p>
      <text:p text:style-name="P4">
News Source: <text:a xlink:type="simple" xlink:href="https://www.ukrinform.ua/rubric-ato/3730564-u-rajoni-antonivskogo-mostu-vedetsa-kontrbatarejna-borotba-vijskovi.html" text:style-name="Internet_20_link" text:visited-style-name="Visited_20_Internet_20_Link">
https://www.ukrinform.ua/rubric-ato/3730564-u-rajoni-antonivskogo-mostu-vedetsa-kontrbatarejna-borotba-vijskovi.html</text:a>
</text:p>
      <!--NEWS-->
      <text:h text:style-name="P10" text:outline-level="1">
<text:span text:style-name="T4">
In four directions during the day 28 fighting collisions took place</text:span>
</text:h>
      <text:p text:style-name="P4">
Authors: Ukrinform (Person)</text:p>
      <text:p text:style-name="P4">
Publisher: Укринформ (Organization)</text:p>
      <text:p text:style-name="P4">
Published Time: 2023-07-02T19:23:08+03:00</text:p>
      <text:p text:style-name="P4">
Modified Time: 2023-07-02T19:23:08+03:00</text:p>
      <text:p text:style-name="P4">
Description: There were 28 fighting collisions during the Liman, Bakhmut, Avdiiv and Mariinsky directions. - Ukrinform.</text:p>
      <text:p text:style-name="P4">
Images: ['<text:a xlink:type="simple" xlink:href="https://static.ukrinform.com/photos/2023_07/thumb_files/630_360_1688314709-848.jpg" text:style-name="Internet_20_link" text:visited-style-name="Visited_20_Internet_20_Link">
630_360_16883...</text:a>
']</text:p>
      <text:p text:style-name="P4">
Tags: ['Генштаб', 'ЗСУ', 'Війна з Росією']</text:p>
      <text:p text:style-name="P4">
Type: Article</text:p>
      <!--METADATA-->
      <text:p text:style-name="P4">
<draw:frame draw:style-name="fr1" draw:name="Image154" text:anchor-type="as-char" svg:width="6.9236in" svg:height="3.956343in" draw:z-index="0">
<draw:image xlink:href="../Images/yкринформ/2023-07-02T19-23-08-03-00/630_360_1688314709-848.jpg" xlink:type="simple" xlink:show="embed" xlink:actuate="onLoad" draw:mime-type="image/jpeg"/>
</draw:frame>
28 combat clashes took place in the Nalimansk, Bakhmut, Avdiiv and Marinsky directions.</text:p>
      <text:p text:style-name="P4">
According to Ukrinform, the General Staff of the Armed Forces of Ukraine reported on <text:a xlink:type="simple" xlink:href="https://www.facebook.com/GeneralStaff.ua/posts/pfbid02Ywbjf1XYt4vbEXwnMZs1BSKNuujGPH61qfYqwV7adFAAZi1p9s2EMXoEsbVJzJEsl" text:style-name="Internet_20_link" text:visited-style-name="Visited_20_Internet_20_Link">
Facebook</text:a>
Having published the prompt information as of 18:00 on July 2.</text:p>
      <text:p text:style-name="P4">
"The enemy concentrates major efforts in the Liman, Bakhmut, Avdiiv and Mariinsky directions, heavy fights are ongoing. More than 28 fighting clashes have been acquired during the message," the message reads.</text:p>
      <text:p text:style-name="P4">
<text:span text:style-name="T4">
 Read also: </text:span>
 [in the area of the Antonov Bridge is conducted counter -bank(https://www.ukrinform.ua/rubric-ato/3730564-u-rajoni-antonivskogo-mostu-vedetsa-kontrbatarejna-borotba-vijskovi.html)During the day, Russian invaders struck 11 rocket strokes and used 8 Iranian shock UAVs like Shahd.</text:p>
      <text:p text:style-name="P4">
In addition, the enemy caused 40 aviation strikes and made about 30 shelling of rocket launchers on the positions of the Armed Forces and settlements. In addition to the destroyed civilian infrastructure, peaceful people were injured.</text:p>
      <text:p text:style-name="P4">
The likelihood of rocket and aviation strikes throughout Ukraine is high.</text:p>
      <text:p text:style-name="P4">
<text:span text:style-name="T5">
!(https://www.ukrinform.ua/rubric-regions/3730511-u-melitopoli-zagarbniki-vstanovili-mobilnij-krematorij-so-pracue-cilodobovo.html)_ </text:span>
<text:span text:style-name="T5">
 In Volyn and Polissya directions </text:span>
* _ an operational situation of non -significant changes.</text:p>
      <text:p text:style-name="P4">
_ <text:span text:style-name="T4">
 In the Siversky and Slobozhansky directions </text:span>
 _ the enemy retains military adventure. He made mortar and artillery shelling of more than 30 inhabited donations. These are, in particular, Khinivka, Kamianskaya Sloboda of Chernihiv region; Sopich, Bilopillya and Ponomarenko of Sumy region and Kozach Lopan and Vovchansk Kharkiv region.</text:p>
      <text:p text:style-name="P4">
_ <text:span text:style-name="T4">
 In Kupyansk direction </text:span>
 _ artillery and mortar shelling of Valimlyutivka, Kislivka and Berestovo of Kharkiv region.</text:p>
      <text:p text:style-name="P4">
_ <text:span text:style-name="T4">
 In the Lyman direction </text:span>
 _ the aggressor struck in the districts of white and novolyubivka of Lugansk region and Siversk in Donetsk._ <text:span text:style-name="T4">
 In the Bakhmut direction </text:span>
 _ the enemy performed unsuccessful offensive actions by the Minskivka and Bogdanivka of Donetsk region. More than 10 settlements were injured from enemy artillery gate, among them Yar Taivanovske in Donetsk region.</text:p>
      <text:p text:style-name="P4">
_ <text:span text:style-name="T4">
 In the Avdeevsky direction </text:span>
 _ the aggressor performed unsuccessful offensive actions in the city of Avdiivka. He also struck. He made artillery units of more than 10 settlements. The fire, in particular, came to Zavdiivka and Pervomaisk Donetsk region.</text:p>
      <text:p text:style-name="P4">
_ <text:span text:style-name="T4">
 In the Mariinsky direction </text:span>
 _ our defenders repelled all the attacks in the Marinka region. At the same time, the Russians struck in the areas of Kotlar, Marinka and Kurakhovoy and fired at the artillery with more than 10 inhabited donations. Among them are Marinka and Novomikhailivka of Donetsk region.</text:p>
      <text:p text:style-name="P4">
_ <text:span text:style-name="T4">
 In the mineral direction </text:span>
 _ the enemy struck in the area. He fired at more than 10 settlements, including Caesolota Niva, Veliky Novosilka, Vodyane and Vodanets and Donetsk region.</text:p>
      <text:p text:style-name="P4">
<text:span text:style-name="T4">
 Read also: </text:span>
 <text:a xlink:type="simple" xlink:href="https://www.ukrinform.ua/rubric-ato/3730441-avdiivskij-napramok-e-najgaracisim-v-oboroni-pid-marinkou-vidbili-15-vorozih-sturmiv.html" text:style-name="Internet_20_link" text:visited-style-name="Visited_20_Internet_20_Link">
Avdeevsky direction is the "hottest" in defense - Potmarinka reflected 15 storms</text:a>
_ <text:span text:style-name="T4">
 In Zaporizhzhya and Kherson directions </text:span>
 _ Russians focus the main stations on preventing the promotion of Ukrainian troops. Aviation shoes in the areas of Zmiivka and Antonovka were inflicted. More than40 settlements were fired at artillery, including Novodarivka, Olgiv, Gulyaypole, Belogerzharzhazhzhzhia region; Cossack, Antonovka, Dniprovske Kherson region Tamisto Kherson.</text:p>
      <text:p text:style-name="P4">
The aviation of defense forces per day struck the areas of concentration of the personnel of the enemy, and units of missile troops and artillery during the day were struck by 22 artillery at fire positions and 2 means of air defense.</text:p>
      <text:p text:style-name="P4">
As reported by Ukrinform, Russian troops carried out attacks on 10 units of Ukraine, used shock drones, aviation, heavy artillery, mortars, RSZV.</text:p>
      <text:p text:style-name="P4">
Photo: General Staff, Facebook</text:p>
      <text:p text:style-name="P4">
News Source: <text:a xlink:type="simple" xlink:href="https://www.ukrinform.ua/rubric-ato/3730565-na-cotiroh-napramkah-protagom-dobi-vidbulisa-28-bojovih-zitknen.html" text:style-name="Internet_20_link" text:visited-style-name="Visited_20_Internet_20_Link">
https://www.ukrinform.ua/rubric-ato/3730565-na-cotiroh-napramkah-protagom-dobi-vidbulisa-28-bojovih-zitknen.html</text:a>
</text:p>
      <!--NEWS-->
      <text:h text:style-name="P10" text:outline-level="1">
<text:span text:style-name="T4">
The forces of defense with the fights are moving in Berdyansk and Melitopol directions - painter</text:span>
</text:h>
      <text:p text:style-name="P4">
Authors: Ukrinform (Person)</text:p>
      <text:p text:style-name="P4">
Publisher: Укринформ (Organization)</text:p>
      <text:p text:style-name="P4">
Published Time: 2023-07-02T19:33:00+03:00</text:p>
      <text:p text:style-name="P4">
Modified Time: 2023-07-02T19:33:00+03:00</text:p>
      <text:p text:style-name="P4">
Description: The forces of Ukraine's defense with heavy fights are gradually moving in Berdyansk and Melitopol. - Ukrinform.</text:p>
      <text:p text:style-name="P4">
Images: ['<text:a xlink:type="simple" xlink:href="https://static.ukrinform.com/photos/2023_07/thumb_files/630_360_1688315453-658.jpg" text:style-name="Internet_20_link" text:visited-style-name="Visited_20_Internet_20_Link">
630_360_16883...</text:a>
']</text:p>
      <text:p text:style-name="P4">
Tags: ['Бердянськ', 'Мелітополь', 'Війна з Росією', 'Ганна Маляр']</text:p>
      <text:p text:style-name="P4">
Type: Article</text:p>
      <!--METADATA-->
      <text:p text:style-name="P4">
<draw:frame draw:style-name="fr1" draw:name="Image155" text:anchor-type="as-char" svg:width="6.9236in" svg:height="3.956343in" draw:z-index="0">
<draw:image xlink:href="../Images/yкринформ/2023-07-02T19-33-00-03-00/630_360_1688315453-658.jpg" xlink:type="simple" xlink:show="embed" xlink:actuate="onLoad" draw:mime-type="image/jpeg"/>
</draw:frame>
The forces of Ukraine with heavy fights are gradually moving in the Berdyansk Tamelitopol directions.</text:p>
      <text:p text:style-name="P4">
According to Ukrinform, the Deputy Minister of Defense Anna Malyar reports in <text:a xlink:type="simple" xlink:href="https://t.me/annamaliar/898" text:style-name="Internet_20_link" text:visited-style-name="Visited_20_Internet_20_Link">
telegram</text:a>
.</text:p>
      <text:p text:style-name="P4">
"South. With heavy fights, but gradually we move on Berdyansk and Melitopol. Our troops are faced with intense resistance, remote miners, throwing reserves, but persistently create the conditions for the fastest movement as soon as possible, ”she wrote.</text:p>
      <text:p text:style-name="P4">
<text:span text:style-name="T4">
 Read also: </text:span>
 <text:a xlink:type="simple" xlink:href="https://www.ukrinform.ua/rubric-ato/3729771-ce-ne-sou-kozen-metr-daetsa-krovu-zaluznij-pro-komentari-sodo-povilnogo-kontrnastupu.html" text:style-name="Internet_20_link" text:visited-style-name="Visited_20_Internet_20_Link">
this is not a show, each meter is given by blood - Zaluzhny Procomment on "slow counter -offset"</text:a>
The painter noted that heavy battles continue on the front line.</text:p>
      <text:p text:style-name="P4">
In the east of Ukraine, Russian troops occur in the Avdeevsky, Mary Taliman directions.</text:p>
      <text:p text:style-name="P4">
"It is hot now," the Deputy Minister of Defense added.</text:p>
      <text:p text:style-name="P4">
The Russian army also moved forward in Swativ. There is a focus of fighting, the aggressor attaches Belogovka and Serebryanka. "The situation is a lot," the painter said.</text:p>
      <text:p text:style-name="P4">
<text:span text:style-name="T4">
 Read also: </text:span>
 <text:a xlink:type="simple" xlink:href="https://www.ukrinform.ua/rubric-ato/3729271-rosijska-tehnika-ne-pidhodit-do-avdiivki-blizce-niz-na-6-kilometriv-nacgvardia.html" text:style-name="Internet_20_link" text:visited-style-name="Visited_20_Internet_20_Link">
Russian equipment does not fit Avdiivka closer than 6 kilometers - National Guard</text:a>
In the Bakhmut direction, the Defense Forces of Ukraine move forward and have frequent success on the southern flank.</text:p>
      <text:p text:style-name="P4">
On the northern flank of the Bakhmut direction, the fights continue, the Russians transferred two landing and assault regiments.</text:p>
      <text:p text:style-name="P4">
As reported by Ukrinform, the Ukrainian defense forces from February 24, 2022 to July 2, 2023 were liquidated by about 229 660 Russian invaders, with 790 people in the past day.</text:p>
      <text:p text:style-name="P4">
Photo: General Staff, Facebook</text:p>
      <text:p text:style-name="P4">
News Source: <text:a xlink:type="simple" xlink:href="https://www.ukrinform.ua/rubric-ato/3730568-sili-oboroni-z-boami-prosuvautsa-na-berdanskomu-ta-melitopolskomu-napramkah-malar.html" text:style-name="Internet_20_link" text:visited-style-name="Visited_20_Internet_20_Link">
https://www.ukrinform.ua/rubric-ato/3730568-sili-oboroni-z-boami-prosuvautsa-na-berdanskomu-ta-melitopolskomu-napramkah-malar.html</text:a>
</text:p>
      <!--NEWS-->
      <text:h text:style-name="P10" text:outline-level="1">
<text:span text:style-name="T4">
Protests in France: Grandmother of the dead teenager urged to stop the violence on the streets</text:span>
</text:h>
      <text:p text:style-name="P4">
Authors: Ukrinform (Person)</text:p>
      <text:p text:style-name="P4">
Publisher: Укринформ (Organization)</text:p>
      <text:p text:style-name="P4">
Published Time: 2023-07-02T19:37:00+03:00</text:p>
      <text:p text:style-name="P4">
Modified Time: 2023-07-02T19:37:00+03:00</text:p>
      <text:p text:style-name="P4">
Description: The grandmother of a 17-year-old boy, who was shot dead by a police officer near Paris, urged to stop mass riots. - Ukrinform.</text:p>
      <text:p text:style-name="P4">
Images: ['<text:a xlink:type="simple" xlink:href="https://static.ukrinform.com/photos/2023_06/thumb_files/630_360_1688127796-842.jpg" text:style-name="Internet_20_link" text:visited-style-name="Visited_20_Internet_20_Link">
630_360_16881...</text:a>
']</text:p>
      <text:p text:style-name="P4">
Tags: ['Франція', 'Протест']</text:p>
      <text:p text:style-name="P4">
Type: Article</text:p>
      <!--METADATA-->
      <text:p text:style-name="P4">
<draw:frame draw:style-name="fr1" draw:name="Image156" text:anchor-type="as-char" svg:width="6.9236in" svg:height="3.956343in" draw:z-index="0">
<draw:image xlink:href="../Images/yкринформ/2023-07-02T19-37-00-03-00/630_360_1688127796-842.jpg" xlink:type="simple" xlink:show="embed" xlink:actuate="onLoad" draw:mime-type="image/jpeg"/>
</draw:frame>
Grandmother of a 197-year-old boy who was shot dead by a police officer near Paris, called for mass riots.</text:p>
      <text:p text:style-name="P4">
About it reports <text:a xlink:type="simple" xlink:href="https://www.euronews.com/2023/07/02/french-riots-nahels-grandmother-calls-for-end-to-violence-on-streets" text:style-name="Internet_20_link" text:visited-style-name="Visited_20_Internet_20_Link">
Euronews</text:a>
, reports Ukrinform.</text:p>
      <text:p text:style-name="P4">
"I turn to people who destroy property: stop!Don't beat the windows, do not break school, do not break the buses. Stop it!" - called the woman on the name.</text:p>
      <text:p text:style-name="P4">
<text:span text:style-name="T4">
 Read also: </text:span>
 <text:a xlink:type="simple" xlink:href="https://www.ukrinform.ua/rubric-world/3730454-u-francii-protestuvalniki-na-avto-vihali-u-budinok-mera-parizkogo-peredmista.html" text:style-name="Internet_20_link" text:visited-style-name="Visited_20_Internet_20_Link">
in France protesters on the car drove into the mayor house <text:span text:style-name="T4">
 Paris </text:span>
 suburb</text:a>
According to Ukrinform, in France protests and riots arose on June 27, after a police officer shot a 17-year-old boy. After the fourth night of the fiscal riots <text:a xlink:type="simple" xlink:href="https://www.ukrinform.ua/rubric-world/3730178-kilkist-zatrimanih-na-protestah-u-francii-perevisila-13-tisaci.html" text:style-name="Internet_20_link" text:visited-style-name="Visited_20_Internet_20_Link">
detained more than 1300 people.</text:a>
Photo: Getty images</text:p>
      <text:p text:style-name="P4">
News Source: <text:a xlink:type="simple" xlink:href="https://www.ukrinform.ua/rubric-world/3730566-protesti-u-francii-babusa-zagiblogo-pidlitka-zaklikala-pripiniti-nasilstvo-na-vulicah.html" text:style-name="Internet_20_link" text:visited-style-name="Visited_20_Internet_20_Link">
https://www.ukrinform.ua/rubric-world/3730566-protesti-u-francii-babusa-zagiblogo-pidlitka-zaklikala-pripiniti-nasilstvo-na-vulicah.html</text:a>
</text:p>
      <!--NEWS-->
      <text:h text:style-name="P10" text:outline-level="1">
<text:span text:style-name="T4">
Russian troops fired at heavy artillery two communities in Dnipropetrovsk region</text:span>
</text:h>
      <text:p text:style-name="P4">
Authors: Ukrinform (Person)</text:p>
      <text:p text:style-name="P4">
Publisher: Укринформ (Organization)</text:p>
      <text:p text:style-name="P4">
Published Time: 2023-07-02T19:45:00+03:00</text:p>
      <text:p text:style-name="P4">
Modified Time: 2023-07-02T19:45:00+03:00</text:p>
      <text:p text:style-name="P4">
Description: The enemy released more than ten shells in Nikopol region. - Ukrinform.</text:p>
      <text:p text:style-name="P4">
Images: ['<text:a xlink:type="simple" xlink:href="https://static.ukrinform.com/photos/2023_03/thumb_files/630_360_1677781968-366.jpg" text:style-name="Internet_20_link" text:visited-style-name="Visited_20_Internet_20_Link">
630_360_16777...</text:a>
']</text:p>
      <text:p text:style-name="P4">
Tags: ['Дніпропетровщина', 'Нікополь', 'Обстріл', 'Війна з Росією']</text:p>
      <text:p text:style-name="P4">
Type: Article</text:p>
      <!--METADATA-->
      <text:p text:style-name="P4">
<draw:frame draw:style-name="fr1" draw:name="Image157" text:anchor-type="as-char" svg:width="6.9236in" svg:height="3.956343in" draw:z-index="0">
<draw:image xlink:href="../Images/yкринформ/2023-07-02T19-45-00-03-00/630_360_1677781968-366.jpg" xlink:type="simple" xlink:show="embed" xlink:actuate="onLoad" draw:mime-type="image/jpeg"/>
</draw:frame>
He released more than ten shells in Nikopol region.</text:p>
      <text:p text:style-name="P4">
About it in <text:a xlink:type="simple" xlink:href="https://t.me/dnipropetrovskaODA/5710" text:style-name="Internet_20_link" text:visited-style-name="Visited_20_Internet_20_Link">
telegram</text:a>
Informs the Chief -Propetrovsk Ova Sergei Lisak, Ukrinform reports.</text:p>
      <text:p text:style-name="P4">
"More than a dozen of shells released. During the day the aggressor twice <text:a xlink:type="simple" xlink:href="https://www.ukrinform.ua/tag-obstril" text:style-name="Internet_20_link" text:visited-style-name="Visited_20_Internet_20_Link">
Vativ</text:a>
in the Nikopol district. He kissed the wealthy artillery in Nikopol and the Marganets community, "the post reads.</text:p>
      <text:p text:style-name="P4">
<text:span text:style-name="T4">
 Read also: </text:span>
 <text:a xlink:type="simple" xlink:href="https://www.ukrinform.ua/rubric-regions/3730455-obstril-hersona-prokuratura-povidomlae-pro-cotiroh-poranenih.html" text:style-name="Internet_20_link" text:visited-style-name="Visited_20_Internet_20_Link">
<text:span text:style-name="T4">
 firing </text:span>
 Kherson: Prosecutor's Office reports about four -wounded</text:a>
It was without the victims. Rescuers find out the effects of shelling.</text:p>
      <text:p text:style-name="P4">
It was reported that as a result of shelling of the Russian Federation Balakliya in Kharkiv region <text:a xlink:type="simple" xlink:href="https://www.ukrinform.ua/rubric-regions/3730381-armia-rf-za-dobu-obstrilala-pat-rajoniv-harkivsini-u-balaklii-dvoe-poranenih.html" text:style-name="Internet_20_link" text:visited-style-name="Visited_20_Internet_20_Link">
wounded two women. </text:a>
_ Photo illustrative _</text:p>
      <text:p text:style-name="P4">
News Source: <text:a xlink:type="simple" xlink:href="https://www.ukrinform.ua/rubric-ato/3730572-vijska-rf-obstrilali-z-vazkoi-artilerii-dvi-gromadi-na-dnipropetrovsini.html" text:style-name="Internet_20_link" text:visited-style-name="Visited_20_Internet_20_Link">
https://www.ukrinform.ua/rubric-ato/3730572-vijska-rf-obstrilali-z-vazkoi-artilerii-dvi-gromadi-na-dnipropetrovsini.html</text:a>
</text:p>
      <!--NEWS-->
      <text:h text:style-name="P10" text:outline-level="1">
<text:span text:style-name="T4">
In the Tavriysk direction a day, the Russians lost almost two mouths - Tarnavsky</text:span>
</text:h>
      <text:p text:style-name="P4">
Authors: Ukrinform (Person)</text:p>
      <text:p text:style-name="P4">
Publisher: Укринформ (Organization)</text:p>
      <text:p text:style-name="P4">
Published Time: 2023-07-02T19:49:29+03:00</text:p>
      <text:p text:style-name="P4">
Modified Time: 2023-07-02T19:49:29+03:00</text:p>
      <text:p text:style-name="P4">
Description: In the Tavriysk direction, Russian troops lost almost two companies killed and wounded, and 17 units of military equipment were destroye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Танк', 'ЗСУ', 'Війна з Росією']</text:p>
      <text:p text:style-name="P4">
Type: Article</text:p>
      <!--METADATA-->
      <text:p text:style-name="P4">
<draw:frame draw:style-name="fr1" draw:name="Image158" text:anchor-type="as-char" svg:width="6.9236in" svg:height="3.956343in" draw:z-index="0">
<draw:image xlink:href="../Images/yкринформ/2023-07-02T19-49-29-03-00/630_360_1680422407-224.png" xlink:type="simple" xlink:show="embed" xlink:actuate="onLoad" draw:mime-type="image/png"/>
</draw:frame>
The Russian troops lost two mouths killed and wounded in the day, and 17 units of military equipment were destroyed.</text:p>
      <text:p text:style-name="P4">
According to Ukrinform, the commander of the operational-strategic group "Tavriya" General Alexander Tarnavsky reported in <text:a xlink:type="simple" xlink:href="https://t.me/otarnavskiy/144" text:style-name="Internet_20_link" text:visited-style-name="Visited_20_Internet_20_Link">
telegram</text:a>
.</text:p>
      <text:p text:style-name="P4">
"In the Tavriysk direction, the forces of defense systematically destroy the enemy. Unlockstone troops and artillery have completed 1242 fire tasks during the day. The enemy of the enemy killed and wounded has made almost two mouths," the message has been reported.</text:p>
      <text:p text:style-name="P4">
<text:span text:style-name="T4">
 Read also: </text:span>
 <text:a xlink:type="simple" xlink:href="https://www.ukrinform.ua/rubric-ato/3730568-sili-oboroni-z-boami-prosuvautsa-na-berdanskomu-ta-melitopolskomu-napramkah-malar.html" text:style-name="Internet_20_link" text:visited-style-name="Visited_20_Internet_20_Link">
Defense forces with battles move in Berdyansk Tamelitopol directions - painter</text:a>
According to Tarnavsky, 17 units of military equipment of the enemy were destroyed. About, tank, anti-tank gun MT-12 "Rapir", MTLB, 2 UAV "Supercam", UAV "Zala", 3 guns 2A36 "Hyacint-B", station Reb, anti-aircraft 9K330 Thor and Automobile Technique.</text:p>
      <text:p text:style-name="P4">
Four units of the aggressor ammunition were also destroyed.</text:p>
      <text:p text:style-name="P4">
<text:span text:style-name="T4">
 Read also: </text:span>
 [in the area of the Antonov Bridge is conducted counter -bank(https://www.ukrinform.ua/rubric-ato/3730564-u-rajoni-antonivskogo-mostu-vedetsa-kontrbatarejna-borotba-vijskovi.html)As reported by Ukrinform, in Lymansky, Bakhmut, Avdiivsky Tamarin directions <text:a xlink:type="simple" xlink:href="https://www.ukrinform.ua/rubric-ato/3730565-na-cotiroh-napramkah-protagom-dobi-vidbulisa-28-bojovih-zitknen.html" text:style-name="Internet_20_link" text:visited-style-name="Visited_20_Internet_20_Link">
During the day 28 combat clashes took place</text:a>
 .</text:p>
      <text:p text:style-name="P4">
News Source: <text:a xlink:type="simple" xlink:href="https://www.ukrinform.ua/rubric-ato/3730573-na-tavrijskomu-napramku-za-dobu-rosiani-vtratili-majze-dvi-roti-tarnavskij.html" text:style-name="Internet_20_link" text:visited-style-name="Visited_20_Internet_20_Link">
https://www.ukrinform.ua/rubric-ato/3730573-na-tavrijskomu-napramku-za-dobu-rosiani-vtratili-majze-dvi-roti-tarnavskij.html</text:a>
</text:p>
      <!--NEWS-->
      <text:h text:style-name="P10" text:outline-level="1">
<text:span text:style-name="T4">
The evacuation train from Donetsk to Zhytomyr will run every eight days</text:span>
</text:h>
      <text:p text:style-name="P4">
Authors: Ukrinform (Person)</text:p>
      <text:p text:style-name="P4">
Publisher: Укринформ (Organization)</text:p>
      <text:p text:style-name="P4">
Published Time: 2023-07-02T19:53:00+03:00</text:p>
      <text:p text:style-name="P4">
Modified Time: 2023-07-02T19:53:00+03:00</text:p>
      <text:p text:style-name="P4">
Description: The free train that the residents of Donetsk can be evacuated to Zhytomyr region will run every eight days from July 8. - Ukrinform.</text:p>
      <text:p text:style-name="P4">
Images: ['<text:a xlink:type="simple" xlink:href="https://static.ukrinform.com/photos/2020_05/thumb_files/630_360_1590675000-161.jpg" text:style-name="Internet_20_link" text:visited-style-name="Visited_20_Internet_20_Link">
630_360_15906...</text:a>
']</text:p>
      <text:p text:style-name="P4">
Tags: ['Донеччина', 'Евакуація', 'Потяг', 'Житомирщина', 'Війна з Росією']</text:p>
      <text:p text:style-name="P4">
Type: Article</text:p>
      <!--METADATA-->
      <text:p text:style-name="P4">
<draw:frame draw:style-name="fr1" draw:name="Image159" text:anchor-type="as-char" svg:width="6.9236in" svg:height="3.956343in" draw:z-index="0">
<draw:image xlink:href="../Images/yкринформ/2023-07-02T19-53-00-03-00/630_360_1590675000-161.jpg" xlink:type="simple" xlink:show="embed" xlink:actuate="onLoad" draw:mime-type="image/jpeg"/>
</draw:frame>
The free train that the residents of Donetsk can be evacuated by Nagimir region will run from July 8 every eight days.</text:p>
      <text:p text:style-name="P4">
This was reported <text:a xlink:type="simple" xlink:href="https://dn.gov.ua/news/uvaga-pochinayuchi-z-8-lipnya-evakuaciya-do-zhitomirskoyi-oblasti-zdijsnyuvatimetsya-specialnim-poyizdom-1-raz-na-8-dniv-po-parnim-dnyam" text:style-name="Internet_20_link" text:visited-style-name="Visited_20_Internet_20_Link">
press service of Donetsk Ova</text:a>
, reports Ukrinform.</text:p>
      <text:p text:style-name="P4">
“Starting on July 8 <text:a xlink:type="simple" xlink:href="https://www.ukrinform.ua/tag-evakuacia" text:style-name="Internet_20_link" text:visited-style-name="Visited_20_Internet_20_Link">
Evacuation</text:a>
The Daddymyr region will be carried out by a special train once every 8 days of pairs, ”the message reads.</text:p>
      <text:p text:style-name="P4">
It is noted that those who want to evacuate should leave the application with the phone. Then they have to get to the place of collection, from where free transportation of the train to Pokrovsk will be organized.</text:p>
      <text:p text:style-name="P4">
In the Zhytomyr region, arrivals will settle for free in communalic facilities.</text:p>
      <text:p text:style-name="P4">
<text:span text:style-name="T4">
 Read also: </text:span>
 <text:a xlink:type="simple" xlink:href="https://www.ukrinform.ua/rubric-society/3729680-meskanci-tot-mozut-vihati-na-pidkontrolnu-teritoriu-za-svidoctvom-pro-narodzenna.html" text:style-name="Internet_20_link" text:visited-style-name="Visited_20_Internet_20_Link">
Tot residents can enter the control territory by the birth of birth - clarification</text:a>
As it was reported, the mandatory evacuation of civilians of Donetsk region continues. According to the decision of the Government Coordination Staff, since April 182023, the mandatory evacuation has been carried out in the Zhytomyr region.</text:p>
      <text:p text:style-name="P4">
News Source: <text:a xlink:type="simple" xlink:href="https://www.ukrinform.ua/rubric-regions/3730575-evakuacijnij-potag-z-doneccini-na-zitomirsinu-kursuvatime-raz-na-visim-dniv.html" text:style-name="Internet_20_link" text:visited-style-name="Visited_20_Internet_20_Link">
https://www.ukrinform.ua/rubric-regions/3730575-evakuacijnij-potag-z-doneccini-na-zitomirsinu-kursuvatime-raz-na-visim-dniv.html</text:a>
</text:p>
      <!--NEWS-->
      <text:h text:style-name="P10" text:outline-level="1">
<text:span text:style-name="T4">
Protsenko won bronze in height in height at the Swedish stage of the Diamond League</text:span>
</text:h>
      <text:p text:style-name="P4">
Authors: Ukrinform (Person)</text:p>
      <text:p text:style-name="P4">
Publisher: Укринформ (Organization)</text:p>
      <text:p text:style-name="P4">
Published Time: 2023-07-02T19:58:00+03:00</text:p>
      <text:p text:style-name="P4">
Modified Time: 2023-07-02T19:58:00+03:00</text:p>
      <text:p text:style-name="P4">
Description: In Stockholm (Sweden) there is the seventh stage of the track and field "Diamond League". - Ukrinform.</text:p>
      <text:p text:style-name="P4">
Images: ['<text:a xlink:type="simple" xlink:href="https://static.ukrinform.com/photos/2023_07/thumb_files/630_360_1688317076-888.png" text:style-name="Internet_20_link" text:visited-style-name="Visited_20_Internet_20_Link">
630_360_16883...</text:a>
']</text:p>
      <text:p text:style-name="P4">
Tags: ['Легка атлетика']</text:p>
      <text:p text:style-name="P4">
Type: Article</text:p>
      <!--METADATA-->
      <text:p text:style-name="P4">
<draw:frame draw:style-name="fr1" draw:name="Image160" text:anchor-type="as-char" svg:width="6.9236in" svg:height="3.956343in" draw:z-index="0">
<draw:image xlink:href="../Images/yкринформ/2023-07-02T19-58-00-03-00/630_360_1688317076-888.png" xlink:type="simple" xlink:show="embed" xlink:actuate="onLoad" draw:mime-type="image/png"/>
</draw:frame>
Consisting(Sweden)The seventh stage of the track and field "Diamond League" passes.</text:p>
      <text:p text:style-name="P4">
The bronze medalist in the sector for jumps in height was the Ukrainian Andriyprotsenko, who took a height of 2.16 meters, Ukrinform reports.</text:p>
      <text:p text:style-name="P4">
<text:span text:style-name="T4">
 Read also: </text:span>
 [Beh-Romanchuk, <text:span text:style-name="T4">
 Protsenko </text:span>
 and Kroel will present Ukraine to the Swedish stage of the "Diamond League"]](https://www.ukrinform.ua/rubric-sports/3730244-behromancuk-procenko-ta-krol-predstavlat-ukrainu-na-svedskomu-etapi-diamantovoi-ligi.html)The New Zealander Hemish Kerr won in this discipline(2.24 meters), the second result was shown by Belgian Thomas Karmoy(2,20).</text:p>
      <text:p text:style-name="P4">
Фото: Getty Images.</text:p>
      <text:p text:style-name="P4">
News Source: <text:a xlink:type="simple" xlink:href="https://www.ukrinform.ua/rubric-sports/3730577-procenko-zdobuv-bronzu-na-svedskomu-etapi-diamantovoi-ligi-v-stribkah-u-visotu.html" text:style-name="Internet_20_link" text:visited-style-name="Visited_20_Internet_20_Link">
https://www.ukrinform.ua/rubric-sports/3730577-procenko-zdobuv-bronzu-na-svedskomu-etapi-diamantovoi-ligi-v-stribkah-u-visotu.html</text:a>
</text:p>
      <!--NEWS-->
      <text:h text:style-name="P10" text:outline-level="1">
<text:span text:style-name="T4">
Ukraine won France in the 1/4 finals of youth football and play at the Olympics</text:span>
</text:h>
      <text:p text:style-name="P4">
Authors: Ukrinform (Person)</text:p>
      <text:p text:style-name="P4">
Publisher: Укринформ (Organization)</text:p>
      <text:p text:style-name="P4">
Published Time: 2023-07-02T19:59:00+03:00</text:p>
      <text:p text:style-name="P4">
Modified Time: 2023-07-02T23:59:00+03:00</text:p>
      <text:p text:style-name="P4">
Description: The youth team of Ukraine (football players before the 21st year) made its way to the semifinals of the European Championships 2023. - Ukrinform.</text:p>
      <text:p text:style-name="P4">
Images: ['<text:a xlink:type="simple" xlink:href="https://static.ukrinform.com/photos/2023_07/thumb_files/630_360_1688331525-208.jpg" text:style-name="Internet_20_link" text:visited-style-name="Visited_20_Internet_20_Link">
630_360_16883...</text:a>
']</text:p>
      <text:p text:style-name="P4">
Tags: ['Футбол', 'Олімпіада', 'Збірна України', 'Молодь']</text:p>
      <text:p text:style-name="P4">
Type: Article</text:p>
      <!--METADATA-->
      <text:p text:style-name="P4">
<draw:frame draw:style-name="fr1" draw:name="Image161" text:anchor-type="as-char" svg:width="6.9236in" svg:height="3.956343in" draw:z-index="0">
<draw:image xlink:href="../Images/yкринформ/2023-07-02T19-59-00-03-00/630_360_1688331525-208.jpg" xlink:type="simple" xlink:show="embed" xlink:actuate="onLoad" draw:mime-type="image/jpeg"/>
</draw:frame>
Youth team of Ukraine(football players up to 21st)She made his way to the semifinals of the Championships-2023.</text:p>
      <text:p text:style-name="P4">
Ruslana Ruslan's wards in the Euro -2023 quarterfinals won a volitional victory of the France from France - 3: 1, Ukrinform reports.</text:p>
      <text:p text:style-name="P4">
Lyon striker Ryan Sherki opened the score on the 19th minute on the club-Arena city of Kluzh-Napok. Prior to the break, Duble managed to score a Shakhtar Khavbekdonetsky Georgy Sudakov, who realized the 32 minute, and in the 44th minute used the effective transfer of Forwardlandon "Chelsea" by Mikhail Mudryk. In the second half, the third ball at the "Tricolorov" goal was scored by Shakhtar's havbek Artem Bondarenko(86).</text:p>
      <text:p text:style-name="P4">
«Синьо-жовті» 5 липня у Бухаресті (Romania)They play a voucher to the finals by Zissopania.</text:p>
      <text:p text:style-name="P4">
In the other semifinals, Israel and England will come together.</text:p>
      <text:p text:style-name="P4">
The decisive match of the youth championship of Europe will take place on July 8(Georgia).</text:p>
      <text:p text:style-name="P4">
<text:span text:style-name="T4">
Читайте також:</text:span>
 <text:a xlink:type="simple" xlink:href="https://www.ukrinform.ua/rubric-sports/3730591-anglia-obigrala-futbolistiv-portugalii-i-vijsla-do-12-finalu-molodiznogo-ce2023.html" text:style-name="Internet_20_link" text:visited-style-name="Visited_20_Internet_20_Link">
 Англія обіграла <text:span text:style-name="T4">
футбол</text:span>
 істів Португалії і вийшла до1/2 фіналу молодіжного ЧЄ-2023 </text:a>
It should be noted that the national team of Ukraine has received a license to participate in the 2024 Olympic Games in Paris(France).</text:p>
      <text:p text:style-name="P4">
Фото: AFP.</text:p>
      <text:p text:style-name="P4">
News Source: <text:a xlink:type="simple" xlink:href="https://www.ukrinform.ua/rubric-sports/3730621-ukraina-peregrala-franciu-v-14-finalu-molodiznogo-ce2023-i-zigrae-na-olimpiadi2024.html" text:style-name="Internet_20_link" text:visited-style-name="Visited_20_Internet_20_Link">
https://www.ukrinform.ua/rubric-sports/3730621-ukraina-peregrala-franciu-v-14-finalu-molodiznogo-ce2023-i-zigrae-na-olimpiadi2024.html</text:a>
</text:p>
      <!--NEWS-->
      <text:h text:style-name="P10" text:outline-level="1">
<text:span text:style-name="T4">
At Kupiansk direction Russian army shelled Topoli, Novomlynsk, Fyholivka, Masutivka and Kysli...</text:span>
</text:h>
      <text:p text:style-name="P4">
Authors: liveuamap (Language: en)</text:p>
      <text:p text:style-name="P4">
Time: 2023-07-02T1:15:00</text:p>
      <text:p text:style-name="P4">
Location: Kupiansk (Latitude:49.62917 Longtitude:37.89837)</text:p>
      <text:p text:style-name="P4">
Videos: []</text:p>
      <text:p text:style-name="P4">
Images: []</text:p>
      <text:p text:style-name="P4">
Tags: ["Russia"]</text:p>
      <text:p text:style-name="P4">
Id: 22572986</text:p>
      <!--METADATA-->
      <text:p text:style-name="P4">
At Kupiansk direction Russian army shelled Topoli, Novomlynsk, Fyholivka,Masutivka and Kyslivka of Kharkiv region. Russian aviation conductedairstrikes at Kyslivka and Kotlyarivka of Kharkiv region, - General Staff ofArmed Forces of Ukraine says in the morning report</text:p>
      <text:p text:style-name="P4">
News Collection Link: <text:a xlink:type="simple" xlink:href="https:\/\/liveuamap.com\/en\/2023\/2-july-at-kupiansk-direction-russian-army-shelled-topoli" text:style-name="Internet_20_link" text:visited-style-name="Visited_20_Internet_20_Link">
https:\/\/liveuamap.com\/en\/2023\/2-july-at-kupiansk-direction-russian-army-shelled-topoli</text:a>
</text:p>
      <text:p text:style-name="P4">
News Source: <text:a xlink:type="simple" xlink:href="https://t.me/lumsrc/5246" text:style-name="Internet_20_link" text:visited-style-name="Visited_20_Internet_20_Link">
https://t.me/lumsrc/5246</text:a>
</text:p>
      <!--NEWS-->
      <text:h text:style-name="P10" text:outline-level="1">
<text:span text:style-name="T4">
In the bare pier on the streets still stands water - Ova</text:span>
</text:h>
      <text:p text:style-name="P4">
Authors: Ukrinform (Person)</text:p>
      <text:p text:style-name="P4">
Publisher: Укринформ (Organization)</text:p>
      <text:p text:style-name="P4">
Published Time: 2023-07-02T1:46:55+03:00</text:p>
      <text:p text:style-name="P4">
Modified Time: 2023-07-02T20:46:55+03:00</text:p>
      <text:p text:style-name="P4">
Description: Russian invaders in a temporarily occupied bare pier do not help residents eliminate the effects of flooding, water on the streets still stands, and in some places its level reaches 70 cm. - Ukrinform.</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щина', 'Вода', 'Війна з Росією']</text:p>
      <text:p text:style-name="P4">
Type: Article</text:p>
      <!--METADATA-->
      <text:p text:style-name="P4">
<draw:frame draw:style-name="fr1" draw:name="Image162" text:anchor-type="as-char" svg:width="6.9236in" svg:height="3.956343in" draw:z-index="0">
<draw:image xlink:href="../Images/yкринформ/2023-07-02T1-46-55-03-00/630_360_1686846700-7346.jpeg" xlink:type="simple" xlink:show="embed" xlink:actuate="onLoad" draw:mime-type="image/jpeg"/>
</draw:frame>
Russian -shaped in a temporarily occupied Naked Pier do not help residents to eliminate the effects of flooding, water on the streets still stands, and sometimes its level reaches 70 cm.</text:p>
      <text:p text:style-name="P4">
About it on the air <text:a xlink:type="simple" xlink:href="https://www.youtube.com/watch" text:style-name="Internet_20_link" text:visited-style-name="Visited_20_Internet_20_Link">
Telelorphone "One News"</text:a>
The spokesman of the Kherson Ova Alexander Tolokonnikov reported, reports correspondent.</text:p>
      <text:p text:style-name="P4">
“There is still water in the naked pier on the streets, in some places up to 70 cm. People complain of stench. The Russians do not pump water, they are undermined. The light appears temporarily and then disappears again. The invaders are not recovering from the victims of households. Most likely, there can be the bodies of people who died as a result of flooding, ”Tolokonnikov said.</text:p>
      <text:p text:style-name="P4">
<text:span text:style-name="T4">
 Read also: </text:span>
 <text:a xlink:type="simple" xlink:href="https://www.ukrinform.ua/rubric-regions/3730551-na-hersonsini-pracuut-50-medikivdobrovolciv-z-riznih-regioniv-ukraini.html" text:style-name="Internet_20_link" text:visited-style-name="Visited_20_Internet_20_Link">
on <text:span text:style-name="T4">
 Kherson region </text:span>
 and 50 volunteer doctors of cut-off regions of Ukraine work</text:a>
According to him, on the left bank invaders are actively equipped with military farms, because there are many wounded and infectious diseases.</text:p>
      <text:p text:style-name="P4">
At the same time, there is some rotation of the Russian military in the Genichesky community.</text:p>
      <text:p text:style-name="P4">
“New troops and their" work "are coming, as always, start with looting of the Us Theater and boarding houses. They even have special warehouses in each community, where they bring the loot and sign each of their own, ”the spokesman said.</text:p>
      <text:p text:style-name="P4">
<text:span text:style-name="T4">
 Read also: </text:span>
 [on <text:span text:style-name="T4">
 Kherson region </text:span>
 and remain flooded 18 inhabited(https://www.ukrinform.ua/rubric-regions/3730484-na-hersonsini-zalisautsa-pidtoplenimi-18-naselenih-punktiv.html)As reported by Ukrinform, in Sergiyivka of the Kherson region, since June 15, in one units of the 5th Army of the Eastern Military District on mines, which were set by previous rotation, up to 10 servicemen of the Russian Federation were exploded.</text:p>
      <text:p text:style-name="P4">
Photo illustrative</text:p>
      <text:p text:style-name="P4">
News Source: <text:a xlink:type="simple" xlink:href="https://www.ukrinform.ua/rubric-regions/3730588-u-golij-pristani-na-vulicah-dosi-stoit-voda-ova.html" text:style-name="Internet_20_link" text:visited-style-name="Visited_20_Internet_20_Link">
https://www.ukrinform.ua/rubric-regions/3730588-u-golij-pristani-na-vulicah-dosi-stoit-voda-ova.html</text:a>
</text:p>
      <!--NEWS-->
      <text:h text:style-name="P10" text:outline-level="1">
<text:span text:style-name="T4">
Humeniuk: Russia has reduced the use of barrowing aircraft</text:span>
</text:h>
      <text:p text:style-name="P4">
Authors: Ukrinform (Person)</text:p>
      <text:p text:style-name="P4">
Publisher: Укринформ (Organization)</text:p>
      <text:p text:style-name="P4">
Published Time: 2023-07-02T20:06:00+03:00</text:p>
      <text:p text:style-name="P4">
Modified Time: 2023-07-02T20:06:00+03:00</text:p>
      <text:p text:style-name="P4">
Description: Currently, the Russians have reduced the use of barrowing aviation bombs in Ukrainian territories. - Ukrinform.</text:p>
      <text:p text:style-name="P4">
Images: ['<text:a xlink:type="simple" xlink:href="https://static.ukrinform.com/photos/2023_05/thumb_files/630_360_1683203408-362.jpg" text:style-name="Internet_20_link" text:visited-style-name="Visited_20_Internet_20_Link">
630_360_16832...</text:a>
']</text:p>
      <text:p text:style-name="P4">
Tags: ['Херсонщина', 'Війна з Росією', 'Наталія Гуменюк']</text:p>
      <text:p text:style-name="P4">
Type: Article</text:p>
      <!--METADATA-->
      <text:p text:style-name="P4">
<draw:frame draw:style-name="fr1" draw:name="Image163" text:anchor-type="as-char" svg:width="6.9236in" svg:height="3.956343in" draw:z-index="0">
<draw:image xlink:href="../Images/yкринформ/2023-07-02T20-06-00-03-00/630_360_1683203408-362.jpg" xlink:type="simple" xlink:show="embed" xlink:actuate="onLoad" draw:mime-type="image/jpeg"/>
</draw:frame>
Currently, the users have reduced the use of barrowing aviation bombs in Ukrainian territories.</text:p>
      <text:p text:style-name="P4">
NataliaGumeniuk said the head of the united Press Center of Defense of South of Ukraine in <text:a xlink:type="simple" xlink:href="https://www.youtube.com/watch" text:style-name="Internet_20_link" text:visited-style-name="Visited_20_Internet_20_Link">
Radio NV "</text:a>
Asked how the Russian Federation now uses its aviation, Ukrinform reports.</text:p>
      <text:p text:style-name="P4">
“They did not give up bombardment with managed airbots, but obviously there were less. It used to be 3-4 times a day, then went up to 2-3. Now infact(fixed - ed.)One case per day is usually. Most likely, all this is due to the fact that these controlled airbags are reconstructed from married aircraft, giving them their wings, as they say, to work these bombers so that the planes remain intact, ”Humeniuk said.</text:p>
      <text:p text:style-name="P4">
<text:span text:style-name="T4">
 Read also: </text:span>
 [in the area of the Antonov Bridge is conducted counter -bank(https://www.ukrinform.ua/rubric-ato/3730564-u-rajoni-antonivskogo-mostu-vedetsa-kontrbatarejna-borotba-vijskovi.html)According to her, the difficulty is that the planes that produce these controlled Ababombs do not approach the area of defeat of the Ukrainian air defense system.</text:p>
      <text:p text:style-name="P4">
“We need not only our aircraft that could also destroy the hostile, but also powerful enough(foreign - ed.)air defense means that also help us destroy aircraft at a greater distance to relieve this stress from the award, ”Humeniuk said.</text:p>
      <text:p text:style-name="P4">
According to the head of the United Press Center, where it is impossible to return to certain positions for Russians because of high water, they try to use both the ammunition and aviation.</text:p>
      <text:p text:style-name="P4">
<text:span text:style-name="T4">
 Read also: </text:span>
 <text:a xlink:type="simple" xlink:href="https://www.ukrinform.ua/rubric-ato/3730563-osoblivo-potuzni-pidrozdili-vijsk-rf-trimautsa-podali-vid-livogo-berega-hersonsini-gumenuk.html" text:style-name="Internet_20_link" text:visited-style-name="Visited_20_Internet_20_Link">
especially powerful units of Russian troops are held by the left bank of Kherson region - <text:span text:style-name="T4">
 Humeniuk </text:span>
</text:a>
When answering the question of whether it is possible to see Russian military gel -gelcopeters in Kherson region, she noted that they did not have the use of these helicopters, because, obviously, it is quite dangerous for them.</text:p>
      <text:p text:style-name="P4">
“And plus the front line is special: it runs along the river Dnipro River. And this is an additional distance, it is an additional distribution. And, it is likely that Tomuworg and restrained here it is here(Aviation - Ed.)”, - Humeniuk informed.</text:p>
      <text:p text:style-name="P4">
News Source: <text:a xlink:type="simple" xlink:href="https://www.ukrinform.ua/rubric-ato/3730580-gumenuk-rosia-zmensila-zastosuvanna-barazuucih-aviabomb.html" text:style-name="Internet_20_link" text:visited-style-name="Visited_20_Internet_20_Link">
https://www.ukrinform.ua/rubric-ato/3730580-gumenuk-rosia-zmensila-zastosuvanna-barazuucih-aviabomb.html</text:a>
</text:p>
      <!--NEWS-->
      <text:h text:style-name="P10" text:outline-level="1">
<text:span text:style-name="T4">
Striker from Chisinau Airport was wanted in Tajikistan</text:span>
</text:h>
      <text:p text:style-name="P4">
Authors: Ukrinform (Person)</text:p>
      <text:p text:style-name="P4">
Publisher: Укринформ (Organization)</text:p>
      <text:p text:style-name="P4">
Published Time: 2023-07-02T20:08:00+03:00</text:p>
      <text:p text:style-name="P4">
Modified Time: 2023-07-02T20:08:00+03:00</text:p>
      <text:p text:style-name="P4">
Description: The man who committed the shooting at Moldova's Main International Airport is wanted in his native Tajikistan in connection with human abduction. - Ukrinform.</text:p>
      <text:p text:style-name="P4">
Images: ['<text:a xlink:type="simple" xlink:href="https://static.ukrinform.com/photos/2015_08/thumb_files/630_360_1440452325-kishinivskiy-mijnarodniy-aeroport-foto-odessa-dailycomua.jpg" text:style-name="Internet_20_link" text:visited-style-name="Visited_20_Internet_20_Link">
630_360_14404...</text:a>
']</text:p>
      <text:p text:style-name="P4">
Tags: ['Аеропорт', 'Кишинів', 'Стрілянина', 'Таджикистан']</text:p>
      <text:p text:style-name="P4">
Type: Article</text:p>
      <!--METADATA-->
      <text:p text:style-name="P4">
<draw:frame draw:style-name="fr1" draw:name="Image164" text:anchor-type="as-char" svg:width="6.9236in" svg:height="3.950003in" draw:z-index="0">
<draw:image xlink:href="../Images/yкринформ/2023-07-02T20-08-00-03-00/630_360_1440452325-kishinivskiy-mijnarodniy-aeroport-foto-odessa-dailycomua.jpg" xlink:type="simple" xlink:show="embed" xlink:actuate="onLoad" draw:mime-type="image/jpeg"/>
</draw:frame>
The man who is competing at Moldova's Main International Airport is wanted by his native Tajikistan in connection with human abduction.</text:p>
      <text:p text:style-name="P4">
According to Ukrinform, the agency <text:a xlink:type="simple" xlink:href="https://www.reuters.com/world/europe/moldova-airport-shooting-suspect-coma-wanted-tajikstan-abduction-2023-07-01/" text:style-name="Internet_20_link" text:visited-style-name="Visited_20_Internet_20_Link">
Reuters.</text:a>
It is noted that the acting prosecutor of Moldova, Ion Musteat, said that the suspect, who had grabbed the gun from the security officer, remains unconscious after he was injured during detention.</text:p>
      <text:p text:style-name="P4">
The mustet said that the suspect would be tried in Moldova, if he survived, they were accused of murder in aggravating circumstances. According to him, the initial assumptions of investigators that the incident was a "terrorist act" were rejected.</text:p>
      <text:p text:style-name="P4">
A statement published by the Tajikistan Prosecutor's Office states that the suspect was search in connection with the abduction of a banking servant in the capital of Dusanbe's capital last month.</text:p>
      <text:p text:style-name="P4">
<text:span text:style-name="T4">
 Read also: </text:span>
 <text:a xlink:type="simple" xlink:href="https://www.ukrinform.ua/rubric-world/3730068-strilec-u-kisinivskomu-aeroportu-buv-ucasnikom-zlocinnoi-grupi.html" text:style-name="Internet_20_link" text:visited-style-name="Visited_20_Internet_20_Link">
<text:span text:style-name="T4">
 Sagittarius </text:span>
 U <text:span text:style-name="T4">
 Kishinovsky </text:span>
 <text:span text:style-name="T4">
 Airport </text:span>
 <text:span text:style-name="T4">
 </text:span>
 was <text:span text:style-name="T4">
<text:span text:style-name="T5">
* participant </text:span>
* </text:span>
 <text:span text:style-name="T4">
 Criminal </text:span>
 <text:span text:style-name="T4">
 </text:span>
 Groups **</text:a>
As it was reported, <text:a xlink:type="simple" xlink:href="https://www.ukrinform.ua/rubric-world/3729923-v-aeroportu-kisineva-pasazir-vidkriv-strilaninu.html" text:style-name="Internet_20_link" text:visited-style-name="Visited_20_Internet_20_Link">
June 30 at the Chisinau Airport, a foreigner opened the shooting</text:a>
Having killed two people and injured a passenger. The police managed to detain the shooter. He was injured. The staff of law enforcement agencies will continue to ensure the safety of the TAGOCIAL ORDER at the airport.</text:p>
      <text:p text:style-name="P4">
According to President May Sandu, a foreigner who opened the shooting shot a border police officer and a security officer of the Security Service.</text:p>
      <text:p text:style-name="P4">
News Source: <text:a xlink:type="simple" xlink:href="https://www.ukrinform.ua/rubric-world/3730570-napadnik-z-aeroportu-kisineva-buv-u-rozsuku-v-tadzikistani.html" text:style-name="Internet_20_link" text:visited-style-name="Visited_20_Internet_20_Link">
https://www.ukrinform.ua/rubric-world/3730570-napadnik-z-aeroportu-kisineva-buv-u-rozsuku-v-tadzikistani.html</text:a>
</text:p>
      <!--NEWS-->
      <text:h text:style-name="P10" text:outline-level="1">
<text:span text:style-name="T4">
Sweden's government condemned the Koran burning to Stockholm shares</text:span>
</text:h>
      <text:p text:style-name="P4">
Authors: Ukrinform (Person)</text:p>
      <text:p text:style-name="P4">
Publisher: Укринформ (Organization)</text:p>
      <text:p text:style-name="P4">
Published Time: 2023-07-02T20:23:00+03:00</text:p>
      <text:p text:style-name="P4">
Modified Time: 2023-07-02T20:23:00+03:00</text:p>
      <text:p text:style-name="P4">
Description: The Sweden government condemned the Koran burning near Stockholm's main mosque this week, calling it an "Islamophobic" act. - Ukrinform.</text:p>
      <text:p text:style-name="P4">
Images: ['<text:a xlink:type="simple" xlink:href="https://static.ukrinform.com/photos/2022_12/thumb_files/630_360_1670081576-966.jpg" text:style-name="Internet_20_link" text:visited-style-name="Visited_20_Internet_20_Link">
630_360_16700...</text:a>
']</text:p>
      <text:p text:style-name="P4">
Tags: ['Швеція', 'Акція', 'Коран']</text:p>
      <text:p text:style-name="P4">
Type: Article</text:p>
      <!--METADATA-->
      <text:p text:style-name="P4">
<draw:frame draw:style-name="fr1" draw:name="Image165" text:anchor-type="as-char" svg:width="6.9236in" svg:height="3.956343in" draw:z-index="0">
<draw:image xlink:href="../Images/yкринформ/2023-07-02T20-23-00-03-00/630_360_1670081576-966.jpg" xlink:type="simple" xlink:show="embed" xlink:actuate="onLoad" draw:mime-type="image/jpeg"/>
</draw:frame>
In government, they condemned the burning of the Qur'an near the main mosque of Stockholm this week, calling it an "Islamophobic" act.</text:p>
      <text:p text:style-name="P4">
About it reports <text:a xlink:type="simple" xlink:href="https://www.france24.com/en/europe/20230702-swedish-govt-condemns-islamophobic-burning-of-koran-outside-stockholm-mosque" text:style-name="Internet_20_link" text:visited-style-name="Visited_20_Internet_20_Link">
afp</text:a>
, reports Ukrinform.</text:p>
      <text:p text:style-name="P4">
"Sweden's government fully understands that Islamophobic actions committed by individuals in Sweden can be offensive to Muslims. We decide these actions that in no way reflect the views of the Swedish government," the Ministry of Foreign Affairs said.</text:p>
      <text:p text:style-name="P4">
The foreign policy department emphasized that "the burning of the Qur'an or any other sacred text is an offensive act and" obvious provocation. "</text:p>
      <text:p text:style-name="P4">
At the same time, the ministry noted that Sweden has "a legitimate freedom of assembly, expression of thoughts and demonstrations."</text:p>
      <text:p text:style-name="P4">
<text:span text:style-name="T4">
 Read also: </text:span>
 <text:a xlink:type="simple" xlink:href="https://www.ukrinform.ua/rubric-world/3730543-premer-svecii-zustrinetsa-z-bajdenom-obgovorat-vstup-do-nato-j-vijnu-v-ukraini.html" text:style-name="Internet_20_link" text:visited-style-name="Visited_20_Internet_20_Link">
Sweden Prime Minister will meet with Biden - discuss NATO and war in Ukraine</text:a>
Earlier the organization of Islamic cooperation(Ois)Based in Saudi Aravia, made a call to take collective measures "to prevent replication of cases of desecration of copies" of the Koran.</text:p>
      <text:p text:style-name="P4">
Some countries, such as Iraq, Kuwait, united by Arab Emirates and Maroco, called Sweden Ambassadors after incident with burning <text:a xlink:type="simple" xlink:href="https://www.ukrinform.ua/tag-koran" text:style-name="Internet_20_link" text:visited-style-name="Visited_20_Internet_20_Link">
Koran.</text:a>
It was reported that <text:a xlink:type="simple" xlink:href="https://www.ukrinform.ua/rubric-world/3728850-svecia-dozvolila-akciu-zi-spalennam-koranu-bila-meceti.html" text:style-name="Internet_20_link" text:visited-style-name="Visited_20_Internet_20_Link">
the Swedish authorities gave permission to conduct a demonstration of Bilyimechet in Stockholm on June 28</text:a>
-On the day of the Muslim holiday, Kurban-Bayram, during which there was a stewing of the Koran.</text:p>
      <text:p text:style-name="P4">
Turkey demanded from Sweden compliance with a trilateral memorandum agreement on NATO's accession, in particular regarding the fight against terrorism, and called for the investigation of preliminary cases of burning of the Qur'an.</text:p>
      <text:p text:style-name="P4">
News Source: <text:a xlink:type="simple" xlink:href="https://www.ukrinform.ua/rubric-world/3730583-urad-svecii-zasudiv-spalenna-koranu-na-akcii-u-stokgolmi.html" text:style-name="Internet_20_link" text:visited-style-name="Visited_20_Internet_20_Link">
https://www.ukrinform.ua/rubric-world/3730583-urad-svecii-zasudiv-spalenna-koranu-na-akcii-u-stokgolmi.html</text:a>
</text:p>
      <!--NEWS-->
      <text:h text:style-name="P10" text:outline-level="1">
<text:span text:style-name="T4">
In an accident in Dnipro, two children were injured</text:span>
</text:h>
      <text:p text:style-name="P4">
Authors: Ukrinform (Person)</text:p>
      <text:p text:style-name="P4">
Publisher: Укринформ (Organization)</text:p>
      <text:p text:style-name="P4">
Published Time: 2023-07-02T20:23:02+03:00</text:p>
      <text:p text:style-name="P4">
Modified Time: 2023-07-02T20:23:02+03:00</text:p>
      <text:p text:style-name="P4">
Description: In the Dnieper, two children were injured as a result of collision of cars.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іти', 'Дніпро', 'ДТП']</text:p>
      <text:p text:style-name="P4">
Type: Article</text:p>
      <!--METADATA-->
      <text:p text:style-name="P4">
<draw:frame draw:style-name="fr1" draw:name="Image166" text:anchor-type="as-char" svg:width="6.9236in" svg:height="3.956343in" draw:z-index="0">
<draw:image xlink:href="../Images/yкринформ/2023-07-02T20-23-02-03-00/630_360_1683796887-821.jpg" xlink:type="simple" xlink:show="embed" xlink:actuate="onLoad" draw:mime-type="image/jpeg"/>
</draw:frame>
The Dnieper cars were injured by two children.</text:p>
      <text:p text:style-name="P4">
About it in <text:a xlink:type="simple" xlink:href="https://t.me/dsns_telegram/18356" text:style-name="Internet_20_link" text:visited-style-name="Visited_20_Internet_20_Link">
telegram</text:a>
The Present Service of the State Service of Ukraine for Emergency Situations informed, reports Ukrinform.</text:p>
      <text:p text:style-name="P4">
“On July 2, at 16:01, the Rescue Service“ 101 ”received a report of an accident at the Slobozhansky Avenue and Baikalsky Industrial District of Dnipro. Upon arrival at the scene, SESS staff predetermined that during the collision of two Toyota and Mazdacx-5 cars, the Mazda CX-5 passenger car, which has two children, spread to the roof of the Mazda CX-5 car. Two boys, 2017, were born to the hospital of the city, ”the message said.</text:p>
      <text:p text:style-name="P4">
Rescuers have taken a set of measures to prevent fire.</text:p>
      <text:p text:style-name="P4">
On June 7, the police said that the children of 4 and 9 years were surveyed as a result of the collision of a truck and a car near Lyubashivka, and that the driver and passenger of the car were also injured.</text:p>
      <text:p text:style-name="P4">
News Source: <text:a xlink:type="simple" xlink:href="https://www.ukrinform.ua/rubric-regions/3730582-u-dtp-v-dnipri-postrazdali-dvoe-ditej.html" text:style-name="Internet_20_link" text:visited-style-name="Visited_20_Internet_20_Link">
https://www.ukrinform.ua/rubric-regions/3730582-u-dtp-v-dnipri-postrazdali-dvoe-ditej.html</text:a>
</text:p>
      <!--NEWS-->
      <text:h text:style-name="P10" text:outline-level="1">
<text:span text:style-name="T4">
In the Russian Federation near the military airfield there was an explosion - social networks</text:span>
</text:h>
      <text:p text:style-name="P4">
Authors: Ukrinform (Person)</text:p>
      <text:p text:style-name="P4">
Publisher: Укринформ (Organization)</text:p>
      <text:p text:style-name="P4">
Published Time: 2023-07-02T20:32:00+03:00</text:p>
      <text:p text:style-name="P4">
Modified Time: 2023-07-02T20:32:00+03:00</text:p>
      <text:p text:style-name="P4">
Description: In the Krasnodar region of the Russian Federation, an explosion occurred in the area of the Primorsko-Akhtra, a large vyrum. - Ukrinform.</text:p>
      <text:p text:style-name="P4">
Images: ['<text:a xlink:type="simple" xlink:href="https://static.ukrinform.com/photos/2023_07/thumb_files/630_360_1688319464-419.jpeg" text:style-name="Internet_20_link" text:visited-style-name="Visited_20_Internet_20_Link">
630_360_16883...</text:a>
']</text:p>
      <text:p text:style-name="P4">
Tags: ['Вибух', 'Росія', 'Аеродром']</text:p>
      <text:p text:style-name="P4">
Type: Article</text:p>
      <!--METADATA-->
      <text:p text:style-name="P4">
<draw:frame draw:style-name="fr1" draw:name="Image168" text:anchor-type="as-char" svg:width="6.9236in" svg:height="3.956343in" draw:z-index="0">
<draw:image xlink:href="../Images/yкринформ/2023-07-02T20-32-00-03-00/630_360_1688319464-419.jpeg" xlink:type="simple" xlink:show="embed" xlink:actuate="onLoad" draw:mime-type="image/jpeg"/>
</draw:frame>
The Ukrastnodar region of the Russian Federation, along with the military airfield in the area of the Primorsko-Akhtarskaya, there was an explosion, a large vyrva formed.</text:p>
      <text:p text:style-name="P4">
About it reports <text:a xlink:type="simple" xlink:href="https://t.me/bazabazon/19126" text:style-name="Internet_20_link" text:visited-style-name="Visited_20_Internet_20_Link">
telegram-channel</text:a>
Baza, Ukrinform reports.</text:p>
      <text:p text:style-name="P4">
According to the publication, <text:a xlink:type="simple" xlink:href="https://www.ukrinform.ua/tag-vibuh" text:style-name="Internet_20_link" text:visited-style-name="Visited_20_Internet_20_Link">
explosion</text:a>
occurred 200 meters from the airfield. The pine was formed with a diameter of 10 meters and a depth of 4 meters.</text:p>
      <text:p text:style-name="P4">
At the same time, according to information <text:a xlink:type="simple" xlink:href="https://t.me/breakingmash/45567" text:style-name="Internet_20_link" text:visited-style-name="Visited_20_Internet_20_Link">
telegram channel</text:a>
"Mash", it could have been an attempt to attack the composition of fuel and lubricants of the aerodrome scent.</text:p>
      <text:p text:style-name="P4">
<text:span text:style-name="T4">
 Read also: </text:span>
 <text:a xlink:type="simple" xlink:href="https://www.ukrinform.ua/rubric-world/3729969-u-tatarstani-vibuhnuv-rezervuar-z-himicnimi-recovinami-e-zertvi.html" text:style-name="Internet_20_link" text:visited-style-name="Visited_20_Internet_20_Link">
In Tatarstan, a tank with chemicals, Yehertives exploded</text:a>
Governor of Krasnodar Territory Beniamin Kondratiev <text:a xlink:type="simple" xlink:href="https://t.me/kondratyevvi/5724" text:style-name="Internet_20_link" text:visited-style-name="Visited_20_Internet_20_Link">
confirmed</text:a>
Information on the incident in the Primorsky-Akhtar district, but did not inform the details. According to him, there are no injuries, victims and victims, the cause of the explosion is revealed.</text:p>
      <text:p text:style-name="P4">
As it was reported, in late May, in the Krasnodar region, drones of the poster refining plant, oil reservoirs in the Temryuk district, Illinsky refinery.</text:p>
      <text:p text:style-name="P4">
_ Photo: baza_</text:p>
      <text:p text:style-name="P4">
News Source: <text:a xlink:type="simple" xlink:href="https://www.ukrinform.ua/rubric-world/3730585-u-rf-stavsa-vibuh-bila-vijskovogo-aerodromu-z-akogo-zapuskaut-sahedi-po-ukraini-socmerezi.html" text:style-name="Internet_20_link" text:visited-style-name="Visited_20_Internet_20_Link">
https://www.ukrinform.ua/rubric-world/3730585-u-rf-stavsa-vibuh-bila-vijskovogo-aerodromu-z-akogo-zapuskaut-sahedi-po-ukraini-socmerezi.html</text:a>
</text:p>
      <!--NEWS-->
      <text:h text:style-name="P10" text:outline-level="1">
<text:span text:style-name="T4">
The Russians launched a radio -controlled bomb in Kherson and fired a farm</text:span>
</text:h>
      <text:p text:style-name="P4">
Authors: Ukrinform (Person)</text:p>
      <text:p text:style-name="P4">
Publisher: Укринформ (Organization)</text:p>
      <text:p text:style-name="P4">
Published Time: 2023-07-02T20:44:00+03:00</text:p>
      <text:p text:style-name="P4">
Modified Time: 2023-07-02T20:44:00+03:00</text:p>
      <text:p text:style-name="P4">
Description: Due to the Russian shelling of Kherson region, four residents of the regional center were injured, the enemy launched a radio -controlled bomb on Zmiivka, and destroyed the farm in the garden. - Ukrinform.</text:p>
      <text:p text:style-name="P4">
Images: ['<text:a xlink:type="simple" xlink:href="https://static.ukrinform.com/photos/2023_06/thumb_files/630_360_1687240826-168.jpeg" text:style-name="Internet_20_link" text:visited-style-name="Visited_20_Internet_20_Link">
630_360_16872...</text:a>
']</text:p>
      <text:p text:style-name="P4">
Tags: ['Херсонщина', 'Обстріл', 'Війна з Росією', 'Єдині новини']</text:p>
      <text:p text:style-name="P4">
Type: Article</text:p>
      <!--METADATA-->
      <text:p text:style-name="P4">
<draw:frame draw:style-name="fr1" draw:name="Image169" text:anchor-type="as-char" svg:width="6.9236in" svg:height="3.949626in" draw:z-index="0">
<draw:image xlink:href="../Images/yкринформ/2023-07-02T20-44-00-03-00/630_360_1687240826-168.jpeg" xlink:type="simple" xlink:show="embed" xlink:actuate="onLoad" draw:mime-type="image/jpeg"/>
</draw:frame>
Through the Kherson region, four residents of the regional center were injured, the enemy launched a radio -controlled bomb on Zmiivka, and in the garden destroying fellowship.</text:p>
      <text:p text:style-name="P4">
About it on the air of the telecast <text:a xlink:type="simple" xlink:href="https://www.youtube.com/watch" text:style-name="Internet_20_link" text:visited-style-name="Visited_20_Internet_20_Link">
"only news"</text:a>
Kherson's spokesman Alexander Tolokonnikov reported, Ukrinform correspondent reports.</text:p>
      <text:p text:style-name="P4">
“Today, a radio -controlled bomb was launched on Zmiivka. The houses were destroyed. It was without the victims. Also in the garden Russians, the farm was fired. The farm is almost completely burned down, and people were not injured here too. Also the house <text:a xlink:type="simple" xlink:href="https://www.ukrinform.ua/tag-obstril" text:style-name="Internet_20_link" text:visited-style-name="Visited_20_Internet_20_Link">
fired</text:a>
In the Komyshany, ”Tolokonnikov said.</text:p>
      <text:p text:style-name="P4">
<text:span text:style-name="T4">
 Read also: </text:span>
 <text:a xlink:type="simple" xlink:href="https://www.ukrinform.ua/rubric-regions/3730501-u-hersoni-cerez-vorozi-obstrili-stalisa-pat-pozez-u-budinkah.html" text:style-name="Internet_20_link" text:visited-style-name="Visited_20_Internet_20_Link">
in <text:span text:style-name="T4">
 Kherson </text:span>
 And because of enemy shelling there were five fires of homes</text:a>
He also reported that a total of five wounded in the region on July 2. The result of the shelling of the pharmacy and the catering establishment(In Kherson -ed.)The 46-year-old man was seriously injured, and 70-year-old lighter. Later, the Russians fired a high-rise building. There were a 22-year-old man and his 46-year-old mother. They were hospitalized. Stannarazi is stable. Another person was injured in a post-Pokrovsky.</text:p>
      <text:p text:style-name="P4">
As reported by Ukrinform, the Russian army of last day, on July 1, made <text:a xlink:type="simple" xlink:href="https://www.ukrinform.ua/rubric-regions/3730379-rosiani-86-raziv-za-dobu-obstrilali-hersonsinu-patero-poranenih.html" text:style-name="Internet_20_link" text:visited-style-name="Visited_20_Internet_20_Link">
86 units of Kherson region, five people were injured.</text:a>
_ Photo illustrative _</text:p>
      <text:p text:style-name="P4">
News Source: <text:a xlink:type="simple" xlink:href="https://www.ukrinform.ua/rubric-ato/3730587-rosiani-zapustili-po-hersonsini-radiokerovanu-bombu-ta-obstrilali-fermu.html" text:style-name="Internet_20_link" text:visited-style-name="Visited_20_Internet_20_Link">
https://www.ukrinform.ua/rubric-ato/3730587-rosiani-zapustili-po-hersonsini-radiokerovanu-bombu-ta-obstrilali-fermu.html</text:a>
</text:p>
      <!--NEWS-->
      <text:h text:style-name="P10" text:outline-level="1">
<text:span text:style-name="T4">
In the bare pier on the streets still stands water - Ova</text:span>
</text:h>
      <text:p text:style-name="P4">
Authors: Ukrinform (Person)</text:p>
      <text:p text:style-name="P4">
Publisher: Укринформ (Organization)</text:p>
      <text:p text:style-name="P4">
Published Time: 2023-07-02T20:46:55+03:00</text:p>
      <text:p text:style-name="P4">
Modified Time: 2023-07-02T20:46:55+03:00</text:p>
      <text:p text:style-name="P4">
Description: Russian invaders in a temporarily occupied bare pier do not help residents eliminate the effects of flooding, water on the streets still stands, and in some places its level reaches 70 cm. - Ukrinform.</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щина', 'Вода', 'Війна з Росією']</text:p>
      <text:p text:style-name="P4">
Type: Article</text:p>
      <!--METADATA-->
      <text:p text:style-name="P4">
<draw:frame draw:style-name="fr1" draw:name="Image170" text:anchor-type="as-char" svg:width="6.9236in" svg:height="3.956343in" draw:z-index="0">
<draw:image xlink:href="../Images/yкринформ/2023-07-02T20-46-55-03-00/630_360_1686846700-7346.jpeg" xlink:type="simple" xlink:show="embed" xlink:actuate="onLoad" draw:mime-type="image/jpeg"/>
</draw:frame>
Russian invaders in a temporarily occupied bare pier do not help to eliminate the effects of flooding, the water on the streets is still standing, and sometimes its level reaches 70 cm.</text:p>
      <text:p text:style-name="P4">
About it on the air <text:a xlink:type="simple" xlink:href="https://www.youtube.com/watch" text:style-name="Internet_20_link" text:visited-style-name="Visited_20_Internet_20_Link">
Telelorphone "One News"</text:a>
The spokesman of the Kherson Ova Alexander Tolokonnikov reported, reports correspondent.</text:p>
      <text:p text:style-name="P4">
“There is still water in the naked pier on the streets, in some places up to 70 cm. People complain of stench. The Russians do not pump water, they are undermined. The light appears temporarily and then disappears again. The invaders are not recovering from the victims of households. Most likely, there can be the bodies of people who died as a result of flooding, ”Tolokonnikov said.</text:p>
      <text:p text:style-name="P4">
<text:span text:style-name="T4">
 Read also: </text:span>
 <text:a xlink:type="simple" xlink:href="https://www.ukrinform.ua/rubric-regions/3730551-na-hersonsini-pracuut-50-medikivdobrovolciv-z-riznih-regioniv-ukraini.html" text:style-name="Internet_20_link" text:visited-style-name="Visited_20_Internet_20_Link">
on <text:span text:style-name="T4">
 Kherson region </text:span>
 and 50 volunteer doctors of cut-off regions of Ukraine work</text:a>
According to him, on the left bank invaders are actively equipped with military farms, because there are many wounded and infectious diseases.</text:p>
      <text:p text:style-name="P4">
At the same time, there is some rotation of the Russian military in the Genichesky community.</text:p>
      <text:p text:style-name="P4">
“New troops and their" work "are coming, as always, start with looting of the Us Theater and boarding houses. They even have special warehouses in each community, where they bring the loot and sign each of their own, ”the spokesman said.</text:p>
      <text:p text:style-name="P4">
<text:span text:style-name="T4">
 Read also: </text:span>
 [on <text:span text:style-name="T4">
 Kherson region </text:span>
 and remain flooded 18 inhabited(https://www.ukrinform.ua/rubric-regions/3730484-na-hersonsini-zalisautsa-pidtoplenimi-18-naselenih-punktiv.html)As reported by Ukrinform, in Sergiyivka of the Kherson region, since June 15, in one units of the 5th Army of the Eastern Military District on mines, which were set by previous rotation, up to 10 servicemen of the Russian Federation were exploded.</text:p>
      <text:p text:style-name="P4">
Photo illustrative</text:p>
      <text:p text:style-name="P4">
News Source: <text:a xlink:type="simple" xlink:href="https://www.ukrinform.ua/rubric-regions/3730588-u-golij-pristani-na-vulicah-dosi-stoit-voda-ova.html" text:style-name="Internet_20_link" text:visited-style-name="Visited_20_Internet_20_Link">
https://www.ukrinform.ua/rubric-regions/3730588-u-golij-pristani-na-vulicah-dosi-stoit-voda-ova.html</text:a>
</text:p>
      <!--NEWS-->
      <text:h text:style-name="P10" text:outline-level="1">
<text:span text:style-name="T4">
England beat Portugal's football players and reached the 1/2 finals</text:span>
</text:h>
      <text:p text:style-name="P4">
Authors: Ukrinform (Person)</text:p>
      <text:p text:style-name="P4">
Publisher: Укринформ (Organization)</text:p>
      <text:p text:style-name="P4">
Published Time: 2023-07-02T20:53:00+03:00</text:p>
      <text:p text:style-name="P4">
Modified Time: 2023-07-02T20:53:00+03:00</text:p>
      <text:p text:style-name="P4">
Description: At the European Football Championships (players before the 21st year), the third participant in the semi-final stage of the tournament was determined. - Ukrinform.</text:p>
      <text:p text:style-name="P4">
Images: ['<text:a xlink:type="simple" xlink:href="https://static.ukrinform.com/photos/2023_07/thumb_files/630_360_1688319375-804.jpg" text:style-name="Internet_20_link" text:visited-style-name="Visited_20_Internet_20_Link">
630_360_16883...</text:a>
']</text:p>
      <text:p text:style-name="P4">
Tags: ['Футбол', 'Молодь']</text:p>
      <text:p text:style-name="P4">
Type: Article</text:p>
      <!--METADATA-->
      <text:p text:style-name="P4">
<draw:frame draw:style-name="fr1" draw:name="Image171" text:anchor-type="as-char" svg:width="6.9236in" svg:height="3.956343in" draw:z-index="0">
<draw:image xlink:href="../Images/yкринформ/2023-07-02T20-53-00-03-00/630_360_1688319375-804.jpg" xlink:type="simple" xlink:show="embed" xlink:actuate="onLoad" draw:mime-type="image/jpeg"/>
</draw:frame>
Griding Championships in Europe in football(Players up to 21st)The participant of the semi -final stage of the tournament was determined.</text:p>
      <text:p text:style-name="P4">
The youth of England took the mountain over the peers of Sportugal in a quarter -finals, Ukrinform reports.</text:p>
      <text:p text:style-name="P4">
The match was in Kutaisa(Georgia)and ended in favor of the British counting - 1: 0.</text:p>
      <text:p text:style-name="P4">
The author of the goal was the Newcastle striker Anthony Gordon, who was 34 mini-rich in the midfielder of "Nottingham" Morgan Gibbs-Wight.</text:p>
      <text:p text:style-name="P4">
On July 5, England is playing with Israeli players on July 5, as the eve of the Georgia team.(1:0).</text:p>
      <text:p text:style-name="P4">
В іншому півфіналі Іспанія зіграє з переможцем протистояння Франція - Україна.</text:p>
      <text:p text:style-name="P4">
<text:span text:style-name="T4">
Читайте також:</text:span>
 <text:a xlink:type="simple" xlink:href="https://www.ukrinform.ua/rubric-sports/3730378-zinoca-zbirna-ukraini-z-plaznogo-futbolu-zdobula-sriblo-iii-evropejskih-igor.html" text:style-name="Internet_20_link" text:visited-style-name="Visited_20_Internet_20_Link">
 Жіноча збірна України з пляжного <text:span text:style-name="T4">
футбол</text:span>
 у здобула«срібло» III Європейських ігор </text:a>
The decisive match of the youth championship of Europe will take place on July 8(Georgia).</text:p>
      <text:p text:style-name="P4">
Фото: football24.</text:p>
      <text:p text:style-name="P4">
News Source: <text:a xlink:type="simple" xlink:href="https://www.ukrinform.ua/rubric-sports/3730591-anglia-obigrala-futbolistiv-portugalii-i-vijsla-do-12-finalu-molodiznogo-ce2023.html" text:style-name="Internet_20_link" text:visited-style-name="Visited_20_Internet_20_Link">
https://www.ukrinform.ua/rubric-sports/3730591-anglia-obigrala-futbolistiv-portugalii-i-vijsla-do-12-finalu-molodiznogo-ce2023.html</text:a>
</text:p>
      <!--NEWS-->
      <text:h text:style-name="P10" text:outline-level="1">
<text:span text:style-name="T4">
The invaders in the Kherson region force people to take a passport of the Russian Federation "in exchange for life" - Humeniuk</text:span>
</text:h>
      <text:p text:style-name="P4">
Authors: Ukrinform (Person)</text:p>
      <text:p text:style-name="P4">
Publisher: Укринформ (Organization)</text:p>
      <text:p text:style-name="P4">
Published Time: 2023-07-02T21:12:31+03:00</text:p>
      <text:p text:style-name="P4">
Modified Time: 2023-07-02T21:12:31+03:00</text:p>
      <text:p text:style-name="P4">
Description: In the Kherson region, invaders try to use the difficult humanitarian situation on the temporarily occupied left bank of the Dnieper to continue forced certification. - Ukrinform.</text:p>
      <text:p text:style-name="P4">
Images: ['<text:a xlink:type="simple" xlink:href="https://static.ukrinform.com/photos/2016_12/thumb_files/630_360_1482249770-8198-pasport-rf.jpg" text:style-name="Internet_20_link" text:visited-style-name="Visited_20_Internet_20_Link">
630_360_14822...</text:a>
']</text:p>
      <text:p text:style-name="P4">
Tags: ['Херсонщина', 'Війна з Росією', 'Наталія Гуменюк']</text:p>
      <text:p text:style-name="P4">
Type: Article</text:p>
      <!--METADATA-->
      <text:p text:style-name="P4">
<draw:frame draw:style-name="fr1" draw:name="Image172" text:anchor-type="as-char" svg:width="6.9236in" svg:height="3.956343in" draw:z-index="0">
<draw:image xlink:href="../Images/yкринформ/2023-07-02T21-12-31-03-00/630_360_1482249770-8198-pasport-rf.jpg" xlink:type="simple" xlink:show="embed" xlink:actuate="onLoad" draw:mime-type="image/jpeg"/>
</draw:frame>
In the Kherson region, the invaders try to use the complex humanitarian situation on the temporarily occupied left bank of the Dnieper for compulsory certification.</text:p>
      <text:p text:style-name="P4">
Natalia Humenukskaskaska was the head of the united Press Center(https://www.youtube.com/watch?v=jIqhGIoFPQA&amp;ab_channel=RadioNV), Ukrinform reports.</text:p>
      <text:p text:style-name="P4">
According to Humeniuk, the invaders continue the blackmail of the population and forced passing in exchange for things of the first need "and in general in exchange for life".</text:p>
      <text:p text:style-name="P4">
<text:span text:style-name="T4">
 Read also: </text:span>
 [<text:span text:style-name="T4">
 Humeniuk </text:span>
: Russia reduced the use(https://www.ukrinform.ua/rubric-ato/3730580-gumenuk-rosia-zmensila-zastosuvanna-barazuucih-aviabomb.html)“That is, to save people from flooding areas only if they take a passport(RF - Ed.). Надати медичну допомогу - тільки якщо у них є російський паспорт.Отримати гуманітарну допомогу, якусь підтримку - тільки якщо є російськийпаспорт. Тобто, людей фактично ставлять перед вибором життя і смерті черезросійський паспорт», - заявила Гуменюк.</text:p>
      <text:p text:style-name="P4">
Вона наголосила, що на лівому березі дуже складна гуманітарна ситуація - немаєпитної води і неможливо використовувати наявні свердловини та джерела,потрібна тільки привозна вода.</text:p>
      <text:p text:style-name="P4">
"Дуже складна ситуація із кишковими захворюваннями, навіть самі окупантипотерпають від цього. Вони дуже хотіли побачити, як діють натовськілабораторії, і зараз кожен другий із них і є тою самою ходячою натовськоюбіолабораторією», - сказала Гуменюк.</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As it was reported, on June 6, the Russian army undermined the dam of Kakhovka hydroelectric power plants, causing the flooding of part of the Kherson and Mykolaiv regions to the ictorical exchange of the Kakhovka reservoir.</text:p>
      <text:p text:style-name="P4">
News Source: <text:a xlink:type="simple" xlink:href="https://www.ukrinform.ua/rubric-regions/3730594-zagarbniki-na-hersonsini-primusuut-ludej-brati-pasport-rf-v-obmin-na-zitta-gumenuk.html" text:style-name="Internet_20_link" text:visited-style-name="Visited_20_Internet_20_Link">
https://www.ukrinform.ua/rubric-regions/3730594-zagarbniki-na-hersonsini-primusuut-ludej-brati-pasport-rf-v-obmin-na-zitta-gumenuk.html</text:a>
</text:p>
      <!--NEWS-->
      <text:h text:style-name="P10" text:outline-level="1">
<text:span text:style-name="T4">
Vatican's specialist visit to Moscow was focused on humanitarian issues</text:span>
</text:h>
      <text:p text:style-name="P4">
Authors: Ukrinform (Person)</text:p>
      <text:p text:style-name="P4">
Publisher: Укринформ (Organization)</text:p>
      <text:p text:style-name="P4">
Published Time: 2023-07-02T21:21:31+03:00</text:p>
      <text:p text:style-name="P4">
Modified Time: 2023-07-02T21:21:31+03:00</text:p>
      <text:p text:style-name="P4">
Description: On Sunday, the Vatican Special Vatican Cardinal Matteo Sunday stated that his mission to Moscow about war in Ukraine was focused on humanitarian issues and did not include any discussions on a peaceful plan. - Ukrinform.</text:p>
      <text:p text:style-name="P4">
Images: ['<text:a xlink:type="simple" xlink:href="https://static.ukrinform.com/photos/2023_05/thumb_files/630_360_1684847047-530.jpg" text:style-name="Internet_20_link" text:visited-style-name="Visited_20_Internet_20_Link">
630_360_16848...</text:a>
']</text:p>
      <text:p text:style-name="P4">
Tags: ['Ватикан', 'Росія', 'Війна з Росією']</text:p>
      <text:p text:style-name="P4">
Type: Article</text:p>
      <!--METADATA-->
      <text:p text:style-name="P4">
<draw:frame draw:style-name="fr1" draw:name="Image173" text:anchor-type="as-char" svg:width="6.9236in" svg:height="3.956343in" draw:z-index="0">
<draw:image xlink:href="../Images/yкринформ/2023-07-02T21-21-31-03-00/630_360_1684847047-530.jpg" xlink:type="simple" xlink:show="embed" xlink:actuate="onLoad" draw:mime-type="image/jpeg"/>
</draw:frame>
On Sunday, the Vatican Special Vatican Cardinal Matteo Zuppi said that his mission of Domoskov for war in Ukraine was focused on humanitarian issues and has not been discussed on a peace plan.</text:p>
      <text:p text:style-name="P4">
As Ukrinform reports, it reports <text:a xlink:type="simple" xlink:href="https://www.reuters.com/world/europe/papal-envoy-says-moscow-visit-focused-humanitarian-issues-not-peace-plan-2023-07-02/" text:style-name="Internet_20_link" text:visited-style-name="Visited_20_Internet_20_Link">
Reuters</text:a>
.</text:p>
      <text:p text:style-name="P4">
Cardinal Zuppy emphasized the importance of solving humanitarian problems during meetings in Moscow and Kiev.</text:p>
      <text:p text:style-name="P4">
He said that the purpose of his visit was not to propose a peace plan or to take part in official mediation, but rather a fatigue to determine the priority of well -being and the protection of vulnerable categories affected by the war.</text:p>
      <text:p text:style-name="P4">
<text:span text:style-name="T4">
 Read also: </text:span>
 <text:a xlink:type="simple" xlink:href="https://www.ukrinform.ua/rubric-polytics/3728514-vatikan-moze-dopomogti-ukraini-vizvolennam-polonenih-i-povernennam-ditej-ermak.html" text:style-name="Internet_20_link" text:visited-style-name="Visited_20_Internet_20_Link">
Vatican can help Ukraine with the liberation of prisoners and the reverse of children - Yermak</text:a>
Upppi emphasized the urgent need to stop violence and preserve human life, with a special emphasis on protecting the welfare of children.</text:p>
      <text:p text:style-name="P4">
As it was reported, the head of the Presidential Office Andriy Yermak stated that Ukraine was not hopeful for the Vatican mediation in negotiations with Moscow, instead, it would be assisted in the liberation of prisoners of Ukrainians and returning Ukrainian children.</text:p>
      <text:p text:style-name="P4">
On June 28-29, the special ambassador of Pope Roman Cardinal Matteo Zuppy was a visit to the Vatican's mission on June 28-29 with the "Achieving Homir" in Ukraine.</text:p>
      <text:p text:style-name="P4">
<text:span text:style-name="T4">
 Read also: </text:span>
 <text:a xlink:type="simple" xlink:href="https://www.ukrinform.ua/rubric-polytics/3719073-veresuk-zustrilasa-zi-specposlancem-vatikanu.html" text:style-name="Internet_20_link" text:visited-style-name="Visited_20_Internet_20_Link">
Vereshchuk met with the Vatican specialist</text:a>
On June 5-6, Cardinal Matteo Zuppi visited Ukraine. In particular, with President Zelensky, he discussed the situation in Ukraine and the humanities in the framework of the Peace Formula.</text:p>
      <text:p text:style-name="P4">
Photo: KNA</text:p>
      <text:p text:style-name="P4">
News Source: <text:a xlink:type="simple" xlink:href="https://www.ukrinform.ua/rubric-world/3730598-vizit-specposlanca-vatikanu-do-moskvi-buv-zoseredzenij-na-gumanitarnih-pitannah.html" text:style-name="Internet_20_link" text:visited-style-name="Visited_20_Internet_20_Link">
https://www.ukrinform.ua/rubric-world/3730598-vizit-specposlanca-vatikanu-do-moskvi-buv-zoseredzenij-na-gumanitarnih-pitannah.html</text:a>
</text:p>
      <!--NEWS-->
      <text:h text:style-name="P10" text:outline-level="1">
<text:span text:style-name="T4">
Peace in Europe is possible only after the victory of Ukraine - Yermak</text:span>
</text:h>
      <text:p text:style-name="P4">
Authors: Ukrinform (Person)</text:p>
      <text:p text:style-name="P4">
Publisher: Укринформ (Organization)</text:p>
      <text:p text:style-name="P4">
Published Time: 2023-07-02T21:40:00+03:00</text:p>
      <text:p text:style-name="P4">
Modified Time: 2023-07-02T21:40:00+03:00</text:p>
      <text:p text:style-name="P4">
Description: Presidential Office Head Andriy Yermak is convinced that peace in Europe is possible only after the victory of Ukraine in the war against Russia, which has NATO membership.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Європа', 'НАТО', 'Єрмак', 'Війна з Росією']</text:p>
      <text:p text:style-name="P4">
Type: Article</text:p>
      <!--METADATA-->
      <text:p text:style-name="P4">
<draw:frame draw:style-name="fr1" draw:name="Image174" text:anchor-type="as-char" svg:width="6.9236in" svg:height="3.956343in" draw:z-index="0">
<draw:image xlink:href="../Images/yкринформ/2023-07-02T21-40-00-03-00/630_360_1687457216-618.jpeg" xlink:type="simple" xlink:show="embed" xlink:actuate="onLoad" draw:mime-type="image/jpeg"/>
</draw:frame>
Presidential leadership Andriy Yermak is convinced that peace in Europe is only possible after Ukraine's victory in the war against Russia, which has NATO membership.</text:p>
      <text:p text:style-name="P4">
Yermak wrote about it in <text:a xlink:type="simple" xlink:href="https://t.me/ermaka2022/3091" text:style-name="Internet_20_link" text:visited-style-name="Visited_20_Internet_20_Link">
telegram</text:a>
, reports Ukrinform.</text:p>
      <text:p text:style-name="P4">
“Peace in Europe is possible only after the victory of Ukraine. And to consolidate this victorious membership in NATO, ”said OP.</text:p>
      <text:p text:style-name="P4">
According to him, the forces of defense are moving forward despite a large amount of a mine by the enemy's advantage in the air. "Everyone who wanted to see a rapid fighter with a way, has to remember these things, as well as the importance of the life of every warrior," Yermak stressed.</text:p>
      <text:p text:style-name="P4">
<text:span text:style-name="T4">
 Read also: </text:span>
 <text:a xlink:type="simple" xlink:href="https://www.ukrinform.ua/rubric-polytics/3729663-ukraina-bude-gotova-obgovoruvati-dovgostrokove-vreguluvanna-pisla-vivedenna-vijsk-rf-ermak.html" text:style-name="Internet_20_link" text:visited-style-name="Visited_20_Internet_20_Link">
Ukraine will be ready to discuss long -term regulation after the withdrawal of Russian troops - <text:span text:style-name="T4">
 Ermak </text:span>
</text:a>
In this context, he emphasized that Ukraine needs multifunctional tilly F-16 and a long-range <text:a xlink:type="simple" xlink:href="https://www.ukrinform.ua/tag-zbroa" text:style-name="Internet_20_link" text:visited-style-name="Visited_20_Internet_20_Link">
weapons</text:a>
. "We do everything to speed up these processes," the OP Head assured.</text:p>
      <text:p text:style-name="P4">
The Navy Commander Viecadmiral Alexei Shepapa said that the F-16 is needed for successful operations not only at land but also at sea.</text:p>
      <text:p text:style-name="P4">
News Source: <text:a xlink:type="simple" xlink:href="https://www.ukrinform.ua/rubric-ato/3730599-mir-u-evropi-mozlivij-lise-pisla-peremogi-ukraini-ermak.html" text:style-name="Internet_20_link" text:visited-style-name="Visited_20_Internet_20_Link">
https://www.ukrinform.ua/rubric-ato/3730599-mir-u-evropi-mozlivij-lise-pisla-peremogi-ukraini-ermak.html</text:a>
</text:p>
      <!--NEWS-->
      <text:h text:style-name="P10" text:outline-level="1">
<text:span text:style-name="T4">
Ukraine has completed a speech at the III European Games: 41 medal, third command place</text:span>
</text:h>
      <text:p text:style-name="P4">
Authors: Ukrinform (Person)</text:p>
      <text:p text:style-name="P4">
Publisher: Укринформ (Organization)</text:p>
      <text:p text:style-name="P4">
Published Time: 2023-07-02T21:43:00+03:00</text:p>
      <text:p text:style-name="P4">
Modified Time: 2023-07-02T21:43:00+03:00</text:p>
      <text:p text:style-name="P4">
Description: Krakow (Poland) has ended European Games-2023. - Ukrinform.</text:p>
      <text:p text:style-name="P4">
Images: ['<text:a xlink:type="simple" xlink:href="https://static.ukrinform.com/photos/2023_07/thumb_files/630_360_1688323225-898.jpeg" text:style-name="Internet_20_link" text:visited-style-name="Visited_20_Internet_20_Link">
630_360_16883...</text:a>
']</text:p>
      <text:p text:style-name="P4">
Tags: ['Збірна України', 'Європейські ігри']</text:p>
      <text:p text:style-name="P4">
Type: Article</text:p>
      <!--METADATA-->
      <text:p text:style-name="P4">
<draw:frame draw:style-name="fr1" draw:name="Image175" text:anchor-type="as-char" svg:width="6.9236in" svg:height="3.956343in" draw:z-index="0">
<draw:image xlink:href="../Images/yкринформ/2023-07-02T21-43-00-03-00/630_360_1688323225-898.jpeg" xlink:type="simple" xlink:show="embed" xlink:actuate="onLoad" draw:mime-type="image/jpeg"/>
</draw:frame>
Krakow(Poland)European Games-2023 have ended.</text:p>
      <text:p text:style-name="P4">
According to the results of continental competitions, the national team of Ukraine took third place in the general team standings, having won 41 awards - 21 gold, 12 silver and 8 bronze, Ukrinform reports.</text:p>
      <text:p text:style-name="P4">
_Ukraine champions and winners of the III European Games: _</text:p>
      <text:p text:style-name="P4">
<text:span text:style-name="T4">
 "Gold" </text:span>
: Ludmila Luzan, Valery Teret(canoe-two, 500 meters), Oglekukharyk, Igor Trunov(kayak-two, 500 meters), Ludmila Luzan(Canoe-single, 500 meters)- kayaking and canoeing; Ksenia Baylo, Danilokonovalov, Anna Piscivska, Alexey Sereda(command jumps into water), Xenia Baylo, Cyrillic pain(Mikst synchronous jumps into water, 10-meter tower), Kirilbolyukh, Alexey Wednesday(Synchronous jumps into water, a 10-meter tower), Olegholodiy, Danilo Konovalov(Synchronous jumps, 3-meter springboard)- jumps of inquiry; Angelica Terluga(55 kg), Andrey Zalitny(75 kg)- karate; Nataliacrol(running at 800 meters), Marina Beh-Romanchuk(Triple jump), Yaroslav Maguchikh(Jumping in height)- Athletics; Joan-Feibbi Bezhura(Single tournament, sword), The Olth(a single tournament, a saber)- fencing; Pavlokorostilev, Yulia Korostilev(Mikst, a small -caliber gun, 25 meters), Elena Kostevich, Anastasia German, Yulia Korostylov(Team tournament, low -caliber gun, 25 meters)- ball shooting; Igor Lyubchenko(up to 67kg), Alexander Efimenko(up to 71 kg), Oleg Prymachov(up to 91 kg)- Muai-Thai; Alexander Khizhnyak(80 kg)- boxing; Victoria Us(bay)- Canoe-Slam.</text:p>
      <text:p text:style-name="P4">
<text:span text:style-name="T4">
 "Silver" </text:span>
: Danilo Danilenko, Oleg Kukharyk, Ivan Semikin, Igor Trunov(kayak-four, 500 meters), Ludmila Luzan(Canoe-single, 200 meters)-wadding on kayaks and canoes; Anita Seryogin(61 kg)- karate; Michaelok(Throwing hammer)- Athletics; Vladislav Aleksiav, marinaial alien(duo, arbitrary program)- artistic swimming; Ivan Kozokar, Anastasia Pavlova(Mikst tournament)- archery; Xenia Baylo, Sofia Esman(Synchronous jumps, 10-meter tower)- jumps into water; Yegor Skurikhin(81 kg)- Muai-Tha; The national team of Ukraine(Women)- beach football; Timur Brikov(75 kg)-Kicboxing.EI -2023 Won Celebration Won Italy - 100 awards(35,26, 39), in the second position - athletes of Spain - 57(21, 17, 19).</text:p>
      <text:p text:style-name="P4">
До топ-10 також увійшли Німеччина - 63 (20, 16, 27), France - 52(17, 19,26), Poland - 50(13, 19, 18), UK - 49(12, 10, 27), Hungary -38(10, 10, 18), Turkey - 38(9, 9, 20), Netherlands - 19(8, 6, 5).</text:p>
      <text:p text:style-name="P4">
Загалом у Кракові володарями медалей стали спортсмени 41-ї країни.</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text:span text:style-name="T4">
Європейські</text:span>
 <text:span text:style-name="T4">
ігри</text:span>
корпоративного спорту </text:a>
It should be noted that at the first European Games in 2019, Ukrainians won 51 Nahoroda(16 gold, 17 silver, 18 bronze).</text:p>
      <text:p text:style-name="P4">
Фото: НОК України.</text:p>
      <text:p text:style-name="P4">
News Source: <text:a xlink:type="simple" xlink:href="https://www.ukrinform.ua/rubric-sports/3730603-ukraina-zaversila-vistup-na-iii-evropejskih-igrah-41-medal-trete-komandne-misce.html" text:style-name="Internet_20_link" text:visited-style-name="Visited_20_Internet_20_Link">
https://www.ukrinform.ua/rubric-sports/3730603-ukraina-zaversila-vistup-na-iii-evropejskih-igrah-41-medal-trete-komandne-misce.html</text:a>
</text:p>
      <!--NEWS-->
      <text:h text:style-name="P10" text:outline-level="1">
<text:span text:style-name="T4">
The Russians fired at the Chernihiv and Sumy Region Seven times for a day</text:span>
</text:h>
      <text:p text:style-name="P4">
Authors: Ukrinform (Person)</text:p>
      <text:p text:style-name="P4">
Publisher: Укринформ (Organization)</text:p>
      <text:p text:style-name="P4">
Published Time: 2023-07-02T21:58:00+03:00</text:p>
      <text:p text:style-name="P4">
Modified Time: 2023-07-02T21:58:00+03:00</text:p>
      <text:p text:style-name="P4">
Description: Russian troops fired at the border of Chernihiv and Sumy regions seven times on July 2.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Чернігівщина']</text:p>
      <text:p text:style-name="P4">
Type: Article</text:p>
      <!--METADATA-->
      <text:p text:style-name="P4">
<draw:frame draw:style-name="fr1" draw:name="Image176" text:anchor-type="as-char" svg:width="6.9236in" svg:height="3.956343in" draw:z-index="0">
<draw:image xlink:href="../Images/yкринформ/2023-07-02T21-58-00-03-00/630_360_1686425057-568.jpg" xlink:type="simple" xlink:show="embed" xlink:actuate="onLoad" draw:mime-type="image/jpeg"/>
</draw:frame>
On July 2, the Russian border was fired at the border of Chernihiv and Sumy region seven times.</text:p>
      <text:p text:style-name="P4">
According to Ukrinform, the North Operational Command reports on <text:a xlink:type="simple" xlink:href="https://www.facebook.com/kommander.nord/posts/pfbid0ksfXxYBXPiAY3tmXe7CZVmLD4PbMfHNEJnUGxownFiKAEPUk2Fwdojyy6UQHH2FZl" text:style-name="Internet_20_link" text:visited-style-name="Visited_20_Internet_20_Link">
Facebook</text:a>
.</text:p>
      <text:p text:style-name="P4">
У Чернігівські області російські війська обстріляли три населені пункти.</text:p>
      <text:p text:style-name="P4">
<text:span text:style-name="T4">
Читайте також:</text:span>
 <text:a xlink:type="simple" xlink:href="https://www.ukrinform.ua/rubric-ato/3730587-rosiani-zapustili-po-hersonsini-radiokerovanu-bombu-ta-obstrilali-fermu.html" text:style-name="Internet_20_link" text:visited-style-name="Visited_20_Internet_20_Link">
 Росіяни запустили по Херсонщині радіокеровану бомбу та<text:span text:style-name="T4">
обстріл</text:span>
 яли ферму </text:a>
Thus, in the area of Karpovich 02:55 to 03:20, five hits, probably from the artillery, were probably recorded.</text:p>
      <text:p text:style-name="P4">
In the area of the village of Klusi from 11:30 to 11:35 there were two trains, probably the Russians fired from a 120 mm mortar.</text:p>
      <text:p text:style-name="P4">
In the area of the village of Arkhipivka from 18:25 to 18:35 there were three trains, probably the Russians fired at 120 mm mortar.</text:p>
      <text:p text:style-name="P4">
<text:span text:style-name="T4">
 Read also: </text:span>
 <text:a xlink:type="simple" xlink:href="https://www.ukrinform.ua/rubric-ato/3730572-vijska-rf-obstrilali-z-vazkoi-artilerii-dvi-gromadi-na-dnipropetrovsini.html" text:style-name="Internet_20_link" text:visited-style-name="Visited_20_Internet_20_Link">
Russian troops <text:span text:style-name="T4">
 shelling </text:span>
 fir from heavy artillery two communities of Dnipropetrovsk</text:a>
From 19:10 to 19:35, the Russians again fired at the Archpm, probably from 120 mm mortar, releasing 12 mines.</text:p>
      <text:p text:style-name="P4">
In all cases, information about losses among the local population or damage to civilian infrastructure was not received.</text:p>
      <text:p text:style-name="P4">
In Sumy region, the Russians fired at two settlements.</text:p>
      <text:p text:style-name="P4">
Thus, from 08:45 to 08:55 the Russians fired at the village of Belokopitov, previously registered regions, 15 hits were recorded.</text:p>
      <text:p text:style-name="P4">
<text:span text:style-name="T4">
 Read also: </text:span>
 <text:a xlink:type="simple" xlink:href="https://www.ukrinform.ua/rubric-regions/3730501-u-hersoni-cerez-vorozi-obstrili-stalisa-pat-pozez-u-budinkah.html" text:style-name="Internet_20_link" text:visited-style-name="Visited_20_Internet_20_Link">
in Kherson because of enemy <text:span text:style-name="T4">
 shelling </text:span>
 and there were five fires of homes</text:a>
From 12:40 to 13:20 they were fired again with white -copitovo, probably from the self -propelled artillery unit "Non", releasing 8 shells. Civil infrastructure prohibition information is specified.</text:p>
      <text:p text:style-name="P4">
Russian troops from 16:31 to 5:10:10 fired the village of Khodyne, pre -artillery, 10 trains were recorded. Information on the loss of the average population and damage to civilian infrastructure was not received.</text:p>
      <text:p text:style-name="P4">
As reported by Ukrinform, during July 1, Russian aggressors committed 25 lashes of border communities of Sumy region, and a total of 140 works were recorded.</text:p>
      <text:p text:style-name="P4">
News Source: <text:a xlink:type="simple" xlink:href="https://www.ukrinform.ua/rubric-ato/3730602-rosiani-za-den-sim-raziv-obstrilali-prikordonna-cernigivsini-ta-sumsini.html" text:style-name="Internet_20_link" text:visited-style-name="Visited_20_Internet_20_Link">
https://www.ukrinform.ua/rubric-ato/3730602-rosiani-za-den-sim-raziv-obstrilali-prikordonna-cernigivsini-ta-sumsini.html</text:a>
</text:p>
      <!--NEWS-->
      <text:h text:style-name="P10" text:outline-level="1">
<text:span text:style-name="T4">
Ukrainians Chornohuz and Kochanov became bronze medalists of Euro-2023 with free wrestling</text:span>
</text:h>
      <text:p text:style-name="P4">
Authors: Ukrinform (Person)</text:p>
      <text:p text:style-name="P4">
Publisher: Укринформ (Organization)</text:p>
      <text:p text:style-name="P4">
Published Time: 2023-07-02T22:13:00+03:00</text:p>
      <text:p text:style-name="P4">
Modified Time: 2023-07-02T22:13:00+03:00</text:p>
      <text:p text:style-name="P4">
Description: On the final day of the European Championships (athletes up to 20 years), Ukrainians Ivan Chornoguz and Vladimir Kochanov rose to the podium of the competition. - Ukrinform.</text:p>
      <text:p text:style-name="P4">
Images: ['<text:a xlink:type="simple" xlink:href="https://static.ukrinform.com/photos/2023_07/thumb_files/630_360_1688325160-672.jpg" text:style-name="Internet_20_link" text:visited-style-name="Visited_20_Internet_20_Link">
630_360_16883...</text:a>
']</text:p>
      <text:p text:style-name="P4">
Tags: ['вільна боротьба']</text:p>
      <text:p text:style-name="P4">
Type: Article</text:p>
      <!--METADATA-->
      <text:p text:style-name="P4">
<draw:frame draw:style-name="fr1" draw:name="Image177" text:anchor-type="as-char" svg:width="6.9236in" svg:height="3.956343in" draw:z-index="0">
<draw:image xlink:href="../Images/yкринформ/2023-07-02T22-13-00-03-00/630_360_1688325160-672.jpg" xlink:type="simple" xlink:show="embed" xlink:actuate="onLoad" draw:mime-type="image/jpeg"/>
</draw:frame>
Sports Fighting Championships(Athletes up to 20 type)In Santiago-de-composted(Spain)Ukrainian Chornohuz and Vladimir Kochanov climbed on the pedestal of the competition.</text:p>
      <text:p text:style-name="P4">
Chornohuz won bronze in the weight category up to 86 kg, and Kochanov Staffronse medalist of the European Championships for a free weight in weight of up to 125 kg, Ukrinform reports.</text:p>
      <text:p text:style-name="P4">
<text:span text:style-name="T4">
 Read also: </text:span>
 <text:a xlink:type="simple" xlink:href="https://www.ukrinform.ua/rubric-sports/3730406-ukrainski-vilniki-zdobuli-dva-zolota-na-cempionati-evropi-u20.html" text:style-name="Internet_20_link" text:visited-style-name="Visited_20_Internet_20_Link">
Ukrainian "Vilniki" won two "gold" on the U20 championships</text:a>
A day earlier "gold" Euro-2023(U20)Nikita Zubal won(65 kg)and Ivan Primachenko(97 kg).</text:p>
      <text:p text:style-name="P4">
Фото: ukrwrestling.com.ua.</text:p>
      <text:p text:style-name="P4">
News Source: <text:a xlink:type="simple" xlink:href="https://www.ukrinform.ua/rubric-sports/3730608-ukrainci-cornoguz-i-kocanov-stali-bronzovimi-prizerami-evro2023-z-vilnoi-borotbi.html" text:style-name="Internet_20_link" text:visited-style-name="Visited_20_Internet_20_Link">
https://www.ukrinform.ua/rubric-sports/3730608-ukrainci-cornoguz-i-kocanov-stali-bronzovimi-prizerami-evro2023-z-vilnoi-borotbi.html</text:a>
</text:p>
      <!--NEWS-->
      <text:h text:style-name="P10" text:outline-level="1">
<text:span text:style-name="T4">
Leopard tanks in Ukraine will show what they are capable of - Reznikov</text:span>
</text:h>
      <text:p text:style-name="P4">
Authors: Ukrinform (Person)</text:p>
      <text:p text:style-name="P4">
Publisher: Укринформ (Organization)</text:p>
      <text:p text:style-name="P4">
Published Time: 2023-07-02T22:17:00+03:00</text:p>
      <text:p text:style-name="P4">
Modified Time: 2023-07-02T22:17:00+03:00</text:p>
      <text:p text:style-name="P4">
Description: Leopard tanks transferred to Germany will soon show their work in combat positions in Ukraine. - Ukrinform.</text:p>
      <text:p text:style-name="P4">
Images: ['<text:a xlink:type="simple" xlink:href="https://static.ukrinform.com/photos/2023_06/thumb_files/630_360_1687962715-965.png" text:style-name="Internet_20_link" text:visited-style-name="Visited_20_Internet_20_Link">
630_360_16879...</text:a>
']</text:p>
      <text:p text:style-name="P4">
Tags: ['Резніков', 'Війна з Росією', ' танк Leopard']</text:p>
      <text:p text:style-name="P4">
Type: Article</text:p>
      <!--METADATA-->
      <text:p text:style-name="P4">
<draw:frame draw:style-name="fr1" draw:name="Image178" text:anchor-type="as-char" svg:width="6.9236in" svg:height="3.956343in" draw:z-index="0">
<draw:image xlink:href="../Images/yкринформ/2023-07-02T22-17-00-03-00/630_360_1687962715-965.png" xlink:type="simple" xlink:show="embed" xlink:actuate="onLoad" draw:mime-type="image/png"/>
</draw:frame>
Predaninimychia Leopard tanks will soon show their work in the combat positions of in Ukraine.</text:p>
      <text:p text:style-name="P4">
The Minister of Defense Alexei Reznikov wrote about it in <text:a xlink:type="simple" xlink:href="https://twitter.com/oleksiireznikov/status/1675385170361212933" text:style-name="Internet_20_link" text:visited-style-name="Visited_20_Internet_20_Link">
Twitter</text:a>
, reports Ukrinform.</text:p>
      <text:p text:style-name="P4">
"Leopard is a proud and a strong animal. He loves freedom, honest struggle of tasma food. Dozens of" leopards "came to Ukraine to show what they are suitable for. And their time will come!" - says in the post.</text:p>
      <text:p text:style-name="P4">
<text:span text:style-name="T4">
 Read also: </text:span>
 <text:a xlink:type="simple" xlink:href="https://www.ukrinform.ua/rubric-ato/3730202-ispania-nadast-ukraini-dodatkovo-cotiri-tanki-leopard-i-bronetransporteri.html" text:style-name="Internet_20_link" text:visited-style-name="Visited_20_Internet_20_Link">
Spain will provide Ukraine with additional four tanks <text:span text:style-name="T4">
 Leopard </text:span>
 and armored personnel carriers</text:a>
Reznikov also thanked the German Defense Minister Boris Pistorius.</text:p>
      <text:p text:style-name="Quotations">

<text:p text:style-name="P4">
The Leopard is A Proud and Strong Animal. IT LOVES FREEDOM, A FAIR FIGHT AND&gt;
 Good Food. &gt;
 Dozens of Leopards Came to Ukraine To Show What Are Are Capable Of. And&gt;
 Their Time Will Coe!&gt;
 Thank you to minister boris pistorius <text:a xlink:type="simple" xlink:href="https://twitter.com/BMVg_Bundeswehr" text:style-name="Internet_20_link" text:visited-style-name="Visited_20_Internet_20_Link">
@bmvg_bundeswehr&gt;
</text:a>
<text:a xlink:type="simple" xlink:href="https://t.co/dHEjxdmEKm" text:style-name="Internet_20_link" text:visited-style-name="Visited_20_Internet_20_Link">
&gt;
 pic.twitter.com/dHEjxdmEKm </text:a>
&gt;
&gt;
 - Oleksiy Reznikov(@oleksireznikov)<text:a xlink:type="simple" xlink:href="https://twitter.com/oleksiireznikov/status/1675385170361212933" text:style-name="Internet_20_link" text:visited-style-name="Visited_20_Internet_20_Link">
 July 2, 2023&gt;
 </text:a>
Spain was reported that 4 tanks, armored personnel carriers and a mobile field hospital will be put in Ukraine, said Pedro Sanchez, Prime Minister Pedro Sanchez during his visit to Kiev.</text:p>

</text:p>
      <text:p text:style-name="P4">
Photo: Getty Images</text:p>
      <text:p text:style-name="P4">
News Source: <text:a xlink:type="simple" xlink:href="https://www.ukrinform.ua/rubric-ato/3730604-tanki-leopard-v-ukraini-pokazut-na-so-voni-zdatni-reznikov.html" text:style-name="Internet_20_link" text:visited-style-name="Visited_20_Internet_20_Link">
https://www.ukrinform.ua/rubric-ato/3730604-tanki-leopard-v-ukraini-pokazut-na-so-voni-zdatni-reznikov.html</text:a>
</text:p>
      <!--NEWS-->
      <text:h text:style-name="P10" text:outline-level="1">
<text:span text:style-name="T4">
The Navy was told about plans to create a mine division</text:span>
</text:h>
      <text:p text:style-name="P4">
Authors: Ukrinform (Person)</text:p>
      <text:p text:style-name="P4">
Publisher: Укринформ (Organization)</text:p>
      <text:p text:style-name="P4">
Published Time: 2023-07-02T22:36:00+03:00</text:p>
      <text:p text:style-name="P4">
Modified Time: 2023-07-02T22:36:00+03:00</text:p>
      <text:p text:style-name="P4">
Description: The Armed Forces of the Armed Forces plan to create a mine division for the safety of civilian navigation. - Ukrinform.</text:p>
      <text:p text:style-name="P4">
Images: ['<text:a xlink:type="simple" xlink:href="https://static.ukrinform.com/photos/2022_06/thumb_files/630_360_1654949975-164.jpg" text:style-name="Internet_20_link" text:visited-style-name="Visited_20_Internet_20_Link">
630_360_16549...</text:a>
']</text:p>
      <text:p text:style-name="P4">
Tags: ['Розмінування', 'ВМС України', 'Корабель', 'Війна з Росією', 'Єдині новини']</text:p>
      <text:p text:style-name="P4">
Type: Article</text:p>
      <!--METADATA-->
      <text:p text:style-name="P4">
<draw:frame draw:style-name="fr1" draw:name="Image179" text:anchor-type="as-char" svg:width="6.9236in" svg:height="3.956343in" draw:z-index="0">
<draw:image xlink:href="../Images/yкринформ/2023-07-02T22-36-00-03-00/630_360_1654949975-164.jpg" xlink:type="simple" xlink:show="embed" xlink:actuate="onLoad" draw:mime-type="image/jpeg"/>
</draw:frame>
The Armed Forces of the Armed Forces plan to create a mine division for the security of civilian navigation.</text:p>
      <text:p text:style-name="P4">
The spokesman of the Navy of the Armed Forces of Ukraine Dmitryplettenchuk reported this on the air of the Tele scale, Ukrinform reports.</text:p>
      <text:p text:style-name="P4">
"We are moving forward, and with regard to further prospects, the creation of a full -fledged mine division is now being developed, because one predominant of our tasks is to ensure the safety of civilian navigation of our seas vaccination," he said, stating that mine security is a single priorities.</text:p>
      <text:p text:style-name="P4">
According to the spokesman, the Navy already have two minefields <text:a xlink:type="simple" xlink:href="https://www.ukrinform.ua/tag-korabel" text:style-name="Internet_20_link" text:visited-style-name="Visited_20_Internet_20_Link">
ships</text:a>
, involved in Seabreeze exercises. “And we hope that at least four units will be. We expect two more ships from the Netherlands, ”Pletenchuk informed.</text:p>
      <text:p text:style-name="P4">
<text:span text:style-name="T4">
 Read also: </text:span>
 <text:a xlink:type="simple" xlink:href="https://www.ukrinform.ua/rubric-ato/3729685-u-britanii-ukrainski-moraki-navcalisa-keruvati-pidvodnimi-dronami.html" text:style-name="Internet_20_link" text:visited-style-name="Visited_20_Internet_20_Link">
in Britain Ukrainian sailors learned to manage the submarine drones</text:a>
He noted that the demining is performed constantly: “We have a mobile schedule group that is constantly guarded by those ammunition that fall in zoning, in the coastal zone, or those that they throw ashore. So is the cart. "</text:p>
      <text:p text:style-name="P4">
Pletenchuk noted that a full -fledged operation of the waters is a historian operation that requires a number of favorable factors, first of all -the suppression of hostilities.</text:p>
      <text:p text:style-name="P4">
Recall that in 2015, the Presidential Decree found that the Day of the Navy of the Armed Forces was celebrated on the first Sunday of July. This year, the holiday of the Pripalon July 2.</text:p>
      <text:p text:style-name="P4">
News Source: <text:a xlink:type="simple" xlink:href="https://www.ukrinform.ua/rubric-ato/3730611-u-vms-rozpovili-pro-plani-stvorenna-protiminnogo-divizionu.html" text:style-name="Internet_20_link" text:visited-style-name="Visited_20_Internet_20_Link">
https://www.ukrinform.ua/rubric-ato/3730611-u-vms-rozpovili-pro-plani-stvorenna-protiminnogo-divizionu.html</text:a>
</text:p>
      <!--NEWS-->
      <text:h text:style-name="P10" text:outline-level="1">
<text:span text:style-name="T4">
Sholtz explained why Germany does not give Ukraine long -range weapons and security guarantees</text:span>
</text:h>
      <text:p text:style-name="P4">
Authors: Ukrinform (Person)</text:p>
      <text:p text:style-name="P4">
Publisher: Укринформ (Organization)</text:p>
      <text:p text:style-name="P4">
Published Time: 2023-07-02T22:55:00+03:00</text:p>
      <text:p text:style-name="P4">
Modified Time: 2023-07-02T22:55:00+03:00</text:p>
      <text:p text:style-name="P4">
Description: Germany is against its weapons to be used in the Russian territory, and security guarantees are ready to give only after the war is over. - Ukrinform.</text:p>
      <text:p text:style-name="P4">
Images: ['<text:a xlink:type="simple" xlink:href="https://static.ukrinform.com/photos/2023_05/thumb_files/630_360_1684667979-196.jpg" text:style-name="Internet_20_link" text:visited-style-name="Visited_20_Internet_20_Link">
630_360_16846...</text:a>
']</text:p>
      <text:p text:style-name="P4">
Tags: ['Німеччина', 'Шольц', 'Війна з Росією']</text:p>
      <text:p text:style-name="P4">
Type: Article</text:p>
      <!--METADATA-->
      <text:p text:style-name="P4">
<draw:frame draw:style-name="fr1" draw:name="Image180" text:anchor-type="as-char" svg:width="6.9236in" svg:height="3.956343in" draw:z-index="0">
<draw:image xlink:href="../Images/yкринформ/2023-07-02T22-55-00-03-00/630_360_1684667979-196.jpg" xlink:type="simple" xlink:show="embed" xlink:actuate="onLoad" draw:mime-type="image/jpeg"/>
</draw:frame>
Germany is the fact that its weapons are used in the Russian territory, it is ready to give abundance guarantees only after the war has completed.</text:p>
      <text:p text:style-name="P4">
This was stated by German Chancellor Olaf Scholtz, responding to the live channel <text:a xlink:type="simple" xlink:href="https://www.youtube.com/watch" text:style-name="Internet_20_link" text:visited-style-name="Visited_20_Internet_20_Link">
ARD</text:a>
To call citizens, reports Ukrinform.</text:p>
      <text:p text:style-name="P4">
“We carefully check all the applications, what they ask for. But for us, the act that we share with the US President: we do not want the branch we pass on to be used to impress the Russian territory, it should serve the protection of Ukraine and its territories return, ”Scholt said.</text:p>
      <text:p text:style-name="P4">
<text:span text:style-name="T4">
 Read also: </text:span>
 <text:a xlink:type="simple" xlink:href="https://www.ukrinform.ua/rubric-polytics/3729861-evrokomisia-se-ne-znajsla-mehanizmu-ak-vikoristati-rosijski-aktivi-v-interesah-ukraini-solc.html" text:style-name="Internet_20_link" text:visited-style-name="Visited_20_Internet_20_Link">
European Commission has not yet found a mechanism how to use Russian assets in the interests of Ukraine - <text:span text:style-name="T4">
 SHOLC </text:span>
</text:a>
So he answered the audience why Germany did not convey the Taurus Ukrainian Sidallecobiny Missiles.</text:p>
      <text:p text:style-name="P4">
The Chancellor emphasized that Germany is the second partner of Ukraine for the scope of assistance, which he called "very effective". In particular, he mentioned the provision of air defense system, tanks and artillery, as well as the preparation of the Ukrainian military. "We have passed a lot of tanks," the head of the head also assured.</text:p>
      <text:p text:style-name="P4">
Scholz emphasized that "Crimea belongs to Ukraine for a very and very long time."</text:p>
      <text:p text:style-name="P4">
<text:span text:style-name="T4">
 Read also: </text:span>
 <text:a xlink:type="simple" xlink:href="https://www.ukrinform.ua/rubric-world/3729250-zahid-ne-stavit-za-metu-zminu-rezimu-v-rf-solc.html" text:style-name="Internet_20_link" text:visited-style-name="Visited_20_Internet_20_Link">
West does not aim to change the regime in the Russian Federation - <text:span text:style-name="T4">
 Scholt </text:span>
</text:a>
The politician also indirectly responded to the words of the Minister of Foreign Affairs of Ukraine Dmitry Kuleba, who in an interview with German newspapers called on German -shekry not to repeat the mistake of the Excatzler Angela Merkel, which dubbed the prospect of Ukraine's membership in NATO in 2008.</text:p>
      <text:p text:style-name="P4">
"One of the conditions of membership is the absence of unresolved border conflicts," Scholt said, emphasizing that it is understandable, and Ukrainians know that the dosage of the NATO joining the NATO will not be.<text:span text:style-name="T4">
 Read also: </text:span>
 [Stoltenberg called on July 6, a meeting on NATO Sweden's access(https://www.ukrinform.ua/rubric-world/3728990-stoltenberg-sklikav-na-6-lipna-zustric-sodo-vstupu-svecii-v-nato.html)The Head of the German Government now considers the more urgent task that it is possible to take care of the joint support of Ukraine in its defense and to provide security guarantees for postwar times.</text:p>
      <text:p text:style-name="P4">
In an interview, Dmitry Kuleba urged German politicians not to repeat the mistake made by the excacessor Angela Merkel in Bucharest in 2008, when she sharply prove against any progress on the path to Ukraine's membership in NATO. Grain, he emphasized, opened Putin's opportunity to invading Georgia to a tactful destabilization activity in the region, eventually illegally -awarded Crimea. If Ukraine was adopted in NATO until 2014, there was no bnezacon annexation of Crimea, it would be war in the Donbass, there was no bruitcom -scale invasion, - the minister is convinced.</text:p>
      <text:p text:style-name="P4">
Photo: Pool</text:p>
      <text:p text:style-name="P4">
News Source: <text:a xlink:type="simple" xlink:href="https://www.ukrinform.ua/rubric-world/3730613-solc-poasniv-comu-frn-zaraz-ne-dae-ukraini-dalekobijnu-zbrou-i-bezpekovi-garantii.html" text:style-name="Internet_20_link" text:visited-style-name="Visited_20_Internet_20_Link">
https://www.ukrinform.ua/rubric-world/3730613-solc-poasniv-comu-frn-zaraz-ne-dae-ukraini-dalekobijnu-zbrou-i-bezpekovi-garantii.html</text:a>
</text:p>
      <!--NEWS-->
      <text:h text:style-name="P10" text:outline-level="1">
<text:span text:style-name="T4">
The enemy fired Konstantinovka, two wounded</text:span>
</text:h>
      <text:p text:style-name="P4">
Authors: Ukrinform (Person)</text:p>
      <text:p text:style-name="P4">
Publisher: Укринформ (Organization)</text:p>
      <text:p text:style-name="P4">
Published Time: 2023-07-02T23:12:00+03:00</text:p>
      <text:p text:style-name="P4">
Modified Time: 2023-07-02T23:12:00+03:00</text:p>
      <text:p text:style-name="P4">
Description: As a result of the shelling of the Russian troops of the city of Konstantinovka of Donetsk region, two people were injured, one of them in serious condition. - Ukrinform.</text:p>
      <text:p text:style-name="P4">
Images: ['<text:a xlink:type="simple" xlink:href="https://static.ukrinform.com/photos/2023_05/thumb_files/630_360_1684167193-844.jpg" text:style-name="Internet_20_link" text:visited-style-name="Visited_20_Internet_20_Link">
630_360_16841...</text:a>
']</text:p>
      <text:p text:style-name="P4">
Tags: ['Донеччина', 'Обстріл', 'Війна з Росією']</text:p>
      <text:p text:style-name="P4">
Type: Article</text:p>
      <!--METADATA-->
      <text:p text:style-name="P4">
<draw:frame draw:style-name="fr1" draw:name="Image181" text:anchor-type="as-char" svg:width="6.9236in" svg:height="3.956343in" draw:z-index="0">
<draw:image xlink:href="../Images/yкринформ/2023-07-02T23-12-00-03-00/630_360_1684167193-844.jpg" xlink:type="simple" xlink:show="embed" xlink:actuate="onLoad" draw:mime-type="image/jpeg"/>
</draw:frame>
In addition to the arrival of the Russian troops of the city of Konstantinovka, Donetsk region was injured by two -human people, one of them in serious condition.</text:p>
      <text:p text:style-name="P4">
According to Ukrinform with reference to <text:a xlink:type="simple" xlink:href="https://suspilne.media/520203-vijskovi-rf-obstrilali-kostantinivku-poraneni-dvoe-ludej-colovik-u-vazkomu-stani/" text:style-name="Internet_20_link" text:visited-style-name="Visited_20_Internet_20_Link">
Public Donbas</text:a>
, Alexei Roslov, the head of the Kingstantynivska MVA, reported.</text:p>
      <text:p text:style-name="P4">
"At about 19.40, the military of the Russian Federation of the city of Konstantinovka took place. As a result of the shelling, two people are in a serious condition.</text:p>
      <text:p text:style-name="P4">
The head of Konstantinovskaya MVA added that <text:a xlink:type="simple" xlink:href="https://www.ukrinform.ua/tag-obstril" text:style-name="Internet_20_link" text:visited-style-name="Visited_20_Internet_20_Link">
shelling</text:a>
Six private homes are damaged.</text:p>
      <text:p text:style-name="P4">
<text:span text:style-name="T4">
 Read also: </text:span>
 <text:a xlink:type="simple" xlink:href="https://www.ukrinform.ua/rubric-ato/3730006-zagarbniki-obstrilali-mikolaivku-na-doneccini-e-zagiblij-ta-poranena.html" text:style-name="Internet_20_link" text:visited-style-name="Visited_20_Internet_20_Link">
invaders fired at Nikolaevka on <text:span text:style-name="T4">
 Donetsk </text:span>
 in, Ezagibly and injured</text:a>
As it was reported, Russian invaders on Saturday, July 1, <text:a xlink:type="simple" xlink:href="https://www.ukrinform.ua/rubric-regions/3730367-zagarbniki-minuloi-dobi-vbili-civilnogo-na-doneccini-troh-poranili.html" text:style-name="Internet_20_link" text:visited-style-name="Visited_20_Internet_20_Link">
killed one resident of Donetsk region</text:a>
, three more civilians were injured.</text:p>
      <text:p text:style-name="P4">
_ Photo illustrative: Donetsk ova_</text:p>
      <text:p text:style-name="P4">
News Source: <text:a xlink:type="simple" xlink:href="https://www.ukrinform.ua/rubric-ato/3730617-vorog-obstrilav-kostantinivku-dvoe-poranenih.html" text:style-name="Internet_20_link" text:visited-style-name="Visited_20_Internet_20_Link">
https://www.ukrinform.ua/rubric-ato/3730617-vorog-obstrilav-kostantinivku-dvoe-poranenih.html</text:a>
</text:p>
      <!--NEWS-->
      <text:h text:style-name="P10" text:outline-level="1">
<text:span text:style-name="T4">
Air Force warn of Shahmed's Launches from the South</text:span>
</text:h>
      <text:p text:style-name="P4">
Authors: Ukrinform (Person)</text:p>
      <text:p text:style-name="P4">
Publisher: Укринформ (Organization)</text:p>
      <text:p text:style-name="P4">
Published Time: 2023-07-02T23:28:00+03:00</text:p>
      <text:p text:style-name="P4">
Modified Time: 2023-07-02T23:28:00+03:00</text:p>
      <text:p text:style-name="P4">
Description: Russian troops launched the drones-Kamikadze from the southern direction. - Ukrinform.</text:p>
      <text:p text:style-name="P4">
Images: ['<text:a xlink:type="simple" xlink:href="https://static.ukrinform.com/photos/2022_10/thumb_files/630_360_1665475012-102.jpg" text:style-name="Internet_20_link" text:visited-style-name="Visited_20_Internet_20_Link">
630_360_16654...</text:a>
']</text:p>
      <text:p text:style-name="P4">
Tags: ['Повітряні сили ЗСУ', 'Війна з Росією', 'Дрон-камікадзе']</text:p>
      <text:p text:style-name="P4">
Type: Article</text:p>
      <!--METADATA-->
      <text:p text:style-name="P4">
<draw:frame draw:style-name="fr1" draw:name="Image182" text:anchor-type="as-char" svg:width="6.9236in" svg:height="3.956343in" draw:z-index="0">
<draw:image xlink:href="../Images/yкринформ/2023-07-02T23-28-00-03-00/630_360_1665475012-102.jpg" xlink:type="simple" xlink:show="embed" xlink:actuate="onLoad" draw:mime-type="image/jpeg"/>
</draw:frame>
Ruskivska launched drones-Kamikadze from the southern direction.</text:p>
      <text:p text:style-name="P4">
The Air Force of the Armed Forces reported in <text:a xlink:type="simple" xlink:href="https://t.me/s/kpszsu" text:style-name="Internet_20_link" text:visited-style-name="Visited_20_Internet_20_Link">
telegram</text:a>
, reports Ukrinform.</text:p>
      <text:p text:style-name="P4">
“Shahd UAVs from Primorsky-Akhtra. Approximate time to Ukraine's airspace is around midnight, ”the Verification says.</text:p>
      <text:p text:style-name="P4">
The Air Force reminded that in case of announcement <text:a xlink:type="simple" xlink:href="https://www.ukrinform.ua/tag-povitrana-trivoga" text:style-name="Internet_20_link" text:visited-style-name="Visited_20_Internet_20_Link">
air anxiety</text:a>
should go to the shelter.</text:p>
      <text:p text:style-name="P4">
<text:span text:style-name="T4">
 Read also: </text:span>
 <text:a xlink:type="simple" xlink:href="https://www.ukrinform.ua/rubric-ato/3730407-u-povitranih-silah-ne-viklucaut-so-iran-moze-postacati-rosii-droni-mohajer6.html" text:style-name="Internet_20_link" text:visited-style-name="Visited_20_Internet_20_Link">
in the air forces do not exclude that Iran can supputature drones Mohajer-6</text:a>
It was reported last night <text:a xlink:type="simple" xlink:href="https://www.ukrinform.ua/rubric-ato/3730385-sili-ppo-znisili-unoci-visim-droniv-shahed-i-tri-raketi-kalibr.html" text:style-name="Internet_20_link" text:visited-style-name="Visited_20_Internet_20_Link">
Air Defense Forces destroyed</text:a>
Eight enemy shock UAVs "Shahd" ITRI winged rockets "Caliber".</text:p>
      <text:p text:style-name="P4">
News Source: <text:a xlink:type="simple" xlink:href="https://www.ukrinform.ua/rubric-ato/3730619-povitrani-sili-poperedzaut-pro-zapusk-sahediv-z-pivdna.html" text:style-name="Internet_20_link" text:visited-style-name="Visited_20_Internet_20_Link">
https://www.ukrinform.ua/rubric-ato/3730619-povitrani-sili-poperedzaut-pro-zapusk-sahediv-z-pivdna.html</text:a>
</text:p>
      <!--NEWS-->
      <text:h text:style-name="P10" text:outline-level="1">
<text:span text:style-name="T4">
Formula-1: Ferstapppen won the Austrian Grand Prix</text:span>
</text:h>
      <text:p text:style-name="P4">
Authors: Ukrinform (Person)</text:p>
      <text:p text:style-name="P4">
Publisher: Укринформ (Organization)</text:p>
      <text:p text:style-name="P4">
Published Time: 2023-07-02T23:31:36+03:00</text:p>
      <text:p text:style-name="P4">
Modified Time: 2023-07-02T23:31:36+03:00</text:p>
      <text:p text:style-name="P4">
Description: In Sprilberg, the next formula-1 car ranging was ended in the season-2023-the Grand Prix of Austria. - Ukrinform.</text:p>
      <text:p text:style-name="P4">
Images: ['<text:a xlink:type="simple" xlink:href="https://static.ukrinform.com/photos/2023_07/thumb_files/630_360_1688329840-956.jpg" text:style-name="Internet_20_link" text:visited-style-name="Visited_20_Internet_20_Link">
630_360_16883...</text:a>
']</text:p>
      <text:p text:style-name="P4">
Tags: ['Формула-1']</text:p>
      <text:p text:style-name="P4">
Type: Article</text:p>
      <!--METADATA-->
      <text:p text:style-name="P4">
<draw:frame draw:style-name="fr1" draw:name="Image183" text:anchor-type="as-char" svg:width="6.9236in" svg:height="3.956343in" draw:z-index="0">
<draw:image xlink:href="../Images/yкринформ/2023-07-02T23-31-36-03-00/630_360_1688329840-956.jpg" xlink:type="simple" xlink:show="embed" xlink:actuate="onLoad" draw:mime-type="image/jpeg"/>
</draw:frame>
Ushpilberg has completed the next formula-1 autonomy of the season-2023-Grand Prime Ministry.</text:p>
      <text:p text:style-name="P4">
The winner was the Red Bull pilot Dutch motor vehicle Max Ferstapppen, Ukrinform reports.</text:p>
      <text:p text:style-name="P4">
The second position of Charles Leclair from Monaco "Ferrari", the third finished Mexican -grade Perez("Red Bull").</text:p>
      <text:p text:style-name="P4">
Ферстаппен залишається лідером загального заліку (229 points)by increasing the breakdown of his partner from Red Bull Sergio Perez(148).</text:p>
      <text:p text:style-name="P4">
Третім іде іспанець Фернандо Алонсо з «Астон Мартін» (131).</text:p>
      <text:p text:style-name="P4">
<text:span text:style-name="T4">
Читайте також:</text:span>
 <text:a xlink:type="simple" xlink:href="https://www.ukrinform.ua/rubric-sports/3718204-formula1-granpri-ispanii2023-ferstappen-zdobuv-peremogu.html" text:style-name="Internet_20_link" text:visited-style-name="Visited_20_Internet_20_Link">
 «Формула-1», Гран-прі Іспанії-2023: <text:span text:style-name="T4">
Ферстаппен</text:span>
 здобувперемогу </text:a>
The next stage "Formula-1"(Grand Prix of Great Britain)will be held on July 9 in Silverstone(England).</text:p>
      <text:p text:style-name="P4">
Фото: Getty Images/Global Images Ukraine.</text:p>
      <text:p text:style-name="P4">
News Source: <text:a xlink:type="simple" xlink:href="https://www.ukrinform.ua/rubric-sports/3730618-formula1-ferstappen-vigrav-granpri-avstrii.html" text:style-name="Internet_20_link" text:visited-style-name="Visited_20_Internet_20_Link">
https://www.ukrinform.ua/rubric-sports/3730618-formula1-ferstappen-vigrav-granpri-avstrii.html</text:a>
</text:p>
      <!--NEWS-->
      <text:h text:style-name="P10" text:outline-level="1">
<text:span text:style-name="T4">
In Ukraine tomorrow - short -term rains, in the afternoon to +30 °</text:span>
</text:h>
      <text:p text:style-name="P4">
Authors: Ukrinform (Person)</text:p>
      <text:p text:style-name="P4">
Publisher: Укринформ (Organization)</text:p>
      <text:p text:style-name="P4">
Published Time: 2023-07-02T23:43:00+03:00</text:p>
      <text:p text:style-name="P4">
Modified Time: 2023-07-02T23:43:00+03:00</text:p>
      <text:p text:style-name="P4">
Description: In Ukraine, on Monday, short-term rains, thunderstorms, temperature at night 14-19 ° are expected, 25-30 ° in the afternoon. - Ukrinform.</text:p>
      <text:p text:style-name="P4">
Images: ['<text:a xlink:type="simple" xlink:href="https://static.ukrinform.com/photos/2019_05/thumb_files/630_360_1559033385-189.jpg" text:style-name="Internet_20_link" text:visited-style-name="Visited_20_Internet_20_Link">
630_360_15590...</text:a>
']</text:p>
      <text:p text:style-name="P4">
Tags: ['Дощ', 'Гроза', 'Погода', 'Прогноз', 'Літо']</text:p>
      <text:p text:style-name="P4">
Type: Article</text:p>
      <!--METADATA-->
      <text:p text:style-name="P4">
<draw:frame draw:style-name="fr1" draw:name="Image184" text:anchor-type="as-char" svg:width="6.9236in" svg:height="3.956343in" draw:z-index="0">
<draw:image xlink:href="../Images/yкринформ/2023-07-02T23-43-00-03-00/630_360_1559033385-189.jpg" xlink:type="simple" xlink:show="embed" xlink:actuate="onLoad" draw:mime-type="image/jpeg"/>
</draw:frame>
In Ukraine, short-term rains, thunderstorms, at night14-19 ° are expected on Monday, 25-30 ° in the afternoon.</text:p>
      <text:p text:style-name="P4">
Ukrinform was reported at the Ukrainian Hydrometeorological Center.</text:p>
      <text:p text:style-name="P4">
"In Ukraine, except the southeastern and northwestern regions, short-lived, thunderstorms. The wind of the northwestern(in the south and east of the Southwestern Country), 5-10 m/s. The temperature at night is 14-19 °, in the afternoon 25-30 °; Vacarpathians at night 9-14 °, in the afternoon 18-23 ° ",-the message reads.</text:p>
      <text:p text:style-name="P4">
In Kyiv and the region, on July 3, short -term rain, in place. Wind northwest, 5-10 m/s. In the capital, the temperature at night is 17-19 °, in the afternoon 26-28 °, in the Kiev region at night 14-19 °, in the afternoon 25-30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e </text:span>
 Ologs</text:a>
Forecasters are not predicted on July 4 at night, in the afternoon, in the eastern, western and central regions, on July 5, in the western, day and northern and centrally, short -term rains with thunderstorms will be held in places; in the rest of the territory of the unusual. Wind of variable directions, 3-8 m/s.</text:p>
      <text:p text:style-name="P4">
Temperature at night 15-20 °, in the daytime 25-30 °; In the south of the country at night 19-24 °, in the afternoon on July 4, 28-33 °, July 5 31-36 °.</text:p>
      <text:p text:style-name="P4">
In Kiev ](https://www.ukrinform.ua/tag-kiiv)and areas without precipitation, only on July 5, short -term rain, thunderstorm. The wind of variables, 3-8 m/s. In the capital, the temperature at night is 18-20 °, in the afternoon 28-30 °, Nakivshchyna at night 15-20 °, in the afternoon 25-30 °.</text:p>
      <text:p text:style-name="P4">
<text:span text:style-name="T4">
 Read also: </text:span>
 <text:a xlink:type="simple" xlink:href="https://www.ukrinform.ua/rubric-world/3729643-cerez-speku-u-meksici-zaginuli-sonajmense-100-ludej.html" text:style-name="Internet_20_link" text:visited-style-name="Visited_20_Internet_20_Link">
<text:span text:style-name="T4">
 through </text:span>
 <text:span text:style-name="T4">
 </text:span>
 heat <text:span text:style-name="T4">
 U </text:span>
 Mexico <text:span text:style-name="T4">
 </text:span>
 <text:span text:style-name="T4">
 killed </text:span>
<text:span text:style-name="T4">
 at least </text:span>
 <text:span text:style-name="T4">
 </text:span>
 100 <text:span text:style-name="T4">
 </text:span>
 people <text:span text:style-name="T4">
 </text:span>
</text:a>
According to the forecast, on July 6-7 in Ukraine, except the southeastern part, short-term rains and thunderstorms are expected. Temperature in the south of the country is 20-26 °, in the afternoon 31-37 °; in the rest of the territory at night 16-22 °, in the afternoon 28-34 °(7th in the western regions 22-28 °, in Zhytomyr, Kyiv, Vinnytsia region 25-31 °).</text:p>
      <text:p text:style-name="P4">
У столичному регіоні 6 липня місцями, 7 липня повсюди пройде короткочасний дощта гроза. У Києві температура вночі 19-21°; вдень 6 липня 31-33°, 7 липня28-30°; по області вночі 16-21°, вдень 6 липня 28-33°, 7 липня 25-30°.</text:p>
      <text:p text:style-name="P4">
News Source: <text:a xlink:type="simple" xlink:href="https://www.ukrinform.ua/rubric-regions/3730490-v-ukraini-zavtra-korotkocasni-dosi-vden-do-30.html" text:style-name="Internet_20_link" text:visited-style-name="Visited_20_Internet_20_Link">
https://www.ukrinform.ua/rubric-regions/3730490-v-ukraini-zavtra-korotkocasni-dosi-vden-do-30.html</text:a>
</text:p>
      <!--NEWS-->
      <text:h text:style-name="P10" text:outline-level="1">
<text:span text:style-name="T4">
Ukraine won France in the 1/4 finals of youth football and play at the Olympics</text:span>
</text:h>
      <text:p text:style-name="P4">
Authors: Ukrinform (Person)</text:p>
      <text:p text:style-name="P4">
Publisher: Укринформ (Organization)</text:p>
      <text:p text:style-name="P4">
Published Time: 2023-07-02T23:59:00+03:00</text:p>
      <text:p text:style-name="P4">
Modified Time: 2023-07-02T23:59:00+03:00</text:p>
      <text:p text:style-name="P4">
Description: The youth team of Ukraine (football players before the 21st year) made its way to the semifinals of the European Championships 2023. - Ukrinform.</text:p>
      <text:p text:style-name="P4">
Images: ['<text:a xlink:type="simple" xlink:href="https://static.ukrinform.com/photos/2023_07/thumb_files/630_360_1688331525-208.jpg" text:style-name="Internet_20_link" text:visited-style-name="Visited_20_Internet_20_Link">
630_360_16883...</text:a>
']</text:p>
      <text:p text:style-name="P4">
Tags: ['Футбол', 'Олімпіада', 'Збірна України', 'Молодь']</text:p>
      <text:p text:style-name="P4">
Type: Article</text:p>
      <!--METADATA-->
      <text:p text:style-name="P4">
<draw:frame draw:style-name="fr1" draw:name="Image185" text:anchor-type="as-char" svg:width="6.9236in" svg:height="3.956343in" draw:z-index="0">
<draw:image xlink:href="../Images/yкринформ/2023-07-02T23-59-00-03-00/630_360_1688331525-208.jpg" xlink:type="simple" xlink:show="embed" xlink:actuate="onLoad" draw:mime-type="image/jpeg"/>
</draw:frame>
Youth team of Ukraine(football players up to 21st)She made his way to the semifinals of the Championships-2023.</text:p>
      <text:p text:style-name="P4">
Ruslana Ruslan's wards in the Euro -2023 quarterfinals won a volitional victory of the France from France - 3: 1, Ukrinform reports.</text:p>
      <text:p text:style-name="P4">
Lyon striker Ryan Sherki opened the score on the 19th minute on the club-Arena city of Kluzh-Napok. Prior to the break, Duble managed to score a Shakhtar Khavbekdonetsky Georgy Sudakov, who realized the 32 minute, and in the 44th minute used the effective transfer of Forwardlandon "Chelsea" by Mikhail Mudryk. In the second half, the third ball at the "Tricolorov" goal was scored by Shakhtar's havbek Artem Bondarenko(86).</text:p>
      <text:p text:style-name="P4">
«Синьо-жовті» 5 липня у Бухаресті (Romania)They play a voucher to the finals by Zissopania.</text:p>
      <text:p text:style-name="P4">
In the other semifinals, Israel and England will come together.</text:p>
      <text:p text:style-name="P4">
The decisive match of the youth championship of Europe will take place on July 8(Georgia).</text:p>
      <text:p text:style-name="P4">
<text:span text:style-name="T4">
Читайте також:</text:span>
 <text:a xlink:type="simple" xlink:href="https://www.ukrinform.ua/rubric-sports/3730591-anglia-obigrala-futbolistiv-portugalii-i-vijsla-do-12-finalu-molodiznogo-ce2023.html" text:style-name="Internet_20_link" text:visited-style-name="Visited_20_Internet_20_Link">
 Англія обіграла <text:span text:style-name="T4">
футбол</text:span>
 істів Португалії і вийшла до1/2 фіналу молодіжного ЧЄ-2023 </text:a>
It should be noted that the national team of Ukraine has received a license to participate in the 2024 Olympic Games in Paris(France).</text:p>
      <text:p text:style-name="P4">
Фото: AFP.</text:p>
      <text:p text:style-name="P4">
News Source: <text:a xlink:type="simple" xlink:href="https://www.ukrinform.ua/rubric-sports/3730621-ukraina-peregrala-franciu-v-14-finalu-molodiznogo-ce2023-i-zigrae-na-olimpiadi2024.html" text:style-name="Internet_20_link" text:visited-style-name="Visited_20_Internet_20_Link">
https://www.ukrinform.ua/rubric-sports/3730621-ukraina-peregrala-franciu-v-14-finalu-molodiznogo-ce2023-i-zigrae-na-olimpiadi2024.html</text:a>
</text:p>
      <!--NEWS-->
      <text:h text:style-name="P10" text:outline-level="1">
<text:span text:style-name="T4">
England beat Portugal's football players and reached the 1/2 finals</text:span>
</text:h>
      <text:p text:style-name="P4">
Authors: Ukrinform (Person)</text:p>
      <text:p text:style-name="P4">
Publisher: Укринформ (Organization)</text:p>
      <text:p text:style-name="P4">
Published Time: 2023-07-02T2:53:00+03:00</text:p>
      <text:p text:style-name="P4">
Modified Time: 2023-07-02T20:53:00+03:00</text:p>
      <text:p text:style-name="P4">
Description: At the European Football Championships (players before the 21st year), the third participant in the semi-final stage of the tournament was determined. - Ukrinform.</text:p>
      <text:p text:style-name="P4">
Images: ['<text:a xlink:type="simple" xlink:href="https://static.ukrinform.com/photos/2023_07/thumb_files/630_360_1688319375-804.jpg" text:style-name="Internet_20_link" text:visited-style-name="Visited_20_Internet_20_Link">
630_360_16883...</text:a>
']</text:p>
      <text:p text:style-name="P4">
Tags: ['Футбол', 'Молодь']</text:p>
      <text:p text:style-name="P4">
Type: Article</text:p>
      <!--METADATA-->
      <text:p text:style-name="P4">
<draw:frame draw:style-name="fr1" draw:name="Image186" text:anchor-type="as-char" svg:width="6.9236in" svg:height="3.956343in" draw:z-index="0">
<draw:image xlink:href="../Images/yкринформ/2023-07-02T2-53-00-03-00/630_360_1688319375-804.jpg" xlink:type="simple" xlink:show="embed" xlink:actuate="onLoad" draw:mime-type="image/jpeg"/>
</draw:frame>
Griding Championships in Europe in football(Players up to 21st)The participant of the semi -final stage of the tournament was determined.</text:p>
      <text:p text:style-name="P4">
The youth of England took the mountain over the peers of Sportugal in a quarter -finals, Ukrinform reports.</text:p>
      <text:p text:style-name="P4">
The match was in Kutaisa(Georgia)and ended in favor of the British counting - 1: 0.</text:p>
      <text:p text:style-name="P4">
The author of the goal was the Newcastle striker Anthony Gordon, who was 34 mini-rich in the midfielder of "Nottingham" Morgan Gibbs-Wight.</text:p>
      <text:p text:style-name="P4">
On July 5, England is playing with Israeli players on July 5, as the eve of the Georgia team.(1:0).</text:p>
      <text:p text:style-name="P4">
В іншому півфіналі Іспанія зіграє з переможцем протистояння Франція - Україна.</text:p>
      <text:p text:style-name="P4">
<text:span text:style-name="T4">
Читайте також:</text:span>
 <text:a xlink:type="simple" xlink:href="https://www.ukrinform.ua/rubric-sports/3730378-zinoca-zbirna-ukraini-z-plaznogo-futbolu-zdobula-sriblo-iii-evropejskih-igor.html" text:style-name="Internet_20_link" text:visited-style-name="Visited_20_Internet_20_Link">
 Жіноча збірна України з пляжного <text:span text:style-name="T4">
футбол</text:span>
 у здобула«срібло» III Європейських ігор </text:a>
The decisive match of the youth championship of Europe will take place on July 8(Georgia).</text:p>
      <text:p text:style-name="P4">
Фото: football24.</text:p>
      <text:p text:style-name="P4">
News Source: <text:a xlink:type="simple" xlink:href="https://www.ukrinform.ua/rubric-sports/3730591-anglia-obigrala-futbolistiv-portugalii-i-vijsla-do-12-finalu-molodiznogo-ce2023.html" text:style-name="Internet_20_link" text:visited-style-name="Visited_20_Internet_20_Link">
https://www.ukrinform.ua/rubric-sports/3730591-anglia-obigrala-futbolistiv-portugalii-i-vijsla-do-12-finalu-molodiznogo-ce2023.html</text:a>
</text:p>
      <!--NEWS-->
      <text:h text:style-name="P10" text:outline-level="1">
<text:span text:style-name="T4">
Prosecutors capture the effects of enemy shelling in Balakliya in Kharkiv region</text:span>
</text:h>
      <text:p text:style-name="P4">
Author: ['АРМІЯINFORM']</text:p>
      <text:p text:style-name="P4">
Time: 2023-07-02T34:00:00-04:00</text:p>
      <text:p text:style-name="P4">
Description: For the proprietary Kerivnitvva of the Okrugskoye prosecutors of the Kharkiv -Okvo regio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photo_2023-07-01_17-23-41.jpg" text:style-name="Internet_20_link" text:visited-style-name="Visited_20_Internet_20_Link">
photo_2023-07-01_17-23-41.jpg</text:a>
']</text:p>
      <text:p text:style-name="P4">
Tags: ['STOPRUSSIA', 'АГРЕСІЯ РФ']</text:p>
      <text:p text:style-name="P4">
Category: News</text:p>
      <!--METADATA-->
      <text:p text:style-name="P4">
<draw:frame draw:style-name="fr1" draw:name="Image187" text:anchor-type="as-char" svg:width="6.9236in" svg:height="4.73293in" draw:z-index="0">
<draw:image xlink:href="../Images/AРМІЯINFORM/2023-07-02T34-00-00-04-00/photo_2023-07-01_17-23-41.jpg" xlink:type="simple" xlink:show="embed" xlink:actuate="onLoad" draw:mime-type="image/jpeg"/>
</draw:frame>
Under the procedural leadership of the Izium District Prosecutor's Office of the Kharkiv region, a pre -trial investigation was launched on violation of the laws(Part 1 of Art. 438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The investigation found that on July 1, about 2:35 Russian military uniformed Balakliy's civilian infrastructure. According to preliminary data, private dwellings and outbuildings are damaged from the RSSV. A65-year-old woman, two men and a 14-year-old boy were injured. Currently, prosecutors are involved in police investigators with priority investigative actions, ”the report reads.</text:p>
      <text:p text:style-name="P4">
News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NEWS-->
      <text:h text:style-name="P10" text:outline-level="1">
<text:span text:style-name="T4">
Reported suspicion to the Russian propagandist, who called for the genocide of Ukrainians</text:span>
</text:h>
      <text:p text:style-name="P4">
Author: ['АРМІЯINFORM']</text:p>
      <text:p text:style-name="P4">
Time: 2023-07-02T36:00:00-04:00</text:p>
      <text:p text:style-name="P4">
Description: For the proprietary Kerivnitvva, Office of the General Prosecutor was crushed about Pіdozra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2023-07-01_10-00-18.jpg" text:style-name="Internet_20_link" text:visited-style-name="Visited_20_Internet_20_Link">
photo_2023-07-01_10-00-18.jpg</text:a>
']</text:p>
      <text:p text:style-name="P4">
Tags: ['STOPRUSSIA', 'АГРЕСІЯ РФ', 'ОФІС ГЕНЕРАЛЬНОГО ПРОКУРОРА УКРАЇНИ']</text:p>
      <text:p text:style-name="P4">
Category: News</text:p>
      <!--METADATA-->
      <text:p text:style-name="P4">
<draw:frame draw:style-name="fr1" draw:name="Image188" text:anchor-type="as-char" svg:width="6.9236in" svg:height="4.668021in" draw:z-index="0">
<draw:image xlink:href="../Images/AРМІЯINFORM/2023-07-02T36-00-00-04-00/photo_2023-07-01_10-00-18.jpg" xlink:type="simple" xlink:show="embed" xlink:actuate="onLoad" draw:mime-type="image/jpeg"/>
</draw:frame>
Under the procedural guidance of the Prosecutor General's Office <text:a xlink:type="simple" xlink:href="https://t.me/pgo_gov_ua" text:style-name="Internet_20_link" text:visited-style-name="Visited_20_Internet_20_Link">
notified</text:a>
About suspicion of Russian propagandist.</text:p>
      <text:p text:style-name="P4">
He was charged with public calls for violent change or overthrow of the constitutional order in Ukraine, justification, recognition of lawful armed aggression of the Russian Federation against Ukraine, started in 2014, with the use of media and public calls for genocide(Part 2 of Art. 109, Part 3 of Article 436-2, Part 2 of Art. 442 of the Criminal Code of Ukraine).</text:p>
      <text:p text:style-name="P4">
«За даними слідства, російський пропагандист відомий під псевдонімом СергійМардан закликав до геноциду українського народу. Він бере активну участь вток-шоу „Соловьёв live“ та є одним з блогерів „Комсомольской правди“. Зпочатку повномасштабного вторгнення рф на територію України підозрюванийпідтримав агресивну війну проти України і виправдовував воєнні злочиниокупантів. Він постійно агітує за проведення масових репресій проти цивільногонаселення України. Пропонує створювати концтабори для проукраїнськиналаштованих мешканців тимчасово окупованої території», — йдеться вповідомленні.</text:p>
      <text:p text:style-name="P4">
Судово-лінгвістична експертиза підтвердила, що його дії несуть загрозунаціональній безпеці України.</text:p>
      <text:p text:style-name="P4">
News Source: <text:a xlink:type="simple" xlink:href="https://armyinform.com.ua/2023/07/02/povidomleno-pro-pidozru-rosijskomu-propagandystu-yakyj-zaklykav-do-genoczydu-ukrayincziv/" text:style-name="Internet_20_link" text:visited-style-name="Visited_20_Internet_20_Link">
https://armyinform.com.ua/2023/07/02/povidomleno-pro-pidozru-rosijskomu-propagandystu-yakyj-zaklykav-do-genoczydu-ukrayincziv/</text:a>
</text:p>
      <!--NEWS-->
      <text:h text:style-name="P10" text:outline-level="1">
<text:span text:style-name="T4">
Another meeting of the coordination headquarters for the restoration</text:span>
</text:h>
      <text:p text:style-name="P4">
Author: ['АРМІЯINFORM']</text:p>
      <text:p text:style-name="P4">
Time: 2023-07-02T38:00:00-04:00</text:p>
      <text:p text:style-name="P4">
Description: Vidbulo Chergov Zhivadanni Koordinoi to Pole Vodnodnnya Deokupovan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iryna-vereshhuk.jpeg" text:style-name="Internet_20_link" text:visited-style-name="Visited_20_Internet_20_Link">
iryna-vereshhuk.jpeg</text:a>
']</text:p>
      <text:p text:style-name="P4">
Tags: ['ІРИНА ВЕРЕЩУК', 'КООРДИНАЦІЙНИЙ ШТАБ З ПИТАНЬ ВІДНОВЛЕННЯ ДЕОКУПОВАНИХ ТЕРИТОРІЙ', 'МІНРЕІНТЕГРАЦІЇ']</text:p>
      <text:p text:style-name="P4">
Category: News</text:p>
      <!--METADATA-->
      <text:p text:style-name="P4">
<draw:frame draw:style-name="fr1" draw:name="Image189" text:anchor-type="as-char" svg:width="6.9236in" svg:height="4.598424in" draw:z-index="0">
<draw:image xlink:href="../Images/AРМІЯINFORM/2023-07-02T38-00-00-04-00/iryna-vereshhuk.jpeg" xlink:type="simple" xlink:show="embed" xlink:actuate="onLoad" draw:mime-type="image/jpeg"/>
</draw:frame>
Viceremer-Minister of Ukraine Irina Vereshchuk</text:p>
      <text:p text:style-name="P4">
Another meeting of the coordination headquarters on the restoration of devotional territories was held. It was attended by representatives of ministries, power consignments, public services, regional military administrations and public organizations.</text:p>
      <text:p text:style-name="P4">
This is stated in <text:a xlink:type="simple" xlink:href="https://www.kmu.gov.ua/news/vidbulosia-cherhove-zasidannia-koordynatsiinoho-shtabu-z-pytan-vidnovlennia-deokupovanykh-terytorii" text:style-name="Internet_20_link" text:visited-style-name="Visited_20_Internet_20_Link">
message</text:a>
Government portal.</text:p>
      <text:p text:style-name="P4">
The participants emphasized the inclusion of some territories of the Dnieper, Kherson, Donetsk and Mykolaiv regions for a cross in the territories of active hostilities, at which state -electronic information resources operate.</text:p>
      <text:p text:style-name="P4">
Among other things, they discussed the preparation for stabilization and reintegration of the dental territories of Donetsk and Luhansk regions.</text:p>
      <text:p text:style-name="P4">
The issue of payment of pensions to the citizens of Ukraine who reside predacocculated territories or in temporary occupation was also raised.</text:p>
      <text:p text:style-name="P4">
“The focus of the humanitarian response of the coordination is the reintegration of the deocutulatories. Therefore, we need to attract all possible resources to help every community released from occupation, ”-summarized the Vice Prime Minister of Ukraine-Minister of Reintegration of Temporarily Occupied Territories Irnaeresheschuk.</text:p>
      <text:p text:style-name="P4">
News Source: <text:a xlink:type="simple" xlink:href="https://armyinform.com.ua/2023/07/02/vidbulosya-chergove-zasidannya-koordynaczijnogo-shtabu-z-pytan-vidnovlennya-deokupovanyh-terytorij/" text:style-name="Internet_20_link" text:visited-style-name="Visited_20_Internet_20_Link">
https://armyinform.com.ua/2023/07/02/vidbulosya-chergove-zasidannya-koordynaczijnogo-shtabu-z-pytan-vidnovlennya-deokupovanyh-terytorij/</text:a>
</text:p>
      <!--NEWS-->
      <text:h text:style-name="P10" text:outline-level="1">
<text:span text:style-name="T4">
Grain Initiative: Russia has stopped registering an entrance fleet</text:span>
</text:h>
      <text:p text:style-name="P4">
Author: ['АРМІЯINFORM']</text:p>
      <text:p text:style-name="P4">
Time: 2023-07-02T40:00:00-04:00</text:p>
      <text:p text:style-name="P4">
Description: Rosia Vonistya Zupinni was the reinforcement of the new fleet of 26 worms, Sho Svіdchit about Namir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korabel-33586.jpg" text:style-name="Internet_20_link" text:visited-style-name="Visited_20_Internet_20_Link">
korabel-33586.jpg</text:a>
']</text:p>
      <text:p text:style-name="P4">
Tags: ['STOPRUSSIA', 'АГРЕСІЯ РФ']</text:p>
      <text:p text:style-name="P4">
Category: News</text:p>
      <!--METADATA-->
      <text:p text:style-name="P4">
<draw:frame draw:style-name="fr1" draw:name="Image190" text:anchor-type="as-char" svg:width="6.9236in" svg:height="3.888597in" draw:z-index="0">
<draw:image xlink:href="../Images/AРМІЯINFORM/2023-07-02T40-00-00-04-00/korabel-33586.jpg" xlink:type="simple" xlink:show="embed" xlink:actuate="onLoad" draw:mime-type="image/jpeg"/>
</draw:frame>
Illustrative photo</text:p>
      <text:p text:style-name="P4">
Russia has completely stopped the registration of the new fleet from June 26, which testifies to the pro -the same to disrupt food supply to the world markets.</text:p>
      <text:p text:style-name="P4">
About it <text:a xlink:type="simple" xlink:href="https://m.facebook.com/Ministry.for.restoration" text:style-name="Internet_20_link" text:visited-style-name="Visited_20_Internet_20_Link">
reports</text:a>
Ministry of Community Development, Territories and Infrastructure of Ukraine.</text:p>
      <text:p text:style-name="P4">
29 ships that have to export 1.4 million tons of food mainly for the 5 countries of Asia and Africa, including China, Egypt, Bangladesh, Turkey, blocked by Russia in Turkey's territorial waters.</text:p>
      <text:p text:style-name="P4">
In June, only 2 million tons were exported from Ukrainian ports. Another 1 million tons of food will either load or have already been partially loaded on 13 ships - the last registered in the initiative. If you do not restore the registration, the grain agreement will be completely stopped.</text:p>
      <text:p text:style-name="P4">
In 11 months, 45 countries received 32.5 million tons of food. An additional 25 million tons of tonnes did not receive the world due to sabotage. But even with these indicators, according to the UN, it was possible to reduce the world prices for food by 22%. This is a direct evidence that the grain agreement is needed by the world.</text:p>
      <text:p text:style-name="P4">
We support a statement of the Joint Coordination Center that all parties should be adequately accessed by vessels for food export, because it is a food danger to the entire world market. Only joint guns is able to stop Russia's food.</text:p>
      <text:p text:style-name="P4">
We urge partners under the agreement and all countries of the civilized world to defend the right to food. Ukraine, for its part, will also defend the right of a prominent trade navigation, which is recorded in international conventions.</text:p>
      <text:p text:style-name="P4">
News Source: <text:a xlink:type="simple" xlink:href="https://armyinform.com.ua/2023/07/02/zernova-inicziatyva-rosiya-prypynyla-reyestracziyu-vhidnogo-flotu/" text:style-name="Internet_20_link" text:visited-style-name="Visited_20_Internet_20_Link">
https://armyinform.com.ua/2023/07/02/zernova-inicziatyva-rosiya-prypynyla-reyestracziyu-vhidnogo-flotu/</text:a>
</text:p>
      <!--NEWS-->
      <text:h text:style-name="P10" text:outline-level="1">
<text:span text:style-name="T4">
Ukrainian prosecutors take over the experience of investigating war crimes from their Croatian colleagues</text:span>
</text:h>
      <text:p text:style-name="P4">
Author: ['АРМІЯINFORM']</text:p>
      <text:p text:style-name="P4">
Time: 2023-07-02T42:00:00-04:00</text:p>
      <text:p text:style-name="P4">
Description: At the Zagrebi, a dodgy training for Ukrainian Slіddiy was a prosecutor. Prosecutor General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2023-07-01_13-56-24.jpg" text:style-name="Internet_20_link" text:visited-style-name="Visited_20_Internet_20_Link">
photo_2023-07-01_13-56-24.jpg</text:a>
']</text:p>
      <text:p text:style-name="P4">
Tags: ['STOPRUSSIA', 'ОФІС ГЕНЕРАЛЬНОГО ПРОКУРОРА УКРАЇНИ']</text:p>
      <text:p text:style-name="P4">
Category: News</text:p>
      <!--METADATA-->
      <text:p text:style-name="P4">
<draw:frame draw:style-name="fr1" draw:name="Image191" text:anchor-type="as-char" svg:width="6.9236in" svg:height="4.278568in" draw:z-index="0">
<draw:image xlink:href="../Images/AРМІЯINFORM/2023-07-02T42-00-00-04-00/photo_2023-07-01_13-56-24.jpg" xlink:type="simple" xlink:show="embed" xlink:actuate="onLoad" draw:mime-type="image/jpeg"/>
</draw:frame>
The Zagreb took a two-day training for Ukrainian investigators and prosecutors. General Andrey Kostin thanked the Minister of Justice and the Prime Minister of Ukraine for this opportunity.</text:p>
      <text:p text:style-name="P4">
Knowledge and practices of the Croatian side are extremely relevant to us because of historical circumstances and, unfortunately, the specifics of the crimes that have been committed. We are trying to the ACA group for making this study trip possible.</text:p>
      <text:p text:style-name="P4">
Croatia has considerable experience in the field of investigation and judicial prosecution. Therefore, this training is, first and foremost, a practical workshop. The focus is practical issues: collecting and preserving evidence, specializing units, investigating the crimes of sexual violence related to conflict, prosecuting command, examination, electronic documentation, as well as the experience Andriy Kostin.</text:p>
      <text:p text:style-name="P4">
Participants - 30 representatives of Ukrainian criminal justice institutions: investigators of the SBU and National Police and prosecutors specializing in military races; Prosecutors of the juvenile direction, the ecological prosecutor's office, the coordination center of support of victims and witnesses.</text:p>
      <text:p text:style-name="P4">
Last December, the Prosecutor General's Office has already participated in a similar educational visit dedicated to a model of support of victims and witnesses focused on the needs of the victims. This knowledge helped in the development of the Concept of the Victims and Witness Supporting Center, which has already started their work.</text:p>
      <text:p text:style-name="P4">
Prosecutors visited the city of Vukovar, which became a symbol of Croatia's struggle in the 1990s. At one time, this city was so self -focus on the attention of the world community as now Ukrainian Bucha, Irpin Chimariupol. The experience and methods of investigation of horrific war crimes committed in Croatia are invaluable for the search and punishment of the perpetrators, which has been solved by the Russian Federation in Ukraine.</text:p>
      <text:p text:style-name="P4">
Source: <text:a xlink:type="simple" xlink:href="https://t.me/pgo_gov_ua" text:style-name="Internet_20_link" text:visited-style-name="Visited_20_Internet_20_Link">
Office of Prosecutor General</text:a>
</text:p>
      <text:p text:style-name="P4">
News Source: <text:a xlink:type="simple" xlink:href="https://armyinform.com.ua/2023/07/02/ukrayinski-prokurory-perejmayut-vid-svoyih-horvatskyh-koleg-dosvid-rozsliduvannya-voyennyh-zlochyniv/" text:style-name="Internet_20_link" text:visited-style-name="Visited_20_Internet_20_Link">
https://armyinform.com.ua/2023/07/02/ukrayinski-prokurory-perejmayut-vid-svoyih-horvatskyh-koleg-dosvid-rozsliduvannya-voyennyh-zlochyniv/</text:a>
</text:p>
      <!--NEWS-->
      <text:h text:style-name="P10" text:outline-level="1">
<text:span text:style-name="T4">
Our defenders struck four areas of focus of enemy</text:span>
</text:h>
      <text:p text:style-name="P4">
Author: ['АРМІЯINFORM']</text:p>
      <text:p text:style-name="P4">
Time: 2023-07-02T44:00:00-04:00</text:p>
      <text:p text:style-name="P4">
Description: PIDRODILI of the rocket launches of the Idoi forces of the Ukrainian defense forces rely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Tags: ['STOPRUSSIA', 'АГРЕСІЯ РФ', 'ВІЙНА', 'ВТОРГНЕННЯ РФ', 'ВТРАТИ ВОРОГА', 'ОБОРОНА УКРАЇНИ', 'ОПЕРАТИВНА ІНФОРМАЦІЯ']</text:p>
      <text:p text:style-name="P4">
Category: News</text:p>
      <!--METADATA-->
      <text:p text:style-name="P4">
<draw:frame draw:style-name="fr1" draw:name="Image192" text:anchor-type="as-char" svg:width="6.9236in" svg:height="3.894525in" draw:z-index="0">
<draw:image xlink:href="../Images/AРМІЯINFORM/2023-07-02T44-00-00-04-00/347238423_613734824272933_1528983450146888220_n.jpg" xlink:type="simple" xlink:show="embed" xlink:actuate="onLoad" draw:mime-type="image/jpeg"/>
</draw:frame>
Illustrative Photo <text:span text:style-name="T4">
 🔥 Situation on Russian invasion </text:span>
</text:p>
      <text:p text:style-name="P4">
Units of missile troops and artillery of the Defense Forces of Ukraine during the following: management point; Four areas of concentration of living power, weapons of the Tavian enemy equipment.</text:p>
      <text:p text:style-name="P4">
About this <text:a xlink:type="simple" xlink:href="https://www.facebook.com/GeneralStaff.ua/posts/pfbid032bMDGiXkJuYRiLuPsNpcWSpPkF9NCZBz54Gq41R3iVCWsMGbQHe3Tga9YXUCKNk5l" text:style-name="Internet_20_link" text:visited-style-name="Visited_20_Internet_20_Link">
it is referred</text:a>
In the operational information of the General Staff of the Armed Forces of Ukraine.</text:p>
      <text:p text:style-name="P4">
The General Staff also added that the defenders of Ukraine have destroyed the composition of ammunition, 27 artillery products at firing positions, air defense, two HIT stations and another important enemy object.</text:p>
      <text:p text:style-name="P4">
News Source: <text:a xlink:type="simple" xlink:href="https://armyinform.com.ua/2023/07/02/nashi-zahysnyky-urazyly-chotyry-rajony-zoseredzhennya-protyvnyka/" text:style-name="Internet_20_link" text:visited-style-name="Visited_20_Internet_20_Link">
https://armyinform.com.ua/2023/07/02/nashi-zahysnyky-urazyly-chotyry-rajony-zoseredzhennya-protyvnyka/</text:a>
</text:p>
      <!--NEWS-->
      <text:h text:style-name="P10" text:outline-level="1">
<text:span text:style-name="T4">
Severe fighting lasts in three directions, a day - 46 collisions</text:span>
</text:h>
      <text:p text:style-name="P4">
Author: ['АРМІЯINFORM']</text:p>
      <text:p text:style-name="P4">
Time: 2023-07-02T46:00:00-04:00</text:p>
      <text:p text:style-name="P4">
Description: About the General Headquarters of the ZSU. “The opponent of the I was native of the main ... War with Ukraine 2022, the war with Ukraine is the latest news today, the news war with Ukraine 2022 last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7/zsu__5__26_605x320.jpg" text:style-name="Internet_20_link" text:visited-style-name="Visited_20_Internet_20_Link">
zsu__5__26_605x320.jpg</text:a>
']</text:p>
      <text:p text:style-name="P4">
Tags: ['STOPRUSSIA', 'ГШ ЗСУ']</text:p>
      <text:p text:style-name="P4">
Category: News</text:p>
      <!--METADATA-->
      <text:p text:style-name="P4">
<draw:frame draw:style-name="fr1" draw:name="Image193" text:anchor-type="as-char" svg:width="6.9236in" svg:height="3.662069in" draw:z-index="0">
<draw:image xlink:href="../Images/AРМІЯINFORM/2023-07-02T46-00-00-04-00/zsu__5__26_605x320.jpg" xlink:type="simple" xlink:show="embed" xlink:actuate="onLoad" draw:mime-type="image/jpeg"/>
</draw:frame>
Illustrative Photo <text:span text:style-name="T4">
 🔥 Situation of the Russian invasion </text:span>
</text:p>
      <text:p text:style-name="P4">
About it <text:a xlink:type="simple" xlink:href="https://www.facebook.com/GeneralStaff.ua/posts/pfbid032bMDGiXkJuYRiLuPsNpcWSpPkF9NCZBz54Gq41R3iVCWsMGbQHe3Tga9YXUCKNk5l" text:style-name="Internet_20_link" text:visited-style-name="Visited_20_Internet_20_Link">
reports</text:a>
The General Staff of the Armed Forces.</text:p>
      <text:p text:style-name="P4">
“The enemy continues to focus the main efforts in the Liman, Bakhmut Tamarin directions, and heavy battles are ongoing. There were 46 combat missions during the day, ”the message reads.</text:p>
      <text:p text:style-name="P4">
News Source: <text:a xlink:type="simple" xlink:href="https://armyinform.com.ua/2023/07/02/tyazhki-boyi-tryvayut-na-troh-napryamkah-za-dobu-46-zitknen/" text:style-name="Internet_20_link" text:visited-style-name="Visited_20_Internet_20_Link">
https://armyinform.com.ua/2023/07/02/tyazhki-boyi-tryvayut-na-troh-napryamkah-za-dobu-46-zitknen/</text:a>
</text:p>
      <!--NEWS-->
      <text:h text:style-name="P10" text:outline-level="1">
<text:span text:style-name="T4">
Defense forces per day eliminated nearly 800 invaders, destroyed 26 artisystems and 10 tanks</text:span>
</text:h>
      <text:p text:style-name="P4">
Author: ['АРМІЯINFORM']</text:p>
      <text:p text:style-name="P4">
Time: 2023-07-02T48:00:00-04:00</text:p>
      <text:p text:style-name="P4">
Description: Zagalni Boyov, take the enemy on 02.24.22 to 01.0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62623664468251915_w-scaled.jpg" text:style-name="Internet_20_link" text:visited-style-name="Visited_20_Internet_20_Link">
photo_5262623664468251915_w-scaled.jpg</text:a>
']</text:p>
      <text:p text:style-name="P4">
Tags: ['STOPRUSSIA', 'АГРЕСІЯ РФ', 'ВІЙНА', 'ВТОРГНЕННЯ РФ', 'ВТРАТИ ЗС РФ', 'ГЕНЕРАЛЬНИЙ ШТАБ ЗС УКРАЇНИ']</text:p>
      <text:p text:style-name="P4">
Category: News</text:p>
      <!--METADATA-->
      <text:p text:style-name="P4">
<draw:frame draw:style-name="fr1" draw:name="Image194" text:anchor-type="as-char" svg:width="6.9236in" svg:height="6.958218in" draw:z-index="0">
<draw:image xlink:href="../Images/AРМІЯINFORM/2023-07-02T48-00-00-04-00/photo_5262623664468251915_w-scaled.jpg" xlink:type="simple" xlink:show="embed" xlink:actuate="onLoad" draw:mime-type="image/jpeg"/>
</draw:frame>
The total fighting loss of the enemy from 24.02.22 to 01.07.23 will be orientated:</text:p>
      <ul>
        <li>
Personnel - 229660(+790)persons eliminated * tanks - 4052(+10)<text:span text:style-name="T5">
 combat armored vehicles - 7888(+20)</text:span>
 Artillery systems - 4188(+26)<text:span text:style-name="T5">
 RSZV - 637(+5)</text:span>
 air defense - 390(1)<text:span text:style-name="T5">
 aircraft - 315(0)</text:span>
 helicopters - 308(0)<text:span text:style-name="T5">
 UAV of operative-tactical level-3557(+12)</text:span>
 Winged missiles - 1261(0)<text:span text:style-name="T5">
 ships / boats - 18(0)</text:span>
 Automobile equipment and tanks - 6816(+22)* Special Technique - 583(+3)The data is specified ...</li>
      </ul>
      <text:p text:style-name="P4">
Beat the occupier!Let's win together!Our strength is in truth!</text:p>
      <text:p text:style-name="P4">
News Source: <text:a xlink:type="simple" xlink:href="https://armyinform.com.ua/2023/07/02/syly-oborony-za-dobu-likviduvaly-majzhe-800-okupantiv-znyshhyly-26-artsystem-ta-10-tankiv/" text:style-name="Internet_20_link" text:visited-style-name="Visited_20_Internet_20_Link">
https://armyinform.com.ua/2023/07/02/syly-oborony-za-dobu-likviduvaly-majzhe-800-okupantiv-znyshhyly-26-artsystem-ta-10-tankiv/</text:a>
</text:p>
      <!--NEWS-->
      <text:h text:style-name="P10" text:outline-level="1">
<text:span text:style-name="T4">
The invaders in the Kherson region force people to take a passport of the Russian Federation "in exchange for life" - Humeniuk</text:span>
</text:h>
      <text:p text:style-name="P4">
Authors: Ukrinform (Person)</text:p>
      <text:p text:style-name="P4">
Publisher: Укринформ (Organization)</text:p>
      <text:p text:style-name="P4">
Published Time: 2023-07-02T4:12:31+03:00</text:p>
      <text:p text:style-name="P4">
Modified Time: 2023-07-02T21:12:31+03:00</text:p>
      <text:p text:style-name="P4">
Description: In the Kherson region, invaders try to use the difficult humanitarian situation on the temporarily occupied left bank of the Dnieper to continue forced certification. - Ukrinform.</text:p>
      <text:p text:style-name="P4">
Images: ['<text:a xlink:type="simple" xlink:href="https://static.ukrinform.com/photos/2016_12/thumb_files/630_360_1482249770-8198-pasport-rf.jpg" text:style-name="Internet_20_link" text:visited-style-name="Visited_20_Internet_20_Link">
630_360_14822...</text:a>
']</text:p>
      <text:p text:style-name="P4">
Tags: ['Херсонщина', 'Війна з Росією', 'Наталія Гуменюк']</text:p>
      <text:p text:style-name="P4">
Type: Article</text:p>
      <!--METADATA-->
      <text:p text:style-name="P4">
<draw:frame draw:style-name="fr1" draw:name="Image195" text:anchor-type="as-char" svg:width="6.9236in" svg:height="3.956343in" draw:z-index="0">
<draw:image xlink:href="../Images/yкринформ/2023-07-02T4-12-31-03-00/630_360_1482249770-8198-pasport-rf.jpg" xlink:type="simple" xlink:show="embed" xlink:actuate="onLoad" draw:mime-type="image/jpeg"/>
</draw:frame>
In the Kherson region, the invaders try to use complex humanitarianism on the temporarily occupied left bank of the Dnieper to continue the forced certification.</text:p>
      <text:p text:style-name="P4">
Natalia Humenukskaskaska was the head of the united Press Center(https://www.youtube.com/watch?v=jIqhGIoFPQA&amp;ab_channel=RadioNV), Ukrinform reports.</text:p>
      <text:p text:style-name="P4">
According to Humeniuk, the invaders continue the blackmail of the population and forced passing in exchange for things of the first need "and in general in exchange for life".</text:p>
      <text:p text:style-name="P4">
<text:span text:style-name="T4">
 Read also: </text:span>
 [<text:span text:style-name="T4">
 Humeniuk </text:span>
: Russia reduced the use(https://www.ukrinform.ua/rubric-ato/3730580-gumenuk-rosia-zmensila-zastosuvanna-barazuucih-aviabomb.html)“That is, to save people from flooding areas only if they take a passport(RF - Ed.). Надати медичну допомогу - тільки якщо у них є російський паспорт.Отримати гуманітарну допомогу, якусь підтримку - тільки якщо є російськийпаспорт. Тобто, людей фактично ставлять перед вибором життя і смерті черезросійський паспорт», - заявила Гуменюк.</text:p>
      <text:p text:style-name="P4">
Вона наголосила, що на лівому березі дуже складна гуманітарна ситуація - немаєпитної води і неможливо використовувати наявні свердловини та джерела,потрібна тільки привозна вода.</text:p>
      <text:p text:style-name="P4">
"Дуже складна ситуація із кишковими захворюваннями, навіть самі окупантипотерпають від цього. Вони дуже хотіли побачити, як діють натовськілабораторії, і зараз кожен другий із них і є тою самою ходячою натовськоюбіолабораторією», - сказала Гуменюк.</text:p>
      <text:p text:style-name="P4">
<text:span text:style-name="T4">
Читайте також:</text:span>
 <text:a xlink:type="simple" xlink:href="https://www.ukrinform.ua/rubric-ato/3730564-u-rajoni-antonivskogo-mostu-vedetsa-kontrbatarejna-borotba-vijskovi.html" text:style-name="Internet_20_link" text:visited-style-name="Visited_20_Internet_20_Link">
 У районі Антонівського мосту ведеться контрбатарейнаборотьба - військові </text:a>
As it was reported, on June 6, the Russian army undermined the dam of Kakhovka hydroelectric power plants, causing the flooding of part of the Kherson and Mykolaiv regions to the ictorical exchange of the Kakhovka reservoir.</text:p>
      <text:p text:style-name="P4">
News Source: <text:a xlink:type="simple" xlink:href="https://www.ukrinform.ua/rubric-regions/3730594-zagarbniki-na-hersonsini-primusuut-ludej-brati-pasport-rf-v-obmin-na-zitta-gumenuk.html" text:style-name="Internet_20_link" text:visited-style-name="Visited_20_Internet_20_Link">
https://www.ukrinform.ua/rubric-regions/3730594-zagarbniki-na-hersonsini-primusuut-ludej-brati-pasport-rf-v-obmin-na-zitta-gumenuk.html</text:a>
</text:p>
      <!--NEWS-->
      <text:h text:style-name="P10" text:outline-level="1">
<text:span text:style-name="T4">
In Ukraine a moment of silence</text:span>
</text:h>
      <text:p text:style-name="P4">
Author: ['АРМІЯINFORM']</text:p>
      <text:p text:style-name="P4">
Time: 2023-07-02T5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196" text:anchor-type="as-char" svg:width="6.9236in" svg:height="3.895992in" draw:z-index="0">
<draw:image xlink:href="../Images/AРМІЯINFORM/2023-07-02T50-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2/v-ukrayini-hvylyna-movchannya-2/" text:style-name="Internet_20_link" text:visited-style-name="Visited_20_Internet_20_Link">
https://armyinform.com.ua/2023/07/02/v-ukrayini-hvylyna-movchannya-2/</text:a>
</text:p>
      <!--NEWS-->
      <text:h text:style-name="P10" text:outline-level="1">
<text:span text:style-name="T4">
The occupiers have lost "hail" with calculation</text:span>
</text:h>
      <text:p text:style-name="P4">
Author: ['АРМІЯINFORM']</text:p>
      <text:p text:style-name="P4">
Time: 2023-07-02T52:00:00-04:00</text:p>
      <text:p text:style-name="P4">
Description: About Tsdomov, the commander of the lands of the ZS Ukrainian, Colonel General Oleksand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znyshchenyj-rosijskyj-hrad-iz-poznachkoiu-z.jpg" text:style-name="Internet_20_link" text:visited-style-name="Visited_20_Internet_20_Link">
znyshchenyj-rosijskyj-hrad-iz-poznachkoiu-z.jpg</text:a>
']</text:p>
      <text:p text:style-name="P4">
Tags: ['STOPRUSSIA', 'БМ-21 «ГРАД»', 'ВТОРГНЕННЯ РФ', 'ОЛЕКСАНДР СИРСЬКИЙ']</text:p>
      <text:p text:style-name="P4">
Category: News</text:p>
      <!--METADATA-->
      <text:p text:style-name="P4">
<draw:frame draw:style-name="fr1" draw:name="Image197" text:anchor-type="as-char" svg:width="6.9236in" svg:height="4.373407in" draw:z-index="0">
<draw:image xlink:href="../Images/AРМІЯINFORM/2023-07-02T52-00-00-04-00/znyshchenyj-rosijskyj-hrad-iz-poznachkoiu-z.jpg" xlink:type="simple" xlink:show="embed" xlink:actuate="onLoad" draw:mime-type="image/jpeg"/>
</draw:frame>
Photo illustrative</text:p>
      <text:p text:style-name="P4">
About it <text:a xlink:type="simple" xlink:href="https://t.me/osirskiy/153" text:style-name="Internet_20_link" text:visited-style-name="Visited_20_Internet_20_Link">
reported</text:a>
Commander of the Land Forces of the SSSUKRAUNA, Colonel-General Alexander Syrsky.</text:p>
      <ul>
        <li>
The destruction of Russians continues. The enemy loses BM-21 "hail" with calculation. Beautiful shot of Fisherman,-said the Colonel General.</li>
      </ul>
      <text:p text:style-name="P4">
News Source: <text:a xlink:type="simple" xlink:href="https://armyinform.com.ua/2023/07/02/okupanty-vtratyly-grad-z-rozrahunkom/" text:style-name="Internet_20_link" text:visited-style-name="Visited_20_Internet_20_Link">
https://armyinform.com.ua/2023/07/02/okupanty-vtratyly-grad-z-rozrahunkom/</text:a>
</text:p>
      <!--NEWS-->
      <text:h text:style-name="P10" text:outline-level="1">
<text:span text:style-name="T4">
Two Shards drones shot at midnight above Mykolaiv region - Natalia Humeniuk</text:span>
</text:h>
      <text:p text:style-name="P4">
Author: ['Владислав Назаркевич']</text:p>
      <text:p text:style-name="P4">
Time: 2023-07-02T54:00:00-04:00</text:p>
      <text:p text:style-name="P4">
Description: About Tse in the Efirin Telemaraph “єini News”, Kerivnik Obdnah, the war with Ukraine 2022, the war with Ukraine is the latest news today, the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АГРЕСІЯ РФ', 'ВІЙНА', 'НАТАЛІЯ ГУМЕНЮК', 'ОК «ПІВДЕНЬ»']</text:p>
      <text:p text:style-name="P4">
Category: News</text:p>
      <!--METADATA-->
      <text:p text:style-name="P4">
<draw:frame draw:style-name="fr1" draw:name="Image198" text:anchor-type="as-char" svg:width="6.9236in" svg:height="4.61393in" draw:z-index="0">
<draw:image xlink:href="../Images/AРМІЯINFORM/2023-07-02T54-00-00-04-00/photo_2022-11-16_13-45-44.jpg" xlink:type="simple" xlink:show="embed" xlink:actuate="onLoad" draw:mime-type="image/jpeg"/>
</draw:frame>
Natalia Humeniuk, the head of the united news, said the head of the United Nations. It was felt that during the last day the forces of the South of Ukraine destroyed 49 invaders and15 units of equipment. It is armored, automobile equipment, boats and unmannedilitative devices.</text:p>
      <text:p text:style-name="P4">
Natalia Humeniuk said that the enemy intensified the intelligence with unmanned aerial vehicles and intensified the use of tactical aviation.</text:p>
      <ul>
        <li>
The Russians struck the airbag directly around the city of Kherson. There are no information about the victims and the victims, ”she said.</li>
      </ul>
      <text:p text:style-name="P4">
With the help of lancet ammunition, the Russians terrorize the smallers of the Kherson region along the collision line. In this way, consciences try to stop the promotion of the forces of the South of Ukraine forward.</text:p>
      <text:p text:style-name="P4">
The enemy has intensified artillery shelling and tries to keep civilians throughout the day.</text:p>
      <ul>
        <li>
About 50 shellings were recorded in the afternoon and almost such intensity was almost such. This is a way of terror of peaceful inhabitants when they are not given rest anovid nor at night, - said Natalia Humeniuk. - This is done to intimidate the local population.</li>
      </ul>
      <text:p text:style-name="P4">
She added that the humanitarian situation on the left bank of the Dnieper remains extremely difficult.</text:p>
      <ul>
        <li>
The invaders think only of their own safety and do not show concern for local people. They use the boats not to evacuate the victims, but to patrode on the Dnieper, - said Natalia Humeniuk. - There is no drinking water. People are moving on their own. They can only be evacuated when it occurs. The invaders did not allow the UN mission to the settlements of the Left Bank so that the true scale of the disaster would not be exposed. The Russians only assist the perpetrators in exchange for violent certification.</li>
      </ul>
      <text:p text:style-name="P4">
Nevertheless, the resistance movement works on the left bank of the Kherson region.</text:p>
      <text:p text:style-name="P4">
News Source: <text:a xlink:type="simple" xlink:href="https://armyinform.com.ua/2023/07/02/dva-drony-shahed-znyshheni-opivnochi-nad-mykolayivshhynoyu-nataliya-gumenyuk/" text:style-name="Internet_20_link" text:visited-style-name="Visited_20_Internet_20_Link">
https://armyinform.com.ua/2023/07/02/dva-drony-shahed-znyshheni-opivnochi-nad-mykolayivshhynoyu-nataliya-gumenyuk/</text:a>
</text:p>
      <!--NEWS-->
      <text:h text:style-name="P10" text:outline-level="1">
<text:span text:style-name="T4">
The Commander-in-Chief of the Armed Forces of Ukraine congratulated the naval forces on their professional day</text:span>
</text:h>
      <text:p text:style-name="P4">
Author: ['АРМІЯINFORM']</text:p>
      <text:p text:style-name="P4">
Time: 2023-07-02T56:00:00-04:00</text:p>
      <text:p text:style-name="P4">
Description: “I get the fighting of the day of the day of the Zbroychy forces of Ukraine in the afternoon. Uncle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01/golovnokomanduvach-zsu-valerij-zaluzhnyj.jpg" text:style-name="Internet_20_link" text:visited-style-name="Visited_20_Internet_20_Link">
golovnokomanduvach-zsu-valerij-zaluzhnyj.jpg</text:a>
']</text:p>
      <text:p text:style-name="P4">
Tags: ['STOPRUSSIA', 'ВАЛЕРІЙ ЗАЛУЖНИЙ', 'ДЕНЬ ВІЙСЬКОВО-МОРСЬКИХ СИЛ']</text:p>
      <text:p text:style-name="P4">
Category: News</text:p>
      <!--METADATA-->
      <text:p text:style-name="P4">
<draw:frame draw:style-name="fr1" draw:name="Image199" text:anchor-type="as-char" svg:width="6.9236in" svg:height="4.615733in" draw:z-index="0">
<draw:image xlink:href="../Images/AРМІЯINFORM/2023-07-02T56-00-00-04-00/golovnokomanduvach-zsu-valerij-zaluzhnyj.jpg" xlink:type="simple" xlink:show="embed" xlink:actuate="onLoad" draw:mime-type="image/jpeg"/>
</draw:frame>
“I congratulate the fighting brothers on the Day of the Navy of the Armed Forces of Ukraine. I am for your loyalty, sustainability and professionalism!Together - to victory!” - <text:a xlink:type="simple" xlink:href="https://www.facebook.com/CinCAFU/videos/1338430200359732/" text:style-name="Internet_20_link" text:visited-style-name="Visited_20_Internet_20_Link">
wrote</text:a>
Commander -in -Chief of the Armed Forces of Ukraine General Valery Zaluzhny.</text:p>
      <text:p text:style-name="P4">
News Source: <text:a xlink:type="simple" xlink:href="https://armyinform.com.ua/2023/07/02/golovnokomanduvach-zs-ukrayiny-pryvitav-vijskovo-morski-syly-z-yihnim-profesijnym-dnem/" text:style-name="Internet_20_link" text:visited-style-name="Visited_20_Internet_20_Link">
https://armyinform.com.ua/2023/07/02/golovnokomanduvach-zs-ukrayiny-pryvitav-vijskovo-morski-syly-z-yihnim-profesijnym-dnem/</text:a>
</text:p>
      <!--NEWS-->
      <text:h text:style-name="P10" text:outline-level="1">
<text:span text:style-name="T4">
Over the past day, Ukrainian defenders have advanced in the Bakhmut direction - Sergey Cherevaty</text:span>
</text:h>
      <text:p text:style-name="P4">
Author: ['Тарас Грень']</text:p>
      <text:p text:style-name="P4">
Time: 2023-07-02T58:00:00-04:00</text:p>
      <text:p text:style-name="P4">
Description: About the PID hour of direct EFIRA in the telemarathon “єini novelty”, saying the Rechik SCI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 'СХІДНЕ УГРУПОВАННЯ ВІЙСЬК ЗСУ']</text:p>
      <text:p text:style-name="P4">
Category: News</text:p>
      <!--METADATA-->
      <text:p text:style-name="P4">
<draw:frame draw:style-name="fr1" draw:name="Image200" text:anchor-type="as-char" svg:width="6.9236in" svg:height="4.61393in" draw:z-index="0">
<draw:image xlink:href="../Images/AРМІЯINFORM/2023-07-02T58-00-00-04-00/cherevatyj-2.jpg" xlink:type="simple" xlink:show="embed" xlink:actuate="onLoad" draw:mime-type="image/jpeg"/>
</draw:frame>
About it during a live broadcast in <text:a xlink:type="simple" xlink:href="https://www.youtube.com/watch" text:style-name="Internet_20_link" text:visited-style-name="Visited_20_Internet_20_Link">
Telelorphone</text:a>
The only news said the spokesman of the eastern grouping of the Armed Forces of Ukraine Colonel Sergiy Cherevaty.</text:p>
      <ul>
        <li>
There is a promotion on the flanks and put pressure on the enemy, later informed more detailed information about the territories that have already been released by our troops, - the officer reported. - Unlike the enemy, our tactics are directed with a naximal preservation of the lives of soldiers. For the organization of breakthroughs, we are moving all the achievements of Ukrainian and world military science and technology. And step by step without actions that can lead to heavy losses, we have a bit.</li>
      </ul>
      <text:p text:style-name="P4">
In total, there were 23 hostilities in the Bakhmut direction. The enemy has resisted, 444 times beat us from the barrel and jet artillery, made five aircraft. During the battles, 116 invaders were destroyed, and 199 were wounded. In addition, the Armed Forces of Ukraine destroyed a large number of elaborate equipment. In particular, four systems of the Grad, two self-propelled artillery installations "Acacia" and "Carnation", infantry combat, eleven guns and anti-tank missile complex, self-propelled 240-mmmetry mortar and five drones and Five drones were converted into scrap. Ten field warehouses with ammunition.</text:p>
      <text:p text:style-name="P4">
-Regarding the Limano-Kupyansky direction, there the enemy tried to finalize our positions 10 times, 630 times struck from different types of artillery of the puppies nine aviation raids,-said Colonel Sergei Cherevaty. —All the hostile attacks of 77 invaders were destroyed, 195 were injured and one was captured.</text:p>
      <text:p text:style-name="P4">
In addition, our warriors destroyed six T-72 tanks, three infantry fighting vehicles, six BTR-80, self-propelled artillery installation "Acacia", two guns, six light artillery tractors, mortars, anti-tank rocket complex, two-strokes with ammunition and three cars and three cars which were carried out by transportation.</text:p>
      <text:p text:style-name="P4">
Throughout the week, our warriors were captured by Russian invaders.</text:p>
      <text:p text:style-name="P4">
-It was so that they took eight to ten prisoners a day,-said Sergiycheriev. - These are different types of units, both the regular army of Russia and the PEC "Veterans". In general, these are low -educated people of low social status. For the most part, the misery or the former criminals.</text:p>
      <text:p text:style-name="P4">
News Source: <text:a xlink:type="simple" xlink:href="https://armyinform.com.ua/2023/07/02/za-mynulu-dobu-ukrayinski-zahysnyky-prosunulysya-na-bahmutskomu-napryamku-sergij-cherevatyj/" text:style-name="Internet_20_link" text:visited-style-name="Visited_20_Internet_20_Link">
https://armyinform.com.ua/2023/07/02/za-mynulu-dobu-ukrayinski-zahysnyky-prosunulysya-na-bahmutskomu-napryamku-sergij-cherevatyj/</text:a>
</text:p>
      <!--NEWS-->
      <text:h text:style-name="P10" text:outline-level="1">
<text:span text:style-name="T4">
Vatican's specialist visit to Moscow was focused on humanitarian issues</text:span>
</text:h>
      <text:p text:style-name="P4">
Authors: Ukrinform (Person)</text:p>
      <text:p text:style-name="P4">
Publisher: Укринформ (Organization)</text:p>
      <text:p text:style-name="P4">
Published Time: 2023-07-02T5:21:31+03:00</text:p>
      <text:p text:style-name="P4">
Modified Time: 2023-07-02T21:21:31+03:00</text:p>
      <text:p text:style-name="P4">
Description: On Sunday, the Vatican Special Vatican Cardinal Matteo Sunday stated that his mission to Moscow about war in Ukraine was focused on humanitarian issues and did not include any discussions on a peaceful plan. - Ukrinform.</text:p>
      <text:p text:style-name="P4">
Images: ['<text:a xlink:type="simple" xlink:href="https://static.ukrinform.com/photos/2023_05/thumb_files/630_360_1684847047-530.jpg" text:style-name="Internet_20_link" text:visited-style-name="Visited_20_Internet_20_Link">
630_360_16848...</text:a>
']</text:p>
      <text:p text:style-name="P4">
Tags: ['Ватикан', 'Росія', 'Війна з Росією']</text:p>
      <text:p text:style-name="P4">
Type: Article</text:p>
      <!--METADATA-->
      <text:p text:style-name="P4">
<draw:frame draw:style-name="fr1" draw:name="Image201" text:anchor-type="as-char" svg:width="6.9236in" svg:height="3.956343in" draw:z-index="0">
<draw:image xlink:href="../Images/yкринформ/2023-07-02T5-21-31-03-00/630_360_1684847047-530.jpg" xlink:type="simple" xlink:show="embed" xlink:actuate="onLoad" draw:mime-type="image/jpeg"/>
</draw:frame>
On Sunday, the Vatican Special Vatican Cardinal Matteo Zuppi said that his mission of Domoskov for war in Ukraine was focused on humanitarian issues and has not been discussed on a peace plan.</text:p>
      <text:p text:style-name="P4">
As Ukrinform reports, it reports <text:a xlink:type="simple" xlink:href="https://www.reuters.com/world/europe/papal-envoy-says-moscow-visit-focused-humanitarian-issues-not-peace-plan-2023-07-02/" text:style-name="Internet_20_link" text:visited-style-name="Visited_20_Internet_20_Link">
Reuters</text:a>
.</text:p>
      <text:p text:style-name="P4">
Cardinal Zuppy emphasized the importance of solving humanitarian problems during meetings in Moscow and Kiev.</text:p>
      <text:p text:style-name="P4">
He said that the purpose of his visit was not to propose a peace plan or to take part in official mediation, but rather a fatigue to determine the priority of well -being and the protection of vulnerable categories affected by the war.</text:p>
      <text:p text:style-name="P4">
<text:span text:style-name="T4">
 Read also: </text:span>
 <text:a xlink:type="simple" xlink:href="https://www.ukrinform.ua/rubric-polytics/3728514-vatikan-moze-dopomogti-ukraini-vizvolennam-polonenih-i-povernennam-ditej-ermak.html" text:style-name="Internet_20_link" text:visited-style-name="Visited_20_Internet_20_Link">
Vatican can help Ukraine with the liberation of prisoners and the reverse of children - Yermak</text:a>
Upppi emphasized the urgent need to stop violence and preserve human life, with a special emphasis on protecting the welfare of children.</text:p>
      <text:p text:style-name="P4">
As it was reported, the head of the Presidential Office Andriy Yermak stated that Ukraine was not hopeful for the Vatican mediation in negotiations with Moscow, instead, it would be assisted in the liberation of prisoners of Ukrainians and returning Ukrainian children.</text:p>
      <text:p text:style-name="P4">
On June 28-29, the special ambassador of Pope Roman Cardinal Matteo Zuppy was a visit to the Vatican's mission on June 28-29 with the "Achieving Homir" in Ukraine.</text:p>
      <text:p text:style-name="P4">
<text:span text:style-name="T4">
 Read also: </text:span>
 <text:a xlink:type="simple" xlink:href="https://www.ukrinform.ua/rubric-polytics/3719073-veresuk-zustrilasa-zi-specposlancem-vatikanu.html" text:style-name="Internet_20_link" text:visited-style-name="Visited_20_Internet_20_Link">
Vereshchuk met with the Vatican specialist</text:a>
On June 5-6, Cardinal Matteo Zuppi visited Ukraine. In particular, with President Zelensky, he discussed the situation in Ukraine and the humanities in the framework of the Peace Formula.</text:p>
      <text:p text:style-name="P4">
Photo: KNA</text:p>
      <text:p text:style-name="P4">
News Source: <text:a xlink:type="simple" xlink:href="https://www.ukrinform.ua/rubric-world/3730598-vizit-specposlanca-vatikanu-do-moskvi-buv-zoseredzenij-na-gumanitarnih-pitannah.html" text:style-name="Internet_20_link" text:visited-style-name="Visited_20_Internet_20_Link">
https://www.ukrinform.ua/rubric-world/3730598-vizit-specposlanca-vatikanu-do-moskvi-buv-zoseredzenij-na-gumanitarnih-pitannah.html</text:a>
</text:p>
      <!--NEWS-->
      <text:h text:style-name="P10" text:outline-level="1">
<text:span text:style-name="T4">
Today the enemy does not approach the coast of Odessa at a distance</text:span>
</text:h>
      <text:p text:style-name="P4">
Author: ['АРМІЯINFORM']</text:p>
      <text:p text:style-name="P4">
Time: 2023-07-02T60:00:00-04:00</text:p>
      <text:p text:style-name="P4">
Description: Commander of the Ukrainian Fleet Vitseadmіla Olezhpap in the Eccentric INTERVERVA'y for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den-vms-2-scaled.jpg" text:style-name="Internet_20_link" text:visited-style-name="Visited_20_Internet_20_Link">
den-vms-2-scaled.jpg</text:a>
']</text:p>
      <text:p text:style-name="P4">
Tags: ['STOPRUSSIA', 'АГРЕСІЯ РФ', 'ВІЙНА', 'ВМС ЗСУ', 'ВТОРГНЕННЯ РФ', 'ОЛЕКСІЙ НЕЇЖПАПА']</text:p>
      <text:p text:style-name="P4">
Category: News</text:p>
      <!--METADATA-->
      <text:p text:style-name="P4">
<draw:frame draw:style-name="fr1" draw:name="Image202" text:anchor-type="as-char" svg:width="6.9236in" svg:height="3.894525in" draw:z-index="0">
<draw:image xlink:href="../Images/AРМІЯINFORM/2023-07-02T60-00-00-04-00/den-vms-2-scaled.jpg" xlink:type="simple" xlink:show="embed" xlink:actuate="onLoad" draw:mime-type="image/jpeg"/>
</draw:frame>
Commander of the Ukrainian Fleet Wescadmiral Alexei Shepap in exclusive <text:a xlink:type="simple" xlink:href="https://armyinform.com.ua/2023/07/02/my-povynni-maty-takyj-flot-yakyj-bilshe-ne-dast-zagarbnyku-navit-planuvaty-napad-na-ukrayinu-oleksij-neyizhpapa/" text:style-name="Internet_20_link" text:visited-style-name="Visited_20_Internet_20_Link">
interview</text:a>
For the Information Agency of the Ministry of Defense of Ukraine, due to the most difficult period at the beginning of a large -scale invasion, the Russians' plans for the landing of the sea landing in Odessa, and subsequently to hire a number of enemy ships, including the flagship of the Black Sea Fleet "Moscow".</text:p>
      <ul>
        <li>
Of course, if you compare the potential at the beginning of large -scale aggression of the International and the Russian Fleet, it was in favor of the Russians. But we also did not stand a place and built our fleet, constantly moving forward. In particular, the implementation of missile programs, which was approved by the Balanced Commander -in -Chief of the Armed Forces of Ukraine, is a striking example. Thanks to their implementation, the Ukrainian Neptune Missile Complex was created. Among the people who implemented rocket programs were my former robotic subordinates, who were still using winged missiles in Crimea. And it is thanks to them, to these people, today the opponent does not approach the coast of Odessa less than 100 sea miles, and between us and the enemy now there is a "gray zone", which covers 25 thousand square kilometers, - said Viceadmiral Alexei Shepap.</li>
      </ul>
      <text:p text:style-name="P4">
The commander of the Navy also noted that due to the receipt of new rocket weapons and other assistance from our Western partners, our defense potential has grown.</text:p>
      <ul>
        <li>
You know that nowadays, the Navy is an anti -ship complex "Harpun", which has already proven itself very well during the fighting to protect our state. This complex, in particular, drowning the Russian security vessel, which is Malons of the SCR "Thor" and went to the island of Snake to provide a Russian garrison and deliver a fresh batch of invaders to reinforcement, ”Alexei Zhpapa said.</li>
      </ul>
      <text:p text:style-name="P4">
News Source: <text:a xlink:type="simple" xlink:href="https://armyinform.com.ua/2023/07/02/sogodni-protyvnyk-ne-nablyzhayetsya-do-uzberezhzhya-odesy-na-vidstan-menshe-nizh-100-morskyh-myl-oleksij-neyizhpapa/" text:style-name="Internet_20_link" text:visited-style-name="Visited_20_Internet_20_Link">
https://armyinform.com.ua/2023/07/02/sogodni-protyvnyk-ne-nablyzhayetsya-do-uzberezhzhya-odesy-na-vidstan-menshe-nizh-100-morskyh-myl-oleksij-neyizhpapa/</text:a>
</text:p>
      <!--NEWS-->
      <text:h text:style-name="P10" text:outline-level="1">
<text:span text:style-name="T4">
Air advantage is the key to success on Earth</text:span>
</text:h>
      <text:p text:style-name="P4">
Author: ['Тарас Грень']</text:p>
      <text:p text:style-name="P4">
Time: 2023-07-02T62:00:00-04:00</text:p>
      <text:p text:style-name="P4">
Description: About Tse in Efiri “єdin novin” Rospovyv Rechnik commandanni of the dousy forces of the Zbroyshny force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ВІЙНА', 'ВТОРГНЕННЯ РФ', 'ПОВІТРЯНІ СИЛИ ЗС УКРАЇНИ', 'ЮРІЙ ІГНАТ']</text:p>
      <text:p text:style-name="P4">
Category: News</text:p>
      <!--METADATA-->
      <text:p text:style-name="P4">
<draw:frame draw:style-name="fr1" draw:name="Image203" text:anchor-type="as-char" svg:width="6.9236in" svg:height="4.32725in" draw:z-index="0">
<draw:image xlink:href="../Images/AРМІЯINFORM/2023-07-02T62-00-00-04-00/foto-1-krylati-aviabomby-yurij-ignat.jpg" xlink:type="simple" xlink:show="embed" xlink:actuate="onLoad" draw:mime-type="image/jpeg"/>
</draw:frame>
Collage: Armyinform</text:p>
      <text:p text:style-name="P4">
Colonel Yuriy Ignat, spokeswoman for the United Nations Air Force forces of Ukraine, told this on the only news.</text:p>
      <ul>
        <li>
Now we see quite protracted air anxieties, because the shames' attacks are quite long and are destroyed throughout Ukraine, - he said. "Calibers are smaller, but they are insidious, and the enemy uses differentials to hit us so that we simply do not have time to prepare and repel danger. But, as we can see, our military responds promptly to all. And as of today, both "calibers" and "Shahda" are destroyed. In general, eleven air targets were destroyed during the day.</li>
      </ul>
      <text:p text:style-name="P4">
The enemy is intensively and widely used by UAVs to strikes in the Ukrainian cities of collision. Significant strengthening of our air forces will be the transmission of Ukrainian aircraft F-16.</text:p>
      <ul>
        <li>
We do our homework, - Yuri Ignat said. - There is a determined personal composition that now learns English and terminology. In addition, we are preparing some infrastructure that will work in the conditions of conducting. The advantage in the air is the key to success on Earth.</li>
      </ul>
      <text:p text:style-name="P4">
News Source: <text:a xlink:type="simple" xlink:href="https://armyinform.com.ua/2023/07/02/perevaga-v-povitri-cze-klyuch-do-uspihu-na-zemli/" text:style-name="Internet_20_link" text:visited-style-name="Visited_20_Internet_20_Link">
https://armyinform.com.ua/2023/07/02/perevaga-v-povitri-cze-klyuch-do-uspihu-na-zemli/</text:a>
</text:p>
      <!--NEWS-->
      <text:h text:style-name="P10" text:outline-level="1">
<text:span text:style-name="T4">
494 children were killed in Ukraine as a result of armed aggression of the Russian Federation</text:span>
</text:h>
      <text:p text:style-name="P4">
Author: ['АРМІЯINFORM']</text:p>
      <text:p text:style-name="P4">
Time: 2023-07-02T64:00:00-04:00</text:p>
      <text:p text:style-name="P4">
Description: The village on the wounds is 2 lipna 2023 Rock more than 1530, they were arranged in Ukrainian Naslіdok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7_big.jpg" text:style-name="Internet_20_link" text:visited-style-name="Visited_20_Internet_20_Link">
47_big.jpg</text:a>
']</text:p>
      <text:p text:style-name="P4">
Tags: []</text:p>
      <text:p text:style-name="P4">
Category: News</text:p>
      <!--METADATA-->
      <text:p text:style-name="P4">
<draw:frame draw:style-name="fr1" draw:name="Image204" text:anchor-type="as-char" svg:width="6.9236in" svg:height="5.18693in" draw:z-index="0">
<draw:image xlink:href="../Images/AРМІЯINFORM/2023-07-02T64-00-00-04-00/47_big.jpg" xlink:type="simple" xlink:show="embed" xlink:actuate="onLoad" draw:mime-type="image/jpeg"/>
</draw:frame>
Illustrative photo</text:p>
      <text:p text:style-name="P4">
As of the morning of July 2, 2023, more than 1530 children were affected by Ukraine as a result of full -scale armed aggression of the Russian Federation. According to official information prosecutors, 494 children were killed and more than 1036 were injured.</text:p>
      <text:p text:style-name="P4">
About it <text:a xlink:type="simple" xlink:href="https://t.me/pgo_gov_ua/14012" text:style-name="Internet_20_link" text:visited-style-name="Visited_20_Internet_20_Link">
reports</text:a>
General Prosecutor's Office.</text:p>
      <text:p text:style-name="P4">
These figures are not final. Work continues to be installed in places of conducting actions, in temporarily occupied and liberated territories.</text:p>
      <text:p text:style-name="P4">
Children were most affected in Donetsk region - 472, Kharkiv - 285, Kiev - 129, Kherson - 113, Zaporizhia - 91, Mykolaiv - 89, Dnipropetrovsk - 83, Chernihiv - 71, Lugansk - 67.</text:p>
      <text:p text:style-name="P4">
<text:span text:style-name="T4">
During the day:</text:span>
</text:p>
      <ul>
        <li>
On July 1, a 14-year-old boy was injured in the enemy of Balakliya, Kharkiv region.</li>
      </ul>
      <text:p text:style-name="P4">
News Source: <text:a xlink:type="simple" xlink:href="https://armyinform.com.ua/2023/07/02/494-dytyny-zagynuly-v-ukrayini-vnaslidok-zbrojnoyi-agresiyi-rf-2/" text:style-name="Internet_20_link" text:visited-style-name="Visited_20_Internet_20_Link">
https://armyinform.com.ua/2023/07/02/494-dytyny-zagynuly-v-ukrayini-vnaslidok-zbrojnoyi-agresiyi-rf-2/</text:a>
</text:p>
      <!--NEWS-->
      <text:h text:style-name="P10" text:outline-level="1">
<text:span text:style-name="T4">
During the week, the National Guards surveyed about 625 hectares of terrain and disposed of 49 explosive items</text:span>
</text:h>
      <text:p text:style-name="P4">
Author: ['Володимир Поліщук']</text:p>
      <text:p text:style-name="P4">
Time: 2023-07-02T66:00:00-04:00</text:p>
      <text:p text:style-name="P4">
Description: On the Kherson straightening, the National Guard of the Ukrainian Vikonyot Stabilіzatsyinі ... war with Ukraine 2022, the war with Ukrain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ngu-rozminuvannya-scaled.jpg" text:style-name="Internet_20_link" text:visited-style-name="Visited_20_Internet_20_Link">
ngu-rozminuvannya-scaled.jpg</text:a>
']</text:p>
      <text:p text:style-name="P4">
Tags: []</text:p>
      <text:p text:style-name="P4">
Category: News</text:p>
      <!--METADATA-->
      <text:p text:style-name="P4">
<draw:frame draw:style-name="fr1" draw:name="Image205" text:anchor-type="as-char" svg:width="6.9236in" svg:height="5.1927in" draw:z-index="0">
<draw:image xlink:href="../Images/AРМІЯINFORM/2023-07-02T66-00-00-04-00/ngu-rozminuvannya-scaled.jpg" xlink:type="simple" xlink:show="embed" xlink:actuate="onLoad" draw:mime-type="image/jpeg"/>
</draw:frame>
Photo of NSU press service</text:p>
      <text:p text:style-name="P4">
In the Kherson direction, the units of the National Guard of Ukraine take stabilization measures: they identify and delay persons who cooperated with the state power, remove the remnants of weapons and ammunition, exchange territories and provide humanitarian assistance to the population.</text:p>
      <text:p text:style-name="P4">
This was reported in a comment by the correspondent of the ArmyinformForm. Colonel Mykola Urshalovich announced the deputy director of planning of the use of the Main Directorate of the National Guard.</text:p>
      <ul>
        <li>
The search for explosive objects in the territories, of which is respected. Two groups of a consolidated detachment with corresponding equipment during the last week in the Kherson neighborhood of a ship survived about 86 hectares of territories, - said a representative of the GU NSU. - Also, the National Guard units continued to exchanges the territories of the agricultural purpose in the de -mentioned territories in the Kherson Tasum regions. During the week, they surveyed about 625 hectares of the area pelviced 49 explosive objects.</li>
      </ul>
      <text:p text:style-name="P4">
Colonel Mykola Urshalovich added that the National Guard of Ukraine not only takes part in hostilities and exchanges the liberated territories, but also delivers humanitarian assistance to where people need the most. In particular, servicemen of the 11th Mikhail Hrushevsky Brigade last week, the necessary things and products to the residents of Kherson and Mykolaiv region.</text:p>
      <text:p text:style-name="P4">
News Source: <text:a xlink:type="simple" xlink:href="https://armyinform.com.ua/2023/07/02/protyagom-tyzhnya-naczgvardijczi-obstezhyly-blyzko-625-ga-misczevosti-ta-zneshkodyly-49-vybuhonebezpechnyh-predmetiv/" text:style-name="Internet_20_link" text:visited-style-name="Visited_20_Internet_20_Link">
https://armyinform.com.ua/2023/07/02/protyagom-tyzhnya-naczgvardijczi-obstezhyly-blyzko-625-ga-misczevosti-ta-zneshkodyly-49-vybuhonebezpechnyh-predmetiv/</text:a>
</text:p>
      <!--NEWS-->
      <text:h text:style-name="P10" text:outline-level="1">
<text:span text:style-name="T4">
The Ministry of Education has increased government orders to managers for work in de -checked territories</text:span>
</text:h>
      <text:p text:style-name="P4">
Author: ['АРМІЯINFORM']</text:p>
      <text:p text:style-name="P4">
Time: 2023-07-02T67:00:00-04:00</text:p>
      <text:p text:style-name="P4">
Description: Minoi Tizhnya, having given the production, Yak Navchannya, I Professiyin Pidgotovk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mon.jpg" text:style-name="Internet_20_link" text:visited-style-name="Visited_20_Internet_20_Link">
mon.jpg</text:a>
']</text:p>
      <text:p text:style-name="P4">
Tags: ['STOPRUSSIA']</text:p>
      <text:p text:style-name="P4">
Category: News</text:p>
      <!--METADATA-->
      <text:p text:style-name="P4">
<draw:frame draw:style-name="fr1" draw:name="Image206" text:anchor-type="as-char" svg:width="6.9236in" svg:height="4.50034in" draw:z-index="0">
<draw:image xlink:href="../Images/AРМІЯINFORM/2023-07-02T67-00-00-04-00/mon.jpg" xlink:type="simple" xlink:show="embed" xlink:actuate="onLoad" draw:mime-type="image/jpeg"/>
</draw:frame>
Last week, the government adopted a resolution that envisages training and vocational training of persons who have expressed a desire to work in the territories.</text:p>
      <text:p text:style-name="P4">
About it <text:a xlink:type="simple" xlink:href="https://t.me/minre_ua" text:style-name="Internet_20_link" text:visited-style-name="Visited_20_Internet_20_Link">
reports</text:a>
Ministry of Reintegration.</text:p>
      <text:p text:style-name="P4">
“Such training will be carried out by Tarashevchenko National University of Kyiv. Thus, the Ministry of Education and Science has raised the maximum amount of state order to 30 additional places in the specialty 281 "Public Administration and Administration". These data will be displayed in the near future by the state electronic database on education, ”the message reads.</text:p>
      <text:p text:style-name="P4">
News Source: <text:a xlink:type="simple" xlink:href="https://armyinform.com.ua/2023/07/02/minosvity-zbilshylo-derzhzamovlennya-na-upravlincziv-dlya-roboty-na-deokupovanyh-terytoriyah/" text:style-name="Internet_20_link" text:visited-style-name="Visited_20_Internet_20_Link">
https://armyinform.com.ua/2023/07/02/minosvity-zbilshylo-derzhzamovlennya-na-upravlincziv-dlya-roboty-na-deokupovanyh-terytoriyah/</text:a>
</text:p>
      <!--NEWS-->
      <text:h text:style-name="P10" text:outline-level="1">
<text:span text:style-name="T4">
Russia holds 9 ships in the Black Sea, including four carriage missiles "Caliber"</text:span>
</text:h>
      <text:p text:style-name="P4">
Author: ['АРМІЯINFORM']</text:p>
      <text:p text:style-name="P4">
Time: 2023-07-02T68:00:00-04:00</text:p>
      <text:p text:style-name="P4">
Description: The village at 11:00 02.07.2023: the Chorny Morce at the Boyal Cherguvanni ... War with Ukraine 2022, the war with Ukraine is the latest news today, the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maxresdefault-1-1.jpg" text:style-name="Internet_20_link" text:visited-style-name="Visited_20_Internet_20_Link">
maxresdefault-1-1.jpg</text:a>
', '<text:a xlink:type="simple" xlink:href="https://armyinform.com.ua/wp-content/uploads/2023/07/357679010_655558429945076_3158632320112106347_n.jpg" text:style-name="Internet_20_link" text:visited-style-name="Visited_20_Internet_20_Link">
357679010_655558429945076_3158632320112106347_n.jpg</text:a>
']</text:p>
      <text:p text:style-name="P4">
Tags: ['STOPRUSSIA', 'АГРЕСІЯ РФ', 'ВМС', 'ВТОРГНЕННЯ РФ']</text:p>
      <text:p text:style-name="P4">
Category: News</text:p>
      <!--METADATA-->
      <text:p text:style-name="P4">
<draw:frame draw:style-name="fr1" draw:name="Image207" text:anchor-type="as-char" svg:width="6.9236in" svg:height="3.894525in" draw:z-index="0">
<draw:image xlink:href="../Images/AРМІЯINFORM/2023-07-02T68-00-00-04-00/maxresdefault-1-1.jpg" xlink:type="simple" xlink:show="embed" xlink:actuate="onLoad" draw:mime-type="image/jpeg"/>
</draw:frame>
Photo illustrative</text:p>
      <text:p text:style-name="P4">
<text:span text:style-name="T4">
* As of 11:00 pm 02.07.2023: </text:span>
</text:p>
      <ul>
        <li>
There are 9 enemy ships in the Black Sea, including 4 carriers of the caliber, total volley - up to 24 missiles; * in the Sea of Azov - 1 enemy ship; * There are up to 8 enemy ships in the Mediterranean Sea, including 1 carriage carriage carriers, a total volley - up to 16 missiles;</li>
      </ul>
      <text:p text:style-name="P4">
<text:span text:style-name="T4">
 For a day in the interests of the Russian Federation the passage of the Kerch-Yenicral Strait made: </text:span>
</text:p>
      <ul>
        <li>
to the Azov Sea - 25 ships, 5 of them moved from the Bosphorus Strait; * To the Black Sea - 17 ships, 5 of them moved in the direction of the Bosphorus Strait.</li>
      </ul>
      <text:p text:style-name="P4">
<draw:frame draw:style-name="fr1" draw:name="Image208" text:anchor-type="as-char" svg:width="6.9236in" svg:height="8.6545in" draw:z-index="0">
<draw:image xlink:href="../Images/AРМІЯINFORM/2023-07-02T68-00-00-04-00/357679010_655558429945076_3158632320112106347_n.jpg" xlink:type="simple" xlink:show="embed" xlink:actuate="onLoad" draw:mime-type="image/jpeg"/>
</draw:frame>
<text:span text:style-name="T4">
 The Russian Federation continues to violate the International Convention on the Protection of Human Life in 1974.(SOLAS)by turning off automatic identification systems(AIS)Nazi vessels in the Azov Sea. </text:span>
</text:p>
      <text:p text:style-name="P4">
News Source: <text:a xlink:type="simple" xlink:href="https://armyinform.com.ua/2023/07/02/rosiya-trymaye-u-chornomu-mori-9-korabliv-sered-yakyh-chotyry-nosiya-krylatyh-raket-kalibr/" text:style-name="Internet_20_link" text:visited-style-name="Visited_20_Internet_20_Link">
https://armyinform.com.ua/2023/07/02/rosiya-trymaye-u-chornomu-mori-9-korabliv-sered-yakyh-chotyry-nosiya-krylatyh-raket-kalibr/</text:a>
</text:p>
      <!--NEWS-->
      <text:h text:style-name="P10" text:outline-level="1">
<text:span text:style-name="T4">
DBR blocked a new channel of illegal transfer of military people to European countries</text:span>
</text:h>
      <text:p text:style-name="P4">
Author: ['АРМІЯINFORM']</text:p>
      <text:p text:style-name="P4">
Time: 2023-07-02T69:00:00-04:00</text:p>
      <text:p text:style-name="P4">
Description: The authority of the bureaus is systematically viyavlyat, to reproduce the dialist of the organized group, the yaki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zablokuvalo-novij-kanal-nezakonnogo-perepravlennya-vijskovozobovyazanih-do-krain-evropi-1-450x395-4fd.jpeg" text:style-name="Internet_20_link" text:visited-style-name="Visited_20_Internet_20_Link">
zablokuvalo-novij-kanal-nezakonnogo-perepravlennya-vijskovozobovyazanih-do-krain-evropi-1-450x395-4fd.jpeg</text:a>
']</text:p>
      <text:p text:style-name="P4">
Tags: ['STOPRUSSIA']</text:p>
      <text:p text:style-name="P4">
Category: News</text:p>
      <!--METADATA-->
      <text:p text:style-name="P4">
<draw:frame draw:style-name="fr1" draw:name="Image209" text:anchor-type="as-char" svg:width="6.9236in" svg:height="6.077382in" draw:z-index="0">
<draw:image xlink:href="../Images/AРМІЯINFORM/2023-07-02T69-00-00-04-00/zablokuvalo-novij-kanal-nezakonnogo-perepravlennya-vijskovozobovyazanih-do-krain-evropi-1-450x395-4fd.jpeg" xlink:type="simple" xlink:show="embed" xlink:actuate="onLoad" draw:mime-type="image/jpeg"/>
</draw:frame>
The State Bureau continues to systematically identify and terminate the activities of organized groups that establish illegal schemes of crossing the border of conscript age in martial law.</text:p>
      <text:p text:style-name="P4">
In cooperation with the National Police, the DBR workers exposed another group in Transcarpathia, which transported the military across the border. It included residents of Zakarpattya, former and existing law enforcement.</text:p>
      <text:p text:style-name="P4">
About it <text:a xlink:type="simple" xlink:href="https://dbr.gov.ua/news/dbr-zablokuvalo-novij-kanal-nezakonnogo-perepravlennya-vijskovozobovyazanih-do-krain-evropi" text:style-name="Internet_20_link" text:visited-style-name="Visited_20_Internet_20_Link">
reports</text:a>
State Bureau Investigations.</text:p>
      <text:p text:style-name="P4">
The civilian members of the group were looking for those who wanted to get abroad illegally. The "customers" were taken to a stipulated place near the border, and they were further transferred to the trails bypassing the checkpoints by other accomplices.</text:p>
      <text:p text:style-name="P4">
Special costumes and nation devices were used to mask the persons. Law enforcement officers who were part of the group helped to avoid border outfits. They had access to information about the border guards and the time of their guard.</text:p>
      <text:p text:style-name="P4">
Prices for "services" from one person ranged from $ 5 to $ 10 thousand. Sumozalezhal from the "length of the chain" involved in the equipment of the intermediaries.</text:p>
      <text:p text:style-name="P4">
On June 28, two participants of the organized group - father and son, were law enforcement, while attempting to illegally transfer to Hungary of three men of prison age. For organizing one of them the malefactors received $ 8,000 on a bank card. The money of the denial of two more in the amount of $ 11,000 had to come after a successful interpretation of the "customers" of the border.</text:p>
      <text:p text:style-name="P4">
Investigative actions were carried out at the place of residence and in vehicles. Almost $ 40,000, more than 15 thousand, were seized during the searches. Euro, 5 cars, night vision devices, radio stations, camouflage, phones and bank cards.</text:p>
      <text:p text:style-name="P4">
Two detainees have already been informed of suspicion of illegally crossing the persons of the state border of Ukraine(Part 3 of Art. 332 of the Criminal Code of Ukraine).</text:p>
      <text:p text:style-name="P4">
Санкція статті передбачає покарання у вигляді позбавлення волі на строк до 9років</text:p>
      <text:p text:style-name="P4">
Готуються підозри й іншим учасникам злочинної групи.</text:p>
      <text:p text:style-name="P4">
Процесуальне керівництво здійснює Закарпатська спеціалізована прокуратура усфері оборони Західного регіону.</text:p>
      <text:p text:style-name="P4">
News Source: <text:a xlink:type="simple" xlink:href="https://armyinform.com.ua/2023/07/02/dbr-zablokuvalo-novyj-kanal-nezakonnogo-perepravlennya-vijskovozobovyazanyh-do-krayin-yevropy/" text:style-name="Internet_20_link" text:visited-style-name="Visited_20_Internet_20_Link">
https://armyinform.com.ua/2023/07/02/dbr-zablokuvalo-novyj-kanal-nezakonnogo-perepravlennya-vijskovozobovyazanyh-do-krayin-yevropy/</text:a>
</text:p>
      <!--NEWS-->
      <text:h text:style-name="P10" text:outline-level="1">
<text:span text:style-name="T4">
Peace in Europe is possible only after the victory of Ukraine - Yermak</text:span>
</text:h>
      <text:p text:style-name="P4">
Authors: Ukrinform (Person)</text:p>
      <text:p text:style-name="P4">
Publisher: Укринформ (Organization)</text:p>
      <text:p text:style-name="P4">
Published Time: 2023-07-02T6:40:00+03:00</text:p>
      <text:p text:style-name="P4">
Modified Time: 2023-07-02T21:40:00+03:00</text:p>
      <text:p text:style-name="P4">
Description: Presidential Office Head Andriy Yermak is convinced that peace in Europe is possible only after the victory of Ukraine in the war against Russia, which has NATO membership.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Європа', 'НАТО', 'Єрмак', 'Війна з Росією']</text:p>
      <text:p text:style-name="P4">
Type: Article</text:p>
      <!--METADATA-->
      <text:p text:style-name="P4">
<draw:frame draw:style-name="fr1" draw:name="Image210" text:anchor-type="as-char" svg:width="6.9236in" svg:height="3.956343in" draw:z-index="0">
<draw:image xlink:href="../Images/yкринформ/2023-07-02T6-40-00-03-00/630_360_1687457216-618.jpeg" xlink:type="simple" xlink:show="embed" xlink:actuate="onLoad" draw:mime-type="image/jpeg"/>
</draw:frame>
Presidential leadership Andriy Yermak is convinced that peace in Europe is only possible after Ukraine's victory in the war against Russia, which has NATO membership.</text:p>
      <text:p text:style-name="P4">
Yermak wrote about it in <text:a xlink:type="simple" xlink:href="https://t.me/ermaka2022/3091" text:style-name="Internet_20_link" text:visited-style-name="Visited_20_Internet_20_Link">
telegram</text:a>
, reports Ukrinform.</text:p>
      <text:p text:style-name="P4">
“Peace in Europe is possible only after the victory of Ukraine. And to consolidate this victorious membership in NATO, ”said OP.</text:p>
      <text:p text:style-name="P4">
According to him, the forces of defense are moving forward despite a large amount of a mine by the enemy's advantage in the air. "Everyone who wanted to see a rapid fighter with a way, has to remember these things, as well as the importance of the life of every warrior," Yermak stressed.</text:p>
      <text:p text:style-name="P4">
<text:span text:style-name="T4">
 Read also: </text:span>
 <text:a xlink:type="simple" xlink:href="https://www.ukrinform.ua/rubric-polytics/3729663-ukraina-bude-gotova-obgovoruvati-dovgostrokove-vreguluvanna-pisla-vivedenna-vijsk-rf-ermak.html" text:style-name="Internet_20_link" text:visited-style-name="Visited_20_Internet_20_Link">
Ukraine will be ready to discuss long -term regulation after the withdrawal of Russian troops - <text:span text:style-name="T4">
 Ermak </text:span>
</text:a>
In this context, he emphasized that Ukraine needs multifunctional tilly F-16 and a long-range <text:a xlink:type="simple" xlink:href="https://www.ukrinform.ua/tag-zbroa" text:style-name="Internet_20_link" text:visited-style-name="Visited_20_Internet_20_Link">
weapons</text:a>
. "We do everything to speed up these processes," the OP Head assured.</text:p>
      <text:p text:style-name="P4">
The Navy Commander Viecadmiral Alexei Shepapa said that the F-16 is needed for successful operations not only at land but also at sea.</text:p>
      <text:p text:style-name="P4">
News Source: <text:a xlink:type="simple" xlink:href="https://www.ukrinform.ua/rubric-ato/3730599-mir-u-evropi-mozlivij-lise-pisla-peremogi-ukraini-ermak.html" text:style-name="Internet_20_link" text:visited-style-name="Visited_20_Internet_20_Link">
https://www.ukrinform.ua/rubric-ato/3730599-mir-u-evropi-mozlivij-lise-pisla-peremogi-ukraini-ermak.html</text:a>
</text:p>
      <!--NEWS-->
      <text:h text:style-name="P10" text:outline-level="1">
<text:span text:style-name="T4">
Leopard tanks arrived in Ukraine to show what they are capable of - Alexei Reznikov</text:span>
</text:h>
      <text:p text:style-name="P4">
Author: ['АРМІЯINFORM']</text:p>
      <text:p text:style-name="P4">
Time: 2023-07-02T70:00:00-04:00</text:p>
      <text:p text:style-name="P4">
Description: Nimechina handed over Ukrainian tanks Leopard, Yaki non -confronts to show his robot at the battl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image.jpg" text:style-name="Internet_20_link" text:visited-style-name="Visited_20_Internet_20_Link">
image.jpg</text:a>
']</text:p>
      <text:p text:style-name="P4">
Tags: ['LEOPARD', 'STOPRUSSIA', 'АГРЕСІЯ РФ', 'ВТОРГНЕННЯ РФ', 'ОЛЕКСІЙ РЕЗНІКОВ']</text:p>
      <text:p text:style-name="P4">
Category: News</text:p>
      <!--METADATA-->
      <text:p text:style-name="P4">
<draw:frame draw:style-name="fr1" draw:name="Image211" text:anchor-type="as-char" svg:width="6.9236in" svg:height="3.894525in" draw:z-index="0">
<draw:image xlink:href="../Images/AРМІЯINFORM/2023-07-02T70-00-00-04-00/image.jpg" xlink:type="simple" xlink:show="embed" xlink:actuate="onLoad" draw:mime-type="image/jpeg"/>
</draw:frame>
Photo illustrative</text:p>
      <text:p text:style-name="P4">
Germany handed over the LEOPARD tanks to Ukraine, which will soon show their work combat positions.</text:p>
      <text:p text:style-name="P4">
About it <text:a xlink:type="simple" xlink:href="https://twitter.com/oleksiireznikov/status/1675385170361212933" text:style-name="Internet_20_link" text:visited-style-name="Visited_20_Internet_20_Link">
wrote</text:a>
Alexei Reznikov in Twitter.</text:p>
      <ul>
        <li>
Leopard is a proud and strong animal. He loves freedom, honest struggle of Ishal food. Dozens of Leopard tanks came to Ukraine to show that they were capable of. And their time will come, - said the Minister of Defense of Ukraine.</li>
      </ul>
      <text:p text:style-name="P4">
At the same time, he thanked the German Defense Minister Boris Pistorius.</text:p>
      <text:p text:style-name="Quotations">

<text:p text:style-name="P4">
The Leopard is A Proud and Strong Animal. IT LOVES FREEDOM, A FAIR FIGHT AND&gt;
 Good Food. &gt;
 Dozens of Leopards Came to Ukraine To Show What Are Are Capable Of. And&gt;
 Their Time Will Coe!&gt;
 Thank you to minister boris pistorius&gt;
 <text:a xlink:type="simple" xlink:href="https://twitter.com/BMVg_Bundeswehr" text:style-name="Internet_20_link" text:visited-style-name="Visited_20_Internet_20_Link">
@bmvg_bundeswehr</text:a>
&gt;
 <text:a xlink:type="simple" xlink:href="https://t.co/dHEjxdmEKm" text:style-name="Internet_20_link" text:visited-style-name="Visited_20_Internet_20_Link">
pic.twitter.com/dHEjxdmEKm</text:a>
&gt;
&gt;
 - Oleksiy Reznikov(@oleksireznikov)<text:a xlink:type="simple" xlink:href="https://twitter.com/oleksiireznikov/status/1675385170361212933" text:style-name="Internet_20_link" text:visited-style-name="Visited_20_Internet_20_Link">
July 2,&gt;
 2023</text:a>
</text:p>

</text:p>
      <text:p text:style-name="P4">
News Source: <text:a xlink:type="simple" xlink:href="https://armyinform.com.ua/2023/07/02/tanky-leopard-prybuly-v-ukrayinu-shhob-pokazaty-na-shho-vony-zdatni-oleksij-reznikov/" text:style-name="Internet_20_link" text:visited-style-name="Visited_20_Internet_20_Link">
https://armyinform.com.ua/2023/07/02/tanky-leopard-prybuly-v-ukrayinu-shhob-pokazaty-na-shho-vony-zdatni-oleksij-reznikov/</text:a>
</text:p>
      <!--NEWS-->
      <text:h text:style-name="P10" text:outline-level="1">
<text:span text:style-name="T4">
Our aviation during the day has made more than 10 beats across the enemy</text:span>
</text:h>
      <text:p text:style-name="P4">
Author: ['АРМІЯINFORM']</text:p>
      <text:p text:style-name="P4">
Time: 2023-07-02T71:00:00-04:00</text:p>
      <text:p text:style-name="P4">
Description: Avіaatsіya defense forces for Dob took 10 strikes in the districts of Zserdzhennya of the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БОРОНА УКРАЇНИ', 'ОПЕРАТИВНА ІНФОРМАЦІЯ', 'ХРОНІКА ОБОРОНИ']</text:p>
      <text:p text:style-name="P4">
Category: News</text:p>
      <!--METADATA-->
      <text:p text:style-name="P4">
<draw:frame draw:style-name="fr1" draw:name="Image212" text:anchor-type="as-char" svg:width="6.9236in" svg:height="4.658699in" draw:z-index="0">
<draw:image xlink:href="../Images/AРМІЯINFORM/2023-07-02T71-00-00-04-00/avicziya_udar-e1680493056934.jpg" xlink:type="simple" xlink:show="embed" xlink:actuate="onLoad" draw:mime-type="image/jpeg"/>
</draw:frame>
Illustrative Photo <text:span text:style-name="T4">
 🔥 Situation on Russian invasion </text:span>
</text:p>
      <text:p text:style-name="P4">
Aviation of defense forces per day has struck 10 beats in the areas of concentration of the personal staff of the enemy, two anti-aircraft missile complexes and one point of the enemy.</text:p>
      <text:p text:style-name="P4">
This is stated in <text:a xlink:type="simple" xlink:href="https://www.facebook.com/GeneralStaff.ua/posts/pfbid032bMDGiXkJuYRiLuPsNpcWSpPkF9NCZBz54Gq41R3iVCWsMGbQHe3Tga9YXUCKNk5l" text:style-name="Internet_20_link" text:visited-style-name="Visited_20_Internet_20_Link">
message</text:a>
General Staff of the Armed Forces of Ukraine.</text:p>
      <text:p text:style-name="P4">
The General Staff of the Armed Forces of Ukraine states that information on the loss of the enemy is constantly consistent.</text:p>
      <text:p text:style-name="P4">
News Source: <text:a xlink:type="simple" xlink:href="https://armyinform.com.ua/2023/07/02/nasha-aviacziya-protyagom-doby-zavdala-ponad-10-udariv-po-vorogu/" text:style-name="Internet_20_link" text:visited-style-name="Visited_20_Internet_20_Link">
https://armyinform.com.ua/2023/07/02/nasha-aviacziya-protyagom-doby-zavdala-ponad-10-udariv-po-vorogu/</text:a>
</text:p>
      <!--NEWS-->
      <text:h text:style-name="P10" text:outline-level="1">
<text:span text:style-name="T4">
In Odesa region, the President heard a report on the development of the Navy of Ukraine</text:span>
</text:h>
      <text:p text:style-name="P4">
Author: ['АРМІЯINFORM']</text:p>
      <text:p text:style-name="P4">
Time: 2023-07-02T72:00:00-04:00</text:p>
      <text:p text:style-name="P4">
Description: Ukrainian President Syogodni Vidvіdav, de -dopovіd commande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eb5bc2e762270334e71062b99789b70a_1688299072_extra_large.jpeg" text:style-name="Internet_20_link" text:visited-style-name="Visited_20_Internet_20_Link">
eb5bc2e762270334e71062b99789b70a_1688299072_extra_large.jpeg</text:a>
']</text:p>
      <text:p text:style-name="P4">
Tags: ['STOPRUSSIA', 'АГРЕСІЯ РФ', 'ВМС', 'ВОЛОДИМИР ЗЕЛЕНСЬКИЙ', 'ВТОРГНЕННЯ РФ', 'ОЛЕКСІЙ НЕЇЖПАПА']</text:p>
      <text:p text:style-name="P4">
Category: News</text:p>
      <!--METADATA-->
      <text:p text:style-name="P4">
<draw:frame draw:style-name="fr1" draw:name="Image213" text:anchor-type="as-char" svg:width="6.9236in" svg:height="4.617948in" draw:z-index="0">
<draw:image xlink:href="../Images/AРМІЯINFORM/2023-07-02T72-00-00-04-00/eb5bc2e762270334e71062b99789b70a_1688299072_extra_large.jpeg" xlink:type="simple" xlink:show="embed" xlink:actuate="onLoad" draw:mime-type="image/jpeg"/>
</draw:frame>
The President of Ukraine visited Odeschyna today, where he heard the report of the Commander of the Armed Forces of Ukraine Alexei Zhpapa.</text:p>
      <text:p text:style-name="P4">
About it <text:a xlink:type="simple" xlink:href="https://president.gov.ua/news/na-odeshini-prezident-zasluhav-dopovid-shodo-rozvitku-vijsko-84013" text:style-name="Internet_20_link" text:visited-style-name="Visited_20_Internet_20_Link">
reports</text:a>
Office of the President of Ukraine.</text:p>
      <text:p text:style-name="P4">
"The Navy commander informed the head of state in detail about the operational situation of the Sea, the enemy's capacity for the task of missile strikes from the sea and the naval capabilities of the Navy," the statement reads.</text:p>
      <text:p text:style-name="P4">
At the same time, Alexei Zhpapa reported to the President on the Strategy of Development of the Armed Forces of the Armed Forces during the war and in the post-war period.</text:p>
      <text:p text:style-name="P4">
They also discussed the intermediate results and prospects for the development of the Drone Program and the missile program.</text:p>
      <text:p text:style-name="P4">
In addition, the Navy commander reported Vladimir Zelensky about the work of the establishment of the Marine Corps.</text:p>
      <text:p text:style-name="P4">
News Source: <text:a xlink:type="simple" xlink:href="https://armyinform.com.ua/2023/07/02/na-odeshhyni-prezydent-zasluhav-dopovid-shhodo-rozvytku-vijskovo-morskyh-syl-ukrayiny/" text:style-name="Internet_20_link" text:visited-style-name="Visited_20_Internet_20_Link">
https://armyinform.com.ua/2023/07/02/na-odeshhyni-prezydent-zasluhav-dopovid-shhodo-rozvytku-vijskovo-morskyh-syl-ukrayiny/</text:a>
</text:p>
      <!--NEWS-->
      <text:h text:style-name="P10" text:outline-level="1">
<text:span text:style-name="T4">
The Russian serviceman tells about losses and complains about the absence of ammunition - the interception of GUR</text:span>
</text:h>
      <text:p text:style-name="P4">
Author: ['АРМІЯINFORM']</text:p>
      <text:p text:style-name="P4">
Time: 2023-07-02T73:00:00-04:00</text:p>
      <text:p text:style-name="P4">
Description: VIISKOVOVOVOVEV RF ROZPOVIDAH TO TO TO TO THE WIDESTSENISTE BARPARISH WA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text:p>
      <text:p text:style-name="P4">
Category: News</text:p>
      <!--METADATA-->
      <text:p text:style-name="P4">
<draw:frame draw:style-name="fr1" draw:name="Image214" text:anchor-type="as-char" svg:width="6.9236in" svg:height="3.894525in" draw:z-index="0">
<draw:image xlink:href="../Images/AРМІЯINFORM/2023-07-02T73-00-00-04-00/gurperehoplennya.jpg" xlink:type="simple" xlink:show="embed" xlink:actuate="onLoad" draw:mime-type="image/jpeg"/>
</draw:frame>
The Russian serviceman tells about losses and complains about the lack of boobs in a telephone conversation, which has been intercepted and <text:a xlink:type="simple" xlink:href="https://t.me/DIUkraine" text:style-name="Internet_20_link" text:visited-style-name="Visited_20_Internet_20_Link">
published</text:a>
Main Directorate of Intelligence of Defense of Ukraine.</text:p>
      <text:p text:style-name="P4">
*"We have two cars left, 2 bcs and all, Golyak" ... Purely in the exstals of the listeners "; ; * "Bakhmut ego is just x * yal".</text:p>
      <text:p text:style-name="P4">
For every military crime committed against Ukraine, there will be a fair payment.</text:p>
      <text:p text:style-name="P4">
News Source: <text:a xlink:type="simple" xlink:href="https://armyinform.com.ua/2023/07/02/vijskovosluzhbovecz-rf-rozpovidaye-pro-vtraty-ta-zhaliyetsya-na-vidsutnist-boyeprypasiv-perehoplennya-gur/" text:style-name="Internet_20_link" text:visited-style-name="Visited_20_Internet_20_Link">
https://armyinform.com.ua/2023/07/02/vijskovosluzhbovecz-rf-rozpovidaye-pro-vtraty-ta-zhaliyetsya-na-vidsutnist-boyeprypasiv-perehoplennya-gur/</text:a>
</text:p>
      <!--NEWS-->
      <text:h text:style-name="P10" text:outline-level="1">
<text:span text:style-name="T4">
Creating a Marines Corps will allow marine infantrymen to become self -sufficient - Alexei Zhpapa</text:span>
</text:h>
      <text:p text:style-name="P4">
Author: ['АРМІЯINFORM']</text:p>
      <text:p text:style-name="P4">
Time: 2023-07-02T74:00:00-04:00</text:p>
      <text:p text:style-name="P4">
Description: His Great Interv'yu, the tied-up of the Zbroyshany forces of the forces of Ukraine, ... The war with Ukraine 2022, the war with Ukraine is the latest news today, the war with Ukraine 2022 is the last to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8-1.jpg" text:style-name="Internet_20_link" text:visited-style-name="Visited_20_Internet_20_Link">
8-1.jpg</text:a>
']</text:p>
      <text:p text:style-name="P4">
Tags: []</text:p>
      <text:p text:style-name="P4">
Category: News</text:p>
      <!--METADATA-->
      <text:p text:style-name="P4">
<draw:frame draw:style-name="fr1" draw:name="Image215" text:anchor-type="as-char" svg:width="6.9236in" svg:height="4.615733in" draw:z-index="0">
<draw:image xlink:href="../Images/AРМІЯINFORM/2023-07-02T74-00-00-04-00/8-1.jpg" xlink:type="simple" xlink:show="embed" xlink:actuate="onLoad" draw:mime-type="image/jpeg"/>
</draw:frame>
In his great <text:a xlink:type="simple" xlink:href="https://armyinform.com.ua/2023/07/02/my-povynni-maty-takyj-flot-yakyj-bilshe-ne-dast-zagarbnyku-navit-planuvaty-napad-na-ukrayinu-oleksij-neyizhpapa/" text:style-name="Internet_20_link" text:visited-style-name="Visited_20_Internet_20_Link">
interview</text:a>
Dedicated to the Navy Day of the Armed Forces of Ukraine, the commander of the Ukrainian Navy, Vicoadmiral Alexei Nahzpapa, noted that the fleet is a powerful assistant system that should have many platforms to fulfill its tasks.</text:p>
      <ul>
        <li>
These are the ships of the Corvette class, mine ships, which, incidentally, are now needed. This also applies to platforms for landing forces. And from this reason the decision of the Supreme Commander to create the Corpsumor infantry was made, - said the Navy commander. - its creation provides an increase in the number of relevant crews, as well as the creation of a management body of the security units that will be involved in the coastal direction.</li>
      </ul>
      <text:p text:style-name="P4">
He emphasized that the main task of the Marines is to capture the landscapes in the territory held by the enemy, as well as in the protection and defense of the Navy and other important objects.</text:p>
      <ul>
        <li>
But during the landing of the Marines landing requires the help of land troops. The creation of the corps will allow marine infantrymen to become self -sufficient tanadali without the support of the Land Forces to resolve the questions about the first, second and third stage of the marine landing. Therefore, the building should become a very powerful fist, which will carry out the landing of the landing, and raid actions, the deployment into the depths of our territory, - said Viceadmiral Alexei Shepap. “The number of brigades is increasing because, in addition to the Black Sea, we also have the Jazov Sea and many rivers, where there should be mobile forces that can supply water obstacles. Therefore, such a powerful organism is created, the yakorpus of the Marines, which should begin the full functioning of the already current year.</li>
      </ul>
      <text:p text:style-name="P4">
Read also:</text:p>
      <text:p text:style-name="P4">
<text:span text:style-name="T4">
 We have to have such a fleet that will no longer give the invader to even plan an attack on Ukraine - Alexei Zhpapa </text:span>
</text:p>
      <text:p text:style-name="P4">
News Source: <text:a xlink:type="simple" xlink:href="https://armyinform.com.ua/2023/07/02/stvorennya-korpusu-morskoyi-pihoty-dozvolyt-morskym-pihotynczyam-staty-samodostatnimy-oleksij-neyizhpapa/" text:style-name="Internet_20_link" text:visited-style-name="Visited_20_Internet_20_Link">
https://armyinform.com.ua/2023/07/02/stvorennya-korpusu-morskoyi-pihoty-dozvolyt-morskym-pihotynczyam-staty-samodostatnimy-oleksij-neyizhpapa/</text:a>
</text:p>
      <!--NEWS-->
      <text:h text:style-name="P10" text:outline-level="1">
<text:span text:style-name="T4">
Attacks on IT companies and specialized software developers-a threat of critical infrastructure</text:span>
</text:h>
      <text:p text:style-name="P4">
Author: ['АРМІЯINFORM']</text:p>
      <text:p text:style-name="P4">
Time: 2023-07-02T75:00:00-04:00</text:p>
      <text:p text:style-name="P4">
Description: True of the middle of the minute rock, the tendency of Zroannnya Kilkosti 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2023-07-01_114149.webp" text:style-name="Internet_20_link" text:visited-style-name="Visited_20_Internet_20_Link">
2023-07-01_114149.webp</text:a>
']</text:p>
      <text:p text:style-name="P4">
Tags: ['STOPRUSSIA', 'АГРЕСІЯ РФ']</text:p>
      <text:p text:style-name="P4">
Category: News</text:p>
      <!--METADATA-->
      <text:p text:style-name="P4">
<draw:frame draw:style-name="fr1" draw:name="Image216" text:anchor-type="as-char" svg:width="6.9236in" svg:height="3.945999in" draw:z-index="0">
<draw:image xlink:href="../ConvertedIMGs/AРМІЯINFORM/2023-07-02T75-00-00-04-00/2023-07-01_114149.png" xlink:type="simple" xlink:show="embed" xlink:actuate="onLoad" draw:mime-type="image/png"/>
</draw:frame>
Illustrative photo</text:p>
      <text:p text:style-name="P4">
About the middle of last year, there is a trend of growth of attack attacks on the supply chain(supply chain attacks). Йдеться,зокрема, про ІТ-компанії, що розробляють рішення для критичної інфраструктури.</text:p>
      <text:p text:style-name="P4">
Про це<text:a xlink:type="simple" xlink:href="https://www.facebook.com/dsszzi" text:style-name="Internet_20_link" text:visited-style-name="Visited_20_Internet_20_Link">
повідомляє</text:a>
State Service for Special Communication and Information Protection of Ukraine.</text:p>
      <text:p text:style-name="P4">
For IT companies and specialized software developers, such attacks are the first reputational threat and risks of losing customers in the future, while for critical infrastructure, the effects of such attacks can be more serious.</text:p>
      <text:p text:style-name="P4">
Often, specialized software developers and technological companies mistakenly consider it sufficiently protected and capable of resisting threats on their own - it is impossible in the modern world every time, after we see the breakdowns of such companies as Uber, Fireeye and others. Such underestimation of risks can lead to the pre -compromination of the entire supply chain and unprecedented impact on all clients.</text:p>
      <text:p text:style-name="P4">
Cyber resistance of critical infrastructure depends on whether the objects of critical infrastructure detect and lock trycomprotation and whether the code and infrastructure audit are performed. Unfortunately, many do not realize this. Therefore, it is important that the relevant requirements for cyber defense companies-suppliers of critical infrastructure are enshrined in the name.</text:p>
      <text:p text:style-name="P4">
News Source: <text:a xlink:type="simple" xlink:href="https://armyinform.com.ua/2023/07/02/ataky-na-it-kompaniyi-ta-speczializovanyh-rozrobnykiv-pz-zagroza-krytychnij-infrastrukturi/" text:style-name="Internet_20_link" text:visited-style-name="Visited_20_Internet_20_Link">
https://armyinform.com.ua/2023/07/02/ataky-na-it-kompaniyi-ta-speczializovanyh-rozrobnykiv-pz-zagroza-krytychnij-infrastrukturi/</text:a>
</text:p>
      <!--NEWS-->
      <text:h text:style-name="P10" text:outline-level="1">
<text:span text:style-name="T4">
Our artillerymen destroyed the ammunition composition with the racists</text:span>
</text:h>
      <text:p text:style-name="P4">
Author: ['АРМІЯINFORM']</text:p>
      <text:p text:style-name="P4">
Time: 2023-07-02T76:00:00-04:00</text:p>
      <text:p text:style-name="P4">
Description: Pershester Intercessor Ministan defense of Ukraine, Lieutenant General Oleksandr Pavlyuk Pavlikuvavo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ТОРГНЕННЯ РФ']</text:p>
      <text:p text:style-name="P4">
Category: News</text:p>
      <!--METADATA-->
      <text:p text:style-name="P4">
First Deputy Minister of Defense of Ukraine Lieutenant General Alexander Pavlyuk <text:a xlink:type="simple" xlink:href="https://t.me/Pavliuk_KSV/4622" text:style-name="Internet_20_link" text:visited-style-name="Visited_20_Internet_20_Link">
published</text:a>
Video that recorded the destruction of the Russian invaders.</text:p>
      <text:p text:style-name="P4">
-the work of the self-propelled artillery division and artillery divisionalum of the 5th separate assault brigade. The destruction of the field composition of the invaders together with the personnel is confirmed, - the message reads.</text:p>
      <text:p text:style-name="P4">
News Source: <text:a xlink:type="simple" xlink:href="https://armyinform.com.ua/2023/07/02/nashi-artylerysty-znyshhyly-sklad-boyeprypasiv-razom-iz-rashystamy/" text:style-name="Internet_20_link" text:visited-style-name="Visited_20_Internet_20_Link">
https://armyinform.com.ua/2023/07/02/nashi-artylerysty-znyshhyly-sklad-boyeprypasiv-razom-iz-rashystamy/</text:a>
</text:p>
      <!--NEWS-->
      <text:h text:style-name="P10" text:outline-level="1">
<text:span text:style-name="T4">
Our air defense has destroyed 11 enemy air purposes</text:span>
</text:h>
      <text:p text:style-name="P4">
Author: ['АРМІЯINFORM']</text:p>
      <text:p text:style-name="P4">
Time: 2023-07-02T77:00:00-04:00</text:p>
      <text:p text:style-name="P4">
Description: At the NICH 2 Lipnya 2023 Roku Rosіyskі PROSED OF WASINAL ISARANSICAL shock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b20a5125-0b36-49b7-84de-d329a5c22f17.jpg" text:style-name="Internet_20_link" text:visited-style-name="Visited_20_Internet_20_Link">
b20a5125-0b36-49b7-84de-d329a5c22f17.jpg</text:a>
']</text:p>
      <text:p text:style-name="P4">
Tags: ['STOPRUSSIA', 'АГРЕСІЯ РФ', 'ВТОРГНЕННЯ РФ', 'ПОВІТРЯНІ СИЛИ ЗБРОЙНИХ СИЛ УКРАЇНИ', 'ППО ЗСУ']</text:p>
      <text:p text:style-name="P4">
Category: News</text:p>
      <!--METADATA-->
      <text:p text:style-name="P4">
<draw:frame draw:style-name="fr1" draw:name="Image217" text:anchor-type="as-char" svg:width="6.9236in" svg:height="6.9236in" draw:z-index="0">
<draw:image xlink:href="../Images/AРМІЯINFORM/2023-07-02T77-00-00-04-00/b20a5125-0b36-49b7-84de-d329a5c22f17.jpg" xlink:type="simple" xlink:show="embed" xlink:actuate="onLoad" draw:mime-type="image/jpeg"/>
</draw:frame>
On the night of July 2, 2023, Russian invaders attacked Ukraine with Iranian shower drones of Shahd and three winged caliber missiles.</text:p>
      <text:p text:style-name="P4">
About it <text:a xlink:type="simple" xlink:href="https://t.me/kpszsu/3006" text:style-name="Internet_20_link" text:visited-style-name="Visited_20_Internet_20_Link">
report</text:a>
Air Force of the Armed Forces of Ukraine.</text:p>
      <text:p text:style-name="P4">
-The launchers of eight "Shahmed" were carried out from the southeastern direction, "calibers"-from the Black Sea. Air Force Air Force worked for the mortise regions of Ukraine - in the areas of responsibility of the South, East and Center. All air purposes-8 shock UAVs "ShahED-136/131" and 3 winged Caliber missiles are destroyed,-the testimony reads.</text:p>
      <text:p text:style-name="P4">
They also noted that there was an activity of enemy tactical aviation in the southeastern direction.</text:p>
      <text:p text:style-name="P4">
News Source: <text:a xlink:type="simple" xlink:href="https://armyinform.com.ua/2023/07/02/nashi-ppo-znyshhyly-11vorozhyh-povitryanyh-czilej/" text:style-name="Internet_20_link" text:visited-style-name="Visited_20_Internet_20_Link">
https://armyinform.com.ua/2023/07/02/nashi-ppo-znyshhyly-11vorozhyh-povitryanyh-czilej/</text:a>
</text:p>
      <!--NEWS-->
      <text:h text:style-name="P10" text:outline-level="1">
<text:span text:style-name="T4">
Pyrotechnics of the SESS neutralized 277 explosive items</text:span>
</text:h>
      <text:p text:style-name="P4">
Author: ['АРМІЯINFORM']</text:p>
      <text:p text:style-name="P4">
Time: 2023-07-02T78: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miny-1.jpg" text:style-name="Internet_20_link" text:visited-style-name="Visited_20_Internet_20_Link">
miny-1.jpg</text:a>
']</text:p>
      <text:p text:style-name="P4">
Tags: ['STOPRUSSIA', 'АГРЕСІЯ РФ', 'ВТОРГНЕННЯ РФ', 'ДСНС УКРАЇНИ']</text:p>
      <text:p text:style-name="P4">
Category: News</text:p>
      <!--METADATA-->
      <text:p text:style-name="P4">
<draw:frame draw:style-name="fr1" draw:name="Image218" text:anchor-type="as-char" svg:width="6.9236in" svg:height="3.894525in" draw:z-index="0">
<draw:image xlink:href="../Images/AРМІЯINFORM/2023-07-02T78-00-00-04-00/miny-1.jpg" xlink:type="simple" xlink:show="embed" xlink:actuate="onLoad" draw:mime-type="image/jpeg"/>
</draw:frame>
Photo illustrative</text:p>
      <text:p text:style-name="P4">
During the last day, pyrotechnical units of the State Service of Ukraine of Uncertain Situations <text:span text:style-name="T4">
 113 times </text:span>
 were involved in the implementation of the tasks of distinguishing.</text:p>
      <text:p text:style-name="P4">
About it <text:a xlink:type="simple" xlink:href="https://dsns.gov.ua/uk/news/nadzvicaini-podiyi/informaciia-shhodo-diialnosti-pirotexnicnix-pidrozdiliv-dsns-136" text:style-name="Internet_20_link" text:visited-style-name="Visited_20_Internet_20_Link">
reports</text:a>
SESU of Ukraine.</text:p>
      <text:p text:style-name="P4">
Pyrotechnical units were identified, seized and neutralized <text:span text:style-name="T4">
 277 </text:span>
<text:span text:style-name="T4">
 explosive items </text:span>
. Examined(cleared)area of area <text:span text:style-name="T4">
 27,64 </text:span>
 <text:span text:style-name="T4">
 hectares </text:span>
.</text:p>
      <text:p text:style-name="P4">
Most often pyrotechnic units worked: in the Kharkiv region 19 990 times, Kyiv region - 8070, Donetsk region - 6405, Mykolaiv region - 5319, Kherson region - 5975, Chernihiv - 4751, Sumy - 2237, Cherkasy region - 1132.</text:p>
      <text:p text:style-name="P4">
*!aviation bombs. The territory of more than 90 thousand 759 gacts was surveyed.</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7/02/za-dobu-pirotehniky-dsns-zneshkodyly-277-vybuhonebezpechnyh-predmetiv/" text:style-name="Internet_20_link" text:visited-style-name="Visited_20_Internet_20_Link">
https://armyinform.com.ua/2023/07/02/za-dobu-pirotehniky-dsns-zneshkodyly-277-vybuhonebezpechnyh-predmetiv/</text:a>
</text:p>
      <!--NEWS-->
      <text:h text:style-name="P10" text:outline-level="1">
<text:span text:style-name="T4">
Glory to the Naval Forces of the Armed Forces-Head of State welcomes our defenders on the holiday</text:span>
</text:h>
      <text:p text:style-name="P4">
Author: ['АРМІЯINFORM']</text:p>
      <text:p text:style-name="P4">
Time: 2023-07-02T79:00:00-04:00</text:p>
      <text:p text:style-name="P4">
Description: President of Ukraine Volodymyr Zelensky Provitav Zakhisnikiv Viexkovo-Morce forces of the Z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e49986e7-cc12-4488-87a8-644e317ebef9.jpg" text:style-name="Internet_20_link" text:visited-style-name="Visited_20_Internet_20_Link">
e49986e7-cc12-4488-87a8-644e317ebef9.jpg</text:a>
', '<text:a xlink:type="simple" xlink:href="https://armyinform.com.ua/wp-content/uploads/2023/07/d3f3e0c9-4cc9-4284-97f2-6e6fc22a2cea-150x150.jpg" text:style-name="Internet_20_link" text:visited-style-name="Visited_20_Internet_20_Link">
d3f3e0c9-4cc9-4284-97f2-6e6fc22a2cea-150x150.jpg</text:a>
', '<text:a xlink:type="simple" xlink:href="https://armyinform.com.ua/wp-content/uploads/2023/07/a2576d31-333b-408b-8709-1b4e63e0d705-150x150.jpg" text:style-name="Internet_20_link" text:visited-style-name="Visited_20_Internet_20_Link">
a2576d31-333b-408b-8709-1b4e63e0d705-150x150.jpg</text:a>
', '<text:a xlink:type="simple" xlink:href="https://armyinform.com.ua/wp-content/uploads/2023/07/31b5ebde-776d-41e7-b83d-1853e7272305-150x150.jpg" text:style-name="Internet_20_link" text:visited-style-name="Visited_20_Internet_20_Link">
31b5ebde-776d-41e7-b83d-1853e7272305-150x150.jpg</text:a>
', '<text:a xlink:type="simple" xlink:href="https://armyinform.com.ua/wp-content/uploads/2023/07/52acc59e-10f3-4d3e-b675-f65bf73f1904-150x150.jpg" text:style-name="Internet_20_link" text:visited-style-name="Visited_20_Internet_20_Link">
52acc59e-10f3-4d3e-b675-f65bf73f1904-150x150.jpg</text:a>
', '<text:a xlink:type="simple" xlink:href="https://armyinform.com.ua/wp-content/uploads/2023/07/040a4498-21dd-4dad-a508-bc858f23ee59-150x150.jpg" text:style-name="Internet_20_link" text:visited-style-name="Visited_20_Internet_20_Link">
040a4498-21dd-4dad-a508-bc858f23ee59-150x150.jpg</text:a>
', '<text:a xlink:type="simple" xlink:href="https://armyinform.com.ua/wp-content/uploads/2023/07/18081f65-7e4d-4550-8ca0-3a5ce99efe9c-150x150.jpg" text:style-name="Internet_20_link" text:visited-style-name="Visited_20_Internet_20_Link">
18081f65-7e4d-4550-8ca0-3a5ce99efe9c-150x150.jpg</text:a>
', '<text:a xlink:type="simple" xlink:href="https://armyinform.com.ua/wp-content/uploads/2023/07/6b00cde7-1f58-4e72-bc13-fadeb559d708-150x150.jpg" text:style-name="Internet_20_link" text:visited-style-name="Visited_20_Internet_20_Link">
6b00cde7-1f58-4e72-bc13-fadeb559d708-150x150.jpg</text:a>
', '<text:a xlink:type="simple" xlink:href="https://armyinform.com.ua/wp-content/uploads/2023/07/5f842d43-9fe8-4f65-b010-578a5b6ded11-150x150.jpg" text:style-name="Internet_20_link" text:visited-style-name="Visited_20_Internet_20_Link">
5f842d43-9fe8-4f65-b010-578a5b6ded11-150x150.jpg</text:a>
', '<text:a xlink:type="simple" xlink:href="https://armyinform.com.ua/wp-content/uploads/2023/07/e29bdf96-de17-44ad-bbea-85f269e98de8-150x150.jpg" text:style-name="Internet_20_link" text:visited-style-name="Visited_20_Internet_20_Link">
e29bdf96-de17-44ad-bbea-85f269e98de8-150x150.jpg</text:a>
']</text:p>
      <text:p text:style-name="P4">
Tags: ['STOPRUSSIA', 'ВОЛОДИМИР ЗЕЛЕНСЬКИЙ', 'ДЕНЬ ВІЙСЬКОВО-МОРСЬКИХ СИЛ']</text:p>
      <text:p text:style-name="P4">
Category: News</text:p>
      <!--METADATA-->
      <text:p text:style-name="P4">
<draw:frame draw:style-name="fr1" draw:name="Image219" text:anchor-type="as-char" svg:width="6.9236in" svg:height="4.32725in" draw:z-index="0">
<draw:image xlink:href="../Images/AРМІЯINFORM/2023-07-02T79-00-00-04-00/e49986e7-cc12-4488-87a8-644e317ebef9.jpg" xlink:type="simple" xlink:show="embed" xlink:actuate="onLoad" draw:mime-type="image/jpeg"/>
</draw:frame>
President of Ukraine Volodymyr Zelensky congratulated the defenders of the Navy of the Armed Forces of Ukraine on their professional holiday.</text:p>
      <text:p text:style-name="P4">
“Glory to the Naval Forces of the Armed Forces of Ukraine!We are proud!We intensify!We win!”, - the President said.</text:p>
      <text:p text:style-name="P4">
<text:a xlink:type="simple" xlink:href="https://armyinform.com.ua/wp-content/uploads/2023/07/d3f3e0c9-4cc9-4284-97f2-6e6fc22a2cea.jpg" text:style-name="Internet_20_link" text:visited-style-name="Visited_20_Internet_20_Link">
!(Images/AРМІЯINFORM/2023-07-02T79-00-00-04-00/d3f3e0c9-4cc9-4284-97f2-6e6fc22a2cea-150x150.jpg)</text:a>
</text:p>
      <text:p text:style-name="P4">
<text:a xlink:type="simple" xlink:href="https://armyinform.com.ua/wp-content/uploads/2023/07/a2576d31-333b-408b-8709-1b4e63e0d705.jpg" text:style-name="Internet_20_link" text:visited-style-name="Visited_20_Internet_20_Link">
<draw:frame draw:style-name="fr1" draw:name="Image220" text:anchor-type="as-char" svg:width="6.9236in" svg:height="6.9236in" draw:z-index="0">
<draw:image xlink:href="../Images/AРМІЯINFORM/2023-07-02T79-00-00-04-00/a2576d31-333b-408b-8709-1b4e63e0d705-150x150.jpg" xlink:type="simple" xlink:show="embed" xlink:actuate="onLoad" draw:mime-type="image/jpeg"/>
</draw:frame>
</text:a>
</text:p>
      <text:p text:style-name="P4">
<text:a xlink:type="simple" xlink:href="https://armyinform.com.ua/wp-content/uploads/2023/07/31b5ebde-776d-41e7-b83d-1853e7272305.jpg" text:style-name="Internet_20_link" text:visited-style-name="Visited_20_Internet_20_Link">
<draw:frame draw:style-name="fr1" draw:name="Image221" text:anchor-type="as-char" svg:width="6.9236in" svg:height="6.9236in" draw:z-index="0">
<draw:image xlink:href="../Images/AРМІЯINFORM/2023-07-02T79-00-00-04-00/31b5ebde-776d-41e7-b83d-1853e7272305-150x150.jpg" xlink:type="simple" xlink:show="embed" xlink:actuate="onLoad" draw:mime-type="image/jpeg"/>
</draw:frame>
</text:a>
</text:p>
      <text:p text:style-name="P4">
<text:a xlink:type="simple" xlink:href="https://armyinform.com.ua/wp-content/uploads/2023/07/52acc59e-10f3-4d3e-b675-f65bf73f1904.jpg" text:style-name="Internet_20_link" text:visited-style-name="Visited_20_Internet_20_Link">
<draw:frame draw:style-name="fr1" draw:name="Image222" text:anchor-type="as-char" svg:width="6.9236in" svg:height="6.9236in" draw:z-index="0">
<draw:image xlink:href="../Images/AРМІЯINFORM/2023-07-02T79-00-00-04-00/52acc59e-10f3-4d3e-b675-f65bf73f1904-150x150.jpg" xlink:type="simple" xlink:show="embed" xlink:actuate="onLoad" draw:mime-type="image/jpeg"/>
</draw:frame>
</text:a>
</text:p>
      <text:p text:style-name="P4">
<text:a xlink:type="simple" xlink:href="https://armyinform.com.ua/wp-content/uploads/2023/07/040a4498-21dd-4dad-a508-bc858f23ee59.jpg" text:style-name="Internet_20_link" text:visited-style-name="Visited_20_Internet_20_Link">
<draw:frame draw:style-name="fr1" draw:name="Image223" text:anchor-type="as-char" svg:width="6.9236in" svg:height="6.9236in" draw:z-index="0">
<draw:image xlink:href="../Images/AРМІЯINFORM/2023-07-02T79-00-00-04-00/040a4498-21dd-4dad-a508-bc858f23ee59-150x150.jpg" xlink:type="simple" xlink:show="embed" xlink:actuate="onLoad" draw:mime-type="image/jpeg"/>
</draw:frame>
</text:a>
</text:p>
      <text:p text:style-name="P4">
<text:a xlink:type="simple" xlink:href="https://armyinform.com.ua/wp-content/uploads/2023/07/18081f65-7e4d-4550-8ca0-3a5ce99efe9c.jpg" text:style-name="Internet_20_link" text:visited-style-name="Visited_20_Internet_20_Link">
<draw:frame draw:style-name="fr1" draw:name="Image224" text:anchor-type="as-char" svg:width="6.9236in" svg:height="6.9236in" draw:z-index="0">
<draw:image xlink:href="../Images/AРМІЯINFORM/2023-07-02T79-00-00-04-00/18081f65-7e4d-4550-8ca0-3a5ce99efe9c-150x150.jpg" xlink:type="simple" xlink:show="embed" xlink:actuate="onLoad" draw:mime-type="image/jpeg"/>
</draw:frame>
</text:a>
</text:p>
      <text:p text:style-name="P4">
<text:a xlink:type="simple" xlink:href="https://armyinform.com.ua/wp-content/uploads/2023/07/6b00cde7-1f58-4e72-bc13-fadeb559d708.jpg" text:style-name="Internet_20_link" text:visited-style-name="Visited_20_Internet_20_Link">
<draw:frame draw:style-name="fr1" draw:name="Image225" text:anchor-type="as-char" svg:width="6.9236in" svg:height="6.9236in" draw:z-index="0">
<draw:image xlink:href="../Images/AРМІЯINFORM/2023-07-02T79-00-00-04-00/6b00cde7-1f58-4e72-bc13-fadeb559d708-150x150.jpg" xlink:type="simple" xlink:show="embed" xlink:actuate="onLoad" draw:mime-type="image/jpeg"/>
</draw:frame>
</text:a>
</text:p>
      <text:p text:style-name="P4">
<text:a xlink:type="simple" xlink:href="https://armyinform.com.ua/wp-content/uploads/2023/07/5f842d43-9fe8-4f65-b010-578a5b6ded11.jpg" text:style-name="Internet_20_link" text:visited-style-name="Visited_20_Internet_20_Link">
<draw:frame draw:style-name="fr1" draw:name="Image226" text:anchor-type="as-char" svg:width="6.9236in" svg:height="6.9236in" draw:z-index="0">
<draw:image xlink:href="../Images/AРМІЯINFORM/2023-07-02T79-00-00-04-00/5f842d43-9fe8-4f65-b010-578a5b6ded11-150x150.jpg" xlink:type="simple" xlink:show="embed" xlink:actuate="onLoad" draw:mime-type="image/jpeg"/>
</draw:frame>
</text:a>
</text:p>
      <text:p text:style-name="P4">
<text:a xlink:type="simple" xlink:href="https://armyinform.com.ua/wp-content/uploads/2023/07/e29bdf96-de17-44ad-bbea-85f269e98de8.jpg" text:style-name="Internet_20_link" text:visited-style-name="Visited_20_Internet_20_Link">
<draw:frame draw:style-name="fr1" draw:name="Image227" text:anchor-type="as-char" svg:width="6.9236in" svg:height="6.9236in" draw:z-index="0">
<draw:image xlink:href="../Images/AРМІЯINFORM/2023-07-02T79-00-00-04-00/e29bdf96-de17-44ad-bbea-85f269e98de8-150x150.jpg" xlink:type="simple" xlink:show="embed" xlink:actuate="onLoad" draw:mime-type="image/jpeg"/>
</draw:frame>
</text:a>
</text:p>
      <text:p text:style-name="P4">
News Source: <text:a xlink:type="simple" xlink:href="https://armyinform.com.ua/2023/07/02/slava-vijskovo-morskym-sylam-zsu-glava-derzhavy-vitaye-nashyh-zahysnykiv-zi-svyatom/" text:style-name="Internet_20_link" text:visited-style-name="Visited_20_Internet_20_Link">
https://armyinform.com.ua/2023/07/02/slava-vijskovo-morskym-sylam-zsu-glava-derzhavy-vitaye-nashyh-zahysnykiv-zi-svyatom/</text:a>
</text:p>
      <!--NEWS-->
      <text:h text:style-name="P10" text:outline-level="1">
<text:span text:style-name="T4">
Ukraine has completed a speech at the III European Games: 41 medal, third command place</text:span>
</text:h>
      <text:p text:style-name="P4">
Authors: Ukrinform (Person)</text:p>
      <text:p text:style-name="P4">
Publisher: Укринформ (Organization)</text:p>
      <text:p text:style-name="P4">
Published Time: 2023-07-02T7:43:00+03:00</text:p>
      <text:p text:style-name="P4">
Modified Time: 2023-07-02T21:43:00+03:00</text:p>
      <text:p text:style-name="P4">
Description: Krakow (Poland) has ended European Games-2023. - Ukrinform.</text:p>
      <text:p text:style-name="P4">
Images: ['<text:a xlink:type="simple" xlink:href="https://static.ukrinform.com/photos/2023_07/thumb_files/630_360_1688323225-898.jpeg" text:style-name="Internet_20_link" text:visited-style-name="Visited_20_Internet_20_Link">
630_360_16883...</text:a>
']</text:p>
      <text:p text:style-name="P4">
Tags: ['Збірна України', 'Європейські ігри']</text:p>
      <text:p text:style-name="P4">
Type: Article</text:p>
      <!--METADATA-->
      <text:p text:style-name="P4">
<draw:frame draw:style-name="fr1" draw:name="Image228" text:anchor-type="as-char" svg:width="6.9236in" svg:height="3.956343in" draw:z-index="0">
<draw:image xlink:href="../Images/yкринформ/2023-07-02T7-43-00-03-00/630_360_1688323225-898.jpeg" xlink:type="simple" xlink:show="embed" xlink:actuate="onLoad" draw:mime-type="image/jpeg"/>
</draw:frame>
Krakow(Poland)European Games-2023 have ended.</text:p>
      <text:p text:style-name="P4">
According to the results of continental competitions, the national team of Ukraine took third place in the general team standings, having won 41 awards - 21 gold, 12 silver and 8 bronze, Ukrinform reports.</text:p>
      <text:p text:style-name="P4">
_Ukraine champions and winners of the III European Games: _</text:p>
      <text:p text:style-name="P4">
<text:span text:style-name="T4">
 "Gold" </text:span>
: Ludmila Luzan, Valery Teret(canoe-two, 500 meters), Oglekukharyk, Igor Trunov(kayak-two, 500 meters), Ludmila Luzan(Canoe-single, 500 meters)- kayaking and canoeing; Ksenia Baylo, Danilokonovalov, Anna Piscivska, Alexey Sereda(command jumps into water), Xenia Baylo, Cyrillic pain(Mikst synchronous jumps into water, 10-meter tower), Kirilbolyukh, Alexey Wednesday(Synchronous jumps into water, a 10-meter tower), Olegholodiy, Danilo Konovalov(Synchronous jumps, 3-meter springboard)- jumps of inquiry; Angelica Terluga(55 kg), Andrey Zalitny(75 kg)- karate; Nataliacrol(running at 800 meters), Marina Beh-Romanchuk(Triple jump), Yaroslav Maguchikh(Jumping in height)- Athletics; Joan-Feibbi Bezhura(Single tournament, sword), The Olth(a single tournament, a saber)- fencing; Pavlokorostilev, Yulia Korostilev(Mikst, a small -caliber gun, 25 meters), Elena Kostevich, Anastasia German, Yulia Korostylov(Team tournament, low -caliber gun, 25 meters)- ball shooting; Igor Lyubchenko(up to 67kg), Alexander Efimenko(up to 71 kg), Oleg Prymachov(up to 91 kg)- Muai-Thai; Alexander Khizhnyak(80 kg)- boxing; Victoria Us(bay)- Canoe-Slam.</text:p>
      <text:p text:style-name="P4">
<text:span text:style-name="T4">
 "Silver" </text:span>
: Danilo Danilenko, Oleg Kukharyk, Ivan Semikin, Igor Trunov(kayak-four, 500 meters), Ludmila Luzan(Canoe-single, 200 meters)-wadding on kayaks and canoes; Anita Seryogin(61 kg)- karate; Michaelok(Throwing hammer)- Athletics; Vladislav Aleksiav, marinaial alien(duo, arbitrary program)- artistic swimming; Ivan Kozokar, Anastasia Pavlova(Mikst tournament)- archery; Xenia Baylo, Sofia Esman(Synchronous jumps, 10-meter tower)- jumps into water; Yegor Skurikhin(81 kg)- Muai-Tha; The national team of Ukraine(Women)- beach football; Timur Brikov(75 kg)-Kicboxing.EI -2023 Won Celebration Won Italy - 100 awards(35,26, 39), in the second position - athletes of Spain - 57(21, 17, 19).</text:p>
      <text:p text:style-name="P4">
До топ-10 також увійшли Німеччина - 63 (20, 16, 27), France - 52(17, 19,26), Poland - 50(13, 19, 18), UK - 49(12, 10, 27), Hungary -38(10, 10, 18), Turkey - 38(9, 9, 20), Netherlands - 19(8, 6, 5).</text:p>
      <text:p text:style-name="P4">
Загалом у Кракові володарями медалей стали спортсмени 41-ї країни.</text:p>
      <text:p text:style-name="P4">
<text:span text:style-name="T4">
Читайте також:</text:span>
 <text:a xlink:type="simple" xlink:href="https://www.ukrinform.ua/rubric-sports/3730113-u-francii-projsli-xxiv-evropejski-igri-korporativnogo-sportu.html" text:style-name="Internet_20_link" text:visited-style-name="Visited_20_Internet_20_Link">
 У Франції пройшли XXIV <text:span text:style-name="T4">
Європейські</text:span>
 <text:span text:style-name="T4">
ігри</text:span>
корпоративного спорту </text:a>
It should be noted that at the first European Games in 2019, Ukrainians won 51 Nahoroda(16 gold, 17 silver, 18 bronze).</text:p>
      <text:p text:style-name="P4">
Фото: НОК України.</text:p>
      <text:p text:style-name="P4">
News Source: <text:a xlink:type="simple" xlink:href="https://www.ukrinform.ua/rubric-sports/3730603-ukraina-zaversila-vistup-na-iii-evropejskih-igrah-41-medal-trete-komandne-misce.html" text:style-name="Internet_20_link" text:visited-style-name="Visited_20_Internet_20_Link">
https://www.ukrinform.ua/rubric-sports/3730603-ukraina-zaversila-vistup-na-iii-evropejskih-igrah-41-medal-trete-komandne-misce.html</text:a>
</text:p>
      <!--NEWS-->
      <text:h text:style-name="P10" text:outline-level="1">
<text:span text:style-name="T4">
The occupiers were fired at Kherson again, hit the high -rise building - the proceedings were started</text:span>
</text:h>
      <text:p text:style-name="P4">
Author: ['АРМІЯINFORM']</text:p>
      <text:p text:style-name="P4">
Time: 2023-07-02T80:00:00-04:00</text:p>
      <text:p text:style-name="P4">
Description: For the proprietary Kerivnitvva of the Khersonskoye prosecutors of the Rozdochatovo ... war with Ukraine 2022, the war with Ukraine is the latest news today, the News War with Ukraine 2022 is the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7/13.jpg" text:style-name="Internet_20_link" text:visited-style-name="Visited_20_Internet_20_Link">
13.jpg</text:a>
']</text:p>
      <text:p text:style-name="P4">
Tags: ['STOPRUSSIA', 'АГРЕСІЯ РФ', 'ВТОРГНЕННЯ РФ', 'ОФІС ГЕНЕРАЛЬНОГО ПРОКУРОРА УКРАЇНИ', 'ХЕРСОН']</text:p>
      <text:p text:style-name="P4">
Category: News</text:p>
      <!--METADATA-->
      <text:p text:style-name="P4">
<draw:frame draw:style-name="fr1" draw:name="Image229" text:anchor-type="as-char" svg:width="6.9236in" svg:height="5.787452in" draw:z-index="0">
<draw:image xlink:href="../Images/AРМІЯINFORM/2023-07-02T80-00-00-04-00/13.jpg" xlink:type="simple" xlink:show="embed" xlink:actuate="onLoad" draw:mime-type="image/jpeg"/>
</draw:frame>
With the procedural guidance of the Kherson District Prosecutor's Office, a case investigation into criminal proceedings on violation of the laws of war.</text:p>
      <text:p text:style-name="P4">
About it <text:a xlink:type="simple" xlink:href="https://t.me/pgo_gov_ua/14014" text:style-name="Internet_20_link" text:visited-style-name="Visited_20_Internet_20_Link">
reports</text:a>
The Prosecutor General's Office.</text:p>
      <text:p text:style-name="P4">
“According to the investigation, on July 2, 2023, at about 11:20, the armed forces were armed from the temporarily occupied territory of the region one of residential areas. Kherson. At least four locals were injured, two of whom because of a high -rise blow. The data on the victims are clarified, ”the message goes.</text:p>
      <text:p text:style-name="P4">
It is noted that the debris damaged objects of civil infrastructure. Currently, prosecutors, together with investigators of police, carry out the necessary investigative actions.</text:p>
      <text:p text:style-name="P4">
News Source: <text:a xlink:type="simple" xlink:href="https://armyinform.com.ua/2023/07/02/okupanty-vchergove-obstrilyaly-herson-vluchyly-u-bagatopoverhivku-rozpochato-provadzhennya/" text:style-name="Internet_20_link" text:visited-style-name="Visited_20_Internet_20_Link">
https://armyinform.com.ua/2023/07/02/okupanty-vchergove-obstrilyaly-herson-vluchyly-u-bagatopoverhivku-rozpochato-provadzhennya/</text:a>
</text:p>
      <!--NEWS-->
      <text:h text:style-name="P10" text:outline-level="1">
<text:span text:style-name="T4">
Greetings to the President for the military-naval forces of the Armed Forces</text:span>
</text:h>
      <text:p text:style-name="P4">
Author: ['АРМІЯINFORM']</text:p>
      <text:p text:style-name="P4">
Time: 2023-07-02T81:00:00-04:00</text:p>
      <text:p text:style-name="P4">
Description: Shanovni Vіskovsky sailors of Ukraine!I have you to the profession of a saint - during the day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STOPRUSSIA', 'АГРЕСІЯ РФ', 'ВМС', 'ВОЛОДИМИР ЗЕЛЕНСЬКИЙ', 'ВТОРГНЕННЯ РФ']</text:p>
      <text:p text:style-name="P4">
Category: News</text:p>
      <!--METADATA-->
      <text:p text:style-name="P4">
<draw:frame draw:style-name="fr1" draw:name="Image230" text:anchor-type="as-char" svg:width="6.9236in" svg:height="3.871446in" draw:z-index="0">
<draw:image xlink:href="../Images/AРМІЯINFORM/2023-07-02T81-00-00-04-00/2cc8b226388c9e314d6eff8edcd54f4d_1686857689_extra_large.png" xlink:type="simple" xlink:show="embed" xlink:actuate="onLoad" draw:mime-type="image/png"/>
</draw:frame>
Volodymyr Zelenskyy</text:p>
      <text:p text:style-name="P4">
_ <text:span text:style-name="T4">
 Dear military sailors of Ukraine!</text:span>
 _</text:p>
      <text:p text:style-name="P4">
I congratulate you on your professional holiday-the Navy Day of the Armed Forces.</text:p>
      <text:p text:style-name="P4">
Daily conscientious service, high professionalism and determination of Ukrainian sailors provide reliable defense of marine borders, communications of andports, demonstrating unbreakable morale, skill and military valor.</text:p>
      <text:p text:style-name="P4">
Hardened in heavy battles with the Russian aggressor, you courageously defend your native land, side by side with the brothers of the defense forces is harmonized and confidently destroy the cheek in the sea, on land, in the air.</text:p>
      <text:p text:style-name="P4">
On behalf of the Ukrainian people, I thank all the personnel of the Navy for the selfless performance of the duty, for bravery and heroism, a suspension contribution to the general dealing of Ukraine.</text:p>
      <text:p text:style-name="P4">
We bow our heads before the memory of the heroes who gave their lives for Ukraine. We will always remember their feat.</text:p>
      <text:p text:style-name="P4">
I am convinced that the military personnel of the Navy of the Armed Forces of Ukraine, Ynadali, will reliably stand in defense of their native land.</text:p>
      <text:p text:style-name="P4">
I wish you inspiration in defending independence and territorial integrity of Ukraine and new victories in battles with Russian invaders.</text:p>
      <text:p text:style-name="P4">
_ <text:span text:style-name="T4">
 Glory to the Navy of Ukraine!</text:span>
 _</text:p>
      <text:p text:style-name="P4">
<text:span text:style-name="T5">
<text:span text:style-name="T4">
Glory to Ukraine!</text:span>
</text:span>
</text:p>
      <text:p text:style-name="P4">
Source: <text:a xlink:type="simple" xlink:href="https://www.mil.gov.ua/news/2023/07/02/vitannya-prezidenta-vijskovosluzhbovczyam-vijskovo-morskih-sil-zbrojnih-sil-ukraini/" text:style-name="Internet_20_link" text:visited-style-name="Visited_20_Internet_20_Link">
Ministry of Defense of Ukraine</text:a>
</text:p>
      <text:p text:style-name="P4">
News Source: <text:a xlink:type="simple" xlink:href="https://armyinform.com.ua/2023/07/02/vitannya-prezydenta-vijskovosluzhbovczyam-vijskovo-morskyh-syl-zsu/" text:style-name="Internet_20_link" text:visited-style-name="Visited_20_Internet_20_Link">
https://armyinform.com.ua/2023/07/02/vitannya-prezydenta-vijskovosluzhbovczyam-vijskovo-morskyh-syl-zsu/</text:a>
</text:p>
      <!--NEWS-->
      <text:h text:style-name="P10" text:outline-level="1">
<text:span text:style-name="T4">
She saw a collection of legal assistance examples to defenders and defenders of Ukraine</text:span>
</text:h>
      <text:p text:style-name="P4">
Author: ['Володимир Поліщук']</text:p>
      <text:p text:style-name="P4">
Time: 2023-07-02T82:00:00-04:00</text:p>
      <text:p text:style-name="P4">
Description: About those Veterani Viyini, members of the SIMAYA, Veterani Veini, Simy's Veteran ... War with Ukraine 2022, War with Ukraine Latest News today, News War with Ukraine 2022 Last for today, will there be a war between Ukraine and Russia and Russia and Russia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systema-bpd.jpg" text:style-name="Internet_20_link" text:visited-style-name="Visited_20_Internet_20_Link">
systema-bpd.jpg</text:a>
']</text:p>
      <text:p text:style-name="P4">
Tags: ['STOPRUSSIA', 'АГРЕСІЯ РФ', 'БПД', 'ВІЙНА', 'СИСТЕМА БЕЗКОШТОВНОЇ ПРАВОВОЇ ДОПОМОГИ', 'СОЦІАЛЬНИЙ ЗАХИСТ ВІЙСЬКОВОСЛУЖБОВЦІВ', 'СОЦІАЛЬНИЙ ЗАХИСТ ПІД ЧАС ВІЙНИ']</text:p>
      <text:p text:style-name="P4">
Category: News</text:p>
      <!--METADATA-->
      <text:p text:style-name="P4">
<draw:frame draw:style-name="fr1" draw:name="Image231" text:anchor-type="as-char" svg:width="6.9236in" svg:height="4.961913in" draw:z-index="0">
<draw:image xlink:href="../Images/AРМІЯINFORM/2023-07-02T82-00-00-04-00/systema-bpd.jpg" xlink:type="simple" xlink:show="embed" xlink:actuate="onLoad" draw:mime-type="image/jpeg"/>
</draw:frame>
The fact that war veterans, members of the families of the dead(the dead)veterans of war, members of families of dead(the dead)Ukraine's defenders and defenders can receive all kinds of legal services from the free legal aid system(BPD), earlier <text:a xlink:type="simple" xlink:href="https://armyinform.com.ua/2023/05/02/z-pochatkom-shyrokomasshtabnoyi-vijny-zyavylysya-novi-subyekty-prava-na-bezoplatnu-vtorynnu-pravovu-dopomogu-oleksandr-baranov/" text:style-name="Internet_20_link" text:visited-style-name="Visited_20_Internet_20_Link">
wrote</text:a>
Armyinform.</text:p>
      <text:p text:style-name="P4">
Recently, the collection "Examples of providing free legal aid to the defenders and defenders of Ukraine and their families", which is developed by the BDA.</text:p>
      <text:p text:style-name="P4">
The publication, in particular, states that since February 24, 2022, nearly 12,000 defenders and defenders of Ukraine have been declared to the BPD system. In every three -law, clients needed secondary legal aid, including the request of pre -trial.</text:p>
      <text:p text:style-name="P4">
**</text:p>
      <text:p text:style-name="P4">
**</text:p>
      <text:p text:style-name="P4">
The serviceman who was in captivity, the BPD system helped to get theoffic status and monetary compensation. Not all legal issues need to be addressed. Often there is enough consultation and assistance in assembly. This was the case in the case of a serviceman Yuri, who addressed the Dazaporzha Legal Aid Bureau._</text:p>
      <text:p text:style-name="P4">
By protecting the country, the guy was captured. After the release of the police, Yuri passed all the necessary measures and returned to the military service. This was necessary, it was necessary to resolve the issue of registration of the official status of the unusable in order to obtain the compensation provided for by law. The lawyers of the Bureau Anna Romanok were entrusted to help the case. The specialist helped the boy to pick up all the necessary documents and submit the relevant application to the Ministry of Inquiries of Reintegration of Temporarily Occupied Territories of Ukraine._</text:p>
      <text:p text:style-name="P4">
_Yuri received a response to his appeal. The Interagency Commission decided to find it a person who was deprived of freedom as a result of the armed aggression of the RFPRO of Ukraine. Now, in addition to official status, the guy will receive a cash aid in the amount of up to 100,000 hryvnias.</text:p>
      <text:p text:style-name="P4">
<text:span text:style-name="T5">
Tha, the BPD system helped the soldier who was held captive to recognize him as a person who was deprived of freedom as a result of armed aggression of the Russian Federation.</text:span>
</text:p>
      <text:p text:style-name="P4">
**</text:p>
      <text:p text:style-name="P4">
**Among the most common appeals from military questions about:</text:p>
      <ul>
        <li>
state aid, payments and compensation; * appeal of decisions, actions and omissions of state authorities and local self -government bodies; * military service, including military accounting, mobilization, booking, etc.</li>
      </ul>
      <text:p text:style-name="P4">
In addition, the collection presents examples of legal assistance to members of the dead heroes. In particular, they have to contact lawyers to establish facts of death during military duty, to prove the duty of the dead defender, to make payments. Our lawyers make it predictable to help solve these legal problems. During the period, the gross -scale invasion of the BPD system registered more than two thousand arguments from the families of fallen defenders and defenders.</text:p>
      <text:p text:style-name="P4">
“The help of war veterans has always been for the BPD system in priority, but it is of particular importance. In this collection, we present only some of many cases that have completed positively in favor of our clients, ”the director of the Coordination Center for Legal Aid Alexandraranov.</text:p>
      <text:p text:style-name="P4">
The assembly is available at <text:span text:style-name="T4">
 bit.ly/3npopjh </text:span>
.</text:p>
      <text:p text:style-name="P4">
The authors of the collection note that if for various reasons, a serviceman may not be able to contact the Legal Aid Bureau, he can use other BPD services: BP:</text:p>
      <ul>
        <li>
Contact Legal Aid System Center: 0800 213 103(Calls from landline and mobile phones within Ukraine free); * call the Telegram: &lt;https://t.me/+380677213103&gt;
; * Consult with a lawyer in Telegram &lt;https://t.me/legalaidukrainebot&gt;
(“Get Consultation” button); * All access to free legal aid services: &lt;https://linktr.ee/legalaid.gov.ua&gt;
.</li>
      </ul>
      <text:p text:style-name="P4">
News Source: <text:a xlink:type="simple" xlink:href="https://armyinform.com.ua/2023/07/02/pobachyla-svit-zbirka-prykladiv-pravovoyi-dopomogy-zahysnykam-i-zahysnyczyam-ukrayiny/" text:style-name="Internet_20_link" text:visited-style-name="Visited_20_Internet_20_Link">
https://armyinform.com.ua/2023/07/02/pobachyla-svit-zbirka-prykladiv-pravovoyi-dopomogy-zahysnykam-i-zahysnyczyam-ukrayiny/</text:a>
</text:p>
      <!--NEWS-->
      <text:h text:style-name="P10" text:outline-level="1">
<text:span text:style-name="T4">
Ukraine is not just a country with the coast, but the maritime state is the Minister of Defense of Ukraine</text:span>
</text:h>
      <text:p text:style-name="P4">
Author: ['АРМІЯINFORM']</text:p>
      <text:p text:style-name="P4">
Time: 2023-07-02T83:00:00-04:00</text:p>
      <text:p text:style-name="P4">
Description: Miniter defense of Oleksiy Reznikov, the prodigy of our Zakhisniks, that Zakhisnitsy in the afterno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246752_292006257_406745128162583_7903371365052786228_n.jpg" text:style-name="Internet_20_link" text:visited-style-name="Visited_20_Internet_20_Link">
246752_292006257_406745128162583_7903371365052786228_n.jpg</text:a>
']</text:p>
      <text:p text:style-name="P4">
Tags: ['STOPRUSSIA', 'АГРЕСІЯ РФ', 'ВТОРГНЕННЯ РФ', 'ДЕНЬ ВІЙСЬКОВО-МОРСЬКИХ СИЛ', 'ОЛЕКСІЙ РЕЗНІКОВ', 'ОФІЦІЙНО']</text:p>
      <text:p text:style-name="P4">
Category: News</text:p>
      <!--METADATA-->
      <text:p text:style-name="P4">
<draw:frame draw:style-name="fr1" draw:name="Image232" text:anchor-type="as-char" svg:width="6.9236in" svg:height="4.546497in" draw:z-index="0">
<draw:image xlink:href="../Images/AРМІЯINFORM/2023-07-02T83-00-00-04-00/246752_292006257_406745128162583_7903371365052786228_n.jpg" xlink:type="simple" xlink:show="embed" xlink:actuate="onLoad" draw:mime-type="image/jpeg"/>
</draw:frame>
Photo illustrative</text:p>
      <text:p text:style-name="P4">
Defense Minister Alexei Reznikov <text:a xlink:type="simple" xlink:href="https://www.facebook.com/reznikovoleksii/posts/pfbid02S3tbA1ZKD8N8dKbsNg2djAPvvgD8Ft16MUwqqhNxBgaVRNsNKesWFLDK9YYA5r91l" text:style-name="Internet_20_link" text:visited-style-name="Visited_20_Internet_20_Link">
congratulated</text:a>
Our defenders and defenders with the Day of the Navy of Ukraine of the Armed Forces.</text:p>
      <ul>
        <li>
There are many successful operations for the destruction of the Russian enemy on the account of brave men and women who serve in the ranks of the Ukrainian HMS. In 2014, since the beginning of the large-scale war of the Russian Federation against Ukraine, their brave actions in the Black Sea and Azov regions stopped the enemy and disrupted the attempts of Russian landing on our coast,-said Alexei Reznikov.</li>
      </ul>
      <text:p text:style-name="P4">
He also noted the courage and courage of our warriors who destroyed the Russian Krasier "Moscow"</text:p>
      <ul>
        <li>
Courageous, selfless and professional. Who have sank Moscow and struck the whole world. Ukraine is not just a country with a coast, but a naval state. Was, is and will be. The guarantor of this is our defenders and defenders - the Minister.</li>
      </ul>
      <text:p text:style-name="P4">
News Source: <text:a xlink:type="simple" xlink:href="https://armyinform.com.ua/2023/07/02/ukrayina-ne-prosto-krayina-z-uzberezhzhyam-a-morska-derzhava-ministr-oborony-ukrayiny/" text:style-name="Internet_20_link" text:visited-style-name="Visited_20_Internet_20_Link">
https://armyinform.com.ua/2023/07/02/ukrayina-ne-prosto-krayina-z-uzberezhzhyam-a-morska-derzhava-ministr-oborony-ukrayiny/</text:a>
</text:p>
      <!--NEWS-->
      <text:h text:style-name="P10" text:outline-level="1">
<text:span text:style-name="T4">
Never Ukrainian shores will tolerate the occupier - the President of Ukraine's appeal</text:span>
</text:h>
      <text:p text:style-name="P4">
Author: ['АРМІЯINFORM']</text:p>
      <text:p text:style-name="P4">
Time: 2023-07-02T84:00:00-04:00</text:p>
      <text:p text:style-name="P4">
Description: I am healthy, Shanovna Ukrainian, Ukrainian!Syogodnі - in Odessa, before tha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68c4fc8b732d86ae9448efad38b10369_1688303432_extra_large.jpeg" text:style-name="Internet_20_link" text:visited-style-name="Visited_20_Internet_20_Link">
68c4fc8b732d86ae9448efad38b10369_1688303432_extra_large.jpeg</text:a>
']</text:p>
      <text:p text:style-name="P4">
Tags: ['STOPRUSSIA', 'АГРЕСІЯ РФ', 'ВОЛОДИМИР ЗЕЛЕНСЬКИЙ', 'ВТОРГНЕННЯ РФ', 'ЗВЕРНЕННЯ ПРЕЗИДЕНТА УКРАЇНИ']</text:p>
      <text:p text:style-name="P4">
Category: News</text:p>
      <!--METADATA-->
      <text:p text:style-name="P4">
<draw:frame draw:style-name="fr1" draw:name="Image233" text:anchor-type="as-char" svg:width="6.9236in" svg:height="3.894525in" draw:z-index="0">
<draw:image xlink:href="../Images/AРМІЯINFORM/2023-07-02T84-00-00-04-00/68c4fc8b732d86ae9448efad38b10369_1688303432_extra_large.jpeg" xlink:type="simple" xlink:show="embed" xlink:actuate="onLoad" draw:mime-type="image/jpeg"/>
</draw:frame>
</text:p>
      <text:h text:style-name="P11" text:outline-level="2">
<text:span text:style-name="T4">
_ for health, dear Ukrainians, Ukrainian women!_</text:span>
</text:h>
      <text:p text:style-name="P4">
Today-in Odessa, first of all, in order to congratulate our warriors of the Navy of the Armed Forces of Ukraine on their professional day. Greetings for courage, for heroism, for the extremely cool results for Ukraine they have acquired and acquired.</text:p>
      <text:p text:style-name="P4">
It is enough to mention what ambitions were in Russia at the beginning of a full -scale aggression and which of those ambitions are now at the bottom of the Black Sea.</text:p>
      <text:p text:style-name="P4">
I thank every warrior of the Navy of Ukraine-all the sailors, all the Music, all the commanders of our Navy, artillerymen, marine aviators, drone operators, thank the soldiers of the river fleet, river divisions ... I thank you all!</text:p>
      <text:p text:style-name="P4">
Today he was honored to reward the best, congratulated the cadets of the Institute of Institute of Navy of our Odessa Maritime Academy. He visited the wounded in the hospital. I wish everyone a speedy recovery. And it was a special honorable me-to leave a wish on a copy of Kobzar, which accompanies our military in the battles since the 14th year.</text:p>
      <text:p text:style-name="P4">
There was also a report of our commander of the Naval Forces Vice-Admiral Alexei Zhpapa, as well as the commander of Odessa, Generalamskalov. And about the security situation now, and for our strategic deposits - for our fleet, for the new direction - the navy of the sea drones - Tudlya of our coast defense. We realize everything!Assured!</text:p>
      <text:p text:style-name="P4">
The enemy will definitely not dictate the conditions in the Black Sea, and the occupiers will have to be afraid to approach our Ukrainian Crimea and to our Berehivazovsky Sea, as Russian ships are already afraid to approach our Black Sea coast.</text:p>
      <text:p text:style-name="P4">
Today, I also congratulate all civilians and workers of the Ukrainian Sea and River Fleet, all who provide the safety and work of our ports, our opportunity, despite the Russian blockade of the Black Sea, to give life to the Ukrainian economy and connect our Ukraine with the world markets. Thank you to the sailors, ports, ships, thank you businesses, employees and, of course, each of our warrior, which protects the safety of Ukrainian ports, Ukrainian cities, Ukrainian shores.</text:p>
      <text:p text:style-name="P4">
Let's win together!The Ukrainian shores will never tolerate the occupier.</text:p>
      <text:p text:style-name="P4">
Glory to all our defenders, glory to all our defenders!</text:p>
      <text:p text:style-name="P4">
I thank you, Odesso, for this day!</text:p>
      <text:p text:style-name="P4">
<text:span text:style-name="T4">
<text:span text:style-name="T5">
Glory to Ukraine!</text:span>
</text:span>
</text:p>
      <text:p text:style-name="P4">
News Source: <text:a xlink:type="simple" xlink:href="https://armyinform.com.ua/2023/07/02/nikoly-ukrayinski-beregy-ne-terpitymut-okupanta-zvernennya-prezydenta-ukrayiny/" text:style-name="Internet_20_link" text:visited-style-name="Visited_20_Internet_20_Link">
https://armyinform.com.ua/2023/07/02/nikoly-ukrayinski-beregy-ne-terpitymut-okupanta-zvernennya-prezydenta-ukrayiny/</text:a>
</text:p>
      <!--NEWS-->
      <text:h text:style-name="P10" text:outline-level="1">
<text:span text:style-name="T4">
Sea aviation from the first days of large -scale Russian aggression is involved in hostilities - Alexei Shephapa</text:span>
</text:h>
      <text:p text:style-name="P4">
Author: ['АРМІЯINFORM']</text:p>
      <text:p text:style-name="P4">
Time: 2023-07-02T85:00:00-04:00</text:p>
      <text:p text:style-name="P4">
Description: In the ECCLUSIONAL INTERVE'yu, the Night-Mordic forces of the Zbroyshany forces of the Klacksa, ... The war with Ukraine 2022, the war with Ukraine is the latest news today, the war with Ukraine 2022 is the last for today, whether there will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5-1.jpg" text:style-name="Internet_20_link" text:visited-style-name="Visited_20_Internet_20_Link">
5-1.jpg</text:a>
']</text:p>
      <text:p text:style-name="P4">
Tags: ['STOPRUSSIA', 'АВІАЦІЯ ВМС', 'ВІЙНА', 'ВМС ЗСУ', 'ВТОРГНЕННЯ РФ', 'ОЛЕКСІЙ НЕЇЖПАПА']</text:p>
      <text:p text:style-name="P4">
Category: News</text:p>
      <!--METADATA-->
      <text:p text:style-name="P4">
<draw:frame draw:style-name="fr1" draw:name="Image234" text:anchor-type="as-char" svg:width="6.9236in" svg:height="5.106155in" draw:z-index="0">
<draw:image xlink:href="../Images/AРМІЯINFORM/2023-07-02T85-00-00-04-00/5-1.jpg" xlink:type="simple" xlink:show="embed" xlink:actuate="onLoad" draw:mime-type="image/jpeg"/>
</draw:frame>
In exclusive <text:a xlink:type="simple" xlink:href="https://armyinform.com.ua/2023/07/02/my-povynni-maty-takyj-flot-yakyj-bilshe-ne-dast-zagarbnyku-navit-planuvaty-napad-na-ukrayinu-oleksij-neyizhpapa/" text:style-name="Internet_20_link" text:visited-style-name="Visited_20_Internet_20_Link">
interview</text:a>
Dedicated to the Naval Forces of the Armed Forces of Ukraine, Commander of the Ukrainian Navy, Vicseadmiral Alexei Shepap, spoke about the role of the Navy Aviation to the Russian aggressor.</text:p>
      <ul>
        <li>
Maritime aviation from the first days of large -scale Russian aggression is taken in hostilities along with all the defense forces of Ukraine. And it began with the consumption of "Baracariv", which worked on the land of the Kherson Tamikolaiv regions, and above the sea. In their account, the destruction of several patrol boats of the Raptor type and even a helicopter, which was shot down by our aircraft during his landing on the island of Snake, when he tried to send a place for a place, - said Alexei Heaven Zhpapa.</li>
      </ul>
      <text:p text:style-name="P4">
He also noted a helicopter squadron intended for the support of the Maritime infantry.</text:p>
      <ul>
        <li>
In addition, today we have some replenishment. For example, we got the found partners of the Sea King helicopter. And our pilots quickly mastered this technique. By the way, the Navy of Ukraine is the first helicopter not of Soviet production. Therefore, when asked how quickly our pilots can capture western samples, this is an example: naval aviation pilots have made it very quickly. And I think that the rest of the air forces will also rapidly combine the aircraft of our partners and continue to be successful, - said the Commander of the Navy of the Armed Forces.</li>
      </ul>
      <text:p text:style-name="P4">
News Source: <text:a xlink:type="simple" xlink:href="https://armyinform.com.ua/2023/07/02/morska-aviacziya-z-pershyh-dniv-shyrokomasshtabnoyi-rosijskoyi-agresiyi-bere-uchast-u-bojovyh-diyah-oleksij-neyizhpapa/" text:style-name="Internet_20_link" text:visited-style-name="Visited_20_Internet_20_Link">
https://armyinform.com.ua/2023/07/02/morska-aviacziya-z-pershyh-dniv-shyrokomasshtabnoyi-rosijskoyi-agresiyi-bere-uchast-u-bojovyh-diyah-oleksij-neyizhpapa/</text:a>
</text:p>
      <!--NEWS-->
      <text:h text:style-name="P10" text:outline-level="1">
<text:span text:style-name="T4">
The flagship of the Navy of Ukraine Corvette "Hetman Ivan Mazepa" should be part of the Ukrainian military fleet next year</text:span>
</text:h>
      <text:p text:style-name="P4">
Author: ['АРМІЯINFORM']</text:p>
      <text:p text:style-name="P4">
Time: 2023-07-02T86:00:00-04:00</text:p>
      <text:p text:style-name="P4">
Description: Commander of the Viexkovo-Morce forces of the Zbroyshanykh of Ukraine Vitseadmіla Olezhpap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7-1.jpg" text:style-name="Internet_20_link" text:visited-style-name="Visited_20_Internet_20_Link">
7-1.jpg</text:a>
']</text:p>
      <text:p text:style-name="P4">
Tags: ['STOPRUSSIA', 'АГРЕСІЯ РФ', 'ВІЙНА', 'ВМС ЗСУ', 'ВТОРГНЕННЯ РФ', 'ДЕНЬ ВМС ЗСУ', 'КОРВЕТ «ГЕТЬМАН ІВАН МАЗЕПА»', 'ОЛЕКСІЙ НЕЇЖПАПА']</text:p>
      <text:p text:style-name="P4">
Category: News</text:p>
      <!--METADATA-->
      <text:p text:style-name="P4">
<draw:frame draw:style-name="fr1" draw:name="Image235" text:anchor-type="as-char" svg:width="6.9236in" svg:height="4.619339in" draw:z-index="0">
<draw:image xlink:href="../Images/AРМІЯINFORM/2023-07-02T86-00-00-04-00/7-1.jpg" xlink:type="simple" xlink:show="embed" xlink:actuate="onLoad" draw:mime-type="image/jpeg"/>
</draw:frame>
The Commander of the Navy of the Armed Forces of Ukraine, Viecadmiral Alexeyneduvidpapa, told correspondents of the ArmyInform information agency, however, when the flagship of the Navy of Ukraine Corvette "Hetman Ivan Mazepa" will be part of the Ukrainian Military Fleet.</text:p>
      <ul>
        <li>
Everything lasts according to the plan, even faster. On the part of the state, the state is supporting and understanding that we have to build a powerful fleet and look at the outstanding one. The fact that our victory is inevitable, we understand, but unfortunately, the enemy and after it leaves our territory, all one will be our neighbor. And we must have such a fleet that will no longer allow you to think of an attack on us and look at our country. Therefore, the construction of ships such as Hetman Ivan Mazepa Corvette, **** is renewed to the graph and even a little with it advance. All the weapons intended for the ship will be set in a timely manner, and next year, this garden should be included in the Navy, - said Alexei Zhpapa.</li>
      </ul>
      <text:p text:style-name="P4">
He also noted that 76 and 205 mm artillery systems will be installed on the ship, winged missiles, anti-aircraft missile range by a range of 20 km, radio electronic fighting.</text:p>
      <text:p text:style-name="P4">
**</text:p>
      <text:p text:style-name="P4">
Read also:</text:p>
      <text:p text:style-name="P4">
<text:a xlink:type="simple" xlink:href="https://armyinform.com.ua/2023/07/02/my-povynni-maty-takyj-flot-yakyj-bilshe-ne-dast-zagarbnyku-navit-planuvaty-napad-na-ukrayinu-oleksij-neyizhpapa/" text:style-name="Internet_20_link" text:visited-style-name="Visited_20_Internet_20_Link">
We have to have such a fleet that will no longer give the invading even a planning fall on Ukraine - Alexei Shepapu</text:a>
</text:p>
      <text:p text:style-name="P4">
**</text:p>
      <text:p text:style-name="P4">
News Source: <text:a xlink:type="simple" xlink:href="https://armyinform.com.ua/2023/07/02/flagman-vms-ukrayiny-korvet-getman-ivan-mazepa-maye-uvijty-do-skladu-ukrayinskogo-vijskovogo-flotu-nastupnogo-roku/" text:style-name="Internet_20_link" text:visited-style-name="Visited_20_Internet_20_Link">
https://armyinform.com.ua/2023/07/02/flagman-vms-ukrayiny-korvet-getman-ivan-mazepa-maye-uvijty-do-skladu-ukrayinskogo-vijskovogo-flotu-nastupnogo-roku/</text:a>
</text:p>
      <!--NEWS-->
      <text:h text:style-name="P10" text:outline-level="1">
<text:span text:style-name="T4">
During the day, rescuers traveled 200 times to eliminate the consequences of enemy shelling</text:span>
</text:h>
      <text:p text:style-name="P4">
Author: ['АРМІЯINFORM']</text:p>
      <text:p text:style-name="P4">
Time: 2023-07-02T87:00:00-04:00</text:p>
      <text:p text:style-name="P4">
Description: Lent out, 1 lipnya, the PIDRODROLS of the Service of Ukraine Zvazvichah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ac9232d099cb3d54f7d73ef2deca81a2_l.jpg" text:style-name="Internet_20_link" text:visited-style-name="Visited_20_Internet_20_Link">
ac9232d099cb3d54f7d73ef2deca81a2_l.jpg</text:a>
']</text:p>
      <text:p text:style-name="P4">
Tags: ['STOPRUSSIA', 'АГРЕСІЯ РФ', 'ВТОРГНЕННЯ РФ', 'ДСНС УКРАЇНИ']</text:p>
      <text:p text:style-name="P4">
Category: News</text:p>
      <!--METADATA-->
      <text:p text:style-name="P4">
<draw:frame draw:style-name="fr1" draw:name="Image236" text:anchor-type="as-char" svg:width="6.9236in" svg:height="4.592655in" draw:z-index="0">
<draw:image xlink:href="../Images/AРМІЯINFORM/2023-07-02T87-00-00-04-00/ac9232d099cb3d54f7d73ef2deca81a2_l.jpg" xlink:type="simple" xlink:show="embed" xlink:actuate="onLoad" draw:mime-type="image/jpeg"/>
</draw:frame>
Illustrative photo</text:p>
      <text:p text:style-name="P4">
During the last day, on July 1, 203 trips to eliminate the consequences of the shelling of settlements and infrastructure objects were made by the units of the State Service of Ukraine. 9 fires were eliminated. Psychological assistance was given to 103 persons.</text:p>
      <text:p text:style-name="P4">
This is stated in <text:a xlink:type="simple" xlink:href="https://dsns.gov.ua/uk/news/nadzvicaini-podiyi/operativna-informaciia-dsns-shhodo-naslidkiv-vedennia-boiovix-dii-rosiiskoiu-federacijeiu-205" text:style-name="Internet_20_link" text:visited-style-name="Visited_20_Internet_20_Link">
message</text:a>
SES of Ukraine.</text:p>
      <text:p text:style-name="P4">
Since the beginning of large -scale aggression of Russia, the SES of Ukraine units made 103150 trips to eliminate the consequences of shelling, eliminated 15 089 fires, rescued 4,195 people, provided psychological assistance to 221 380 persons.</text:p>
      <text:p text:style-name="P4">
News Source: <text:a xlink:type="simple" xlink:href="https://armyinform.com.ua/2023/07/02/za-dobu-ryatuvalnyky-200-raziv-vyyizhdzhaly-na-likvidacziyu-naslidkiv-vorozhyh-obstriliv/" text:style-name="Internet_20_link" text:visited-style-name="Visited_20_Internet_20_Link">
https://armyinform.com.ua/2023/07/02/za-dobu-ryatuvalnyky-200-raziv-vyyizhdzhaly-na-likvidacziyu-naslidkiv-vorozhyh-obstriliv/</text:a>
</text:p>
      <!--NEWS-->
      <text:h text:style-name="P10" text:outline-level="1">
<text:span text:style-name="T4">
The enemy was unsuccessfully advanced on Liman, Bakhmut, Avdiiv and Mariinsky directions</text:span>
</text:h>
      <text:p text:style-name="P4">
Author: ['АРМІЯINFORM']</text:p>
      <text:p text:style-name="P4">
Time: 2023-07-02T88: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rszv.jpg" text:style-name="Internet_20_link" text:visited-style-name="Visited_20_Internet_20_Link">
rszv.jpg</text:a>
']</text:p>
      <text:p text:style-name="P4">
Tags: ['АГРЕСІЯ РФ', 'ВЕЧІРНЄ ЗВЕДЕННЯ', 'ВІЙНА', 'ВТОРГНЕННЯ РФ', 'ГШ ЗСУ']</text:p>
      <text:p text:style-name="P4">
Category: News</text:p>
      <!--METADATA-->
      <text:p text:style-name="P4">
<draw:frame draw:style-name="fr1" draw:name="Image237" text:anchor-type="as-char" svg:width="6.9236in" svg:height="4.619339in" draw:z-index="0">
<draw:image xlink:href="../Images/AРМІЯINFORM/2023-07-02T88-00-00-04-00/rszv.jpg" xlink:type="simple" xlink:show="embed" xlink:actuate="onLoad" draw:mime-type="image/jpeg"/>
</draw:frame>
<text:span text:style-name="T4">
 🔥 Situation on Russian invasion </text:span>
</text:p>
      <text:p text:style-name="P4">
The enemy concentrates major efforts on Liman, Bakhmut, Avdi and Mariinsky directions, and heavy fights are ongoing. More than 28 combat clashes were arrived during.</text:p>
      <text:p text:style-name="P4">
About it <text:a xlink:type="simple" xlink:href="https://www.facebook.com/GeneralStaff.ua/posts/pfbid02Ywbjf1XYt4vbEXwnMZs1BSKNuujGPH61qfYqwV7adFAAZi1p9s2EMXoEsbVJzJEsl" text:style-name="Internet_20_link" text:visited-style-name="Visited_20_Internet_20_Link">
reports</text:a>
In its evening, the General Staff of the Armed Forces of Ukraine.</text:p>
      <text:p text:style-name="P4">
In these areas, the enemy performed unsuccessful offensive actions - our organizations repelled all his attacks.</text:p>
      <text:p text:style-name="P4">
In Zaporizhzhya and Kherson directions, the enemy concentrates the basic efforts of nationing our troops.</text:p>
      <text:p text:style-name="P4">
News Source: <text:a xlink:type="simple" xlink:href="https://armyinform.com.ua/2023/07/02/vorog-bezuspishno-nastupav-na-lymanskomu-bahmutskomu-avdiyivskomu-ta-maryinskomu-napryamkah/" text:style-name="Internet_20_link" text:visited-style-name="Visited_20_Internet_20_Link">
https://armyinform.com.ua/2023/07/02/vorog-bezuspishno-nastupav-na-lymanskomu-bahmutskomu-avdiyivskomu-ta-maryinskomu-napryamkah/</text:a>
</text:p>
      <!--NEWS-->
      <text:h text:style-name="P10" text:outline-level="1">
<text:span text:style-name="T4">
The courage and skill of our Navy soldiers destroyed hostile hopes and drowned them in the sea - Volodymyr Zelenskyy</text:span>
</text:h>
      <text:p text:style-name="P4">
Author: ['АРМІЯINFORM']</text:p>
      <text:p text:style-name="P4">
Time: 2023-07-02T89:00:00-04:00</text:p>
      <text:p text:style-name="P4">
Description: In Odessa, President Volodymyr Zelensky fate at the sights of the day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a01ef7faaca287ea68795cdafdc5b988_1688299064_extra_large.jpeg" text:style-name="Internet_20_link" text:visited-style-name="Visited_20_Internet_20_Link">
a01ef7faaca287ea68795cdafdc5b988_1688299064_extra_large.jpeg</text:a>
', '<text:a xlink:type="simple" xlink:href="https://armyinform.com.ua/wp-content/uploads/2023/07/2e860e3b3f563069a50631f4c587ba5c_1688299066_wysiwyg-150x150.jpeg" text:style-name="Internet_20_link" text:visited-style-name="Visited_20_Internet_20_Link">
2e860e3b3f563069a50631f4c587ba5c_1688299066_wysiwyg-150x150.jpeg</text:a>
', '<text:a xlink:type="simple" xlink:href="https://armyinform.com.ua/wp-content/uploads/2023/07/e4d5a7be6e85179a6b3df3f5c4018d4c_1688299066_wysiwyg-150x150.jpeg" text:style-name="Internet_20_link" text:visited-style-name="Visited_20_Internet_20_Link">
e4d5a7be6e85179a6b3df3f5c4018d4c_1688299066_wysiwyg-150x150.jpeg</text:a>
', '<text:a xlink:type="simple" xlink:href="https://armyinform.com.ua/wp-content/uploads/2023/07/9a12ce711423c1d0904fcee8fef84a72_1688299068_wysiwyg-150x150.jpeg" text:style-name="Internet_20_link" text:visited-style-name="Visited_20_Internet_20_Link">
9a12ce711423c1d0904fcee8fef84a72_1688299068_wysiwyg-150x150.jpeg</text:a>
']</text:p>
      <text:p text:style-name="P4">
Tags: ['STOPRUSSIA', 'АГРЕСІЯ РФ', 'ВОЛОДИМИР ЗЕЛЕНСЬКИЙ', 'ВТОРГНЕННЯ РФ']</text:p>
      <text:p text:style-name="P4">
Category: News</text:p>
      <!--METADATA-->
      <text:p text:style-name="P4">
<draw:frame draw:style-name="fr1" draw:name="Image238" text:anchor-type="as-char" svg:width="6.9236in" svg:height="4.617948in" draw:z-index="0">
<draw:image xlink:href="../Images/AРМІЯINFORM/2023-07-02T89-00-00-04-00/a01ef7faaca287ea68795cdafdc5b988_1688299064_extra_large.jpeg" xlink:type="simple" xlink:show="embed" xlink:actuate="onLoad" draw:mime-type="image/jpeg"/>
</draw:frame>
In Odessa, President Vladimir Zelensky took part in the events on the occasion of the Day of the Armed Forces of Ukraine, in particular, he met with the cadets of the Naval Forces of the National University "Odessa Naval Academy" and presented state awards and combat flags.</text:p>
      <text:p text:style-name="P4">
On behalf of the entire Ukrainian state and the people, he congratulated the guards of Ukraine on a professional holiday-the Day of Navy of the Armed Forces.</text:p>
      <text:p text:style-name="P4">
“We know, we have seen and we are grateful for the glory that the components of the Navy of the Armed Forces receive for our state. We are all confident in Ukraine of a silly people and in your strength, in your professionalism, in your ability, Inadali to demonstrate Ukrainian power. Many in Russia thought that the blackness was a water area of their strength. The enemy hoped that our navals were allegedly not standing the strikes of Russia. Well, the courage and skill of our military destroyed all these hostile hopes and drowned them in the sea, ”the President said.</text:p>
      <text:p text:style-name="P4">
The head of state emphasized that the Ukrainian defense in this war with the Russian aggressor consists of various large and small episodes, which are generally giving the state and the opportunity to move forward both on land and at sea.</text:p>
      <text:p text:style-name="P4">
“Our naval forces, together with other elements of defense and security forces, have defended our Black Sea coast from Russian landing operations. You defended Odessa, which the Russian invaders dreamed of conquering. Our rockets were flooded by the Russian flagship, and it was only humiliating for the Kremlin that they are still afraid to publish all this loss. The powerful involvement of the naval forces in a joint operation from our intelligence and defenders made it possible to release Ostrovminius from the occupiers, and this returned the safety of a large part of the Ukrainian waters, ”Volodymyr Zelenskyy said.</text:p>
      <text:p text:style-name="P4">
According to him, these and other powerful operations of defense forces have taught the Russian Flot not to approach the Ukrainian shores.</text:p>
      <text:p text:style-name="P4">
“And if the Russian warships remain in the Black Sea ... If they collapse, they will be afraid to approach our Ukrainian Crimea, the ido of our coast of the Azov Sea. This will definitely be. I know it. I see the eyes of our military sailors, our Marines, commanders of our naval forces, in the skillful work of our artillerymen, marine aviators, who work for the sake of our naval drones, ”the Glavs stressed.</text:p>
      <text:p text:style-name="P4">
<text:a xlink:type="simple" xlink:href="https://armyinform.com.ua/wp-content/uploads/2023/07/e4d5a7be6e85179a6b3df3f5c4018d4c_1688299066_wysiwyg.jpeg" text:style-name="Internet_20_link" text:visited-style-name="Visited_20_Internet_20_Link">
<draw:frame draw:style-name="fr1" draw:name="Image239" text:anchor-type="as-char" svg:width="6.9236in" svg:height="6.9236in" draw:z-index="0">
<draw:image xlink:href="../Images/AРМІЯINFORM/2023-07-02T89-00-00-04-00/e4d5a7be6e85179a6b3df3f5c4018d4c_1688299066_wysiwyg-150x150.jpeg" xlink:type="simple" xlink:show="embed" xlink:actuate="onLoad" draw:mime-type="image/jpeg"/>
</draw:frame>
</text:a>
</text:p>
      <text:p text:style-name="P4">
<text:a xlink:type="simple" xlink:href="https://armyinform.com.ua/wp-content/uploads/2023/07/9a12ce711423c1d0904fcee8fef84a72_1688299068_wysiwyg.jpeg" text:style-name="Internet_20_link" text:visited-style-name="Visited_20_Internet_20_Link">
<draw:frame draw:style-name="fr1" draw:name="Image240" text:anchor-type="as-char" svg:width="6.9236in" svg:height="6.9236in" draw:z-index="0">
<draw:image xlink:href="../Images/AРМІЯINFORM/2023-07-02T89-00-00-04-00/9a12ce711423c1d0904fcee8fef84a72_1688299068_wysiwyg-150x150.jpeg" xlink:type="simple" xlink:show="embed" xlink:actuate="onLoad" draw:mime-type="image/jpeg"/>
</draw:frame>
</text:a>
Volodymyr Zelensky especially noted the Marines of the famous 35th and 36th-grade brigades of the Marines. Today, the President of Ukraine "Message and Courage" received: the 10th Maritime Aviation Brigade named after Colonel Igor Bedzai, the Navy of the Armed Forces and the 88th Separate Battalion of the Marine Innatement of the 35th Separate Brigade of the Mikhail Infantry.</text:p>
      <text:p text:style-name="P4">
The attendees also honored a moment of silence to the memory of all Ukrainian naval, every sailor and marines who gave their lives in the battles of Ukraine.</text:p>
      <text:p text:style-name="P4">
The head of state addressed the cadets of the Institute of Navy.</text:p>
      <text:p text:style-name="P4">
The President noted that Ukraine is one of those states that can fight and redeem, including at sea. In his opinion, this will be of global importance, because few states in the world are capable of this.</text:p>
      <text:p text:style-name="P4">
“The fate of Ukraine is undoubtedly strong. Be a free part of the free world. I am convinced that Ukraine will protect itself in this war and return everything that is temporarily controlled by the invaders. And after the war, Ukraine will win others in the world, including at sea, will teach protection. Ukraine will become a donor of global security and global power, and Yavir that your knowledge, your strength, your future victories will bring this powerful time for our beautiful state, for our people, ”Vladimirzelensky said, addressing the cadets.</text:p>
      <text:p text:style-name="P4">
“Glory to the Naval Forces of the Armed Forces of Ukraine!Glory to your families, your relatives, who have raised and raised such as you. Wishing you all your health and only victory!” Said the President.</text:p>
      <text:p text:style-name="P4">
He presented state awards to defenders. Thus, for the personal courage of the Isamovidan actions revealed in the protection of state sovereignty and territorial purpose of Ukraine, the exemplary performance of military servicemen were awarded the orders of Bohdan Khmelnytsky II degree, "Measure" of the 3rd degree, Danylo Galicia.<text:span text:style-name="T4">
 Source: </text:span>
 _ <text:a xlink:type="simple" xlink:href="https://www.president.gov.ua/news/vidvaga-j-majsternist-nashih-voyiniv-vms-znishili-vorozhi-na-84021" text:style-name="Internet_20_link" text:visited-style-name="Visited_20_Internet_20_Link">
Presidential Office</text:a>
_</text:p>
      <text:p text:style-name="P4">
News Source: <text:a xlink:type="simple" xlink:href="https://armyinform.com.ua/2023/07/02/vidvaga-j-majsternist-nashyh-voyiniv-vms-znyshhyly-vorozhi-nadiyi-ta-vtopyly-yih-u-mori-volodymyr-zelenskyj/" text:style-name="Internet_20_link" text:visited-style-name="Visited_20_Internet_20_Link">
https://armyinform.com.ua/2023/07/02/vidvaga-j-majsternist-nashyh-voyiniv-vms-znyshhyly-vorozhi-nadiyi-ta-vtopyly-yih-u-mori-volodymyr-zelenskyj/</text:a>
</text:p>
      <!--NEWS-->
      <text:h text:style-name="P10" text:outline-level="1">
<text:span text:style-name="T4">
The Russians fired at the Chernihiv and Sumy Region Seven times for a day</text:span>
</text:h>
      <text:p text:style-name="P4">
Authors: Ukrinform (Person)</text:p>
      <text:p text:style-name="P4">
Publisher: Укринформ (Organization)</text:p>
      <text:p text:style-name="P4">
Published Time: 2023-07-02T8:58:00+03:00</text:p>
      <text:p text:style-name="P4">
Modified Time: 2023-07-02T21:58:00+03:00</text:p>
      <text:p text:style-name="P4">
Description: Russian troops fired at the border of Chernihiv and Sumy regions seven times on July 2.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Чернігівщина']</text:p>
      <text:p text:style-name="P4">
Type: Article</text:p>
      <!--METADATA-->
      <text:p text:style-name="P4">
<draw:frame draw:style-name="fr1" draw:name="Image241" text:anchor-type="as-char" svg:width="6.9236in" svg:height="3.956343in" draw:z-index="0">
<draw:image xlink:href="../Images/yкринформ/2023-07-02T8-58-00-03-00/630_360_1686425057-568.jpg" xlink:type="simple" xlink:show="embed" xlink:actuate="onLoad" draw:mime-type="image/jpeg"/>
</draw:frame>
On July 2, the Russian border was fired at the border of Chernihiv and Sumy region seven times.</text:p>
      <text:p text:style-name="P4">
According to Ukrinform, the North Operational Command reports on <text:a xlink:type="simple" xlink:href="https://www.facebook.com/kommander.nord/posts/pfbid0ksfXxYBXPiAY3tmXe7CZVmLD4PbMfHNEJnUGxownFiKAEPUk2Fwdojyy6UQHH2FZl" text:style-name="Internet_20_link" text:visited-style-name="Visited_20_Internet_20_Link">
Facebook</text:a>
.</text:p>
      <text:p text:style-name="P4">
У Чернігівські області російські війська обстріляли три населені пункти.</text:p>
      <text:p text:style-name="P4">
<text:span text:style-name="T4">
Читайте також:</text:span>
 <text:a xlink:type="simple" xlink:href="https://www.ukrinform.ua/rubric-ato/3730587-rosiani-zapustili-po-hersonsini-radiokerovanu-bombu-ta-obstrilali-fermu.html" text:style-name="Internet_20_link" text:visited-style-name="Visited_20_Internet_20_Link">
 Росіяни запустили по Херсонщині радіокеровану бомбу та<text:span text:style-name="T4">
обстріл</text:span>
 яли ферму </text:a>
Thus, in the area of Karpovich 02:55 to 03:20, five hits, probably from the artillery, were probably recorded.</text:p>
      <text:p text:style-name="P4">
In the area of the village of Klusi from 11:30 to 11:35 there were two trains, probably the Russians fired from a 120 mm mortar.</text:p>
      <text:p text:style-name="P4">
In the area of the village of Arkhipivka from 18:25 to 18:35 there were three trains, probably the Russians fired at 120 mm mortar.</text:p>
      <text:p text:style-name="P4">
<text:span text:style-name="T4">
 Read also: </text:span>
 <text:a xlink:type="simple" xlink:href="https://www.ukrinform.ua/rubric-ato/3730572-vijska-rf-obstrilali-z-vazkoi-artilerii-dvi-gromadi-na-dnipropetrovsini.html" text:style-name="Internet_20_link" text:visited-style-name="Visited_20_Internet_20_Link">
Russian troops <text:span text:style-name="T4">
 shelling </text:span>
 fir from heavy artillery two communities of Dnipropetrovsk</text:a>
From 19:10 to 19:35, the Russians again fired at the Archpm, probably from 120 mm mortar, releasing 12 mines.</text:p>
      <text:p text:style-name="P4">
In all cases, information about losses among the local population or damage to civilian infrastructure was not received.</text:p>
      <text:p text:style-name="P4">
In Sumy region, the Russians fired at two settlements.</text:p>
      <text:p text:style-name="P4">
Thus, from 08:45 to 08:55 the Russians fired at the village of Belokopitov, previously registered regions, 15 hits were recorded.</text:p>
      <text:p text:style-name="P4">
<text:span text:style-name="T4">
 Read also: </text:span>
 <text:a xlink:type="simple" xlink:href="https://www.ukrinform.ua/rubric-regions/3730501-u-hersoni-cerez-vorozi-obstrili-stalisa-pat-pozez-u-budinkah.html" text:style-name="Internet_20_link" text:visited-style-name="Visited_20_Internet_20_Link">
in Kherson because of enemy <text:span text:style-name="T4">
 shelling </text:span>
 and there were five fires of homes</text:a>
From 12:40 to 13:20 they were fired again with white -copitovo, probably from the self -propelled artillery unit "Non", releasing 8 shells. Civil infrastructure prohibition information is specified.</text:p>
      <text:p text:style-name="P4">
Russian troops from 16:31 to 5:10:10 fired the village of Khodyne, pre -artillery, 10 trains were recorded. Information on the loss of the average population and damage to civilian infrastructure was not received.</text:p>
      <text:p text:style-name="P4">
As reported by Ukrinform, during July 1, Russian aggressors committed 25 lashes of border communities of Sumy region, and a total of 140 works were recorded.</text:p>
      <text:p text:style-name="P4">
News Source: <text:a xlink:type="simple" xlink:href="https://www.ukrinform.ua/rubric-ato/3730602-rosiani-za-den-sim-raziv-obstrilali-prikordonna-cernigivsini-ta-sumsini.html" text:style-name="Internet_20_link" text:visited-style-name="Visited_20_Internet_20_Link">
https://www.ukrinform.ua/rubric-ato/3730602-rosiani-za-den-sim-raziv-obstrilali-prikordonna-cernigivsini-ta-sumsini.html</text:a>
</text:p>
      <!--NEWS-->
      <text:h text:style-name="P10" text:outline-level="1">
<text:span text:style-name="T4">
President visited a military hospital and awarded Ukrainian sailors</text:span>
</text:h>
      <text:p text:style-name="P4">
Author: ['АРМІЯINFORM']</text:p>
      <text:p text:style-name="P4">
Time: 2023-07-02T90:00:00-04:00</text:p>
      <text:p text:style-name="P4">
Description: PID Hour Robochka in a dressing region President President Volodimir Zelensky Vidvіda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b86764388aa0ff578280aeb9fefc43c0_1688299072_extra_large.jpeg" text:style-name="Internet_20_link" text:visited-style-name="Visited_20_Internet_20_Link">
b86764388aa0ff578280aeb9fefc43c0_1688299072_extra_large.jpeg</text:a>
', '<text:a xlink:type="simple" xlink:href="https://armyinform.com.ua/wp-content/uploads/2023/07/405a198fb39f593c8f4a7d5f8154241d_1688299072_wysiwyg.jpeg" text:style-name="Internet_20_link" text:visited-style-name="Visited_20_Internet_20_Link">
405a198fb39f593c8f4a7d5f8154241d_1688299072_wysiwyg.jpeg</text:a>
']</text:p>
      <text:p text:style-name="P4">
Tags: ['STOPRUSSIA', 'АГРЕСІЯ РФ', 'ВМС', 'ВОЛОДИМИР ЗЕЛЕНСЬКИЙ', 'ВТОРГНЕННЯ РФ']</text:p>
      <text:p text:style-name="P4">
Category: News</text:p>
      <!--METADATA-->
      <text:p text:style-name="P4">
<draw:frame draw:style-name="fr1" draw:name="Image242" text:anchor-type="as-char" svg:width="6.9236in" svg:height="4.617948in" draw:z-index="0">
<draw:image xlink:href="../Images/AРМІЯINFORM/2023-07-02T90-00-00-04-00/b86764388aa0ff578280aeb9fefc43c0_1688299072_extra_large.jpeg" xlink:type="simple" xlink:show="embed" xlink:actuate="onLoad" draw:mime-type="image/jpeg"/>
</draw:frame>
During his working trip to the Odessa region, President of Ukraine Volodymyrzelensky visited one of the medical institutions, where the treatment of wounded by the Armed Forces of the Armed Forces of the Armed Forces.</text:p>
      <text:p text:style-name="P4">
The head of state communicated with the military and handed them state awards. The personality of courage and selfless actions, revealed in the protection of state -sevotory and territorial integrity of Ukraine, the loyalty of the military pier was awarded the Order of Courage of the III degree, as well as the medals of the "Zavian Service of Ukraine" and "Defender of the Fatherland".</text:p>
      <text:p text:style-name="P4">
“I congratulate you on the Day of the Navy of Ukraine!Thank you for the service. Rawn!I wish you a speedy recovery. Glory to Ukraine!" - said Vladimirzelensky.</text:p>
      <text:p text:style-name="P4">
<draw:frame draw:style-name="fr1" draw:name="Image243" text:anchor-type="as-char" svg:width="6.9236in" svg:height="4.621503in" draw:z-index="0">
<draw:image xlink:href="../Images/AРМІЯINFORM/2023-07-02T90-00-00-04-00/405a198fb39f593c8f4a7d5f8154241d_1688299072_wysiwyg.jpeg" xlink:type="simple" xlink:show="embed" xlink:actuate="onLoad" draw:mime-type="image/jpeg"/>
</draw:frame>
The President also spoke with the hospital staff and noted the representatives of the Medical Service of the Armed Forces of the Armed Forces of the Armed Forces of Bohdan Khmelnitsky III degree, Danilagalitsky and the Medal of the Defender of the Fatherland.</text:p>
      <text:p text:style-name="P4">
"I want to thank for our heroes, for your work, to wish you a health care," the Head of State said.</text:p>
      <text:p text:style-name="P4">
<text:span text:style-name="T4">
 Source: </text:span>
 _ <text:a xlink:type="simple" xlink:href="https://www.president.gov.ua/news/na-odeshini-prezident-vidvidav-vijskovij-gospital-i-nagorodi-84017" text:style-name="Internet_20_link" text:visited-style-name="Visited_20_Internet_20_Link">
Presidential Office of Ukraine</text:a>
_</text:p>
      <text:p text:style-name="P4">
News Source: <text:a xlink:type="simple" xlink:href="https://armyinform.com.ua/2023/07/02/prezydent-vidvidav-vijskovyj-gospital-i-nagorodyv-ukrayinskyh-moryakiv/" text:style-name="Internet_20_link" text:visited-style-name="Visited_20_Internet_20_Link">
https://armyinform.com.ua/2023/07/02/prezydent-vidvidav-vijskovyj-gospital-i-nagorodyv-ukrayinskyh-moryakiv/</text:a>
</text:p>
      <!--NEWS-->
      <text:h text:style-name="P10" text:outline-level="1">
<text:span text:style-name="T4">
Ukrainian sailors honor all who gave their lives for our future victory</text:span>
</text:h>
      <text:p text:style-name="P4">
Author: ['АРМІЯINFORM']</text:p>
      <text:p text:style-name="P4">
Time: 2023-07-02T91:00:00-04:00</text:p>
      <text:p text:style-name="P4">
Description: Svyatchichi Syogodni Day of the Zbroychy forces of Ukraine, Slid Hastam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6-1.jpg" text:style-name="Internet_20_link" text:visited-style-name="Visited_20_Internet_20_Link">
6-1.jpg</text:a>
']</text:p>
      <text:p text:style-name="P4">
Tags: ['STOPRUSSIA', 'АГРЕСІЯ РФ', 'ВТОРГНЕННЯ РФ', 'ДЕНЬ ВМС ЗСУ', 'КОМАНДУВАЧ ВІЙСЬКОВО-МОРСЬКИХ СИЛ', 'ОЛЕКСІЙ НЕЇЖПАПА', 'ПОЛКОВНИК ІГОР БЕДЗАЙ']</text:p>
      <text:p text:style-name="P4">
Category: News</text:p>
      <!--METADATA-->
      <text:p text:style-name="P4">
<draw:frame draw:style-name="fr1" draw:name="Image244" text:anchor-type="as-char" svg:width="6.9236in" svg:height="3.894525in" draw:z-index="0">
<draw:image xlink:href="../Images/AРМІЯINFORM/2023-07-02T91-00-00-04-00/6-1.jpg" xlink:type="simple" xlink:show="embed" xlink:actuate="onLoad" draw:mime-type="image/jpeg"/>
</draw:frame>
Celebrating today the Navy Day of the Armed Forces of Ukraine, one should also remember those who in this large-scale war gave their lives for a more future victory.</text:p>
      <text:p text:style-name="P4">
About it in your <text:a xlink:type="simple" xlink:href="https://armyinform.com.ua/2023/07/02/my-povynni-maty-takyj-flot-yakyj-bilshe-ne-dast-zagarbnyku-navit-planuvaty-napad-na-ukrayinu-oleksij-neyizhpapa/" text:style-name="Internet_20_link" text:visited-style-name="Visited_20_Internet_20_Link">
interview</text:a>
For the Armyinform, the commander of the Ukrainian Fleet Viceadmiral Alexeyneduvidpapa said.</text:p>
      <text:p text:style-name="P4">
In particular, he told how during the operation to liberate the island of Snaken the Hero of Ukraine, the Navy Pilot Colonel Igor Bedzai.</text:p>
      <ul>
        <li>
His death is generally connected with his death, which once again reveals to us the person. After all, the pilot, who knocked the helicopter of our hero of Ukraine, received for this Zazlochin the Hero of Russia. At the same time, the Ukrainian helicopter was search and rescue, and Irosian saw that he was intended for rescue actions. But still starting to embrace him, well realizing that no one will answer him. Due to the managerial nature of Colonel Bedzai neither from the first nor from the second west the enemy is unknown to knock out our helicopter. And then the enemy used rocket weapons. Colonel Bedzay, tried to keep the crew and the car, tried to get out of the third manner, but unfortunately, he was not destined,-said Alexei Zhpapa.</li>
      </ul>
      <text:p text:style-name="P4">
News Source: <text:a xlink:type="simple" xlink:href="https://armyinform.com.ua/2023/07/02/ukrayinski-moryaky-vshanovuyut-usih-hto-viddav-svoye-zhyttya-zadlya-nashoyi-majbutnoyi-peremogy/" text:style-name="Internet_20_link" text:visited-style-name="Visited_20_Internet_20_Link">
https://armyinform.com.ua/2023/07/02/ukrayinski-moryaky-vshanovuyut-usih-hto-viddav-svoye-zhyttya-zadlya-nashoyi-majbutnoyi-peremogy/</text:a>
</text:p>
      <!--NEWS-->
      <text:h text:style-name="P10" text:outline-level="1">
<text:span text:style-name="T4">
The task of the river flotilla is to support the land troops in the rich directions - Alexei Shephapa</text:span>
</text:h>
      <text:p text:style-name="P4">
Author: ['АРМІЯINFORM']</text:p>
      <text:p text:style-name="P4">
Time: 2023-07-02T92:00:00-04:00</text:p>
      <text:p text:style-name="P4">
Description: The izhmu'yu for the Armyinform commander Vіskovo-Mordic forces of the Ukrainian Vitseadmіla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2-1.jpg" text:style-name="Internet_20_link" text:visited-style-name="Visited_20_Internet_20_Link">
12-1.jpg</text:a>
']</text:p>
      <text:p text:style-name="P4">
Tags: ['STOPRUSSIA', 'АГРЕСІЯ РФ', 'ВІЙНА', 'ВМС УКРАЇНИ', 'ОЛЕКСІЙ НЕЇЖПАПА', 'РІЧКОВА ФЛОТИЛІЯ']</text:p>
      <text:p text:style-name="P4">
Category: News</text:p>
      <!--METADATA-->
      <text:p text:style-name="P4">
<draw:frame draw:style-name="fr1" draw:name="Image245" text:anchor-type="as-char" svg:width="6.9236in" svg:height="4.615733in" draw:z-index="0">
<draw:image xlink:href="../Images/AРМІЯINFORM/2023-07-02T92-00-00-04-00/12-1.jpg" xlink:type="simple" xlink:show="embed" xlink:actuate="onLoad" draw:mime-type="image/jpeg"/>
</draw:frame>
In his <text:a xlink:type="simple" xlink:href="https://armyinform.com.ua/2023/07/02/my-povynni-maty-takyj-flot-yakyj-bilshe-ne-dast-zagarbnyku-navit-planuvaty-napad-na-ukrayinu-oleksij-neyizhpapa/" text:style-name="Internet_20_link" text:visited-style-name="Visited_20_Internet_20_Link">
interview</text:a>
For the Armyinform, the Commander of the Navy of Ukraine Viecadmiral Alexeyneduvidpapa commented on the specifics of the recently created river fleet.</text:p>
      <text:p text:style-name="P4">
According to him, the issue of creation of such a unit as a unit during the defense of Kiev. Initially, they formed a division, which sent a half -night of the Dnieper River, then a Division, which works in its south.</text:p>
      <ul>
        <li>
And for the organization of interaction on the Dnieper River, a river fleet was created, which is the governing body of these units and boats. These units are not highly on the ordinary division that is at sea. They differ in organizational, the specifics of actions on rivers, the same logistics, - said Alexeynevidpapa. - In general, the task of the river flotilla is to support the land troops. That is, it is about the delivery and transfer of forces to get influence on the enemy, as well as counteract the enemy floating means. Another basic task is to carry out the landing of the landing, moving the right shore to our left forces and their support.</li>
      </ul>
      <text:p text:style-name="P4">
What other tasks do divisions perform - read in the material: <text:a xlink:type="simple" xlink:href="https://armyinform.com.ua/2023/07/02/my-povynni-maty-takyj-flot-yakyj-bilshe-ne-dast-zagarbnyku-navit-planuvaty-napad-na-ukrayinu-oleksij-neyizhpapa/" text:style-name="Internet_20_link" text:visited-style-name="Visited_20_Internet_20_Link">
We must have such a fleet that will no longer give the invader to even plan an attack on Ukraine - Alexei Shepapu</text:a>
</text:p>
      <text:p text:style-name="P4">
News Source: <text:a xlink:type="simple" xlink:href="https://armyinform.com.ua/2023/07/02/zavdannyam-richkovoyi-flotyliyi-ye-pidtrymka-suhoputnyh-vijsk-na-pryrichkovyh-napryamkah-oleksij-neyizhpapa/" text:style-name="Internet_20_link" text:visited-style-name="Visited_20_Internet_20_Link">
https://armyinform.com.ua/2023/07/02/zavdannyam-richkovoyi-flotyliyi-ye-pidtrymka-suhoputnyh-vijsk-na-pryrichkovyh-napryamkah-oleksij-neyizhpapa/</text:a>
</text:p>
      <!--NEWS-->
      <text:h text:style-name="P10" text:outline-level="1">
<text:span text:style-name="T4">
Our aviation has made 9 beats in the enemy's concentration areas</text:span>
</text:h>
      <text:p text:style-name="P4">
Author: ['АРМІЯINFORM']</text:p>
      <text:p text:style-name="P4">
Time: 2023-07-02T93:00:00-04:00</text:p>
      <text:p text:style-name="P4">
Description: Yak to hesitate at the General Staff, the Aviacia defense forces for Dob He took 9 ... The war with Ukraine 2022, the war with Ukraine is th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ГШ ЗСУ', 'ОБОРОНА УКРАЇНИ', 'СИЛИ ОБОРОНИ', 'ХРОНІКА ОБОРОНИ УКРАЇНИ']</text:p>
      <text:p text:style-name="P4">
Category: News</text:p>
      <!--METADATA-->
      <text:p text:style-name="P4">
<draw:frame draw:style-name="fr1" draw:name="Image246" text:anchor-type="as-char" svg:width="6.9236in" svg:height="3.894525in" draw:z-index="0">
<draw:image xlink:href="../Images/AРМІЯINFORM/2023-07-02T93-00-00-04-00/aviacziya-syl-oborony-ukrayiny.jpg" xlink:type="simple" xlink:show="embed" xlink:actuate="onLoad" draw:mime-type="image/jpeg"/>
</draw:frame>
Illustrative Photo <text:span text:style-name="T4">
 🔥 The Situation of Russian Completion </text:span>
</text:p>
      <text:p text:style-name="P4">
As <text:a xlink:type="simple" xlink:href="https://www.facebook.com/GeneralStaff.ua/posts/pfbid02Ywbjf1XYt4vbEXwnMZs1BSKNuujGPH61qfYqwV7adFAAZi1p9s2EMXoEsbVJzJEsl" text:style-name="Internet_20_link" text:visited-style-name="Visited_20_Internet_20_Link">
indicated</text:a>
In the Construction of the General Staff, the aviation of defense forces per day caused 9 beats of the Enemy's personnel concentration. At the same time, the units of Rakchemeter and artillery during the day were struck by 22 artillery means at fire positions and 2 means of air defense of the enemy.</text:p>
      <text:p text:style-name="P4">
News Source: <text:a xlink:type="simple" xlink:href="https://armyinform.com.ua/2023/07/02/nasha-aviacziya-zavdala-9-udariv-po-rajonah-zoseredzhennya-voroga/" text:style-name="Internet_20_link" text:visited-style-name="Visited_20_Internet_20_Link">
https://armyinform.com.ua/2023/07/02/nasha-aviacziya-zavdala-9-udariv-po-rajonah-zoseredzhennya-voroga/</text:a>
</text:p>
      <!--NEWS-->
      <text:h text:style-name="P10" text:outline-level="1">
<text:span text:style-name="T4">
The fleet we have diverse and should develop in all directions - Alexei Zhpapa</text:span>
</text:h>
      <text:p text:style-name="P4">
Author: ['АРМІЯINFORM']</text:p>
      <text:p text:style-name="P4">
Time: 2023-07-02T94:00:00-04:00</text:p>
      <text:p text:style-name="P4">
Description: At the ilnerev'yu for the Armyinform, the commander of the Mordic forces, the war with Ukraine 2022, the war with Ukraine is the latest news today, the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osovna-oleksij-neyizhpapa-1.jpg" text:style-name="Internet_20_link" text:visited-style-name="Visited_20_Internet_20_Link">
osovna-oleksij-neyizhpapa-1.jpg</text:a>
']</text:p>
      <text:p text:style-name="P4">
Tags: ['STOPRUSSIA', 'АГРЕСІЯ РФ', 'ВІЙНА', 'ВМС ЗС УКРАЇНИ', 'ВТОРГНЕННЯ РФ', 'ДЕНЬ ВМС ЗСУ', 'ОЛЕКСІЙ НЕЇЖПАПА']</text:p>
      <text:p text:style-name="P4">
Category: News</text:p>
      <!--METADATA-->
      <text:p text:style-name="P4">
<draw:frame draw:style-name="fr1" draw:name="Image247" text:anchor-type="as-char" svg:width="6.9236in" svg:height="4.605262in" draw:z-index="0">
<draw:image xlink:href="../Images/AРМІЯINFORM/2023-07-02T94-00-00-04-00/osovna-oleksij-neyizhpapa-1.jpg" xlink:type="simple" xlink:show="embed" xlink:actuate="onLoad" draw:mime-type="image/jpeg"/>
</draw:frame>
In <text:a xlink:type="simple" xlink:href="https://armyinform.com.ua/2023/07/02/my-povynni-maty-takyj-flot-yakyj-bilshe-ne-dast-zagarbnyku-navit-planuvaty-napad-na-ukrayinu-oleksij-neyizhpapa/" text:style-name="Internet_20_link" text:visited-style-name="Visited_20_Internet_20_Link">
interview</text:a>
For information agency Armyinform Commander of the Navy of Ukraine, Viceadmiral Alexei Shepapa, revealed the theme of re-equipment and development of the Ukrainian Navy.</text:p>
      <ul>
        <li>
As a commander, of course, I expect a lot and would like to have more modern -day bonds that can fight. Of course, the construction of new ships is dedicated to a long process. At the same time, there are plans for some ships that have capacity and potential and are able to serve in the Navy for another 10-15 years at a high technical level, which will not allow the enemy to even look towards the sea, realizing that he has no prospects. Moreover, the economy of Ukraine is very dependent on the sea, - said Alexeynetpapa. - That is why we are obliged to become a maritime state, not the state of the Biscuit. And for this you need to have both powerful ships and powerful marine infantry. All of us should develop.</li>
      </ul>
      <text:p text:style-name="P4">
Viceadmiral emphasized that he expects to help from our partners with ship platforms, the construction of the Marine Corps, and, in particular, for staffing.</text:p>
      <ul>
        <li>
We need both planes and shock helicopters to support the actions of marine inhabitants. That is, the fleet is diverse and should develop in all directions, - summed up Alexei Zhpapa.</li>
      </ul>
      <text:p text:style-name="P4">
News Source: <text:a xlink:type="simple" xlink:href="https://armyinform.com.ua/2023/07/02/flot-u-nas-riznoplanovyj-ta-povynen-rozvyvatysya-v-usih-napryamah-oleksij-neyizhpapa/" text:style-name="Internet_20_link" text:visited-style-name="Visited_20_Internet_20_Link">
https://armyinform.com.ua/2023/07/02/flot-u-nas-riznoplanovyj-ta-povynen-rozvyvatysya-v-usih-napryamah-oleksij-neyizhpapa/</text:a>
</text:p>
      <!--NEWS-->
      <text:h text:style-name="P10" text:outline-level="1">
<text:span text:style-name="T4">
Cherkasy and Chernihiv marine mines will be the first to take part in mine safety operations</text:span>
</text:h>
      <text:p text:style-name="P4">
Author: ['АРМІЯINFORM']</text:p>
      <text:p text:style-name="P4">
Time: 2023-07-02T95:00:00-04:00</text:p>
      <text:p text:style-name="P4">
Description: About the share of the Svorsky minesweepers “Cherkasy” that “Chernigiv” with the great ilnerevi for ... War with Ukraine 2022, the war with Ukraine is the latest news today, the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chernigiv-i-cherkasy-1.jpg" text:style-name="Internet_20_link" text:visited-style-name="Visited_20_Internet_20_Link">
chernigiv-i-cherkasy-1.jpg</text:a>
']</text:p>
      <text:p text:style-name="P4">
Tags: ['STOPRUSSIA', 'АГРЕСІЯ РФ', 'ВІЙНА', 'ВМС ЗС УКРАЇНИ', 'ВТОРГНЕННЯ РФ', 'ОЛЕКСІЙ НЕЇЖПАПА', 'ТРАЛЬЩИК «ЧЕРКАСИ»', 'ТРАЛЬЩИК ЧЕРНІГІВ']</text:p>
      <text:p text:style-name="P4">
Category: News</text:p>
      <!--METADATA-->
      <text:p text:style-name="P4">
<draw:frame draw:style-name="fr1" draw:name="Image248" text:anchor-type="as-char" svg:width="6.9236in" svg:height="4.615733in" draw:z-index="0">
<draw:image xlink:href="../Images/AРМІЯINFORM/2023-07-02T95-00-00-04-00/chernigiv-i-cherkasy-1.jpg" xlink:type="simple" xlink:show="embed" xlink:actuate="onLoad" draw:mime-type="image/jpeg"/>
</draw:frame>
About the fate of the Cherkasy and Chernihiv Marine Talchi in a great interview for ArmiainformForm <text:a xlink:type="simple" xlink:href="https://armyinform.com.ua/2023/07/02/my-povynni-maty-takyj-flot-yakyj-bilshe-ne-dast-zagarbnyku-navit-planuvaty-napad-na-ukrayinu-oleksij-neyizhpapa/" text:style-name="Internet_20_link" text:visited-style-name="Visited_20_Internet_20_Link">
told</text:a>
Commander of the Naval Forces of the Armed Forces of Ukraine Alexei Shepap.</text:p>
      <ul>
        <li>
The Navy of Ukraine already contains two mine ships - Chernihiv and Cherkasy, which are now temporarily in the United Kingdom. It is carried out, with a very high level, the preparation of crews ... We can say that our crews are fortunate - they are undergoing preparation for the NATO program, during which all the juices are squeezed out of them. It is very difficult to get such powerful training and then check the crew. But this is done so that then the fight is easier, - said Alexei Zhpapa.</li>
      </ul>
      <text:p text:style-name="P4">
He added that these ships were partially upgraded and will serve for many years in the Ukrainian Navy. They will be the first to participate in the Black Sea and release the Black Sea for the protection of civilian navigation.</text:p>
      <ul>
        <li>
I note that in connection with the blasting of the dam on the Kakhovskaya hydroelectric power station, the number of mines of the educational sea has now increased many times over. Because Russia, fearing our contrast across the Dnieper River, created a whole system of mine barriers, establishing on the river anti -deposit, anchor, river mines, which, of course, the flows were washed away and found themselves in the Black Sea. Therefore, the number of mines that were invented for this tragic event, with what we have today, is very difficult to compare,-said the commander of the Navy of the Armed Forces of Ukraine Oleksiy Zhpapa. - I think that we should always be alert to further, to ensure the safety of civilian navigation as soon as possible.</li>
      </ul>
      <text:p text:style-name="P4">
News Source: <text:a xlink:type="simple" xlink:href="https://armyinform.com.ua/2023/07/02/morski-tralshhyky-cherkasy-ta-chernigiv-pershymy-vizmut-uchast-v-operacziyah-shhodo-protyminnoyi-bezpeky-v-chornomu-mori/" text:style-name="Internet_20_link" text:visited-style-name="Visited_20_Internet_20_Link">
https://armyinform.com.ua/2023/07/02/morski-tralshhyky-cherkasy-ta-chernigiv-pershymy-vizmut-uchast-v-operacziyah-shhodo-protyminnoyi-bezpeky-v-chornomu-mori/</text:a>
</text:p>
      <!--NEWS-->
      <text:h text:style-name="P10" text:outline-level="1">
<text:span text:style-name="T4">
The Russians fired more than 10 settlements from the artillery. Among them Marinka and Novomikhailivka</text:span>
</text:h>
      <text:p text:style-name="P4">
Author: ['АРМІЯINFORM']</text:p>
      <text:p text:style-name="P4">
Time: 2023-07-02T96:00:00-04:00</text:p>
      <text:p text:style-name="P4">
Description: WAR ZSU vidbili All attacks of a Zagarbnik in the district Mar'an, about the General’s Controlle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633558e0e212a.jpeg" text:style-name="Internet_20_link" text:visited-style-name="Visited_20_Internet_20_Link">
633558e0e212a.jpe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249" text:anchor-type="as-char" svg:width="6.9236in" svg:height="4.32725in" draw:z-index="0">
<draw:image xlink:href="../Images/AРМІЯINFORM/2023-07-02T96-00-00-04-00/633558e0e212a.jpeg" xlink:type="simple" xlink:show="embed" xlink:actuate="onLoad" draw:mime-type="image/jpeg"/>
</draw:frame>
Photo illustrative</text:p>
      <text:p text:style-name="P4">
War</text:p>
      <text:p text:style-name="P4">
The Armed Forces reflected all the attacks of the invaders in the Marinka area, about it <text:a xlink:type="simple" xlink:href="https://www.facebook.com/GeneralStaff.ua/posts/pfbid02Ywbjf1XYt4vbEXwnMZs1BSKNuujGPH61qfYqwV7adFAAZi1p9s2EMXoEsbVJzJEsl" text:style-name="Internet_20_link" text:visited-style-name="Visited_20_Internet_20_Link">
reports</text:a>
General Staff in the evening.</text:p>
      <ul>
        <li>
In the Mariinsky direction, our defenders repelled all the attacks of the enemy in the city of Marinka. At the same time, the enemy struck the Kotlyarivka, Marinka and Kurakhovoy, and fired at the artillery with more than 10 painted points. Among them, Marinka and Novomykhailivka, Donetsk region, will be in the construction.</li>
      </ul>
      <text:p text:style-name="P4">
News Source: <text:a xlink:type="simple" xlink:href="https://armyinform.com.ua/2023/07/02/rosiyany-obstrilyaly-z-artyleriyi-ponad-10-naselenyh-punktiv-sered-nyh-maryinka-ta-novomyhajlivka/" text:style-name="Internet_20_link" text:visited-style-name="Visited_20_Internet_20_Link">
https://armyinform.com.ua/2023/07/02/rosiyany-obstrilyaly-z-artyleriyi-ponad-10-naselenyh-punktiv-sered-nyh-maryinka-ta-novomyhajlivka/</text:a>
</text:p>
      <!--NEWS-->
      <text:h text:style-name="P10" text:outline-level="1">
<text:span text:style-name="T4">
Ukraine took third place at the European Games - 2023</text:span>
</text:h>
      <text:p text:style-name="P4">
Author: ['АРМІЯINFORM']</text:p>
      <text:p text:style-name="P4">
Time: 2023-07-02T97:00:00-04:00</text:p>
      <text:p text:style-name="P4">
Description: Vitama Zbirnu Ukrainian with the Assumption of the III єvropiean igrah at Krakowi!M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medalnyj-zalik.jpg" text:style-name="Internet_20_link" text:visited-style-name="Visited_20_Internet_20_Link">
medalnyj-zalik.jpg</text:a>
']</text:p>
      <text:p text:style-name="P4">
Tags: ['III\xa0ЄВРОПЕЙСЬКІ ІГРИ', 'АРМІЙСЬКІ СПОРТСМЕНИ', 'СПОРТ']</text:p>
      <text:p text:style-name="P4">
Category: News</text:p>
      <!--METADATA-->
      <text:p text:style-name="P4">
<draw:frame draw:style-name="fr1" draw:name="Image250" text:anchor-type="as-char" svg:width="6.9236in" svg:height="5.512917in" draw:z-index="0">
<draw:image xlink:href="../Images/AРМІЯINFORM/2023-07-02T97-00-00-04-00/medalnyj-zalik.jpg" xlink:type="simple" xlink:show="embed" xlink:actuate="onLoad" draw:mime-type="image/jpeg"/>
</draw:frame>
Congratulations to the national team of Ukraine on a successful performance at the III European Games of Ukrainian Games!</text:p>
      <text:p text:style-name="P4">
We are strong in the battlefield and in sports arenas. We thank our athletes whose combing the anthem of Ukraine heard on this multi -sports forum 21 times.</text:p>
      <text:p text:style-name="P4">
About this result of European games - 2023 <text:a xlink:type="simple" xlink:href="https://t.me/OP_UA/9855" text:style-name="Internet_20_link" text:visited-style-name="Visited_20_Internet_20_Link">
referred</text:a>
in the Telegram-channel of the Presidential Office of Ukraine.</text:p>
      <text:p text:style-name="P4">
“Together we open a new victorious Ukrainian force for the world. The power we will never lose and which will always defend, create and win!Glory to Ukraine!” - said in a greeting.</text:p>
      <text:p text:style-name="P4">
We will remind that from June 21 to July 2, 2023 in Krakow, Zakopane, Tarnov, Kshevitsa and other cities of Malopolshi the III European Games took place. In total, the Ukrainian athletes, having won 41 awards, have a place.</text:p>
      <text:p text:style-name="P4">
The first in the competition, with 100 medals, were athletes from Italy. On the second month, the Spaniards with 57 medals.</text:p>
      <text:p text:style-name="P4">
Armyinform <text:a xlink:type="simple" xlink:href="https://armyinform.com.ua/2023/06/19/88-armijskyh-sportsmeniv-u-skladi-naczionalnoyi-zbirnoyi-vizmut-uchast-v-yevropejskyh-igrah-u-polshhi/" text:style-name="Internet_20_link" text:visited-style-name="Visited_20_Internet_20_Link">
wrote</text:a>
that Ukraine was presented with 260 athletes at this sports forum, a third of whom - army.</text:p>
      <text:p text:style-name="P4">
News Source: <text:a xlink:type="simple" xlink:href="https://armyinform.com.ua/2023/07/02/ukrayina-posila-tretye-miscze-na-yevropejskyj-igrah-2023/" text:style-name="Internet_20_link" text:visited-style-name="Visited_20_Internet_20_Link">
https://armyinform.com.ua/2023/07/02/ukrayina-posila-tretye-miscze-na-yevropejskyj-igrah-2023/</text:a>
</text:p>
      <!--NEWS-->
      <text:h text:style-name="P10" text:outline-level="1">
<text:span text:style-name="T4">
In the Taurian direction of defense force systematically destroy the enemy - Alexander Tarnavsky</text:span>
</text:h>
      <text:p text:style-name="P4">
Author: ['АРМІЯINFORM']</text:p>
      <text:p text:style-name="P4">
Time: 2023-07-02T98:00:00-04:00</text:p>
      <text:p text:style-name="P4">
Description: Pydrodili of the rocket bibs of that artillery reached the Viconali 1242 Vognevikh Zavdanny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tarnavskyj.jpg" text:style-name="Internet_20_link" text:visited-style-name="Visited_20_Internet_20_Link">
tarnavskyj.jpg</text:a>
']</text:p>
      <text:p text:style-name="P4">
Tags: ['ОЛЕКСАНДР ТАРНАВСЬКИЙ', 'ОПЕРАТИВНО-СТРАТЕГІЧНОГО УГРУПОВАННЯ ВІЙСЬК «ТАВРІЯ»']</text:p>
      <text:p text:style-name="P4">
Category: News</text:p>
      <!--METADATA-->
      <text:p text:style-name="P4">
<draw:frame draw:style-name="fr1" draw:name="Image251" text:anchor-type="as-char" svg:width="6.9236in" svg:height="4.32725in" draw:z-index="0">
<draw:image xlink:href="../Images/AРМІЯINFORM/2023-07-02T98-00-00-04-00/tarnavskyj.jpg" xlink:type="simple" xlink:show="embed" xlink:actuate="onLoad" draw:mime-type="image/jpeg"/>
</draw:frame>
Units of missile troops and artillery per day performed 1242 fires.</text:p>
      <text:p text:style-name="P4">
Over the last day, the loss of the enemy killed and wounded amounted to almost two mouths.</text:p>
      <text:p text:style-name="P4">
About it in your Telegram <text:a xlink:type="simple" xlink:href="https://t.me/otarnavskiy/144" text:style-name="Internet_20_link" text:visited-style-name="Visited_20_Internet_20_Link">
wrote</text:a>
Commander of the Tavriya Tavriya Generalolexander Tarnavsky.</text:p>
      <text:p text:style-name="P4">
“17 units of military equipment of the enemy were destroyed. In particular, the tank, MT-12 anti-tanks, MTLB, 2 SuperCam UAV, UAV Zala, 3 guns 2A36 “Hyacinth-B”, ROB station, anti-aircraft missile complex 9k330 “TOR” TAAABOMMOBILE. 4 enemy ammunition was also destroyed, ”Alexander Tarnavsky reported.</text:p>
      <text:p text:style-name="P4">
News Source: <text:a xlink:type="simple" xlink:href="https://armyinform.com.ua/2023/07/02/na-tavrijskomu-napryamku-syly-oborony-systemno-znyshhuyut-voroga-oleksandr-tarnavskyj/" text:style-name="Internet_20_link" text:visited-style-name="Visited_20_Internet_20_Link">
https://armyinform.com.ua/2023/07/02/na-tavrijskomu-napryamku-syly-oborony-systemno-znyshhuyut-voroga-oleksandr-tarnavskyj/</text:a>
</text:p>
      <!--NEWS-->
      <text:h text:style-name="P10" text:outline-level="1">
<text:span text:style-name="T4">
Short. War. Day 494. Videoodigest …</text:span>
</text:h>
      <text:p text:style-name="P4">
Author: ['АРМІЯINFORM']</text:p>
      <text:p text:style-name="P4">
Time: 2023-07-02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ОЛОДИМИР ЗЕЛЕНСЬКИЙ', 'ГШ ЗСУ', 'ДЕНЬ ВМС ЗСУ', 'ПРЕЗИДЕНТ УКРАЇНИ']</text:p>
      <text:p text:style-name="P4">
Category: News</text:p>
      <!--METADATA-->
      <text:p text:style-name="P4">
News Source: <text:a xlink:type="simple" xlink:href="https://armyinform.com.ua/2023/07/02/korotko-vijna-den-494-videodajdzhest/" text:style-name="Internet_20_link" text:visited-style-name="Visited_20_Internet_20_Link">
https://armyinform.com.ua/2023/07/02/korotko-vijna-den-494-videodajdzhest/</text:a>
</text:p>
      <!--NEWS-->
      <text:h text:style-name="P10" text:outline-level="1">
<text:span text:style-name="T4">
The OP noted the success of the national team of Ukraine at European Games</text:span>
</text:h>
      <text:p text:style-name="P4">
Authors: Ukrinform (Person)</text:p>
      <text:p text:style-name="P4">
Publisher: Укринформ (Organization)</text:p>
      <text:p text:style-name="P4">
Published Time: 2023-07-03T-1:46:00+03:00</text:p>
      <text:p text:style-name="P4">
Modified Time: 2023-07-03T00:46:00+03:00</text:p>
      <text:p text:style-name="P4">
Description: The President's office greeted the national team of Ukraine on a successful performance at the III European Games held in Polish Krakow. - Ukrinform.</text:p>
      <text:p text:style-name="P4">
Images: ['<text:a xlink:type="simple" xlink:href="https://static.ukrinform.com/photos/2023_07/thumb_files/630_360_1688325341-181.jpg" text:style-name="Internet_20_link" text:visited-style-name="Visited_20_Internet_20_Link">
630_360_16883...</text:a>
']</text:p>
      <text:p text:style-name="P4">
Tags: ['Спорт', 'Європейські ігри', 'Офіс Президента']</text:p>
      <text:p text:style-name="P4">
Type: Article</text:p>
      <!--METADATA-->
      <text:p text:style-name="P4">
<draw:frame draw:style-name="fr1" draw:name="Image252" text:anchor-type="as-char" svg:width="6.9236in" svg:height="3.956343in" draw:z-index="0">
<draw:image xlink:href="../Images/yкринформ/2023-07-03T-1-46-00-03-00/630_360_1688325341-181.jpg" xlink:type="simple" xlink:show="embed" xlink:actuate="onLoad" draw:mime-type="image/jpeg"/>
</draw:frame>
The office of the president congratulated the national team of Ukraine on a successful speech on the 3rd European ones that took place in Polish Krakow.</text:p>
      <text:p text:style-name="P4">
This was reported in <text:a xlink:type="simple" xlink:href="https://t.me/OP_UA/9855" text:style-name="Internet_20_link" text:visited-style-name="Visited_20_Internet_20_Link">
telegram channel</text:a>
OP, reports Ukrinform.</text:p>
      <text:p text:style-name="P4">
“We are strong in the battlefield and in sports arenas. We thank our athletes, in honor of which the Anthem of Ukraine has been heard on this multi -sports forum 21 times. We open a new victorious Ukrainian force for the world. The force we will never lose and which will always defend, create and win!”- said the President's office.</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It was reported that at the European Games in Krakow Ukrainian athletes were 21 gold, 12 silver and 8 bronze medals.</text:p>
      <text:p text:style-name="P4">
<text:span text:style-name="T5">
Foto: European-games.org</text:span>
</text:p>
      <text:p text:style-name="P4">
News Source: <text:a xlink:type="simple" xlink:href="https://www.ukrinform.ua/rubric-sports/3730609-v-op-vidznacili-uspih-zbirnoi-ukraini-na-evropejskih-igrah.html" text:style-name="Internet_20_link" text:visited-style-name="Visited_20_Internet_20_Link">
https://www.ukrinform.ua/rubric-sports/3730609-v-op-vidznacili-uspih-zbirnoi-ukraini-na-evropejskih-igrah.html</text:a>
</text:p>
      <!--NEWS-->
      <text:h text:style-name="P10" text:outline-level="1">
<text:span text:style-name="T4">
Another 236 people were evacuated from the deocal Kherson region, including 30 children</text:span>
</text:h>
      <text:p text:style-name="P4">
Authors: Ukrinform (Person)</text:p>
      <text:p text:style-name="P4">
Publisher: Укринформ (Organization)</text:p>
      <text:p text:style-name="P4">
Published Time: 2023-07-03T-2:34:00+03:00</text:p>
      <text:p text:style-name="P4">
Modified Time: 2023-07-03T00:34:00+03:00</text:p>
      <text:p text:style-name="P4">
Description: From July 1, 236 people, including 30 children, evacuated from the Kherson region. - Ukrinform.</text:p>
      <text:p text:style-name="P4">
Images: ['<text:a xlink:type="simple" xlink:href="https://static.ukrinform.com/photos/2023_06/thumb_files/630_360_1686227928-706.jpg" text:style-name="Internet_20_link" text:visited-style-name="Visited_20_Internet_20_Link">
630_360_16862...</text:a>
']</text:p>
      <text:p text:style-name="P4">
Tags: ['Діти', 'Евакуація', 'Херсонщина']</text:p>
      <text:p text:style-name="P4">
Type: Article</text:p>
      <!--METADATA-->
      <text:p text:style-name="P4">
<draw:frame draw:style-name="fr1" draw:name="Image253" text:anchor-type="as-char" svg:width="6.9236in" svg:height="3.956343in" draw:z-index="0">
<draw:image xlink:href="../Images/yкринформ/2023-07-03T-2-34-00-03-00/630_360_1686227928-706.jpg" xlink:type="simple" xlink:show="embed" xlink:actuate="onLoad" draw:mime-type="image/jpeg"/>
</draw:frame>
On July 1, 236 people, including 30 children, evacuated on July 1.</text:p>
      <text:p text:style-name="P4">
About it in <text:a xlink:type="simple" xlink:href="https://t.me/khersonskaODA/7583" text:style-name="Internet_20_link" text:visited-style-name="Visited_20_Internet_20_Link">
telegram</text:a>
Kherson reported, Ukrinform reports.</text:p>
      <text:p text:style-name="P4">
"236 people were evacuated from the deocal territories of Kherson region, of which 30 children were evacuated by car.</text:p>
      <text:p text:style-name="P4">
<text:span text:style-name="T4">
 Read also: </text:span>
 <text:a xlink:type="simple" xlink:href="https://www.ukrinform.ua/rubric-regions/3729993-na-harkivsini-mozut-primusovo-evakuuvati-ditej-iz-pati-prikordonnih-sil-sinegubov.html" text:style-name="Internet_20_link" text:visited-style-name="Visited_20_Internet_20_Link">
in Kharkiv region can be forcibly <text:span text:style-name="T4">
 evacu </text:span>
 to play children with border villages - Sinegubov</text:a>
It is noted that 32 brigades - 134 workers and 55 pieces of equipment worked for the restoration of light in Kherson region. Last day, energy and restoration work on the lines that feed the high pilgrim, Arkhangelsk, Novovorontsovka, Kostyrka, Kherson, Oleksandrivka and Poskrovske.</text:p>
      <text:p text:style-name="P4">
35 workers of the Kherson Regional Municipal Rescue Service were worked on the restoration of Russian strikes in Kherson. A total of 62 windows, of which 12 are residential buildings and 50 are social facilities.</text:p>
      <text:p text:style-name="P4">
According to OVA, 57 518.4 hectators were surveyed in the Kherson region, of which 49 629.1 hectares were agricultural land. 81 251 explosive objects were detected and disposed of in these territories.</text:p>
      <text:p text:style-name="P4">
<text:span text:style-name="T4">
 Read also: </text:span>
 <text:a xlink:type="simple" xlink:href="https://www.ukrinform.ua/rubric-regions/3729379-u-razi-avarii-na-zaes-mozut-evakuuvati-blizko-300-tisac-ludej-iz-cotiroh-oblastej.html" text:style-name="Internet_20_link" text:visited-style-name="Visited_20_Internet_20_Link">
in the event of a ZPP accident can evacuate about 300 thousand people from four regions</text:a>
However, the Kherson region continues to be issued humanitarian aid to the residents of Mmchherson. Yesterday, residents of liberated territories from international public organizations, philanthropists and volunteers received 359 grocery sets, 33140 liters of water, 11 696 loaves of bread and 916 cans of canned food. People were also transmitted to 6 OSB list, 514 hygienic kits, 3 construction sets, 2 bags and 200 kg of sand.</text:p>
      <text:p text:style-name="P4">
As reported by Ukrinform, as of July 1, in the Kherson region after the exploration of the Russians of the Dams of the Kakhovskaya hydroelectric power station, 18 inhabited plants remain flooded.</text:p>
      <text:p text:style-name="P4">
On June 6, the Russian army undermined the dam of Kakhovskaya hydroelectric power plants, causing the heating of part of the Kherson and Mykolaiv regions and at the same time - critical realization of the Kakhovka reservoir.</text:p>
      <text:p text:style-name="P4">
Photo: SES</text:p>
      <text:p text:style-name="P4">
News Source: <text:a xlink:type="simple" xlink:href="https://www.ukrinform.ua/rubric-regions/3730495-z-deokupovanoi-hersonsini-evakuuvali-se-236-osib-z-nih-30-ditej.html" text:style-name="Internet_20_link" text:visited-style-name="Visited_20_Internet_20_Link">
https://www.ukrinform.ua/rubric-regions/3730495-z-deokupovanoi-hersonsini-evakuuvali-se-236-osib-z-nih-30-ditej.html</text:a>
</text:p>
      <!--NEWS-->
      <text:h text:style-name="P10" text:outline-level="1">
<text:span text:style-name="T4">
Assistance to Ukraine is the support of common European values - Michelle</text:span>
</text:h>
      <text:p text:style-name="P4">
Authors: Ukrinform (Person)</text:p>
      <text:p text:style-name="P4">
Publisher: Укринформ (Organization)</text:p>
      <text:p text:style-name="P4">
Published Time: 2023-07-03T-3:15:00+03:00</text:p>
      <text:p text:style-name="P4">
Modified Time: 2023-07-03T00:15:00+03:00</text:p>
      <text:p text:style-name="P4">
Description: Ukraine is on the forefront in the struggle for European principles and values, so the responsibility of the EU is to do everything possible to maintain it for as long as it will be necessary. - Ukrinform.</text:p>
      <text:p text:style-name="P4">
Images: ['<text:a xlink:type="simple" xlink:href="https://static.ukrinform.com/photos/2023_02/thumb_files/630_360_1675442885-636.jpeg" text:style-name="Internet_20_link" text:visited-style-name="Visited_20_Internet_20_Link">
630_360_16754...</text:a>
']</text:p>
      <text:p text:style-name="P4">
Tags: None</text:p>
      <text:p text:style-name="P4">
Type: Article</text:p>
      <!--METADATA-->
      <text:p text:style-name="P4">
<draw:frame draw:style-name="fr1" draw:name="Image254" text:anchor-type="as-char" svg:width="6.9236in" svg:height="3.956343in" draw:z-index="0">
<draw:image xlink:href="../Images/yкринформ/2023-07-03T-3-15-00-03-00/630_360_1675442885-636.jpeg" xlink:type="simple" xlink:show="embed" xlink:actuate="onLoad" draw:mime-type="image/jpeg"/>
</draw:frame>
It is Ukrainian in the struggle for European principles and values, so the EU's duty is to do everything possible to maintain it for as long as it is a budget.</text:p>
      <text:p text:style-name="P4">
This was stated in Madrid in Madrid as a meeting with the Prime Minister of Spain, President of European Council, Charles Michelle, President of European Council, Ukrinform.</text:p>
      <text:p text:style-name="P4">
“Your visit to Kiev is sent to the people of Ukraine. It is the support of our common values, because today Ukrainian is on the front line in the struggle for our European principles of value. Our duty is to support the people of Ukraine as much as we will be as necessary as it will be necessary, ”Michelle said, addressing the Spanish Government, who has been presiding on the EU from July 1.</text:p>
      <text:p text:style-name="P4">
The President of the Council noted that the EU has recently faced the greatest calls in its history: pandemic, war in Ukraine and energy crisis. Spanish has always been in the forefront in solving these problems, a constructive position, focused on specific results of thade.</text:p>
      <text:p text:style-name="P4">
<text:span text:style-name="T4">
 Read also: </text:span>
 EU <text:a xlink:type="simple" xlink:href="https://www.ukrinform.ua/rubric-polytics/3729894-es-nadae-ukraini-masivnu-pidtrimku-sob-privesti-blizce-do-evropejskih-armij-i-do-nato-misel.html" text:style-name="Internet_20_link" text:visited-style-name="Visited_20_Internet_20_Link">
EU provides massive support to Ukraine to bring the nearest European armies and to NATO - <text:span text:style-name="T4">
 Michelle </text:span>
</text:a>
This approach is reflected in the slogan of the Spanish presidency in the EU "Europe, closer" and in the priorities defined by the Spanish government for the next half a year: industrial re -equipment of Europe, "green" development, promotion of social and economic justice and maintaining the unity of the European Union. According to Michel, these priorities will determine the updated strategic agenda of the entire EU for five years.</text:p>
      <text:p text:style-name="P4">
“In a few weeks, we will have a summit with Latin America and the Karibarbsky Basin, the first in the last eight years. It will give good to new energy relations between our continents in key areas such as "green" transition, trade and economic cooperation. We also look at the third meeting of the European Political Community, which will take place in Grenade. We will be well prepared for these measures because it is important for our EU, ”the European Council President summed up.Spain has reported that Sweden the EU presented the EU's restaffet will be tagged by December 31. As a sign of solidarity with Ukraine, the first day of presidency, Prime Minister Pedro Sanchez made a visit to Kiev to give our country a significant package of military and humanitarian assistance.</text:p>
      <text:p text:style-name="P4">
<text:span text:style-name="T5">
Foto: op</text:span>
</text:p>
      <text:p text:style-name="P4">
News Source: <text:a xlink:type="simple" xlink:href="https://www.ukrinform.ua/rubric-polytics/3730622-dopomoga-ukraini-e-pidtrimkou-spilnih-evropejskih-cinnostej-misel.html" text:style-name="Internet_20_link" text:visited-style-name="Visited_20_Internet_20_Link">
https://www.ukrinform.ua/rubric-polytics/3730622-dopomoga-ukraini-e-pidtrimkou-spilnih-evropejskih-cinnostej-misel.html</text:a>
</text:p>
      <!--NEWS-->
      <text:h text:style-name="P10" text:outline-level="1">
<text:span text:style-name="T4">
Assistance to Ukraine is the support of common European values - Michelle</text:span>
</text:h>
      <text:p text:style-name="P4">
Authors: Ukrinform (Person)</text:p>
      <text:p text:style-name="P4">
Publisher: Укринформ (Organization)</text:p>
      <text:p text:style-name="P4">
Published Time: 2023-07-03T00:15:00+03:00</text:p>
      <text:p text:style-name="P4">
Modified Time: 2023-07-03T00:15:00+03:00</text:p>
      <text:p text:style-name="P4">
Description: Ukraine is on the forefront in the struggle for European principles and values, so the responsibility of the EU is to do everything possible to maintain it for as long as it will be necessary. - Ukrinform.</text:p>
      <text:p text:style-name="P4">
Images: ['<text:a xlink:type="simple" xlink:href="https://static.ukrinform.com/photos/2023_02/thumb_files/630_360_1675442885-636.jpeg" text:style-name="Internet_20_link" text:visited-style-name="Visited_20_Internet_20_Link">
630_360_16754...</text:a>
']</text:p>
      <text:p text:style-name="P4">
Tags: None</text:p>
      <text:p text:style-name="P4">
Type: Article</text:p>
      <!--METADATA-->
      <text:p text:style-name="P4">
<draw:frame draw:style-name="fr1" draw:name="Image255" text:anchor-type="as-char" svg:width="6.9236in" svg:height="3.956343in" draw:z-index="0">
<draw:image xlink:href="../Images/yкринформ/2023-07-03T00-15-00-03-00/630_360_1675442885-636.jpeg" xlink:type="simple" xlink:show="embed" xlink:actuate="onLoad" draw:mime-type="image/jpeg"/>
</draw:frame>
It is Ukrainian in the struggle for European principles and values, so the EU's duty is to do everything possible to maintain it for as long as it is a budget.</text:p>
      <text:p text:style-name="P4">
This was stated in Madrid in Madrid as a meeting with the Prime Minister of Spain, President of European Council, Charles Michelle, President of European Council, Ukrinform.</text:p>
      <text:p text:style-name="P4">
“Your visit to Kiev is sent to the people of Ukraine. It is the support of our common values, because today Ukrainian is on the front line in the struggle for our European principles of value. Our duty is to support the people of Ukraine as much as we will be as necessary as it will be necessary, ”Michelle said, addressing the Spanish Government, who has been presiding on the EU from July 1.</text:p>
      <text:p text:style-name="P4">
The President of the Council noted that the EU has recently faced the greatest calls in its history: pandemic, war in Ukraine and energy crisis. Spanish has always been in the forefront in solving these problems, a constructive position, focused on specific results of thade.</text:p>
      <text:p text:style-name="P4">
<text:span text:style-name="T4">
 Read also: </text:span>
 EU <text:a xlink:type="simple" xlink:href="https://www.ukrinform.ua/rubric-polytics/3729894-es-nadae-ukraini-masivnu-pidtrimku-sob-privesti-blizce-do-evropejskih-armij-i-do-nato-misel.html" text:style-name="Internet_20_link" text:visited-style-name="Visited_20_Internet_20_Link">
EU provides massive support to Ukraine to bring the nearest European armies and to NATO - <text:span text:style-name="T4">
 Michelle </text:span>
</text:a>
This approach is reflected in the slogan of the Spanish presidency in the EU "Europe, closer" and in the priorities defined by the Spanish government for the next half a year: industrial re -equipment of Europe, "green" development, promotion of social and economic justice and maintaining the unity of the European Union. According to Michel, these priorities will determine the updated strategic agenda of the entire EU for five years.</text:p>
      <text:p text:style-name="P4">
“In a few weeks, we will have a summit with Latin America and the Karibarbsky Basin, the first in the last eight years. It will give good to new energy relations between our continents in key areas such as "green" transition, trade and economic cooperation. We also look at the third meeting of the European Political Community, which will take place in Grenade. We will be well prepared for these measures because it is important for our EU, ”the European Council President summed up.Spain has reported that Sweden the EU presented the EU's restaffet will be tagged by December 31. As a sign of solidarity with Ukraine, the first day of presidency, Prime Minister Pedro Sanchez made a visit to Kiev to give our country a significant package of military and humanitarian assistance.</text:p>
      <text:p text:style-name="P4">
<text:span text:style-name="T5">
Foto: op</text:span>
</text:p>
      <text:p text:style-name="P4">
News Source: <text:a xlink:type="simple" xlink:href="https://www.ukrinform.ua/rubric-polytics/3730622-dopomoga-ukraini-e-pidtrimkou-spilnih-evropejskih-cinnostej-misel.html" text:style-name="Internet_20_link" text:visited-style-name="Visited_20_Internet_20_Link">
https://www.ukrinform.ua/rubric-polytics/3730622-dopomoga-ukraini-e-pidtrimkou-spilnih-evropejskih-cinnostej-misel.html</text:a>
</text:p>
      <!--NEWS-->
      <text:h text:style-name="P10" text:outline-level="1">
<text:span text:style-name="T4">
Another 236 people were evacuated from the deocal Kherson region, including 30 children</text:span>
</text:h>
      <text:p text:style-name="P4">
Authors: Ukrinform (Person)</text:p>
      <text:p text:style-name="P4">
Publisher: Укринформ (Organization)</text:p>
      <text:p text:style-name="P4">
Published Time: 2023-07-03T00:34:00+03:00</text:p>
      <text:p text:style-name="P4">
Modified Time: 2023-07-03T00:34:00+03:00</text:p>
      <text:p text:style-name="P4">
Description: From July 1, 236 people, including 30 children, evacuated from the Kherson region. - Ukrinform.</text:p>
      <text:p text:style-name="P4">
Images: ['<text:a xlink:type="simple" xlink:href="https://static.ukrinform.com/photos/2023_06/thumb_files/630_360_1686227928-706.jpg" text:style-name="Internet_20_link" text:visited-style-name="Visited_20_Internet_20_Link">
630_360_16862...</text:a>
']</text:p>
      <text:p text:style-name="P4">
Tags: ['Діти', 'Евакуація', 'Херсонщина']</text:p>
      <text:p text:style-name="P4">
Type: Article</text:p>
      <!--METADATA-->
      <text:p text:style-name="P4">
<draw:frame draw:style-name="fr1" draw:name="Image256" text:anchor-type="as-char" svg:width="6.9236in" svg:height="3.956343in" draw:z-index="0">
<draw:image xlink:href="../Images/yкринформ/2023-07-03T00-34-00-03-00/630_360_1686227928-706.jpg" xlink:type="simple" xlink:show="embed" xlink:actuate="onLoad" draw:mime-type="image/jpeg"/>
</draw:frame>
On July 1, 236 people, including 30 children, evacuated on July 1.</text:p>
      <text:p text:style-name="P4">
About it in <text:a xlink:type="simple" xlink:href="https://t.me/khersonskaODA/7583" text:style-name="Internet_20_link" text:visited-style-name="Visited_20_Internet_20_Link">
telegram</text:a>
Kherson reported, Ukrinform reports.</text:p>
      <text:p text:style-name="P4">
"236 people were evacuated from the deocal territories of Kherson region, of which 30 children were evacuated by car.</text:p>
      <text:p text:style-name="P4">
<text:span text:style-name="T4">
 Read also: </text:span>
 <text:a xlink:type="simple" xlink:href="https://www.ukrinform.ua/rubric-regions/3729993-na-harkivsini-mozut-primusovo-evakuuvati-ditej-iz-pati-prikordonnih-sil-sinegubov.html" text:style-name="Internet_20_link" text:visited-style-name="Visited_20_Internet_20_Link">
in Kharkiv region can be forcibly <text:span text:style-name="T4">
 evacu </text:span>
 to play children with border villages - Sinegubov</text:a>
It is noted that 32 brigades - 134 workers and 55 pieces of equipment worked for the restoration of light in Kherson region. Last day, energy and restoration work on the lines that feed the high pilgrim, Arkhangelsk, Novovorontsovka, Kostyrka, Kherson, Oleksandrivka and Poskrovske.</text:p>
      <text:p text:style-name="P4">
35 workers of the Kherson Regional Municipal Rescue Service were worked on the restoration of Russian strikes in Kherson. A total of 62 windows, of which 12 are residential buildings and 50 are social facilities.</text:p>
      <text:p text:style-name="P4">
According to OVA, 57 518.4 hectators were surveyed in the Kherson region, of which 49 629.1 hectares were agricultural land. 81 251 explosive objects were detected and disposed of in these territories.</text:p>
      <text:p text:style-name="P4">
<text:span text:style-name="T4">
 Read also: </text:span>
 <text:a xlink:type="simple" xlink:href="https://www.ukrinform.ua/rubric-regions/3729379-u-razi-avarii-na-zaes-mozut-evakuuvati-blizko-300-tisac-ludej-iz-cotiroh-oblastej.html" text:style-name="Internet_20_link" text:visited-style-name="Visited_20_Internet_20_Link">
in the event of a ZPP accident can evacuate about 300 thousand people from four regions</text:a>
However, the Kherson region continues to be issued humanitarian aid to the residents of Mmchherson. Yesterday, residents of liberated territories from international public organizations, philanthropists and volunteers received 359 grocery sets, 33140 liters of water, 11 696 loaves of bread and 916 cans of canned food. People were also transmitted to 6 OSB list, 514 hygienic kits, 3 construction sets, 2 bags and 200 kg of sand.</text:p>
      <text:p text:style-name="P4">
As reported by Ukrinform, as of July 1, in the Kherson region after the exploration of the Russians of the Dams of the Kakhovskaya hydroelectric power station, 18 inhabited plants remain flooded.</text:p>
      <text:p text:style-name="P4">
On June 6, the Russian army undermined the dam of Kakhovskaya hydroelectric power plants, causing the heating of part of the Kherson and Mykolaiv regions and at the same time - critical realization of the Kakhovka reservoir.</text:p>
      <text:p text:style-name="P4">
Photo: SES</text:p>
      <text:p text:style-name="P4">
News Source: <text:a xlink:type="simple" xlink:href="https://www.ukrinform.ua/rubric-regions/3730495-z-deokupovanoi-hersonsini-evakuuvali-se-236-osib-z-nih-30-ditej.html" text:style-name="Internet_20_link" text:visited-style-name="Visited_20_Internet_20_Link">
https://www.ukrinform.ua/rubric-regions/3730495-z-deokupovanoi-hersonsini-evakuuvali-se-236-osib-z-nih-30-ditej.html</text:a>
</text:p>
      <!--NEWS-->
      <text:h text:style-name="P10" text:outline-level="1">
<text:span text:style-name="T4">
The OP noted the success of the national team of Ukraine at European Games</text:span>
</text:h>
      <text:p text:style-name="P4">
Authors: Ukrinform (Person)</text:p>
      <text:p text:style-name="P4">
Publisher: Укринформ (Organization)</text:p>
      <text:p text:style-name="P4">
Published Time: 2023-07-03T00:46:00+03:00</text:p>
      <text:p text:style-name="P4">
Modified Time: 2023-07-03T00:46:00+03:00</text:p>
      <text:p text:style-name="P4">
Description: The President's office greeted the national team of Ukraine on a successful performance at the III European Games held in Polish Krakow. - Ukrinform.</text:p>
      <text:p text:style-name="P4">
Images: ['<text:a xlink:type="simple" xlink:href="https://static.ukrinform.com/photos/2023_07/thumb_files/630_360_1688325341-181.jpg" text:style-name="Internet_20_link" text:visited-style-name="Visited_20_Internet_20_Link">
630_360_16883...</text:a>
']</text:p>
      <text:p text:style-name="P4">
Tags: ['Спорт', 'Європейські ігри', 'Офіс Президента']</text:p>
      <text:p text:style-name="P4">
Type: Article</text:p>
      <!--METADATA-->
      <text:p text:style-name="P4">
<draw:frame draw:style-name="fr1" draw:name="Image257" text:anchor-type="as-char" svg:width="6.9236in" svg:height="3.956343in" draw:z-index="0">
<draw:image xlink:href="../Images/yкринформ/2023-07-03T00-46-00-03-00/630_360_1688325341-181.jpg" xlink:type="simple" xlink:show="embed" xlink:actuate="onLoad" draw:mime-type="image/jpeg"/>
</draw:frame>
The office of the president congratulated the national team of Ukraine on a successful speech on the 3rd European ones that took place in Polish Krakow.</text:p>
      <text:p text:style-name="P4">
This was reported in <text:a xlink:type="simple" xlink:href="https://t.me/OP_UA/9855" text:style-name="Internet_20_link" text:visited-style-name="Visited_20_Internet_20_Link">
telegram channel</text:a>
OP, reports Ukrinform.</text:p>
      <text:p text:style-name="P4">
“We are strong in the battlefield and in sports arenas. We thank our athletes, in honor of which the Anthem of Ukraine has been heard on this multi -sports forum 21 times. We open a new victorious Ukrainian force for the world. The force we will never lose and which will always defend, create and win!”- said the President's office.</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It was reported that at the European Games in Krakow Ukrainian athletes were 21 gold, 12 silver and 8 bronze medals.</text:p>
      <text:p text:style-name="P4">
<text:span text:style-name="T5">
Foto: European-games.org</text:span>
</text:p>
      <text:p text:style-name="P4">
News Source: <text:a xlink:type="simple" xlink:href="https://www.ukrinform.ua/rubric-sports/3730609-v-op-vidznacili-uspih-zbirnoi-ukraini-na-evropejskih-igrah.html" text:style-name="Internet_20_link" text:visited-style-name="Visited_20_Internet_20_Link">
https://www.ukrinform.ua/rubric-sports/3730609-v-op-vidznacili-uspih-zbirnoi-ukraini-na-evropejskih-igrah.html</text:a>
</text:p>
      <!--NEWS-->
      <text:h text:style-name="P10" text:outline-level="1">
<text:span text:style-name="T4">
奥地利不会干扰军事设备到乌克兰的过境 - 外交大臣</text:span>
</text:h>
      <text:p text:style-name="P4">
Authors: Ukrinform (Person)</text:p>
      <text:p text:style-name="P4">
Publisher: Укринформ (Organization)</text:p>
      <text:p text:style-name="P4">
Published Time: 2023-07-03T00:56:00+03:00</text:p>
      <text:p text:style-name="P4">
Modified Time: 2023-07-03T00:56:00+03:00</text:p>
      <text:p text:style-name="P4">
Description: 奥地利允许欧盟国家通过其领土到乌克兰的军事资料过渡，这并不违反其中立。  - 乌克林。</text:p>
      <text:p text:style-name="P4">
Images: ['<text:a xlink:type="simple" xlink:href="https://static.ukrinform.com/photos/2022_01/thumb_files/630_360_1643020096-493.jpg" text:style-name="Internet_20_link" text:visited-style-name="Visited_20_Internet_20_Link">
630_360_16430...</text:a>
']</text:p>
      <text:p text:style-name="P4">
Tags: ['Австрія', 'Україна', 'Зброя', 'Військова техніка', 'Транзит', 'Війна з Росією']</text:p>
      <text:p text:style-name="P4">
Type: Article</text:p>
      <!--METADATA-->
      <text:p text:style-name="P4">
<draw:frame draw:style-name="fr1" draw:name="Image258" text:anchor-type="as-char" svg:width="6.9236in" svg:height="3.956343in" draw:z-index="0">
<draw:image xlink:href="../Images/yкринформ/2023-07-03T00-56-00-03-00/630_360_1643020096-493.jpg" xlink:type="simple" xlink:show="embed" xlink:actuate="onLoad" draw:mime-type="image/jpeg"/>
</draw:frame>
奥地利允许欧盟国家通过其领土到乌克兰的军事资料过渡，这并不违反其中立。</text:p>
      <text:p text:style-name="P4">
根据乌克林福姆本人的记者，奥地利亚历山大·萨克莱恩伯格(Alexander Halllenberg)在接受ORF采访时说。(http://tvthek.orf.at/profile/Pressestunde/1273/Pressestunde-mit-Aussenminister-Alexander-Schallenberg-OeVP/14184728)。</text:p>
      <text:p text:style-name="P4">
“我想澄清一下：从一个欧盟国家到另一个国家的运输一直在没有问题的情况下放弃。从2022年2月28日起，我们在联合外国和安全政策的框架内做出了决定，这也允许这些运输乌克兰。我们不得不执行这一决定。</text:p>
      <text:p text:style-name="P4">
<text:span text:style-name="T4">
另请阅读：</text:span>
 <text:a xlink:type="simple" xlink:href="https://www.ukrinform.ua/rubric-society/3725502-avstria-vidilit-se-18-miljoniv-dla-dopomogi-ukraincam.html" text:style-name="Internet_20_link" text:visited-style-name="Visited_20_Internet_20_Link">
奥地利将分配更多的1800万欧元来帮助乌克兰人</text:a>
据他说，这是关于通过[奥地利]过境的(https://www.ukrinform.ua/tag-avstria)，“这并不违反中立。”</text:p>
      <text:p text:style-name="P4">
“有一个共同的外国和安全政策的决定，不仅允许这些运输到乌克兰。这意味着我们与这一决定有关。自阿姆斯特丹条约的签署以来，以及自联邦宪法的改革以来，几乎20年前，该法案中的这些措施。</text:p>
      <text:p text:style-name="P4">
部长补充说，进行此类运输的合作伙伴有义务告诉奥地利一方正在运输哪些货物。</text:p>
      <text:p text:style-name="P4">
<text:span text:style-name="T4">
另请阅读：</text:span>
 [<text:span text:style-name="T4">
奥地利</text:span>
已移交给乌克兰设备以消除(https://www.ukrinform.ua/rubric-regions/3723285-avstria-peredala-ukraini-obladnanna-dla-likvidacii-pidtoplen-ta-poratunku-ludej.html)正如乌克林福姆报道的那样，奥地利维纳泽·科格勒(Vicecanzer Austria Austria Werner Cogler)表示，欧盟内部的国家在纳莫博(Nammobon)法律中建设性地支持乌克兰。</text:p>
      <text:p text:style-name="P4">
News Source: <text:a xlink:type="simple" xlink:href="https://www.ukrinform.ua/rubric-ato/3730624-avstria-ne-pereskodzae-tranzitu-vijskovoi-tehniki-do-ukraini-glava-mzs.html" text:style-name="Internet_20_link" text:visited-style-name="Visited_20_Internet_20_Link">
https://www.ukrinform.ua/rubric-ato/3730624-avstria-ne-pereskodzae-tranzitu-vijskovoi-tehniki-do-ukraini-glava-mzs.html</text:a>
</text:p>
      <!--NEWS-->
      <text:h text:style-name="P10" text:outline-level="1">
<text:span text:style-name="T4">
That will forever enter the history of the Navy of the Armed Forces</text:span>
</text:h>
      <text:p text:style-name="P4">
Author: ['АРМІЯINFORM']</text:p>
      <text:p text:style-name="P4">
Time: 2023-07-03T99:00:00-04:00</text:p>
      <text:p text:style-name="P4">
Description: PID Hour Spirkavannya with ArmyanForm commanders, commander of the Mordic forc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003ddf5b-353e-4235-b044-b70bfba64a16-scaled.jpg" text:style-name="Internet_20_link" text:visited-style-name="Visited_20_Internet_20_Link">
003ddf5b-353e-4235-b044-b70bfba64a16-scaled.jpg</text:a>
']</text:p>
      <text:p text:style-name="P4">
Tags: ['STOPRUSSIA', 'АГРЕСІЯ РФ', 'ВІЙНА', 'ВМС', 'ВОЄННА ІСТОРІЯ УКРАЇНИ', 'ДЕНЬ ВМС ЗСУ', 'ОЛЕКСІЙ НЕЇЖПАПА']</text:p>
      <text:p text:style-name="P4">
Category: News</text:p>
      <!--METADATA-->
      <text:p text:style-name="P4">
<draw:frame draw:style-name="fr1" draw:name="Image259" text:anchor-type="as-char" svg:width="6.9236in" svg:height="3.894525in" draw:z-index="0">
<draw:image xlink:href="../Images/AРМІЯINFORM/2023-07-03T99-00-00-04-00/003ddf5b-353e-4235-b044-b70bfba64a16-scaled.jpg" xlink:type="simple" xlink:show="embed" xlink:actuate="onLoad" draw:mime-type="image/jpeg"/>
</draw:frame>
While communicating with correspondents, the Armyonform Commander of the Naval Forces of the Armed Forces of Ukraine Alexei Zhpapa said that, in his thought, he would forever enter the history of the Ukrainian Navy.</text:p>
      <ul>
        <li>
First of all, these are the actions of Marines. Never forget how in the first days, one of the Marines blew himself together with the bridge on the Crimean. It also struck the way one of the boys knocked down three -controvers in one day. The deed of the Hero of Ukraine Colonel Igor Bedzai, who himself sat down at the helicopter hello, will remain in the memory of the hero, although he could entrust this to the deed pilots. I can not but mention our heroic rockets who write a new history of naval battles with their works. After all, it is not every day to go to the Donovo Rocket cruiser. Thank you also to divers who work in the high conditions and at night, destroying mines. And in general, you can tell for hours the proteaism of my subordinates. And it is really difficult to separate someone. Every navy has something to be proud of, because our people are indeed invincible!- Alexei Zhpapa said in <text:a xlink:type="simple" xlink:href="https://armyinform.com.ua/2023/07/02/my-povynni-maty-takyj-flot-yakyj-bilshe-ne-dast-zagarbnyku-navit-planuvaty-napad-na-ukrayinu-oleksij-neyizhpapa/" text:style-name="Internet_20_link" text:visited-style-name="Visited_20_Internet_20_Link">
interview</text:a>
for ia.</li>
      </ul>
      <text:p text:style-name="P4">
News Source: <text:a xlink:type="simple" xlink:href="https://armyinform.com.ua/2023/07/03/shho-nazavzhdy-uvijde-do-istoriyi-vms-zsu/" text:style-name="Internet_20_link" text:visited-style-name="Visited_20_Internet_20_Link">
https://armyinform.com.ua/2023/07/03/shho-nazavzhdy-uvijde-do-istoriyi-vms-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